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999999"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color="#800000" draw:fill="none" draw:textarea-horizontal-align="center" draw:textarea-vertical-align="middle"/>
    </style:style>
    <style:style style:name="gr6" style:family="graphic" style:parent-style-name="standard">
      <style:graphic-properties svg:stroke-color="#000000" draw:fill="none" draw:textarea-horizontal-align="center" draw:textarea-vertical-align="middle"/>
    </style:style>
    <style:style style:name="gr7" style:family="graphic" style:parent-style-name="standard">
      <style:graphic-properties svg:stroke-color="#800080" draw:fill="none" draw:textarea-horizontal-align="center" draw:textarea-vertical-align="middle"/>
    </style:style>
    <style:style style:name="gr8" style:family="graphic" style:parent-style-name="standard">
      <style:graphic-properties svg:stroke-color="#008000" draw:fill="none" draw:textarea-horizontal-align="center" draw:textarea-vertical-align="middle"/>
    </style:style>
    <style:style style:name="gr9" style:family="graphic" style:parent-style-name="standard">
      <style:graphic-properties svg:stroke-color="#008000" draw:textarea-horizontal-align="center" draw:textarea-vertical-align="middle"/>
    </style:style>
    <style:style style:name="gr10" style:family="graphic" style:parent-style-name="standard">
      <style:graphic-properties svg:stroke-color="#00ffff" draw:fill="none" draw:textarea-horizontal-align="center" draw:textarea-vertical-align="middle"/>
    </style:style>
    <style:style style:name="gr11" style:family="graphic" style:parent-style-name="standard">
      <style:graphic-properties svg:stroke-color="#00ffff" draw:textarea-horizontal-align="center" draw:textarea-vertical-align="middle"/>
    </style:style>
    <style:style style:name="gr12" style:family="graphic" style:parent-style-name="standard">
      <style:graphic-properties draw:fill="solid" draw:fill-color="#00ae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347cm"/>
    </style:style>
    <style:style style:name="gr14" style:family="graphic" style:parent-style-name="standard">
      <style:graphic-properties draw:fill="solid" draw:fill-color="#ffff66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3cm" fo:min-width="0cm"/>
    </style:style>
    <style:style style:name="gr17" style:family="graphic" style:parent-style-name="standard">
      <style:graphic-properties draw:fill="solid" draw:fill-color="#99ccff" draw:textarea-horizontal-align="center" draw:textarea-vertical-align="middle"/>
    </style:style>
    <style:style style:name="gr18" style:family="graphic" style:parent-style-name="standard">
      <style:graphic-properties svg:stroke-width="0.3cm" svg:stroke-color="#ff00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svg:stroke-width="0.35cm" svg:stroke-color="#ff0000" draw:marker-start-width="0.725cm" draw:marker-end="Arrow" draw:marker-end-width="0.825cm" draw:fill="none" draw:textarea-horizontal-align="center" draw:textarea-vertical-align="middle" fo:padding-top="0.3cm" fo:padding-bottom="0.3cm" fo:padding-left="0.425cm" fo:padding-right="0.425cm"/>
    </style:style>
    <style:style style:name="gr20" style:family="graphic" style:parent-style-name="standard">
      <style:graphic-properties svg:stroke-width="0.35cm" svg:stroke-color="#000000" draw:marker-start-width="0.725cm" draw:marker-end="Arrow" draw:marker-end-width="0.825cm" draw:fill="none" draw:textarea-horizontal-align="center" draw:textarea-vertical-align="middle" fo:padding-top="0.3cm" fo:padding-bottom="0.3cm" fo:padding-left="0.425cm" fo:padding-right="0.425cm"/>
    </style:style>
    <style:style style:name="gr21" style:family="graphic" style:parent-style-name="standard">
      <style:graphic-properties svg:stroke-color="#b84700" draw:fill="none" draw:textarea-horizontal-align="center" draw:textarea-vertical-align="middle"/>
    </style:style>
    <style:style style:name="gr22" style:family="graphic" style:parent-style-name="standard">
      <style:graphic-properties svg:stroke-color="#00ff00" draw:fill="none" draw:textarea-horizontal-align="center" draw:textarea-vertical-align="middle"/>
    </style:style>
    <style:style style:name="gr23" style:family="graphic" style:parent-style-name="standard">
      <style:graphic-properties svg:stroke-color="#ff3366" draw:fill="none" draw:textarea-horizontal-align="center" draw:textarea-vertical-align="middle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color="#b3b3b3" draw:fill="none" draw:textarea-horizontal-align="center" draw:textarea-vertical-align="middle"/>
    </style:style>
    <style:style style:name="gr26" style:family="graphic" style:parent-style-name="standard">
      <style:graphic-properties draw:fill="hatch" draw:fill-hatch-name="Black_20_45_20_Degrees" draw:textarea-horizontal-align="center" draw:textarea-vertical-align="middle"/>
    </style:style>
    <style:style style:name="gr27" style:family="graphic" style:parent-style-name="standard">
      <style:graphic-properties svg:stroke-color="#000080" draw:fill="none" draw:textarea-horizontal-align="center" draw:textarea-vertical-align="middle"/>
    </style:style>
    <style:style style:name="gr28" style:family="graphic" style:parent-style-name="standard">
      <style:graphic-properties svg:stroke-color="#cccccc" draw:fill="none" draw:textarea-horizontal-align="center" draw:textarea-vertical-align="middle"/>
    </style:style>
    <style:style style:name="gr29" style:family="graphic" style:parent-style-name="standard">
      <style:graphic-properties svg:stroke-color="#e6e6e6" draw:fill="none" draw:textarea-horizontal-align="center" draw:textarea-vertical-align="middle"/>
    </style:style>
    <style:style style:name="gr30" style:family="graphic" style:parent-style-name="standard">
      <style:graphic-properties svg:stroke-width="0.2cm" svg:stroke-color="#ff0000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svg:stroke-width="0.2cm" svg:stroke-color="#ffff00" draw:fill="solid" draw:fill-color="#ffff00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4" style:family="graphic" style:parent-style-name="standard">
      <style:graphic-properties svg:stroke-width="0.2cm" svg:stroke-color="#0000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fill="solid" draw:fill-color="#ffff00" draw:textarea-horizontal-align="center" draw:textarea-vertical-align="middle"/>
    </style:style>
    <style:style style:name="gr38" style:family="graphic" style:parent-style-name="standard">
      <style:graphic-properties svg:stroke-color="#00ff00" draw:fill="hatch" draw:fill-hatch-name="Black_20_45_20_Degrees" draw:textarea-horizontal-align="center" draw:textarea-vertical-align="middle"/>
    </style:style>
    <style:style style:name="gr39" style:family="graphic" style:parent-style-name="standard">
      <style:graphic-properties draw:fill="solid" draw:fill-color="#c0c0c0" draw:textarea-horizontal-align="center" draw:textarea-vertical-align="middle"/>
    </style:style>
    <style:style style:name="gr40" style:family="graphic" style:parent-style-name="standard">
      <style:graphic-properties draw:fill="hatch" draw:fill-hatch-name="Red_20_Crossed_20_45_20_Degrees" draw:textarea-horizontal-align="center" draw:textarea-vertical-align="middle"/>
    </style:style>
    <style:style style:name="gr4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000000" fo:font-size="32pt" style:font-size-asian="32pt" style:font-size-complex="32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 fo:font-size="32pt" style:font-size-asian="32pt" style:font-size-complex="32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105cm" svg:height="0.963cm" svg:x="14.29cm" svg:y="6.699cm">
          <draw:text-box>
            <text:p>150902a revert to 150830d</text:p>
          </draw:text-box>
        </draw:frame>
        <draw:g>
          <draw:g>
            <draw:circle draw:style-name="gr2" draw:text-style-name="P1" draw:layer="layout" svg:width="3.354cm" svg:height="3.354cm" draw:transform="rotate (-1.96349540849444) translate (44.115cm 25.674cm)">
              <text:p/>
            </draw:circle>
            <draw:rect draw:style-name="gr2" draw:text-style-name="P1" draw:layer="layout" svg:width="3.353cm" svg:height="3.581cm" draw:transform="rotate (-1.96349540849444) translate (42.565cm 25.034cm)">
              <text:p/>
            </draw:rect>
            <draw:g>
              <draw:circle draw:style-name="gr2" draw:text-style-name="P1" draw:layer="layout" svg:width="1.27cm" svg:height="1.27cm" draw:transform="rotate (-1.96349540849444) translate (42.754cm 26.238cm)">
                <text:p/>
              </draw:circle>
              <draw:circle draw:style-name="gr2" draw:text-style-name="P1" draw:layer="layout" svg:width="0.356cm" svg:height="0.356cm" draw:transform="rotate (-1.96349540849444) translate (42.156cm 26.486cm)">
                <text:p/>
              </draw:circle>
            </draw:g>
            <draw:g>
              <draw:circle draw:style-name="gr2" draw:text-style-name="P1" draw:layer="layout" svg:width="0.356cm" svg:height="0.356cm" draw:transform="rotate (-1.96349540849444) translate (41.782cm 27.391cm)">
                <text:p/>
              </draw:circle>
              <draw:circle draw:style-name="gr2" draw:text-style-name="P1" draw:layer="layout" svg:width="0.356cm" svg:height="0.356cm" draw:transform="rotate (-1.17809724509714) translate (42.394cm 27.255cm)">
                <text:p/>
              </draw:circle>
              <draw:circle draw:style-name="gr2" draw:text-style-name="P1" draw:layer="layout" svg:width="0.356cm" svg:height="0.356cm" draw:transform="rotate (-0.392699081699837) translate (42.732cm 26.724cm)">
                <text:p/>
              </draw:circle>
              <draw:circle draw:style-name="gr2" draw:text-style-name="P1" draw:layer="layout" svg:width="0.356cm" svg:height="0.356cm" draw:transform="rotate (0.39269908169865) translate (42.596cm 26.111cm)">
                <text:p/>
              </draw:circle>
              <draw:circle draw:style-name="gr2" draw:text-style-name="P1" draw:layer="layout" svg:width="0.356cm" svg:height="0.356cm" draw:transform="rotate (1.17809724509595) translate (42.067cm 25.773cm)">
                <text:p/>
              </draw:circle>
              <draw:circle draw:style-name="gr2" draw:text-style-name="P1" draw:layer="layout" svg:width="0.356cm" svg:height="0.356cm" draw:transform="rotate (1.96349540849325) translate (41.455cm 25.909cm)">
                <text:p/>
              </draw:circle>
              <draw:circle draw:style-name="gr2" draw:text-style-name="P1" draw:layer="layout" svg:width="0.356cm" svg:height="0.356cm" draw:transform="rotate (2.74889357189055) translate (41.117cm 26.439cm)">
                <text:p/>
              </draw:circle>
              <draw:circle draw:style-name="gr2" draw:text-style-name="P1" draw:layer="layout" svg:width="0.356cm" svg:height="0.356cm" draw:transform="rotate (-2.74889357189174) translate (41.253cm 27.053cm)">
                <text:p/>
              </draw:circle>
            </draw:g>
            <draw:rect draw:style-name="gr3" draw:text-style-name="P1" draw:layer="layout" svg:width="3.353cm" svg:height="3.581cm" draw:transform="rotate (-1.96349540849444) translate (45.872cm 26.405cm)">
              <text:p/>
            </draw:rect>
          </draw:g>
          <draw:g>
            <draw:circle draw:style-name="gr2" draw:text-style-name="P1" draw:layer="layout" svg:width="0.356cm" svg:height="0.356cm" draw:transform="rotate (-2.74889357189174) translate (38.589cm 26.659cm)">
              <text:p/>
            </draw:circle>
            <draw:circle draw:style-name="gr2" draw:text-style-name="P1" draw:layer="layout" svg:width="0.356cm" svg:height="0.356cm" draw:transform="rotate (0.39269908169865) translate (39.155cm 23.977cm)">
              <text:p/>
            </draw:circle>
          </draw:g>
          <draw:line draw:style-name="gr4" draw:text-style-name="P1" draw:layer="measurelines" svg:x1="11.22cm" svg:y1="25.527cm" svg:x2="14.363cm" svg:y2="28.661cm">
            <text:p/>
          </draw:line>
          <draw:circle draw:style-name="gr2" draw:text-style-name="P1" draw:layer="layout" svg:width="2.4cm" svg:height="2.4cm" draw:transform="rotate (0.2617993877991) translate (29.107cm 19.019cm)">
            <text:p/>
          </draw:circle>
          <draw:circle draw:style-name="gr5" draw:text-style-name="P1" draw:layer="layout" svg:width="1.74cm" svg:height="1.74cm" draw:transform="rotate (0.2617993877991) translate (29.511cm 19.252cm)">
            <text:p/>
          </draw:circle>
          <draw:circle draw:style-name="gr2" draw:text-style-name="P1" draw:layer="layout" svg:width="0.9cm" svg:height="0.9cm" draw:transform="rotate (0.2617993877991) translate (30.026cm 19.549cm)">
            <text:p/>
          </draw:circle>
          <draw:circle draw:style-name="gr2" draw:text-style-name="P1" draw:layer="layout" svg:width="2.4cm" svg:height="2.4cm" draw:transform="rotate (0.2617993877991) translate (26.673cm 19.671cm)">
            <text:p/>
          </draw:circle>
          <draw:circle draw:style-name="gr5" draw:text-style-name="P1" draw:layer="layout" svg:width="1.74cm" svg:height="1.74cm" draw:transform="rotate (0.2617993877991) translate (27.077cm 19.904cm)">
            <text:p/>
          </draw:circle>
          <draw:circle draw:style-name="gr2" draw:text-style-name="P1" draw:layer="layout" svg:width="0.9cm" svg:height="0.9cm" draw:transform="rotate (0.2617993877991) translate (27.591cm 20.201cm)">
            <text:p/>
          </draw:circle>
          <draw:rect draw:style-name="gr2" draw:text-style-name="P1" draw:layer="layout" svg:width="2.52cm" svg:height="4.22cm" draw:transform="rotate (0.2617993877991) translate (27.832cm 19.36cm)">
            <text:p/>
          </draw:rect>
          <draw:rect draw:style-name="gr2" draw:text-style-name="P1" draw:layer="layout" svg:width="2.52cm" svg:height="3.46cm" draw:transform="rotate (0.2617993877991) translate (28.029cm 20.094cm)">
            <text:p/>
          </draw:rect>
          <draw:rect draw:style-name="gr2" draw:text-style-name="P1" draw:layer="layout" svg:width="2.52cm" svg:height="1.715cm" draw:transform="rotate (0.2617993877991) translate (28.924cm 23.436cm)">
            <text:p/>
          </draw:rect>
          <draw:circle draw:style-name="gr2" draw:text-style-name="P1" draw:layer="layout" svg:width="0.42cm" svg:height="0.42cm" draw:transform="rotate (0.2617993877991) translate (30.691cm 23.558cm)">
            <text:p/>
          </draw:circle>
          <draw:circle draw:style-name="gr2" draw:text-style-name="P1" draw:layer="layout" svg:width="0.42cm" svg:height="0.42cm" draw:transform="rotate (0.2617993877991) translate (30.582cm 23.153cm)">
            <text:p/>
          </draw:circle>
          <draw:rect draw:style-name="gr2" draw:text-style-name="P1" draw:layer="layout" svg:width="0.42cm" svg:height="0.42cm" draw:transform="rotate (0.2617993877991) translate (30.637cm 23.355cm)">
            <text:p/>
          </draw:rect>
          <draw:circle draw:style-name="gr2" draw:text-style-name="P1" draw:layer="layout" svg:width="0.42cm" svg:height="0.42cm" draw:transform="rotate (0.2617993877991) translate (29.484cm 23.882cm)">
            <text:p/>
          </draw:circle>
          <draw:circle draw:style-name="gr2" draw:text-style-name="P1" draw:layer="layout" svg:width="0.42cm" svg:height="0.42cm" draw:transform="rotate (0.2617993877991) translate (29.375cm 23.476cm)">
            <text:p/>
          </draw:circle>
          <draw:rect draw:style-name="gr2" draw:text-style-name="P1" draw:layer="layout" svg:width="0.42cm" svg:height="0.42cm" draw:transform="rotate (0.2617993877991) translate (29.429cm 23.679cm)">
            <text:p/>
          </draw:rect>
          <draw:rect draw:style-name="gr2" draw:text-style-name="P1" draw:layer="layout" svg:width="0.13cm" svg:height="0.48cm" draw:transform="rotate (0.2617993877991) translate (30.079cm 23.128cm)">
            <text:p/>
          </draw:rect>
          <draw:circle draw:style-name="gr2" draw:text-style-name="P1" draw:layer="layout" svg:width="0.7cm" svg:height="0.7cm" draw:transform="rotate (0.2617993877991) translate (30.945cm 23.946cm)">
            <text:p/>
          </draw:circle>
          <draw:circle draw:style-name="gr2" draw:text-style-name="P1" draw:layer="layout" svg:width="0.7cm" svg:height="0.7cm" draw:transform="rotate (0.2617993877991) translate (29.187cm 24.417cm)">
            <text:p/>
          </draw:circle>
          <draw:circle draw:style-name="gr2" draw:text-style-name="P1" draw:layer="layout" svg:width="2.4cm" svg:height="2.4cm" draw:transform="rotate (2.1816615649925) translate (14.689cm 29.732cm)">
            <text:p/>
          </draw:circle>
          <draw:circle draw:style-name="gr5" draw:text-style-name="P1" draw:layer="layout" svg:width="1.74cm" svg:height="1.74cm" draw:transform="rotate (2.1816615649925) translate (14.769cm 29.272cm)">
            <text:p/>
          </draw:circle>
          <draw:circle draw:style-name="gr2" draw:text-style-name="P1" draw:layer="layout" svg:width="0.9cm" svg:height="0.9cm" draw:transform="rotate (2.1816615649925) translate (14.872cm 28.687cm)">
            <text:p/>
          </draw:circle>
          <draw:rect draw:style-name="gr2" draw:text-style-name="P1" draw:layer="layout" svg:width="2.46cm" svg:height="3.25cm" draw:transform="rotate (2.1816615649925) translate (15.27cm 29.36cm)">
            <text:p/>
          </draw:rect>
          <draw:circle draw:style-name="gr2" draw:text-style-name="P1" draw:layer="layout" svg:width="0.42cm" svg:height="0.42cm" draw:transform="rotate (2.1816615649925) translate (16.302cm 26.631cm)">
            <text:p/>
          </draw:circle>
          <draw:circle draw:style-name="gr2" draw:text-style-name="P1" draw:layer="layout" svg:width="0.42cm" svg:height="0.42cm" draw:transform="rotate (2.1816615649925) translate (15.957cm 26.871cm)">
            <text:p/>
          </draw:circle>
          <draw:rect draw:style-name="gr2" draw:text-style-name="P1" draw:layer="layout" svg:width="0.42cm" svg:height="0.42cm" draw:transform="rotate (2.1816615649925) translate (16.13cm 26.751cm)">
            <text:p/>
          </draw:rect>
          <draw:circle draw:style-name="gr2" draw:text-style-name="P1" draw:layer="layout" svg:width="0.42cm" svg:height="0.42cm" draw:transform="rotate (2.1816615649925) translate (17.019cm 27.655cm)">
            <text:p/>
          </draw:circle>
          <draw:circle draw:style-name="gr2" draw:text-style-name="P1" draw:layer="layout" svg:width="0.42cm" svg:height="0.42cm" draw:transform="rotate (2.1816615649925) translate (16.675cm 27.896cm)">
            <text:p/>
          </draw:circle>
          <draw:rect draw:style-name="gr2" draw:text-style-name="P1" draw:layer="layout" svg:width="0.42cm" svg:height="0.42cm" draw:transform="rotate (2.1816615649925) translate (16.846cm 27.774cm)">
            <text:p/>
          </draw:rect>
          <draw:circle draw:style-name="gr2" draw:text-style-name="P1" draw:layer="layout" svg:width="0.7cm" svg:height="0.7cm" draw:transform="rotate (2.1816615649925) translate (16.351cm 26.456cm)">
            <text:p/>
          </draw:circle>
          <draw:circle draw:style-name="gr2" draw:text-style-name="P1" draw:layer="layout" svg:width="0.7cm" svg:height="0.7cm" draw:transform="rotate (2.1816615649925) translate (17.359cm 27.898cm)">
            <text:p/>
          </draw:circle>
          <draw:line draw:style-name="gr4" draw:text-style-name="P1" draw:layer="layout" svg:x1="14.983cm" svg:y1="28.933cm" svg:x2="41.982cm" svg:y2="28.931cm">
            <text:p/>
          </draw:line>
          <draw:circle draw:style-name="gr2" draw:text-style-name="P1" draw:layer="layout" svg:width="2.4cm" svg:height="2.4cm" draw:transform="rotate (1.3089969389955) translate (10.343cm 25.734cm)">
            <text:p/>
          </draw:circle>
          <draw:circle draw:style-name="gr5" draw:text-style-name="P1" draw:layer="layout" svg:width="1.74cm" svg:height="1.74cm" draw:transform="rotate (1.3089969389955) translate (10.747cm 25.501cm)">
            <text:p/>
          </draw:circle>
          <draw:circle draw:style-name="gr2" draw:text-style-name="P1" draw:layer="layout" svg:width="0.9cm" svg:height="0.9cm" draw:transform="rotate (1.3089969389955) translate (11.261cm 25.204cm)">
            <text:p/>
          </draw:circle>
          <draw:rect draw:style-name="gr2" draw:text-style-name="P1" draw:layer="layout" svg:width="2.46cm" svg:height="3.25cm" draw:transform="rotate (1.3089969389955) translate (11.001cm 25.942cm)">
            <text:p/>
          </draw:rect>
          <draw:circle draw:style-name="gr2" draw:text-style-name="P1" draw:layer="layout" svg:width="0.42cm" svg:height="0.42cm" draw:transform="rotate (1.3089969389955) translate (13.755cm 24.977cm)">
            <text:p/>
          </draw:circle>
          <draw:circle draw:style-name="gr2" draw:text-style-name="P1" draw:layer="layout" svg:width="0.42cm" svg:height="0.42cm" draw:transform="rotate (1.3089969389955) translate (13.349cm 24.868cm)">
            <text:p/>
          </draw:circle>
          <draw:rect draw:style-name="gr2" draw:text-style-name="P1" draw:layer="layout" svg:width="0.42cm" svg:height="0.42cm" draw:transform="rotate (1.3089969389955) translate (13.552cm 24.922cm)">
            <text:p/>
          </draw:rect>
          <draw:circle draw:style-name="gr2" draw:text-style-name="P1" draw:layer="layout" svg:width="0.42cm" svg:height="0.42cm" draw:transform="rotate (1.3089969389955) translate (13.431cm 26.184cm)">
            <text:p/>
          </draw:circle>
          <draw:circle draw:style-name="gr2" draw:text-style-name="P1" draw:layer="layout" svg:width="0.42cm" svg:height="0.42cm" draw:transform="rotate (1.3089969389955) translate (13.026cm 26.075cm)">
            <text:p/>
          </draw:circle>
          <draw:rect draw:style-name="gr2" draw:text-style-name="P1" draw:layer="layout" svg:width="0.42cm" svg:height="0.42cm" draw:transform="rotate (1.3089969389955) translate (13.229cm 26.13cm)">
            <text:p/>
          </draw:rect>
          <draw:circle draw:style-name="gr2" draw:text-style-name="P1" draw:layer="layout" svg:width="0.7cm" svg:height="0.7cm" draw:transform="rotate (1.3089969389955) translate (13.92cm 24.902cm)">
            <text:p/>
          </draw:circle>
          <draw:circle draw:style-name="gr2" draw:text-style-name="P1" draw:layer="layout" svg:width="0.7cm" svg:height="0.7cm" draw:transform="rotate (1.3089969389955) translate (13.464cm 26.602cm)">
            <text:p/>
          </draw:circle>
          <draw:line draw:style-name="gr4" draw:text-style-name="P1" draw:layer="layout" svg:x1="43.916cm" svg:y1="28.22cm" svg:x2="47.012cm" svg:y2="16.629cm">
            <text:p/>
          </draw:line>
          <draw:line draw:style-name="gr4" draw:text-style-name="P1" draw:layer="layout" svg:x1="11.559cm" svg:y1="24.049cm" svg:x2="44.729cm" svg:y2="15.159cm">
            <text:p/>
          </draw:line>
          <draw:circle draw:style-name="gr2" draw:text-style-name="P1" draw:layer="layout" svg:width="2.4cm" svg:height="2.4cm" draw:transform="rotate (3.1415926535892) translate (27.48cm 29.275cm)">
            <text:p/>
          </draw:circle>
          <draw:circle draw:style-name="gr5" draw:text-style-name="P1" draw:layer="layout" svg:width="1.74cm" svg:height="1.74cm" draw:transform="rotate (3.1415926535892) translate (27.15cm 28.945cm)">
            <text:p/>
          </draw:circle>
          <draw:circle draw:style-name="gr2" draw:text-style-name="P1" draw:layer="layout" svg:width="-0.9cm" svg:height="-0.9cm" svg:x="26.73cm" svg:y="28.525cm">
            <text:p/>
          </draw:circle>
          <draw:circle draw:style-name="gr2" draw:text-style-name="P1" draw:layer="layout" svg:width="2.4cm" svg:height="2.4cm" draw:transform="rotate (3.1415926535892) translate (30cm 29.275cm)">
            <text:p/>
          </draw:circle>
          <draw:circle draw:style-name="gr5" draw:text-style-name="P1" draw:layer="layout" svg:width="1.74cm" svg:height="1.74cm" draw:transform="rotate (3.1415926535892) translate (29.67cm 28.945cm)">
            <text:p/>
          </draw:circle>
          <draw:circle draw:style-name="gr2" draw:text-style-name="P1" draw:layer="layout" svg:width="-0.9cm" svg:height="-0.9cm" svg:x="29.25cm" svg:y="28.525cm">
            <text:p/>
          </draw:circle>
          <draw:rect draw:style-name="gr2" draw:text-style-name="P1" draw:layer="layout" svg:width="2.52cm" svg:height="4.22cm" draw:transform="rotate (3.1415926535892) translate (28.8cm 29.275cm)">
            <text:p/>
          </draw:rect>
          <draw:rect draw:style-name="gr2" draw:text-style-name="P1" draw:layer="layout" svg:width="2.52cm" svg:height="3.46cm" draw:transform="rotate (3.1415926535892) translate (28.8cm 28.515cm)">
            <text:p/>
          </draw:rect>
          <draw:rect draw:style-name="gr2" draw:text-style-name="P1" draw:layer="layout" svg:width="2.52cm" svg:height="1.715cm" draw:transform="rotate (3.1415926535892) translate (28.8cm 25.055cm)">
            <text:p/>
          </draw:rect>
          <draw:circle draw:style-name="gr2" draw:text-style-name="P1" draw:layer="layout" svg:width="-0.42cm" svg:height="-0.42cm" svg:x="27.125cm" svg:y="24.48cm">
            <text:p/>
          </draw:circle>
          <draw:circle draw:style-name="gr2" draw:text-style-name="P1" draw:layer="layout" svg:width="-0.42cm" svg:height="-0.42cm" svg:x="27.125cm" svg:y="24.9cm">
            <text:p/>
          </draw:circle>
          <draw:rect draw:style-name="gr2" draw:text-style-name="P1" draw:layer="layout" svg:width="-0.42cm" svg:height="-0.42cm" svg:x="27.125cm" svg:y="24.69cm">
            <text:p/>
          </draw:rect>
          <draw:circle draw:style-name="gr2" draw:text-style-name="P1" draw:layer="layout" svg:width="-0.42cm" svg:height="-0.42cm" svg:x="28.375cm" svg:y="24.48cm">
            <text:p/>
          </draw:circle>
          <draw:circle draw:style-name="gr2" draw:text-style-name="P1" draw:layer="layout" svg:width="-0.42cm" svg:height="-0.42cm" svg:x="28.375cm" svg:y="24.9cm">
            <text:p/>
          </draw:circle>
          <draw:rect draw:style-name="gr2" draw:text-style-name="P1" draw:layer="layout" svg:width="-0.42cm" svg:height="-0.42cm" svg:x="28.375cm" svg:y="24.69cm">
            <text:p/>
          </draw:rect>
          <draw:rect draw:style-name="gr2" draw:text-style-name="P1" draw:layer="layout" svg:width="-0.13cm" svg:height="-0.48cm" svg:x="27.605cm" svg:y="25.054cm">
            <text:p/>
          </draw:rect>
          <draw:circle draw:style-name="gr2" draw:text-style-name="P1" draw:layer="layout" svg:width="-0.7cm" svg:height="-0.7cm" svg:x="26.98cm" svg:y="24.04cm">
            <text:p/>
          </draw:circle>
          <draw:circle draw:style-name="gr2" draw:text-style-name="P1" draw:layer="layout" svg:width="-0.7cm" svg:height="-0.7cm" svg:x="28.8cm" svg:y="24.04cm">
            <text:p/>
          </draw:circle>
          <draw:circle draw:style-name="gr5" draw:text-style-name="P1" draw:layer="layout" svg:width="4.69cm" svg:height="4.69cm" svg:x="39.578cm" svg:y="24.239cm">
            <text:p/>
          </draw:circle>
          <draw:circle draw:style-name="gr6" draw:text-style-name="P1" draw:layer="layout" svg:width="0.6cm" svg:height="0.6cm" svg:x="41.623cm" svg:y="26.284cm">
            <text:p/>
          </draw:circle>
          <draw:circle draw:style-name="gr6" draw:text-style-name="P1" draw:layer="layout" svg:width="3.61cm" svg:height="3.61cm" svg:x="40.118cm" svg:y="24.779cm">
            <text:p/>
          </draw:circle>
          <draw:circle draw:style-name="gr7" draw:text-style-name="P1" draw:layer="layout" svg:width="3.76cm" svg:height="3.76cm" svg:x="40.043cm" svg:y="24.704cm">
            <text:p/>
          </draw:circle>
          <draw:circle draw:style-name="gr8" draw:text-style-name="P1" draw:layer="layout" svg:width="6.05cm" svg:height="6.05cm" svg:x="38.898cm" svg:y="23.559cm">
            <text:p/>
          </draw:circle>
          <draw:circle draw:style-name="gr8" draw:text-style-name="P1" draw:layer="layout" svg:width="5.32cm" svg:height="5.32cm" svg:x="39.263cm" svg:y="23.924cm">
            <text:p/>
          </draw:circle>
          <draw:circle draw:style-name="gr5" draw:text-style-name="P1" draw:layer="layout" svg:width="4.69cm" svg:height="4.69cm" svg:x="41.943cm" svg:y="15.365cm">
            <text:p/>
          </draw:circle>
          <draw:circle draw:style-name="gr6" draw:text-style-name="P1" draw:layer="layout" svg:width="0.6cm" svg:height="0.6cm" svg:x="43.988cm" svg:y="17.41cm">
            <text:p/>
          </draw:circle>
          <draw:circle draw:style-name="gr6" draw:text-style-name="P1" draw:layer="layout" svg:width="3.61cm" svg:height="3.61cm" svg:x="42.483cm" svg:y="15.905cm">
            <text:p/>
          </draw:circle>
          <draw:circle draw:style-name="gr7" draw:text-style-name="P1" draw:layer="layout" svg:width="3.76cm" svg:height="3.76cm" svg:x="42.408cm" svg:y="15.83cm">
            <text:p/>
          </draw:circle>
          <draw:circle draw:style-name="gr8" draw:text-style-name="P1" draw:layer="layout" svg:width="6.05cm" svg:height="6.05cm" svg:x="41.263cm" svg:y="14.685cm">
            <text:p/>
          </draw:circle>
          <draw:circle draw:style-name="gr8" draw:text-style-name="P1" draw:layer="layout" svg:width="5.32cm" svg:height="5.32cm" svg:x="41.628cm" svg:y="15.05cm">
            <text:p/>
          </draw:circle>
          <draw:ellipse draw:style-name="gr8" draw:text-style-name="P1" draw:layer="Support" svg:width="3.13cm" svg:height="3.132cm" draw:transform="skewX (-0.000349065850398829) rotate (1.3089969389955) translate (9.895cm 25.993cm)">
            <text:p/>
          </draw:ellipse>
          <draw:circle draw:style-name="gr8" draw:text-style-name="P1" draw:layer="Support" svg:width="3.134cm" svg:height="3.134cm" draw:transform="rotate (2.1818360979177) translate (14.6cm 30.244cm)">
            <text:p/>
          </draw:circle>
          <draw:line draw:style-name="gr9" draw:text-style-name="P1" draw:layer="Support" svg:x1="11.221cm" svg:y1="23.403cm" svg:x2="43.221cm" svg:y2="14.827cm">
            <text:p/>
          </draw:line>
          <draw:line draw:style-name="gr9" draw:text-style-name="P1" draw:layer="Support" svg:x1="44.743cm" svg:y1="27.762cm" svg:x2="47.243cm" svg:y2="18.402cm">
            <text:p/>
          </draw:line>
          <draw:line draw:style-name="gr9" draw:text-style-name="P1" draw:layer="Support" svg:x1="14.984cm" svg:y1="29.634cm" svg:x2="41.983cm" svg:y2="29.632cm">
            <text:p/>
          </draw:line>
          <draw:line draw:style-name="gr9" draw:text-style-name="P1" draw:layer="Support" svg:x1="10.705cm" svg:y1="26.016cm" svg:x2="13.848cm" svg:y2="29.15cm">
            <text:p/>
          </draw:line>
          <draw:circle draw:style-name="gr10" draw:text-style-name="P1" draw:layer="Support" svg:width="0.143cm" svg:height="0.143cm" draw:transform="skewX (-0.006981317007976) rotate (1.3088224060703) translate (11.726cm 24.937cm)">
            <text:p/>
          </draw:circle>
          <draw:circle draw:style-name="gr10" draw:text-style-name="P1" draw:layer="Support" svg:width="0.141cm" svg:height="0.141cm" draw:transform="rotate (2.18445409179569) translate (14.966cm 28.159cm)">
            <text:p/>
          </draw:circle>
          <draw:line draw:style-name="gr11" draw:text-style-name="P1" draw:layer="Support" svg:x1="11.744cm" svg:y1="24.928cm" svg:x2="14.887cm" svg:y2="28.062cm">
            <text:p/>
          </draw:line>
          <draw:line draw:style-name="gr11" draw:text-style-name="P1" draw:layer="Support" svg:x1="14.964cm" svg:y1="28.138cm" svg:x2="41.963cm" svg:y2="28.136cm">
            <text:p/>
          </draw:line>
          <draw:line draw:style-name="gr11" draw:text-style-name="P1" draw:layer="Support" svg:x1="11.782cm" svg:y1="24.819cm" svg:x2="44.952cm" svg:y2="15.929cm">
            <text:p/>
          </draw:line>
          <draw:circle draw:style-name="gr10" draw:text-style-name="P1" draw:layer="Support" svg:width="3.09cm" svg:height="3.09cm" svg:x="40.378cm" svg:y="25.039cm">
            <text:p/>
          </draw:circle>
          <draw:line draw:style-name="gr11" draw:text-style-name="P1" draw:layer="Support" svg:x1="43.363cm" svg:y1="27.197cm" svg:x2="46.459cm" svg:y2="15.606cm">
            <text:p/>
          </draw:line>
          <draw:circle draw:style-name="gr10" draw:text-style-name="P1" draw:layer="Support" svg:width="3.09cm" svg:height="3.09cm" svg:x="42.743cm" svg:y="16.165cm">
            <text:p/>
          </draw:circle>
          <draw:g>
            <draw:circle draw:style-name="gr2" draw:text-style-name="P1" draw:layer="layout" svg:width="3.76cm" svg:height="3.76cm" draw:transform="rotate (-0.785398163398487) translate (44.289cm 15.055cm)">
              <text:p/>
            </draw:circle>
            <draw:circle draw:style-name="gr2" draw:text-style-name="P1" draw:layer="layout" svg:width="3.1cm" svg:height="3.1cm" draw:transform="rotate (-0.785398163398487) translate (44.289cm 15.522cm)">
              <text:p/>
            </draw:circle>
            <draw:circle draw:style-name="gr2" draw:text-style-name="P1" draw:layer="layout" svg:width="0.6cm" svg:height="0.6cm" draw:transform="rotate (-0.785398163398487) translate (44.289cm 17.289cm)">
              <text:p/>
            </draw:circle>
            <draw:circle draw:style-name="gr2" draw:text-style-name="P1" draw:layer="layout" svg:width="1.2cm" svg:height="1.2cm" draw:transform="rotate (-0.785398163398487) translate (44.289cm 16.865cm)">
              <text:p/>
            </draw:circle>
            <draw:rect draw:style-name="gr2" draw:text-style-name="P1" draw:layer="layout" svg:width="3.76cm" svg:height="3.93cm" draw:transform="rotate (-0.785398163398487) translate (43.788cm 15.556cm)">
              <text:p/>
            </draw:rect>
            <draw:line draw:style-name="gr4" draw:text-style-name="P1" draw:layer="layout" svg:x1="42.961cm" svg:y1="16.384cm" svg:x2="45.62cm" svg:y2="19.043cm">
              <text:p/>
            </draw:line>
            <draw:line draw:style-name="gr4" draw:text-style-name="P1" draw:layer="layout" svg:x1="42.474cm" svg:y1="18.199cm" svg:x2="46.106cm" svg:y2="17.226cm">
              <text:p/>
            </draw:line>
            <draw:line draw:style-name="gr4" draw:text-style-name="P1" draw:layer="layout" svg:x1="44.777cm" svg:y1="15.897cm" svg:x2="43.804cm" svg:y2="19.529cm">
              <text:p/>
            </draw:line>
            <draw:circle draw:style-name="gr2" draw:text-style-name="P1" draw:layer="layout" svg:width="3.76cm" svg:height="3.76cm" draw:transform="rotate (-0.785398163398487) translate (43.788cm 15.556cm)">
              <text:p/>
            </draw:circle>
          </draw:g>
          <draw:circle draw:style-name="gr12" draw:text-style-name="P1" draw:layer="layout" svg:width="0.4cm" svg:height="0.4cm" svg:x="41.391cm" svg:y="20.198cm">
            <text:p/>
          </draw:circle>
          <draw:circle draw:style-name="gr4" draw:text-style-name="P1" draw:layer="layout" svg:width="0.4cm" svg:height="0.4cm" svg:x="41.69cm" svg:y="26.354cm">
            <text:p/>
          </draw:circle>
          <draw:circle draw:style-name="gr4" draw:text-style-name="P1" draw:layer="layout" svg:width="0.4cm" svg:height="0.4cm" svg:x="40.793cm" svg:y="21.09cm">
            <text:p/>
          </draw:circle>
          <draw:circle draw:style-name="gr12" draw:text-style-name="P1" draw:layer="layout" svg:width="0.4cm" svg:height="0.4cm" svg:x="41.694cm" svg:y="26.409cm">
            <text:p/>
          </draw:circle>
          <draw:circle draw:style-name="gr4" draw:text-style-name="P1" draw:layer="layout" svg:width="0.2cm" svg:height="0.2cm" svg:x="13.65cm" svg:y="24.673cm">
            <text:p/>
          </draw:circle>
          <draw:circle draw:style-name="gr4" draw:text-style-name="P1" draw:layer="layout" svg:width="0.2cm" svg:height="0.2cm" svg:x="13.35cm" svg:y="25.873cm">
            <text:p/>
          </draw:circle>
          <draw:circle draw:style-name="gr4" draw:text-style-name="P1" draw:layer="layout" svg:width="0.2cm" svg:height="0.2cm" svg:x="16.05cm" svg:y="26.373cm">
            <text:p/>
          </draw:circle>
          <draw:circle draw:style-name="gr4" draw:text-style-name="P1" draw:layer="layout" svg:width="0.2cm" svg:height="0.2cm" svg:x="16.75cm" svg:y="27.373cm">
            <text:p/>
          </draw:circle>
          <draw:circle draw:style-name="gr4" draw:text-style-name="P1" draw:layer="layout" svg:width="0.2cm" svg:height="0.2cm" svg:x="26.85cm" svg:y="24.373cm">
            <text:p/>
          </draw:circle>
          <draw:circle draw:style-name="gr4" draw:text-style-name="P1" draw:layer="layout" svg:width="0.2cm" svg:height="0.2cm" svg:x="28.05cm" svg:y="24.373cm">
            <text:p/>
          </draw:circle>
          <draw:circle draw:style-name="gr4" draw:text-style-name="P1" draw:layer="layout" svg:width="0.2cm" svg:height="0.2cm" svg:x="29.55cm" svg:y="23.673cm">
            <text:p/>
          </draw:circle>
          <draw:circle draw:style-name="gr4" draw:text-style-name="P1" draw:layer="layout" svg:width="0.2cm" svg:height="0.2cm" svg:x="30.75cm" svg:y="23.373cm">
            <text:p/>
          </draw:circle>
          <draw:frame draw:style-name="gr13" draw:layer="layout" svg:width="0.769cm" svg:height="0.963cm" svg:x="33.024cm" svg:y="23.177cm">
            <draw:text-box>
              <text:p>h</text:p>
            </draw:text-box>
          </draw:frame>
          <draw:g>
            <draw:circle draw:style-name="gr4" draw:text-style-name="P1" draw:layer="layout" svg:width="0.2cm" svg:height="0.2cm" draw:transform="rotate (1.70169602069415) translate (32.731cm 22.17cm)">
              <text:p/>
            </draw:circle>
            <draw:rect draw:style-name="gr2" draw:text-style-name="P1" draw:layer="layout" svg:width="5cm" svg:height="0.3cm" draw:transform="rotate (1.70169602069415) translate (33.199cm 26.16cm)">
              <text:p/>
            </draw:rect>
            <draw:rect draw:style-name="gr2" draw:text-style-name="P1" draw:layer="layout" svg:width="1.2cm" svg:height="0.3cm" draw:transform="rotate (1.70169602069415) translate (32.703cm 22.393cm)">
              <text:p/>
            </draw:rect>
            <draw:rect draw:style-name="gr2" draw:text-style-name="P1" draw:layer="layout" svg:width="1.2cm" svg:height="0.3cm" draw:transform="rotate (1.70169602069415) translate (33.199cm 26.16cm)">
              <text:p/>
            </draw:rect>
            <draw:circle draw:style-name="gr12" draw:text-style-name="P1" draw:layer="layout" svg:width="0.2cm" svg:height="0.2cm" draw:transform="rotate (1.70169602069415) translate (32.673cm 21.662cm)">
              <text:p/>
            </draw:circle>
            <draw:circle draw:style-name="gr12" draw:text-style-name="P1" draw:layer="layout" svg:width="0.2cm" svg:height="0.2cm" draw:transform="rotate (1.70169602069415) translate (33.234cm 25.926cm)">
              <text:p/>
            </draw:circle>
            <draw:circle draw:style-name="gr4" draw:text-style-name="P1" draw:layer="layout" svg:width="0.2cm" svg:height="0.2cm" draw:transform="rotate (1.70169602069415) translate (33.148cm 25.343cm)">
              <text:p/>
            </draw:circle>
          </draw:g>
          <draw:frame draw:style-name="gr1" draw:layer="layout" svg:width="0.853cm" svg:height="0.963cm" svg:x="34.16cm" svg:y="26.145cm">
            <draw:text-box>
              <text:p>d</text:p>
            </draw:text-box>
          </draw:frame>
          <draw:frame draw:style-name="gr1" draw:layer="layout" svg:width="0.853cm" svg:height="0.963cm" svg:x="36.05cm" svg:y="19.378cm">
            <draw:text-box>
              <text:p>g</text:p>
            </draw:text-box>
          </draw:frame>
          <draw:frame draw:style-name="gr1" draw:layer="layout" svg:width="0.853cm" svg:height="0.963cm" svg:x="21.309cm" svg:y="26.371cm">
            <draw:text-box>
              <text:p>e</text:p>
            </draw:text-box>
          </draw:frame>
          <draw:frame draw:style-name="gr1" draw:layer="layout" svg:width="0.68cm" svg:height="0.963cm" svg:x="21.006cm" svg:y="23.099cm">
            <draw:text-box>
              <text:p>f</text:p>
            </draw:text-box>
          </draw:frame>
          <draw:g>
            <draw:circle draw:style-name="gr12" draw:text-style-name="P1" draw:layer="layout" svg:width="0.2cm" svg:height="0.2cm" draw:transform="rotate (0.2617993877991) translate (25.932cm 21.742cm)">
              <text:p/>
            </draw:circle>
            <draw:rect draw:style-name="gr2" draw:text-style-name="P1" draw:layer="layout" svg:width="11.5cm" svg:height="0.3cm" draw:transform="rotate (0.2617993877991) translate (15.467cm 24.494cm)">
              <text:p/>
            </draw:rect>
            <draw:rect draw:style-name="gr2" draw:text-style-name="P1" draw:layer="layout" svg:width="2cm" svg:height="0.3cm" draw:transform="rotate (0.2617993877991) translate (24.643cm 22.036cm)">
              <text:p/>
            </draw:rect>
            <draw:rect draw:style-name="gr2" draw:text-style-name="P1" draw:layer="layout" svg:width="2cm" svg:height="0.3cm" draw:transform="rotate (0.2617993877991) translate (15.467cm 24.494cm)">
              <text:p/>
            </draw:rect>
            <draw:circle draw:style-name="gr4" draw:text-style-name="P1" draw:layer="layout" svg:width="0.2cm" svg:height="0.2cm" draw:transform="rotate (0.2617993877991) translate (25.04cm 21.987cm)">
              <text:p/>
            </draw:circle>
            <draw:circle draw:style-name="gr12" draw:text-style-name="P1" draw:layer="layout" svg:width="0.2cm" svg:height="0.2cm" draw:transform="rotate (-2.87979326579129) translate (16.012cm 24.613cm)">
              <text:p/>
            </draw:circle>
            <draw:circle draw:style-name="gr4" draw:text-style-name="P1" draw:layer="layout" svg:width="0.2cm" svg:height="0.2cm" draw:transform="rotate (-2.87979326579129) translate (16.904cm 24.368cm)">
              <text:p/>
            </draw:circle>
          </draw:g>
          <draw:g>
            <draw:rect draw:style-name="gr2" draw:text-style-name="P1" draw:layer="layout" svg:width="6.6cm" svg:height="0.3cm" svg:x="18.225cm" svg:y="27.235cm">
              <text:p/>
            </draw:rect>
            <draw:rect draw:style-name="gr2" draw:text-style-name="P1" draw:layer="layout" svg:width="2cm" svg:height="0.3cm" svg:x="22.825cm" svg:y="27.235cm">
              <text:p/>
            </draw:rect>
            <draw:rect draw:style-name="gr2" draw:text-style-name="P1" draw:layer="layout" svg:width="2cm" svg:height="0.3cm" svg:x="18.225cm" svg:y="27.235cm">
              <text:p/>
            </draw:rect>
            <draw:circle draw:style-name="gr12" draw:text-style-name="P1" draw:layer="layout" svg:width="0.2cm" svg:height="0.2cm" svg:x="24.137cm" svg:y="27.278cm">
              <text:p/>
            </draw:circle>
            <draw:circle draw:style-name="gr4" draw:text-style-name="P1" draw:layer="layout" svg:width="0.2cm" svg:height="0.2cm" svg:x="23.212cm" svg:y="27.284cm">
              <text:p/>
            </draw:circle>
            <draw:circle draw:style-name="gr12" draw:text-style-name="P1" draw:layer="layout" svg:width="-0.2cm" svg:height="-0.2cm" svg:x="18.912cm" svg:y="27.484cm">
              <text:p/>
            </draw:circle>
            <draw:circle draw:style-name="gr4" draw:text-style-name="P1" draw:layer="layout" svg:width="-0.2cm" svg:height="-0.2cm" svg:x="19.837cm" svg:y="27.478cm">
              <text:p/>
            </draw:circle>
          </draw:g>
          <draw:g>
            <draw:rect draw:style-name="gr2" draw:text-style-name="P1" draw:layer="layout" svg:width="8cm" svg:height="0.3cm" svg:x="30.44cm" svg:y="27.235cm">
              <text:p/>
            </draw:rect>
            <draw:rect draw:style-name="gr2" draw:text-style-name="P1" draw:layer="layout" svg:width="2cm" svg:height="0.3cm" svg:x="36.44cm" svg:y="27.235cm">
              <text:p/>
            </draw:rect>
            <draw:rect draw:style-name="gr2" draw:text-style-name="P1" draw:layer="layout" svg:width="2cm" svg:height="0.3cm" svg:x="30.44cm" svg:y="27.235cm">
              <text:p/>
            </draw:rect>
            <draw:circle draw:style-name="gr12" draw:text-style-name="P1" draw:layer="layout" svg:width="0.2cm" svg:height="0.2cm" svg:x="37.689cm" svg:y="27.279cm">
              <text:p/>
            </draw:circle>
            <draw:circle draw:style-name="gr4" draw:text-style-name="P1" draw:layer="layout" svg:width="0.2cm" svg:height="0.2cm" svg:x="36.764cm" svg:y="27.285cm">
              <text:p/>
            </draw:circle>
            <draw:circle draw:style-name="gr12" draw:text-style-name="P1" draw:layer="layout" svg:width="-0.2cm" svg:height="-0.2cm" svg:x="31.03cm" svg:y="27.485cm">
              <text:p/>
            </draw:circle>
            <draw:circle draw:style-name="gr4" draw:text-style-name="P1" draw:layer="layout" svg:width="-0.2cm" svg:height="-0.2cm" svg:x="31.955cm" svg:y="27.479cm">
              <text:p/>
            </draw:circle>
          </draw:g>
          <draw:circle draw:style-name="gr12" draw:text-style-name="P1" draw:layer="layout" svg:width="0.2cm" svg:height="0.2cm" draw:transform="rotate (0.2617993877991) translate (38.342cm 18.396cm)">
            <text:p/>
          </draw:circle>
          <draw:circle draw:style-name="gr4" draw:text-style-name="P1" draw:layer="layout" svg:width="0.2cm" svg:height="0.2cm" draw:transform="rotate (0.2617993877991) translate (37.781cm 18.518cm)">
            <text:p/>
          </draw:circle>
          <draw:circle draw:style-name="gr12" draw:text-style-name="P1" draw:layer="layout" svg:width="0.2cm" svg:height="0.2cm" draw:transform="rotate (-2.87979326579129) translate (32.883cm 20.051cm)">
            <text:p/>
          </draw:circle>
          <draw:circle draw:style-name="gr4" draw:text-style-name="P1" draw:layer="layout" svg:width="0.2cm" svg:height="0.2cm" draw:transform="rotate (-2.87979326579129) translate (33.64cm 19.86cm)">
            <text:p/>
          </draw:circle>
          <draw:frame draw:style-name="gr1" draw:layer="layout" svg:width="0.853cm" svg:height="0.963cm" svg:x="39.071cm" svg:y="20.584cm">
            <draw:text-box>
              <text:p>a</text:p>
            </draw:text-box>
          </draw:frame>
          <draw:frame draw:style-name="gr1" draw:layer="layout" svg:width="0.853cm" svg:height="0.963cm" svg:x="40.751cm" svg:y="22.157cm">
            <draw:text-box>
              <text:p>b</text:p>
            </draw:text-box>
          </draw:frame>
          <draw:frame draw:style-name="gr1" draw:layer="layout" svg:width="0.82cm" svg:height="0.963cm" svg:x="40.751cm" svg:y="19.154cm">
            <draw:text-box draw:corner-radius="0.627cm">
              <text:p>c</text:p>
            </draw:text-box>
          </draw:frame>
          <draw:circle draw:style-name="gr2" draw:text-style-name="P1" draw:layer="layout" svg:width="0.3cm" svg:height="0.3cm" svg:x="32.871cm" svg:y="23.512cm">
            <text:p/>
          </draw:circle>
          <draw:circle draw:style-name="gr2" draw:text-style-name="P1" draw:layer="layout" svg:width="0.3cm" svg:height="0.3cm" svg:x="20.909cm" svg:y="23.001cm">
            <text:p/>
          </draw:circle>
          <draw:circle draw:style-name="gr2" draw:text-style-name="P1" draw:layer="layout" svg:width="0.3cm" svg:height="0.3cm" svg:x="21.375cm" svg:y="27.235cm">
            <text:p/>
          </draw:circle>
          <draw:circle draw:style-name="gr2" draw:text-style-name="P1" draw:layer="layout" svg:width="0.3cm" svg:height="0.3cm" svg:x="34.29cm" svg:y="27.235cm">
            <text:p/>
          </draw:circle>
          <draw:circle draw:style-name="gr10" draw:text-style-name="P1" draw:layer="layout" svg:width="0.9cm" svg:height="0.9cm" draw:transform="rotate (2.1816615649925) translate (15.036cm 28.311cm)">
            <text:p/>
          </draw:circle>
          <draw:circle draw:style-name="gr10" draw:text-style-name="P1" draw:layer="layout" svg:width="0.9cm" svg:height="0.9cm" draw:transform="rotate (2.1816615649925) translate (12.437cm 25.712cm)">
            <text:p/>
          </draw:circle>
          <draw:circle draw:style-name="gr2" draw:text-style-name="P1" draw:layer="layout" svg:width="0.3cm" svg:height="0.3cm" svg:x="13.485cm" svg:y="25.231cm">
            <text:p/>
          </draw:circle>
          <draw:circle draw:style-name="gr2" draw:text-style-name="P1" draw:layer="layout" svg:width="0.3cm" svg:height="0.3cm" svg:x="16.418cm" svg:y="26.79cm">
            <text:p/>
          </draw:circle>
          <draw:rect draw:style-name="gr2" draw:text-style-name="P1" draw:layer="layout" svg:width="1.624cm" svg:height="3.8cm" draw:transform="rotate (-2.35619449019309) translate (44.9cm 19.788cm)">
            <text:p/>
          </draw:rect>
          <draw:rect draw:style-name="gr2" draw:text-style-name="P1" draw:layer="layout" svg:width="1cm" svg:height="4.8cm" draw:transform="rotate (-2.35619449019309) translate (45.961cm 19.434cm)">
            <text:p/>
          </draw:rect>
          <draw:circle draw:style-name="gr4" draw:text-style-name="P1" draw:layer="layout" svg:width="0.4cm" svg:height="0.4cm" draw:transform="rotate (-0.785398163398487) translate (42.275cm 16.387cm)">
            <text:p/>
          </draw:circle>
          <draw:circle draw:style-name="gr4" draw:text-style-name="P1" draw:layer="layout" svg:width="0.4cm" svg:height="0.4cm" draw:transform="rotate (-0.785398163398487) translate (41.992cm 17.66cm)">
            <text:p/>
          </draw:circle>
          <draw:g>
            <draw:rect draw:style-name="gr2" draw:text-style-name="P1" draw:layer="layout" svg:width="3.76cm" svg:height="0.2cm" draw:transform="rotate (-0.785398163398487) translate (41.292cm 18.053cm)">
              <text:p/>
            </draw:rect>
            <draw:circle draw:style-name="gr4" draw:text-style-name="P1" draw:layer="layout" svg:width="0.4cm" svg:height="0.4cm" draw:transform="rotate (-0.785398163398487) translate (41.417cm 18.542cm)">
              <text:p/>
            </draw:circle>
            <draw:g>
              <draw:rect draw:style-name="gr2" draw:text-style-name="P1" draw:layer="layout" svg:width="5cm" svg:height="0.6cm" draw:transform="rotate (-2.35619449019309) translate (43.893cm 21.644cm)">
                <text:p/>
              </draw:rect>
              <draw:rect draw:style-name="gr2" draw:text-style-name="P1" draw:layer="layout" svg:width="1.5cm" svg:height="0.6cm" draw:transform="rotate (-2.35619449019309) translate (43.893cm 21.644cm)">
                <text:p/>
              </draw:rect>
              <draw:rect draw:style-name="gr2" draw:text-style-name="P1" draw:layer="layout" svg:width="3cm" svg:height="0.6cm" draw:transform="rotate (-2.35619449019309) translate (43.893cm 21.644cm)">
                <text:p/>
              </draw:rect>
              <draw:rect draw:style-name="gr2" draw:text-style-name="P1" draw:layer="layout" svg:width="1cm" svg:height="0.6cm" draw:transform="rotate (-2.35619449019309) translate (43.893cm 21.644cm)">
                <text:p/>
              </draw:rect>
              <draw:rect draw:style-name="gr2" draw:text-style-name="P1" draw:layer="layout" svg:width="1cm" svg:height="0.6cm" draw:transform="rotate (-2.35619449019309) translate (42.479cm 23.059cm)">
                <text:p/>
              </draw:rect>
              <draw:rect draw:style-name="gr2" draw:text-style-name="P1" draw:layer="layout" svg:width="0.6cm" svg:height="0.6cm" draw:transform="rotate (-2.35619449019309) translate (44.317cm 21.22cm)">
                <text:p/>
              </draw:rect>
              <draw:rect draw:style-name="gr14" draw:text-style-name="P1" draw:layer="layout" svg:width="0.2cm" svg:height="0.4cm" draw:transform="rotate (-2.35619449019309) translate (43.979cm 21.412cm)">
                <text:p/>
              </draw:rect>
              <draw:circle draw:style-name="gr2" draw:text-style-name="P1" draw:layer="layout" svg:width="0.3cm" svg:height="0.3cm" draw:transform="rotate (-0.785398163398487) translate (42.627cm 22.275cm)">
                <text:p/>
              </draw:circle>
              <draw:ellipse draw:style-name="gr4" draw:text-style-name="P1" draw:layer="layout" svg:width="0.4cm" svg:height="0.2cm" draw:transform="rotate (-0.785398163398487) translate (42.858cm 21.97cm)">
                <text:p/>
              </draw:ellipse>
              <draw:ellipse draw:style-name="gr12" draw:text-style-name="P1" draw:layer="layout" svg:width="0.4cm" svg:height="0.2cm" draw:transform="rotate (-0.785398163398487) translate (43.247cm 21.591cm)">
                <text:p/>
              </draw:ellipse>
              <draw:ellipse draw:style-name="gr12" draw:text-style-name="P1" draw:layer="layout" svg:width="0.4cm" svg:height="0.2cm" draw:transform="rotate (-0.785398163398487) translate (41.86cm 22.98cm)">
                <text:p/>
              </draw:ellipse>
            </draw:g>
            <draw:circle draw:style-name="gr2" draw:text-style-name="P1" draw:layer="layout" svg:width="0.3cm" svg:height="0.3cm" draw:transform="rotate (-0.785398163398487) translate (42.337cm 19.452cm)">
              <text:p/>
            </draw:circle>
            <draw:rect draw:style-name="gr2" draw:text-style-name="P1" draw:layer="layout" svg:width="6cm" svg:height="0.6cm" draw:transform="rotate (-0.785398163398487) translate (40.428cm 17.331cm)">
              <text:p/>
            </draw:rect>
            <draw:g>
              <draw:rect draw:style-name="gr2" draw:text-style-name="P1" draw:layer="layout" svg:width="5cm" svg:height="0.6cm" draw:transform="rotate (-2.35619449019309) translate (40.781cm 18.534cm)">
                <text:p/>
              </draw:rect>
              <draw:rect draw:style-name="gr2" draw:text-style-name="P1" draw:layer="layout" svg:width="1.5cm" svg:height="0.6cm" draw:transform="rotate (-2.35619449019309) translate (40.781cm 18.534cm)">
                <text:p/>
              </draw:rect>
              <draw:rect draw:style-name="gr2" draw:text-style-name="P1" draw:layer="layout" svg:width="3cm" svg:height="0.6cm" draw:transform="rotate (-2.35619449019309) translate (40.781cm 18.534cm)">
                <text:p/>
              </draw:rect>
              <draw:rect draw:style-name="gr2" draw:text-style-name="P1" draw:layer="layout" svg:width="1cm" svg:height="0.6cm" draw:transform="rotate (-2.35619449019309) translate (40.781cm 18.534cm)">
                <text:p/>
              </draw:rect>
              <draw:rect draw:style-name="gr2" draw:text-style-name="P1" draw:layer="layout" svg:width="1cm" svg:height="0.6cm" draw:transform="rotate (-2.35619449019309) translate (39.368cm 19.947cm)">
                <text:p/>
              </draw:rect>
              <draw:rect draw:style-name="gr2" draw:text-style-name="P1" draw:layer="layout" svg:width="0.6cm" svg:height="0.6cm" draw:transform="rotate (-2.35619449019309) translate (41.207cm 18.108cm)">
                <text:p/>
              </draw:rect>
              <draw:rect draw:style-name="gr14" draw:text-style-name="P1" draw:layer="layout" svg:width="0.2cm" svg:height="0.4cm" draw:transform="rotate (-2.35619449019309) translate (40.867cm 18.301cm)">
                <text:p/>
              </draw:rect>
              <draw:circle draw:style-name="gr2" draw:text-style-name="P1" draw:layer="layout" svg:width="0.3cm" svg:height="0.3cm" draw:transform="rotate (-0.785398163398487) translate (39.515cm 19.163cm)">
                <text:p/>
              </draw:circle>
              <draw:ellipse draw:style-name="gr4" draw:text-style-name="P1" draw:layer="layout" svg:width="0.4cm" svg:height="0.2cm" draw:transform="rotate (-0.785398163398487) translate (39.747cm 18.858cm)">
                <text:p/>
              </draw:ellipse>
              <draw:ellipse draw:style-name="gr12" draw:text-style-name="P1" draw:layer="layout" svg:width="0.4cm" svg:height="0.2cm" draw:transform="rotate (-0.785398163398487) translate (40.136cm 18.48cm)">
                <text:p/>
              </draw:ellipse>
              <draw:ellipse draw:style-name="gr12" draw:text-style-name="P1" draw:layer="layout" svg:width="0.4cm" svg:height="0.2cm" draw:transform="rotate (-0.785398163398487) translate (38.75cm 19.87cm)">
                <text:p/>
              </draw:ellipse>
            </draw:g>
            <draw:rect draw:style-name="gr2" draw:text-style-name="P1" draw:layer="layout" svg:width="1cm" svg:height="0.6cm" draw:transform="rotate (-0.785398163398487) translate (40.852cm 17.755cm)">
              <text:p/>
            </draw:rect>
            <draw:circle draw:style-name="gr12" draw:text-style-name="P1" draw:layer="layout" svg:width="0.4cm" svg:height="0.4cm" draw:transform="rotate (-0.785398163398487) translate (41.066cm 18.16cm)">
              <text:p/>
            </draw:circle>
            <draw:rect draw:style-name="gr2" draw:text-style-name="P1" draw:layer="layout" svg:width="1cm" svg:height="0.6cm" draw:transform="rotate (-0.785398163398487) translate (43.539cm 20.442cm)">
              <text:p/>
            </draw:rect>
            <draw:circle draw:style-name="gr12" draw:text-style-name="P1" draw:layer="layout" svg:width="0.4cm" svg:height="0.4cm" draw:transform="rotate (-0.785398163398487) translate (43.541cm 20.635cm)">
              <text:p/>
            </draw:circle>
          </draw:g>
          <draw:g>
            <draw:circle draw:style-name="gr2" draw:text-style-name="P1" draw:layer="layout" svg:width="3.18cm" svg:height="3.18cm" draw:transform="rotate (-0.785398163398487) translate (41.001cm 18.752cm)">
              <text:p/>
            </draw:circle>
            <draw:circle draw:style-name="gr2" draw:text-style-name="P1" draw:layer="layout" svg:width="2.15cm" svg:height="2.15cm" draw:transform="rotate (-0.785398163398487) translate (41.001cm 19.481cm)">
              <text:p/>
            </draw:circle>
            <draw:circle draw:style-name="gr2" draw:text-style-name="P1" draw:layer="layout" svg:width="0.2cm" svg:height="0.2cm" draw:transform="rotate (-0.785398163398487) translate (41.944cm 21.802cm)">
              <text:p/>
            </draw:circle>
            <draw:line draw:style-name="gr2" draw:text-style-name="P1" draw:layer="layout" svg:x1="39.877cm" svg:y1="19.877cm" svg:x2="42.126cm" svg:y2="22.126cm">
              <text:p/>
            </draw:line>
            <draw:circle draw:style-name="gr2" draw:text-style-name="P1" draw:layer="layout" svg:width="0.2cm" svg:height="0.2cm" draw:transform="rotate (0.2617993877991) translate (42.166cm 20.585cm)">
              <text:p/>
            </draw:circle>
            <draw:circle draw:style-name="gr2" draw:text-style-name="P1" draw:layer="layout" svg:width="0.2cm" svg:height="0.2cm" draw:transform="rotate (-1.83259571459489) translate (40.778cm 22.218cm)">
              <text:p/>
            </draw:circle>
            <draw:circle draw:style-name="gr2" draw:text-style-name="P1" draw:layer="layout" svg:width="0.2cm" svg:height="0.2cm" draw:transform="rotate (-2.87979326579129) translate (39.836cm 21.417cm)">
              <text:p/>
            </draw:circle>
            <draw:circle draw:style-name="gr2" draw:text-style-name="P1" draw:layer="layout" svg:width="0.2cm" svg:height="0.2cm" draw:transform="rotate (1.3089969389955) translate (41.224cm 19.784cm)">
              <text:p/>
            </draw:circle>
            <draw:line draw:style-name="gr2" draw:text-style-name="P1" draw:layer="layout" svg:x1="41.412cm" svg:y1="19.465cm" svg:x2="40.589cm" svg:y2="22.537cm">
              <text:p/>
            </draw:line>
            <draw:line draw:style-name="gr2" draw:text-style-name="P1" draw:layer="layout" svg:x1="39.465cm" svg:y1="21.412cm" svg:x2="42.537cm" svg:y2="20.589cm">
              <text:p/>
            </draw:line>
            <draw:circle draw:style-name="gr2" draw:text-style-name="P1" draw:layer="layout" svg:width="0.2cm" svg:height="0.2cm" draw:transform="rotate (2.3561944901919) translate (40.058cm 20.2cm)">
              <text:p/>
            </draw:circle>
          </draw:g>
          <draw:g>
            <draw:circle draw:style-name="gr2" draw:text-style-name="P1" draw:layer="layout" svg:width="6cm" svg:height="6cm" svg:x="38.001cm" svg:y="18.001cm">
              <text:p/>
            </draw:circle>
            <draw:circle draw:style-name="gr2" draw:text-style-name="P1" draw:layer="layout" svg:width="4.8cm" svg:height="4.8cm" svg:x="38.601cm" svg:y="18.601cm">
              <text:p/>
            </draw:circle>
          </draw:g>
          <draw:g>
            <draw:rect draw:style-name="gr2" draw:text-style-name="P1" draw:layer="layout" svg:width="7cm" svg:height="0.3cm" draw:transform="rotate (0.2617993877991) translate (32.221cm 19.962cm)">
              <text:p/>
            </draw:rect>
            <draw:rect draw:style-name="gr2" draw:text-style-name="P1" draw:layer="layout" svg:width="1.6cm" svg:height="0.3cm" draw:transform="rotate (0.2617993877991) translate (32.221cm 19.962cm)">
              <text:p/>
            </draw:rect>
            <draw:rect draw:style-name="gr2" draw:text-style-name="P1" draw:layer="layout" svg:width="1.6cm" svg:height="0.3cm" draw:transform="rotate (0.2617993877991) translate (37.437cm 18.564cm)">
              <text:p/>
            </draw:rect>
            <draw:circle draw:style-name="gr2" draw:text-style-name="P1" draw:layer="layout" svg:width="0.3cm" svg:height="0.3cm" draw:transform="rotate (0.2617993877991) translate (35.457cm 19.095cm)">
              <text:p/>
            </draw:circle>
          </draw:g>
        </draw:g>
        <draw:circle draw:style-name="gr2" draw:text-style-name="P1" draw:layer="layout" svg:width="16cm" svg:height="16cm" svg:x="33cm" svg:y="13cm">
          <text:p/>
        </draw:circle>
        <draw:g>
          <draw:line draw:style-name="gr9" draw:text-style-name="P1" draw:layer="layout" svg:x1="31.618cm" svg:y1="46.095cm" svg:x2="41.618cm" svg:y2="46.093cm">
            <text:p/>
          </draw:line>
          <draw:line draw:style-name="gr9" draw:text-style-name="P1" draw:layer="layout" svg:x1="44.208cm" svg:y1="36.436cm" svg:x2="41.62cm" svg:y2="46.095cm">
            <text:p/>
          </draw:line>
          <draw:frame draw:style-name="gr1" draw:layer="layout" svg:width="4.02cm" svg:height="0.963cm" svg:x="36.926cm" svg:y="43.253cm">
            <draw:text-box>
              <text:p>105 degrees</text:p>
            </draw:text-box>
          </draw:frame>
        </draw:g>
        <draw:g>
          <draw:line draw:style-name="gr9" draw:text-style-name="P1" draw:layer="layout" svg:x1="21.561cm" svg:y1="43.679cm" svg:x2="31.561cm" svg:y2="43.677cm">
            <text:p/>
          </draw:line>
          <draw:frame draw:style-name="gr15" draw:layer="layout" svg:width="4.02cm" svg:height="1.689cm" svg:x="26.869cm" svg:y="40.837cm">
            <draw:text-box>
              <text:p>135 degrees</text:p>
            </draw:text-box>
          </draw:frame>
          <draw:line draw:style-name="gr9" draw:text-style-name="P1" draw:layer="layout" svg:x1="21.56cm" svg:y1="43.679cm" svg:x2="14.488cm" svg:y2="36.609cm">
            <text:p/>
          </draw:line>
        </draw:g>
        <draw:g>
          <draw:line draw:style-name="gr9" draw:text-style-name="P1" draw:layer="layout" svg:x1="6.687cm" svg:y1="45.973cm" svg:x2="16.687cm" svg:y2="45.971cm">
            <text:p/>
          </draw:line>
          <draw:frame draw:style-name="gr16" draw:layer="layout" svg:width="3.669cm" svg:height="1.833cm" svg:x="14.239cm" svg:y="44.519cm">
            <draw:text-box>
              <text:p>15 degrees</text:p>
            </draw:text-box>
          </draw:frame>
          <draw:line draw:style-name="gr9" draw:text-style-name="P1" draw:layer="layout" svg:x1="6.687cm" svg:y1="45.973cm" svg:x2="16.346cm" svg:y2="43.383cm">
            <text:p/>
          </draw:line>
        </draw:g>
        <draw:g>
          <draw:line draw:style-name="gr9" draw:text-style-name="P1" draw:layer="layout" svg:x1="12.703cm" svg:y1="40.204cm" svg:x2="5.631cm" svg:y2="33.134cm">
            <text:p/>
          </draw:line>
          <draw:line draw:style-name="gr9" draw:text-style-name="P1" draw:layer="layout" svg:x1="15.291cm" svg:y1="30.545cm" svg:x2="5.632cm" svg:y2="33.133cm">
            <text:p/>
          </draw:line>
          <draw:frame draw:style-name="gr1" draw:layer="layout" svg:width="3.669cm" svg:height="0.963cm" svg:x="11.167cm" svg:y="34.224cm">
            <draw:text-box>
              <text:p>60 degrees</text:p>
            </draw:text-box>
          </draw:frame>
        </draw:g>
        <draw:g>
          <draw:line draw:style-name="gr9" draw:text-style-name="P1" draw:layer="layout" svg:x1="49.407cm" svg:y1="31.375cm" svg:x2="46.819cm" svg:y2="41.034cm">
            <text:p/>
          </draw:line>
          <draw:line draw:style-name="gr9" draw:text-style-name="P1" draw:layer="layout" svg:x1="49.406cm" svg:y1="31.375cm" svg:x2="39.747cm" svg:y2="33.963cm">
            <text:p/>
          </draw:line>
          <draw:frame draw:style-name="gr1" draw:layer="layout" svg:width="3.669cm" svg:height="0.963cm" svg:x="44.012cm" svg:y="33.707cm">
            <draw:text-box>
              <text:p>60 degrees</text:p>
            </draw:text-box>
          </draw:frame>
        </draw:g>
        <draw:g>
          <draw:g>
            <draw:circle draw:style-name="gr2" draw:text-style-name="P1" draw:layer="layout" svg:width="3.354cm" svg:height="3.354cm" draw:transform="rotate (1.96366994141845) translate (78.171cm 28.329cm)">
              <text:p/>
            </draw:circle>
            <draw:rect draw:style-name="gr2" draw:text-style-name="P1" draw:layer="layout" svg:width="3.353cm" svg:height="3.582cm" draw:transform="rotate (1.96349540849325) translate (79.719cm 27.688cm)">
              <text:p/>
            </draw:rect>
            <draw:g>
              <draw:circle draw:style-name="gr2" draw:text-style-name="P1" draw:layer="layout" svg:width="1.27cm" svg:height="1.27cm" draw:transform="rotate (1.96366994141845) translate (78.733cm 26.968cm)">
                <text:p/>
              </draw:circle>
              <draw:circle draw:style-name="gr2" draw:text-style-name="P1" draw:layer="layout" svg:width="0.356cm" svg:height="0.356cm" draw:transform="rotate (1.96279727679245) translate (78.981cm 26.371cm)">
                <text:p/>
              </draw:circle>
            </draw:g>
            <draw:g>
              <draw:circle draw:style-name="gr2" draw:text-style-name="P1" draw:layer="layout" svg:width="0.356cm" svg:height="0.356cm" draw:transform="rotate (1.96279727679245) translate (79.355cm 27.276cm)">
                <text:p/>
              </draw:circle>
              <draw:circle draw:style-name="gr2" draw:text-style-name="P1" draw:layer="layout" svg:width="0.356cm" svg:height="0.356cm" draw:transform="rotate (1.17879537679675) translate (78.47cm 27.141cm)">
                <text:p/>
              </draw:circle>
              <draw:circle draw:style-name="gr2" draw:text-style-name="P1" draw:layer="layout" svg:width="0.356cm" svg:height="0.356cm" draw:transform="rotate (0.392000949997852) translate (77.94cm 26.416cm)">
                <text:p/>
              </draw:circle>
              <draw:circle draw:style-name="gr2" draw:text-style-name="P1" draw:layer="layout" svg:width="0.356cm" svg:height="0.356cm" draw:transform="rotate (-0.392000949999038) translate (78.075cm 25.531cm)">
                <text:p/>
              </draw:circle>
              <draw:circle draw:style-name="gr2" draw:text-style-name="P1" draw:layer="layout" svg:width="0.356cm" svg:height="0.356cm" draw:transform="rotate (-1.17879537679793) translate (78.798cm 25cm)">
                <text:p/>
              </draw:circle>
              <draw:circle draw:style-name="gr2" draw:text-style-name="P1" draw:layer="layout" svg:width="0.356cm" svg:height="0.356cm" draw:transform="rotate (-1.96279727679364) translate (79.683cm 25.136cm)">
                <text:p/>
              </draw:circle>
              <draw:circle draw:style-name="gr2" draw:text-style-name="P1" draw:layer="layout" svg:width="0.356cm" svg:height="0.356cm" draw:transform="rotate (-2.74959170359253) translate (80.212cm 25.86cm)">
                <text:p/>
              </draw:circle>
              <draw:circle draw:style-name="gr2" draw:text-style-name="P1" draw:layer="layout" svg:width="0.356cm" svg:height="0.356cm" draw:transform="rotate (2.74959170359135) translate (80.077cm 26.745cm)">
                <text:p/>
              </draw:circle>
            </draw:g>
            <draw:rect draw:style-name="gr3" draw:text-style-name="P1" draw:layer="layout" svg:width="3.353cm" svg:height="3.582cm" draw:transform="rotate (1.96349540849325) translate (76.412cm 29.059cm)">
              <text:p/>
            </draw:rect>
          </draw:g>
          <draw:g>
            <draw:circle draw:style-name="gr2" draw:text-style-name="P1" draw:layer="layout" svg:width="0.356cm" svg:height="0.356cm" draw:transform="rotate (2.74959170359135) translate (82.74cm 26.351cm)">
              <text:p/>
            </draw:circle>
            <draw:circle draw:style-name="gr2" draw:text-style-name="P1" draw:layer="layout" svg:width="0.356cm" svg:height="0.356cm" draw:transform="rotate (-0.392000949999038) translate (81.516cm 23.397cm)">
              <text:p/>
            </draw:circle>
          </draw:g>
          <draw:line draw:style-name="gr4" draw:text-style-name="P1" draw:layer="layout" svg:x1="109.781cm" svg:y1="25.083cm" svg:x2="106.638cm" svg:y2="28.217cm">
            <text:p/>
          </draw:line>
          <draw:circle draw:style-name="gr2" draw:text-style-name="P1" draw:layer="layout" svg:width="2.4cm" svg:height="2.4cm" draw:transform="rotate (-0.261799387800286) translate (89.576cm 17.954cm)">
            <text:p/>
          </draw:circle>
          <draw:circle draw:style-name="gr5" draw:text-style-name="P1" draw:layer="layout" svg:width="1.74cm" svg:height="1.739cm" draw:transform="rotate (-0.261624854875088) translate (89.809cm 18.358cm)">
            <text:p/>
          </draw:circle>
          <draw:circle draw:style-name="gr2" draw:text-style-name="P1" draw:layer="layout" svg:width="0.9cm" svg:height="0.9cm" draw:transform="rotate (-0.261973920725486) translate (90.106cm 18.872cm)">
            <text:p/>
          </draw:circle>
          <draw:circle draw:style-name="gr2" draw:text-style-name="P1" draw:layer="layout" svg:width="2.4cm" svg:height="2.4cm" draw:transform="rotate (-0.261799387800286) translate (92.01cm 18.606cm)">
            <text:p/>
          </draw:circle>
          <draw:circle draw:style-name="gr5" draw:text-style-name="P1" draw:layer="layout" svg:width="1.74cm" svg:height="1.739cm" draw:transform="rotate (-0.261624854875088) translate (92.243cm 19.011cm)">
            <text:p/>
          </draw:circle>
          <draw:circle draw:style-name="gr2" draw:text-style-name="P1" draw:layer="layout" svg:width="0.9cm" svg:height="0.9cm" draw:transform="rotate (-0.261973920725486) translate (92.541cm 19.524cm)">
            <text:p/>
          </draw:circle>
          <draw:rect draw:style-name="gr2" draw:text-style-name="P1" draw:layer="layout" svg:width="2.52cm" svg:height="4.22cm" draw:transform="rotate (-0.261799387800286) translate (90.735cm 18.264cm)">
            <text:p/>
          </draw:rect>
          <draw:rect draw:style-name="gr2" draw:text-style-name="P1" draw:layer="layout" svg:width="2.52cm" svg:height="3.46cm" draw:transform="rotate (-0.261799387800286) translate (90.538cm 18.998cm)">
            <text:p/>
          </draw:rect>
          <draw:rect draw:style-name="gr2" draw:text-style-name="P1" draw:layer="layout" svg:width="2.52cm" svg:height="1.714cm" draw:transform="rotate (-0.261799387800286) translate (89.643cm 22.34cm)">
            <text:p/>
          </draw:rect>
          <draw:circle draw:style-name="gr2" draw:text-style-name="P1" draw:layer="layout" svg:width="0.42cm" svg:height="0.42cm" draw:transform="rotate (-0.262322986575885) translate (89.903cm 23.005cm)">
            <text:p/>
          </draw:circle>
          <draw:circle draw:style-name="gr2" draw:text-style-name="P1" draw:layer="layout" svg:width="0.42cm" svg:height="0.42cm" draw:transform="rotate (-0.262322986575885) translate (90.013cm 22.6cm)">
            <text:p/>
          </draw:circle>
          <draw:rect draw:style-name="gr2" draw:text-style-name="P1" draw:layer="layout" svg:width="0.42cm" svg:height="0.42cm" draw:transform="rotate (-0.262322986575885) translate (89.958cm 22.802cm)">
            <text:p/>
          </draw:rect>
          <draw:circle draw:style-name="gr2" draw:text-style-name="P1" draw:layer="layout" svg:width="0.42cm" svg:height="0.42cm" draw:transform="rotate (-0.262322986575885) translate (91.112cm 23.329cm)">
            <text:p/>
          </draw:circle>
          <draw:circle draw:style-name="gr2" draw:text-style-name="P1" draw:layer="layout" svg:width="0.42cm" svg:height="0.42cm" draw:transform="rotate (-0.262322986575885) translate (91.219cm 22.923cm)">
            <text:p/>
          </draw:circle>
          <draw:rect draw:style-name="gr2" draw:text-style-name="P1" draw:layer="layout" svg:width="0.42cm" svg:height="0.42cm" draw:transform="rotate (-0.262322986575885) translate (91.166cm 23.127cm)">
            <text:p/>
          </draw:rect>
          <draw:rect draw:style-name="gr2" draw:text-style-name="P1" draw:layer="layout" svg:width="0.131cm" svg:height="0.48cm" draw:transform="rotate (-0.263544717052281) translate (90.796cm 22.65cm)">
            <text:p/>
          </draw:rect>
          <draw:circle draw:style-name="gr2" draw:text-style-name="P1" draw:layer="layout" svg:width="0.7cm" svg:height="0.7cm" draw:transform="rotate (-0.261624854875088) translate (89.38cm 23.322cm)">
            <text:p/>
          </draw:circle>
          <draw:circle draw:style-name="gr2" draw:text-style-name="P1" draw:layer="layout" svg:width="0.7cm" svg:height="0.7cm" draw:transform="rotate (-0.261624854875088) translate (91.138cm 23.793cm)">
            <text:p/>
          </draw:circle>
          <draw:circle draw:style-name="gr2" draw:text-style-name="P1" draw:layer="layout" svg:width="2.4cm" svg:height="2.4cm" draw:transform="rotate (-2.18183609791889) translate (107.689cm 27.322cm)">
            <text:p/>
          </draw:circle>
          <draw:circle draw:style-name="gr5" draw:text-style-name="P1" draw:layer="layout" svg:width="1.74cm" svg:height="1.74cm" draw:transform="rotate (-2.18183609791889) translate (107.229cm 27.404cm)">
            <text:p/>
          </draw:circle>
          <draw:circle draw:style-name="gr2" draw:text-style-name="P1" draw:layer="layout" svg:width="0.9cm" svg:height="0.9cm" draw:transform="rotate (-2.18166156499369) translate (106.646cm 27.506cm)">
            <text:p/>
          </draw:circle>
          <draw:rect draw:style-name="gr2" draw:text-style-name="P1" draw:layer="layout" svg:width="2.46cm" svg:height="3.25cm" draw:transform="rotate (-2.18166156499369) translate (107.141cm 26.901cm)">
            <text:p/>
          </draw:rect>
          <draw:circle draw:style-name="gr2" draw:text-style-name="P1" draw:layer="layout" svg:width="0.42cm" svg:height="0.42cm" draw:transform="rotate (-2.18183609791889) translate (104.94cm 25.843cm)">
            <text:p/>
          </draw:circle>
          <draw:circle draw:style-name="gr2" draw:text-style-name="P1" draw:layer="layout" svg:width="0.42cm" svg:height="0.42cm" draw:transform="rotate (-2.18183609791889) translate (105.285cm 26.084cm)">
            <text:p/>
          </draw:circle>
          <draw:rect draw:style-name="gr2" draw:text-style-name="P1" draw:layer="layout" svg:width="0.42cm" svg:height="0.42cm" draw:transform="rotate (-2.18183609791889) translate (105.112cm 25.964cm)">
            <text:p/>
          </draw:rect>
          <draw:circle draw:style-name="gr2" draw:text-style-name="P1" draw:layer="layout" svg:width="0.42cm" svg:height="0.42cm" draw:transform="rotate (-2.18183609791889) translate (104.223cm 26.867cm)">
            <text:p/>
          </draw:circle>
          <draw:circle draw:style-name="gr2" draw:text-style-name="P1" draw:layer="layout" svg:width="0.42cm" svg:height="0.42cm" draw:transform="rotate (-2.18183609791889) translate (104.566cm 27.107cm)">
            <text:p/>
          </draw:circle>
          <draw:rect draw:style-name="gr2" draw:text-style-name="P1" draw:layer="layout" svg:width="0.42cm" svg:height="0.42cm" draw:transform="rotate (-2.18183609791889) translate (104.396cm 26.986cm)">
            <text:p/>
          </draw:rect>
          <draw:ellipse draw:style-name="gr2" draw:text-style-name="P1" draw:layer="layout" svg:width="0.7cm" svg:height="0.701cm" draw:transform="rotate (-2.18253422961968) translate (105.053cm 25.439cm)">
            <text:p/>
          </draw:ellipse>
          <draw:ellipse draw:style-name="gr2" draw:text-style-name="P1" draw:layer="layout" svg:width="0.7cm" svg:height="0.701cm" draw:transform="rotate (-2.18253422961968) translate (104.044cm 26.882cm)">
            <text:p/>
          </draw:ellipse>
          <draw:line draw:style-name="gr4" draw:text-style-name="P1" draw:layer="layout" svg:x1="106.018cm" svg:y1="28.489cm" svg:x2="79.019cm" svg:y2="28.487cm">
            <text:p/>
          </draw:line>
          <draw:circle draw:style-name="gr2" draw:text-style-name="P1" draw:layer="layout" svg:width="2.4cm" svg:height="2.4cm" draw:transform="rotate (-1.30899693899669) translate (110.036cm 22.972cm)">
            <text:p/>
          </draw:circle>
          <draw:circle draw:style-name="gr5" draw:text-style-name="P1" draw:layer="layout" svg:width="1.74cm" svg:height="1.74cm" draw:transform="rotate (-1.30917147192189) translate (109.804cm 23.376cm)">
            <text:p/>
          </draw:circle>
          <draw:circle draw:style-name="gr2" draw:text-style-name="P1" draw:layer="layout" svg:width="0.9cm" svg:height="0.9cm" draw:transform="rotate (-1.30882240607149) translate (109.507cm 23.892cm)">
            <text:p/>
          </draw:circle>
          <draw:rect draw:style-name="gr2" draw:text-style-name="P1" draw:layer="layout" svg:width="2.46cm" svg:height="3.25cm" draw:transform="rotate (-1.30882240607149) translate (109.363cm 23.122cm)">
            <text:p/>
          </draw:rect>
          <draw:circle draw:style-name="gr2" draw:text-style-name="P1" draw:layer="layout" svg:width="0.42cm" svg:height="0.419cm" draw:transform="rotate (-1.30847334022109) translate (107.136cm 24.127cm)">
            <text:p/>
          </draw:circle>
          <draw:circle draw:style-name="gr2" draw:text-style-name="P1" draw:layer="layout" svg:width="0.42cm" svg:height="0.419cm" draw:transform="rotate (-1.30847334022109) translate (107.543cm 24.019cm)">
            <text:p/>
          </draw:circle>
          <draw:rect draw:style-name="gr2" draw:text-style-name="P1" draw:layer="layout" svg:width="0.42cm" svg:height="0.419cm" draw:transform="rotate (-1.30847334022109) translate (107.34cm 24.073cm)">
            <text:p/>
          </draw:rect>
          <draw:circle draw:style-name="gr2" draw:text-style-name="P1" draw:layer="layout" svg:width="0.42cm" svg:height="0.419cm" draw:transform="rotate (-1.30847334022109) translate (107.461cm 25.334cm)">
            <text:p/>
          </draw:circle>
          <draw:circle draw:style-name="gr2" draw:text-style-name="P1" draw:layer="layout" svg:width="0.42cm" svg:height="0.419cm" draw:transform="rotate (-1.30847334022109) translate (107.866cm 25.225cm)">
            <text:p/>
          </draw:circle>
          <draw:rect draw:style-name="gr2" draw:text-style-name="P1" draw:layer="layout" svg:width="0.42cm" svg:height="0.419cm" draw:transform="rotate (-1.30847334022109) translate (107.663cm 25.281cm)">
            <text:p/>
          </draw:rect>
          <draw:circle draw:style-name="gr2" draw:text-style-name="P1" draw:layer="layout" svg:width="0.7cm" svg:height="0.7cm" draw:transform="rotate (-1.30917147192189) translate (106.9cm 23.782cm)">
            <text:p/>
          </draw:circle>
          <draw:circle draw:style-name="gr2" draw:text-style-name="P1" draw:layer="layout" svg:width="0.7cm" svg:height="0.7cm" draw:transform="rotate (-1.30917147192189) translate (107.356cm 25.483cm)">
            <text:p/>
          </draw:circle>
          <draw:line draw:style-name="gr4" draw:text-style-name="P1" draw:layer="layout" svg:x1="77.085cm" svg:y1="27.776cm" svg:x2="73.989cm" svg:y2="16.185cm">
            <text:p/>
          </draw:line>
          <draw:line draw:style-name="gr4" draw:text-style-name="P1" draw:layer="layout" svg:x1="109.442cm" svg:y1="23.605cm" svg:x2="76.272cm" svg:y2="14.715cm">
            <text:p/>
          </draw:line>
          <draw:circle draw:style-name="gr2" draw:text-style-name="P1" draw:layer="layout" svg:width="2.4cm" svg:height="2.4cm" draw:transform="rotate (3.1415926535892) translate (95.92cm 28.831cm)">
            <text:p/>
          </draw:circle>
          <draw:circle draw:style-name="gr5" draw:text-style-name="P1" draw:layer="layout" svg:width="1.74cm" svg:height="1.74cm" draw:transform="rotate (3.1415926535892) translate (95.592cm 28.501cm)">
            <text:p/>
          </draw:circle>
          <draw:circle draw:style-name="gr2" draw:text-style-name="P1" draw:layer="layout" svg:width="-0.9cm" svg:height="-0.9cm" svg:x="95.171cm" svg:y="28.081cm">
            <text:p/>
          </draw:circle>
          <draw:circle draw:style-name="gr2" draw:text-style-name="P1" draw:layer="layout" svg:width="2.4cm" svg:height="2.4cm" draw:transform="rotate (3.1415926535892) translate (93.401cm 28.831cm)">
            <text:p/>
          </draw:circle>
          <draw:circle draw:style-name="gr5" draw:text-style-name="P1" draw:layer="layout" svg:width="1.74cm" svg:height="1.74cm" draw:transform="rotate (3.1415926535892) translate (93.072cm 28.502cm)">
            <text:p/>
          </draw:circle>
          <draw:circle draw:style-name="gr2" draw:text-style-name="P1" draw:layer="layout" svg:width="-0.9cm" svg:height="-0.9cm" svg:x="92.651cm" svg:y="28.081cm">
            <text:p/>
          </draw:circle>
          <draw:rect draw:style-name="gr2" draw:text-style-name="P1" draw:layer="layout" svg:width="2.52cm" svg:height="4.22cm" draw:transform="rotate (3.1415926535892) translate (94.721cm 28.831cm)">
            <text:p/>
          </draw:rect>
          <draw:rect draw:style-name="gr2" draw:text-style-name="P1" draw:layer="layout" svg:width="2.52cm" svg:height="3.46cm" draw:transform="rotate (3.1415926535892) translate (94.721cm 28.071cm)">
            <text:p/>
          </draw:rect>
          <draw:rect draw:style-name="gr2" draw:text-style-name="P1" draw:layer="layout" svg:width="2.52cm" svg:height="1.715cm" draw:transform="rotate (3.1415926535892) translate (94.721cm 24.611cm)">
            <text:p/>
          </draw:rect>
          <draw:circle draw:style-name="gr2" draw:text-style-name="P1" draw:layer="layout" svg:width="-0.42cm" svg:height="-0.42cm" svg:x="94.295cm" svg:y="24.036cm">
            <text:p/>
          </draw:circle>
          <draw:circle draw:style-name="gr2" draw:text-style-name="P1" draw:layer="layout" svg:width="-0.42cm" svg:height="-0.42cm" svg:x="94.296cm" svg:y="24.456cm">
            <text:p/>
          </draw:circle>
          <draw:rect draw:style-name="gr2" draw:text-style-name="P1" draw:layer="layout" svg:width="-0.42cm" svg:height="-0.42cm" svg:x="94.296cm" svg:y="24.247cm">
            <text:p/>
          </draw:rect>
          <draw:circle draw:style-name="gr2" draw:text-style-name="P1" draw:layer="layout" svg:width="-0.42cm" svg:height="-0.42cm" svg:x="93.046cm" svg:y="24.036cm">
            <text:p/>
          </draw:circle>
          <draw:circle draw:style-name="gr2" draw:text-style-name="P1" draw:layer="layout" svg:width="-0.42cm" svg:height="-0.42cm" svg:x="93.046cm" svg:y="24.456cm">
            <text:p/>
          </draw:circle>
          <draw:rect draw:style-name="gr2" draw:text-style-name="P1" draw:layer="layout" svg:width="-0.42cm" svg:height="-0.42cm" svg:x="93.046cm" svg:y="24.246cm">
            <text:p/>
          </draw:rect>
          <draw:rect draw:style-name="gr2" draw:text-style-name="P1" draw:layer="layout" svg:width="-0.13cm" svg:height="-0.48cm" svg:x="93.525cm" svg:y="24.611cm">
            <text:p/>
          </draw:rect>
          <draw:circle draw:style-name="gr2" draw:text-style-name="P1" draw:layer="layout" svg:width="-0.7cm" svg:height="-0.7cm" svg:x="94.721cm" svg:y="23.597cm">
            <text:p/>
          </draw:circle>
          <draw:circle draw:style-name="gr2" draw:text-style-name="P1" draw:layer="layout" svg:width="-0.7cm" svg:height="-0.7cm" svg:x="92.901cm" svg:y="23.597cm">
            <text:p/>
          </draw:circle>
          <draw:circle draw:style-name="gr5" draw:text-style-name="P1" draw:layer="layout" svg:width="4.69cm" svg:height="4.69cm" svg:x="76.732cm" svg:y="23.795cm">
            <text:p/>
          </draw:circle>
          <draw:circle draw:style-name="gr6" draw:text-style-name="P1" draw:layer="layout" svg:width="0.6cm" svg:height="0.6cm" svg:x="78.777cm" svg:y="25.841cm">
            <text:p/>
          </draw:circle>
          <draw:circle draw:style-name="gr6" draw:text-style-name="P1" draw:layer="layout" svg:width="3.61cm" svg:height="3.61cm" svg:x="77.273cm" svg:y="24.336cm">
            <text:p/>
          </draw:circle>
          <draw:circle draw:style-name="gr7" draw:text-style-name="P1" draw:layer="layout" svg:width="3.76cm" svg:height="3.76cm" svg:x="77.198cm" svg:y="24.26cm">
            <text:p/>
          </draw:circle>
          <draw:circle draw:style-name="gr8" draw:text-style-name="P1" draw:layer="layout" svg:width="6.05cm" svg:height="6.05cm" svg:x="76.053cm" svg:y="23.116cm">
            <text:p/>
          </draw:circle>
          <draw:circle draw:style-name="gr8" draw:text-style-name="P1" draw:layer="layout" svg:width="5.32cm" svg:height="5.32cm" svg:x="76.418cm" svg:y="23.481cm">
            <text:p/>
          </draw:circle>
          <draw:circle draw:style-name="gr5" draw:text-style-name="P1" draw:layer="layout" svg:width="4.69cm" svg:height="4.69cm" svg:x="74.368cm" svg:y="14.921cm">
            <text:p/>
          </draw:circle>
          <draw:circle draw:style-name="gr6" draw:text-style-name="P1" draw:layer="layout" svg:width="0.6cm" svg:height="0.6cm" svg:x="76.413cm" svg:y="16.966cm">
            <text:p/>
          </draw:circle>
          <draw:circle draw:style-name="gr6" draw:text-style-name="P1" draw:layer="layout" svg:width="3.61cm" svg:height="3.61cm" svg:x="74.908cm" svg:y="15.461cm">
            <text:p/>
          </draw:circle>
          <draw:circle draw:style-name="gr7" draw:text-style-name="P1" draw:layer="layout" svg:width="3.76cm" svg:height="3.76cm" svg:x="74.833cm" svg:y="15.386cm">
            <text:p/>
          </draw:circle>
          <draw:circle draw:style-name="gr8" draw:text-style-name="P1" draw:layer="layout" svg:width="6.05cm" svg:height="6.05cm" svg:x="73.688cm" svg:y="14.241cm">
            <text:p/>
          </draw:circle>
          <draw:circle draw:style-name="gr8" draw:text-style-name="P1" draw:layer="layout" svg:width="5.32cm" svg:height="5.32cm" svg:x="74.053cm" svg:y="14.606cm">
            <text:p/>
          </draw:circle>
          <draw:ellipse draw:style-name="gr8" draw:text-style-name="P1" draw:layer="layout" svg:width="3.13cm" svg:height="3.132cm" draw:transform="skewX (0.000698131700797541) rotate (-1.30899693899669) translate (110.295cm 22.526cm)">
            <text:p/>
          </draw:ellipse>
          <draw:circle draw:style-name="gr8" draw:text-style-name="P1" draw:layer="layout" svg:width="3.134cm" svg:height="3.134cm" draw:transform="rotate (-2.18183609791889) translate (108.199cm 27.233cm)">
            <text:p/>
          </draw:circle>
          <draw:line draw:style-name="gr9" draw:text-style-name="P1" draw:layer="layout" svg:x1="109.78cm" svg:y1="22.959cm" svg:x2="77.78cm" svg:y2="14.383cm">
            <text:p/>
          </draw:line>
          <draw:line draw:style-name="gr9" draw:text-style-name="P1" draw:layer="layout" svg:x1="76.258cm" svg:y1="27.318cm" svg:x2="73.758cm" svg:y2="17.958cm">
            <text:p/>
          </draw:line>
          <draw:line draw:style-name="gr9" draw:text-style-name="P1" draw:layer="layout" svg:x1="106.017cm" svg:y1="29.19cm" svg:x2="79.018cm" svg:y2="29.188cm">
            <text:p/>
          </draw:line>
          <draw:line draw:style-name="gr9" draw:text-style-name="P1" draw:layer="layout" svg:x1="110.296cm" svg:y1="25.572cm" svg:x2="107.153cm" svg:y2="28.706cm">
            <text:p/>
          </draw:line>
          <draw:circle draw:style-name="gr10" draw:text-style-name="P1" draw:layer="layout" svg:width="0.143cm" svg:height="0.143cm" draw:transform="skewX (0.006981317007976) rotate (-1.30882240607149) translate (109.238cm 24.355cm)">
            <text:p/>
          </draw:circle>
          <draw:circle draw:style-name="gr10" draw:text-style-name="P1" draw:layer="layout" svg:width="0.141cm" svg:height="0.141cm" draw:transform="rotate (-2.18445409179688) translate (106.115cm 27.6cm)">
            <text:p/>
          </draw:circle>
          <draw:line draw:style-name="gr11" draw:text-style-name="P1" draw:layer="layout" svg:x1="109.257cm" svg:y1="24.484cm" svg:x2="106.114cm" svg:y2="27.618cm">
            <text:p/>
          </draw:line>
          <draw:line draw:style-name="gr11" draw:text-style-name="P1" draw:layer="layout" svg:x1="106.037cm" svg:y1="27.694cm" svg:x2="79.038cm" svg:y2="27.692cm">
            <text:p/>
          </draw:line>
          <draw:line draw:style-name="gr11" draw:text-style-name="P1" draw:layer="layout" svg:x1="109.219cm" svg:y1="24.375cm" svg:x2="76.049cm" svg:y2="15.485cm">
            <text:p/>
          </draw:line>
          <draw:circle draw:style-name="gr10" draw:text-style-name="P1" draw:layer="layout" svg:width="3.09cm" svg:height="3.09cm" svg:x="77.533cm" svg:y="24.595cm">
            <text:p/>
          </draw:circle>
          <draw:line draw:style-name="gr11" draw:text-style-name="P1" draw:layer="layout" svg:x1="77.638cm" svg:y1="26.753cm" svg:x2="74.542cm" svg:y2="15.162cm">
            <text:p/>
          </draw:line>
          <draw:circle draw:style-name="gr10" draw:text-style-name="P1" draw:layer="layout" svg:width="3.09cm" svg:height="3.09cm" svg:x="75.168cm" svg:y="15.721cm">
            <text:p/>
          </draw:circle>
          <draw:g>
            <draw:circle draw:style-name="gr2" draw:text-style-name="P1" draw:layer="layout" svg:width="3.76cm" svg:height="3.76cm" draw:transform="rotate (0.7853981633973) translate (74.052cm 17.271cm)">
              <text:p/>
            </draw:circle>
            <draw:circle draw:style-name="gr2" draw:text-style-name="P1" draw:layer="layout" svg:width="3.1cm" svg:height="3.1cm" draw:transform="rotate (0.7853981633973) translate (74.519cm 17.271cm)">
              <text:p/>
            </draw:circle>
            <draw:circle draw:style-name="gr2" draw:text-style-name="P1" draw:layer="layout" svg:width="0.6cm" svg:height="0.6cm" draw:transform="rotate (0.7853981633973) translate (76.288cm 17.27cm)">
              <text:p/>
            </draw:circle>
            <draw:ellipse draw:style-name="gr2" draw:text-style-name="P1" draw:layer="layout" svg:width="1.201cm" svg:height="1.2cm" draw:transform="rotate (0.7853981633973) translate (75.863cm 17.27cm)">
              <text:p/>
            </draw:ellipse>
            <draw:rect draw:style-name="gr2" draw:text-style-name="P1" draw:layer="layout" svg:width="3.76cm" svg:height="3.93cm" draw:transform="rotate (0.7853981633973) translate (74.554cm 17.772cm)">
              <text:p/>
            </draw:rect>
            <draw:line draw:style-name="gr4" draw:text-style-name="P1" draw:layer="layout" svg:x1="78.04cm" svg:y1="15.94cm" svg:x2="75.381cm" svg:y2="18.599cm">
              <text:p/>
            </draw:line>
            <draw:line draw:style-name="gr4" draw:text-style-name="P1" draw:layer="layout" svg:x1="78.527cm" svg:y1="17.755cm" svg:x2="74.895cm" svg:y2="16.782cm">
              <text:p/>
            </draw:line>
            <draw:line draw:style-name="gr4" draw:text-style-name="P1" draw:layer="layout" svg:x1="76.224cm" svg:y1="15.453cm" svg:x2="77.197cm" svg:y2="19.085cm">
              <text:p/>
            </draw:line>
            <draw:circle draw:style-name="gr2" draw:text-style-name="P1" draw:layer="layout" svg:width="3.76cm" svg:height="3.76cm" draw:transform="rotate (0.7853981633973) translate (74.554cm 17.772cm)">
              <text:p/>
            </draw:circle>
          </draw:g>
          <draw:circle draw:style-name="gr12" draw:text-style-name="P1" draw:layer="layout" svg:width="0.4cm" svg:height="0.4cm" svg:x="79.21cm" svg:y="19.754cm">
            <text:p/>
          </draw:circle>
          <draw:circle draw:style-name="gr4" draw:text-style-name="P1" draw:layer="layout" svg:width="0.4cm" svg:height="0.4cm" svg:x="78.911cm" svg:y="25.911cm">
            <text:p/>
          </draw:circle>
          <draw:circle draw:style-name="gr4" draw:text-style-name="P1" draw:layer="layout" svg:width="0.4cm" svg:height="0.4cm" svg:x="79.808cm" svg:y="20.647cm">
            <text:p/>
          </draw:circle>
          <draw:circle draw:style-name="gr12" draw:text-style-name="P1" draw:layer="layout" svg:width="0.4cm" svg:height="0.4cm" svg:x="78.907cm" svg:y="25.966cm">
            <text:p/>
          </draw:circle>
          <draw:circle draw:style-name="gr4" draw:text-style-name="P1" draw:layer="layout" svg:width="0.2cm" svg:height="0.2cm" svg:x="107.15cm" svg:y="24.229cm">
            <text:p/>
          </draw:circle>
          <draw:circle draw:style-name="gr4" draw:text-style-name="P1" draw:layer="layout" svg:width="0.2cm" svg:height="0.2cm" svg:x="107.451cm" svg:y="25.429cm">
            <text:p/>
          </draw:circle>
          <draw:circle draw:style-name="gr4" draw:text-style-name="P1" draw:layer="layout" svg:width="0.2cm" svg:height="0.2cm" svg:x="104.751cm" svg:y="25.929cm">
            <text:p/>
          </draw:circle>
          <draw:circle draw:style-name="gr4" draw:text-style-name="P1" draw:layer="layout" svg:width="0.2cm" svg:height="0.2cm" svg:x="104.051cm" svg:y="26.929cm">
            <text:p/>
          </draw:circle>
          <draw:circle draw:style-name="gr4" draw:text-style-name="P1" draw:layer="layout" svg:width="0.2cm" svg:height="0.2cm" svg:x="93.951cm" svg:y="23.929cm">
            <text:p/>
          </draw:circle>
          <draw:circle draw:style-name="gr4" draw:text-style-name="P1" draw:layer="layout" svg:width="0.2cm" svg:height="0.2cm" svg:x="92.751cm" svg:y="23.929cm">
            <text:p/>
          </draw:circle>
          <draw:circle draw:style-name="gr4" draw:text-style-name="P1" draw:layer="layout" svg:width="0.2cm" svg:height="0.2cm" svg:x="91.25cm" svg:y="23.229cm">
            <text:p/>
          </draw:circle>
          <draw:circle draw:style-name="gr4" draw:text-style-name="P1" draw:layer="layout" svg:width="0.2cm" svg:height="0.2cm" svg:x="90.051cm" svg:y="22.929cm">
            <text:p/>
          </draw:circle>
          <draw:g>
            <draw:circle draw:style-name="gr4" draw:text-style-name="P1" draw:layer="layout" svg:width="0.2cm" svg:height="0.2cm" draw:transform="rotate (-1.70134695484494) translate (88.296cm 21.528cm)">
              <text:p/>
            </draw:circle>
            <draw:rect draw:style-name="gr2" draw:text-style-name="P1" draw:layer="layout" svg:width="5cm" svg:height="0.301cm" draw:transform="rotate (-1.70169602069534) translate (88.455cm 20.759cm)">
              <text:p/>
            </draw:rect>
            <draw:rect draw:style-name="gr2" draw:text-style-name="P1" draw:layer="layout" svg:width="1.2cm" svg:height="0.301cm" draw:transform="rotate (-1.70204508654574) translate (88.455cm 20.759cm)">
              <text:p/>
            </draw:rect>
            <draw:rect draw:style-name="gr2" draw:text-style-name="P1" draw:layer="layout" svg:width="1.2cm" svg:height="0.301cm" draw:transform="rotate (-1.70204508654574) translate (87.959cm 24.526cm)">
              <text:p/>
            </draw:rect>
            <draw:circle draw:style-name="gr12" draw:text-style-name="P1" draw:layer="layout" svg:width="0.2cm" svg:height="0.2cm" draw:transform="rotate (-1.70134695484494) translate (88.353cm 21.021cm)">
              <text:p/>
            </draw:circle>
            <draw:circle draw:style-name="gr12" draw:text-style-name="P1" draw:layer="layout" svg:width="0.2cm" svg:height="0.2cm" draw:transform="rotate (-1.70134695484494) translate (87.793cm 25.284cm)">
              <text:p/>
            </draw:circle>
            <draw:circle draw:style-name="gr4" draw:text-style-name="P1" draw:layer="layout" svg:width="0.2cm" svg:height="0.2cm" draw:transform="rotate (-1.70134695484494) translate (87.878cm 24.701cm)">
              <text:p/>
            </draw:circle>
          </draw:g>
          <draw:g>
            <draw:circle draw:style-name="gr12" draw:text-style-name="P1" draw:layer="layout" svg:width="0.2cm" svg:height="0.2cm" draw:transform="rotate (-0.263195651201882) translate (94.876cm 21.247cm)">
              <text:p/>
            </draw:circle>
            <draw:rect draw:style-name="gr2" draw:text-style-name="P1" draw:layer="layout" svg:width="11.5cm" svg:height="0.299cm" draw:transform="rotate (-0.261799387800286) translate (94.426cm 21.073cm)">
              <text:p/>
            </draw:rect>
            <draw:rect draw:style-name="gr2" draw:text-style-name="P1" draw:layer="layout" svg:width="2cm" svg:height="0.3cm" draw:transform="rotate (-0.261973920725486) translate (94.426cm 21.073cm)">
              <text:p/>
            </draw:rect>
            <draw:rect draw:style-name="gr2" draw:text-style-name="P1" draw:layer="layout" svg:width="2cm" svg:height="0.3cm" draw:transform="rotate (-0.261973920725486) translate (103.602cm 23.533cm)">
              <text:p/>
            </draw:rect>
            <draw:circle draw:style-name="gr4" draw:text-style-name="P1" draw:layer="layout" svg:width="0.2cm" svg:height="0.2cm" draw:transform="rotate (-0.263195651201882) translate (95.768cm 21.491cm)">
              <text:p/>
            </draw:circle>
            <draw:circle draw:style-name="gr12" draw:text-style-name="P1" draw:layer="layout" svg:width="0.2cm" svg:height="0.2cm" draw:transform="rotate (2.8783970023885) translate (105.182cm 24.222cm)">
              <text:p/>
            </draw:circle>
            <draw:circle draw:style-name="gr4" draw:text-style-name="P1" draw:layer="layout" svg:width="0.2cm" svg:height="0.2cm" draw:transform="rotate (2.8783970023885) translate (104.289cm 23.976cm)">
              <text:p/>
            </draw:circle>
          </draw:g>
          <draw:g>
            <draw:rect draw:style-name="gr2" draw:text-style-name="P1" draw:layer="layout" svg:width="6.6cm" svg:height="0.3cm" svg:x="96.175cm" svg:y="26.791cm">
              <text:p/>
            </draw:rect>
            <draw:rect draw:style-name="gr2" draw:text-style-name="P1" draw:layer="layout" svg:width="2cm" svg:height="0.3cm" svg:x="96.175cm" svg:y="26.791cm">
              <text:p/>
            </draw:rect>
            <draw:rect draw:style-name="gr2" draw:text-style-name="P1" draw:layer="layout" svg:width="2cm" svg:height="0.3cm" svg:x="100.776cm" svg:y="26.791cm">
              <text:p/>
            </draw:rect>
            <draw:circle draw:style-name="gr12" draw:text-style-name="P1" draw:layer="layout" svg:width="0.2cm" svg:height="0.2cm" svg:x="96.664cm" svg:y="26.834cm">
              <text:p/>
            </draw:circle>
            <draw:circle draw:style-name="gr4" draw:text-style-name="P1" draw:layer="layout" svg:width="0.2cm" svg:height="0.2cm" svg:x="97.589cm" svg:y="26.84cm">
              <text:p/>
            </draw:circle>
            <draw:circle draw:style-name="gr12" draw:text-style-name="P1" draw:layer="layout" svg:width="-0.2cm" svg:height="-0.2cm" svg:x="102.289cm" svg:y="27.04cm">
              <text:p/>
            </draw:circle>
            <draw:circle draw:style-name="gr4" draw:text-style-name="P1" draw:layer="layout" svg:width="-0.2cm" svg:height="-0.2cm" svg:x="101.364cm" svg:y="27.034cm">
              <text:p/>
            </draw:circle>
          </draw:g>
          <draw:g>
            <draw:rect draw:style-name="gr2" draw:text-style-name="P1" draw:layer="layout" svg:width="8cm" svg:height="0.3cm" svg:x="82.561cm" svg:y="26.791cm">
              <text:p/>
            </draw:rect>
            <draw:rect draw:style-name="gr2" draw:text-style-name="P1" draw:layer="layout" svg:width="2cm" svg:height="0.3cm" svg:x="82.561cm" svg:y="26.791cm">
              <text:p/>
            </draw:rect>
            <draw:rect draw:style-name="gr2" draw:text-style-name="P1" draw:layer="layout" svg:width="2cm" svg:height="0.3cm" svg:x="88.562cm" svg:y="26.791cm">
              <text:p/>
            </draw:rect>
            <draw:circle draw:style-name="gr12" draw:text-style-name="P1" draw:layer="layout" svg:width="0.2cm" svg:height="0.2cm" svg:x="83.112cm" svg:y="26.835cm">
              <text:p/>
            </draw:circle>
            <draw:circle draw:style-name="gr4" draw:text-style-name="P1" draw:layer="layout" svg:width="0.2cm" svg:height="0.2cm" svg:x="84.037cm" svg:y="26.841cm">
              <text:p/>
            </draw:circle>
            <draw:circle draw:style-name="gr12" draw:text-style-name="P1" draw:layer="layout" svg:width="-0.2cm" svg:height="-0.2cm" svg:x="90.171cm" svg:y="27.041cm">
              <text:p/>
            </draw:circle>
            <draw:circle draw:style-name="gr4" draw:text-style-name="P1" draw:layer="layout" svg:width="-0.2cm" svg:height="-0.2cm" svg:x="89.246cm" svg:y="27.036cm">
              <text:p/>
            </draw:circle>
          </draw:g>
          <draw:circle draw:style-name="gr12" draw:text-style-name="P1" draw:layer="layout" svg:width="0.2cm" svg:height="0.2cm" draw:transform="rotate (-0.263195651201882) translate (82.466cm 17.9cm)">
            <text:p/>
          </draw:circle>
          <draw:circle draw:style-name="gr4" draw:text-style-name="P1" draw:layer="layout" svg:width="0.2cm" svg:height="0.2cm" draw:transform="rotate (-0.263195651201882) translate (83.027cm 18.022cm)">
            <text:p/>
          </draw:circle>
          <draw:circle draw:style-name="gr12" draw:text-style-name="P1" draw:layer="layout" svg:width="0.2cm" svg:height="0.2cm" draw:transform="rotate (2.8783970023885) translate (88.311cm 19.66cm)">
            <text:p/>
          </draw:circle>
          <draw:circle draw:style-name="gr4" draw:text-style-name="P1" draw:layer="layout" svg:width="0.2cm" svg:height="0.2cm" draw:transform="rotate (2.8783970023885) translate (87.554cm 19.468cm)">
            <text:p/>
          </draw:circle>
          <draw:circle draw:style-name="gr2" draw:text-style-name="P1" draw:layer="layout" svg:width="0.3cm" svg:height="0.3cm" svg:x="87.829cm" svg:y="23.068cm">
            <text:p/>
          </draw:circle>
          <draw:circle draw:style-name="gr2" draw:text-style-name="P1" draw:layer="layout" svg:width="0.3cm" svg:height="0.3cm" svg:x="99.792cm" svg:y="22.558cm">
            <text:p/>
          </draw:circle>
          <draw:circle draw:style-name="gr2" draw:text-style-name="P1" draw:layer="layout" svg:width="0.3cm" svg:height="0.3cm" svg:x="99.325cm" svg:y="26.791cm">
            <text:p/>
          </draw:circle>
          <draw:circle draw:style-name="gr2" draw:text-style-name="P1" draw:layer="layout" svg:width="0.3cm" svg:height="0.3cm" svg:x="86.41cm" svg:y="26.792cm">
            <text:p/>
          </draw:circle>
          <draw:circle draw:style-name="gr10" draw:text-style-name="P1" draw:layer="layout" svg:width="0.9cm" svg:height="0.9cm" draw:transform="rotate (-2.18166156499369) translate (106.48cm 27.131cm)">
            <text:p/>
          </draw:circle>
          <draw:circle draw:style-name="gr10" draw:text-style-name="P1" draw:layer="layout" svg:width="0.9cm" svg:height="0.9cm" draw:transform="rotate (-2.18166156499369) translate (109.08cm 24.531cm)">
            <text:p/>
          </draw:circle>
          <draw:circle draw:style-name="gr2" draw:text-style-name="P1" draw:layer="layout" svg:width="0.3cm" svg:height="0.3cm" svg:x="107.216cm" svg:y="24.787cm">
            <text:p/>
          </draw:circle>
          <draw:circle draw:style-name="gr2" draw:text-style-name="P1" draw:layer="layout" svg:width="0.3cm" svg:height="0.3cm" svg:x="104.283cm" svg:y="26.346cm">
            <text:p/>
          </draw:circle>
          <draw:rect draw:style-name="gr2" draw:text-style-name="P1" draw:layer="layout" svg:width="1.624cm" svg:height="3.8cm" draw:transform="rotate (2.3561944901919) translate (77.249cm 20.492cm)">
            <text:p/>
          </draw:rect>
          <draw:rect draw:style-name="gr2" draw:text-style-name="P1" draw:layer="layout" svg:width="1cm" svg:height="4.8cm" draw:transform="rotate (2.3561944901919) translate (75.746cm 19.698cm)">
            <text:p/>
          </draw:rect>
          <draw:circle draw:style-name="gr4" draw:text-style-name="P1" draw:layer="layout" svg:width="0.4cm" svg:height="0.4cm" draw:transform="rotate (0.7853981633973) translate (78.443cm 16.227cm)">
            <text:p/>
          </draw:circle>
          <draw:circle draw:style-name="gr4" draw:text-style-name="P1" draw:layer="layout" svg:width="0.4cm" svg:height="0.4cm" draw:transform="rotate (0.7853981633973) translate (78.727cm 17.499cm)">
            <text:p/>
          </draw:circle>
          <draw:g>
            <draw:rect draw:style-name="gr2" draw:text-style-name="P1" draw:layer="layout" svg:width="3.76cm" svg:height="0.2cm" draw:transform="rotate (0.7853981633973) translate (77.05cm 20.269cm)">
              <text:p/>
            </draw:rect>
            <draw:circle draw:style-name="gr4" draw:text-style-name="P1" draw:layer="layout" svg:width="0.4cm" svg:height="0.4cm" draw:transform="rotate (0.7853981633973) translate (79.301cm 18.381cm)">
              <text:p/>
            </draw:circle>
            <draw:g>
              <draw:rect draw:style-name="gr2" draw:text-style-name="P1" draw:layer="layout" svg:width="5.001cm" svg:height="0.6cm" draw:transform="rotate (2.3561944901919) translate (80.644cm 24.737cm)">
                <text:p/>
              </draw:rect>
              <draw:rect draw:style-name="gr2" draw:text-style-name="P1" draw:layer="layout" svg:width="1.5cm" svg:height="0.6cm" draw:transform="rotate (2.3561944901919) translate (78.168cm 22.261cm)">
                <text:p/>
              </draw:rect>
              <draw:rect draw:style-name="gr2" draw:text-style-name="P1" draw:layer="layout" svg:width="3cm" svg:height="0.6cm" draw:transform="rotate (2.3561944901919) translate (79.229cm 23.322cm)">
                <text:p/>
              </draw:rect>
              <draw:rect draw:style-name="gr2" draw:text-style-name="P1" draw:layer="layout" svg:width="1cm" svg:height="0.6cm" draw:transform="rotate (2.3561944901919) translate (77.815cm 21.907cm)">
                <text:p/>
              </draw:rect>
              <draw:rect draw:style-name="gr2" draw:text-style-name="P1" draw:layer="layout" svg:width="1cm" svg:height="0.6cm" draw:transform="rotate (2.3561944901919) translate (79.229cm 23.322cm)">
                <text:p/>
              </draw:rect>
              <draw:rect draw:style-name="gr2" draw:text-style-name="P1" draw:layer="layout" svg:width="0.6cm" svg:height="0.6cm" draw:transform="rotate (2.3561944901919) translate (77.107cm 21.2cm)">
                <text:p/>
              </draw:rect>
              <draw:rect draw:style-name="gr14" draw:text-style-name="P1" draw:layer="layout" svg:width="0.199cm" svg:height="0.4cm" draw:transform="rotate (2.3561944901919) translate (77.163cm 21.109cm)">
                <text:p/>
              </draw:rect>
              <draw:circle draw:style-name="gr2" draw:text-style-name="P1" draw:layer="layout" svg:width="0.3cm" svg:height="0.3cm" draw:transform="rotate (0.7853981633973) translate (78.162cm 22.043cm)">
                <text:p/>
              </draw:circle>
              <draw:ellipse draw:style-name="gr4" draw:text-style-name="P1" draw:layer="layout" svg:width="0.4cm" svg:height="0.2cm" draw:transform="rotate (0.7853981633973) translate (77.86cm 21.81cm)">
                <text:p/>
              </draw:ellipse>
              <draw:ellipse draw:style-name="gr12" draw:text-style-name="P1" draw:layer="layout" svg:width="0.4cm" svg:height="0.2cm" draw:transform="rotate (0.7853981633973) translate (77.47cm 21.43cm)">
                <text:p/>
              </draw:ellipse>
              <draw:ellipse draw:style-name="gr12" draw:text-style-name="P1" draw:layer="layout" svg:width="0.4cm" svg:height="0.2cm" draw:transform="rotate (0.7853981633973) translate (78.858cm 22.82cm)">
                <text:p/>
              </draw:ellipse>
            </draw:g>
            <draw:circle draw:style-name="gr2" draw:text-style-name="P1" draw:layer="layout" svg:width="0.3cm" svg:height="0.3cm" draw:transform="rotate (0.7853981633973) translate (78.452cm 19.22cm)">
              <text:p/>
            </draw:circle>
            <draw:rect draw:style-name="gr2" draw:text-style-name="P1" draw:layer="layout" svg:width="6.001cm" svg:height="0.6cm" draw:transform="rotate (0.7853981633973) translate (76.33cm 21.131cm)">
              <text:p/>
            </draw:rect>
            <draw:g>
              <draw:rect draw:style-name="gr2" draw:text-style-name="P1" draw:layer="layout" svg:width="5.001cm" svg:height="0.6cm" draw:transform="rotate (2.3561944901919) translate (83.756cm 21.627cm)">
                <text:p/>
              </draw:rect>
              <draw:rect draw:style-name="gr2" draw:text-style-name="P1" draw:layer="layout" svg:width="1.5cm" svg:height="0.6cm" draw:transform="rotate (2.3561944901919) translate (81.281cm 19.152cm)">
                <text:p/>
              </draw:rect>
              <draw:rect draw:style-name="gr2" draw:text-style-name="P1" draw:layer="layout" svg:width="3cm" svg:height="0.6cm" draw:transform="rotate (2.3561944901919) translate (82.341cm 20.211cm)">
                <text:p/>
              </draw:rect>
              <draw:rect draw:style-name="gr2" draw:text-style-name="P1" draw:layer="layout" svg:width="1cm" svg:height="0.6cm" draw:transform="rotate (2.3561944901919) translate (80.927cm 18.797cm)">
                <text:p/>
              </draw:rect>
              <draw:rect draw:style-name="gr2" draw:text-style-name="P1" draw:layer="layout" svg:width="1cm" svg:height="0.6cm" draw:transform="rotate (2.3561944901919) translate (82.34cm 20.211cm)">
                <text:p/>
              </draw:rect>
              <draw:rect draw:style-name="gr2" draw:text-style-name="P1" draw:layer="layout" svg:width="0.6cm" svg:height="0.6cm" draw:transform="rotate (2.3561944901919) translate (80.218cm 18.088cm)">
                <text:p/>
              </draw:rect>
              <draw:rect draw:style-name="gr14" draw:text-style-name="P1" draw:layer="layout" svg:width="0.199cm" svg:height="0.4cm" draw:transform="rotate (2.3561944901919) translate (80.275cm 17.999cm)">
                <text:p/>
              </draw:rect>
              <draw:circle draw:style-name="gr2" draw:text-style-name="P1" draw:layer="layout" svg:width="0.3cm" svg:height="0.3cm" draw:transform="rotate (0.7853981633973) translate (81.274cm 18.931cm)">
                <text:p/>
              </draw:circle>
              <draw:ellipse draw:style-name="gr4" draw:text-style-name="P1" draw:layer="layout" svg:width="0.4cm" svg:height="0.2cm" draw:transform="rotate (0.7853981633973) translate (80.971cm 18.698cm)">
                <text:p/>
              </draw:ellipse>
              <draw:ellipse draw:style-name="gr12" draw:text-style-name="P1" draw:layer="layout" svg:width="0.4cm" svg:height="0.2cm" draw:transform="rotate (0.7853981633973) translate (80.582cm 18.319cm)">
                <text:p/>
              </draw:ellipse>
              <draw:ellipse draw:style-name="gr12" draw:text-style-name="P1" draw:layer="layout" svg:width="0.4cm" svg:height="0.2cm" draw:transform="rotate (0.7853981633973) translate (81.968cm 19.71cm)">
                <text:p/>
              </draw:ellipse>
            </draw:g>
            <draw:rect draw:style-name="gr2" draw:text-style-name="P1" draw:layer="layout" svg:width="1cm" svg:height="0.6cm" draw:transform="rotate (0.7853981633973) translate (79.442cm 18.018cm)">
              <text:p/>
            </draw:rect>
            <draw:circle draw:style-name="gr12" draw:text-style-name="P1" draw:layer="layout" svg:width="0.4cm" svg:height="0.4cm" draw:transform="rotate (0.7853981633973) translate (79.652cm 17.999cm)">
              <text:p/>
            </draw:circle>
            <draw:rect draw:style-name="gr2" draw:text-style-name="P1" draw:layer="layout" svg:width="1cm" svg:height="0.6cm" draw:transform="rotate (0.7853981633973) translate (76.755cm 20.705cm)">
              <text:p/>
            </draw:rect>
            <draw:circle draw:style-name="gr12" draw:text-style-name="P1" draw:layer="layout" svg:width="0.4cm" svg:height="0.4cm" draw:transform="rotate (0.7853981633973) translate (77.177cm 20.474cm)">
              <text:p/>
            </draw:circle>
          </draw:g>
          <draw:g>
            <draw:ellipse draw:style-name="gr2" draw:text-style-name="P1" draw:layer="layout" svg:width="3.181cm" svg:height="3.18cm" draw:transform="rotate (0.7853981633973) translate (77.751cm 20.557cm)">
              <text:p/>
            </draw:ellipse>
            <draw:circle draw:style-name="gr2" draw:text-style-name="P1" draw:layer="layout" svg:width="2.15cm" svg:height="2.15cm" draw:transform="rotate (0.7853981633973) translate (78.48cm 20.558cm)">
              <text:p/>
            </draw:circle>
            <draw:circle draw:style-name="gr2" draw:text-style-name="P1" draw:layer="layout" svg:width="0.199cm" svg:height="0.2cm" draw:transform="rotate (0.7853981633973) translate (78.916cm 21.5cm)">
              <text:p/>
            </draw:circle>
            <draw:line draw:style-name="gr2" draw:text-style-name="P1" draw:layer="layout" svg:x1="81.124cm" svg:y1="19.433cm" svg:x2="78.875cm" svg:y2="21.682cm">
              <text:p/>
            </draw:line>
            <draw:circle draw:style-name="gr2" draw:text-style-name="P1" draw:layer="layout" svg:width="0.2cm" svg:height="0.2cm" draw:transform="rotate (-0.263195651201882) translate (78.641cm 20.089cm)">
              <text:p/>
            </draw:circle>
            <draw:circle draw:style-name="gr2" draw:text-style-name="P1" draw:layer="layout" svg:width="0.2cm" svg:height="0.2cm" draw:transform="rotate (1.8339919779953) translate (80.275cm 21.967cm)">
              <text:p/>
            </draw:circle>
            <draw:circle draw:style-name="gr2" draw:text-style-name="P1" draw:layer="layout" svg:width="0.2cm" svg:height="0.2cm" draw:transform="rotate (2.8783970023885) translate (81.359cm 21.026cm)">
              <text:p/>
            </draw:circle>
            <draw:circle draw:style-name="gr2" draw:text-style-name="P1" draw:layer="layout" svg:width="0.2cm" svg:height="0.2cm" draw:transform="rotate (-1.30760067559509) translate (79.724cm 19.148cm)">
              <text:p/>
            </draw:circle>
            <draw:line draw:style-name="gr2" draw:text-style-name="P1" draw:layer="layout" svg:x1="79.589cm" svg:y1="19.021cm" svg:x2="80.412cm" svg:y2="22.093cm">
              <text:p/>
            </draw:line>
            <draw:line draw:style-name="gr2" draw:text-style-name="P1" draw:layer="layout" svg:x1="81.536cm" svg:y1="20.968cm" svg:x2="78.464cm" svg:y2="20.145cm">
              <text:p/>
            </draw:line>
            <draw:circle draw:style-name="gr2" draw:text-style-name="P1" draw:layer="layout" svg:width="0.199cm" svg:height="0.2cm" draw:transform="rotate (-2.35619449019309) translate (81.084cm 19.616cm)">
              <text:p/>
            </draw:circle>
          </draw:g>
          <draw:g>
            <draw:circle draw:style-name="gr2" draw:text-style-name="P1" draw:layer="layout" svg:width="6cm" svg:height="6cm" svg:x="77cm" svg:y="17.557cm">
              <text:p/>
            </draw:circle>
            <draw:circle draw:style-name="gr2" draw:text-style-name="P1" draw:layer="layout" svg:width="4.8cm" svg:height="4.8cm" svg:x="77.6cm" svg:y="18.157cm">
              <text:p/>
            </draw:circle>
          </draw:g>
          <draw:g>
            <draw:rect draw:style-name="gr2" draw:text-style-name="P1" draw:layer="layout" svg:width="7cm" svg:height="0.3cm" draw:transform="rotate (-0.261799387800286) translate (82.019cm 17.706cm)">
              <text:p/>
            </draw:rect>
            <draw:rect draw:style-name="gr2" draw:text-style-name="P1" draw:layer="layout" svg:width="1.6cm" svg:height="0.3cm" draw:transform="rotate (-0.261799387800286) translate (87.234cm 19.104cm)">
              <text:p/>
            </draw:rect>
            <draw:rect draw:style-name="gr2" draw:text-style-name="P1" draw:layer="layout" svg:width="1.6cm" svg:height="0.3cm" draw:transform="rotate (-0.261799387800286) translate (82.019cm 17.706cm)">
              <text:p/>
            </draw:rect>
            <draw:circle draw:style-name="gr2" draw:text-style-name="P1" draw:layer="layout" svg:width="0.3cm" svg:height="0.3cm" draw:transform="rotate (-0.262672052426284) translate (85.254cm 18.574cm)">
              <text:p/>
            </draw:circle>
          </draw:g>
        </draw:g>
        <draw:line draw:style-name="gr2" draw:text-style-name="P1" draw:layer="layout" svg:x1="8.598cm" svg:y1="29.633cm" svg:x2="76.023cm" svg:y2="29.633cm">
          <text:p/>
        </draw:line>
        <draw:g>
          <draw:rect draw:style-name="gr2" draw:text-style-name="P1" draw:layer="layout" svg:width="8cm" svg:height="4.1cm" svg:x="1.36cm" svg:y="4.513cm">
            <text:p/>
          </draw:rect>
          <draw:rect draw:style-name="gr17" draw:text-style-name="P1" draw:layer="layout" svg:width="0.2cm" svg:height="0.2cm" svg:x="2.354cm" svg:y="4.243cm">
            <text:p/>
          </draw:rect>
          <draw:rect draw:style-name="gr2" draw:text-style-name="P1" draw:layer="layout" svg:width="2cm" svg:height="0.3cm" svg:x="1.36cm" svg:y="4.213cm">
            <text:p/>
          </draw:rect>
          <draw:rect draw:style-name="gr17" draw:text-style-name="P1" draw:layer="layout" svg:width="0.2cm" svg:height="0.2cm" svg:x="8.354cm" svg:y="4.243cm">
            <text:p/>
          </draw:rect>
          <draw:rect draw:style-name="gr2" draw:text-style-name="P1" draw:layer="layout" svg:width="2cm" svg:height="0.3cm" svg:x="7.36cm" svg:y="4.213cm">
            <text:p/>
          </draw:rect>
          <draw:rect draw:style-name="gr12" draw:text-style-name="P1" draw:layer="layout" svg:width="0.2cm" svg:height="0.2cm" svg:x="2.326cm" svg:y="8.651cm">
            <text:p/>
          </draw:rect>
          <draw:rect draw:style-name="gr2" draw:text-style-name="P1" draw:layer="layout" svg:width="2cm" svg:height="0.3cm" draw:transform="rotate (3.1415926535892) translate (3.36cm 8.913cm)">
            <text:p/>
          </draw:rect>
          <draw:rect draw:style-name="gr12" draw:text-style-name="P1" draw:layer="layout" svg:width="0.2cm" svg:height="0.2cm" svg:x="8.326cm" svg:y="8.651cm">
            <text:p/>
          </draw:rect>
          <draw:rect draw:style-name="gr2" draw:text-style-name="P1" draw:layer="layout" svg:width="2cm" svg:height="0.3cm" draw:transform="rotate (3.1415926535892) translate (9.36cm 8.913cm)">
            <text:p/>
          </draw:rect>
          <draw:frame draw:style-name="gr1" draw:layer="layout" svg:width="0.853cm" svg:height="0.963cm" svg:x="3.526cm" svg:y="7.463cm">
            <draw:text-box>
              <text:p>d</text:p>
            </draw:text-box>
          </draw:frame>
          <draw:g>
            <draw:rect draw:style-name="gr2" draw:text-style-name="P1" draw:layer="layout" svg:width="0.3cm" svg:height="1cm" svg:x="5.21cm" svg:y="4.513cm">
              <text:p/>
            </draw:rect>
            <draw:rect draw:style-name="gr2" draw:text-style-name="P1" draw:layer="layout" svg:width="0.6cm" svg:height="0.25cm" svg:x="5.06cm" svg:y="5.013cm">
              <text:p/>
            </draw:rect>
          </draw:g>
          <draw:g>
            <draw:rect draw:style-name="gr2" draw:text-style-name="P1" draw:layer="layout" svg:width="-0.3cm" svg:height="-1cm" svg:x="5.51cm" svg:y="8.613cm">
              <text:p/>
            </draw:rect>
            <draw:rect draw:style-name="gr2" draw:text-style-name="P1" draw:layer="layout" svg:width="-0.6cm" svg:height="-0.25cm" svg:x="5.66cm" svg:y="8.113cm">
              <text:p/>
            </draw:rect>
          </draw:g>
        </draw:g>
        <draw:ellipse draw:style-name="gr18" draw:text-style-name="P2" draw:layer="layout" svg:width="8.915cm" svg:height="7.477cm" svg:x="36.755cm" svg:y="22.547cm">
          <text:p/>
        </draw:ellipse>
        <draw:frame draw:style-name="gr1" draw:text-style-name="P3" draw:layer="layout" svg:width="12.702cm" svg:height="1.517cm" svg:x="49.638cm" svg:y="25.768cm">
          <draw:text-box>
            <text:p><text:span text:style-name="T1">Metal Plate To Hold Axle</text:span></text:p>
          </draw:text-box>
        </draw:frame>
        <draw:line draw:style-name="gr19" draw:text-style-name="P2" draw:layer="layout" svg:x1="49.236cm" svg:y1="26.573cm" svg:x2="44.059cm" svg:y2="26.803cm">
          <text:p/>
        </draw:line>
        <draw:frame draw:style-name="gr1" draw:text-style-name="P3" draw:layer="layout" svg:width="11.344cm" svg:height="2.783cm" svg:x="52.169cm" svg:y="16.623cm">
          <draw:text-box>
            <text:p><text:span text:style-name="T1">Motor Mount Rotation</text:span></text:p>
            <text:p><text:span text:style-name="T1">Exclusion Zone</text:span></text:p>
          </draw:text-box>
        </draw:frame>
        <draw:line draw:style-name="gr20" draw:text-style-name="P2" draw:layer="layout" svg:x1="52.112cm" svg:y1="18.118cm" svg:x2="49.178cm" svg:y2="18.751cm">
          <text:p/>
        </draw:line>
      </draw:page>
      <draw:page draw:name="page2" draw:style-name="dp1" draw:master-page-name="Default">
        <draw:rect draw:style-name="gr2" draw:text-style-name="P1" draw:layer="layout" svg:width="37.07cm" svg:height="4.7cm" svg:x="10.454cm" svg:y="6.5cm">
          <text:p/>
        </draw:rect>
        <draw:rect draw:style-name="gr21" draw:text-style-name="P1" draw:layer="layout" svg:width="37.07cm" svg:height="5.7cm" svg:x="10.454cm" svg:y="6cm">
          <text:p/>
        </draw:rect>
        <draw:g>
          <draw:rect draw:style-name="gr2" draw:text-style-name="P1" draw:layer="layout" svg:width="37.07cm" svg:height="4.7cm" svg:x="10.454cm" svg:y="42.6cm">
            <text:p/>
          </draw:rect>
          <draw:rect draw:style-name="gr21" draw:text-style-name="P1" draw:layer="layout" svg:width="37.07cm" svg:height="5.7cm" svg:x="10.454cm" svg:y="42.1cm">
            <text:p/>
          </draw:rect>
        </draw:g>
        <draw:g>
          <draw:rect draw:style-name="gr2" draw:text-style-name="P1" draw:layer="layout" svg:width="37.07cm" svg:height="4.7cm" svg:x="73.688cm" svg:y="12.2cm">
            <text:p/>
          </draw:rect>
          <draw:rect draw:style-name="gr21" draw:text-style-name="P1" draw:layer="layout" svg:width="37.07cm" svg:height="5.7cm" svg:x="73.688cm" svg:y="11.7cm">
            <text:p/>
          </draw:rect>
        </draw:g>
        <draw:g>
          <draw:rect draw:style-name="gr14" draw:text-style-name="P1" draw:layer="layout" svg:width="-0.2cm" svg:height="-0.2cm" svg:x="82.962cm" svg:y="23.895cm">
            <text:p/>
          </draw:rect>
          <draw:g>
            <draw:rect draw:style-name="gr2" draw:text-style-name="P1" draw:layer="layout" svg:width="3.76cm" svg:height="5.07cm" draw:transform="rotate (3.1415926535892) translate (81.881cm 21.37cm)">
              <text:p/>
            </draw:rect>
            <draw:rect draw:style-name="gr2" draw:text-style-name="P1" draw:layer="layout" svg:width="6cm" svg:height="6.4cm" draw:transform="rotate (3.1415926535892) translate (83.001cm 23.3cm)">
              <text:p/>
            </draw:rect>
            <draw:rect draw:style-name="gr2" draw:text-style-name="P1" draw:layer="layout" svg:width="4.8cm" svg:height="3.8cm" draw:transform="rotate (3.1415926535892) translate (82.401cm 16.3cm)">
              <text:p/>
            </draw:rect>
            <draw:rect draw:style-name="gr22" draw:text-style-name="P1" draw:layer="layout" svg:width="3.62cm" svg:height="2.54cm" draw:transform="rotate (3.1415926535892) translate (81.811cm 15.82cm)">
              <text:p/>
            </draw:rect>
            <draw:rect draw:style-name="gr22" draw:text-style-name="P1" draw:layer="layout" svg:width="5cm" svg:height="0.73cm" draw:transform="rotate (3.1415926535892) translate (82.501cm 14.915cm)">
              <text:p/>
            </draw:rect>
            <draw:rect draw:style-name="gr2" draw:text-style-name="P1" draw:layer="layout" svg:width="4.8cm" svg:height="0.3cm" draw:transform="rotate (3.1415926535892) translate (82.401cm 16.9cm)">
              <text:p/>
            </draw:rect>
            <draw:rect draw:style-name="gr2" draw:text-style-name="P1" draw:layer="layout" svg:width="3.124cm" svg:height="5.07cm" draw:transform="rotate (3.1415926535892) translate (81.563cm 21.37cm)">
              <text:p/>
            </draw:rect>
            <draw:rect draw:style-name="gr2" draw:text-style-name="P1" draw:layer="layout" svg:width="2.806cm" svg:height="5.07cm" draw:transform="rotate (3.1415926535892) translate (81.404cm 21.37cm)">
              <text:p/>
            </draw:rect>
            <draw:rect draw:style-name="gr2" draw:text-style-name="P1" draw:layer="layout" svg:width="3.442cm" svg:height="5.07cm" draw:transform="rotate (3.1415926535892) translate (81.722cm 21.37cm)">
              <text:p/>
            </draw:rect>
            <draw:rect draw:style-name="gr2" draw:text-style-name="P1" draw:layer="layout" svg:width="3.8cm" svg:height="5.07cm" draw:transform="rotate (3.1415926535892) translate (81.901cm 21.37cm)">
              <text:p/>
            </draw:rect>
            <draw:rect draw:style-name="gr2" draw:text-style-name="P1" draw:layer="layout" svg:width="4.8cm" svg:height="5.07cm" draw:transform="rotate (3.1415926535892) translate (82.401cm 21.37cm)">
              <text:p/>
            </draw:rect>
            <draw:rect draw:style-name="gr2" draw:text-style-name="P1" draw:layer="layout" svg:width="-1cm" svg:height="-0.3cm" svg:x="82.401cm" svg:y="12.5cm">
              <text:p/>
            </draw:rect>
            <draw:rect draw:style-name="gr2" draw:text-style-name="P1" draw:layer="layout" svg:width="-1cm" svg:height="-0.3cm" svg:x="78.601cm" svg:y="12.5cm">
              <text:p/>
            </draw:rect>
            <draw:frame draw:style-name="gr1" draw:layer="layout" svg:width="-0.82cm" svg:height="-0.963cm" svg:x="80.471cm" svg:y="20.18cm">
              <draw:text-box>
                <text:p>c</text:p>
              </draw:text-box>
            </draw:frame>
            <draw:circle draw:style-name="gr14" draw:text-style-name="P1" draw:layer="layout" svg:width="-0.2cm" svg:height="-0.2cm" svg:x="79.069cm" svg:y="19.95cm">
              <text:p/>
            </draw:circle>
            <draw:circle draw:style-name="gr14" draw:text-style-name="P1" draw:layer="layout" svg:width="-0.2cm" svg:height="-0.2cm" svg:x="81.069cm" svg:y="19.95cm">
              <text:p/>
            </draw:circle>
            <draw:g>
              <draw:rect draw:style-name="gr2" draw:text-style-name="P1" draw:layer="layout" svg:width="0.3cm" svg:height="1cm" svg:x="79.851cm" svg:y="12.5cm">
                <text:p/>
              </draw:rect>
              <draw:rect draw:style-name="gr2" draw:text-style-name="P1" draw:layer="layout" svg:width="0.6cm" svg:height="0.25cm" svg:x="79.701cm" svg:y="13cm">
                <text:p/>
              </draw:rect>
            </draw:g>
            <draw:rect draw:style-name="gr12" draw:text-style-name="P1" draw:layer="layout" svg:width="-0.2cm" svg:height="-0.2cm" svg:x="81.988cm" svg:y="12.445cm">
              <text:p/>
            </draw:rect>
            <draw:rect draw:style-name="gr12" draw:text-style-name="P1" draw:layer="layout" svg:width="-0.2cm" svg:height="-0.2cm" svg:x="78.188cm" svg:y="12.445cm">
              <text:p/>
            </draw:rect>
            <draw:rect draw:style-name="gr23" draw:text-style-name="P1" draw:layer="layout" svg:width="4.8cm" svg:height="4.1cm" draw:transform="rotate (3.1415926535892) translate (82.401cm 16.6cm)">
              <text:p/>
            </draw:rect>
            <draw:circle draw:style-name="gr14" draw:text-style-name="P1" draw:layer="layout" svg:width="-0.2cm" svg:height="-0.2cm" svg:x="82.269cm" svg:y="16.85cm">
              <text:p/>
            </draw:circle>
            <draw:circle draw:style-name="gr14" draw:text-style-name="P1" draw:layer="layout" svg:width="-0.2cm" svg:height="-0.2cm" svg:x="77.969cm" svg:y="16.85cm">
              <text:p/>
            </draw:circle>
            <draw:frame draw:style-name="gr1" draw:layer="layout" svg:width="-0.642cm" svg:height="-0.963cm" svg:x="80.234cm" svg:y="18.199cm">
              <draw:text-box>
                <text:p>i</text:p>
              </draw:text-box>
            </draw:frame>
            <draw:g>
              <draw:rect draw:style-name="gr2" draw:text-style-name="P1" draw:layer="layout" svg:width="-0.6cm" svg:height="-0.6cm" svg:x="81.401cm" svg:y="18.5cm">
                <text:p/>
              </draw:rect>
              <draw:rect draw:style-name="gr2" draw:text-style-name="P1" draw:layer="layout" svg:width="-0.6cm" svg:height="-0.6cm" svg:x="79.201cm" svg:y="18.5cm">
                <text:p/>
              </draw:rect>
              <draw:circle draw:style-name="gr14" draw:text-style-name="P1" draw:layer="layout" svg:width="-0.2cm" svg:height="-0.2cm" svg:x="78.969cm" svg:y="18.35cm">
                <text:p/>
              </draw:circle>
              <draw:circle draw:style-name="gr14" draw:text-style-name="P1" draw:layer="layout" svg:width="-0.2cm" svg:height="-0.2cm" svg:x="81.269cm" svg:y="18.35cm">
                <text:p/>
              </draw:circle>
              <draw:rect draw:style-name="gr2" draw:text-style-name="P1" draw:layer="layout" svg:width="5cm" svg:height="0.6cm" draw:transform="rotate (3.1415926535892) translate (82.501cm 18.5cm)">
                <text:p/>
              </draw:rect>
            </draw:g>
            <draw:rect draw:style-name="gr2" draw:text-style-name="P1" draw:layer="layout" svg:width="5cm" svg:height="0.6cm" draw:transform="rotate (3.1415926535892) translate (82.501cm 22.3cm)">
              <text:p/>
            </draw:rect>
            <draw:frame draw:style-name="gr1" draw:layer="layout" svg:width="-0.642cm" svg:height="-0.963cm" svg:x="80.254cm" svg:y="22.927cm">
              <draw:text-box>
                <text:p>j</text:p>
              </draw:text-box>
            </draw:frame>
            <draw:circle draw:style-name="gr2" draw:text-style-name="P1" draw:layer="layout" svg:width="0.3cm" svg:height="0.3cm" svg:x="78.451cm" svg:y="21.85cm">
              <text:p/>
            </draw:circle>
            <draw:circle draw:style-name="gr2" draw:text-style-name="P1" draw:layer="layout" svg:width="0.3cm" svg:height="0.3cm" svg:x="81.251cm" svg:y="21.85cm">
              <text:p/>
            </draw:circle>
            <draw:g>
              <draw:circle draw:style-name="gr14" draw:text-style-name="P1" draw:layer="layout" svg:width="-0.2cm" svg:height="-0.2cm" svg:x="77.869cm" svg:y="22.196cm">
                <text:p/>
              </draw:circle>
              <draw:rect draw:style-name="gr2" draw:text-style-name="P1" draw:layer="layout" svg:width="0.3cm" svg:height="6.4cm" svg:x="77.801cm" svg:y="16.9cm">
                <text:p/>
              </draw:rect>
              <draw:rect draw:style-name="gr2" draw:text-style-name="P1" draw:layer="layout" svg:width="0.6cm" svg:height="1.6cm" svg:x="77.501cm" svg:y="21.2cm">
                <text:p/>
              </draw:rect>
              <draw:rect draw:style-name="gr2" draw:text-style-name="P1" draw:layer="layout" svg:width="0.6cm" svg:height="1.6cm" svg:x="77.501cm" svg:y="17.4cm">
                <text:p/>
              </draw:rect>
              <draw:rect draw:style-name="gr2" draw:text-style-name="P1" draw:layer="layout" svg:width="0.3cm" svg:height="6.4cm" svg:x="77.501cm" svg:y="16.9cm">
                <text:p/>
              </draw:rect>
              <draw:circle draw:style-name="gr2" draw:text-style-name="P1" draw:layer="layout" svg:width="0.3cm" svg:height="0.3cm" svg:x="77.651cm" svg:y="19.95cm">
                <text:p/>
              </draw:circle>
              <draw:circle draw:style-name="gr14" draw:text-style-name="P1" draw:layer="layout" svg:width="-0.2cm" svg:height="-0.2cm" svg:x="77.869cm" svg:y="18.296cm">
                <text:p/>
              </draw:circle>
            </draw:g>
            <draw:g>
              <draw:circle draw:style-name="gr14" draw:text-style-name="P1" draw:layer="layout" svg:width="-0.2cm" svg:height="-0.2cm" svg:x="82.269cm" svg:y="22.196cm">
                <text:p/>
              </draw:circle>
              <draw:rect draw:style-name="gr2" draw:text-style-name="P1" draw:layer="layout" svg:width="0.3cm" svg:height="6.4cm" svg:x="82.201cm" svg:y="16.9cm">
                <text:p/>
              </draw:rect>
              <draw:rect draw:style-name="gr2" draw:text-style-name="P1" draw:layer="layout" svg:width="0.6cm" svg:height="1.6cm" svg:x="81.901cm" svg:y="21.2cm">
                <text:p/>
              </draw:rect>
              <draw:rect draw:style-name="gr2" draw:text-style-name="P1" draw:layer="layout" svg:width="0.6cm" svg:height="1.6cm" svg:x="81.901cm" svg:y="17.4cm">
                <text:p/>
              </draw:rect>
              <draw:rect draw:style-name="gr2" draw:text-style-name="P1" draw:layer="layout" svg:width="0.3cm" svg:height="6.4cm" svg:x="81.901cm" svg:y="16.9cm">
                <text:p/>
              </draw:rect>
              <draw:circle draw:style-name="gr2" draw:text-style-name="P1" draw:layer="layout" svg:width="0.3cm" svg:height="0.3cm" svg:x="82.051cm" svg:y="19.95cm">
                <text:p/>
              </draw:circle>
              <draw:circle draw:style-name="gr14" draw:text-style-name="P1" draw:layer="layout" svg:width="-0.2cm" svg:height="-0.2cm" svg:x="82.269cm" svg:y="18.296cm">
                <text:p/>
              </draw:circle>
            </draw:g>
          </draw:g>
          <draw:g>
            <draw:rect draw:style-name="gr2" draw:text-style-name="P1" draw:layer="layout" svg:width="3.68cm" svg:height="0.6cm" draw:transform="rotate (3.1415926535892) translate (81.841cm 16.6cm)">
              <text:p/>
            </draw:rect>
            <draw:rect draw:style-name="gr2" draw:text-style-name="P1" draw:layer="layout" svg:width="2.15cm" svg:height="0.6cm" draw:transform="rotate (3.1415926535892) translate (81.076cm 16.6cm)">
              <text:p/>
            </draw:rect>
            <draw:rect draw:style-name="gr2" draw:text-style-name="P1" draw:layer="layout" svg:width="-0.3cm" svg:height="-0.6cm" svg:x="80.151cm" svg:y="16.6cm">
              <text:p/>
            </draw:rect>
            <draw:rect draw:style-name="gr2" draw:text-style-name="P1" draw:layer="layout" svg:width="-0.3cm" svg:height="-0.6cm" svg:x="78.693cm" svg:y="16.6cm">
              <text:p/>
            </draw:rect>
            <draw:rect draw:style-name="gr2" draw:text-style-name="P1" draw:layer="layout" svg:width="0.3cm" svg:height="0.6cm" svg:x="81.309cm" svg:y="16cm">
              <text:p/>
            </draw:rect>
          </draw:g>
          <draw:g>
            <draw:rect draw:style-name="gr2" draw:text-style-name="P1" draw:layer="layout" svg:width="2.15cm" svg:height="14.4cm" draw:transform="rotate (3.1415926535892) translate (81.075cm 26.9cm)">
              <text:p/>
            </draw:rect>
            <draw:rect draw:style-name="gr2" draw:text-style-name="P1" draw:layer="layout" svg:width="2.75cm" svg:height="0.6cm" draw:transform="rotate (3.1415926535892) translate (81.375cm 13.1cm)">
              <text:p/>
            </draw:rect>
          </draw:g>
          <draw:g>
            <draw:rect draw:style-name="gr2" draw:text-style-name="P1" draw:layer="layout" svg:width="7.7cm" svg:height="0.6cm" draw:transform="rotate (3.1415926535892) translate (83.85cm 23.9cm)">
              <text:p/>
            </draw:rect>
            <draw:g>
              <draw:rect draw:style-name="gr2" draw:text-style-name="P1" draw:layer="layout" svg:width="3.68cm" svg:height="0.6cm" draw:transform="rotate (3.1415926535892) translate (81.84cm 24.5cm)">
                <text:p/>
              </draw:rect>
              <draw:rect draw:style-name="gr2" draw:text-style-name="P1" draw:layer="layout" svg:width="2.15cm" svg:height="0.6cm" draw:transform="rotate (3.1415926535892) translate (81.075cm 24.5cm)">
                <text:p/>
              </draw:rect>
              <draw:rect draw:style-name="gr2" draw:text-style-name="P1" draw:layer="layout" svg:width="-0.3cm" svg:height="-0.6cm" svg:x="80.15cm" svg:y="24.5cm">
                <text:p/>
              </draw:rect>
              <draw:rect draw:style-name="gr2" draw:text-style-name="P1" draw:layer="layout" svg:width="-0.3cm" svg:height="-0.6cm" svg:x="78.692cm" svg:y="24.5cm">
                <text:p/>
              </draw:rect>
              <draw:rect draw:style-name="gr2" draw:text-style-name="P1" draw:layer="layout" svg:width="0.3cm" svg:height="0.6cm" svg:x="81.308cm" svg:y="23.9cm">
                <text:p/>
              </draw:rect>
            </draw:g>
            <draw:rect draw:style-name="gr2" draw:text-style-name="P1" draw:layer="layout" svg:width="6.5cm" svg:height="0.6cm" draw:transform="rotate (3.1415926535892) translate (83.25cm 24.5cm)">
              <text:p/>
            </draw:rect>
            <draw:rect draw:style-name="gr2" draw:text-style-name="P1" draw:layer="layout" svg:width="7.7cm" svg:height="0.6cm" draw:transform="rotate (3.1415926535892) translate (83.85cm 25.1cm)">
              <text:p/>
            </draw:rect>
          </draw:g>
        </draw:g>
        <draw:g>
          <draw:rect draw:style-name="gr14" draw:text-style-name="P1" draw:layer="layout" svg:width="-0.2cm" svg:height="-0.2cm" svg:x="43.962cm" svg:y="18.195cm">
            <text:p/>
          </draw:rect>
          <draw:g>
            <draw:rect draw:style-name="gr2" draw:text-style-name="P1" draw:layer="layout" svg:width="3.76cm" svg:height="5.07cm" draw:transform="rotate (3.1415926535892) translate (42.881cm 15.67cm)">
              <text:p/>
            </draw:rect>
            <draw:rect draw:style-name="gr2" draw:text-style-name="P1" draw:layer="layout" svg:width="6cm" svg:height="6.4cm" draw:transform="rotate (3.1415926535892) translate (44.001cm 17.6cm)">
              <text:p/>
            </draw:rect>
            <draw:rect draw:style-name="gr2" draw:text-style-name="P1" draw:layer="layout" svg:width="4.8cm" svg:height="3.8cm" draw:transform="rotate (3.1415926535892) translate (43.401cm 10.6cm)">
              <text:p/>
            </draw:rect>
            <draw:rect draw:style-name="gr22" draw:text-style-name="P1" draw:layer="layout" svg:width="3.62cm" svg:height="2.54cm" draw:transform="rotate (3.1415926535892) translate (42.811cm 10.12cm)">
              <text:p/>
            </draw:rect>
            <draw:rect draw:style-name="gr22" draw:text-style-name="P1" draw:layer="layout" svg:width="5cm" svg:height="0.73cm" draw:transform="rotate (3.1415926535892) translate (43.501cm 9.215cm)">
              <text:p/>
            </draw:rect>
            <draw:rect draw:style-name="gr2" draw:text-style-name="P1" draw:layer="layout" svg:width="4.8cm" svg:height="0.3cm" draw:transform="rotate (3.1415926535892) translate (43.401cm 11.2cm)">
              <text:p/>
            </draw:rect>
            <draw:rect draw:style-name="gr2" draw:text-style-name="P1" draw:layer="layout" svg:width="3.124cm" svg:height="5.07cm" draw:transform="rotate (3.1415926535892) translate (42.563cm 15.67cm)">
              <text:p/>
            </draw:rect>
            <draw:rect draw:style-name="gr2" draw:text-style-name="P1" draw:layer="layout" svg:width="2.806cm" svg:height="5.07cm" draw:transform="rotate (3.1415926535892) translate (42.404cm 15.67cm)">
              <text:p/>
            </draw:rect>
            <draw:rect draw:style-name="gr2" draw:text-style-name="P1" draw:layer="layout" svg:width="3.442cm" svg:height="5.07cm" draw:transform="rotate (3.1415926535892) translate (42.722cm 15.67cm)">
              <text:p/>
            </draw:rect>
            <draw:rect draw:style-name="gr2" draw:text-style-name="P1" draw:layer="layout" svg:width="3.8cm" svg:height="5.07cm" draw:transform="rotate (3.1415926535892) translate (42.901cm 15.67cm)">
              <text:p/>
            </draw:rect>
            <draw:rect draw:style-name="gr2" draw:text-style-name="P1" draw:layer="layout" svg:width="4.8cm" svg:height="5.07cm" draw:transform="rotate (3.1415926535892) translate (43.401cm 15.67cm)">
              <text:p/>
            </draw:rect>
            <draw:rect draw:style-name="gr2" draw:text-style-name="P1" draw:layer="layout" svg:width="-1cm" svg:height="-0.3cm" svg:x="43.401cm" svg:y="6.8cm">
              <text:p/>
            </draw:rect>
            <draw:rect draw:style-name="gr2" draw:text-style-name="P1" draw:layer="layout" svg:width="-1cm" svg:height="-0.3cm" svg:x="39.601cm" svg:y="6.8cm">
              <text:p/>
            </draw:rect>
            <draw:frame draw:style-name="gr1" draw:layer="layout" svg:width="-0.82cm" svg:height="-0.963cm" svg:x="41.471cm" svg:y="14.48cm">
              <draw:text-box>
                <text:p>c</text:p>
              </draw:text-box>
            </draw:frame>
            <draw:circle draw:style-name="gr14" draw:text-style-name="P1" draw:layer="layout" svg:width="-0.2cm" svg:height="-0.2cm" svg:x="40.069cm" svg:y="14.25cm">
              <text:p/>
            </draw:circle>
            <draw:circle draw:style-name="gr14" draw:text-style-name="P1" draw:layer="layout" svg:width="-0.2cm" svg:height="-0.2cm" svg:x="42.069cm" svg:y="14.25cm">
              <text:p/>
            </draw:circle>
            <draw:g>
              <draw:rect draw:style-name="gr2" draw:text-style-name="P1" draw:layer="layout" svg:width="0.3cm" svg:height="1cm" svg:x="40.851cm" svg:y="6.8cm">
                <text:p/>
              </draw:rect>
              <draw:rect draw:style-name="gr2" draw:text-style-name="P1" draw:layer="layout" svg:width="0.6cm" svg:height="0.25cm" svg:x="40.701cm" svg:y="7.3cm">
                <text:p/>
              </draw:rect>
            </draw:g>
            <draw:rect draw:style-name="gr12" draw:text-style-name="P1" draw:layer="layout" svg:width="-0.2cm" svg:height="-0.2cm" svg:x="42.988cm" svg:y="6.745cm">
              <text:p/>
            </draw:rect>
            <draw:rect draw:style-name="gr12" draw:text-style-name="P1" draw:layer="layout" svg:width="-0.2cm" svg:height="-0.2cm" svg:x="39.188cm" svg:y="6.745cm">
              <text:p/>
            </draw:rect>
            <draw:rect draw:style-name="gr23" draw:text-style-name="P1" draw:layer="layout" svg:width="4.8cm" svg:height="4.1cm" draw:transform="rotate (3.1415926535892) translate (43.401cm 10.9cm)">
              <text:p/>
            </draw:rect>
            <draw:circle draw:style-name="gr14" draw:text-style-name="P1" draw:layer="layout" svg:width="-0.2cm" svg:height="-0.2cm" svg:x="43.269cm" svg:y="11.15cm">
              <text:p/>
            </draw:circle>
            <draw:circle draw:style-name="gr14" draw:text-style-name="P1" draw:layer="layout" svg:width="-0.2cm" svg:height="-0.2cm" svg:x="38.969cm" svg:y="11.15cm">
              <text:p/>
            </draw:circle>
            <draw:frame draw:style-name="gr1" draw:layer="layout" svg:width="-0.642cm" svg:height="-0.963cm" svg:x="41.234cm" svg:y="12.499cm">
              <draw:text-box>
                <text:p>i</text:p>
              </draw:text-box>
            </draw:frame>
            <draw:g>
              <draw:rect draw:style-name="gr2" draw:text-style-name="P1" draw:layer="layout" svg:width="-0.6cm" svg:height="-0.6cm" svg:x="42.401cm" svg:y="12.8cm">
                <text:p/>
              </draw:rect>
              <draw:rect draw:style-name="gr2" draw:text-style-name="P1" draw:layer="layout" svg:width="-0.6cm" svg:height="-0.6cm" svg:x="40.201cm" svg:y="12.8cm">
                <text:p/>
              </draw:rect>
              <draw:circle draw:style-name="gr14" draw:text-style-name="P1" draw:layer="layout" svg:width="-0.2cm" svg:height="-0.2cm" svg:x="39.969cm" svg:y="12.65cm">
                <text:p/>
              </draw:circle>
              <draw:circle draw:style-name="gr14" draw:text-style-name="P1" draw:layer="layout" svg:width="-0.2cm" svg:height="-0.2cm" svg:x="42.269cm" svg:y="12.65cm">
                <text:p/>
              </draw:circle>
              <draw:rect draw:style-name="gr2" draw:text-style-name="P1" draw:layer="layout" svg:width="5cm" svg:height="0.6cm" draw:transform="rotate (3.1415926535892) translate (43.501cm 12.8cm)">
                <text:p/>
              </draw:rect>
            </draw:g>
            <draw:rect draw:style-name="gr2" draw:text-style-name="P1" draw:layer="layout" svg:width="5cm" svg:height="0.6cm" draw:transform="rotate (3.1415926535892) translate (43.501cm 16.6cm)">
              <text:p/>
            </draw:rect>
            <draw:frame draw:style-name="gr1" draw:layer="layout" svg:width="-0.642cm" svg:height="-0.963cm" svg:x="41.254cm" svg:y="17.227cm">
              <draw:text-box>
                <text:p>j</text:p>
              </draw:text-box>
            </draw:frame>
            <draw:circle draw:style-name="gr2" draw:text-style-name="P1" draw:layer="layout" svg:width="0.3cm" svg:height="0.3cm" svg:x="39.451cm" svg:y="16.15cm">
              <text:p/>
            </draw:circle>
            <draw:circle draw:style-name="gr2" draw:text-style-name="P1" draw:layer="layout" svg:width="0.3cm" svg:height="0.3cm" svg:x="42.251cm" svg:y="16.15cm">
              <text:p/>
            </draw:circle>
            <draw:g>
              <draw:circle draw:style-name="gr14" draw:text-style-name="P1" draw:layer="layout" svg:width="-0.2cm" svg:height="-0.2cm" svg:x="38.869cm" svg:y="16.496cm">
                <text:p/>
              </draw:circle>
              <draw:rect draw:style-name="gr2" draw:text-style-name="P1" draw:layer="layout" svg:width="0.3cm" svg:height="6.4cm" svg:x="38.801cm" svg:y="11.2cm">
                <text:p/>
              </draw:rect>
              <draw:rect draw:style-name="gr2" draw:text-style-name="P1" draw:layer="layout" svg:width="0.6cm" svg:height="1.6cm" svg:x="38.501cm" svg:y="15.5cm">
                <text:p/>
              </draw:rect>
              <draw:rect draw:style-name="gr2" draw:text-style-name="P1" draw:layer="layout" svg:width="0.6cm" svg:height="1.6cm" svg:x="38.501cm" svg:y="11.7cm">
                <text:p/>
              </draw:rect>
              <draw:rect draw:style-name="gr2" draw:text-style-name="P1" draw:layer="layout" svg:width="0.3cm" svg:height="6.4cm" svg:x="38.501cm" svg:y="11.2cm">
                <text:p/>
              </draw:rect>
              <draw:circle draw:style-name="gr2" draw:text-style-name="P1" draw:layer="layout" svg:width="0.3cm" svg:height="0.3cm" svg:x="38.651cm" svg:y="14.25cm">
                <text:p/>
              </draw:circle>
              <draw:circle draw:style-name="gr14" draw:text-style-name="P1" draw:layer="layout" svg:width="-0.2cm" svg:height="-0.2cm" svg:x="38.869cm" svg:y="12.596cm">
                <text:p/>
              </draw:circle>
            </draw:g>
            <draw:g>
              <draw:circle draw:style-name="gr14" draw:text-style-name="P1" draw:layer="layout" svg:width="-0.2cm" svg:height="-0.2cm" svg:x="43.269cm" svg:y="16.496cm">
                <text:p/>
              </draw:circle>
              <draw:rect draw:style-name="gr2" draw:text-style-name="P1" draw:layer="layout" svg:width="0.3cm" svg:height="6.4cm" svg:x="43.201cm" svg:y="11.2cm">
                <text:p/>
              </draw:rect>
              <draw:rect draw:style-name="gr2" draw:text-style-name="P1" draw:layer="layout" svg:width="0.6cm" svg:height="1.6cm" svg:x="42.901cm" svg:y="15.5cm">
                <text:p/>
              </draw:rect>
              <draw:rect draw:style-name="gr2" draw:text-style-name="P1" draw:layer="layout" svg:width="0.6cm" svg:height="1.6cm" svg:x="42.901cm" svg:y="11.7cm">
                <text:p/>
              </draw:rect>
              <draw:rect draw:style-name="gr2" draw:text-style-name="P1" draw:layer="layout" svg:width="0.3cm" svg:height="6.4cm" svg:x="42.901cm" svg:y="11.2cm">
                <text:p/>
              </draw:rect>
              <draw:circle draw:style-name="gr2" draw:text-style-name="P1" draw:layer="layout" svg:width="0.3cm" svg:height="0.3cm" svg:x="43.051cm" svg:y="14.25cm">
                <text:p/>
              </draw:circle>
              <draw:circle draw:style-name="gr14" draw:text-style-name="P1" draw:layer="layout" svg:width="-0.2cm" svg:height="-0.2cm" svg:x="43.269cm" svg:y="12.596cm">
                <text:p/>
              </draw:circle>
            </draw:g>
          </draw:g>
          <draw:g>
            <draw:rect draw:style-name="gr2" draw:text-style-name="P1" draw:layer="layout" svg:width="3.68cm" svg:height="0.6cm" draw:transform="rotate (3.1415926535892) translate (42.841cm 10.9cm)">
              <text:p/>
            </draw:rect>
            <draw:rect draw:style-name="gr2" draw:text-style-name="P1" draw:layer="layout" svg:width="2.15cm" svg:height="0.6cm" draw:transform="rotate (3.1415926535892) translate (42.076cm 10.9cm)">
              <text:p/>
            </draw:rect>
            <draw:rect draw:style-name="gr2" draw:text-style-name="P1" draw:layer="layout" svg:width="-0.3cm" svg:height="-0.6cm" svg:x="41.151cm" svg:y="10.9cm">
              <text:p/>
            </draw:rect>
            <draw:rect draw:style-name="gr2" draw:text-style-name="P1" draw:layer="layout" svg:width="-0.3cm" svg:height="-0.6cm" svg:x="39.693cm" svg:y="10.9cm">
              <text:p/>
            </draw:rect>
            <draw:rect draw:style-name="gr2" draw:text-style-name="P1" draw:layer="layout" svg:width="0.3cm" svg:height="0.6cm" svg:x="42.309cm" svg:y="10.3cm">
              <text:p/>
            </draw:rect>
          </draw:g>
          <draw:g>
            <draw:rect draw:style-name="gr2" draw:text-style-name="P1" draw:layer="layout" svg:width="2.15cm" svg:height="14.4cm" draw:transform="rotate (3.1415926535892) translate (42.075cm 21.2cm)">
              <text:p/>
            </draw:rect>
            <draw:rect draw:style-name="gr2" draw:text-style-name="P1" draw:layer="layout" svg:width="2.75cm" svg:height="0.6cm" draw:transform="rotate (3.1415926535892) translate (42.375cm 7.4cm)">
              <text:p/>
            </draw:rect>
          </draw:g>
          <draw:g>
            <draw:rect draw:style-name="gr2" draw:text-style-name="P1" draw:layer="layout" svg:width="7.7cm" svg:height="0.6cm" draw:transform="rotate (3.1415926535892) translate (44.85cm 18.2cm)">
              <text:p/>
            </draw:rect>
            <draw:g>
              <draw:rect draw:style-name="gr2" draw:text-style-name="P1" draw:layer="layout" svg:width="3.68cm" svg:height="0.6cm" draw:transform="rotate (3.1415926535892) translate (42.84cm 18.8cm)">
                <text:p/>
              </draw:rect>
              <draw:rect draw:style-name="gr2" draw:text-style-name="P1" draw:layer="layout" svg:width="2.15cm" svg:height="0.6cm" draw:transform="rotate (3.1415926535892) translate (42.075cm 18.8cm)">
                <text:p/>
              </draw:rect>
              <draw:rect draw:style-name="gr2" draw:text-style-name="P1" draw:layer="layout" svg:width="-0.3cm" svg:height="-0.6cm" svg:x="41.15cm" svg:y="18.8cm">
                <text:p/>
              </draw:rect>
              <draw:rect draw:style-name="gr2" draw:text-style-name="P1" draw:layer="layout" svg:width="-0.3cm" svg:height="-0.6cm" svg:x="39.692cm" svg:y="18.8cm">
                <text:p/>
              </draw:rect>
              <draw:rect draw:style-name="gr2" draw:text-style-name="P1" draw:layer="layout" svg:width="0.3cm" svg:height="0.6cm" svg:x="42.308cm" svg:y="18.2cm">
                <text:p/>
              </draw:rect>
            </draw:g>
            <draw:rect draw:style-name="gr2" draw:text-style-name="P1" draw:layer="layout" svg:width="6.5cm" svg:height="0.6cm" draw:transform="rotate (3.1415926535892) translate (44.25cm 18.8cm)">
              <text:p/>
            </draw:rect>
            <draw:rect draw:style-name="gr2" draw:text-style-name="P1" draw:layer="layout" svg:width="7.7cm" svg:height="0.6cm" draw:transform="rotate (3.1415926535892) translate (44.85cm 19.4cm)">
              <text:p/>
            </draw:rect>
          </draw:g>
        </draw:g>
        <draw:g>
          <draw:rect draw:style-name="gr14" draw:text-style-name="P1" draw:layer="layout" svg:width="0.2cm" svg:height="0.2cm" svg:x="77.038cm" svg:y="29.905cm">
            <text:p/>
          </draw:rect>
          <draw:g>
            <draw:rect draw:style-name="gr2" draw:text-style-name="P1" draw:layer="layout" svg:width="3.76cm" svg:height="5.07cm" svg:x="78.119cm" svg:y="32.43cm">
              <text:p/>
            </draw:rect>
            <draw:rect draw:style-name="gr2" draw:text-style-name="P1" draw:layer="layout" svg:width="6cm" svg:height="6.4cm" svg:x="76.999cm" svg:y="30.5cm">
              <text:p/>
            </draw:rect>
            <draw:rect draw:style-name="gr2" draw:text-style-name="P1" draw:layer="layout" svg:width="4.8cm" svg:height="3.8cm" svg:x="77.599cm" svg:y="37.5cm">
              <text:p/>
            </draw:rect>
            <draw:rect draw:style-name="gr22" draw:text-style-name="P1" draw:layer="layout" svg:width="3.62cm" svg:height="2.54cm" svg:x="78.189cm" svg:y="37.98cm">
              <text:p/>
            </draw:rect>
            <draw:rect draw:style-name="gr22" draw:text-style-name="P1" draw:layer="layout" svg:width="5cm" svg:height="0.73cm" svg:x="77.499cm" svg:y="38.885cm">
              <text:p/>
            </draw:rect>
            <draw:rect draw:style-name="gr2" draw:text-style-name="P1" draw:layer="layout" svg:width="4.8cm" svg:height="0.3cm" svg:x="77.599cm" svg:y="36.9cm">
              <text:p/>
            </draw:rect>
            <draw:rect draw:style-name="gr2" draw:text-style-name="P1" draw:layer="layout" svg:width="3.124cm" svg:height="5.07cm" svg:x="78.437cm" svg:y="32.43cm">
              <text:p/>
            </draw:rect>
            <draw:rect draw:style-name="gr2" draw:text-style-name="P1" draw:layer="layout" svg:width="2.806cm" svg:height="5.07cm" svg:x="78.596cm" svg:y="32.43cm">
              <text:p/>
            </draw:rect>
            <draw:rect draw:style-name="gr2" draw:text-style-name="P1" draw:layer="layout" svg:width="3.442cm" svg:height="5.07cm" svg:x="78.278cm" svg:y="32.43cm">
              <text:p/>
            </draw:rect>
            <draw:rect draw:style-name="gr2" draw:text-style-name="P1" draw:layer="layout" svg:width="3.8cm" svg:height="5.07cm" svg:x="78.099cm" svg:y="32.43cm">
              <text:p/>
            </draw:rect>
            <draw:rect draw:style-name="gr2" draw:text-style-name="P1" draw:layer="layout" svg:width="4.8cm" svg:height="5.07cm" svg:x="77.599cm" svg:y="32.43cm">
              <text:p/>
            </draw:rect>
            <draw:rect draw:style-name="gr2" draw:text-style-name="P1" draw:layer="layout" svg:width="1cm" svg:height="0.3cm" svg:x="77.599cm" svg:y="41.3cm">
              <text:p/>
            </draw:rect>
            <draw:rect draw:style-name="gr2" draw:text-style-name="P1" draw:layer="layout" svg:width="1cm" svg:height="0.3cm" svg:x="81.399cm" svg:y="41.3cm">
              <text:p/>
            </draw:rect>
            <draw:frame draw:style-name="gr1" draw:layer="layout" svg:width="0.82cm" svg:height="0.963cm" svg:x="79.529cm" svg:y="33.62cm">
              <draw:text-box>
                <text:p>c</text:p>
              </draw:text-box>
            </draw:frame>
            <draw:circle draw:style-name="gr14" draw:text-style-name="P1" draw:layer="layout" svg:width="0.2cm" svg:height="0.2cm" svg:x="80.931cm" svg:y="33.85cm">
              <text:p/>
            </draw:circle>
            <draw:circle draw:style-name="gr14" draw:text-style-name="P1" draw:layer="layout" svg:width="0.2cm" svg:height="0.2cm" svg:x="78.931cm" svg:y="33.85cm">
              <text:p/>
            </draw:circle>
            <draw:g>
              <draw:rect draw:style-name="gr2" draw:text-style-name="P1" draw:layer="layout" svg:width="-0.3cm" svg:height="-1cm" svg:x="80.149cm" svg:y="41.3cm">
                <text:p/>
              </draw:rect>
              <draw:rect draw:style-name="gr2" draw:text-style-name="P1" draw:layer="layout" svg:width="-0.6cm" svg:height="-0.25cm" svg:x="80.299cm" svg:y="40.8cm">
                <text:p/>
              </draw:rect>
            </draw:g>
            <draw:rect draw:style-name="gr12" draw:text-style-name="P1" draw:layer="layout" svg:width="0.2cm" svg:height="0.2cm" svg:x="78.012cm" svg:y="41.355cm">
              <text:p/>
            </draw:rect>
            <draw:rect draw:style-name="gr12" draw:text-style-name="P1" draw:layer="layout" svg:width="0.2cm" svg:height="0.2cm" svg:x="81.812cm" svg:y="41.355cm">
              <text:p/>
            </draw:rect>
            <draw:rect draw:style-name="gr23" draw:text-style-name="P1" draw:layer="layout" svg:width="4.8cm" svg:height="4.1cm" svg:x="77.599cm" svg:y="37.2cm">
              <text:p/>
            </draw:rect>
            <draw:circle draw:style-name="gr14" draw:text-style-name="P1" draw:layer="layout" svg:width="0.2cm" svg:height="0.2cm" svg:x="77.731cm" svg:y="36.95cm">
              <text:p/>
            </draw:circle>
            <draw:circle draw:style-name="gr14" draw:text-style-name="P1" draw:layer="layout" svg:width="0.2cm" svg:height="0.2cm" svg:x="82.031cm" svg:y="36.95cm">
              <text:p/>
            </draw:circle>
            <draw:frame draw:style-name="gr1" draw:layer="layout" svg:width="0.642cm" svg:height="0.963cm" svg:x="79.766cm" svg:y="35.601cm">
              <draw:text-box>
                <text:p>i</text:p>
              </draw:text-box>
            </draw:frame>
            <draw:g>
              <draw:rect draw:style-name="gr2" draw:text-style-name="P1" draw:layer="layout" svg:width="0.6cm" svg:height="0.6cm" svg:x="78.599cm" svg:y="35.3cm">
                <text:p/>
              </draw:rect>
              <draw:rect draw:style-name="gr2" draw:text-style-name="P1" draw:layer="layout" svg:width="0.6cm" svg:height="0.6cm" svg:x="80.799cm" svg:y="35.3cm">
                <text:p/>
              </draw:rect>
              <draw:circle draw:style-name="gr14" draw:text-style-name="P1" draw:layer="layout" svg:width="0.2cm" svg:height="0.2cm" svg:x="81.031cm" svg:y="35.45cm">
                <text:p/>
              </draw:circle>
              <draw:circle draw:style-name="gr14" draw:text-style-name="P1" draw:layer="layout" svg:width="0.2cm" svg:height="0.2cm" svg:x="78.731cm" svg:y="35.45cm">
                <text:p/>
              </draw:circle>
              <draw:rect draw:style-name="gr2" draw:text-style-name="P1" draw:layer="layout" svg:width="5cm" svg:height="0.6cm" svg:x="77.499cm" svg:y="35.3cm">
                <text:p/>
              </draw:rect>
            </draw:g>
            <draw:rect draw:style-name="gr2" draw:text-style-name="P1" draw:layer="layout" svg:width="5cm" svg:height="0.6cm" svg:x="77.499cm" svg:y="31.5cm">
              <text:p/>
            </draw:rect>
            <draw:frame draw:style-name="gr1" draw:layer="layout" svg:width="0.642cm" svg:height="0.963cm" svg:x="79.746cm" svg:y="30.873cm">
              <draw:text-box>
                <text:p>j</text:p>
              </draw:text-box>
            </draw:frame>
            <draw:circle draw:style-name="gr2" draw:text-style-name="P1" draw:layer="layout" svg:width="-0.3cm" svg:height="-0.3cm" svg:x="81.549cm" svg:y="31.95cm">
              <text:p/>
            </draw:circle>
            <draw:circle draw:style-name="gr2" draw:text-style-name="P1" draw:layer="layout" svg:width="-0.3cm" svg:height="-0.3cm" svg:x="78.749cm" svg:y="31.95cm">
              <text:p/>
            </draw:circle>
            <draw:g>
              <draw:circle draw:style-name="gr14" draw:text-style-name="P1" draw:layer="layout" svg:width="0.2cm" svg:height="0.2cm" svg:x="82.131cm" svg:y="31.604cm">
                <text:p/>
              </draw:circle>
              <draw:rect draw:style-name="gr2" draw:text-style-name="P1" draw:layer="layout" svg:width="0.3cm" svg:height="6.4cm" draw:transform="rotate (3.1415926535892) translate (82.199cm 36.9cm)">
                <text:p/>
              </draw:rect>
              <draw:rect draw:style-name="gr2" draw:text-style-name="P1" draw:layer="layout" svg:width="-0.6cm" svg:height="-1.6cm" svg:x="82.499cm" svg:y="32.6cm">
                <text:p/>
              </draw:rect>
              <draw:rect draw:style-name="gr2" draw:text-style-name="P1" draw:layer="layout" svg:width="-0.6cm" svg:height="-1.6cm" svg:x="82.499cm" svg:y="36.4cm">
                <text:p/>
              </draw:rect>
              <draw:rect draw:style-name="gr2" draw:text-style-name="P1" draw:layer="layout" svg:width="0.3cm" svg:height="6.4cm" draw:transform="rotate (3.1415926535892) translate (82.499cm 36.9cm)">
                <text:p/>
              </draw:rect>
              <draw:circle draw:style-name="gr2" draw:text-style-name="P1" draw:layer="layout" svg:width="-0.3cm" svg:height="-0.3cm" svg:x="82.349cm" svg:y="33.85cm">
                <text:p/>
              </draw:circle>
              <draw:circle draw:style-name="gr14" draw:text-style-name="P1" draw:layer="layout" svg:width="0.2cm" svg:height="0.2cm" svg:x="82.131cm" svg:y="35.504cm">
                <text:p/>
              </draw:circle>
            </draw:g>
            <draw:g>
              <draw:circle draw:style-name="gr14" draw:text-style-name="P1" draw:layer="layout" svg:width="0.2cm" svg:height="0.2cm" svg:x="77.731cm" svg:y="31.604cm">
                <text:p/>
              </draw:circle>
              <draw:rect draw:style-name="gr2" draw:text-style-name="P1" draw:layer="layout" svg:width="0.3cm" svg:height="6.4cm" draw:transform="rotate (3.1415926535892) translate (77.799cm 36.9cm)">
                <text:p/>
              </draw:rect>
              <draw:rect draw:style-name="gr2" draw:text-style-name="P1" draw:layer="layout" svg:width="-0.6cm" svg:height="-1.6cm" svg:x="78.099cm" svg:y="32.6cm">
                <text:p/>
              </draw:rect>
              <draw:rect draw:style-name="gr2" draw:text-style-name="P1" draw:layer="layout" svg:width="-0.6cm" svg:height="-1.6cm" svg:x="78.099cm" svg:y="36.4cm">
                <text:p/>
              </draw:rect>
              <draw:rect draw:style-name="gr2" draw:text-style-name="P1" draw:layer="layout" svg:width="0.3cm" svg:height="6.4cm" draw:transform="rotate (3.1415926535892) translate (78.099cm 36.9cm)">
                <text:p/>
              </draw:rect>
              <draw:circle draw:style-name="gr2" draw:text-style-name="P1" draw:layer="layout" svg:width="-0.3cm" svg:height="-0.3cm" svg:x="77.949cm" svg:y="33.85cm">
                <text:p/>
              </draw:circle>
              <draw:circle draw:style-name="gr14" draw:text-style-name="P1" draw:layer="layout" svg:width="0.2cm" svg:height="0.2cm" svg:x="77.731cm" svg:y="35.504cm">
                <text:p/>
              </draw:circle>
            </draw:g>
          </draw:g>
          <draw:g>
            <draw:rect draw:style-name="gr2" draw:text-style-name="P1" draw:layer="layout" svg:width="3.68cm" svg:height="0.6cm" svg:x="78.159cm" svg:y="37.2cm">
              <text:p/>
            </draw:rect>
            <draw:rect draw:style-name="gr2" draw:text-style-name="P1" draw:layer="layout" svg:width="2.15cm" svg:height="0.6cm" svg:x="78.924cm" svg:y="37.2cm">
              <text:p/>
            </draw:rect>
            <draw:rect draw:style-name="gr2" draw:text-style-name="P1" draw:layer="layout" svg:width="0.3cm" svg:height="0.6cm" svg:x="79.849cm" svg:y="37.2cm">
              <text:p/>
            </draw:rect>
            <draw:rect draw:style-name="gr2" draw:text-style-name="P1" draw:layer="layout" svg:width="0.3cm" svg:height="0.6cm" svg:x="81.307cm" svg:y="37.2cm">
              <text:p/>
            </draw:rect>
            <draw:rect draw:style-name="gr2" draw:text-style-name="P1" draw:layer="layout" svg:width="-0.3cm" svg:height="-0.6cm" svg:x="78.691cm" svg:y="37.8cm">
              <text:p/>
            </draw:rect>
          </draw:g>
          <draw:g>
            <draw:rect draw:style-name="gr2" draw:text-style-name="P1" draw:layer="layout" svg:width="2.15cm" svg:height="14.4cm" svg:x="78.925cm" svg:y="26.9cm">
              <text:p/>
            </draw:rect>
            <draw:rect draw:style-name="gr2" draw:text-style-name="P1" draw:layer="layout" svg:width="2.75cm" svg:height="0.6cm" svg:x="78.625cm" svg:y="40.7cm">
              <text:p/>
            </draw:rect>
          </draw:g>
          <draw:g>
            <draw:rect draw:style-name="gr2" draw:text-style-name="P1" draw:layer="layout" svg:width="7.7cm" svg:height="0.6cm" svg:x="76.15cm" svg:y="29.9cm">
              <text:p/>
            </draw:rect>
            <draw:g>
              <draw:rect draw:style-name="gr2" draw:text-style-name="P1" draw:layer="layout" svg:width="3.68cm" svg:height="0.6cm" svg:x="78.16cm" svg:y="29.3cm">
                <text:p/>
              </draw:rect>
              <draw:rect draw:style-name="gr2" draw:text-style-name="P1" draw:layer="layout" svg:width="2.15cm" svg:height="0.6cm" svg:x="78.925cm" svg:y="29.3cm">
                <text:p/>
              </draw:rect>
              <draw:rect draw:style-name="gr2" draw:text-style-name="P1" draw:layer="layout" svg:width="0.3cm" svg:height="0.6cm" svg:x="79.85cm" svg:y="29.3cm">
                <text:p/>
              </draw:rect>
              <draw:rect draw:style-name="gr2" draw:text-style-name="P1" draw:layer="layout" svg:width="0.3cm" svg:height="0.6cm" svg:x="81.308cm" svg:y="29.3cm">
                <text:p/>
              </draw:rect>
              <draw:rect draw:style-name="gr2" draw:text-style-name="P1" draw:layer="layout" svg:width="-0.3cm" svg:height="-0.6cm" svg:x="78.692cm" svg:y="29.9cm">
                <text:p/>
              </draw:rect>
            </draw:g>
            <draw:rect draw:style-name="gr2" draw:text-style-name="P1" draw:layer="layout" svg:width="6.5cm" svg:height="0.6cm" svg:x="76.75cm" svg:y="29.3cm">
              <text:p/>
            </draw:rect>
            <draw:rect draw:style-name="gr2" draw:text-style-name="P1" draw:layer="layout" svg:width="7.7cm" svg:height="0.6cm" svg:x="76.15cm" svg:y="28.7cm">
              <text:p/>
            </draw:rect>
          </draw:g>
        </draw:g>
        <draw:g>
          <draw:rect draw:style-name="gr2" draw:text-style-name="P1" draw:layer="layout" svg:width="37.07cm" svg:height="4.7cm" svg:x="73.688cm" svg:y="36.9cm">
            <text:p/>
          </draw:rect>
          <draw:rect draw:style-name="gr21" draw:text-style-name="P1" draw:layer="layout" svg:width="37.07cm" svg:height="5.7cm" svg:x="73.688cm" svg:y="36.4cm">
            <text:p/>
          </draw:rect>
        </draw:g>
        <draw:g>
          <draw:rect draw:style-name="gr2" draw:text-style-name="P1" draw:layer="layout" svg:width="2.15cm" svg:height="14.4cm" svg:x="39.925cm" svg:y="19.7cm">
            <text:p/>
          </draw:rect>
          <draw:g>
            <draw:rect draw:style-name="gr14" draw:text-style-name="P1" draw:layer="layout" svg:width="0.2cm" svg:height="0.2cm" svg:x="38.038cm" svg:y="35.605cm">
              <text:p/>
            </draw:rect>
            <draw:g>
              <draw:rect draw:style-name="gr2" draw:text-style-name="P1" draw:layer="layout" svg:width="3.76cm" svg:height="5.07cm" svg:x="39.119cm" svg:y="38.13cm">
                <text:p/>
              </draw:rect>
              <draw:rect draw:style-name="gr2" draw:text-style-name="P1" draw:layer="layout" svg:width="6cm" svg:height="6.4cm" svg:x="37.999cm" svg:y="36.2cm">
                <text:p/>
              </draw:rect>
              <draw:rect draw:style-name="gr2" draw:text-style-name="P1" draw:layer="layout" svg:width="4.8cm" svg:height="3.8cm" svg:x="38.599cm" svg:y="43.2cm">
                <text:p/>
              </draw:rect>
              <draw:rect draw:style-name="gr22" draw:text-style-name="P1" draw:layer="layout" svg:width="3.62cm" svg:height="2.54cm" svg:x="39.189cm" svg:y="43.68cm">
                <text:p/>
              </draw:rect>
              <draw:rect draw:style-name="gr22" draw:text-style-name="P1" draw:layer="layout" svg:width="5cm" svg:height="0.73cm" svg:x="38.499cm" svg:y="44.585cm">
                <text:p/>
              </draw:rect>
              <draw:rect draw:style-name="gr2" draw:text-style-name="P1" draw:layer="layout" svg:width="4.8cm" svg:height="0.3cm" svg:x="38.599cm" svg:y="42.6cm">
                <text:p/>
              </draw:rect>
              <draw:rect draw:style-name="gr2" draw:text-style-name="P1" draw:layer="layout" svg:width="3.124cm" svg:height="5.07cm" svg:x="39.437cm" svg:y="38.13cm">
                <text:p/>
              </draw:rect>
              <draw:rect draw:style-name="gr2" draw:text-style-name="P1" draw:layer="layout" svg:width="2.806cm" svg:height="5.07cm" svg:x="39.596cm" svg:y="38.13cm">
                <text:p/>
              </draw:rect>
              <draw:rect draw:style-name="gr2" draw:text-style-name="P1" draw:layer="layout" svg:width="3.442cm" svg:height="5.07cm" svg:x="39.278cm" svg:y="38.13cm">
                <text:p/>
              </draw:rect>
              <draw:rect draw:style-name="gr2" draw:text-style-name="P1" draw:layer="layout" svg:width="3.8cm" svg:height="5.07cm" svg:x="39.099cm" svg:y="38.13cm">
                <text:p/>
              </draw:rect>
              <draw:rect draw:style-name="gr2" draw:text-style-name="P1" draw:layer="layout" svg:width="4.8cm" svg:height="5.07cm" svg:x="38.599cm" svg:y="38.13cm">
                <text:p/>
              </draw:rect>
              <draw:rect draw:style-name="gr2" draw:text-style-name="P1" draw:layer="layout" svg:width="1cm" svg:height="0.3cm" svg:x="38.599cm" svg:y="47cm">
                <text:p/>
              </draw:rect>
              <draw:rect draw:style-name="gr2" draw:text-style-name="P1" draw:layer="layout" svg:width="1cm" svg:height="0.3cm" svg:x="42.399cm" svg:y="47cm">
                <text:p/>
              </draw:rect>
              <draw:frame draw:style-name="gr1" draw:layer="layout" svg:width="0.82cm" svg:height="0.963cm" svg:x="40.529cm" svg:y="39.32cm">
                <draw:text-box>
                  <text:p>c</text:p>
                </draw:text-box>
              </draw:frame>
              <draw:circle draw:style-name="gr14" draw:text-style-name="P1" draw:layer="layout" svg:width="0.2cm" svg:height="0.2cm" svg:x="41.931cm" svg:y="39.55cm">
                <text:p/>
              </draw:circle>
              <draw:circle draw:style-name="gr14" draw:text-style-name="P1" draw:layer="layout" svg:width="0.2cm" svg:height="0.2cm" svg:x="39.931cm" svg:y="39.55cm">
                <text:p/>
              </draw:circle>
              <draw:g>
                <draw:rect draw:style-name="gr2" draw:text-style-name="P1" draw:layer="layout" svg:width="-0.3cm" svg:height="-1cm" svg:x="41.149cm" svg:y="47cm">
                  <text:p/>
                </draw:rect>
                <draw:rect draw:style-name="gr2" draw:text-style-name="P1" draw:layer="layout" svg:width="-0.6cm" svg:height="-0.25cm" svg:x="41.299cm" svg:y="46.5cm">
                  <text:p/>
                </draw:rect>
              </draw:g>
              <draw:rect draw:style-name="gr12" draw:text-style-name="P1" draw:layer="layout" svg:width="0.2cm" svg:height="0.2cm" svg:x="39.012cm" svg:y="47.055cm">
                <text:p/>
              </draw:rect>
              <draw:rect draw:style-name="gr12" draw:text-style-name="P1" draw:layer="layout" svg:width="0.2cm" svg:height="0.2cm" svg:x="42.812cm" svg:y="47.055cm">
                <text:p/>
              </draw:rect>
              <draw:rect draw:style-name="gr23" draw:text-style-name="P1" draw:layer="layout" svg:width="4.8cm" svg:height="4.1cm" svg:x="38.599cm" svg:y="42.9cm">
                <text:p/>
              </draw:rect>
              <draw:circle draw:style-name="gr14" draw:text-style-name="P1" draw:layer="layout" svg:width="0.2cm" svg:height="0.2cm" svg:x="38.731cm" svg:y="42.65cm">
                <text:p/>
              </draw:circle>
              <draw:circle draw:style-name="gr14" draw:text-style-name="P1" draw:layer="layout" svg:width="0.2cm" svg:height="0.2cm" svg:x="43.031cm" svg:y="42.65cm">
                <text:p/>
              </draw:circle>
              <draw:frame draw:style-name="gr1" draw:layer="layout" svg:width="0.642cm" svg:height="0.963cm" svg:x="40.766cm" svg:y="41.301cm">
                <draw:text-box>
                  <text:p>i</text:p>
                </draw:text-box>
              </draw:frame>
              <draw:g>
                <draw:rect draw:style-name="gr2" draw:text-style-name="P1" draw:layer="layout" svg:width="0.6cm" svg:height="0.6cm" svg:x="39.599cm" svg:y="41cm">
                  <text:p/>
                </draw:rect>
                <draw:rect draw:style-name="gr2" draw:text-style-name="P1" draw:layer="layout" svg:width="0.6cm" svg:height="0.6cm" svg:x="41.799cm" svg:y="41cm">
                  <text:p/>
                </draw:rect>
                <draw:circle draw:style-name="gr14" draw:text-style-name="P1" draw:layer="layout" svg:width="0.2cm" svg:height="0.2cm" svg:x="42.031cm" svg:y="41.15cm">
                  <text:p/>
                </draw:circle>
                <draw:circle draw:style-name="gr14" draw:text-style-name="P1" draw:layer="layout" svg:width="0.2cm" svg:height="0.2cm" svg:x="39.731cm" svg:y="41.15cm">
                  <text:p/>
                </draw:circle>
                <draw:rect draw:style-name="gr2" draw:text-style-name="P1" draw:layer="layout" svg:width="5cm" svg:height="0.6cm" svg:x="38.499cm" svg:y="41cm">
                  <text:p/>
                </draw:rect>
              </draw:g>
              <draw:rect draw:style-name="gr2" draw:text-style-name="P1" draw:layer="layout" svg:width="5cm" svg:height="0.6cm" svg:x="38.499cm" svg:y="37.2cm">
                <text:p/>
              </draw:rect>
              <draw:frame draw:style-name="gr1" draw:layer="layout" svg:width="0.642cm" svg:height="0.963cm" svg:x="40.746cm" svg:y="36.573cm">
                <draw:text-box>
                  <text:p>j</text:p>
                </draw:text-box>
              </draw:frame>
              <draw:circle draw:style-name="gr2" draw:text-style-name="P1" draw:layer="layout" svg:width="-0.3cm" svg:height="-0.3cm" svg:x="42.549cm" svg:y="37.65cm">
                <text:p/>
              </draw:circle>
              <draw:circle draw:style-name="gr2" draw:text-style-name="P1" draw:layer="layout" svg:width="-0.3cm" svg:height="-0.3cm" svg:x="39.749cm" svg:y="37.65cm">
                <text:p/>
              </draw:circle>
              <draw:g>
                <draw:circle draw:style-name="gr14" draw:text-style-name="P1" draw:layer="layout" svg:width="0.2cm" svg:height="0.2cm" svg:x="43.131cm" svg:y="37.304cm">
                  <text:p/>
                </draw:circle>
                <draw:rect draw:style-name="gr2" draw:text-style-name="P1" draw:layer="layout" svg:width="0.3cm" svg:height="6.4cm" draw:transform="rotate (3.1415926535892) translate (43.199cm 42.6cm)">
                  <text:p/>
                </draw:rect>
                <draw:rect draw:style-name="gr2" draw:text-style-name="P1" draw:layer="layout" svg:width="-0.6cm" svg:height="-1.6cm" svg:x="43.499cm" svg:y="38.3cm">
                  <text:p/>
                </draw:rect>
                <draw:rect draw:style-name="gr2" draw:text-style-name="P1" draw:layer="layout" svg:width="-0.6cm" svg:height="-1.6cm" svg:x="43.499cm" svg:y="42.1cm">
                  <text:p/>
                </draw:rect>
                <draw:rect draw:style-name="gr2" draw:text-style-name="P1" draw:layer="layout" svg:width="0.3cm" svg:height="6.4cm" draw:transform="rotate (3.1415926535892) translate (43.499cm 42.6cm)">
                  <text:p/>
                </draw:rect>
                <draw:circle draw:style-name="gr2" draw:text-style-name="P1" draw:layer="layout" svg:width="-0.3cm" svg:height="-0.3cm" svg:x="43.349cm" svg:y="39.55cm">
                  <text:p/>
                </draw:circle>
                <draw:circle draw:style-name="gr14" draw:text-style-name="P1" draw:layer="layout" svg:width="0.2cm" svg:height="0.2cm" svg:x="43.131cm" svg:y="41.204cm">
                  <text:p/>
                </draw:circle>
              </draw:g>
              <draw:g>
                <draw:circle draw:style-name="gr14" draw:text-style-name="P1" draw:layer="layout" svg:width="0.2cm" svg:height="0.2cm" svg:x="38.731cm" svg:y="37.304cm">
                  <text:p/>
                </draw:circle>
                <draw:rect draw:style-name="gr2" draw:text-style-name="P1" draw:layer="layout" svg:width="0.3cm" svg:height="6.4cm" draw:transform="rotate (3.1415926535892) translate (38.799cm 42.6cm)">
                  <text:p/>
                </draw:rect>
                <draw:rect draw:style-name="gr2" draw:text-style-name="P1" draw:layer="layout" svg:width="-0.6cm" svg:height="-1.6cm" svg:x="39.099cm" svg:y="38.3cm">
                  <text:p/>
                </draw:rect>
                <draw:rect draw:style-name="gr2" draw:text-style-name="P1" draw:layer="layout" svg:width="-0.6cm" svg:height="-1.6cm" svg:x="39.099cm" svg:y="42.1cm">
                  <text:p/>
                </draw:rect>
                <draw:rect draw:style-name="gr2" draw:text-style-name="P1" draw:layer="layout" svg:width="0.3cm" svg:height="6.4cm" draw:transform="rotate (3.1415926535892) translate (39.099cm 42.6cm)">
                  <text:p/>
                </draw:rect>
                <draw:circle draw:style-name="gr2" draw:text-style-name="P1" draw:layer="layout" svg:width="-0.3cm" svg:height="-0.3cm" svg:x="38.949cm" svg:y="39.55cm">
                  <text:p/>
                </draw:circle>
                <draw:circle draw:style-name="gr14" draw:text-style-name="P1" draw:layer="layout" svg:width="0.2cm" svg:height="0.2cm" svg:x="38.731cm" svg:y="41.204cm">
                  <text:p/>
                </draw:circle>
              </draw:g>
            </draw:g>
            <draw:g>
              <draw:rect draw:style-name="gr2" draw:text-style-name="P1" draw:layer="layout" svg:width="3.68cm" svg:height="0.6cm" svg:x="39.159cm" svg:y="42.9cm">
                <text:p/>
              </draw:rect>
              <draw:rect draw:style-name="gr2" draw:text-style-name="P1" draw:layer="layout" svg:width="2.15cm" svg:height="0.6cm" svg:x="39.924cm" svg:y="42.9cm">
                <text:p/>
              </draw:rect>
              <draw:rect draw:style-name="gr2" draw:text-style-name="P1" draw:layer="layout" svg:width="0.3cm" svg:height="0.6cm" svg:x="40.849cm" svg:y="42.9cm">
                <text:p/>
              </draw:rect>
              <draw:rect draw:style-name="gr2" draw:text-style-name="P1" draw:layer="layout" svg:width="0.3cm" svg:height="0.6cm" svg:x="42.307cm" svg:y="42.9cm">
                <text:p/>
              </draw:rect>
              <draw:rect draw:style-name="gr2" draw:text-style-name="P1" draw:layer="layout" svg:width="-0.3cm" svg:height="-0.6cm" svg:x="39.691cm" svg:y="43.5cm">
                <text:p/>
              </draw:rect>
            </draw:g>
            <draw:rect draw:style-name="gr2" draw:text-style-name="P1" draw:layer="layout" svg:width="2.15cm" svg:height="14.4cm" svg:x="39.925cm" svg:y="32.6cm">
              <text:p/>
            </draw:rect>
            <draw:rect draw:style-name="gr2" draw:text-style-name="P1" draw:layer="layout" svg:width="2.75cm" svg:height="0.6cm" svg:x="39.625cm" svg:y="46.4cm">
              <text:p/>
            </draw:rect>
            <draw:g>
              <draw:rect draw:style-name="gr2" draw:text-style-name="P1" draw:layer="layout" svg:width="7.7cm" svg:height="0.6cm" svg:x="37.15cm" svg:y="35.6cm">
                <text:p/>
              </draw:rect>
              <draw:g>
                <draw:rect draw:style-name="gr2" draw:text-style-name="P1" draw:layer="layout" svg:width="3.68cm" svg:height="0.6cm" svg:x="39.16cm" svg:y="35cm">
                  <text:p/>
                </draw:rect>
                <draw:rect draw:style-name="gr2" draw:text-style-name="P1" draw:layer="layout" svg:width="2.15cm" svg:height="0.6cm" svg:x="39.925cm" svg:y="35cm">
                  <text:p/>
                </draw:rect>
                <draw:rect draw:style-name="gr2" draw:text-style-name="P1" draw:layer="layout" svg:width="0.3cm" svg:height="0.6cm" svg:x="40.85cm" svg:y="35cm">
                  <text:p/>
                </draw:rect>
                <draw:rect draw:style-name="gr2" draw:text-style-name="P1" draw:layer="layout" svg:width="0.3cm" svg:height="0.6cm" svg:x="42.308cm" svg:y="35cm">
                  <text:p/>
                </draw:rect>
                <draw:rect draw:style-name="gr2" draw:text-style-name="P1" draw:layer="layout" svg:width="-0.3cm" svg:height="-0.6cm" svg:x="39.692cm" svg:y="35.6cm">
                  <text:p/>
                </draw:rect>
              </draw:g>
              <draw:rect draw:style-name="gr2" draw:text-style-name="P1" draw:layer="layout" svg:width="6.5cm" svg:height="0.6cm" svg:x="37.75cm" svg:y="35cm">
                <text:p/>
              </draw:rect>
              <draw:rect draw:style-name="gr2" draw:text-style-name="P1" draw:layer="layout" svg:width="7.7cm" svg:height="0.6cm" svg:x="37.15cm" svg:y="34.4cm">
                <text:p/>
              </draw:rect>
            </draw:g>
          </draw:g>
        </draw:g>
        <draw:rect draw:style-name="gr2" draw:text-style-name="P1" draw:layer="layout" svg:width="11cm" svg:height="3.6cm" svg:x="38cm" svg:y="19.4cm">
          <text:p/>
        </draw:rect>
        <draw:circle draw:style-name="gr2" draw:text-style-name="P1" draw:layer="layout" svg:width="3.6cm" svg:height="3.6cm" svg:x="130.644cm" svg:y="25.1cm">
          <text:p/>
        </draw:circle>
        <draw:rect draw:style-name="gr2" draw:text-style-name="P1" draw:layer="layout" svg:width="3.219cm" svg:height="0.3cm" svg:x="85.859cm" svg:y="28.4cm">
          <text:p/>
        </draw:rect>
        <draw:rect draw:style-name="gr2" draw:text-style-name="P1" draw:layer="layout" svg:width="3.219cm" svg:height="0.3cm" svg:x="85.861cm" svg:y="25.1cm">
          <text:p/>
        </draw:rect>
        <draw:rect draw:style-name="gr2" draw:text-style-name="P1" draw:layer="layout" svg:width="3.219cm" svg:height="0.6cm" svg:x="85.861cm" svg:y="27.8cm">
          <text:p/>
        </draw:rect>
        <draw:rect draw:style-name="gr2" draw:text-style-name="P1" draw:layer="layout" svg:width="3.219cm" svg:height="0.6cm" draw:transform="rotate (3.1415926535892) translate (89.08cm 26cm)">
          <text:p/>
        </draw:rect>
        <draw:circle draw:style-name="gr2" draw:text-style-name="P1" draw:layer="layout" svg:width="16cm" svg:height="16cm" svg:x="33cm" svg:y="18.9cm">
          <text:p/>
        </draw:circle>
        <draw:rect draw:style-name="gr2" draw:text-style-name="P1" draw:layer="layout" svg:width="23cm" svg:height="19cm" svg:x="49cm" svg:y="17.4cm">
          <text:p/>
        </draw:rect>
        <draw:rect draw:style-name="gr2" draw:text-style-name="P1" draw:layer="layout" svg:width="14.5cm" svg:height="4cm" draw:transform="rotate (1.5707963267946) translate (49.6cm 34.15cm)">
          <text:p/>
        </draw:rect>
        <draw:line draw:style-name="gr2" draw:text-style-name="P1" draw:layer="layout" svg:x1="41.001cm" svg:y1="121cm" svg:x2="41.001cm" svg:y2="1cm">
          <text:p/>
        </draw:line>
        <draw:line draw:style-name="gr2" draw:text-style-name="P1" draw:layer="layout" svg:x1="80.001cm" svg:y1="121.001cm" svg:x2="80.001cm" svg:y2="1.001cm">
          <text:p/>
        </draw:line>
        <draw:g>
          <draw:rect draw:style-name="gr2" draw:text-style-name="P1" draw:layer="layout" svg:width="28.8cm" svg:height="9.4cm" svg:x="46.1cm" svg:y="139.448cm">
            <text:p/>
          </draw:rect>
          <draw:g>
            <draw:rect draw:style-name="gr2" draw:text-style-name="P1" draw:layer="layout" svg:width="7.98cm" svg:height="2.92cm" svg:x="38.124cm" svg:y="145.928cm">
              <text:p/>
            </draw:rect>
            <draw:g>
              <draw:circle draw:style-name="gr2" draw:text-style-name="P1" draw:layer="layout" svg:width="3.18cm" svg:height="3.18cm" draw:transform="skewX (0.0012217304763958) rotate (-1.57079632679579) translate (42.712cm 145.692cm)">
                <text:p/>
              </draw:circle>
              <draw:circle draw:style-name="gr2" draw:text-style-name="P1" draw:layer="layout" svg:width="2.148cm" svg:height="2.148cm" draw:transform="rotate (-1.57079632679579) translate (42.196cm 146.208cm)">
                <text:p/>
              </draw:circle>
              <draw:ellipse draw:style-name="gr2" draw:text-style-name="P1" draw:layer="layout" svg:width="0.204cm" svg:height="0.2cm" draw:transform="skewX (-0.020071286397931) rotate (-1.57079632679579) translate (41.22cm 148.512cm)">
                <text:p/>
              </draw:ellipse>
              <draw:line draw:style-name="gr2" draw:text-style-name="P1" draw:layer="layout" svg:x1="41.121cm" svg:y1="145.693cm" svg:x2="41.121cm" svg:y2="148.874cm">
                <text:p/>
              </draw:line>
              <draw:circle draw:style-name="gr2" draw:text-style-name="P1" draw:layer="layout" svg:width="0.199cm" svg:height="0.199cm" draw:transform="rotate (-0.526565835327777) translate (42.24cm 147.812cm)">
                <text:p/>
              </draw:circle>
              <draw:ellipse draw:style-name="gr2" draw:text-style-name="P1" draw:layer="layout" svg:width="0.204cm" svg:height="0.199cm" draw:transform="skewX (0.00506145483078262) rotate (-2.60787096833062) translate (40.104cm 147.984cm)">
                <text:p/>
              </draw:ellipse>
              <draw:circle draw:style-name="gr2" draw:text-style-name="P1" draw:layer="layout" svg:width="0.199cm" svg:height="0.199cm" draw:transform="rotate (2.61502681826261) translate (40.004cm 146.752cm)">
                <text:p/>
              </draw:circle>
              <draw:ellipse draw:style-name="gr2" draw:text-style-name="P1" draw:layer="layout" svg:width="0.199cm" svg:height="0.202cm" draw:transform="skewX (0.00994837673636576) rotate (0.52656583532659) translate (42.14cm 146.58cm)">
                <text:p/>
              </draw:ellipse>
              <draw:line draw:style-name="gr2" draw:text-style-name="P1" draw:layer="layout" svg:x1="42.498cm" svg:y1="146.487cm" svg:x2="39.744cm" svg:y2="148.077cm">
                <text:p/>
              </draw:line>
              <draw:line draw:style-name="gr2" draw:text-style-name="P1" draw:layer="layout" svg:x1="39.745cm" svg:y1="146.487cm" svg:x2="42.499cm" svg:y2="148.077cm">
                <text:p/>
              </draw:line>
              <draw:circle draw:style-name="gr2" draw:text-style-name="P1" draw:layer="layout" svg:width="0.196cm" svg:height="0.196cm" draw:transform="rotate (1.5707963267946) translate (41.02cm 146.048cm)">
                <text:p/>
              </draw:circle>
            </draw:g>
            <draw:circle draw:style-name="gr2" draw:text-style-name="P1" draw:layer="layout" svg:width="6cm" svg:height="6cm" svg:x="38.128cm" svg:y="144.288cm">
              <text:p/>
            </draw:circle>
            <draw:path draw:style-name="gr24" draw:text-style-name="P1" draw:layer="layout" svg:width="4.903cm" svg:height="4.723cm" svg:x="41.192cm" svg:y="139.564cm" svg:viewBox="0 0 4904 4724" svg:d="m0 4724c1536-4 2540-644 3264-1280 1591-1397 1640-3448 1640-3444">
              <text:p/>
            </draw:path>
            <draw:path draw:style-name="gr24" draw:text-style-name="P1" draw:layer="layout" svg:width="2cm" svg:height="0.527cm" draw:transform="skewX (0.00279252680319047) rotate (0.604058454115123) translate (43.0982973415777cm 149.549517979263cm)" svg:viewBox="0 0 2001 528" svg:d="m0 3c443-1 606-19 874 44 808 190 1122 482 1127 481">
              <text:p/>
            </draw:path>
          </draw:g>
          <draw:g>
            <draw:rect draw:style-name="gr2" draw:text-style-name="P1" draw:layer="layout" svg:width="7.98cm" svg:height="2.92cm" svg:x="74.9cm" svg:y="145.936cm">
              <text:p/>
            </draw:rect>
            <draw:g>
              <draw:circle draw:style-name="gr2" draw:text-style-name="P1" draw:layer="layout" svg:width="3.18cm" svg:height="3.18cm" draw:transform="skewX (-0.0012217304763958) rotate (1.5707963267946) translate (78.292cm 148.88cm)">
                <text:p/>
              </draw:circle>
              <draw:circle draw:style-name="gr2" draw:text-style-name="P1" draw:layer="layout" svg:width="2.148cm" svg:height="2.148cm" draw:transform="rotate (1.5707963267946) translate (78.808cm 148.364cm)">
                <text:p/>
              </draw:circle>
              <draw:ellipse draw:style-name="gr2" draw:text-style-name="P1" draw:layer="layout" svg:width="0.204cm" svg:height="0.2cm" draw:transform="skewX (0.020071286397931) rotate (1.5707963267946) translate (79.784cm 148.724cm)">
                <text:p/>
              </draw:ellipse>
              <draw:line draw:style-name="gr2" draw:text-style-name="P1" draw:layer="layout" svg:x1="79.883cm" svg:y1="145.701cm" svg:x2="79.883cm" svg:y2="148.882cm">
                <text:p/>
              </draw:line>
              <draw:circle draw:style-name="gr2" draw:text-style-name="P1" draw:layer="layout" svg:width="0.199cm" svg:height="0.199cm" draw:transform="rotate (0.52656583532659) translate (78.592cm 147.92cm)">
                <text:p/>
              </draw:circle>
              <draw:circle draw:style-name="gr2" draw:text-style-name="P1" draw:layer="layout" svg:width="0.204cm" svg:height="0.204cm" draw:transform="rotate (2.60787096832943) translate (81.076cm 148.096cm)">
                <text:p/>
              </draw:circle>
              <draw:circle draw:style-name="gr2" draw:text-style-name="P1" draw:layer="layout" svg:width="0.199cm" svg:height="0.199cm" draw:transform="rotate (-2.6150268182638) translate (81.172cm 146.66cm)">
                <text:p/>
              </draw:circle>
              <draw:ellipse draw:style-name="gr2" draw:text-style-name="P1" draw:layer="layout" svg:width="0.199cm" svg:height="0.204cm" draw:transform="skewX (0.00488692190558321) rotate (-0.526565835327777) translate (78.692cm 146.488cm)">
                <text:p/>
              </draw:ellipse>
              <draw:line draw:style-name="gr2" draw:text-style-name="P1" draw:layer="layout" svg:x1="78.506cm" svg:y1="146.495cm" svg:x2="81.26cm" svg:y2="148.085cm">
                <text:p/>
              </draw:line>
              <draw:line draw:style-name="gr2" draw:text-style-name="P1" draw:layer="layout" svg:x1="81.259cm" svg:y1="146.495cm" svg:x2="78.505cm" svg:y2="148.085cm">
                <text:p/>
              </draw:line>
              <draw:circle draw:style-name="gr2" draw:text-style-name="P1" draw:layer="layout" svg:width="0.196cm" svg:height="0.196cm" draw:transform="rotate (-1.57079632679579) translate (79.984cm 145.86cm)">
                <text:p/>
              </draw:circle>
            </draw:g>
            <draw:circle draw:style-name="gr2" draw:text-style-name="P1" draw:layer="layout" svg:width="6cm" svg:height="6cm" svg:x="76.876cm" svg:y="144.296cm">
              <text:p/>
            </draw:circle>
            <draw:path draw:style-name="gr24" draw:text-style-name="P1" draw:layer="layout" svg:width="4.903cm" svg:height="4.723cm" svg:x="74.908cm" svg:y="139.572cm" svg:viewBox="0 0 4904 4724" svg:d="m4904 4724c-1536-4-2540-644-3264-1280-1591-1397-1640-3448-1640-3444">
              <text:p/>
            </draw:path>
            <draw:path draw:style-name="gr24" draw:text-style-name="P1" draw:layer="layout" svg:width="2cm" svg:height="0.527cm" draw:transform="skewX (-0.00139626340159512) rotate (-0.604058454116309) translate (76.2591540692245cm 148.421216001317cm)" svg:viewBox="0 0 2001 528" svg:d="m2001 3c-443-1-607-19-874 44-808 190-1121 482-1127 481">
              <text:p/>
            </draw:path>
          </draw:g>
        </draw:g>
        <draw:g>
          <draw:g>
            <draw:g>
              <draw:circle draw:style-name="gr2" draw:text-style-name="P1" draw:layer="layout" svg:width="3.354cm" svg:height="3.354cm" draw:transform="rotate (-1.96349540849444) translate (44.12cm 152.474cm)">
                <text:p/>
              </draw:circle>
              <draw:rect draw:style-name="gr2" draw:text-style-name="P1" draw:layer="layout" svg:width="3.353cm" svg:height="3.581cm" draw:transform="rotate (-1.96349540849444) translate (42.57cm 151.834cm)">
                <text:p/>
              </draw:rect>
              <draw:g>
                <draw:circle draw:style-name="gr2" draw:text-style-name="P1" draw:layer="layout" svg:width="1.27cm" svg:height="1.27cm" draw:transform="rotate (-1.96349540849444) translate (42.759cm 153.038cm)">
                  <text:p/>
                </draw:circle>
                <draw:circle draw:style-name="gr2" draw:text-style-name="P1" draw:layer="layout" svg:width="0.356cm" svg:height="0.356cm" draw:transform="rotate (-1.96349540849444) translate (42.161cm 153.286cm)">
                  <text:p/>
                </draw:circle>
              </draw:g>
              <draw:g>
                <draw:circle draw:style-name="gr2" draw:text-style-name="P1" draw:layer="layout" svg:width="0.356cm" svg:height="0.356cm" draw:transform="rotate (-1.96349540849444) translate (41.787cm 154.191cm)">
                  <text:p/>
                </draw:circle>
                <draw:circle draw:style-name="gr2" draw:text-style-name="P1" draw:layer="layout" svg:width="0.356cm" svg:height="0.356cm" draw:transform="rotate (-1.17809724509714) translate (42.399cm 154.055cm)">
                  <text:p/>
                </draw:circle>
                <draw:circle draw:style-name="gr2" draw:text-style-name="P1" draw:layer="layout" svg:width="0.356cm" svg:height="0.356cm" draw:transform="rotate (-0.392699081699837) translate (42.737cm 153.524cm)">
                  <text:p/>
                </draw:circle>
                <draw:circle draw:style-name="gr2" draw:text-style-name="P1" draw:layer="layout" svg:width="0.356cm" svg:height="0.356cm" draw:transform="rotate (0.39269908169865) translate (42.601cm 152.911cm)">
                  <text:p/>
                </draw:circle>
                <draw:circle draw:style-name="gr2" draw:text-style-name="P1" draw:layer="layout" svg:width="0.356cm" svg:height="0.356cm" draw:transform="rotate (1.17809724509595) translate (42.072cm 152.573cm)">
                  <text:p/>
                </draw:circle>
                <draw:circle draw:style-name="gr2" draw:text-style-name="P1" draw:layer="layout" svg:width="0.356cm" svg:height="0.356cm" draw:transform="rotate (1.96349540849325) translate (41.46cm 152.709cm)">
                  <text:p/>
                </draw:circle>
                <draw:circle draw:style-name="gr2" draw:text-style-name="P1" draw:layer="layout" svg:width="0.356cm" svg:height="0.356cm" draw:transform="rotate (2.74889357189055) translate (41.122cm 153.239cm)">
                  <text:p/>
                </draw:circle>
                <draw:circle draw:style-name="gr2" draw:text-style-name="P1" draw:layer="layout" svg:width="0.356cm" svg:height="0.356cm" draw:transform="rotate (-2.74889357189174) translate (41.258cm 153.853cm)">
                  <text:p/>
                </draw:circle>
              </draw:g>
              <draw:rect draw:style-name="gr3" draw:text-style-name="P1" draw:layer="layout" svg:width="3.353cm" svg:height="3.581cm" draw:transform="rotate (-1.96349540849444) translate (45.877cm 153.205cm)">
                <text:p/>
              </draw:rect>
            </draw:g>
            <draw:g>
              <draw:circle draw:style-name="gr2" draw:text-style-name="P1" draw:layer="layout" svg:width="0.356cm" svg:height="0.356cm" draw:transform="rotate (-2.74889357189174) translate (38.594cm 153.459cm)">
                <text:p/>
              </draw:circle>
              <draw:circle draw:style-name="gr2" draw:text-style-name="P1" draw:layer="layout" svg:width="0.356cm" svg:height="0.356cm" draw:transform="rotate (0.39269908169865) translate (39.16cm 150.777cm)">
                <text:p/>
              </draw:circle>
            </draw:g>
            <draw:line draw:style-name="gr4" draw:text-style-name="P1" draw:layer="layout" svg:x1="11.225cm" svg:y1="152.327cm" svg:x2="14.368cm" svg:y2="155.461cm">
              <text:p/>
            </draw:line>
            <draw:circle draw:style-name="gr2" draw:text-style-name="P1" draw:layer="layout" svg:width="2.4cm" svg:height="2.4cm" draw:transform="rotate (0.2617993877991) translate (29.112cm 145.819cm)">
              <text:p/>
            </draw:circle>
            <draw:circle draw:style-name="gr5" draw:text-style-name="P1" draw:layer="layout" svg:width="1.74cm" svg:height="1.74cm" draw:transform="rotate (0.2617993877991) translate (29.516cm 146.052cm)">
              <text:p/>
            </draw:circle>
            <draw:circle draw:style-name="gr2" draw:text-style-name="P1" draw:layer="layout" svg:width="0.9cm" svg:height="0.9cm" draw:transform="rotate (0.2617993877991) translate (30.031cm 146.349cm)">
              <text:p/>
            </draw:circle>
            <draw:circle draw:style-name="gr2" draw:text-style-name="P1" draw:layer="layout" svg:width="2.4cm" svg:height="2.4cm" draw:transform="rotate (0.2617993877991) translate (26.678cm 146.471cm)">
              <text:p/>
            </draw:circle>
            <draw:circle draw:style-name="gr5" draw:text-style-name="P1" draw:layer="layout" svg:width="1.74cm" svg:height="1.74cm" draw:transform="rotate (0.2617993877991) translate (27.082cm 146.704cm)">
              <text:p/>
            </draw:circle>
            <draw:circle draw:style-name="gr2" draw:text-style-name="P1" draw:layer="layout" svg:width="0.9cm" svg:height="0.9cm" draw:transform="rotate (0.2617993877991) translate (27.596cm 147.001cm)">
              <text:p/>
            </draw:circle>
            <draw:rect draw:style-name="gr2" draw:text-style-name="P1" draw:layer="layout" svg:width="2.52cm" svg:height="4.22cm" draw:transform="rotate (0.2617993877991) translate (27.837cm 146.16cm)">
              <text:p/>
            </draw:rect>
            <draw:rect draw:style-name="gr2" draw:text-style-name="P1" draw:layer="layout" svg:width="2.52cm" svg:height="3.46cm" draw:transform="rotate (0.2617993877991) translate (28.034cm 146.894cm)">
              <text:p/>
            </draw:rect>
            <draw:rect draw:style-name="gr2" draw:text-style-name="P1" draw:layer="layout" svg:width="2.52cm" svg:height="1.715cm" draw:transform="rotate (0.2617993877991) translate (28.929cm 150.236cm)">
              <text:p/>
            </draw:rect>
            <draw:circle draw:style-name="gr2" draw:text-style-name="P1" draw:layer="layout" svg:width="0.42cm" svg:height="0.42cm" draw:transform="rotate (0.2617993877991) translate (30.696cm 150.358cm)">
              <text:p/>
            </draw:circle>
            <draw:circle draw:style-name="gr2" draw:text-style-name="P1" draw:layer="layout" svg:width="0.42cm" svg:height="0.42cm" draw:transform="rotate (0.2617993877991) translate (30.587cm 149.953cm)">
              <text:p/>
            </draw:circle>
            <draw:rect draw:style-name="gr2" draw:text-style-name="P1" draw:layer="layout" svg:width="0.42cm" svg:height="0.42cm" draw:transform="rotate (0.2617993877991) translate (30.642cm 150.155cm)">
              <text:p/>
            </draw:rect>
            <draw:circle draw:style-name="gr2" draw:text-style-name="P1" draw:layer="layout" svg:width="0.42cm" svg:height="0.42cm" draw:transform="rotate (0.2617993877991) translate (29.489cm 150.682cm)">
              <text:p/>
            </draw:circle>
            <draw:circle draw:style-name="gr2" draw:text-style-name="P1" draw:layer="layout" svg:width="0.42cm" svg:height="0.42cm" draw:transform="rotate (0.2617993877991) translate (29.38cm 150.276cm)">
              <text:p/>
            </draw:circle>
            <draw:rect draw:style-name="gr2" draw:text-style-name="P1" draw:layer="layout" svg:width="0.42cm" svg:height="0.42cm" draw:transform="rotate (0.2617993877991) translate (29.434cm 150.479cm)">
              <text:p/>
            </draw:rect>
            <draw:rect draw:style-name="gr2" draw:text-style-name="P1" draw:layer="layout" svg:width="0.13cm" svg:height="0.48cm" draw:transform="rotate (0.2617993877991) translate (30.084cm 149.928cm)">
              <text:p/>
            </draw:rect>
            <draw:circle draw:style-name="gr2" draw:text-style-name="P1" draw:layer="layout" svg:width="0.7cm" svg:height="0.7cm" draw:transform="rotate (0.2617993877991) translate (30.95cm 150.746cm)">
              <text:p/>
            </draw:circle>
            <draw:circle draw:style-name="gr2" draw:text-style-name="P1" draw:layer="layout" svg:width="0.7cm" svg:height="0.7cm" draw:transform="rotate (0.2617993877991) translate (29.192cm 151.217cm)">
              <text:p/>
            </draw:circle>
            <draw:circle draw:style-name="gr2" draw:text-style-name="P1" draw:layer="layout" svg:width="2.4cm" svg:height="2.4cm" draw:transform="rotate (2.1816615649925) translate (14.694cm 156.532cm)">
              <text:p/>
            </draw:circle>
            <draw:circle draw:style-name="gr5" draw:text-style-name="P1" draw:layer="layout" svg:width="1.74cm" svg:height="1.74cm" draw:transform="rotate (2.1816615649925) translate (14.774cm 156.072cm)">
              <text:p/>
            </draw:circle>
            <draw:circle draw:style-name="gr2" draw:text-style-name="P1" draw:layer="layout" svg:width="0.9cm" svg:height="0.9cm" draw:transform="rotate (2.1816615649925) translate (14.877cm 155.487cm)">
              <text:p/>
            </draw:circle>
            <draw:rect draw:style-name="gr2" draw:text-style-name="P1" draw:layer="layout" svg:width="2.46cm" svg:height="3.25cm" draw:transform="rotate (2.1816615649925) translate (15.275cm 156.16cm)">
              <text:p/>
            </draw:rect>
            <draw:circle draw:style-name="gr2" draw:text-style-name="P1" draw:layer="layout" svg:width="0.42cm" svg:height="0.42cm" draw:transform="rotate (2.1816615649925) translate (16.307cm 153.431cm)">
              <text:p/>
            </draw:circle>
            <draw:circle draw:style-name="gr2" draw:text-style-name="P1" draw:layer="layout" svg:width="0.42cm" svg:height="0.42cm" draw:transform="rotate (2.1816615649925) translate (15.962cm 153.671cm)">
              <text:p/>
            </draw:circle>
            <draw:rect draw:style-name="gr2" draw:text-style-name="P1" draw:layer="layout" svg:width="0.42cm" svg:height="0.42cm" draw:transform="rotate (2.1816615649925) translate (16.135cm 153.551cm)">
              <text:p/>
            </draw:rect>
            <draw:circle draw:style-name="gr2" draw:text-style-name="P1" draw:layer="layout" svg:width="0.42cm" svg:height="0.42cm" draw:transform="rotate (2.1816615649925) translate (17.024cm 154.455cm)">
              <text:p/>
            </draw:circle>
            <draw:circle draw:style-name="gr2" draw:text-style-name="P1" draw:layer="layout" svg:width="0.42cm" svg:height="0.42cm" draw:transform="rotate (2.1816615649925) translate (16.68cm 154.696cm)">
              <text:p/>
            </draw:circle>
            <draw:rect draw:style-name="gr2" draw:text-style-name="P1" draw:layer="layout" svg:width="0.42cm" svg:height="0.42cm" draw:transform="rotate (2.1816615649925) translate (16.851cm 154.574cm)">
              <text:p/>
            </draw:rect>
            <draw:circle draw:style-name="gr2" draw:text-style-name="P1" draw:layer="layout" svg:width="0.7cm" svg:height="0.7cm" draw:transform="rotate (2.1816615649925) translate (16.356cm 153.256cm)">
              <text:p/>
            </draw:circle>
            <draw:circle draw:style-name="gr2" draw:text-style-name="P1" draw:layer="layout" svg:width="0.7cm" svg:height="0.7cm" draw:transform="rotate (2.1816615649925) translate (17.364cm 154.698cm)">
              <text:p/>
            </draw:circle>
            <draw:line draw:style-name="gr4" draw:text-style-name="P1" draw:layer="layout" svg:x1="14.988cm" svg:y1="155.733cm" svg:x2="41.987cm" svg:y2="155.731cm">
              <text:p/>
            </draw:line>
            <draw:circle draw:style-name="gr2" draw:text-style-name="P1" draw:layer="layout" svg:width="2.4cm" svg:height="2.4cm" draw:transform="rotate (1.3089969389955) translate (10.348cm 152.534cm)">
              <text:p/>
            </draw:circle>
            <draw:circle draw:style-name="gr5" draw:text-style-name="P1" draw:layer="layout" svg:width="1.74cm" svg:height="1.74cm" draw:transform="rotate (1.3089969389955) translate (10.752cm 152.301cm)">
              <text:p/>
            </draw:circle>
            <draw:circle draw:style-name="gr2" draw:text-style-name="P1" draw:layer="layout" svg:width="0.9cm" svg:height="0.9cm" draw:transform="rotate (1.3089969389955) translate (11.266cm 152.004cm)">
              <text:p/>
            </draw:circle>
            <draw:rect draw:style-name="gr2" draw:text-style-name="P1" draw:layer="layout" svg:width="2.46cm" svg:height="3.25cm" draw:transform="rotate (1.3089969389955) translate (11.006cm 152.742cm)">
              <text:p/>
            </draw:rect>
            <draw:circle draw:style-name="gr2" draw:text-style-name="P1" draw:layer="layout" svg:width="0.42cm" svg:height="0.42cm" draw:transform="rotate (1.3089969389955) translate (13.76cm 151.777cm)">
              <text:p/>
            </draw:circle>
            <draw:circle draw:style-name="gr2" draw:text-style-name="P1" draw:layer="layout" svg:width="0.42cm" svg:height="0.42cm" draw:transform="rotate (1.3089969389955) translate (13.354cm 151.668cm)">
              <text:p/>
            </draw:circle>
            <draw:rect draw:style-name="gr2" draw:text-style-name="P1" draw:layer="layout" svg:width="0.42cm" svg:height="0.42cm" draw:transform="rotate (1.3089969389955) translate (13.557cm 151.722cm)">
              <text:p/>
            </draw:rect>
            <draw:circle draw:style-name="gr2" draw:text-style-name="P1" draw:layer="layout" svg:width="0.42cm" svg:height="0.42cm" draw:transform="rotate (1.3089969389955) translate (13.436cm 152.984cm)">
              <text:p/>
            </draw:circle>
            <draw:circle draw:style-name="gr2" draw:text-style-name="P1" draw:layer="layout" svg:width="0.42cm" svg:height="0.42cm" draw:transform="rotate (1.3089969389955) translate (13.031cm 152.875cm)">
              <text:p/>
            </draw:circle>
            <draw:rect draw:style-name="gr2" draw:text-style-name="P1" draw:layer="layout" svg:width="0.42cm" svg:height="0.42cm" draw:transform="rotate (1.3089969389955) translate (13.234cm 152.93cm)">
              <text:p/>
            </draw:rect>
            <draw:circle draw:style-name="gr2" draw:text-style-name="P1" draw:layer="layout" svg:width="0.7cm" svg:height="0.7cm" draw:transform="rotate (1.3089969389955) translate (13.925cm 151.702cm)">
              <text:p/>
            </draw:circle>
            <draw:circle draw:style-name="gr2" draw:text-style-name="P1" draw:layer="layout" svg:width="0.7cm" svg:height="0.7cm" draw:transform="rotate (1.3089969389955) translate (13.469cm 153.402cm)">
              <text:p/>
            </draw:circle>
            <draw:line draw:style-name="gr4" draw:text-style-name="P1" draw:layer="layout" svg:x1="43.921cm" svg:y1="155.02cm" svg:x2="47.017cm" svg:y2="143.429cm">
              <text:p/>
            </draw:line>
            <draw:line draw:style-name="gr4" draw:text-style-name="P1" draw:layer="layout" svg:x1="11.564cm" svg:y1="150.849cm" svg:x2="44.734cm" svg:y2="141.959cm">
              <text:p/>
            </draw:line>
            <draw:circle draw:style-name="gr2" draw:text-style-name="P1" draw:layer="layout" svg:width="2.4cm" svg:height="2.4cm" draw:transform="rotate (3.1415926535892) translate (27.485cm 156.075cm)">
              <text:p/>
            </draw:circle>
            <draw:circle draw:style-name="gr5" draw:text-style-name="P1" draw:layer="layout" svg:width="1.74cm" svg:height="1.74cm" draw:transform="rotate (3.1415926535892) translate (27.155cm 155.745cm)">
              <text:p/>
            </draw:circle>
            <draw:circle draw:style-name="gr2" draw:text-style-name="P1" draw:layer="layout" svg:width="-0.9cm" svg:height="-0.9cm" svg:x="26.735cm" svg:y="155.325cm">
              <text:p/>
            </draw:circle>
            <draw:circle draw:style-name="gr2" draw:text-style-name="P1" draw:layer="layout" svg:width="2.4cm" svg:height="2.4cm" draw:transform="rotate (3.1415926535892) translate (30.005cm 156.075cm)">
              <text:p/>
            </draw:circle>
            <draw:circle draw:style-name="gr5" draw:text-style-name="P1" draw:layer="layout" svg:width="1.74cm" svg:height="1.74cm" draw:transform="rotate (3.1415926535892) translate (29.675cm 155.745cm)">
              <text:p/>
            </draw:circle>
            <draw:circle draw:style-name="gr2" draw:text-style-name="P1" draw:layer="layout" svg:width="-0.9cm" svg:height="-0.9cm" svg:x="29.255cm" svg:y="155.325cm">
              <text:p/>
            </draw:circle>
            <draw:rect draw:style-name="gr2" draw:text-style-name="P1" draw:layer="layout" svg:width="2.52cm" svg:height="4.22cm" draw:transform="rotate (3.1415926535892) translate (28.805cm 156.075cm)">
              <text:p/>
            </draw:rect>
            <draw:rect draw:style-name="gr2" draw:text-style-name="P1" draw:layer="layout" svg:width="2.52cm" svg:height="3.46cm" draw:transform="rotate (3.1415926535892) translate (28.805cm 155.315cm)">
              <text:p/>
            </draw:rect>
            <draw:rect draw:style-name="gr2" draw:text-style-name="P1" draw:layer="layout" svg:width="2.52cm" svg:height="1.715cm" draw:transform="rotate (3.1415926535892) translate (28.805cm 151.855cm)">
              <text:p/>
            </draw:rect>
            <draw:circle draw:style-name="gr2" draw:text-style-name="P1" draw:layer="layout" svg:width="-0.42cm" svg:height="-0.42cm" svg:x="27.13cm" svg:y="151.28cm">
              <text:p/>
            </draw:circle>
            <draw:circle draw:style-name="gr2" draw:text-style-name="P1" draw:layer="layout" svg:width="-0.42cm" svg:height="-0.42cm" svg:x="27.13cm" svg:y="151.7cm">
              <text:p/>
            </draw:circle>
            <draw:rect draw:style-name="gr2" draw:text-style-name="P1" draw:layer="layout" svg:width="-0.42cm" svg:height="-0.42cm" svg:x="27.13cm" svg:y="151.49cm">
              <text:p/>
            </draw:rect>
            <draw:circle draw:style-name="gr2" draw:text-style-name="P1" draw:layer="layout" svg:width="-0.42cm" svg:height="-0.42cm" svg:x="28.38cm" svg:y="151.28cm">
              <text:p/>
            </draw:circle>
            <draw:circle draw:style-name="gr2" draw:text-style-name="P1" draw:layer="layout" svg:width="-0.42cm" svg:height="-0.42cm" svg:x="28.38cm" svg:y="151.7cm">
              <text:p/>
            </draw:circle>
            <draw:rect draw:style-name="gr2" draw:text-style-name="P1" draw:layer="layout" svg:width="-0.42cm" svg:height="-0.42cm" svg:x="28.38cm" svg:y="151.49cm">
              <text:p/>
            </draw:rect>
            <draw:rect draw:style-name="gr2" draw:text-style-name="P1" draw:layer="layout" svg:width="-0.13cm" svg:height="-0.48cm" svg:x="27.61cm" svg:y="151.854cm">
              <text:p/>
            </draw:rect>
            <draw:circle draw:style-name="gr2" draw:text-style-name="P1" draw:layer="layout" svg:width="-0.7cm" svg:height="-0.7cm" svg:x="26.985cm" svg:y="150.84cm">
              <text:p/>
            </draw:circle>
            <draw:circle draw:style-name="gr2" draw:text-style-name="P1" draw:layer="layout" svg:width="-0.7cm" svg:height="-0.7cm" svg:x="28.805cm" svg:y="150.84cm">
              <text:p/>
            </draw:circle>
            <draw:circle draw:style-name="gr5" draw:text-style-name="P1" draw:layer="layout" svg:width="4.69cm" svg:height="4.69cm" svg:x="39.583cm" svg:y="151.039cm">
              <text:p/>
            </draw:circle>
            <draw:circle draw:style-name="gr6" draw:text-style-name="P1" draw:layer="layout" svg:width="0.6cm" svg:height="0.6cm" svg:x="41.628cm" svg:y="153.084cm">
              <text:p/>
            </draw:circle>
            <draw:circle draw:style-name="gr6" draw:text-style-name="P1" draw:layer="layout" svg:width="3.61cm" svg:height="3.61cm" svg:x="40.123cm" svg:y="151.579cm">
              <text:p/>
            </draw:circle>
            <draw:circle draw:style-name="gr7" draw:text-style-name="P1" draw:layer="layout" svg:width="3.76cm" svg:height="3.76cm" svg:x="40.048cm" svg:y="151.504cm">
              <text:p/>
            </draw:circle>
            <draw:circle draw:style-name="gr8" draw:text-style-name="P1" draw:layer="layout" svg:width="6.05cm" svg:height="6.05cm" svg:x="38.903cm" svg:y="150.359cm">
              <text:p/>
            </draw:circle>
            <draw:circle draw:style-name="gr8" draw:text-style-name="P1" draw:layer="layout" svg:width="5.32cm" svg:height="5.32cm" svg:x="39.268cm" svg:y="150.724cm">
              <text:p/>
            </draw:circle>
            <draw:circle draw:style-name="gr5" draw:text-style-name="P1" draw:layer="layout" svg:width="4.69cm" svg:height="4.69cm" svg:x="41.948cm" svg:y="142.165cm">
              <text:p/>
            </draw:circle>
            <draw:circle draw:style-name="gr6" draw:text-style-name="P1" draw:layer="layout" svg:width="0.6cm" svg:height="0.6cm" svg:x="43.993cm" svg:y="144.21cm">
              <text:p/>
            </draw:circle>
            <draw:circle draw:style-name="gr6" draw:text-style-name="P1" draw:layer="layout" svg:width="3.61cm" svg:height="3.61cm" svg:x="42.488cm" svg:y="142.705cm">
              <text:p/>
            </draw:circle>
            <draw:circle draw:style-name="gr7" draw:text-style-name="P1" draw:layer="layout" svg:width="3.76cm" svg:height="3.76cm" svg:x="42.413cm" svg:y="142.63cm">
              <text:p/>
            </draw:circle>
            <draw:circle draw:style-name="gr8" draw:text-style-name="P1" draw:layer="layout" svg:width="6.05cm" svg:height="6.05cm" svg:x="41.268cm" svg:y="141.485cm">
              <text:p/>
            </draw:circle>
            <draw:circle draw:style-name="gr8" draw:text-style-name="P1" draw:layer="layout" svg:width="5.32cm" svg:height="5.32cm" svg:x="41.633cm" svg:y="141.85cm">
              <text:p/>
            </draw:circle>
            <draw:ellipse draw:style-name="gr8" draw:text-style-name="P1" draw:layer="layout" svg:width="3.13cm" svg:height="3.132cm" draw:transform="skewX (-0.000349065850398829) rotate (1.3089969389955) translate (9.9cm 152.793cm)">
              <text:p/>
            </draw:ellipse>
            <draw:circle draw:style-name="gr8" draw:text-style-name="P1" draw:layer="layout" svg:width="3.134cm" svg:height="3.134cm" draw:transform="rotate (2.1818360979177) translate (14.605cm 157.044cm)">
              <text:p/>
            </draw:circle>
            <draw:line draw:style-name="gr9" draw:text-style-name="P1" draw:layer="layout" svg:x1="11.226cm" svg:y1="150.203cm" svg:x2="43.226cm" svg:y2="141.627cm">
              <text:p/>
            </draw:line>
            <draw:line draw:style-name="gr9" draw:text-style-name="P1" draw:layer="layout" svg:x1="44.748cm" svg:y1="154.562cm" svg:x2="47.248cm" svg:y2="145.202cm">
              <text:p/>
            </draw:line>
            <draw:line draw:style-name="gr9" draw:text-style-name="P1" draw:layer="layout" svg:x1="14.989cm" svg:y1="156.434cm" svg:x2="41.988cm" svg:y2="156.432cm">
              <text:p/>
            </draw:line>
            <draw:line draw:style-name="gr9" draw:text-style-name="P1" draw:layer="layout" svg:x1="10.71cm" svg:y1="152.816cm" svg:x2="13.853cm" svg:y2="155.95cm">
              <text:p/>
            </draw:line>
            <draw:circle draw:style-name="gr10" draw:text-style-name="P1" draw:layer="layout" svg:width="0.143cm" svg:height="0.143cm" draw:transform="skewX (-0.006981317007976) rotate (1.3088224060703) translate (11.731cm 151.737cm)">
              <text:p/>
            </draw:circle>
            <draw:circle draw:style-name="gr10" draw:text-style-name="P1" draw:layer="layout" svg:width="0.141cm" svg:height="0.141cm" draw:transform="rotate (2.18445409179569) translate (14.971cm 154.959cm)">
              <text:p/>
            </draw:circle>
            <draw:line draw:style-name="gr11" draw:text-style-name="P1" draw:layer="layout" svg:x1="11.749cm" svg:y1="151.728cm" svg:x2="14.892cm" svg:y2="154.862cm">
              <text:p/>
            </draw:line>
            <draw:line draw:style-name="gr11" draw:text-style-name="P1" draw:layer="layout" svg:x1="14.969cm" svg:y1="154.938cm" svg:x2="41.968cm" svg:y2="154.936cm">
              <text:p/>
            </draw:line>
            <draw:line draw:style-name="gr11" draw:text-style-name="P1" draw:layer="layout" svg:x1="11.787cm" svg:y1="151.619cm" svg:x2="44.957cm" svg:y2="142.729cm">
              <text:p/>
            </draw:line>
            <draw:circle draw:style-name="gr10" draw:text-style-name="P1" draw:layer="layout" svg:width="3.09cm" svg:height="3.09cm" svg:x="40.383cm" svg:y="151.839cm">
              <text:p/>
            </draw:circle>
            <draw:line draw:style-name="gr11" draw:text-style-name="P1" draw:layer="layout" svg:x1="43.368cm" svg:y1="153.997cm" svg:x2="46.464cm" svg:y2="142.406cm">
              <text:p/>
            </draw:line>
            <draw:circle draw:style-name="gr10" draw:text-style-name="P1" draw:layer="layout" svg:width="3.09cm" svg:height="3.09cm" svg:x="42.748cm" svg:y="142.965cm">
              <text:p/>
            </draw:circle>
            <draw:g>
              <draw:circle draw:style-name="gr2" draw:text-style-name="P1" draw:layer="layout" svg:width="3.76cm" svg:height="3.76cm" draw:transform="rotate (-0.785398163398487) translate (44.294cm 141.855cm)">
                <text:p/>
              </draw:circle>
              <draw:circle draw:style-name="gr2" draw:text-style-name="P1" draw:layer="layout" svg:width="3.1cm" svg:height="3.1cm" draw:transform="rotate (-0.785398163398487) translate (44.294cm 142.322cm)">
                <text:p/>
              </draw:circle>
              <draw:circle draw:style-name="gr2" draw:text-style-name="P1" draw:layer="layout" svg:width="0.6cm" svg:height="0.6cm" draw:transform="rotate (-0.785398163398487) translate (44.294cm 144.089cm)">
                <text:p/>
              </draw:circle>
              <draw:circle draw:style-name="gr2" draw:text-style-name="P1" draw:layer="layout" svg:width="1.2cm" svg:height="1.2cm" draw:transform="rotate (-0.785398163398487) translate (44.294cm 143.665cm)">
                <text:p/>
              </draw:circle>
              <draw:rect draw:style-name="gr2" draw:text-style-name="P1" draw:layer="layout" svg:width="3.76cm" svg:height="3.93cm" draw:transform="rotate (-0.785398163398487) translate (43.793cm 142.356cm)">
                <text:p/>
              </draw:rect>
              <draw:line draw:style-name="gr4" draw:text-style-name="P1" draw:layer="layout" svg:x1="42.966cm" svg:y1="143.184cm" svg:x2="45.625cm" svg:y2="145.843cm">
                <text:p/>
              </draw:line>
              <draw:line draw:style-name="gr4" draw:text-style-name="P1" draw:layer="layout" svg:x1="42.479cm" svg:y1="144.999cm" svg:x2="46.111cm" svg:y2="144.026cm">
                <text:p/>
              </draw:line>
              <draw:line draw:style-name="gr4" draw:text-style-name="P1" draw:layer="layout" svg:x1="44.782cm" svg:y1="142.697cm" svg:x2="43.809cm" svg:y2="146.329cm">
                <text:p/>
              </draw:line>
              <draw:circle draw:style-name="gr2" draw:text-style-name="P1" draw:layer="layout" svg:width="3.76cm" svg:height="3.76cm" draw:transform="rotate (-0.785398163398487) translate (43.793cm 142.356cm)">
                <text:p/>
              </draw:circle>
            </draw:g>
            <draw:circle draw:style-name="gr12" draw:text-style-name="P1" draw:layer="layout" svg:width="0.4cm" svg:height="0.4cm" svg:x="41.396cm" svg:y="146.998cm">
              <text:p/>
            </draw:circle>
            <draw:circle draw:style-name="gr4" draw:text-style-name="P1" draw:layer="layout" svg:width="0.4cm" svg:height="0.4cm" svg:x="41.695cm" svg:y="153.154cm">
              <text:p/>
            </draw:circle>
            <draw:circle draw:style-name="gr4" draw:text-style-name="P1" draw:layer="layout" svg:width="0.4cm" svg:height="0.4cm" svg:x="40.798cm" svg:y="147.89cm">
              <text:p/>
            </draw:circle>
            <draw:circle draw:style-name="gr12" draw:text-style-name="P1" draw:layer="layout" svg:width="0.4cm" svg:height="0.4cm" svg:x="41.699cm" svg:y="153.209cm">
              <text:p/>
            </draw:circle>
            <draw:circle draw:style-name="gr4" draw:text-style-name="P1" draw:layer="layout" svg:width="0.2cm" svg:height="0.2cm" svg:x="13.655cm" svg:y="151.473cm">
              <text:p/>
            </draw:circle>
            <draw:circle draw:style-name="gr4" draw:text-style-name="P1" draw:layer="layout" svg:width="0.2cm" svg:height="0.2cm" svg:x="13.355cm" svg:y="152.673cm">
              <text:p/>
            </draw:circle>
            <draw:circle draw:style-name="gr4" draw:text-style-name="P1" draw:layer="layout" svg:width="0.2cm" svg:height="0.2cm" svg:x="16.055cm" svg:y="153.173cm">
              <text:p/>
            </draw:circle>
            <draw:circle draw:style-name="gr4" draw:text-style-name="P1" draw:layer="layout" svg:width="0.2cm" svg:height="0.2cm" svg:x="16.755cm" svg:y="154.173cm">
              <text:p/>
            </draw:circle>
            <draw:circle draw:style-name="gr4" draw:text-style-name="P1" draw:layer="layout" svg:width="0.2cm" svg:height="0.2cm" svg:x="26.855cm" svg:y="151.173cm">
              <text:p/>
            </draw:circle>
            <draw:circle draw:style-name="gr4" draw:text-style-name="P1" draw:layer="layout" svg:width="0.2cm" svg:height="0.2cm" svg:x="28.055cm" svg:y="151.173cm">
              <text:p/>
            </draw:circle>
            <draw:circle draw:style-name="gr4" draw:text-style-name="P1" draw:layer="layout" svg:width="0.2cm" svg:height="0.2cm" svg:x="29.555cm" svg:y="150.473cm">
              <text:p/>
            </draw:circle>
            <draw:circle draw:style-name="gr4" draw:text-style-name="P1" draw:layer="layout" svg:width="0.2cm" svg:height="0.2cm" svg:x="30.755cm" svg:y="150.173cm">
              <text:p/>
            </draw:circle>
            <draw:frame draw:style-name="gr13" draw:layer="layout" svg:width="0.769cm" svg:height="0.963cm" svg:x="33.029cm" svg:y="149.977cm">
              <draw:text-box>
                <text:p>h</text:p>
              </draw:text-box>
            </draw:frame>
            <draw:g>
              <draw:circle draw:style-name="gr4" draw:text-style-name="P1" draw:layer="layout" svg:width="0.2cm" svg:height="0.2cm" draw:transform="rotate (1.70169602069415) translate (32.736cm 148.97cm)">
                <text:p/>
              </draw:circle>
              <draw:rect draw:style-name="gr2" draw:text-style-name="P1" draw:layer="layout" svg:width="5cm" svg:height="0.3cm" draw:transform="rotate (1.70169602069415) translate (33.204cm 152.96cm)">
                <text:p/>
              </draw:rect>
              <draw:rect draw:style-name="gr2" draw:text-style-name="P1" draw:layer="layout" svg:width="1.2cm" svg:height="0.3cm" draw:transform="rotate (1.70169602069415) translate (32.708cm 149.193cm)">
                <text:p/>
              </draw:rect>
              <draw:rect draw:style-name="gr2" draw:text-style-name="P1" draw:layer="layout" svg:width="1.2cm" svg:height="0.3cm" draw:transform="rotate (1.70169602069415) translate (33.204cm 152.96cm)">
                <text:p/>
              </draw:rect>
              <draw:circle draw:style-name="gr12" draw:text-style-name="P1" draw:layer="layout" svg:width="0.2cm" svg:height="0.2cm" draw:transform="rotate (1.70169602069415) translate (32.678cm 148.462cm)">
                <text:p/>
              </draw:circle>
              <draw:circle draw:style-name="gr12" draw:text-style-name="P1" draw:layer="layout" svg:width="0.2cm" svg:height="0.2cm" draw:transform="rotate (1.70169602069415) translate (33.239cm 152.726cm)">
                <text:p/>
              </draw:circle>
              <draw:circle draw:style-name="gr4" draw:text-style-name="P1" draw:layer="layout" svg:width="0.2cm" svg:height="0.2cm" draw:transform="rotate (1.70169602069415) translate (33.153cm 152.143cm)">
                <text:p/>
              </draw:circle>
            </draw:g>
            <draw:frame draw:style-name="gr1" draw:layer="layout" svg:width="0.853cm" svg:height="0.963cm" svg:x="34.165cm" svg:y="152.945cm">
              <draw:text-box>
                <text:p>d</text:p>
              </draw:text-box>
            </draw:frame>
            <draw:frame draw:style-name="gr1" draw:layer="layout" svg:width="0.853cm" svg:height="0.963cm" svg:x="36.055cm" svg:y="146.178cm">
              <draw:text-box>
                <text:p>g</text:p>
              </draw:text-box>
            </draw:frame>
            <draw:frame draw:style-name="gr1" draw:layer="layout" svg:width="0.853cm" svg:height="0.963cm" svg:x="21.314cm" svg:y="153.171cm">
              <draw:text-box>
                <text:p>e</text:p>
              </draw:text-box>
            </draw:frame>
            <draw:frame draw:style-name="gr1" draw:layer="layout" svg:width="0.68cm" svg:height="0.963cm" svg:x="21.011cm" svg:y="149.899cm">
              <draw:text-box>
                <text:p>f</text:p>
              </draw:text-box>
            </draw:frame>
            <draw:g>
              <draw:circle draw:style-name="gr12" draw:text-style-name="P1" draw:layer="layout" svg:width="0.2cm" svg:height="0.2cm" draw:transform="rotate (0.2617993877991) translate (25.937cm 148.542cm)">
                <text:p/>
              </draw:circle>
              <draw:rect draw:style-name="gr2" draw:text-style-name="P1" draw:layer="layout" svg:width="11.5cm" svg:height="0.3cm" draw:transform="rotate (0.2617993877991) translate (15.472cm 151.294cm)">
                <text:p/>
              </draw:rect>
              <draw:rect draw:style-name="gr2" draw:text-style-name="P1" draw:layer="layout" svg:width="2cm" svg:height="0.3cm" draw:transform="rotate (0.2617993877991) translate (24.648cm 148.836cm)">
                <text:p/>
              </draw:rect>
              <draw:rect draw:style-name="gr2" draw:text-style-name="P1" draw:layer="layout" svg:width="2cm" svg:height="0.3cm" draw:transform="rotate (0.2617993877991) translate (15.472cm 151.294cm)">
                <text:p/>
              </draw:rect>
              <draw:circle draw:style-name="gr4" draw:text-style-name="P1" draw:layer="layout" svg:width="0.2cm" svg:height="0.2cm" draw:transform="rotate (0.2617993877991) translate (25.045cm 148.787cm)">
                <text:p/>
              </draw:circle>
              <draw:circle draw:style-name="gr12" draw:text-style-name="P1" draw:layer="layout" svg:width="0.2cm" svg:height="0.2cm" draw:transform="rotate (-2.87979326579129) translate (16.017cm 151.413cm)">
                <text:p/>
              </draw:circle>
              <draw:circle draw:style-name="gr4" draw:text-style-name="P1" draw:layer="layout" svg:width="0.2cm" svg:height="0.2cm" draw:transform="rotate (-2.87979326579129) translate (16.909cm 151.168cm)">
                <text:p/>
              </draw:circle>
            </draw:g>
            <draw:g>
              <draw:rect draw:style-name="gr2" draw:text-style-name="P1" draw:layer="layout" svg:width="6.6cm" svg:height="0.3cm" svg:x="18.23cm" svg:y="154.035cm">
                <text:p/>
              </draw:rect>
              <draw:rect draw:style-name="gr2" draw:text-style-name="P1" draw:layer="layout" svg:width="2cm" svg:height="0.3cm" svg:x="22.83cm" svg:y="154.035cm">
                <text:p/>
              </draw:rect>
              <draw:rect draw:style-name="gr2" draw:text-style-name="P1" draw:layer="layout" svg:width="2cm" svg:height="0.3cm" svg:x="18.23cm" svg:y="154.035cm">
                <text:p/>
              </draw:rect>
              <draw:circle draw:style-name="gr12" draw:text-style-name="P1" draw:layer="layout" svg:width="0.2cm" svg:height="0.2cm" svg:x="24.142cm" svg:y="154.078cm">
                <text:p/>
              </draw:circle>
              <draw:circle draw:style-name="gr4" draw:text-style-name="P1" draw:layer="layout" svg:width="0.2cm" svg:height="0.2cm" svg:x="23.217cm" svg:y="154.084cm">
                <text:p/>
              </draw:circle>
              <draw:circle draw:style-name="gr12" draw:text-style-name="P1" draw:layer="layout" svg:width="-0.2cm" svg:height="-0.2cm" svg:x="18.917cm" svg:y="154.284cm">
                <text:p/>
              </draw:circle>
              <draw:circle draw:style-name="gr4" draw:text-style-name="P1" draw:layer="layout" svg:width="-0.2cm" svg:height="-0.2cm" svg:x="19.842cm" svg:y="154.278cm">
                <text:p/>
              </draw:circle>
            </draw:g>
            <draw:g>
              <draw:rect draw:style-name="gr2" draw:text-style-name="P1" draw:layer="layout" svg:width="8cm" svg:height="0.3cm" svg:x="30.445cm" svg:y="154.035cm">
                <text:p/>
              </draw:rect>
              <draw:rect draw:style-name="gr2" draw:text-style-name="P1" draw:layer="layout" svg:width="2cm" svg:height="0.3cm" svg:x="36.445cm" svg:y="154.035cm">
                <text:p/>
              </draw:rect>
              <draw:rect draw:style-name="gr2" draw:text-style-name="P1" draw:layer="layout" svg:width="2cm" svg:height="0.3cm" svg:x="30.445cm" svg:y="154.035cm">
                <text:p/>
              </draw:rect>
              <draw:circle draw:style-name="gr12" draw:text-style-name="P1" draw:layer="layout" svg:width="0.2cm" svg:height="0.2cm" svg:x="37.694cm" svg:y="154.079cm">
                <text:p/>
              </draw:circle>
              <draw:circle draw:style-name="gr4" draw:text-style-name="P1" draw:layer="layout" svg:width="0.2cm" svg:height="0.2cm" svg:x="36.769cm" svg:y="154.085cm">
                <text:p/>
              </draw:circle>
              <draw:circle draw:style-name="gr12" draw:text-style-name="P1" draw:layer="layout" svg:width="-0.2cm" svg:height="-0.2cm" svg:x="31.035cm" svg:y="154.285cm">
                <text:p/>
              </draw:circle>
              <draw:circle draw:style-name="gr4" draw:text-style-name="P1" draw:layer="layout" svg:width="-0.2cm" svg:height="-0.2cm" svg:x="31.96cm" svg:y="154.279cm">
                <text:p/>
              </draw:circle>
            </draw:g>
            <draw:circle draw:style-name="gr12" draw:text-style-name="P1" draw:layer="layout" svg:width="0.2cm" svg:height="0.2cm" draw:transform="rotate (0.2617993877991) translate (38.347cm 145.196cm)">
              <text:p/>
            </draw:circle>
            <draw:circle draw:style-name="gr4" draw:text-style-name="P1" draw:layer="layout" svg:width="0.2cm" svg:height="0.2cm" draw:transform="rotate (0.2617993877991) translate (37.786cm 145.318cm)">
              <text:p/>
            </draw:circle>
            <draw:circle draw:style-name="gr12" draw:text-style-name="P1" draw:layer="layout" svg:width="0.2cm" svg:height="0.2cm" draw:transform="rotate (-2.87979326579129) translate (32.888cm 146.851cm)">
              <text:p/>
            </draw:circle>
            <draw:circle draw:style-name="gr4" draw:text-style-name="P1" draw:layer="layout" svg:width="0.2cm" svg:height="0.2cm" draw:transform="rotate (-2.87979326579129) translate (33.645cm 146.66cm)">
              <text:p/>
            </draw:circle>
            <draw:frame draw:style-name="gr1" draw:layer="layout" svg:width="0.853cm" svg:height="0.963cm" svg:x="39.076cm" svg:y="147.384cm">
              <draw:text-box>
                <text:p>a</text:p>
              </draw:text-box>
            </draw:frame>
            <draw:frame draw:style-name="gr1" draw:layer="layout" svg:width="0.853cm" svg:height="0.963cm" svg:x="40.756cm" svg:y="148.957cm">
              <draw:text-box>
                <text:p>b</text:p>
              </draw:text-box>
            </draw:frame>
            <draw:frame draw:style-name="gr1" draw:layer="layout" svg:width="0.82cm" svg:height="0.963cm" svg:x="40.756cm" svg:y="145.954cm">
              <draw:text-box draw:corner-radius="0.627cm">
                <text:p>c</text:p>
              </draw:text-box>
            </draw:frame>
            <draw:circle draw:style-name="gr2" draw:text-style-name="P1" draw:layer="layout" svg:width="0.3cm" svg:height="0.3cm" svg:x="32.876cm" svg:y="150.312cm">
              <text:p/>
            </draw:circle>
            <draw:circle draw:style-name="gr2" draw:text-style-name="P1" draw:layer="layout" svg:width="0.3cm" svg:height="0.3cm" svg:x="20.914cm" svg:y="149.801cm">
              <text:p/>
            </draw:circle>
            <draw:circle draw:style-name="gr2" draw:text-style-name="P1" draw:layer="layout" svg:width="0.3cm" svg:height="0.3cm" svg:x="21.38cm" svg:y="154.035cm">
              <text:p/>
            </draw:circle>
            <draw:circle draw:style-name="gr2" draw:text-style-name="P1" draw:layer="layout" svg:width="0.3cm" svg:height="0.3cm" svg:x="34.295cm" svg:y="154.035cm">
              <text:p/>
            </draw:circle>
            <draw:circle draw:style-name="gr10" draw:text-style-name="P1" draw:layer="layout" svg:width="0.9cm" svg:height="0.9cm" draw:transform="rotate (2.1816615649925) translate (15.041cm 155.111cm)">
              <text:p/>
            </draw:circle>
            <draw:circle draw:style-name="gr10" draw:text-style-name="P1" draw:layer="layout" svg:width="0.9cm" svg:height="0.9cm" draw:transform="rotate (2.1816615649925) translate (12.442cm 152.512cm)">
              <text:p/>
            </draw:circle>
            <draw:circle draw:style-name="gr2" draw:text-style-name="P1" draw:layer="layout" svg:width="0.3cm" svg:height="0.3cm" svg:x="13.49cm" svg:y="152.031cm">
              <text:p/>
            </draw:circle>
            <draw:circle draw:style-name="gr2" draw:text-style-name="P1" draw:layer="layout" svg:width="0.3cm" svg:height="0.3cm" svg:x="16.423cm" svg:y="153.59cm">
              <text:p/>
            </draw:circle>
            <draw:rect draw:style-name="gr2" draw:text-style-name="P1" draw:layer="layout" svg:width="1.624cm" svg:height="3.8cm" draw:transform="rotate (-2.35619449019309) translate (44.905cm 146.588cm)">
              <text:p/>
            </draw:rect>
            <draw:rect draw:style-name="gr2" draw:text-style-name="P1" draw:layer="layout" svg:width="1cm" svg:height="4.8cm" draw:transform="rotate (-2.35619449019309) translate (45.966cm 146.234cm)">
              <text:p/>
            </draw:rect>
            <draw:circle draw:style-name="gr4" draw:text-style-name="P1" draw:layer="layout" svg:width="0.4cm" svg:height="0.4cm" draw:transform="rotate (-0.785398163398487) translate (42.28cm 143.187cm)">
              <text:p/>
            </draw:circle>
            <draw:circle draw:style-name="gr4" draw:text-style-name="P1" draw:layer="layout" svg:width="0.4cm" svg:height="0.4cm" draw:transform="rotate (-0.785398163398487) translate (41.997cm 144.46cm)">
              <text:p/>
            </draw:circle>
            <draw:g>
              <draw:rect draw:style-name="gr2" draw:text-style-name="P1" draw:layer="layout" svg:width="3.76cm" svg:height="0.2cm" draw:transform="rotate (-0.785398163398487) translate (41.297cm 144.853cm)">
                <text:p/>
              </draw:rect>
              <draw:circle draw:style-name="gr4" draw:text-style-name="P1" draw:layer="layout" svg:width="0.4cm" svg:height="0.4cm" draw:transform="rotate (-0.785398163398487) translate (41.422cm 145.342cm)">
                <text:p/>
              </draw:circle>
              <draw:g>
                <draw:rect draw:style-name="gr2" draw:text-style-name="P1" draw:layer="layout" svg:width="5cm" svg:height="0.6cm" draw:transform="rotate (-2.35619449019309) translate (43.898cm 148.444cm)">
                  <text:p/>
                </draw:rect>
                <draw:rect draw:style-name="gr2" draw:text-style-name="P1" draw:layer="layout" svg:width="1.5cm" svg:height="0.6cm" draw:transform="rotate (-2.35619449019309) translate (43.898cm 148.444cm)">
                  <text:p/>
                </draw:rect>
                <draw:rect draw:style-name="gr2" draw:text-style-name="P1" draw:layer="layout" svg:width="3cm" svg:height="0.6cm" draw:transform="rotate (-2.35619449019309) translate (43.898cm 148.444cm)">
                  <text:p/>
                </draw:rect>
                <draw:rect draw:style-name="gr2" draw:text-style-name="P1" draw:layer="layout" svg:width="1cm" svg:height="0.6cm" draw:transform="rotate (-2.35619449019309) translate (43.898cm 148.444cm)">
                  <text:p/>
                </draw:rect>
                <draw:rect draw:style-name="gr2" draw:text-style-name="P1" draw:layer="layout" svg:width="1cm" svg:height="0.6cm" draw:transform="rotate (-2.35619449019309) translate (42.484cm 149.859cm)">
                  <text:p/>
                </draw:rect>
                <draw:rect draw:style-name="gr2" draw:text-style-name="P1" draw:layer="layout" svg:width="0.6cm" svg:height="0.6cm" draw:transform="rotate (-2.35619449019309) translate (44.322cm 148.02cm)">
                  <text:p/>
                </draw:rect>
                <draw:rect draw:style-name="gr14" draw:text-style-name="P1" draw:layer="layout" svg:width="0.2cm" svg:height="0.4cm" draw:transform="rotate (-2.35619449019309) translate (43.984cm 148.212cm)">
                  <text:p/>
                </draw:rect>
                <draw:circle draw:style-name="gr2" draw:text-style-name="P1" draw:layer="layout" svg:width="0.3cm" svg:height="0.3cm" draw:transform="rotate (-0.785398163398487) translate (42.632cm 149.075cm)">
                  <text:p/>
                </draw:circle>
                <draw:ellipse draw:style-name="gr4" draw:text-style-name="P1" draw:layer="layout" svg:width="0.4cm" svg:height="0.2cm" draw:transform="rotate (-0.785398163398487) translate (42.863cm 148.77cm)">
                  <text:p/>
                </draw:ellipse>
                <draw:ellipse draw:style-name="gr12" draw:text-style-name="P1" draw:layer="layout" svg:width="0.4cm" svg:height="0.2cm" draw:transform="rotate (-0.785398163398487) translate (43.252cm 148.391cm)">
                  <text:p/>
                </draw:ellipse>
                <draw:ellipse draw:style-name="gr12" draw:text-style-name="P1" draw:layer="layout" svg:width="0.4cm" svg:height="0.2cm" draw:transform="rotate (-0.785398163398487) translate (41.865cm 149.78cm)">
                  <text:p/>
                </draw:ellipse>
              </draw:g>
              <draw:circle draw:style-name="gr2" draw:text-style-name="P1" draw:layer="layout" svg:width="0.3cm" svg:height="0.3cm" draw:transform="rotate (-0.785398163398487) translate (42.342cm 146.252cm)">
                <text:p/>
              </draw:circle>
              <draw:rect draw:style-name="gr2" draw:text-style-name="P1" draw:layer="layout" svg:width="6cm" svg:height="0.6cm" draw:transform="rotate (-0.785398163398487) translate (40.433cm 144.131cm)">
                <text:p/>
              </draw:rect>
              <draw:g>
                <draw:rect draw:style-name="gr2" draw:text-style-name="P1" draw:layer="layout" svg:width="5cm" svg:height="0.6cm" draw:transform="rotate (-2.35619449019309) translate (40.786cm 145.334cm)">
                  <text:p/>
                </draw:rect>
                <draw:rect draw:style-name="gr2" draw:text-style-name="P1" draw:layer="layout" svg:width="1.5cm" svg:height="0.6cm" draw:transform="rotate (-2.35619449019309) translate (40.786cm 145.334cm)">
                  <text:p/>
                </draw:rect>
                <draw:rect draw:style-name="gr2" draw:text-style-name="P1" draw:layer="layout" svg:width="3cm" svg:height="0.6cm" draw:transform="rotate (-2.35619449019309) translate (40.786cm 145.334cm)">
                  <text:p/>
                </draw:rect>
                <draw:rect draw:style-name="gr2" draw:text-style-name="P1" draw:layer="layout" svg:width="1cm" svg:height="0.6cm" draw:transform="rotate (-2.35619449019309) translate (40.786cm 145.334cm)">
                  <text:p/>
                </draw:rect>
                <draw:rect draw:style-name="gr2" draw:text-style-name="P1" draw:layer="layout" svg:width="1cm" svg:height="0.6cm" draw:transform="rotate (-2.35619449019309) translate (39.373cm 146.747cm)">
                  <text:p/>
                </draw:rect>
                <draw:rect draw:style-name="gr2" draw:text-style-name="P1" draw:layer="layout" svg:width="0.6cm" svg:height="0.6cm" draw:transform="rotate (-2.35619449019309) translate (41.212cm 144.908cm)">
                  <text:p/>
                </draw:rect>
                <draw:rect draw:style-name="gr14" draw:text-style-name="P1" draw:layer="layout" svg:width="0.2cm" svg:height="0.4cm" draw:transform="rotate (-2.35619449019309) translate (40.872cm 145.101cm)">
                  <text:p/>
                </draw:rect>
                <draw:circle draw:style-name="gr2" draw:text-style-name="P1" draw:layer="layout" svg:width="0.3cm" svg:height="0.3cm" draw:transform="rotate (-0.785398163398487) translate (39.52cm 145.963cm)">
                  <text:p/>
                </draw:circle>
                <draw:ellipse draw:style-name="gr4" draw:text-style-name="P1" draw:layer="layout" svg:width="0.4cm" svg:height="0.2cm" draw:transform="rotate (-0.785398163398487) translate (39.752cm 145.658cm)">
                  <text:p/>
                </draw:ellipse>
                <draw:ellipse draw:style-name="gr12" draw:text-style-name="P1" draw:layer="layout" svg:width="0.4cm" svg:height="0.2cm" draw:transform="rotate (-0.785398163398487) translate (40.141cm 145.28cm)">
                  <text:p/>
                </draw:ellipse>
                <draw:ellipse draw:style-name="gr12" draw:text-style-name="P1" draw:layer="layout" svg:width="0.4cm" svg:height="0.2cm" draw:transform="rotate (-0.785398163398487) translate (38.755cm 146.67cm)">
                  <text:p/>
                </draw:ellipse>
              </draw:g>
              <draw:rect draw:style-name="gr2" draw:text-style-name="P1" draw:layer="layout" svg:width="1cm" svg:height="0.6cm" draw:transform="rotate (-0.785398163398487) translate (40.857cm 144.555cm)">
                <text:p/>
              </draw:rect>
              <draw:circle draw:style-name="gr12" draw:text-style-name="P1" draw:layer="layout" svg:width="0.4cm" svg:height="0.4cm" draw:transform="rotate (-0.785398163398487) translate (41.071cm 144.96cm)">
                <text:p/>
              </draw:circle>
              <draw:rect draw:style-name="gr2" draw:text-style-name="P1" draw:layer="layout" svg:width="1cm" svg:height="0.6cm" draw:transform="rotate (-0.785398163398487) translate (43.544cm 147.242cm)">
                <text:p/>
              </draw:rect>
              <draw:circle draw:style-name="gr12" draw:text-style-name="P1" draw:layer="layout" svg:width="0.4cm" svg:height="0.4cm" draw:transform="rotate (-0.785398163398487) translate (43.546cm 147.435cm)">
                <text:p/>
              </draw:circle>
            </draw:g>
            <draw:g>
              <draw:circle draw:style-name="gr2" draw:text-style-name="P1" draw:layer="layout" svg:width="3.18cm" svg:height="3.18cm" draw:transform="rotate (-0.785398163398487) translate (41.006cm 145.552cm)">
                <text:p/>
              </draw:circle>
              <draw:circle draw:style-name="gr2" draw:text-style-name="P1" draw:layer="layout" svg:width="2.15cm" svg:height="2.15cm" draw:transform="rotate (-0.785398163398487) translate (41.006cm 146.281cm)">
                <text:p/>
              </draw:circle>
              <draw:circle draw:style-name="gr2" draw:text-style-name="P1" draw:layer="layout" svg:width="0.2cm" svg:height="0.2cm" draw:transform="rotate (-0.785398163398487) translate (41.949cm 148.602cm)">
                <text:p/>
              </draw:circle>
              <draw:line draw:style-name="gr2" draw:text-style-name="P1" draw:layer="layout" svg:x1="39.882cm" svg:y1="146.677cm" svg:x2="42.131cm" svg:y2="148.926cm">
                <text:p/>
              </draw:line>
              <draw:circle draw:style-name="gr2" draw:text-style-name="P1" draw:layer="layout" svg:width="0.2cm" svg:height="0.2cm" draw:transform="rotate (0.2617993877991) translate (42.171cm 147.385cm)">
                <text:p/>
              </draw:circle>
              <draw:circle draw:style-name="gr2" draw:text-style-name="P1" draw:layer="layout" svg:width="0.2cm" svg:height="0.2cm" draw:transform="rotate (-1.83259571459489) translate (40.783cm 149.018cm)">
                <text:p/>
              </draw:circle>
              <draw:circle draw:style-name="gr2" draw:text-style-name="P1" draw:layer="layout" svg:width="0.2cm" svg:height="0.2cm" draw:transform="rotate (-2.87979326579129) translate (39.841cm 148.217cm)">
                <text:p/>
              </draw:circle>
              <draw:circle draw:style-name="gr2" draw:text-style-name="P1" draw:layer="layout" svg:width="0.2cm" svg:height="0.2cm" draw:transform="rotate (1.3089969389955) translate (41.229cm 146.584cm)">
                <text:p/>
              </draw:circle>
              <draw:line draw:style-name="gr2" draw:text-style-name="P1" draw:layer="layout" svg:x1="41.417cm" svg:y1="146.265cm" svg:x2="40.594cm" svg:y2="149.337cm">
                <text:p/>
              </draw:line>
              <draw:line draw:style-name="gr2" draw:text-style-name="P1" draw:layer="layout" svg:x1="39.47cm" svg:y1="148.212cm" svg:x2="42.542cm" svg:y2="147.389cm">
                <text:p/>
              </draw:line>
              <draw:circle draw:style-name="gr2" draw:text-style-name="P1" draw:layer="layout" svg:width="0.2cm" svg:height="0.2cm" draw:transform="rotate (2.3561944901919) translate (40.063cm 147cm)">
                <text:p/>
              </draw:circle>
            </draw:g>
            <draw:g>
              <draw:circle draw:style-name="gr2" draw:text-style-name="P1" draw:layer="layout" svg:width="6cm" svg:height="6cm" svg:x="38.006cm" svg:y="144.801cm">
                <text:p/>
              </draw:circle>
              <draw:circle draw:style-name="gr2" draw:text-style-name="P1" draw:layer="layout" svg:width="4.8cm" svg:height="4.8cm" svg:x="38.606cm" svg:y="145.401cm">
                <text:p/>
              </draw:circle>
            </draw:g>
            <draw:g>
              <draw:rect draw:style-name="gr2" draw:text-style-name="P1" draw:layer="layout" svg:width="7cm" svg:height="0.3cm" draw:transform="rotate (0.2617993877991) translate (32.226cm 146.762cm)">
                <text:p/>
              </draw:rect>
              <draw:rect draw:style-name="gr2" draw:text-style-name="P1" draw:layer="layout" svg:width="1.6cm" svg:height="0.3cm" draw:transform="rotate (0.2617993877991) translate (32.226cm 146.762cm)">
                <text:p/>
              </draw:rect>
              <draw:rect draw:style-name="gr2" draw:text-style-name="P1" draw:layer="layout" svg:width="1.6cm" svg:height="0.3cm" draw:transform="rotate (0.2617993877991) translate (37.442cm 145.364cm)">
                <text:p/>
              </draw:rect>
              <draw:circle draw:style-name="gr2" draw:text-style-name="P1" draw:layer="layout" svg:width="0.3cm" svg:height="0.3cm" draw:transform="rotate (0.2617993877991) translate (35.462cm 145.895cm)">
                <text:p/>
              </draw:circle>
            </draw:g>
          </draw:g>
          <draw:g>
            <draw:g>
              <draw:circle draw:style-name="gr2" draw:text-style-name="P1" draw:layer="layout" svg:width="3.354cm" svg:height="3.354cm" draw:transform="rotate (1.96366994141845) translate (78.175cm 155.132cm)">
                <text:p/>
              </draw:circle>
              <draw:rect draw:style-name="gr2" draw:text-style-name="P1" draw:layer="layout" svg:width="3.353cm" svg:height="3.582cm" draw:transform="rotate (1.96349540849325) translate (79.723cm 154.491cm)">
                <text:p/>
              </draw:rect>
              <draw:g>
                <draw:circle draw:style-name="gr2" draw:text-style-name="P1" draw:layer="layout" svg:width="1.27cm" svg:height="1.27cm" draw:transform="rotate (1.96366994141845) translate (78.737cm 153.771cm)">
                  <text:p/>
                </draw:circle>
                <draw:circle draw:style-name="gr2" draw:text-style-name="P1" draw:layer="layout" svg:width="0.356cm" svg:height="0.356cm" draw:transform="rotate (1.96279727679245) translate (78.985cm 153.174cm)">
                  <text:p/>
                </draw:circle>
              </draw:g>
              <draw:g>
                <draw:circle draw:style-name="gr2" draw:text-style-name="P1" draw:layer="layout" svg:width="0.356cm" svg:height="0.356cm" draw:transform="rotate (1.96279727679245) translate (79.359cm 154.079cm)">
                  <text:p/>
                </draw:circle>
                <draw:circle draw:style-name="gr2" draw:text-style-name="P1" draw:layer="layout" svg:width="0.356cm" svg:height="0.356cm" draw:transform="rotate (1.17879537679675) translate (78.474cm 153.944cm)">
                  <text:p/>
                </draw:circle>
                <draw:circle draw:style-name="gr2" draw:text-style-name="P1" draw:layer="layout" svg:width="0.356cm" svg:height="0.356cm" draw:transform="rotate (0.392000949997852) translate (77.944cm 153.219cm)">
                  <text:p/>
                </draw:circle>
                <draw:circle draw:style-name="gr2" draw:text-style-name="P1" draw:layer="layout" svg:width="0.356cm" svg:height="0.356cm" draw:transform="rotate (-0.392000949999038) translate (78.079cm 152.334cm)">
                  <text:p/>
                </draw:circle>
                <draw:circle draw:style-name="gr2" draw:text-style-name="P1" draw:layer="layout" svg:width="0.356cm" svg:height="0.356cm" draw:transform="rotate (-1.17879537679793) translate (78.802cm 151.803cm)">
                  <text:p/>
                </draw:circle>
                <draw:circle draw:style-name="gr2" draw:text-style-name="P1" draw:layer="layout" svg:width="0.356cm" svg:height="0.356cm" draw:transform="rotate (-1.96279727679364) translate (79.687cm 151.939cm)">
                  <text:p/>
                </draw:circle>
                <draw:circle draw:style-name="gr2" draw:text-style-name="P1" draw:layer="layout" svg:width="0.356cm" svg:height="0.356cm" draw:transform="rotate (-2.74959170359253) translate (80.216cm 152.663cm)">
                  <text:p/>
                </draw:circle>
                <draw:circle draw:style-name="gr2" draw:text-style-name="P1" draw:layer="layout" svg:width="0.356cm" svg:height="0.356cm" draw:transform="rotate (2.74959170359135) translate (80.081cm 153.548cm)">
                  <text:p/>
                </draw:circle>
              </draw:g>
              <draw:rect draw:style-name="gr3" draw:text-style-name="P1" draw:layer="layout" svg:width="3.353cm" svg:height="3.582cm" draw:transform="rotate (1.96349540849325) translate (76.416cm 155.862cm)">
                <text:p/>
              </draw:rect>
            </draw:g>
            <draw:g>
              <draw:circle draw:style-name="gr2" draw:text-style-name="P1" draw:layer="layout" svg:width="0.356cm" svg:height="0.356cm" draw:transform="rotate (2.74959170359135) translate (82.744cm 153.154cm)">
                <text:p/>
              </draw:circle>
              <draw:circle draw:style-name="gr2" draw:text-style-name="P1" draw:layer="layout" svg:width="0.356cm" svg:height="0.356cm" draw:transform="rotate (-0.392000949999038) translate (81.52cm 150.2cm)">
                <text:p/>
              </draw:circle>
            </draw:g>
            <draw:line draw:style-name="gr4" draw:text-style-name="P1" draw:layer="layout" svg:x1="109.785cm" svg:y1="151.886cm" svg:x2="106.642cm" svg:y2="155.02cm">
              <text:p/>
            </draw:line>
            <draw:circle draw:style-name="gr2" draw:text-style-name="P1" draw:layer="layout" svg:width="2.4cm" svg:height="2.4cm" draw:transform="rotate (-0.261799387800286) translate (89.58cm 144.757cm)">
              <text:p/>
            </draw:circle>
            <draw:circle draw:style-name="gr5" draw:text-style-name="P1" draw:layer="layout" svg:width="1.74cm" svg:height="1.739cm" draw:transform="rotate (-0.261624854875088) translate (89.813cm 145.161cm)">
              <text:p/>
            </draw:circle>
            <draw:circle draw:style-name="gr2" draw:text-style-name="P1" draw:layer="layout" svg:width="0.9cm" svg:height="0.9cm" draw:transform="rotate (-0.261973920725486) translate (90.11cm 145.675cm)">
              <text:p/>
            </draw:circle>
            <draw:circle draw:style-name="gr2" draw:text-style-name="P1" draw:layer="layout" svg:width="2.4cm" svg:height="2.4cm" draw:transform="rotate (-0.261799387800286) translate (92.014cm 145.409cm)">
              <text:p/>
            </draw:circle>
            <draw:circle draw:style-name="gr5" draw:text-style-name="P1" draw:layer="layout" svg:width="1.74cm" svg:height="1.739cm" draw:transform="rotate (-0.261624854875088) translate (92.247cm 145.814cm)">
              <text:p/>
            </draw:circle>
            <draw:circle draw:style-name="gr2" draw:text-style-name="P1" draw:layer="layout" svg:width="0.9cm" svg:height="0.9cm" draw:transform="rotate (-0.261973920725486) translate (92.545cm 146.327cm)">
              <text:p/>
            </draw:circle>
            <draw:rect draw:style-name="gr2" draw:text-style-name="P1" draw:layer="layout" svg:width="2.52cm" svg:height="4.22cm" draw:transform="rotate (-0.261799387800286) translate (90.739cm 145.067cm)">
              <text:p/>
            </draw:rect>
            <draw:rect draw:style-name="gr2" draw:text-style-name="P1" draw:layer="layout" svg:width="2.52cm" svg:height="3.46cm" draw:transform="rotate (-0.261799387800286) translate (90.542cm 145.801cm)">
              <text:p/>
            </draw:rect>
            <draw:rect draw:style-name="gr2" draw:text-style-name="P1" draw:layer="layout" svg:width="2.52cm" svg:height="1.714cm" draw:transform="rotate (-0.261799387800286) translate (89.647cm 149.143cm)">
              <text:p/>
            </draw:rect>
            <draw:circle draw:style-name="gr2" draw:text-style-name="P1" draw:layer="layout" svg:width="0.42cm" svg:height="0.42cm" draw:transform="rotate (-0.262322986575885) translate (89.907cm 149.808cm)">
              <text:p/>
            </draw:circle>
            <draw:circle draw:style-name="gr2" draw:text-style-name="P1" draw:layer="layout" svg:width="0.42cm" svg:height="0.42cm" draw:transform="rotate (-0.262322986575885) translate (90.017cm 149.403cm)">
              <text:p/>
            </draw:circle>
            <draw:rect draw:style-name="gr2" draw:text-style-name="P1" draw:layer="layout" svg:width="0.42cm" svg:height="0.42cm" draw:transform="rotate (-0.262322986575885) translate (89.962cm 149.605cm)">
              <text:p/>
            </draw:rect>
            <draw:circle draw:style-name="gr2" draw:text-style-name="P1" draw:layer="layout" svg:width="0.42cm" svg:height="0.42cm" draw:transform="rotate (-0.262322986575885) translate (91.116cm 150.132cm)">
              <text:p/>
            </draw:circle>
            <draw:circle draw:style-name="gr2" draw:text-style-name="P1" draw:layer="layout" svg:width="0.42cm" svg:height="0.42cm" draw:transform="rotate (-0.262322986575885) translate (91.223cm 149.726cm)">
              <text:p/>
            </draw:circle>
            <draw:rect draw:style-name="gr2" draw:text-style-name="P1" draw:layer="layout" svg:width="0.42cm" svg:height="0.42cm" draw:transform="rotate (-0.262322986575885) translate (91.17cm 149.93cm)">
              <text:p/>
            </draw:rect>
            <draw:rect draw:style-name="gr2" draw:text-style-name="P1" draw:layer="layout" svg:width="0.131cm" svg:height="0.48cm" draw:transform="rotate (-0.263544717052281) translate (90.8cm 149.453cm)">
              <text:p/>
            </draw:rect>
            <draw:circle draw:style-name="gr2" draw:text-style-name="P1" draw:layer="layout" svg:width="0.7cm" svg:height="0.7cm" draw:transform="rotate (-0.261624854875088) translate (89.384cm 150.125cm)">
              <text:p/>
            </draw:circle>
            <draw:circle draw:style-name="gr2" draw:text-style-name="P1" draw:layer="layout" svg:width="0.7cm" svg:height="0.7cm" draw:transform="rotate (-0.261624854875088) translate (91.142cm 150.596cm)">
              <text:p/>
            </draw:circle>
            <draw:circle draw:style-name="gr2" draw:text-style-name="P1" draw:layer="layout" svg:width="2.4cm" svg:height="2.4cm" draw:transform="rotate (-2.18183609791889) translate (107.693cm 154.125cm)">
              <text:p/>
            </draw:circle>
            <draw:circle draw:style-name="gr5" draw:text-style-name="P1" draw:layer="layout" svg:width="1.74cm" svg:height="1.74cm" draw:transform="rotate (-2.18183609791889) translate (107.233cm 154.207cm)">
              <text:p/>
            </draw:circle>
            <draw:circle draw:style-name="gr2" draw:text-style-name="P1" draw:layer="layout" svg:width="0.9cm" svg:height="0.9cm" draw:transform="rotate (-2.18166156499369) translate (106.65cm 154.309cm)">
              <text:p/>
            </draw:circle>
            <draw:rect draw:style-name="gr2" draw:text-style-name="P1" draw:layer="layout" svg:width="2.46cm" svg:height="3.25cm" draw:transform="rotate (-2.18166156499369) translate (107.145cm 153.704cm)">
              <text:p/>
            </draw:rect>
            <draw:circle draw:style-name="gr2" draw:text-style-name="P1" draw:layer="layout" svg:width="0.42cm" svg:height="0.42cm" draw:transform="rotate (-2.18183609791889) translate (104.944cm 152.646cm)">
              <text:p/>
            </draw:circle>
            <draw:circle draw:style-name="gr2" draw:text-style-name="P1" draw:layer="layout" svg:width="0.42cm" svg:height="0.42cm" draw:transform="rotate (-2.18183609791889) translate (105.289cm 152.887cm)">
              <text:p/>
            </draw:circle>
            <draw:rect draw:style-name="gr2" draw:text-style-name="P1" draw:layer="layout" svg:width="0.42cm" svg:height="0.42cm" draw:transform="rotate (-2.18183609791889) translate (105.116cm 152.767cm)">
              <text:p/>
            </draw:rect>
            <draw:circle draw:style-name="gr2" draw:text-style-name="P1" draw:layer="layout" svg:width="0.42cm" svg:height="0.42cm" draw:transform="rotate (-2.18183609791889) translate (104.227cm 153.67cm)">
              <text:p/>
            </draw:circle>
            <draw:circle draw:style-name="gr2" draw:text-style-name="P1" draw:layer="layout" svg:width="0.42cm" svg:height="0.42cm" draw:transform="rotate (-2.18183609791889) translate (104.57cm 153.91cm)">
              <text:p/>
            </draw:circle>
            <draw:rect draw:style-name="gr2" draw:text-style-name="P1" draw:layer="layout" svg:width="0.42cm" svg:height="0.42cm" draw:transform="rotate (-2.18183609791889) translate (104.4cm 153.789cm)">
              <text:p/>
            </draw:rect>
            <draw:ellipse draw:style-name="gr2" draw:text-style-name="P1" draw:layer="layout" svg:width="0.7cm" svg:height="0.701cm" draw:transform="rotate (-2.18253422961968) translate (105.057cm 152.242cm)">
              <text:p/>
            </draw:ellipse>
            <draw:ellipse draw:style-name="gr2" draw:text-style-name="P1" draw:layer="layout" svg:width="0.7cm" svg:height="0.701cm" draw:transform="rotate (-2.18253422961968) translate (104.048cm 153.685cm)">
              <text:p/>
            </draw:ellipse>
            <draw:line draw:style-name="gr4" draw:text-style-name="P1" draw:layer="layout" svg:x1="106.022cm" svg:y1="155.292cm" svg:x2="79.023cm" svg:y2="155.29cm">
              <text:p/>
            </draw:line>
            <draw:circle draw:style-name="gr2" draw:text-style-name="P1" draw:layer="layout" svg:width="2.4cm" svg:height="2.4cm" draw:transform="rotate (-1.30899693899669) translate (110.04cm 149.775cm)">
              <text:p/>
            </draw:circle>
            <draw:circle draw:style-name="gr5" draw:text-style-name="P1" draw:layer="layout" svg:width="1.74cm" svg:height="1.74cm" draw:transform="rotate (-1.30917147192189) translate (109.808cm 150.179cm)">
              <text:p/>
            </draw:circle>
            <draw:circle draw:style-name="gr2" draw:text-style-name="P1" draw:layer="layout" svg:width="0.9cm" svg:height="0.9cm" draw:transform="rotate (-1.30882240607149) translate (109.511cm 150.695cm)">
              <text:p/>
            </draw:circle>
            <draw:rect draw:style-name="gr2" draw:text-style-name="P1" draw:layer="layout" svg:width="2.46cm" svg:height="3.25cm" draw:transform="rotate (-1.30882240607149) translate (109.367cm 149.925cm)">
              <text:p/>
            </draw:rect>
            <draw:circle draw:style-name="gr2" draw:text-style-name="P1" draw:layer="layout" svg:width="0.42cm" svg:height="0.419cm" draw:transform="rotate (-1.30847334022109) translate (107.14cm 150.93cm)">
              <text:p/>
            </draw:circle>
            <draw:circle draw:style-name="gr2" draw:text-style-name="P1" draw:layer="layout" svg:width="0.42cm" svg:height="0.419cm" draw:transform="rotate (-1.30847334022109) translate (107.547cm 150.822cm)">
              <text:p/>
            </draw:circle>
            <draw:rect draw:style-name="gr2" draw:text-style-name="P1" draw:layer="layout" svg:width="0.42cm" svg:height="0.419cm" draw:transform="rotate (-1.30847334022109) translate (107.344cm 150.876cm)">
              <text:p/>
            </draw:rect>
            <draw:circle draw:style-name="gr2" draw:text-style-name="P1" draw:layer="layout" svg:width="0.42cm" svg:height="0.419cm" draw:transform="rotate (-1.30847334022109) translate (107.465cm 152.137cm)">
              <text:p/>
            </draw:circle>
            <draw:circle draw:style-name="gr2" draw:text-style-name="P1" draw:layer="layout" svg:width="0.42cm" svg:height="0.419cm" draw:transform="rotate (-1.30847334022109) translate (107.87cm 152.028cm)">
              <text:p/>
            </draw:circle>
            <draw:rect draw:style-name="gr2" draw:text-style-name="P1" draw:layer="layout" svg:width="0.42cm" svg:height="0.419cm" draw:transform="rotate (-1.30847334022109) translate (107.667cm 152.084cm)">
              <text:p/>
            </draw:rect>
            <draw:circle draw:style-name="gr2" draw:text-style-name="P1" draw:layer="layout" svg:width="0.7cm" svg:height="0.7cm" draw:transform="rotate (-1.30917147192189) translate (106.904cm 150.585cm)">
              <text:p/>
            </draw:circle>
            <draw:circle draw:style-name="gr2" draw:text-style-name="P1" draw:layer="layout" svg:width="0.7cm" svg:height="0.7cm" draw:transform="rotate (-1.30917147192189) translate (107.36cm 152.286cm)">
              <text:p/>
            </draw:circle>
            <draw:line draw:style-name="gr4" draw:text-style-name="P1" draw:layer="layout" svg:x1="77.089cm" svg:y1="154.579cm" svg:x2="73.993cm" svg:y2="142.988cm">
              <text:p/>
            </draw:line>
            <draw:line draw:style-name="gr4" draw:text-style-name="P1" draw:layer="layout" svg:x1="109.446cm" svg:y1="150.408cm" svg:x2="76.276cm" svg:y2="141.518cm">
              <text:p/>
            </draw:line>
            <draw:circle draw:style-name="gr2" draw:text-style-name="P1" draw:layer="layout" svg:width="2.4cm" svg:height="2.4cm" draw:transform="rotate (3.1415926535892) translate (95.924cm 155.634cm)">
              <text:p/>
            </draw:circle>
            <draw:circle draw:style-name="gr5" draw:text-style-name="P1" draw:layer="layout" svg:width="1.74cm" svg:height="1.74cm" draw:transform="rotate (3.1415926535892) translate (95.596cm 155.304cm)">
              <text:p/>
            </draw:circle>
            <draw:circle draw:style-name="gr2" draw:text-style-name="P1" draw:layer="layout" svg:width="-0.9cm" svg:height="-0.9cm" svg:x="95.175cm" svg:y="154.884cm">
              <text:p/>
            </draw:circle>
            <draw:circle draw:style-name="gr2" draw:text-style-name="P1" draw:layer="layout" svg:width="2.4cm" svg:height="2.4cm" draw:transform="rotate (3.1415926535892) translate (93.405cm 155.634cm)">
              <text:p/>
            </draw:circle>
            <draw:circle draw:style-name="gr5" draw:text-style-name="P1" draw:layer="layout" svg:width="1.74cm" svg:height="1.74cm" draw:transform="rotate (3.1415926535892) translate (93.076cm 155.305cm)">
              <text:p/>
            </draw:circle>
            <draw:circle draw:style-name="gr2" draw:text-style-name="P1" draw:layer="layout" svg:width="-0.9cm" svg:height="-0.9cm" svg:x="92.655cm" svg:y="154.884cm">
              <text:p/>
            </draw:circle>
            <draw:rect draw:style-name="gr2" draw:text-style-name="P1" draw:layer="layout" svg:width="2.52cm" svg:height="4.22cm" draw:transform="rotate (3.1415926535892) translate (94.725cm 155.634cm)">
              <text:p/>
            </draw:rect>
            <draw:rect draw:style-name="gr2" draw:text-style-name="P1" draw:layer="layout" svg:width="2.52cm" svg:height="3.46cm" draw:transform="rotate (3.1415926535892) translate (94.725cm 154.874cm)">
              <text:p/>
            </draw:rect>
            <draw:rect draw:style-name="gr2" draw:text-style-name="P1" draw:layer="layout" svg:width="2.52cm" svg:height="1.715cm" draw:transform="rotate (3.1415926535892) translate (94.725cm 151.414cm)">
              <text:p/>
            </draw:rect>
            <draw:circle draw:style-name="gr2" draw:text-style-name="P1" draw:layer="layout" svg:width="-0.42cm" svg:height="-0.42cm" svg:x="94.299cm" svg:y="150.839cm">
              <text:p/>
            </draw:circle>
            <draw:circle draw:style-name="gr2" draw:text-style-name="P1" draw:layer="layout" svg:width="-0.42cm" svg:height="-0.42cm" svg:x="94.3cm" svg:y="151.259cm">
              <text:p/>
            </draw:circle>
            <draw:rect draw:style-name="gr2" draw:text-style-name="P1" draw:layer="layout" svg:width="-0.42cm" svg:height="-0.42cm" svg:x="94.3cm" svg:y="151.05cm">
              <text:p/>
            </draw:rect>
            <draw:circle draw:style-name="gr2" draw:text-style-name="P1" draw:layer="layout" svg:width="-0.42cm" svg:height="-0.42cm" svg:x="93.05cm" svg:y="150.839cm">
              <text:p/>
            </draw:circle>
            <draw:circle draw:style-name="gr2" draw:text-style-name="P1" draw:layer="layout" svg:width="-0.42cm" svg:height="-0.42cm" svg:x="93.05cm" svg:y="151.259cm">
              <text:p/>
            </draw:circle>
            <draw:rect draw:style-name="gr2" draw:text-style-name="P1" draw:layer="layout" svg:width="-0.42cm" svg:height="-0.42cm" svg:x="93.05cm" svg:y="151.049cm">
              <text:p/>
            </draw:rect>
            <draw:rect draw:style-name="gr2" draw:text-style-name="P1" draw:layer="layout" svg:width="-0.13cm" svg:height="-0.48cm" svg:x="93.529cm" svg:y="151.414cm">
              <text:p/>
            </draw:rect>
            <draw:circle draw:style-name="gr2" draw:text-style-name="P1" draw:layer="layout" svg:width="-0.7cm" svg:height="-0.7cm" svg:x="94.725cm" svg:y="150.4cm">
              <text:p/>
            </draw:circle>
            <draw:circle draw:style-name="gr2" draw:text-style-name="P1" draw:layer="layout" svg:width="-0.7cm" svg:height="-0.7cm" svg:x="92.905cm" svg:y="150.4cm">
              <text:p/>
            </draw:circle>
            <draw:circle draw:style-name="gr5" draw:text-style-name="P1" draw:layer="layout" svg:width="4.69cm" svg:height="4.69cm" svg:x="76.736cm" svg:y="150.598cm">
              <text:p/>
            </draw:circle>
            <draw:circle draw:style-name="gr6" draw:text-style-name="P1" draw:layer="layout" svg:width="0.6cm" svg:height="0.6cm" svg:x="78.781cm" svg:y="152.644cm">
              <text:p/>
            </draw:circle>
            <draw:circle draw:style-name="gr6" draw:text-style-name="P1" draw:layer="layout" svg:width="3.61cm" svg:height="3.61cm" svg:x="77.277cm" svg:y="151.139cm">
              <text:p/>
            </draw:circle>
            <draw:circle draw:style-name="gr7" draw:text-style-name="P1" draw:layer="layout" svg:width="3.76cm" svg:height="3.76cm" svg:x="77.202cm" svg:y="151.063cm">
              <text:p/>
            </draw:circle>
            <draw:circle draw:style-name="gr8" draw:text-style-name="P1" draw:layer="layout" svg:width="6.05cm" svg:height="6.05cm" svg:x="76.057cm" svg:y="149.919cm">
              <text:p/>
            </draw:circle>
            <draw:circle draw:style-name="gr8" draw:text-style-name="P1" draw:layer="layout" svg:width="5.32cm" svg:height="5.32cm" svg:x="76.422cm" svg:y="150.284cm">
              <text:p/>
            </draw:circle>
            <draw:circle draw:style-name="gr5" draw:text-style-name="P1" draw:layer="layout" svg:width="4.69cm" svg:height="4.69cm" svg:x="74.372cm" svg:y="141.724cm">
              <text:p/>
            </draw:circle>
            <draw:circle draw:style-name="gr6" draw:text-style-name="P1" draw:layer="layout" svg:width="0.6cm" svg:height="0.6cm" svg:x="76.417cm" svg:y="143.769cm">
              <text:p/>
            </draw:circle>
            <draw:circle draw:style-name="gr6" draw:text-style-name="P1" draw:layer="layout" svg:width="3.61cm" svg:height="3.61cm" svg:x="74.912cm" svg:y="142.264cm">
              <text:p/>
            </draw:circle>
            <draw:circle draw:style-name="gr7" draw:text-style-name="P1" draw:layer="layout" svg:width="3.76cm" svg:height="3.76cm" svg:x="74.837cm" svg:y="142.189cm">
              <text:p/>
            </draw:circle>
            <draw:circle draw:style-name="gr8" draw:text-style-name="P1" draw:layer="layout" svg:width="6.05cm" svg:height="6.05cm" svg:x="73.692cm" svg:y="141.044cm">
              <text:p/>
            </draw:circle>
            <draw:circle draw:style-name="gr8" draw:text-style-name="P1" draw:layer="layout" svg:width="5.32cm" svg:height="5.32cm" svg:x="74.057cm" svg:y="141.409cm">
              <text:p/>
            </draw:circle>
            <draw:ellipse draw:style-name="gr8" draw:text-style-name="P1" draw:layer="layout" svg:width="3.13cm" svg:height="3.132cm" draw:transform="skewX (0.000698131700797541) rotate (-1.30899693899669) translate (110.299cm 149.329cm)">
              <text:p/>
            </draw:ellipse>
            <draw:circle draw:style-name="gr8" draw:text-style-name="P1" draw:layer="layout" svg:width="3.134cm" svg:height="3.134cm" draw:transform="rotate (-2.18183609791889) translate (108.203cm 154.036cm)">
              <text:p/>
            </draw:circle>
            <draw:line draw:style-name="gr9" draw:text-style-name="P1" draw:layer="layout" svg:x1="109.784cm" svg:y1="149.762cm" svg:x2="77.784cm" svg:y2="141.186cm">
              <text:p/>
            </draw:line>
            <draw:line draw:style-name="gr9" draw:text-style-name="P1" draw:layer="layout" svg:x1="76.262cm" svg:y1="154.121cm" svg:x2="73.762cm" svg:y2="144.761cm">
              <text:p/>
            </draw:line>
            <draw:line draw:style-name="gr9" draw:text-style-name="P1" draw:layer="layout" svg:x1="106.021cm" svg:y1="155.993cm" svg:x2="79.022cm" svg:y2="155.991cm">
              <text:p/>
            </draw:line>
            <draw:line draw:style-name="gr9" draw:text-style-name="P1" draw:layer="layout" svg:x1="110.3cm" svg:y1="152.375cm" svg:x2="107.157cm" svg:y2="155.509cm">
              <text:p/>
            </draw:line>
            <draw:circle draw:style-name="gr10" draw:text-style-name="P1" draw:layer="layout" svg:width="0.143cm" svg:height="0.143cm" draw:transform="skewX (0.006981317007976) rotate (-1.30882240607149) translate (109.242cm 151.158cm)">
              <text:p/>
            </draw:circle>
            <draw:circle draw:style-name="gr10" draw:text-style-name="P1" draw:layer="layout" svg:width="0.141cm" svg:height="0.141cm" draw:transform="rotate (-2.18445409179688) translate (106.119cm 154.403cm)">
              <text:p/>
            </draw:circle>
            <draw:line draw:style-name="gr11" draw:text-style-name="P1" draw:layer="layout" svg:x1="109.261cm" svg:y1="151.287cm" svg:x2="106.118cm" svg:y2="154.421cm">
              <text:p/>
            </draw:line>
            <draw:line draw:style-name="gr11" draw:text-style-name="P1" draw:layer="layout" svg:x1="106.041cm" svg:y1="154.497cm" svg:x2="79.042cm" svg:y2="154.495cm">
              <text:p/>
            </draw:line>
            <draw:line draw:style-name="gr11" draw:text-style-name="P1" draw:layer="layout" svg:x1="109.223cm" svg:y1="151.178cm" svg:x2="76.053cm" svg:y2="142.288cm">
              <text:p/>
            </draw:line>
            <draw:circle draw:style-name="gr10" draw:text-style-name="P1" draw:layer="layout" svg:width="3.09cm" svg:height="3.09cm" svg:x="77.537cm" svg:y="151.398cm">
              <text:p/>
            </draw:circle>
            <draw:line draw:style-name="gr11" draw:text-style-name="P1" draw:layer="layout" svg:x1="77.642cm" svg:y1="153.556cm" svg:x2="74.546cm" svg:y2="141.965cm">
              <text:p/>
            </draw:line>
            <draw:circle draw:style-name="gr10" draw:text-style-name="P1" draw:layer="layout" svg:width="3.09cm" svg:height="3.09cm" svg:x="75.172cm" svg:y="142.524cm">
              <text:p/>
            </draw:circle>
            <draw:g>
              <draw:circle draw:style-name="gr2" draw:text-style-name="P1" draw:layer="layout" svg:width="3.76cm" svg:height="3.76cm" draw:transform="rotate (0.7853981633973) translate (74.056cm 144.074cm)">
                <text:p/>
              </draw:circle>
              <draw:circle draw:style-name="gr2" draw:text-style-name="P1" draw:layer="layout" svg:width="3.1cm" svg:height="3.1cm" draw:transform="rotate (0.7853981633973) translate (74.523cm 144.074cm)">
                <text:p/>
              </draw:circle>
              <draw:circle draw:style-name="gr2" draw:text-style-name="P1" draw:layer="layout" svg:width="0.6cm" svg:height="0.6cm" draw:transform="rotate (0.7853981633973) translate (76.292cm 144.073cm)">
                <text:p/>
              </draw:circle>
              <draw:ellipse draw:style-name="gr2" draw:text-style-name="P1" draw:layer="layout" svg:width="1.201cm" svg:height="1.2cm" draw:transform="rotate (0.7853981633973) translate (75.867cm 144.073cm)">
                <text:p/>
              </draw:ellipse>
              <draw:rect draw:style-name="gr2" draw:text-style-name="P1" draw:layer="layout" svg:width="3.76cm" svg:height="3.93cm" draw:transform="rotate (0.7853981633973) translate (74.558cm 144.575cm)">
                <text:p/>
              </draw:rect>
              <draw:line draw:style-name="gr4" draw:text-style-name="P1" draw:layer="layout" svg:x1="78.044cm" svg:y1="142.743cm" svg:x2="75.385cm" svg:y2="145.402cm">
                <text:p/>
              </draw:line>
              <draw:line draw:style-name="gr4" draw:text-style-name="P1" draw:layer="layout" svg:x1="78.531cm" svg:y1="144.558cm" svg:x2="74.899cm" svg:y2="143.585cm">
                <text:p/>
              </draw:line>
              <draw:line draw:style-name="gr4" draw:text-style-name="P1" draw:layer="layout" svg:x1="76.228cm" svg:y1="142.256cm" svg:x2="77.201cm" svg:y2="145.888cm">
                <text:p/>
              </draw:line>
              <draw:circle draw:style-name="gr2" draw:text-style-name="P1" draw:layer="layout" svg:width="3.76cm" svg:height="3.76cm" draw:transform="rotate (0.7853981633973) translate (74.558cm 144.575cm)">
                <text:p/>
              </draw:circle>
            </draw:g>
            <draw:circle draw:style-name="gr12" draw:text-style-name="P1" draw:layer="layout" svg:width="0.4cm" svg:height="0.4cm" svg:x="79.214cm" svg:y="146.557cm">
              <text:p/>
            </draw:circle>
            <draw:circle draw:style-name="gr4" draw:text-style-name="P1" draw:layer="layout" svg:width="0.4cm" svg:height="0.4cm" svg:x="78.915cm" svg:y="152.714cm">
              <text:p/>
            </draw:circle>
            <draw:circle draw:style-name="gr4" draw:text-style-name="P1" draw:layer="layout" svg:width="0.4cm" svg:height="0.4cm" svg:x="79.812cm" svg:y="147.45cm">
              <text:p/>
            </draw:circle>
            <draw:circle draw:style-name="gr12" draw:text-style-name="P1" draw:layer="layout" svg:width="0.4cm" svg:height="0.4cm" svg:x="78.911cm" svg:y="152.769cm">
              <text:p/>
            </draw:circle>
            <draw:circle draw:style-name="gr4" draw:text-style-name="P1" draw:layer="layout" svg:width="0.2cm" svg:height="0.2cm" svg:x="107.154cm" svg:y="151.032cm">
              <text:p/>
            </draw:circle>
            <draw:circle draw:style-name="gr4" draw:text-style-name="P1" draw:layer="layout" svg:width="0.2cm" svg:height="0.2cm" svg:x="107.455cm" svg:y="152.232cm">
              <text:p/>
            </draw:circle>
            <draw:circle draw:style-name="gr4" draw:text-style-name="P1" draw:layer="layout" svg:width="0.2cm" svg:height="0.2cm" svg:x="104.755cm" svg:y="152.732cm">
              <text:p/>
            </draw:circle>
            <draw:circle draw:style-name="gr4" draw:text-style-name="P1" draw:layer="layout" svg:width="0.2cm" svg:height="0.2cm" svg:x="104.055cm" svg:y="153.732cm">
              <text:p/>
            </draw:circle>
            <draw:circle draw:style-name="gr4" draw:text-style-name="P1" draw:layer="layout" svg:width="0.2cm" svg:height="0.2cm" svg:x="93.955cm" svg:y="150.732cm">
              <text:p/>
            </draw:circle>
            <draw:circle draw:style-name="gr4" draw:text-style-name="P1" draw:layer="layout" svg:width="0.2cm" svg:height="0.2cm" svg:x="92.755cm" svg:y="150.732cm">
              <text:p/>
            </draw:circle>
            <draw:circle draw:style-name="gr4" draw:text-style-name="P1" draw:layer="layout" svg:width="0.2cm" svg:height="0.2cm" svg:x="91.254cm" svg:y="150.032cm">
              <text:p/>
            </draw:circle>
            <draw:circle draw:style-name="gr4" draw:text-style-name="P1" draw:layer="layout" svg:width="0.2cm" svg:height="0.2cm" svg:x="90.055cm" svg:y="149.732cm">
              <text:p/>
            </draw:circle>
            <draw:g>
              <draw:circle draw:style-name="gr4" draw:text-style-name="P1" draw:layer="layout" svg:width="0.2cm" svg:height="0.2cm" draw:transform="rotate (-1.70134695484494) translate (88.3cm 148.331cm)">
                <text:p/>
              </draw:circle>
              <draw:rect draw:style-name="gr2" draw:text-style-name="P1" draw:layer="layout" svg:width="5cm" svg:height="0.301cm" draw:transform="rotate (-1.70169602069534) translate (88.459cm 147.562cm)">
                <text:p/>
              </draw:rect>
              <draw:rect draw:style-name="gr2" draw:text-style-name="P1" draw:layer="layout" svg:width="1.2cm" svg:height="0.301cm" draw:transform="rotate (-1.70204508654574) translate (88.459cm 147.562cm)">
                <text:p/>
              </draw:rect>
              <draw:rect draw:style-name="gr2" draw:text-style-name="P1" draw:layer="layout" svg:width="1.2cm" svg:height="0.301cm" draw:transform="rotate (-1.70204508654574) translate (87.963cm 151.329cm)">
                <text:p/>
              </draw:rect>
              <draw:circle draw:style-name="gr12" draw:text-style-name="P1" draw:layer="layout" svg:width="0.2cm" svg:height="0.2cm" draw:transform="rotate (-1.70134695484494) translate (88.357cm 147.824cm)">
                <text:p/>
              </draw:circle>
              <draw:circle draw:style-name="gr12" draw:text-style-name="P1" draw:layer="layout" svg:width="0.2cm" svg:height="0.2cm" draw:transform="rotate (-1.70134695484494) translate (87.797cm 152.087cm)">
                <text:p/>
              </draw:circle>
              <draw:circle draw:style-name="gr4" draw:text-style-name="P1" draw:layer="layout" svg:width="0.2cm" svg:height="0.2cm" draw:transform="rotate (-1.70134695484494) translate (87.882cm 151.504cm)">
                <text:p/>
              </draw:circle>
            </draw:g>
            <draw:g>
              <draw:circle draw:style-name="gr12" draw:text-style-name="P1" draw:layer="layout" svg:width="0.2cm" svg:height="0.2cm" draw:transform="rotate (-0.263195651201882) translate (94.88cm 148.05cm)">
                <text:p/>
              </draw:circle>
              <draw:rect draw:style-name="gr2" draw:text-style-name="P1" draw:layer="layout" svg:width="11.5cm" svg:height="0.299cm" draw:transform="rotate (-0.261799387800286) translate (94.43cm 147.876cm)">
                <text:p/>
              </draw:rect>
              <draw:rect draw:style-name="gr2" draw:text-style-name="P1" draw:layer="layout" svg:width="2cm" svg:height="0.3cm" draw:transform="rotate (-0.261973920725486) translate (94.43cm 147.876cm)">
                <text:p/>
              </draw:rect>
              <draw:rect draw:style-name="gr2" draw:text-style-name="P1" draw:layer="layout" svg:width="2cm" svg:height="0.3cm" draw:transform="rotate (-0.261973920725486) translate (103.606cm 150.336cm)">
                <text:p/>
              </draw:rect>
              <draw:circle draw:style-name="gr4" draw:text-style-name="P1" draw:layer="layout" svg:width="0.2cm" svg:height="0.2cm" draw:transform="rotate (-0.263195651201882) translate (95.772cm 148.294cm)">
                <text:p/>
              </draw:circle>
              <draw:circle draw:style-name="gr12" draw:text-style-name="P1" draw:layer="layout" svg:width="0.2cm" svg:height="0.2cm" draw:transform="rotate (2.8783970023885) translate (105.186cm 151.025cm)">
                <text:p/>
              </draw:circle>
              <draw:circle draw:style-name="gr4" draw:text-style-name="P1" draw:layer="layout" svg:width="0.2cm" svg:height="0.2cm" draw:transform="rotate (2.8783970023885) translate (104.293cm 150.779cm)">
                <text:p/>
              </draw:circle>
            </draw:g>
            <draw:g>
              <draw:rect draw:style-name="gr2" draw:text-style-name="P1" draw:layer="layout" svg:width="6.6cm" svg:height="0.3cm" svg:x="96.179cm" svg:y="153.594cm">
                <text:p/>
              </draw:rect>
              <draw:rect draw:style-name="gr2" draw:text-style-name="P1" draw:layer="layout" svg:width="2cm" svg:height="0.3cm" svg:x="96.179cm" svg:y="153.594cm">
                <text:p/>
              </draw:rect>
              <draw:rect draw:style-name="gr2" draw:text-style-name="P1" draw:layer="layout" svg:width="2cm" svg:height="0.3cm" svg:x="100.78cm" svg:y="153.594cm">
                <text:p/>
              </draw:rect>
              <draw:circle draw:style-name="gr12" draw:text-style-name="P1" draw:layer="layout" svg:width="0.2cm" svg:height="0.2cm" svg:x="96.668cm" svg:y="153.637cm">
                <text:p/>
              </draw:circle>
              <draw:circle draw:style-name="gr4" draw:text-style-name="P1" draw:layer="layout" svg:width="0.2cm" svg:height="0.2cm" svg:x="97.593cm" svg:y="153.643cm">
                <text:p/>
              </draw:circle>
              <draw:circle draw:style-name="gr12" draw:text-style-name="P1" draw:layer="layout" svg:width="-0.2cm" svg:height="-0.2cm" svg:x="102.293cm" svg:y="153.843cm">
                <text:p/>
              </draw:circle>
              <draw:circle draw:style-name="gr4" draw:text-style-name="P1" draw:layer="layout" svg:width="-0.2cm" svg:height="-0.2cm" svg:x="101.368cm" svg:y="153.837cm">
                <text:p/>
              </draw:circle>
            </draw:g>
            <draw:g>
              <draw:rect draw:style-name="gr2" draw:text-style-name="P1" draw:layer="layout" svg:width="8cm" svg:height="0.3cm" svg:x="82.565cm" svg:y="153.594cm">
                <text:p/>
              </draw:rect>
              <draw:rect draw:style-name="gr2" draw:text-style-name="P1" draw:layer="layout" svg:width="2cm" svg:height="0.3cm" svg:x="82.565cm" svg:y="153.594cm">
                <text:p/>
              </draw:rect>
              <draw:rect draw:style-name="gr2" draw:text-style-name="P1" draw:layer="layout" svg:width="2cm" svg:height="0.3cm" svg:x="88.566cm" svg:y="153.594cm">
                <text:p/>
              </draw:rect>
              <draw:circle draw:style-name="gr12" draw:text-style-name="P1" draw:layer="layout" svg:width="0.2cm" svg:height="0.2cm" svg:x="83.116cm" svg:y="153.638cm">
                <text:p/>
              </draw:circle>
              <draw:circle draw:style-name="gr4" draw:text-style-name="P1" draw:layer="layout" svg:width="0.2cm" svg:height="0.2cm" svg:x="84.041cm" svg:y="153.644cm">
                <text:p/>
              </draw:circle>
              <draw:circle draw:style-name="gr12" draw:text-style-name="P1" draw:layer="layout" svg:width="-0.2cm" svg:height="-0.2cm" svg:x="90.175cm" svg:y="153.844cm">
                <text:p/>
              </draw:circle>
              <draw:circle draw:style-name="gr4" draw:text-style-name="P1" draw:layer="layout" svg:width="-0.2cm" svg:height="-0.2cm" svg:x="89.25cm" svg:y="153.839cm">
                <text:p/>
              </draw:circle>
            </draw:g>
            <draw:circle draw:style-name="gr12" draw:text-style-name="P1" draw:layer="layout" svg:width="0.2cm" svg:height="0.2cm" draw:transform="rotate (-0.263195651201882) translate (82.47cm 144.703cm)">
              <text:p/>
            </draw:circle>
            <draw:circle draw:style-name="gr4" draw:text-style-name="P1" draw:layer="layout" svg:width="0.2cm" svg:height="0.2cm" draw:transform="rotate (-0.263195651201882) translate (83.031cm 144.825cm)">
              <text:p/>
            </draw:circle>
            <draw:circle draw:style-name="gr12" draw:text-style-name="P1" draw:layer="layout" svg:width="0.2cm" svg:height="0.2cm" draw:transform="rotate (2.8783970023885) translate (88.315cm 146.463cm)">
              <text:p/>
            </draw:circle>
            <draw:circle draw:style-name="gr4" draw:text-style-name="P1" draw:layer="layout" svg:width="0.2cm" svg:height="0.2cm" draw:transform="rotate (2.8783970023885) translate (87.558cm 146.271cm)">
              <text:p/>
            </draw:circle>
            <draw:circle draw:style-name="gr2" draw:text-style-name="P1" draw:layer="layout" svg:width="0.3cm" svg:height="0.3cm" svg:x="87.833cm" svg:y="149.871cm">
              <text:p/>
            </draw:circle>
            <draw:circle draw:style-name="gr2" draw:text-style-name="P1" draw:layer="layout" svg:width="0.3cm" svg:height="0.3cm" svg:x="99.796cm" svg:y="149.361cm">
              <text:p/>
            </draw:circle>
            <draw:circle draw:style-name="gr2" draw:text-style-name="P1" draw:layer="layout" svg:width="0.3cm" svg:height="0.3cm" svg:x="99.329cm" svg:y="153.594cm">
              <text:p/>
            </draw:circle>
            <draw:circle draw:style-name="gr2" draw:text-style-name="P1" draw:layer="layout" svg:width="0.3cm" svg:height="0.3cm" svg:x="86.414cm" svg:y="153.595cm">
              <text:p/>
            </draw:circle>
            <draw:circle draw:style-name="gr10" draw:text-style-name="P1" draw:layer="layout" svg:width="0.9cm" svg:height="0.9cm" draw:transform="rotate (-2.18166156499369) translate (106.484cm 153.934cm)">
              <text:p/>
            </draw:circle>
            <draw:circle draw:style-name="gr10" draw:text-style-name="P1" draw:layer="layout" svg:width="0.9cm" svg:height="0.9cm" draw:transform="rotate (-2.18166156499369) translate (109.084cm 151.334cm)">
              <text:p/>
            </draw:circle>
            <draw:circle draw:style-name="gr2" draw:text-style-name="P1" draw:layer="layout" svg:width="0.3cm" svg:height="0.3cm" svg:x="107.22cm" svg:y="151.59cm">
              <text:p/>
            </draw:circle>
            <draw:circle draw:style-name="gr2" draw:text-style-name="P1" draw:layer="layout" svg:width="0.3cm" svg:height="0.3cm" svg:x="104.287cm" svg:y="153.149cm">
              <text:p/>
            </draw:circle>
            <draw:rect draw:style-name="gr2" draw:text-style-name="P1" draw:layer="layout" svg:width="1.624cm" svg:height="3.8cm" draw:transform="rotate (2.3561944901919) translate (77.253cm 147.295cm)">
              <text:p/>
            </draw:rect>
            <draw:rect draw:style-name="gr2" draw:text-style-name="P1" draw:layer="layout" svg:width="1cm" svg:height="4.8cm" draw:transform="rotate (2.3561944901919) translate (75.75cm 146.501cm)">
              <text:p/>
            </draw:rect>
            <draw:circle draw:style-name="gr4" draw:text-style-name="P1" draw:layer="layout" svg:width="0.4cm" svg:height="0.4cm" draw:transform="rotate (0.7853981633973) translate (78.447cm 143.03cm)">
              <text:p/>
            </draw:circle>
            <draw:circle draw:style-name="gr4" draw:text-style-name="P1" draw:layer="layout" svg:width="0.4cm" svg:height="0.4cm" draw:transform="rotate (0.7853981633973) translate (78.731cm 144.302cm)">
              <text:p/>
            </draw:circle>
            <draw:g>
              <draw:rect draw:style-name="gr2" draw:text-style-name="P1" draw:layer="layout" svg:width="3.76cm" svg:height="0.2cm" draw:transform="rotate (0.7853981633973) translate (77.054cm 147.072cm)">
                <text:p/>
              </draw:rect>
              <draw:circle draw:style-name="gr4" draw:text-style-name="P1" draw:layer="layout" svg:width="0.4cm" svg:height="0.4cm" draw:transform="rotate (0.7853981633973) translate (79.305cm 145.184cm)">
                <text:p/>
              </draw:circle>
              <draw:g>
                <draw:rect draw:style-name="gr2" draw:text-style-name="P1" draw:layer="layout" svg:width="5.001cm" svg:height="0.6cm" draw:transform="rotate (2.3561944901919) translate (80.648cm 151.54cm)">
                  <text:p/>
                </draw:rect>
                <draw:rect draw:style-name="gr2" draw:text-style-name="P1" draw:layer="layout" svg:width="1.5cm" svg:height="0.6cm" draw:transform="rotate (2.3561944901919) translate (78.172cm 149.064cm)">
                  <text:p/>
                </draw:rect>
                <draw:rect draw:style-name="gr2" draw:text-style-name="P1" draw:layer="layout" svg:width="3cm" svg:height="0.6cm" draw:transform="rotate (2.3561944901919) translate (79.233cm 150.125cm)">
                  <text:p/>
                </draw:rect>
                <draw:rect draw:style-name="gr2" draw:text-style-name="P1" draw:layer="layout" svg:width="1cm" svg:height="0.6cm" draw:transform="rotate (2.3561944901919) translate (77.819cm 148.71cm)">
                  <text:p/>
                </draw:rect>
                <draw:rect draw:style-name="gr2" draw:text-style-name="P1" draw:layer="layout" svg:width="1cm" svg:height="0.6cm" draw:transform="rotate (2.3561944901919) translate (79.233cm 150.125cm)">
                  <text:p/>
                </draw:rect>
                <draw:rect draw:style-name="gr2" draw:text-style-name="P1" draw:layer="layout" svg:width="0.6cm" svg:height="0.6cm" draw:transform="rotate (2.3561944901919) translate (77.111cm 148.003cm)">
                  <text:p/>
                </draw:rect>
                <draw:rect draw:style-name="gr14" draw:text-style-name="P1" draw:layer="layout" svg:width="0.199cm" svg:height="0.4cm" draw:transform="rotate (2.3561944901919) translate (77.167cm 147.912cm)">
                  <text:p/>
                </draw:rect>
                <draw:circle draw:style-name="gr2" draw:text-style-name="P1" draw:layer="layout" svg:width="0.3cm" svg:height="0.3cm" draw:transform="rotate (0.7853981633973) translate (78.166cm 148.846cm)">
                  <text:p/>
                </draw:circle>
                <draw:ellipse draw:style-name="gr4" draw:text-style-name="P1" draw:layer="layout" svg:width="0.4cm" svg:height="0.2cm" draw:transform="rotate (0.7853981633973) translate (77.864cm 148.613cm)">
                  <text:p/>
                </draw:ellipse>
                <draw:ellipse draw:style-name="gr12" draw:text-style-name="P1" draw:layer="layout" svg:width="0.4cm" svg:height="0.2cm" draw:transform="rotate (0.7853981633973) translate (77.474cm 148.233cm)">
                  <text:p/>
                </draw:ellipse>
                <draw:ellipse draw:style-name="gr12" draw:text-style-name="P1" draw:layer="layout" svg:width="0.4cm" svg:height="0.2cm" draw:transform="rotate (0.7853981633973) translate (78.862cm 149.623cm)">
                  <text:p/>
                </draw:ellipse>
              </draw:g>
              <draw:circle draw:style-name="gr2" draw:text-style-name="P1" draw:layer="layout" svg:width="0.3cm" svg:height="0.3cm" draw:transform="rotate (0.7853981633973) translate (78.456cm 146.023cm)">
                <text:p/>
              </draw:circle>
              <draw:rect draw:style-name="gr2" draw:text-style-name="P1" draw:layer="layout" svg:width="6.001cm" svg:height="0.6cm" draw:transform="rotate (0.7853981633973) translate (76.334cm 147.934cm)">
                <text:p/>
              </draw:rect>
              <draw:g>
                <draw:rect draw:style-name="gr2" draw:text-style-name="P1" draw:layer="layout" svg:width="5.001cm" svg:height="0.6cm" draw:transform="rotate (2.3561944901919) translate (83.76cm 148.43cm)">
                  <text:p/>
                </draw:rect>
                <draw:rect draw:style-name="gr2" draw:text-style-name="P1" draw:layer="layout" svg:width="1.5cm" svg:height="0.6cm" draw:transform="rotate (2.3561944901919) translate (81.285cm 145.955cm)">
                  <text:p/>
                </draw:rect>
                <draw:rect draw:style-name="gr2" draw:text-style-name="P1" draw:layer="layout" svg:width="3cm" svg:height="0.6cm" draw:transform="rotate (2.3561944901919) translate (82.345cm 147.014cm)">
                  <text:p/>
                </draw:rect>
                <draw:rect draw:style-name="gr2" draw:text-style-name="P1" draw:layer="layout" svg:width="1cm" svg:height="0.6cm" draw:transform="rotate (2.3561944901919) translate (80.931cm 145.6cm)">
                  <text:p/>
                </draw:rect>
                <draw:rect draw:style-name="gr2" draw:text-style-name="P1" draw:layer="layout" svg:width="1cm" svg:height="0.6cm" draw:transform="rotate (2.3561944901919) translate (82.344cm 147.014cm)">
                  <text:p/>
                </draw:rect>
                <draw:rect draw:style-name="gr2" draw:text-style-name="P1" draw:layer="layout" svg:width="0.6cm" svg:height="0.6cm" draw:transform="rotate (2.3561944901919) translate (80.222cm 144.891cm)">
                  <text:p/>
                </draw:rect>
                <draw:rect draw:style-name="gr14" draw:text-style-name="P1" draw:layer="layout" svg:width="0.199cm" svg:height="0.4cm" draw:transform="rotate (2.3561944901919) translate (80.279cm 144.802cm)">
                  <text:p/>
                </draw:rect>
                <draw:circle draw:style-name="gr2" draw:text-style-name="P1" draw:layer="layout" svg:width="0.3cm" svg:height="0.3cm" draw:transform="rotate (0.7853981633973) translate (81.278cm 145.734cm)">
                  <text:p/>
                </draw:circle>
                <draw:ellipse draw:style-name="gr4" draw:text-style-name="P1" draw:layer="layout" svg:width="0.4cm" svg:height="0.2cm" draw:transform="rotate (0.7853981633973) translate (80.975cm 145.501cm)">
                  <text:p/>
                </draw:ellipse>
                <draw:ellipse draw:style-name="gr12" draw:text-style-name="P1" draw:layer="layout" svg:width="0.4cm" svg:height="0.2cm" draw:transform="rotate (0.7853981633973) translate (80.586cm 145.122cm)">
                  <text:p/>
                </draw:ellipse>
                <draw:ellipse draw:style-name="gr12" draw:text-style-name="P1" draw:layer="layout" svg:width="0.4cm" svg:height="0.2cm" draw:transform="rotate (0.7853981633973) translate (81.972cm 146.513cm)">
                  <text:p/>
                </draw:ellipse>
              </draw:g>
              <draw:rect draw:style-name="gr2" draw:text-style-name="P1" draw:layer="layout" svg:width="1cm" svg:height="0.6cm" draw:transform="rotate (0.7853981633973) translate (79.446cm 144.821cm)">
                <text:p/>
              </draw:rect>
              <draw:circle draw:style-name="gr12" draw:text-style-name="P1" draw:layer="layout" svg:width="0.4cm" svg:height="0.4cm" draw:transform="rotate (0.7853981633973) translate (79.656cm 144.802cm)">
                <text:p/>
              </draw:circle>
              <draw:rect draw:style-name="gr2" draw:text-style-name="P1" draw:layer="layout" svg:width="1cm" svg:height="0.6cm" draw:transform="rotate (0.7853981633973) translate (76.759cm 147.508cm)">
                <text:p/>
              </draw:rect>
              <draw:circle draw:style-name="gr12" draw:text-style-name="P1" draw:layer="layout" svg:width="0.4cm" svg:height="0.4cm" draw:transform="rotate (0.7853981633973) translate (77.181cm 147.277cm)">
                <text:p/>
              </draw:circle>
            </draw:g>
            <draw:g>
              <draw:ellipse draw:style-name="gr2" draw:text-style-name="P1" draw:layer="layout" svg:width="3.181cm" svg:height="3.18cm" draw:transform="rotate (0.7853981633973) translate (77.755cm 147.36cm)">
                <text:p/>
              </draw:ellipse>
              <draw:circle draw:style-name="gr2" draw:text-style-name="P1" draw:layer="layout" svg:width="2.15cm" svg:height="2.15cm" draw:transform="rotate (0.7853981633973) translate (78.484cm 147.361cm)">
                <text:p/>
              </draw:circle>
              <draw:circle draw:style-name="gr2" draw:text-style-name="P1" draw:layer="layout" svg:width="0.199cm" svg:height="0.2cm" draw:transform="rotate (0.7853981633973) translate (78.92cm 148.303cm)">
                <text:p/>
              </draw:circle>
              <draw:line draw:style-name="gr2" draw:text-style-name="P1" draw:layer="layout" svg:x1="81.128cm" svg:y1="146.236cm" svg:x2="78.879cm" svg:y2="148.485cm">
                <text:p/>
              </draw:line>
              <draw:circle draw:style-name="gr2" draw:text-style-name="P1" draw:layer="layout" svg:width="0.2cm" svg:height="0.2cm" draw:transform="rotate (-0.263195651201882) translate (78.645cm 146.892cm)">
                <text:p/>
              </draw:circle>
              <draw:circle draw:style-name="gr2" draw:text-style-name="P1" draw:layer="layout" svg:width="0.2cm" svg:height="0.2cm" draw:transform="rotate (1.8339919779953) translate (80.279cm 148.77cm)">
                <text:p/>
              </draw:circle>
              <draw:circle draw:style-name="gr2" draw:text-style-name="P1" draw:layer="layout" svg:width="0.2cm" svg:height="0.2cm" draw:transform="rotate (2.8783970023885) translate (81.363cm 147.829cm)">
                <text:p/>
              </draw:circle>
              <draw:circle draw:style-name="gr2" draw:text-style-name="P1" draw:layer="layout" svg:width="0.2cm" svg:height="0.2cm" draw:transform="rotate (-1.30760067559509) translate (79.728cm 145.951cm)">
                <text:p/>
              </draw:circle>
              <draw:line draw:style-name="gr2" draw:text-style-name="P1" draw:layer="layout" svg:x1="79.593cm" svg:y1="145.824cm" svg:x2="80.416cm" svg:y2="148.896cm">
                <text:p/>
              </draw:line>
              <draw:line draw:style-name="gr2" draw:text-style-name="P1" draw:layer="layout" svg:x1="81.54cm" svg:y1="147.771cm" svg:x2="78.468cm" svg:y2="146.948cm">
                <text:p/>
              </draw:line>
              <draw:circle draw:style-name="gr2" draw:text-style-name="P1" draw:layer="layout" svg:width="0.199cm" svg:height="0.2cm" draw:transform="rotate (-2.35619449019309) translate (81.088cm 146.419cm)">
                <text:p/>
              </draw:circle>
            </draw:g>
            <draw:g>
              <draw:circle draw:style-name="gr2" draw:text-style-name="P1" draw:layer="layout" svg:width="6cm" svg:height="6cm" svg:x="77.004cm" svg:y="144.36cm">
                <text:p/>
              </draw:circle>
              <draw:circle draw:style-name="gr2" draw:text-style-name="P1" draw:layer="layout" svg:width="4.8cm" svg:height="4.8cm" svg:x="77.604cm" svg:y="144.96cm">
                <text:p/>
              </draw:circle>
            </draw:g>
            <draw:g>
              <draw:rect draw:style-name="gr2" draw:text-style-name="P1" draw:layer="layout" svg:width="7cm" svg:height="0.3cm" draw:transform="rotate (-0.261799387800286) translate (82.023cm 144.509cm)">
                <text:p/>
              </draw:rect>
              <draw:rect draw:style-name="gr2" draw:text-style-name="P1" draw:layer="layout" svg:width="1.6cm" svg:height="0.3cm" draw:transform="rotate (-0.261799387800286) translate (87.238cm 145.907cm)">
                <text:p/>
              </draw:rect>
              <draw:rect draw:style-name="gr2" draw:text-style-name="P1" draw:layer="layout" svg:width="1.6cm" svg:height="0.3cm" draw:transform="rotate (-0.261799387800286) translate (82.023cm 144.509cm)">
                <text:p/>
              </draw:rect>
              <draw:circle draw:style-name="gr2" draw:text-style-name="P1" draw:layer="layout" svg:width="0.3cm" svg:height="0.3cm" draw:transform="rotate (-0.262672052426284) translate (85.258cm 145.377cm)">
                <text:p/>
              </draw:circle>
            </draw:g>
          </draw:g>
          <draw:circle draw:style-name="gr2" draw:text-style-name="P1" draw:layer="layout" svg:width="16cm" svg:height="16cm" svg:x="33.003cm" svg:y="139.801cm">
            <text:p/>
          </draw:circle>
          <draw:circle draw:style-name="gr2" draw:text-style-name="P1" draw:layer="layout" svg:width="16cm" svg:height="16cm" svg:x="72.003cm" svg:y="139.801cm">
            <text:p/>
          </draw:circle>
        </draw:g>
        <draw:rect draw:style-name="gr2" draw:text-style-name="P1" draw:layer="layout" svg:width="11cm" svg:height="3.6cm" svg:x="72cm" svg:y="25.1cm">
          <text:p/>
        </draw:rect>
        <draw:rect draw:style-name="gr2" draw:text-style-name="P1" draw:layer="layout" svg:width="11cm" svg:height="3.6cm" svg:x="38cm" svg:y="30.8cm">
          <text:p/>
        </draw:rect>
        <draw:g>
          <draw:rect draw:style-name="gr2" draw:text-style-name="P1" draw:layer="layout" svg:width="34cm" svg:height="1.27cm" svg:x="38cm" svg:y="52.668cm">
            <text:p/>
          </draw:rect>
          <draw:rect draw:style-name="gr2" draw:text-style-name="P1" draw:layer="layout" svg:width="34cm" svg:height="0.159cm" svg:x="38cm" svg:y="53.779cm">
            <text:p/>
          </draw:rect>
        </draw:g>
        <draw:g>
          <draw:rect draw:style-name="gr2" draw:text-style-name="P1" draw:layer="layout" svg:width="34cm" svg:height="1.27cm" svg:x="38cm" svg:y="33.13cm">
            <text:p/>
          </draw:rect>
          <draw:rect draw:style-name="gr2" draw:text-style-name="P1" draw:layer="layout" svg:width="34cm" svg:height="0.159cm" svg:x="38cm" svg:y="34.241cm">
            <text:p/>
          </draw:rect>
        </draw:g>
        <draw:g>
          <draw:rect draw:style-name="gr2" draw:text-style-name="P1" draw:layer="layout" svg:width="45cm" svg:height="1.27cm" svg:x="38cm" svg:y="27.13cm">
            <text:p/>
          </draw:rect>
          <draw:rect draw:style-name="gr2" draw:text-style-name="P1" draw:layer="layout" svg:width="45cm" svg:height="0.159cm" svg:x="38cm" svg:y="28.241cm">
            <text:p/>
          </draw:rect>
        </draw:g>
        <draw:g>
          <draw:rect draw:style-name="gr2" draw:text-style-name="P1" draw:layer="layout" svg:width="45cm" svg:height="1.27cm" draw:transform="rotate (3.1415926535892) translate (83cm 26.67cm)">
            <text:p/>
          </draw:rect>
          <draw:rect draw:style-name="gr2" draw:text-style-name="P1" draw:layer="layout" svg:width="45cm" svg:height="0.159cm" draw:transform="rotate (3.1415926535892) translate (83cm 25.559cm)">
            <text:p/>
          </draw:rect>
        </draw:g>
        <draw:g>
          <draw:rect draw:style-name="gr2" draw:text-style-name="P1" draw:layer="layout" svg:width="34cm" svg:height="1.27cm" draw:transform="rotate (3.1415926535892) translate (72cm 20.67cm)">
            <text:p/>
          </draw:rect>
          <draw:rect draw:style-name="gr2" draw:text-style-name="P1" draw:layer="layout" svg:width="34cm" svg:height="0.159cm" draw:transform="rotate (3.1415926535892) translate (72cm 19.559cm)">
            <text:p/>
          </draw:rect>
        </draw:g>
        <draw:g>
          <draw:rect draw:style-name="gr2" draw:text-style-name="P1" draw:layer="layout" svg:width="34cm" svg:height="1.905cm" svg:x="38cm" svg:y="55.033cm">
            <text:p/>
          </draw:rect>
          <draw:rect draw:style-name="gr2" draw:text-style-name="P1" draw:layer="layout" svg:width="34cm" svg:height="0.159cm" svg:x="38cm" svg:y="56.779cm">
            <text:p/>
          </draw:rect>
        </draw:g>
        <draw:g>
          <draw:rect draw:style-name="gr2" draw:text-style-name="P1" draw:layer="layout" svg:width="45cm" svg:height="1.905cm" svg:x="38cm" svg:y="108.68cm">
            <text:p/>
          </draw:rect>
          <draw:rect draw:style-name="gr2" draw:text-style-name="P1" draw:layer="layout" svg:width="45cm" svg:height="0.159cm" svg:x="38cm" svg:y="110.426cm">
            <text:p/>
          </draw:rect>
        </draw:g>
        <draw:g>
          <draw:rect draw:style-name="gr2" draw:text-style-name="P1" draw:layer="layout" svg:width="3.85cm" svg:height="11.7cm" draw:transform="rotate (1.5707963267946) translate (45.6cm 101cm)">
            <text:p/>
          </draw:rect>
          <draw:g>
            <draw:line draw:style-name="gr2" draw:text-style-name="P1" draw:layer="layout" svg:x1="50.5cm" svg:y1="99.45cm" svg:x2="50.5cm" svg:y2="96.45cm">
              <text:p/>
            </draw:line>
            <draw:line draw:style-name="gr2" draw:text-style-name="P1" draw:layer="layout" svg:x1="52cm" svg:y1="97.95cm" svg:x2="49cm" svg:y2="97.95cm">
              <text:p/>
            </draw:line>
          </draw:g>
          <draw:rect draw:style-name="gr2" draw:text-style-name="P1" draw:layer="layout" svg:width="0.053cm" svg:height="1.2cm" draw:transform="rotate (-1.57079632679579) translate (52.05cm 100.947cm)">
            <text:p/>
          </draw:rect>
          <draw:rect draw:style-name="gr2" draw:text-style-name="P1" draw:layer="layout" svg:width="1.9cm" svg:height="0.2cm" draw:transform="rotate (3.1415926535892) translate (45.6cm 101cm)">
            <text:p/>
          </draw:rect>
          <draw:g>
            <draw:ellipse draw:style-name="gr2" draw:text-style-name="P1" draw:layer="layout" svg:width="0.098cm" svg:height="0.37cm" draw:transform="rotate (-1.57079632679579) translate (51.635cm 100.7cm)">
              <text:p/>
            </draw:ellipse>
            <draw:ellipse draw:style-name="gr2" draw:text-style-name="P1" draw:layer="layout" svg:width="0.098cm" svg:height="0.37cm" draw:transform="rotate (-1.57079632679579) translate (51.635cm 100.902cm)">
              <text:p/>
            </draw:ellipse>
            <draw:rect draw:style-name="gr2" draw:text-style-name="P1" draw:layer="layout" svg:width="0.202cm" svg:height="0.37cm" draw:transform="rotate (-1.57079632679579) translate (51.635cm 100.749cm)">
              <text:p/>
            </draw:rect>
          </draw:g>
          <draw:g>
            <draw:ellipse draw:style-name="gr2" draw:text-style-name="P1" draw:layer="layout" svg:width="-0.37cm" svg:height="-0.3cm" svg:x="45.38cm" svg:y="101cm">
              <text:p/>
            </draw:ellipse>
            <draw:ellipse draw:style-name="gr2" draw:text-style-name="P1" draw:layer="layout" svg:width="-0.37cm" svg:height="-0.3cm" svg:x="44.62cm" svg:y="101cm">
              <text:p/>
            </draw:ellipse>
            <draw:rect draw:style-name="gr2" draw:text-style-name="P1" draw:layer="layout" svg:width="-0.76cm" svg:height="-0.3cm" svg:x="45.195cm" svg:y="101cm">
              <text:p/>
            </draw:rect>
          </draw:g>
        </draw:g>
        <draw:g>
          <draw:rect draw:style-name="gr2" draw:text-style-name="P1" draw:layer="layout" svg:width="11.7cm" svg:height="11.7cm" draw:transform="rotate (1.5707963267946) translate (44.4cm 32.75cm)">
            <text:p/>
          </draw:rect>
          <draw:g>
            <draw:line draw:style-name="gr2" draw:text-style-name="P1" draw:layer="layout" svg:x1="49.3cm" svg:y1="28.4cm" svg:x2="49.3cm" svg:y2="25.4cm">
              <text:p/>
            </draw:line>
            <draw:line draw:style-name="gr2" draw:text-style-name="P1" draw:layer="layout" svg:x1="50.8cm" svg:y1="26.9cm" svg:x2="47.8cm" svg:y2="26.9cm">
              <text:p/>
            </draw:line>
          </draw:g>
          <draw:rect draw:style-name="gr2" draw:text-style-name="P1" draw:layer="layout" svg:width="1.9cm" svg:height="1.2cm" draw:transform="rotate (1.5707963267946) translate (49.65cm 21.05cm)">
            <text:p/>
          </draw:rect>
          <draw:rect draw:style-name="gr2" draw:text-style-name="P1" draw:layer="layout" svg:width="1.9cm" svg:height="1.2cm" draw:transform="rotate (-1.57079632679579) translate (50.85cm 32.75cm)">
            <text:p/>
          </draw:rect>
          <draw:rect draw:style-name="gr2" draw:text-style-name="P1" draw:layer="layout" svg:width="1.9cm" svg:height="1.2cm" draw:transform="rotate (3.1415926535892) translate (44.4cm 27.5cm)">
            <text:p/>
          </draw:rect>
          <draw:g>
            <draw:circle draw:style-name="gr2" draw:text-style-name="P1" draw:layer="layout" svg:width="0.37cm" svg:height="0.37cm" draw:transform="rotate (1.5707963267946) translate (50.065cm 20.83cm)">
              <text:p/>
            </draw:circle>
            <draw:circle draw:style-name="gr2" draw:text-style-name="P1" draw:layer="layout" svg:width="0.37cm" svg:height="0.37cm" draw:transform="rotate (1.5707963267946) translate (50.065cm 20.07cm)">
              <text:p/>
            </draw:circle>
            <draw:rect draw:style-name="gr2" draw:text-style-name="P1" draw:layer="layout" svg:width="0.76cm" svg:height="0.37cm" draw:transform="rotate (1.5707963267946) translate (50.065cm 20.645cm)">
              <text:p/>
            </draw:rect>
          </draw:g>
          <draw:g>
            <draw:circle draw:style-name="gr2" draw:text-style-name="P1" draw:layer="layout" svg:width="0.37cm" svg:height="0.37cm" draw:transform="rotate (-1.57079632679579) translate (50.435cm 32.97cm)">
              <text:p/>
            </draw:circle>
            <draw:circle draw:style-name="gr2" draw:text-style-name="P1" draw:layer="layout" svg:width="0.37cm" svg:height="0.37cm" draw:transform="rotate (-1.57079632679579) translate (50.435cm 33.73cm)">
              <text:p/>
            </draw:circle>
            <draw:rect draw:style-name="gr2" draw:text-style-name="P1" draw:layer="layout" svg:width="0.76cm" svg:height="0.37cm" draw:transform="rotate (-1.57079632679579) translate (50.435cm 33.155cm)">
              <text:p/>
            </draw:rect>
          </draw:g>
          <draw:g>
            <draw:circle draw:style-name="gr2" draw:text-style-name="P1" draw:layer="layout" svg:width="-0.37cm" svg:height="-0.37cm" svg:x="44.18cm" svg:y="27.085cm">
              <text:p/>
            </draw:circle>
            <draw:circle draw:style-name="gr2" draw:text-style-name="P1" draw:layer="layout" svg:width="-0.37cm" svg:height="-0.37cm" svg:x="43.42cm" svg:y="27.085cm">
              <text:p/>
            </draw:circle>
            <draw:rect draw:style-name="gr2" draw:text-style-name="P1" draw:layer="layout" svg:width="-0.76cm" svg:height="-0.37cm" svg:x="43.995cm" svg:y="27.085cm">
              <text:p/>
            </draw:rect>
          </draw:g>
          <draw:rect draw:style-name="gr2" draw:text-style-name="P1" draw:layer="layout" svg:width="11.32cm" svg:height="11.32cm" draw:transform="rotate (1.5707963267946) translate (44.59cm 32.56cm)">
            <text:p/>
          </draw:rect>
        </draw:g>
        <draw:circle draw:style-name="gr25" draw:text-style-name="P1" draw:layer="layout" svg:width="50cm" svg:height="50cm" draw:transform="rotate (-1.57079632679579) translate (74.3cm 1.9cm)">
          <text:p/>
        </draw:circle>
        <draw:circle draw:style-name="gr25" draw:text-style-name="P1" draw:layer="layout" svg:width="76.2cm" svg:height="76.2cm" draw:transform="rotate (-1.57079632679579) translate (87.4cm -11.2cm)">
          <text:p/>
        </draw:circle>
        <draw:circle draw:style-name="gr25" draw:text-style-name="P1" draw:layer="layout" svg:width="30cm" svg:height="30cm" draw:transform="rotate (-1.57079632679579) translate (64.3cm 11.9cm)">
          <text:p/>
        </draw:circle>
        <draw:frame draw:style-name="gr1" draw:text-style-name="P3" draw:layer="layout" svg:width="8.909cm" svg:height="1.517cm" svg:x="63.235cm" svg:y="4.313cm">
          <draw:text-box>
            <text:p><text:span text:style-name="T1">Arm Reach Near</text:span></text:p>
          </draw:text-box>
        </draw:frame>
        <draw:frame draw:style-name="gr1" draw:text-style-name="P3" draw:layer="layout" svg:width="8.156cm" svg:height="1.517cm" svg:x="74.506cm" svg:y="3.493cm">
          <draw:text-box>
            <text:p><text:span text:style-name="T1">Arm Reach Far</text:span></text:p>
          </draw:text-box>
        </draw:frame>
        <draw:circle draw:style-name="gr25" draw:text-style-name="P1" draw:layer="layout" svg:width="17cm" svg:height="17cm" draw:transform="rotate (-1.57079632679579) translate (57.802cm 139.434cm)">
          <text:p/>
        </draw:circle>
        <draw:rect draw:style-name="gr2" draw:text-style-name="P1" draw:layer="layout" svg:width="34cm" svg:height="9.4cm" svg:x="38cm" svg:y="101cm">
          <text:p/>
        </draw:rect>
        <draw:g>
          <draw:g>
            <draw:circle draw:style-name="gr2" draw:text-style-name="P1" draw:layer="layout" svg:width="3.18cm" svg:height="3.18cm" draw:transform="skewX (0.0012217304763958) rotate (-1.57079632679579) translate (42.71cm 107.244cm)">
              <text:p/>
            </draw:circle>
            <draw:circle draw:style-name="gr2" draw:text-style-name="P1" draw:layer="layout" svg:width="2.148cm" svg:height="2.148cm" draw:transform="rotate (-1.57079632679579) translate (42.194cm 107.76cm)">
              <text:p/>
            </draw:circle>
            <draw:ellipse draw:style-name="gr2" draw:text-style-name="P1" draw:layer="layout" svg:width="0.204cm" svg:height="0.2cm" draw:transform="skewX (-0.020071286397931) rotate (-1.57079632679579) translate (41.218cm 110.064cm)">
              <text:p/>
            </draw:ellipse>
            <draw:line draw:style-name="gr2" draw:text-style-name="P1" draw:layer="layout" svg:x1="41.119cm" svg:y1="107.245cm" svg:x2="41.119cm" svg:y2="110.426cm">
              <text:p/>
            </draw:line>
            <draw:circle draw:style-name="gr2" draw:text-style-name="P1" draw:layer="layout" svg:width="0.199cm" svg:height="0.199cm" draw:transform="rotate (-0.526565835327777) translate (42.238cm 109.364cm)">
              <text:p/>
            </draw:circle>
            <draw:ellipse draw:style-name="gr2" draw:text-style-name="P1" draw:layer="layout" svg:width="0.204cm" svg:height="0.199cm" draw:transform="skewX (0.00506145483078262) rotate (-2.60787096833062) translate (40.102cm 109.536cm)">
              <text:p/>
            </draw:ellipse>
            <draw:circle draw:style-name="gr2" draw:text-style-name="P1" draw:layer="layout" svg:width="0.199cm" svg:height="0.199cm" draw:transform="rotate (2.61502681826261) translate (40.002cm 108.304cm)">
              <text:p/>
            </draw:circle>
            <draw:ellipse draw:style-name="gr2" draw:text-style-name="P1" draw:layer="layout" svg:width="0.199cm" svg:height="0.202cm" draw:transform="skewX (0.00994837673636576) rotate (0.52656583532659) translate (42.138cm 108.132cm)">
              <text:p/>
            </draw:ellipse>
            <draw:line draw:style-name="gr2" draw:text-style-name="P1" draw:layer="layout" svg:x1="42.496cm" svg:y1="108.039cm" svg:x2="39.742cm" svg:y2="109.629cm">
              <text:p/>
            </draw:line>
            <draw:line draw:style-name="gr2" draw:text-style-name="P1" draw:layer="layout" svg:x1="39.743cm" svg:y1="108.039cm" svg:x2="42.497cm" svg:y2="109.629cm">
              <text:p/>
            </draw:line>
            <draw:circle draw:style-name="gr2" draw:text-style-name="P1" draw:layer="layout" svg:width="0.196cm" svg:height="0.196cm" draw:transform="rotate (1.5707963267946) translate (41.018cm 107.6cm)">
              <text:p/>
            </draw:circle>
          </draw:g>
          <draw:circle draw:style-name="gr2" draw:text-style-name="P1" draw:layer="layout" svg:width="6cm" svg:height="6cm" svg:x="38.126cm" svg:y="105.84cm">
            <text:p/>
          </draw:circle>
          <draw:path draw:style-name="gr24" draw:text-style-name="P1" draw:layer="layout" svg:width="2cm" svg:height="0.527cm" draw:transform="skewX (0.00279252680319057) rotate (0.604058454115123) translate (43.0962973415777cm 111.101517979263cm)" svg:viewBox="0 0 2001 528" svg:d="m0 3c443-1 606-19 874 44 808 190 1122 482 1127 481">
            <text:p/>
          </draw:path>
        </draw:g>
        <draw:g>
          <draw:g>
            <draw:circle draw:style-name="gr2" draw:text-style-name="P1" draw:layer="layout" svg:width="3.18cm" svg:height="3.18cm" draw:transform="skewX (-0.0012217304763958) rotate (1.5707963267946) translate (78.29cm 110.432cm)">
              <text:p/>
            </draw:circle>
            <draw:circle draw:style-name="gr2" draw:text-style-name="P1" draw:layer="layout" svg:width="2.148cm" svg:height="2.148cm" draw:transform="rotate (1.5707963267946) translate (78.806cm 109.916cm)">
              <text:p/>
            </draw:circle>
            <draw:ellipse draw:style-name="gr2" draw:text-style-name="P1" draw:layer="layout" svg:width="0.204cm" svg:height="0.2cm" draw:transform="skewX (0.020071286397931) rotate (1.5707963267946) translate (79.782cm 110.276cm)">
              <text:p/>
            </draw:ellipse>
            <draw:line draw:style-name="gr2" draw:text-style-name="P1" draw:layer="layout" svg:x1="79.881cm" svg:y1="107.253cm" svg:x2="79.881cm" svg:y2="110.434cm">
              <text:p/>
            </draw:line>
            <draw:circle draw:style-name="gr2" draw:text-style-name="P1" draw:layer="layout" svg:width="0.199cm" svg:height="0.199cm" draw:transform="rotate (0.52656583532659) translate (78.59cm 109.472cm)">
              <text:p/>
            </draw:circle>
            <draw:circle draw:style-name="gr2" draw:text-style-name="P1" draw:layer="layout" svg:width="0.204cm" svg:height="0.204cm" draw:transform="rotate (2.60787096832943) translate (81.074cm 109.648cm)">
              <text:p/>
            </draw:circle>
            <draw:circle draw:style-name="gr2" draw:text-style-name="P1" draw:layer="layout" svg:width="0.199cm" svg:height="0.199cm" draw:transform="rotate (-2.6150268182638) translate (81.17cm 108.212cm)">
              <text:p/>
            </draw:circle>
            <draw:ellipse draw:style-name="gr2" draw:text-style-name="P1" draw:layer="layout" svg:width="0.199cm" svg:height="0.204cm" draw:transform="skewX (0.00488692190558321) rotate (-0.526565835327777) translate (78.69cm 108.04cm)">
              <text:p/>
            </draw:ellipse>
            <draw:line draw:style-name="gr2" draw:text-style-name="P1" draw:layer="layout" svg:x1="78.504cm" svg:y1="108.047cm" svg:x2="81.258cm" svg:y2="109.637cm">
              <text:p/>
            </draw:line>
            <draw:line draw:style-name="gr2" draw:text-style-name="P1" draw:layer="layout" svg:x1="81.257cm" svg:y1="108.047cm" svg:x2="78.503cm" svg:y2="109.637cm">
              <text:p/>
            </draw:line>
            <draw:circle draw:style-name="gr2" draw:text-style-name="P1" draw:layer="layout" svg:width="0.196cm" svg:height="0.196cm" draw:transform="rotate (-1.57079632679579) translate (79.982cm 107.412cm)">
              <text:p/>
            </draw:circle>
          </draw:g>
          <draw:circle draw:style-name="gr2" draw:text-style-name="P1" draw:layer="layout" svg:width="6cm" svg:height="6cm" svg:x="76.874cm" svg:y="105.848cm">
            <text:p/>
          </draw:circle>
          <draw:path draw:style-name="gr24" draw:text-style-name="P1" draw:layer="layout" svg:width="2cm" svg:height="0.527cm" draw:transform="skewX (-0.00139626340159505) rotate (-0.604058454116309) translate (76.2571540692244cm 109.973216001317cm)" svg:viewBox="0 0 2001 528" svg:d="m2001 3c-443-1-607-19-874 44-808 190-1121 482-1127 481">
            <text:p/>
          </draw:path>
        </draw:g>
        <draw:frame draw:style-name="gr1" draw:text-style-name="P3" draw:layer="layout" svg:width="13.486cm" svg:height="1.517cm" svg:x="53.881cm" svg:y="13.291cm">
          <draw:text-box>
            <text:p><text:span text:style-name="T1">Arm Reach Low and Near</text:span></text:p>
          </draw:text-box>
        </draw:frame>
        <draw:frame draw:style-name="gr1" draw:text-style-name="P3" draw:layer="layout" svg:width="13.486cm" svg:height="1.517cm" svg:x="56.156cm" svg:y="167.579cm">
          <draw:text-box>
            <text:p><text:span text:style-name="T1">Arm Reach Low and Near</text:span></text:p>
          </draw:text-box>
        </draw:frame>
        <draw:rect draw:style-name="gr25" draw:text-style-name="P2" draw:layer="layout" svg:width="30cm" svg:height="30cm" svg:x="34.302cm" svg:y="139.434cm">
          <text:p/>
        </draw:rect>
        <draw:g>
          <draw:rect draw:style-name="gr2" draw:text-style-name="P1" draw:layer="layout" svg:width="45cm" svg:height="1.905cm" svg:x="-39.655cm" svg:y="105.584cm">
            <text:p/>
          </draw:rect>
          <draw:rect draw:style-name="gr2" draw:text-style-name="P1" draw:layer="layout" svg:width="45cm" svg:height="0.159cm" svg:x="-39.655cm" svg:y="107.33cm">
            <text:p/>
          </draw:rect>
        </draw:g>
        <draw:g>
          <draw:rect draw:style-name="gr2" draw:text-style-name="P1" draw:layer="layout" svg:width="28.8cm" svg:height="9.4cm" svg:x="-31.557cm" svg:y="98.089cm">
            <text:p/>
          </draw:rect>
          <draw:g>
            <draw:rect draw:style-name="gr2" draw:text-style-name="P1" draw:layer="layout" svg:width="7.98cm" svg:height="2.92cm" svg:x="-39.533cm" svg:y="104.569cm">
              <text:p/>
            </draw:rect>
            <draw:g>
              <draw:circle draw:style-name="gr2" draw:text-style-name="P1" draw:layer="layout" svg:width="3.18cm" svg:height="3.18cm" draw:transform="skewX (0.0012217304763958) rotate (-1.57079632679579) translate (-34.945cm 104.333cm)">
                <text:p/>
              </draw:circle>
              <draw:circle draw:style-name="gr2" draw:text-style-name="P1" draw:layer="layout" svg:width="2.148cm" svg:height="2.148cm" draw:transform="rotate (-1.57079632679579) translate (-35.461cm 104.849cm)">
                <text:p/>
              </draw:circle>
              <draw:ellipse draw:style-name="gr2" draw:text-style-name="P1" draw:layer="layout" svg:width="0.204cm" svg:height="0.2cm" draw:transform="skewX (-0.020071286397931) rotate (-1.57079632679579) translate (-36.437cm 107.153cm)">
                <text:p/>
              </draw:ellipse>
              <draw:line draw:style-name="gr2" draw:text-style-name="P1" draw:layer="layout" svg:x1="-36.536cm" svg:y1="104.334cm" svg:x2="-36.536cm" svg:y2="107.515cm">
                <text:p/>
              </draw:line>
              <draw:circle draw:style-name="gr2" draw:text-style-name="P1" draw:layer="layout" svg:width="0.199cm" svg:height="0.199cm" draw:transform="rotate (-0.526565835327777) translate (-35.417cm 106.453cm)">
                <text:p/>
              </draw:circle>
              <draw:ellipse draw:style-name="gr2" draw:text-style-name="P1" draw:layer="layout" svg:width="0.204cm" svg:height="0.199cm" draw:transform="skewX (0.00506145483078262) rotate (-2.60787096833062) translate (-37.553cm 106.625cm)">
                <text:p/>
              </draw:ellipse>
              <draw:circle draw:style-name="gr2" draw:text-style-name="P1" draw:layer="layout" svg:width="0.199cm" svg:height="0.199cm" draw:transform="rotate (2.61502681826261) translate (-37.653cm 105.393cm)">
                <text:p/>
              </draw:circle>
              <draw:ellipse draw:style-name="gr2" draw:text-style-name="P1" draw:layer="layout" svg:width="0.199cm" svg:height="0.202cm" draw:transform="skewX (0.00994837673636576) rotate (0.52656583532659) translate (-35.517cm 105.221cm)">
                <text:p/>
              </draw:ellipse>
              <draw:line draw:style-name="gr2" draw:text-style-name="P1" draw:layer="layout" svg:x1="-35.159cm" svg:y1="105.128cm" svg:x2="-37.913cm" svg:y2="106.718cm">
                <text:p/>
              </draw:line>
              <draw:line draw:style-name="gr2" draw:text-style-name="P1" draw:layer="layout" svg:x1="-37.912cm" svg:y1="105.128cm" svg:x2="-35.158cm" svg:y2="106.718cm">
                <text:p/>
              </draw:line>
              <draw:circle draw:style-name="gr2" draw:text-style-name="P1" draw:layer="layout" svg:width="0.196cm" svg:height="0.196cm" draw:transform="rotate (1.5707963267946) translate (-36.637cm 104.689cm)">
                <text:p/>
              </draw:circle>
            </draw:g>
            <draw:circle draw:style-name="gr2" draw:text-style-name="P1" draw:layer="layout" svg:width="6cm" svg:height="6cm" svg:x="-39.529cm" svg:y="102.929cm">
              <text:p/>
            </draw:circle>
            <draw:path draw:style-name="gr24" draw:text-style-name="P1" draw:layer="layout" svg:width="4.903cm" svg:height="4.723cm" svg:x="-36.465cm" svg:y="98.205cm" svg:viewBox="0 0 4904 4724" svg:d="m0 4724c1536-4 2540-644 3264-1280 1591-1397 1640-3448 1640-3444">
              <text:p/>
            </draw:path>
            <draw:path draw:style-name="gr24" draw:text-style-name="P1" draw:layer="layout" svg:width="2cm" svg:height="0.527cm" draw:transform="skewX (0.00279252680319052) rotate (0.604058454115123) translate (-34.5587026584223cm 108.190517979263cm)" svg:viewBox="0 0 2001 528" svg:d="m0 3c443-1 606-19 874 44 808 190 1122 482 1127 481">
              <text:p/>
            </draw:path>
          </draw:g>
          <draw:g>
            <draw:rect draw:style-name="gr2" draw:text-style-name="P1" draw:layer="layout" svg:width="7.98cm" svg:height="2.92cm" svg:x="-2.757cm" svg:y="104.577cm">
              <text:p/>
            </draw:rect>
            <draw:g>
              <draw:circle draw:style-name="gr2" draw:text-style-name="P1" draw:layer="layout" svg:width="3.18cm" svg:height="3.18cm" draw:transform="skewX (-0.0012217304763958) rotate (1.5707963267946) translate (0.635cm 107.521cm)">
                <text:p/>
              </draw:circle>
              <draw:circle draw:style-name="gr2" draw:text-style-name="P1" draw:layer="layout" svg:width="2.148cm" svg:height="2.148cm" draw:transform="rotate (1.5707963267946) translate (1.151cm 107.005cm)">
                <text:p/>
              </draw:circle>
              <draw:ellipse draw:style-name="gr2" draw:text-style-name="P1" draw:layer="layout" svg:width="0.204cm" svg:height="0.2cm" draw:transform="skewX (0.020071286397931) rotate (1.5707963267946) translate (2.127cm 107.365cm)">
                <text:p/>
              </draw:ellipse>
              <draw:line draw:style-name="gr2" draw:text-style-name="P1" draw:layer="layout" svg:x1="2.226cm" svg:y1="104.342cm" svg:x2="2.226cm" svg:y2="107.523cm">
                <text:p/>
              </draw:line>
              <draw:circle draw:style-name="gr2" draw:text-style-name="P1" draw:layer="layout" svg:width="0.199cm" svg:height="0.199cm" draw:transform="rotate (0.52656583532659) translate (0.935cm 106.561cm)">
                <text:p/>
              </draw:circle>
              <draw:circle draw:style-name="gr2" draw:text-style-name="P1" draw:layer="layout" svg:width="0.204cm" svg:height="0.204cm" draw:transform="rotate (2.60787096832943) translate (3.419cm 106.737cm)">
                <text:p/>
              </draw:circle>
              <draw:circle draw:style-name="gr2" draw:text-style-name="P1" draw:layer="layout" svg:width="0.199cm" svg:height="0.199cm" draw:transform="rotate (-2.6150268182638) translate (3.515cm 105.301cm)">
                <text:p/>
              </draw:circle>
              <draw:ellipse draw:style-name="gr2" draw:text-style-name="P1" draw:layer="layout" svg:width="0.199cm" svg:height="0.204cm" draw:transform="skewX (0.00488692190558321) rotate (-0.526565835327777) translate (1.035cm 105.129cm)">
                <text:p/>
              </draw:ellipse>
              <draw:line draw:style-name="gr2" draw:text-style-name="P1" draw:layer="layout" svg:x1="0.849cm" svg:y1="105.136cm" svg:x2="3.603cm" svg:y2="106.726cm">
                <text:p/>
              </draw:line>
              <draw:line draw:style-name="gr2" draw:text-style-name="P1" draw:layer="layout" svg:x1="3.602cm" svg:y1="105.136cm" svg:x2="0.848cm" svg:y2="106.726cm">
                <text:p/>
              </draw:line>
              <draw:circle draw:style-name="gr2" draw:text-style-name="P1" draw:layer="layout" svg:width="0.196cm" svg:height="0.196cm" draw:transform="rotate (-1.57079632679579) translate (2.327cm 104.501cm)">
                <text:p/>
              </draw:circle>
            </draw:g>
            <draw:circle draw:style-name="gr2" draw:text-style-name="P1" draw:layer="layout" svg:width="6cm" svg:height="6cm" svg:x="-0.781cm" svg:y="102.937cm">
              <text:p/>
            </draw:circle>
            <draw:path draw:style-name="gr24" draw:text-style-name="P1" draw:layer="layout" svg:width="4.903cm" svg:height="4.723cm" svg:x="-2.749cm" svg:y="98.213cm" svg:viewBox="0 0 4904 4724" svg:d="m4904 4724c-1536-4-2540-644-3264-1280-1591-1397-1640-3448-1640-3444">
              <text:p/>
            </draw:path>
            <draw:path draw:style-name="gr24" draw:text-style-name="P1" draw:layer="layout" svg:width="2cm" svg:height="0.527cm" draw:transform="skewX (-0.00139626340159514) rotate (-0.604058454116309) translate (-1.39784593077554cm 107.062216001317cm)" svg:viewBox="0 0 2001 528" svg:d="m2001 3c-443-1-607-19-874 44-808 190-1121 482-1127 481">
              <text:p/>
            </draw:path>
          </draw:g>
        </draw:g>
        <draw:line draw:style-name="gr2" draw:text-style-name="P1" draw:layer="layout" svg:x1="87.4cm" svg:y1="121.001cm" svg:x2="87.4cm" svg:y2="1.001cm">
          <text:p/>
        </draw:line>
        <draw:g>
          <draw:rect draw:style-name="gr2" draw:text-style-name="P2" draw:layer="layout" svg:width="23.2cm" svg:height="3.3cm" svg:x="76.477cm" svg:y="84.775cm">
            <text:p/>
          </draw:rect>
          <draw:frame draw:style-name="gr1" draw:text-style-name="P3" draw:layer="layout" svg:width="5.832cm" svg:height="1.517cm" svg:x="84.571cm" svg:y="85.631cm">
            <draw:text-box>
              <text:p><text:span text:style-name="T1">Meds Side</text:span></text:p>
            </draw:text-box>
          </draw:frame>
        </draw:g>
        <draw:g>
          <draw:rect draw:style-name="gr2" draw:text-style-name="P2" draw:layer="layout" svg:width="23.2cm" svg:height="5.55cm" svg:x="74.144cm" svg:y="22.423cm">
            <text:p/>
          </draw:rect>
          <draw:frame draw:style-name="gr1" draw:text-style-name="P3" draw:layer="layout" svg:width="5.37cm" svg:height="1.517cm" svg:x="83.032cm" svg:y="24.669cm">
            <draw:text-box>
              <text:p><text:span text:style-name="T1">Meds Top</text:span></text:p>
            </draw:text-box>
          </draw:frame>
        </draw:g>
        <draw:rect draw:style-name="gr2" draw:text-style-name="P2" draw:layer="layout" svg:width="3.2cm" svg:height="5cm" svg:x="48.9cm" svg:y="92.15cm">
          <text:p/>
        </draw:rect>
        <draw:rect draw:style-name="gr2" draw:text-style-name="P2" draw:layer="layout" svg:width="3.2cm" svg:height="8cm" draw:transform="skewX (7.2727754908134E-017) rotate (0.7853981633973) translate (43.692cm 87.644cm)">
          <text:p/>
        </draw:rect>
        <draw:g>
          <draw:rect draw:style-name="gr2" draw:text-style-name="P2" draw:layer="layout" svg:width="3.2cm" svg:height="17.2cm" draw:transform="skewX (-6.76582485925214E-017) rotate (1.0471975511964) translate (29.133cm 79.303cm)">
            <text:p/>
          </draw:rect>
          <draw:g>
            <draw:rect draw:style-name="gr2" draw:text-style-name="P2" draw:layer="layout" svg:width="3.2cm" svg:height="20cm" draw:transform="rotate (1.5707963267946) translate (9.933cm 79.518cm)">
              <text:p/>
            </draw:rect>
            <draw:rect draw:style-name="gr26" draw:text-style-name="P2" draw:layer="layout" svg:width="3.2cm" svg:height="4cm" draw:transform="rotate (1.5707963267946) translate (5.933cm 79.518cm)">
              <text:p/>
            </draw:rect>
          </draw:g>
        </draw:g>
        <draw:g>
          <draw:rect draw:style-name="gr2" draw:text-style-name="P2" draw:layer="layout" svg:width="3.2cm" svg:height="17.2cm" draw:transform="skewX (-6.76582485925214E-017) rotate (-1.04719755119759) translate (58.96cm 76.688cm)">
            <text:p/>
          </draw:rect>
          <draw:g>
            <draw:rect draw:style-name="gr2" draw:text-style-name="P2" draw:layer="layout" svg:width="3.2cm" svg:height="20cm" draw:transform="rotate (-1.57079632679579) translate (79.76cm 76.474cm)">
              <text:p/>
            </draw:rect>
            <draw:rect draw:style-name="gr26" draw:text-style-name="P2" draw:layer="layout" svg:width="3.2cm" svg:height="4cm" draw:transform="rotate (-1.57079632679579) translate (83.76cm 76.474cm)">
              <text:p/>
            </draw:rect>
          </draw:g>
        </draw:g>
        <draw:rect draw:style-name="gr27" draw:text-style-name="P2" draw:layer="layout" svg:width="40cm" svg:height="0.3cm" svg:x="54.802cm" svg:y="120.465cm">
          <text:p/>
        </draw:rect>
        <draw:rect draw:style-name="gr27" draw:text-style-name="P2" draw:layer="layout" svg:width="5.81cm" svg:height="0.6cm" draw:transform="rotate (0.7853981633973) translate (38.119cm 105.462cm)">
          <text:p/>
        </draw:rect>
        <draw:rect draw:style-name="gr27" draw:text-style-name="P2" draw:layer="layout" svg:width="40cm" svg:height="0.6cm" svg:x="38.183cm" svg:y="101cm">
          <text:p/>
        </draw:rect>
        <draw:g>
          <draw:rect draw:style-name="gr2" draw:text-style-name="P1" draw:layer="layout" svg:width="45cm" svg:height="1.905cm" draw:transform="rotate (3.1415926535892) translate (83cm 108.681cm)">
            <text:p/>
          </draw:rect>
          <draw:rect draw:style-name="gr2" draw:text-style-name="P1" draw:layer="layout" svg:width="45cm" svg:height="0.159cm" draw:transform="rotate (3.1415926535892) translate (83cm 106.935cm)">
            <text:p/>
          </draw:rect>
        </draw:g>
        <draw:g>
          <draw:rect draw:style-name="gr2" draw:text-style-name="P1" draw:layer="layout" svg:width="4.05cm" svg:height="3.55cm" svg:x="15.931cm" svg:y="104.116cm">
            <text:p/>
          </draw:rect>
          <draw:rect draw:style-name="gr2" draw:text-style-name="P1" draw:layer="layout" svg:width="0.675cm" svg:height="0.25cm" svg:x="19.981cm" svg:y="104.746cm">
            <text:p/>
          </draw:rect>
          <draw:rect draw:style-name="gr2" draw:text-style-name="P1" draw:layer="layout" svg:width="0.675cm" svg:height="0.25cm" svg:x="15.256cm" svg:y="104.746cm">
            <text:p/>
          </draw:rect>
          <draw:rect draw:style-name="gr2" draw:text-style-name="P1" draw:layer="layout" svg:width="3.6cm" svg:height="0.21cm" svg:x="15.931cm" svg:y="103.906cm">
            <text:p/>
          </draw:rect>
          <draw:rect draw:style-name="gr2" draw:text-style-name="P1" draw:layer="layout" svg:width="1.29cm" svg:height="0.19cm" svg:x="16.261cm" svg:y="103.716cm">
            <text:p/>
          </draw:rect>
          <draw:rect draw:style-name="gr2" draw:text-style-name="P1" draw:layer="layout" svg:width="0.59cm" svg:height="0.38cm" svg:x="16.611cm" svg:y="103.336cm">
            <text:p/>
          </draw:rect>
        </draw:g>
        <draw:g>
          <draw:rect draw:style-name="gr2" draw:text-style-name="P1" draw:layer="layout" svg:width="4.05cm" svg:height="1.95cm" svg:x="15.931cm" svg:y="100.116cm">
            <text:p/>
          </draw:rect>
          <draw:rect draw:style-name="gr2" draw:text-style-name="P1" draw:layer="layout" svg:width="0.675cm" svg:height="1.95cm" svg:x="19.981cm" svg:y="100.116cm">
            <text:p/>
          </draw:rect>
          <draw:circle draw:style-name="gr2" draw:text-style-name="P1" draw:layer="layout" svg:width="1.95cm" svg:height="1.95cm" svg:x="15.931cm" svg:y="100.116cm">
            <text:p/>
          </draw:circle>
          <draw:circle draw:style-name="gr2" draw:text-style-name="P1" draw:layer="layout" svg:width="0.59cm" svg:height="0.59cm" svg:x="16.611cm" svg:y="100.796cm">
            <text:p/>
          </draw:circle>
          <draw:rect draw:style-name="gr2" draw:text-style-name="P1" draw:layer="layout" svg:width="0.675cm" svg:height="1.95cm" svg:x="15.256cm" svg:y="100.116cm">
            <text:p/>
          </draw:rect>
          <draw:line draw:style-name="gr4" draw:text-style-name="P1" draw:layer="layout" svg:x1="19.981cm" svg:y1="101.59cm" svg:x2="20.781cm" svg:y2="101.59cm">
            <text:p/>
          </draw:line>
          <draw:line draw:style-name="gr4" draw:text-style-name="P1" draw:layer="layout" svg:x1="20.383cm" svg:y1="101.991cm" svg:x2="20.383cm" svg:y2="101.191cm">
            <text:p/>
          </draw:line>
          <draw:circle draw:style-name="gr2" draw:text-style-name="P1" draw:layer="layout" svg:width="0.4cm" svg:height="0.4cm" svg:x="20.182cm" svg:y="101.39cm">
            <text:p/>
          </draw:circle>
          <draw:line draw:style-name="gr4" draw:text-style-name="P1" draw:layer="layout" svg:x1="19.981cm" svg:y1="100.59cm" svg:x2="20.781cm" svg:y2="100.59cm">
            <text:p/>
          </draw:line>
          <draw:line draw:style-name="gr4" draw:text-style-name="P1" draw:layer="layout" svg:x1="20.383cm" svg:y1="100.991cm" svg:x2="20.383cm" svg:y2="100.191cm">
            <text:p/>
          </draw:line>
          <draw:circle draw:style-name="gr2" draw:text-style-name="P1" draw:layer="layout" svg:width="0.4cm" svg:height="0.4cm" svg:x="20.182cm" svg:y="100.39cm">
            <text:p/>
          </draw:circle>
          <draw:line draw:style-name="gr4" draw:text-style-name="P1" draw:layer="layout" svg:x1="15.131cm" svg:y1="101.59cm" svg:x2="15.931cm" svg:y2="101.59cm">
            <text:p/>
          </draw:line>
          <draw:line draw:style-name="gr4" draw:text-style-name="P1" draw:layer="layout" svg:x1="15.533cm" svg:y1="101.991cm" svg:x2="15.533cm" svg:y2="101.191cm">
            <text:p/>
          </draw:line>
          <draw:circle draw:style-name="gr2" draw:text-style-name="P1" draw:layer="layout" svg:width="0.4cm" svg:height="0.4cm" svg:x="15.332cm" svg:y="101.39cm">
            <text:p/>
          </draw:circle>
          <draw:line draw:style-name="gr4" draw:text-style-name="P1" draw:layer="layout" svg:x1="15.131cm" svg:y1="100.59cm" svg:x2="15.931cm" svg:y2="100.59cm">
            <text:p/>
          </draw:line>
          <draw:line draw:style-name="gr4" draw:text-style-name="P1" draw:layer="layout" svg:x1="15.533cm" svg:y1="100.991cm" svg:x2="15.533cm" svg:y2="100.191cm">
            <text:p/>
          </draw:line>
          <draw:circle draw:style-name="gr2" draw:text-style-name="P1" draw:layer="layout" svg:width="0.4cm" svg:height="0.4cm" svg:x="15.332cm" svg:y="100.39cm">
            <text:p/>
          </draw:circle>
          <draw:rect draw:style-name="gr2" draw:text-style-name="P1" draw:layer="layout" svg:width="0.675cm" svg:height="0.18cm" svg:x="15.256cm" svg:y="101.001cm">
            <text:p/>
          </draw:rect>
          <draw:rect draw:style-name="gr2" draw:text-style-name="P1" draw:layer="layout" svg:width="0.675cm" svg:height="0.18cm" svg:x="19.981cm" svg:y="101.001cm">
            <text:p/>
          </draw:rect>
          <draw:circle draw:style-name="gr2" draw:text-style-name="P1" draw:layer="layout" svg:width="1.29cm" svg:height="1.29cm" svg:x="16.261cm" svg:y="100.446cm">
            <text:p/>
          </draw:circle>
          <draw:circle draw:style-name="gr2" draw:text-style-name="P1" draw:layer="layout" svg:width="1.1cm" svg:height="1.1cm" draw:transform="rotate (-0.386590429317857) translate (16.628cm 100.368cm)">
            <text:p/>
          </draw:circle>
          <draw:circle draw:style-name="gr2" draw:text-style-name="P1" draw:layer="layout" svg:width="1.35cm" svg:height="1.35cm" draw:transform="rotate (-0.386590429317857) translate (16.559cm 100.205cm)">
            <text:p/>
          </draw:circle>
        </draw:g>
        <draw:g>
          <draw:g>
            <draw:rect draw:style-name="gr2" draw:text-style-name="P1" draw:layer="layout" svg:width="1.95cm" svg:height="3.55cm" svg:x="15.931cm" svg:y="109.916cm">
              <text:p/>
            </draw:rect>
            <draw:rect draw:style-name="gr2" draw:text-style-name="P1" draw:layer="layout" svg:width="1.95cm" svg:height="0.25cm" svg:x="15.931cm" svg:y="110.546cm">
              <text:p/>
            </draw:rect>
            <draw:rect draw:style-name="gr2" draw:text-style-name="P1" draw:layer="layout" svg:width="1.95cm" svg:height="0.21cm" svg:x="15.931cm" svg:y="109.706cm">
              <text:p/>
            </draw:rect>
            <draw:rect draw:style-name="gr2" draw:text-style-name="P1" draw:layer="layout" svg:width="1.29cm" svg:height="0.19cm" svg:x="16.261cm" svg:y="109.516cm">
              <text:p/>
            </draw:rect>
            <draw:rect draw:style-name="gr2" draw:text-style-name="P1" draw:layer="layout" svg:width="0.59cm" svg:height="0.38cm" svg:x="16.611cm" svg:y="109.136cm">
              <text:p/>
            </draw:rect>
          </draw:g>
          <draw:rect draw:style-name="gr2" draw:text-style-name="P1" draw:layer="layout" svg:width="0.25cm" svg:height="1.95cm" draw:transform="rotate (-1.57079632679579) translate (17.881cm 110.546cm)">
            <text:p/>
          </draw:rect>
          <draw:line draw:style-name="gr4" draw:text-style-name="P1" draw:layer="layout" svg:x1="16.407cm" svg:y1="110.546cm" svg:x2="16.407cm" svg:y2="110.796cm">
            <text:p/>
          </draw:line>
          <draw:line draw:style-name="gr4" draw:text-style-name="P1" draw:layer="layout" svg:x1="16.006cm" svg:y1="110.672cm" svg:x2="16.806cm" svg:y2="110.672cm">
            <text:p/>
          </draw:line>
          <draw:ellipse draw:style-name="gr2" draw:text-style-name="P1" draw:layer="layout" svg:width="0.125cm" svg:height="0.4cm" draw:transform="rotate (-1.57079632679579) translate (16.607cm 110.609cm)">
            <text:p/>
          </draw:ellipse>
          <draw:line draw:style-name="gr4" draw:text-style-name="P1" draw:layer="layout" svg:x1="17.407cm" svg:y1="110.546cm" svg:x2="17.407cm" svg:y2="110.796cm">
            <text:p/>
          </draw:line>
          <draw:line draw:style-name="gr4" draw:text-style-name="P1" draw:layer="layout" svg:x1="17.006cm" svg:y1="110.672cm" svg:x2="17.806cm" svg:y2="110.672cm">
            <text:p/>
          </draw:line>
          <draw:ellipse draw:style-name="gr2" draw:text-style-name="P1" draw:layer="layout" svg:width="0.125cm" svg:height="0.4cm" draw:transform="rotate (-1.57079632679579) translate (17.607cm 110.609cm)">
            <text:p/>
          </draw:ellipse>
          <draw:rect draw:style-name="gr2" draw:text-style-name="P1" draw:layer="layout" svg:width="0.25cm" svg:height="0.18cm" draw:transform="rotate (-1.57079632679579) translate (16.996cm 110.296cm)">
            <text:p/>
          </draw:rect>
        </draw:g>
        <draw:g>
          <draw:rect draw:style-name="gr2" draw:text-style-name="P1" draw:layer="layout" svg:width="4.05cm" svg:height="1.95cm" svg:x="-22.155cm" svg:y="76.072cm">
            <text:p/>
          </draw:rect>
          <draw:rect draw:style-name="gr2" draw:text-style-name="P1" draw:layer="layout" svg:width="0.675cm" svg:height="1.95cm" svg:x="-18.105cm" svg:y="76.072cm">
            <text:p/>
          </draw:rect>
          <draw:circle draw:style-name="gr2" draw:text-style-name="P1" draw:layer="layout" svg:width="1.95cm" svg:height="1.95cm" svg:x="-22.155cm" svg:y="76.072cm">
            <text:p/>
          </draw:circle>
          <draw:circle draw:style-name="gr2" draw:text-style-name="P1" draw:layer="layout" svg:width="0.59cm" svg:height="0.59cm" svg:x="-21.475cm" svg:y="76.752cm">
            <text:p/>
          </draw:circle>
          <draw:rect draw:style-name="gr2" draw:text-style-name="P1" draw:layer="layout" svg:width="0.675cm" svg:height="1.95cm" svg:x="-22.83cm" svg:y="76.072cm">
            <text:p/>
          </draw:rect>
          <draw:rect draw:style-name="gr2" draw:text-style-name="P1" draw:layer="layout" svg:width="4.05cm" svg:height="3.55cm" svg:x="-22.155cm" svg:y="80.072cm">
            <text:p/>
          </draw:rect>
          <draw:rect draw:style-name="gr2" draw:text-style-name="P1" draw:layer="layout" svg:width="0.675cm" svg:height="0.25cm" svg:x="-18.105cm" svg:y="80.702cm">
            <text:p/>
          </draw:rect>
          <draw:rect draw:style-name="gr2" draw:text-style-name="P1" draw:layer="layout" svg:width="0.675cm" svg:height="0.25cm" svg:x="-22.83cm" svg:y="80.702cm">
            <text:p/>
          </draw:rect>
          <draw:rect draw:style-name="gr2" draw:text-style-name="P1" draw:layer="layout" svg:width="3.6cm" svg:height="0.21cm" svg:x="-22.155cm" svg:y="79.862cm">
            <text:p/>
          </draw:rect>
          <draw:rect draw:style-name="gr2" draw:text-style-name="P1" draw:layer="layout" svg:width="1.29cm" svg:height="0.19cm" svg:x="-21.825cm" svg:y="79.672cm">
            <text:p/>
          </draw:rect>
          <draw:rect draw:style-name="gr2" draw:text-style-name="P1" draw:layer="layout" svg:width="0.59cm" svg:height="0.38cm" svg:x="-21.475cm" svg:y="79.292cm">
            <text:p/>
          </draw:rect>
          <draw:line draw:style-name="gr4" draw:text-style-name="P1" draw:layer="layout" svg:x1="-18.105cm" svg:y1="77.546cm" svg:x2="-17.305cm" svg:y2="77.546cm">
            <text:p/>
          </draw:line>
          <draw:line draw:style-name="gr4" draw:text-style-name="P1" draw:layer="layout" svg:x1="-17.703cm" svg:y1="77.947cm" svg:x2="-17.703cm" svg:y2="77.147cm">
            <text:p/>
          </draw:line>
          <draw:circle draw:style-name="gr2" draw:text-style-name="P1" draw:layer="layout" svg:width="0.4cm" svg:height="0.4cm" svg:x="-17.904cm" svg:y="77.346cm">
            <text:p/>
          </draw:circle>
          <draw:line draw:style-name="gr4" draw:text-style-name="P1" draw:layer="layout" svg:x1="-18.105cm" svg:y1="76.546cm" svg:x2="-17.305cm" svg:y2="76.546cm">
            <text:p/>
          </draw:line>
          <draw:line draw:style-name="gr4" draw:text-style-name="P1" draw:layer="layout" svg:x1="-17.703cm" svg:y1="76.947cm" svg:x2="-17.703cm" svg:y2="76.147cm">
            <text:p/>
          </draw:line>
          <draw:circle draw:style-name="gr2" draw:text-style-name="P1" draw:layer="layout" svg:width="0.4cm" svg:height="0.4cm" svg:x="-17.904cm" svg:y="76.346cm">
            <text:p/>
          </draw:circle>
          <draw:line draw:style-name="gr4" draw:text-style-name="P1" draw:layer="layout" svg:x1="-22.955cm" svg:y1="77.546cm" svg:x2="-22.155cm" svg:y2="77.546cm">
            <text:p/>
          </draw:line>
          <draw:line draw:style-name="gr4" draw:text-style-name="P1" draw:layer="layout" svg:x1="-22.553cm" svg:y1="77.947cm" svg:x2="-22.553cm" svg:y2="77.147cm">
            <text:p/>
          </draw:line>
          <draw:circle draw:style-name="gr2" draw:text-style-name="P1" draw:layer="layout" svg:width="0.4cm" svg:height="0.4cm" svg:x="-22.754cm" svg:y="77.346cm">
            <text:p/>
          </draw:circle>
          <draw:line draw:style-name="gr4" draw:text-style-name="P1" draw:layer="layout" svg:x1="-22.955cm" svg:y1="76.546cm" svg:x2="-22.155cm" svg:y2="76.546cm">
            <text:p/>
          </draw:line>
          <draw:line draw:style-name="gr4" draw:text-style-name="P1" draw:layer="layout" svg:x1="-22.553cm" svg:y1="76.947cm" svg:x2="-22.553cm" svg:y2="76.147cm">
            <text:p/>
          </draw:line>
          <draw:circle draw:style-name="gr2" draw:text-style-name="P1" draw:layer="layout" svg:width="0.4cm" svg:height="0.4cm" svg:x="-22.754cm" svg:y="76.346cm">
            <text:p/>
          </draw:circle>
          <draw:rect draw:style-name="gr2" draw:text-style-name="P1" draw:layer="layout" svg:width="0.675cm" svg:height="0.18cm" svg:x="-22.83cm" svg:y="76.957cm">
            <text:p/>
          </draw:rect>
          <draw:rect draw:style-name="gr2" draw:text-style-name="P1" draw:layer="layout" svg:width="0.675cm" svg:height="0.18cm" svg:x="-18.105cm" svg:y="76.957cm">
            <text:p/>
          </draw:rect>
          <draw:circle draw:style-name="gr2" draw:text-style-name="P1" draw:layer="layout" svg:width="1.29cm" svg:height="1.29cm" svg:x="-21.825cm" svg:y="76.402cm">
            <text:p/>
          </draw:circle>
          <draw:line draw:style-name="gr4" draw:text-style-name="P1" draw:layer="layout" svg:x1="-25.18cm" svg:y1="77.042cm" svg:x2="-17.18cm" svg:y2="77.042cm">
            <text:p/>
          </draw:line>
          <draw:line draw:style-name="gr4" draw:text-style-name="P1" draw:layer="layout" svg:x1="-21.16cm" svg:y1="79.047cm" svg:x2="-21.16cm" svg:y2="75.047cm">
            <text:p/>
          </draw:line>
          <draw:rect draw:style-name="gr2" draw:text-style-name="P1" draw:layer="layout" svg:width="8cm" svg:height="0.152cm" svg:x="-24.155cm" svg:y="78.022cm">
            <text:p/>
          </draw:rect>
          <draw:rect draw:style-name="gr2" draw:text-style-name="P1" draw:layer="layout" svg:width="4.05cm" svg:height="8.55cm" svg:x="-22.155cm" svg:y="75.072cm">
            <text:p/>
          </draw:rect>
          <draw:circle draw:style-name="gr2" draw:text-style-name="P1" draw:layer="layout" svg:width="1.1cm" svg:height="1.1cm" draw:transform="rotate (-0.386590429317857) translate (-21.458cm 76.324cm)">
            <text:p/>
          </draw:circle>
          <draw:line draw:style-name="gr4" draw:text-style-name="P1" draw:layer="layout" svg:x1="-24.861cm" svg:y1="75.533cm" svg:x2="-17.451cm" svg:y2="78.549cm">
            <text:p/>
          </draw:line>
          <draw:line draw:style-name="gr4" draw:text-style-name="P1" draw:layer="layout" svg:x1="-21.91cm" svg:y1="78.894cm" svg:x2="-20.402cm" svg:y2="75.189cm">
            <text:p/>
          </draw:line>
          <draw:line draw:style-name="gr4" draw:text-style-name="P1" draw:layer="layout" svg:x1="-19.613cm" svg:y1="79.829cm" svg:x2="-18.105cm" svg:y2="76.124cm">
            <text:p/>
          </draw:line>
          <draw:line draw:style-name="gr4" draw:text-style-name="P1" draw:layer="layout" svg:x1="-24.207cm" svg:y1="77.959cm" svg:x2="-22.699cm" svg:y2="74.254cm">
            <text:p/>
          </draw:line>
          <draw:circle draw:style-name="gr2" draw:text-style-name="P1" draw:layer="layout" svg:width="1.35cm" svg:height="1.35cm" draw:transform="rotate (-0.386590429317857) translate (-21.527cm 76.161cm)">
            <text:p/>
          </draw:circle>
          <draw:circle draw:style-name="gr2" draw:text-style-name="P1" draw:layer="layout" svg:width="0.82cm" svg:height="0.82cm" draw:transform="rotate (-0.386590429317857) translate (-23.678cm 75.572cm)">
            <text:p/>
          </draw:circle>
          <draw:circle draw:style-name="gr2" draw:text-style-name="P1" draw:layer="layout" svg:width="0.82cm" svg:height="0.82cm" draw:transform="rotate (-0.386590429317857) translate (-19.084cm 77.442cm)">
            <text:p/>
          </draw:circle>
          <draw:circle draw:style-name="gr2" draw:text-style-name="P1" draw:layer="layout" svg:width="0.16cm" svg:height="0.16cm" draw:transform="rotate (-0.386590429317857) translate (-18.903cm 77.872cm)">
            <text:p/>
          </draw:circle>
          <draw:circle draw:style-name="gr2" draw:text-style-name="P1" draw:layer="layout" svg:width="0.16cm" svg:height="0.16cm" draw:transform="rotate (-0.386590429317857) translate (-23.497cm 76.002cm)">
            <text:p/>
          </draw:circle>
          <draw:circle draw:style-name="gr2" draw:text-style-name="P1" draw:layer="layout" svg:width="0.16cm" svg:height="0.16cm" draw:transform="rotate (-0.386590429317857) translate (-23.21cm 76.119cm)">
            <text:p/>
          </draw:circle>
          <draw:circle draw:style-name="gr2" draw:text-style-name="P1" draw:layer="layout" svg:width="0.16cm" svg:height="0.16cm" draw:transform="rotate (-0.386590429317857) translate (-22.923cm 76.235cm)">
            <text:p/>
          </draw:circle>
          <draw:circle draw:style-name="gr2" draw:text-style-name="P1" draw:layer="layout" svg:width="0.16cm" svg:height="0.16cm" draw:transform="rotate (-0.386590429317857) translate (-22.636cm 76.352cm)">
            <text:p/>
          </draw:circle>
          <draw:circle draw:style-name="gr2" draw:text-style-name="P1" draw:layer="layout" svg:width="0.16cm" svg:height="0.16cm" draw:transform="rotate (-0.386590429317857) translate (-22.348cm 76.469cm)">
            <text:p/>
          </draw:circle>
          <draw:circle draw:style-name="gr2" draw:text-style-name="P1" draw:layer="layout" svg:width="0.16cm" svg:height="0.16cm" draw:transform="rotate (-0.386590429317857) translate (-19.19cm 77.755cm)">
            <text:p/>
          </draw:circle>
          <draw:circle draw:style-name="gr2" draw:text-style-name="P1" draw:layer="layout" svg:width="0.16cm" svg:height="0.16cm" draw:transform="rotate (-0.386590429317857) translate (-19.477cm 77.638cm)">
            <text:p/>
          </draw:circle>
          <draw:circle draw:style-name="gr2" draw:text-style-name="P1" draw:layer="layout" svg:width="0.16cm" svg:height="0.16cm" draw:transform="rotate (-0.386590429317857) translate (-19.764cm 77.521cm)">
            <text:p/>
          </draw:circle>
          <draw:circle draw:style-name="gr2" draw:text-style-name="P1" draw:layer="layout" svg:width="0.16cm" svg:height="0.16cm" draw:transform="rotate (-0.386590429317857) translate (-20.051cm 77.404cm)">
            <text:p/>
          </draw:circle>
          <draw:line draw:style-name="gr4" draw:text-style-name="P1" draw:layer="layout" svg:x1="-23.373cm" svg:y1="75.697cm" svg:x2="-20.965cm" svg:y2="76.392cm">
            <text:p/>
          </draw:line>
          <draw:line draw:style-name="gr4" draw:text-style-name="P1" draw:layer="layout" svg:x1="-18.939cm" svg:y1="78.385cm" svg:x2="-21.347cm" svg:y2="77.69cm">
            <text:p/>
          </draw:line>
          <draw:line draw:style-name="gr4" draw:text-style-name="P1" draw:layer="layout" svg:x1="-18.63cm" svg:y1="77.627cm" svg:x2="-20.839cm" svg:y2="76.443cm">
            <text:p/>
          </draw:line>
          <draw:line draw:style-name="gr4" draw:text-style-name="P1" draw:layer="layout" svg:x1="-23.681cm" svg:y1="76.455cm" svg:x2="-21.472cm" svg:y2="77.639cm">
            <text:p/>
          </draw:line>
          <draw:circle draw:style-name="gr2" draw:text-style-name="P1" draw:layer="layout" svg:width="0.4cm" svg:height="0.4cm" draw:transform="rotate (-0.386590429317857) translate (-22.701cm 76.196cm)">
            <text:p/>
          </draw:circle>
          <draw:circle draw:style-name="gr2" draw:text-style-name="P1" draw:layer="layout" svg:width="0.4cm" svg:height="0.4cm" draw:transform="rotate (-0.386590429317857) translate (-19.83cm 77.365cm)">
            <text:p/>
          </draw:circle>
          <draw:g>
            <draw:g>
              <draw:rect draw:style-name="gr2" draw:text-style-name="P1" draw:layer="layout" svg:width="1.95cm" svg:height="3.55cm" svg:x="-22.155cm" svg:y="85.872cm">
                <text:p/>
              </draw:rect>
              <draw:rect draw:style-name="gr2" draw:text-style-name="P1" draw:layer="layout" svg:width="1.95cm" svg:height="0.25cm" svg:x="-22.155cm" svg:y="86.502cm">
                <text:p/>
              </draw:rect>
              <draw:rect draw:style-name="gr2" draw:text-style-name="P1" draw:layer="layout" svg:width="1.95cm" svg:height="0.21cm" svg:x="-22.155cm" svg:y="85.662cm">
                <text:p/>
              </draw:rect>
              <draw:rect draw:style-name="gr2" draw:text-style-name="P1" draw:layer="layout" svg:width="1.29cm" svg:height="0.19cm" svg:x="-21.825cm" svg:y="85.472cm">
                <text:p/>
              </draw:rect>
              <draw:rect draw:style-name="gr2" draw:text-style-name="P1" draw:layer="layout" svg:width="0.59cm" svg:height="0.38cm" svg:x="-21.475cm" svg:y="85.092cm">
                <text:p/>
              </draw:rect>
            </draw:g>
            <draw:rect draw:style-name="gr2" draw:text-style-name="P1" draw:layer="layout" svg:width="0.25cm" svg:height="1.95cm" draw:transform="rotate (-1.57079632679579) translate (-20.205cm 86.502cm)">
              <text:p/>
            </draw:rect>
            <draw:line draw:style-name="gr4" draw:text-style-name="P1" draw:layer="layout" svg:x1="-21.679cm" svg:y1="86.502cm" svg:x2="-21.679cm" svg:y2="86.752cm">
              <text:p/>
            </draw:line>
            <draw:line draw:style-name="gr4" draw:text-style-name="P1" draw:layer="layout" svg:x1="-22.08cm" svg:y1="86.628cm" svg:x2="-21.28cm" svg:y2="86.628cm">
              <text:p/>
            </draw:line>
            <draw:ellipse draw:style-name="gr2" draw:text-style-name="P1" draw:layer="layout" svg:width="0.125cm" svg:height="0.4cm" draw:transform="rotate (-1.57079632679579) translate (-21.479cm 86.565cm)">
              <text:p/>
            </draw:ellipse>
            <draw:line draw:style-name="gr4" draw:text-style-name="P1" draw:layer="layout" svg:x1="-20.679cm" svg:y1="86.502cm" svg:x2="-20.679cm" svg:y2="86.752cm">
              <text:p/>
            </draw:line>
            <draw:line draw:style-name="gr4" draw:text-style-name="P1" draw:layer="layout" svg:x1="-21.08cm" svg:y1="86.628cm" svg:x2="-20.28cm" svg:y2="86.628cm">
              <text:p/>
            </draw:line>
            <draw:ellipse draw:style-name="gr2" draw:text-style-name="P1" draw:layer="layout" svg:width="0.125cm" svg:height="0.4cm" draw:transform="rotate (-1.57079632679579) translate (-20.479cm 86.565cm)">
              <text:p/>
            </draw:ellipse>
            <draw:rect draw:style-name="gr2" draw:text-style-name="P1" draw:layer="layout" svg:width="0.25cm" svg:height="0.18cm" draw:transform="rotate (-1.57079632679579) translate (-21.09cm 86.252cm)">
              <text:p/>
            </draw:rect>
          </draw:g>
        </draw:g>
        <draw:g>
          <draw:rect draw:style-name="gr2" draw:text-style-name="P1" draw:layer="layout" svg:width="4.05cm" svg:height="3.55cm" svg:x="49.819cm" svg:y="19.551cm">
            <text:p/>
          </draw:rect>
          <draw:rect draw:style-name="gr2" draw:text-style-name="P1" draw:layer="layout" svg:width="0.675cm" svg:height="0.25cm" svg:x="53.869cm" svg:y="20.181cm">
            <text:p/>
          </draw:rect>
          <draw:rect draw:style-name="gr2" draw:text-style-name="P1" draw:layer="layout" svg:width="0.675cm" svg:height="0.25cm" svg:x="49.144cm" svg:y="20.181cm">
            <text:p/>
          </draw:rect>
          <draw:rect draw:style-name="gr2" draw:text-style-name="P1" draw:layer="layout" svg:width="3.6cm" svg:height="0.21cm" svg:x="49.819cm" svg:y="19.341cm">
            <text:p/>
          </draw:rect>
          <draw:rect draw:style-name="gr2" draw:text-style-name="P1" draw:layer="layout" svg:width="1.29cm" svg:height="0.19cm" svg:x="50.149cm" svg:y="19.151cm">
            <text:p/>
          </draw:rect>
          <draw:rect draw:style-name="gr2" draw:text-style-name="P1" draw:layer="layout" svg:width="0.59cm" svg:height="0.38cm" svg:x="50.499cm" svg:y="18.771cm">
            <text:p/>
          </draw:rect>
        </draw:g>
        <draw:rect draw:style-name="gr2" draw:text-style-name="P1" draw:layer="layout" svg:width="23cm" svg:height="19cm" svg:x="49cm" svg:y="101.6cm">
          <text:p/>
        </draw:rect>
        <draw:g>
          <draw:rect draw:style-name="gr2" draw:text-style-name="P1" draw:layer="layout" svg:width="4.05cm" svg:height="1.95cm" svg:x="50.429cm" svg:y="146.825cm">
            <text:p/>
          </draw:rect>
          <draw:rect draw:style-name="gr2" draw:text-style-name="P1" draw:layer="layout" svg:width="0.675cm" svg:height="1.95cm" svg:x="54.479cm" svg:y="146.825cm">
            <text:p/>
          </draw:rect>
          <draw:circle draw:style-name="gr2" draw:text-style-name="P1" draw:layer="layout" svg:width="1.95cm" svg:height="1.95cm" svg:x="50.429cm" svg:y="146.825cm">
            <text:p/>
          </draw:circle>
          <draw:circle draw:style-name="gr2" draw:text-style-name="P1" draw:layer="layout" svg:width="0.59cm" svg:height="0.59cm" svg:x="51.109cm" svg:y="147.505cm">
            <text:p/>
          </draw:circle>
          <draw:rect draw:style-name="gr2" draw:text-style-name="P1" draw:layer="layout" svg:width="0.675cm" svg:height="1.95cm" svg:x="49.754cm" svg:y="146.825cm">
            <text:p/>
          </draw:rect>
          <draw:line draw:style-name="gr4" draw:text-style-name="P1" draw:layer="layout" svg:x1="54.479cm" svg:y1="148.299cm" svg:x2="55.279cm" svg:y2="148.299cm">
            <text:p/>
          </draw:line>
          <draw:line draw:style-name="gr4" draw:text-style-name="P1" draw:layer="layout" svg:x1="54.881cm" svg:y1="148.7cm" svg:x2="54.881cm" svg:y2="147.9cm">
            <text:p/>
          </draw:line>
          <draw:circle draw:style-name="gr2" draw:text-style-name="P1" draw:layer="layout" svg:width="0.4cm" svg:height="0.4cm" svg:x="54.68cm" svg:y="148.099cm">
            <text:p/>
          </draw:circle>
          <draw:line draw:style-name="gr4" draw:text-style-name="P1" draw:layer="layout" svg:x1="54.479cm" svg:y1="147.299cm" svg:x2="55.279cm" svg:y2="147.299cm">
            <text:p/>
          </draw:line>
          <draw:line draw:style-name="gr4" draw:text-style-name="P1" draw:layer="layout" svg:x1="54.881cm" svg:y1="147.7cm" svg:x2="54.881cm" svg:y2="146.9cm">
            <text:p/>
          </draw:line>
          <draw:circle draw:style-name="gr2" draw:text-style-name="P1" draw:layer="layout" svg:width="0.4cm" svg:height="0.4cm" svg:x="54.68cm" svg:y="147.099cm">
            <text:p/>
          </draw:circle>
          <draw:line draw:style-name="gr4" draw:text-style-name="P1" draw:layer="layout" svg:x1="49.629cm" svg:y1="148.299cm" svg:x2="50.429cm" svg:y2="148.299cm">
            <text:p/>
          </draw:line>
          <draw:line draw:style-name="gr4" draw:text-style-name="P1" draw:layer="layout" svg:x1="50.031cm" svg:y1="148.7cm" svg:x2="50.031cm" svg:y2="147.9cm">
            <text:p/>
          </draw:line>
          <draw:circle draw:style-name="gr2" draw:text-style-name="P1" draw:layer="layout" svg:width="0.4cm" svg:height="0.4cm" svg:x="49.83cm" svg:y="148.099cm">
            <text:p/>
          </draw:circle>
          <draw:line draw:style-name="gr4" draw:text-style-name="P1" draw:layer="layout" svg:x1="49.629cm" svg:y1="147.299cm" svg:x2="50.429cm" svg:y2="147.299cm">
            <text:p/>
          </draw:line>
          <draw:line draw:style-name="gr4" draw:text-style-name="P1" draw:layer="layout" svg:x1="50.031cm" svg:y1="147.7cm" svg:x2="50.031cm" svg:y2="146.9cm">
            <text:p/>
          </draw:line>
          <draw:circle draw:style-name="gr2" draw:text-style-name="P1" draw:layer="layout" svg:width="0.4cm" svg:height="0.4cm" svg:x="49.83cm" svg:y="147.099cm">
            <text:p/>
          </draw:circle>
          <draw:rect draw:style-name="gr2" draw:text-style-name="P1" draw:layer="layout" svg:width="0.675cm" svg:height="0.18cm" svg:x="49.754cm" svg:y="147.71cm">
            <text:p/>
          </draw:rect>
          <draw:rect draw:style-name="gr2" draw:text-style-name="P1" draw:layer="layout" svg:width="0.675cm" svg:height="0.18cm" svg:x="54.479cm" svg:y="147.71cm">
            <text:p/>
          </draw:rect>
          <draw:circle draw:style-name="gr2" draw:text-style-name="P1" draw:layer="layout" svg:width="1.29cm" svg:height="1.29cm" svg:x="50.759cm" svg:y="147.155cm">
            <text:p/>
          </draw:circle>
          <draw:circle draw:style-name="gr2" draw:text-style-name="P1" draw:layer="layout" svg:width="1.1cm" svg:height="1.1cm" draw:transform="rotate (-0.386590429317857) translate (51.126cm 147.077cm)">
            <text:p/>
          </draw:circle>
          <draw:circle draw:style-name="gr2" draw:text-style-name="P1" draw:layer="layout" svg:width="1.35cm" svg:height="1.35cm" draw:transform="rotate (-0.386590429317857) translate (51.057cm 146.914cm)">
            <text:p/>
          </draw:circle>
        </draw:g>
        <draw:rect draw:style-name="gr27" draw:text-style-name="P2" draw:layer="layout" svg:width="13.556cm" svg:height="0.6cm" draw:transform="rotate (0.7853981633973) translate (82.315cm 109.96cm)">
          <text:p/>
        </draw:rect>
        <draw:rect draw:style-name="gr27" draw:text-style-name="P2" draw:layer="layout" svg:width="53.312cm" svg:height="0.6cm" svg:x="38.183cm" svg:y="101cm">
          <text:p/>
        </draw:rect>
        <draw:rect draw:style-name="gr6" draw:text-style-name="P2" draw:layer="layout" svg:width="23cm" svg:height="7.62cm" svg:x="125.556cm" svg:y="96.934cm">
          <text:p/>
        </draw:rect>
        <draw:rect draw:style-name="gr27" draw:text-style-name="P2" draw:layer="layout" svg:width="40cm" svg:height="0.6cm" svg:x="60.456cm" svg:y="127.271cm">
          <text:p/>
        </draw:rect>
        <draw:g>
          <draw:rect draw:style-name="gr2" draw:text-style-name="P1" draw:layer="layout" svg:width="5.94cm" svg:height="2.82cm" svg:x="-13.137cm" svg:y="27.021cm">
            <text:p/>
          </draw:rect>
          <draw:rect draw:style-name="gr2" draw:text-style-name="P1" draw:layer="layout" svg:width="0.73cm" svg:height="2.82cm" svg:x="-13.867cm" svg:y="27.021cm">
            <text:p/>
          </draw:rect>
          <draw:rect draw:style-name="gr28" draw:text-style-name="P1" draw:layer="layout" svg:width="6.48cm" svg:height="2.82cm" svg:x="-13.407cm" svg:y="27.021cm">
            <text:p/>
          </draw:rect>
          <draw:rect draw:style-name="gr28" draw:text-style-name="P1" draw:layer="layout" svg:width="7.4cm" svg:height="1.25cm" svg:x="-13.867cm" svg:y="27.806cm">
            <text:p/>
          </draw:rect>
          <draw:circle draw:style-name="gr2" draw:text-style-name="P1" draw:layer="layout" svg:width="2.6cm" svg:height="2.6cm" svg:x="-13.137cm" svg:y="27.131cm">
            <text:p/>
          </draw:circle>
          <draw:circle draw:style-name="gr2" draw:text-style-name="P1" draw:layer="layout" svg:width="0.76cm" svg:height="0.76cm" svg:x="-12.217cm" svg:y="28.051cm">
            <text:p/>
          </draw:circle>
          <draw:g>
            <draw:line draw:style-name="gr4" draw:text-style-name="P1" draw:layer="layout" svg:x1="-13.857cm" svg:y1="29.281cm" svg:x2="-13.407cm" svg:y2="29.281cm">
              <text:p/>
            </draw:line>
            <draw:line draw:style-name="gr4" draw:text-style-name="P1" draw:layer="layout" svg:x1="-13.631cm" svg:y1="29.507cm" svg:x2="-13.631cm" svg:y2="29.057cm">
              <text:p/>
            </draw:line>
            <draw:circle draw:style-name="gr2" draw:text-style-name="P1" draw:layer="layout" svg:width="0.45cm" svg:height="0.45cm" svg:x="-13.856cm" svg:y="29.056cm">
              <text:p/>
            </draw:circle>
          </draw:g>
          <draw:g>
            <draw:line draw:style-name="gr4" draw:text-style-name="P1" draw:layer="layout" svg:x1="-13.406cm" svg:y1="27.58cm" svg:x2="-13.856cm" svg:y2="27.58cm">
              <text:p/>
            </draw:line>
            <draw:line draw:style-name="gr4" draw:text-style-name="P1" draw:layer="layout" svg:x1="-13.632cm" svg:y1="27.354cm" svg:x2="-13.632cm" svg:y2="27.804cm">
              <text:p/>
            </draw:line>
            <draw:circle draw:style-name="gr2" draw:text-style-name="P1" draw:layer="layout" svg:width="-0.45cm" svg:height="-0.45cm" svg:x="-13.407cm" svg:y="27.805cm">
              <text:p/>
            </draw:circle>
          </draw:g>
          <draw:g>
            <draw:line draw:style-name="gr4" draw:text-style-name="P1" draw:layer="layout" svg:x1="-6.478cm" svg:y1="27.58cm" svg:x2="-6.928cm" svg:y2="27.58cm">
              <text:p/>
            </draw:line>
            <draw:line draw:style-name="gr4" draw:text-style-name="P1" draw:layer="layout" svg:x1="-6.704cm" svg:y1="27.354cm" svg:x2="-6.704cm" svg:y2="27.804cm">
              <text:p/>
            </draw:line>
            <draw:circle draw:style-name="gr2" draw:text-style-name="P1" draw:layer="layout" svg:width="-0.45cm" svg:height="-0.45cm" svg:x="-6.479cm" svg:y="27.805cm">
              <text:p/>
            </draw:circle>
          </draw:g>
          <draw:g>
            <draw:line draw:style-name="gr4" draw:text-style-name="P1" draw:layer="layout" svg:x1="-6.929cm" svg:y1="29.281cm" svg:x2="-6.479cm" svg:y2="29.281cm">
              <text:p/>
            </draw:line>
            <draw:line draw:style-name="gr4" draw:text-style-name="P1" draw:layer="layout" svg:x1="-6.703cm" svg:y1="29.507cm" svg:x2="-6.703cm" svg:y2="29.057cm">
              <text:p/>
            </draw:line>
            <draw:circle draw:style-name="gr2" draw:text-style-name="P1" draw:layer="layout" svg:width="0.45cm" svg:height="0.45cm" svg:x="-6.928cm" svg:y="29.056cm">
              <text:p/>
            </draw:circle>
          </draw:g>
          <draw:rect draw:style-name="gr2" draw:text-style-name="P1" draw:layer="layout" svg:width="0.73cm" svg:height="2.82cm" svg:x="-7.197cm" svg:y="27.021cm">
            <text:p/>
          </draw:rect>
          <draw:circle draw:style-name="gr2" draw:text-style-name="P1" draw:layer="layout" svg:width="3cm" svg:height="3cm" svg:x="-13.337cm" svg:y="26.931cm">
            <text:p/>
          </draw:circle>
        </draw:g>
        <draw:g>
          <draw:rect draw:style-name="gr2" draw:text-style-name="P1" draw:layer="layout" svg:width="5.94cm" svg:height="4.6cm" svg:x="-13.137cm" svg:y="33.831cm">
            <text:p/>
          </draw:rect>
          <draw:line draw:style-name="gr4" draw:text-style-name="P1" draw:layer="layout" svg:x1="-6.704cm" svg:y1="33.931cm" svg:x2="-6.704cm" svg:y2="34.531cm">
            <text:p/>
          </draw:line>
          <draw:rect draw:style-name="gr2" draw:text-style-name="P1" draw:layer="layout" svg:width="0.73cm" svg:height="0.4cm" svg:x="-7.197cm" svg:y="34.031cm">
            <text:p/>
          </draw:rect>
          <draw:rect draw:style-name="gr2" draw:text-style-name="P1" draw:layer="layout" svg:width="0.76cm" svg:height="0.6cm" svg:x="-12.217cm" svg:y="32.631cm">
            <text:p/>
          </draw:rect>
          <draw:rect draw:style-name="gr2" draw:text-style-name="P1" draw:layer="layout" svg:width="1.4cm" svg:height="0.2cm" svg:x="-12.537cm" svg:y="33.031cm">
            <text:p/>
          </draw:rect>
          <draw:line draw:style-name="gr4" draw:text-style-name="P1" draw:layer="layout" svg:x1="-13.63cm" svg:y1="34.531cm" svg:x2="-13.63cm" svg:y2="33.931cm">
            <text:p/>
          </draw:line>
          <draw:rect draw:style-name="gr2" draw:text-style-name="P1" draw:layer="layout" svg:width="-0.73cm" svg:height="-0.4cm" svg:x="-13.137cm" svg:y="34.431cm">
            <text:p/>
          </draw:rect>
          <draw:rect draw:style-name="gr2" draw:text-style-name="P1" draw:layer="layout" svg:width="5.2cm" svg:height="0.6cm" svg:x="-13.137cm" svg:y="33.231cm">
            <text:p/>
          </draw:rect>
          <draw:rect draw:style-name="gr2" draw:text-style-name="P1" draw:layer="layout" svg:width="3cm" svg:height="0.24cm" svg:x="-13.337cm" svg:y="32.451cm">
            <text:p/>
          </draw:rect>
        </draw:g>
        <draw:g>
          <draw:g>
            <draw:rect draw:style-name="gr2" draw:text-style-name="P1" draw:layer="layout" svg:width="2.82cm" svg:height="4.6cm" svg:x="-18.577cm" svg:y="33.831cm">
              <text:p/>
            </draw:rect>
            <draw:rect draw:style-name="gr2" draw:text-style-name="P1" draw:layer="layout" svg:width="0.76cm" svg:height="0.6cm" svg:x="-17.547cm" svg:y="32.631cm">
              <text:p/>
            </draw:rect>
            <draw:rect draw:style-name="gr2" draw:text-style-name="P1" draw:layer="layout" svg:width="1.4cm" svg:height="0.2cm" svg:x="-17.867cm" svg:y="33.031cm">
              <text:p/>
            </draw:rect>
            <draw:rect draw:style-name="gr2" draw:text-style-name="P1" draw:layer="layout" svg:width="2.82cm" svg:height="0.4cm" draw:transform="rotate (3.1415926535892) translate (-15.757cm 34.431cm)">
              <text:p/>
            </draw:rect>
            <draw:rect draw:style-name="gr2" draw:text-style-name="P1" draw:layer="layout" svg:width="2.82cm" svg:height="0.6cm" svg:x="-18.577cm" svg:y="33.231cm">
              <text:p/>
            </draw:rect>
            <draw:line draw:style-name="gr4" draw:text-style-name="P1" draw:layer="layout" svg:x1="-16.315cm" svg:y1="34.457cm" svg:x2="-16.315cm" svg:y2="34.007cm">
              <text:p/>
            </draw:line>
            <draw:line draw:style-name="gr4" draw:text-style-name="P1" draw:layer="layout" svg:x1="-16.089cm" svg:y1="34.231cm" svg:x2="-16.539cm" svg:y2="34.231cm">
              <text:p/>
            </draw:line>
            <draw:line draw:style-name="gr4" draw:text-style-name="P1" draw:layer="layout" svg:x1="-18.016cm" svg:y1="34.006cm" svg:x2="-18.016cm" svg:y2="34.456cm">
              <text:p/>
            </draw:line>
            <draw:line draw:style-name="gr4" draw:text-style-name="P1" draw:layer="layout" svg:x1="-18.242cm" svg:y1="34.232cm" svg:x2="-17.792cm" svg:y2="34.232cm">
              <text:p/>
            </draw:line>
          </draw:g>
          <draw:rect draw:style-name="gr2" draw:text-style-name="P1" draw:layer="layout" svg:width="3cm" svg:height="0.24cm" svg:x="-18.667cm" svg:y="32.451cm">
            <text:p/>
          </draw:rect>
        </draw:g>
        <draw:g>
          <draw:rect draw:style-name="gr2" draw:text-style-name="P1" draw:layer="layout" svg:width="5.94cm" svg:height="4.6cm" draw:transform="rotate (3.1415926535892) translate (-6.419cm 48.257cm)">
            <text:p/>
          </draw:rect>
          <draw:line draw:style-name="gr4" draw:text-style-name="P1" draw:layer="layout" svg:x1="-5.926cm" svg:y1="48.157cm" svg:x2="-5.926cm" svg:y2="47.557cm">
            <text:p/>
          </draw:line>
          <draw:rect draw:style-name="gr2" draw:text-style-name="P1" draw:layer="layout" svg:width="-0.73cm" svg:height="-0.4cm" svg:x="-5.689cm" svg:y="48.057cm">
            <text:p/>
          </draw:rect>
          <draw:rect draw:style-name="gr2" draw:text-style-name="P1" draw:layer="layout" svg:width="-0.76cm" svg:height="-0.6cm" svg:x="-10.679cm" svg:y="49.457cm">
            <text:p/>
          </draw:rect>
          <draw:rect draw:style-name="gr2" draw:text-style-name="P1" draw:layer="layout" svg:width="-1.4cm" svg:height="-0.2cm" svg:x="-10.359cm" svg:y="49.057cm">
            <text:p/>
          </draw:rect>
          <draw:line draw:style-name="gr4" draw:text-style-name="P1" draw:layer="layout" svg:x1="-12.852cm" svg:y1="47.557cm" svg:x2="-12.852cm" svg:y2="48.157cm">
            <text:p/>
          </draw:line>
          <draw:rect draw:style-name="gr2" draw:text-style-name="P1" draw:layer="layout" svg:width="0.73cm" svg:height="0.4cm" svg:x="-13.089cm" svg:y="47.657cm">
            <text:p/>
          </draw:rect>
          <draw:rect draw:style-name="gr2" draw:text-style-name="P1" draw:layer="layout" svg:width="5.2cm" svg:height="0.6cm" draw:transform="rotate (3.1415926535892) translate (-7.159cm 48.857cm)">
            <text:p/>
          </draw:rect>
          <draw:rect draw:style-name="gr2" draw:text-style-name="P1" draw:layer="layout" svg:width="3cm" svg:height="0.24cm" draw:transform="rotate (3.1415926535892) translate (-9.559cm 49.637cm)">
            <text:p/>
          </draw:rect>
        </draw:g>
        <draw:g>
          <draw:rect draw:style-name="gr2" draw:text-style-name="P1" draw:layer="layout" svg:width="5.94cm" svg:height="4.6cm" svg:x="51.422cm" svg:y="21.924cm">
            <text:p/>
          </draw:rect>
          <draw:line draw:style-name="gr4" draw:text-style-name="P1" draw:layer="layout" svg:x1="57.855cm" svg:y1="22.024cm" svg:x2="57.855cm" svg:y2="22.624cm">
            <text:p/>
          </draw:line>
          <draw:rect draw:style-name="gr2" draw:text-style-name="P1" draw:layer="layout" svg:width="0.73cm" svg:height="0.4cm" svg:x="57.362cm" svg:y="22.124cm">
            <text:p/>
          </draw:rect>
          <draw:rect draw:style-name="gr2" draw:text-style-name="P1" draw:layer="layout" svg:width="0.76cm" svg:height="0.6cm" svg:x="52.342cm" svg:y="20.724cm">
            <text:p/>
          </draw:rect>
          <draw:rect draw:style-name="gr2" draw:text-style-name="P1" draw:layer="layout" svg:width="1.4cm" svg:height="0.2cm" svg:x="52.022cm" svg:y="21.124cm">
            <text:p/>
          </draw:rect>
          <draw:line draw:style-name="gr4" draw:text-style-name="P1" draw:layer="layout" svg:x1="50.929cm" svg:y1="22.624cm" svg:x2="50.929cm" svg:y2="22.024cm">
            <text:p/>
          </draw:line>
          <draw:rect draw:style-name="gr2" draw:text-style-name="P1" draw:layer="layout" svg:width="-0.73cm" svg:height="-0.4cm" svg:x="51.422cm" svg:y="22.524cm">
            <text:p/>
          </draw:rect>
          <draw:rect draw:style-name="gr2" draw:text-style-name="P1" draw:layer="layout" svg:width="5.2cm" svg:height="0.6cm" svg:x="51.422cm" svg:y="21.324cm">
            <text:p/>
          </draw:rect>
          <draw:rect draw:style-name="gr2" draw:text-style-name="P1" draw:layer="layout" svg:width="3cm" svg:height="0.24cm" svg:x="51.222cm" svg:y="20.544cm">
            <text:p/>
          </draw:rect>
        </draw:g>
        <draw:g>
          <draw:rect draw:style-name="gr2" draw:text-style-name="P1" draw:layer="layout" svg:width="5.94cm" svg:height="4.6cm" draw:transform="rotate (3.1415926535892) translate (57.411cm 31.589cm)">
            <text:p/>
          </draw:rect>
          <draw:line draw:style-name="gr4" draw:text-style-name="P1" draw:layer="layout" svg:x1="57.904cm" svg:y1="31.489cm" svg:x2="57.904cm" svg:y2="30.889cm">
            <text:p/>
          </draw:line>
          <draw:rect draw:style-name="gr2" draw:text-style-name="P1" draw:layer="layout" svg:width="-0.73cm" svg:height="-0.4cm" svg:x="58.141cm" svg:y="31.389cm">
            <text:p/>
          </draw:rect>
          <draw:rect draw:style-name="gr2" draw:text-style-name="P1" draw:layer="layout" svg:width="-0.76cm" svg:height="-0.6cm" svg:x="53.151cm" svg:y="32.789cm">
            <text:p/>
          </draw:rect>
          <draw:rect draw:style-name="gr2" draw:text-style-name="P1" draw:layer="layout" svg:width="-1.4cm" svg:height="-0.2cm" svg:x="53.471cm" svg:y="32.389cm">
            <text:p/>
          </draw:rect>
          <draw:line draw:style-name="gr4" draw:text-style-name="P1" draw:layer="layout" svg:x1="50.978cm" svg:y1="30.889cm" svg:x2="50.978cm" svg:y2="31.489cm">
            <text:p/>
          </draw:line>
          <draw:rect draw:style-name="gr2" draw:text-style-name="P1" draw:layer="layout" svg:width="0.73cm" svg:height="0.4cm" svg:x="50.741cm" svg:y="30.989cm">
            <text:p/>
          </draw:rect>
          <draw:rect draw:style-name="gr2" draw:text-style-name="P1" draw:layer="layout" svg:width="5.2cm" svg:height="0.6cm" draw:transform="rotate (3.1415926535892) translate (56.671cm 32.189cm)">
            <text:p/>
          </draw:rect>
          <draw:rect draw:style-name="gr2" draw:text-style-name="P1" draw:layer="layout" svg:width="3cm" svg:height="0.24cm" draw:transform="rotate (3.1415926535892) translate (54.271cm 32.969cm)">
            <text:p/>
          </draw:rect>
        </draw:g>
        <draw:g>
          <draw:rect draw:style-name="gr2" draw:text-style-name="P1" draw:layer="layout" svg:width="5.94cm" svg:height="2.82cm" svg:x="50.695cm" svg:y="107.189cm">
            <text:p/>
          </draw:rect>
          <draw:rect draw:style-name="gr2" draw:text-style-name="P1" draw:layer="layout" svg:width="0.73cm" svg:height="2.82cm" svg:x="49.965cm" svg:y="107.189cm">
            <text:p/>
          </draw:rect>
          <draw:rect draw:style-name="gr28" draw:text-style-name="P1" draw:layer="layout" svg:width="6.48cm" svg:height="2.82cm" svg:x="50.425cm" svg:y="107.189cm">
            <text:p/>
          </draw:rect>
          <draw:rect draw:style-name="gr28" draw:text-style-name="P1" draw:layer="layout" svg:width="7.4cm" svg:height="1.25cm" svg:x="49.965cm" svg:y="107.974cm">
            <text:p/>
          </draw:rect>
          <draw:circle draw:style-name="gr2" draw:text-style-name="P1" draw:layer="layout" svg:width="2.6cm" svg:height="2.6cm" svg:x="50.695cm" svg:y="107.299cm">
            <text:p/>
          </draw:circle>
          <draw:circle draw:style-name="gr2" draw:text-style-name="P1" draw:layer="layout" svg:width="0.76cm" svg:height="0.76cm" svg:x="51.615cm" svg:y="108.219cm">
            <text:p/>
          </draw:circle>
          <draw:g>
            <draw:line draw:style-name="gr4" draw:text-style-name="P1" draw:layer="layout" svg:x1="49.975cm" svg:y1="109.449cm" svg:x2="50.425cm" svg:y2="109.449cm">
              <text:p/>
            </draw:line>
            <draw:line draw:style-name="gr4" draw:text-style-name="P1" draw:layer="layout" svg:x1="50.201cm" svg:y1="109.675cm" svg:x2="50.201cm" svg:y2="109.225cm">
              <text:p/>
            </draw:line>
            <draw:circle draw:style-name="gr2" draw:text-style-name="P1" draw:layer="layout" svg:width="0.45cm" svg:height="0.45cm" svg:x="49.976cm" svg:y="109.224cm">
              <text:p/>
            </draw:circle>
          </draw:g>
          <draw:g>
            <draw:line draw:style-name="gr4" draw:text-style-name="P1" draw:layer="layout" svg:x1="50.426cm" svg:y1="107.748cm" svg:x2="49.976cm" svg:y2="107.748cm">
              <text:p/>
            </draw:line>
            <draw:line draw:style-name="gr4" draw:text-style-name="P1" draw:layer="layout" svg:x1="50.2cm" svg:y1="107.522cm" svg:x2="50.2cm" svg:y2="107.972cm">
              <text:p/>
            </draw:line>
            <draw:circle draw:style-name="gr2" draw:text-style-name="P1" draw:layer="layout" svg:width="-0.45cm" svg:height="-0.45cm" svg:x="50.425cm" svg:y="107.973cm">
              <text:p/>
            </draw:circle>
          </draw:g>
          <draw:g>
            <draw:line draw:style-name="gr4" draw:text-style-name="P1" draw:layer="layout" svg:x1="57.354cm" svg:y1="107.748cm" svg:x2="56.904cm" svg:y2="107.748cm">
              <text:p/>
            </draw:line>
            <draw:line draw:style-name="gr4" draw:text-style-name="P1" draw:layer="layout" svg:x1="57.128cm" svg:y1="107.522cm" svg:x2="57.128cm" svg:y2="107.972cm">
              <text:p/>
            </draw:line>
            <draw:circle draw:style-name="gr2" draw:text-style-name="P1" draw:layer="layout" svg:width="-0.45cm" svg:height="-0.45cm" svg:x="57.353cm" svg:y="107.973cm">
              <text:p/>
            </draw:circle>
          </draw:g>
          <draw:g>
            <draw:line draw:style-name="gr4" draw:text-style-name="P1" draw:layer="layout" svg:x1="56.903cm" svg:y1="109.449cm" svg:x2="57.353cm" svg:y2="109.449cm">
              <text:p/>
            </draw:line>
            <draw:line draw:style-name="gr4" draw:text-style-name="P1" draw:layer="layout" svg:x1="57.129cm" svg:y1="109.675cm" svg:x2="57.129cm" svg:y2="109.225cm">
              <text:p/>
            </draw:line>
            <draw:circle draw:style-name="gr2" draw:text-style-name="P1" draw:layer="layout" svg:width="0.45cm" svg:height="0.45cm" svg:x="56.904cm" svg:y="109.224cm">
              <text:p/>
            </draw:circle>
          </draw:g>
          <draw:rect draw:style-name="gr2" draw:text-style-name="P1" draw:layer="layout" svg:width="0.73cm" svg:height="2.82cm" svg:x="56.635cm" svg:y="107.189cm">
            <text:p/>
          </draw:rect>
          <draw:circle draw:style-name="gr2" draw:text-style-name="P1" draw:layer="layout" svg:width="3cm" svg:height="3cm" svg:x="50.495cm" svg:y="107.099cm">
            <text:p/>
          </draw:circle>
        </draw:g>
        <draw:g>
          <draw:rect draw:style-name="gr2" draw:text-style-name="P1" draw:layer="layout" svg:width="5.94cm" svg:height="4.6cm" draw:transform="rotate (3.1415926535892) translate (70.326cm 22.3cm)">
            <text:p/>
          </draw:rect>
          <draw:line draw:style-name="gr4" draw:text-style-name="P1" draw:layer="layout" svg:x1="63.893cm" svg:y1="22.2cm" svg:x2="63.893cm" svg:y2="21.6cm">
            <text:p/>
          </draw:line>
          <draw:rect draw:style-name="gr2" draw:text-style-name="P1" draw:layer="layout" svg:width="-0.73cm" svg:height="-0.4cm" svg:x="64.386cm" svg:y="22.1cm">
            <text:p/>
          </draw:rect>
          <draw:rect draw:style-name="gr2" draw:text-style-name="P1" draw:layer="layout" svg:width="-0.76cm" svg:height="-0.6cm" svg:x="69.406cm" svg:y="23.5cm">
            <text:p/>
          </draw:rect>
          <draw:rect draw:style-name="gr2" draw:text-style-name="P1" draw:layer="layout" svg:width="-1.4cm" svg:height="-0.2cm" svg:x="69.726cm" svg:y="23.1cm">
            <text:p/>
          </draw:rect>
          <draw:line draw:style-name="gr4" draw:text-style-name="P1" draw:layer="layout" svg:x1="70.819cm" svg:y1="21.6cm" svg:x2="70.819cm" svg:y2="22.2cm">
            <text:p/>
          </draw:line>
          <draw:rect draw:style-name="gr2" draw:text-style-name="P1" draw:layer="layout" svg:width="0.73cm" svg:height="0.4cm" svg:x="70.326cm" svg:y="21.7cm">
            <text:p/>
          </draw:rect>
          <draw:rect draw:style-name="gr2" draw:text-style-name="P1" draw:layer="layout" svg:width="5.2cm" svg:height="0.6cm" draw:transform="rotate (3.1415926535892) translate (70.326cm 22.9cm)">
            <text:p/>
          </draw:rect>
          <draw:rect draw:style-name="gr2" draw:text-style-name="P1" draw:layer="layout" svg:width="3cm" svg:height="0.24cm" draw:transform="rotate (3.1415926535892) translate (70.526cm 23.68cm)">
            <text:p/>
          </draw:rect>
        </draw:g>
        <draw:g>
          <draw:rect draw:style-name="gr2" draw:text-style-name="P1" draw:layer="layout" svg:width="5.94cm" svg:height="4.6cm" svg:x="64.79cm" svg:y="31.5cm">
            <text:p/>
          </draw:rect>
          <draw:line draw:style-name="gr4" draw:text-style-name="P1" draw:layer="layout" svg:x1="64.297cm" svg:y1="31.6cm" svg:x2="64.297cm" svg:y2="32.2cm">
            <text:p/>
          </draw:line>
          <draw:rect draw:style-name="gr2" draw:text-style-name="P1" draw:layer="layout" svg:width="0.73cm" svg:height="0.4cm" svg:x="64.06cm" svg:y="31.7cm">
            <text:p/>
          </draw:rect>
          <draw:rect draw:style-name="gr2" draw:text-style-name="P1" draw:layer="layout" svg:width="0.76cm" svg:height="0.6cm" svg:x="69.05cm" svg:y="30.3cm">
            <text:p/>
          </draw:rect>
          <draw:rect draw:style-name="gr2" draw:text-style-name="P1" draw:layer="layout" svg:width="1.4cm" svg:height="0.2cm" svg:x="68.73cm" svg:y="30.7cm">
            <text:p/>
          </draw:rect>
          <draw:line draw:style-name="gr4" draw:text-style-name="P1" draw:layer="layout" svg:x1="71.223cm" svg:y1="32.2cm" svg:x2="71.223cm" svg:y2="31.6cm">
            <text:p/>
          </draw:line>
          <draw:rect draw:style-name="gr2" draw:text-style-name="P1" draw:layer="layout" svg:width="-0.73cm" svg:height="-0.4cm" svg:x="71.46cm" svg:y="32.1cm">
            <text:p/>
          </draw:rect>
          <draw:rect draw:style-name="gr2" draw:text-style-name="P1" draw:layer="layout" svg:width="5.2cm" svg:height="0.6cm" svg:x="65.53cm" svg:y="30.9cm">
            <text:p/>
          </draw:rect>
          <draw:rect draw:style-name="gr2" draw:text-style-name="P1" draw:layer="layout" svg:width="3cm" svg:height="0.24cm" svg:x="67.93cm" svg:y="30.12cm">
            <text:p/>
          </draw:rect>
        </draw:g>
      </draw:page>
      <draw:page draw:name="page3" draw:style-name="dp1" draw:master-page-name="Default">
        <draw:rect draw:style-name="gr2" draw:text-style-name="P1" draw:layer="layout" svg:width="37.07cm" svg:height="4.7cm" svg:x="10.454cm" svg:y="6.5cm">
          <text:p/>
        </draw:rect>
        <draw:rect draw:style-name="gr21" draw:text-style-name="P1" draw:layer="layout" svg:width="37.07cm" svg:height="5.7cm" svg:x="10.454cm" svg:y="6cm">
          <text:p/>
        </draw:rect>
        <draw:g>
          <draw:rect draw:style-name="gr2" draw:text-style-name="P1" draw:layer="layout" svg:width="37.07cm" svg:height="4.7cm" svg:x="10.454cm" svg:y="42.6cm">
            <text:p/>
          </draw:rect>
          <draw:rect draw:style-name="gr21" draw:text-style-name="P1" draw:layer="layout" svg:width="37.07cm" svg:height="5.7cm" svg:x="10.454cm" svg:y="42.1cm">
            <text:p/>
          </draw:rect>
        </draw:g>
        <draw:g>
          <draw:rect draw:style-name="gr2" draw:text-style-name="P1" draw:layer="layout" svg:width="37.07cm" svg:height="4.7cm" svg:x="73.688cm" svg:y="12.2cm">
            <text:p/>
          </draw:rect>
          <draw:rect draw:style-name="gr21" draw:text-style-name="P1" draw:layer="layout" svg:width="37.07cm" svg:height="5.7cm" svg:x="73.688cm" svg:y="11.7cm">
            <text:p/>
          </draw:rect>
        </draw:g>
        <draw:g>
          <draw:rect draw:style-name="gr14" draw:text-style-name="P1" draw:layer="layout" svg:width="-0.2cm" svg:height="-0.2cm" svg:x="82.962cm" svg:y="23.895cm">
            <text:p/>
          </draw:rect>
          <draw:g>
            <draw:rect draw:style-name="gr2" draw:text-style-name="P1" draw:layer="layout" svg:width="3.76cm" svg:height="5.07cm" draw:transform="rotate (3.1415926535892) translate (81.881cm 21.37cm)">
              <text:p/>
            </draw:rect>
            <draw:rect draw:style-name="gr2" draw:text-style-name="P1" draw:layer="layout" svg:width="6cm" svg:height="6.4cm" draw:transform="rotate (3.1415926535892) translate (83.001cm 23.3cm)">
              <text:p/>
            </draw:rect>
            <draw:rect draw:style-name="gr2" draw:text-style-name="P1" draw:layer="layout" svg:width="4.8cm" svg:height="3.8cm" draw:transform="rotate (3.1415926535892) translate (82.401cm 16.3cm)">
              <text:p/>
            </draw:rect>
            <draw:rect draw:style-name="gr22" draw:text-style-name="P1" draw:layer="layout" svg:width="3.62cm" svg:height="2.54cm" draw:transform="rotate (3.1415926535892) translate (81.811cm 15.82cm)">
              <text:p/>
            </draw:rect>
            <draw:rect draw:style-name="gr22" draw:text-style-name="P1" draw:layer="layout" svg:width="5cm" svg:height="0.73cm" draw:transform="rotate (3.1415926535892) translate (82.501cm 14.915cm)">
              <text:p/>
            </draw:rect>
            <draw:rect draw:style-name="gr2" draw:text-style-name="P1" draw:layer="layout" svg:width="4.8cm" svg:height="0.3cm" draw:transform="rotate (3.1415926535892) translate (82.401cm 16.9cm)">
              <text:p/>
            </draw:rect>
            <draw:rect draw:style-name="gr2" draw:text-style-name="P1" draw:layer="layout" svg:width="3.124cm" svg:height="5.07cm" draw:transform="rotate (3.1415926535892) translate (81.563cm 21.37cm)">
              <text:p/>
            </draw:rect>
            <draw:rect draw:style-name="gr2" draw:text-style-name="P1" draw:layer="layout" svg:width="2.806cm" svg:height="5.07cm" draw:transform="rotate (3.1415926535892) translate (81.404cm 21.37cm)">
              <text:p/>
            </draw:rect>
            <draw:rect draw:style-name="gr2" draw:text-style-name="P1" draw:layer="layout" svg:width="3.442cm" svg:height="5.07cm" draw:transform="rotate (3.1415926535892) translate (81.722cm 21.37cm)">
              <text:p/>
            </draw:rect>
            <draw:rect draw:style-name="gr2" draw:text-style-name="P1" draw:layer="layout" svg:width="3.8cm" svg:height="5.07cm" draw:transform="rotate (3.1415926535892) translate (81.901cm 21.37cm)">
              <text:p/>
            </draw:rect>
            <draw:rect draw:style-name="gr2" draw:text-style-name="P1" draw:layer="layout" svg:width="4.8cm" svg:height="5.07cm" draw:transform="rotate (3.1415926535892) translate (82.401cm 21.37cm)">
              <text:p/>
            </draw:rect>
            <draw:rect draw:style-name="gr2" draw:text-style-name="P1" draw:layer="layout" svg:width="-1cm" svg:height="-0.3cm" svg:x="82.401cm" svg:y="12.5cm">
              <text:p/>
            </draw:rect>
            <draw:rect draw:style-name="gr2" draw:text-style-name="P1" draw:layer="layout" svg:width="-1cm" svg:height="-0.3cm" svg:x="78.601cm" svg:y="12.5cm">
              <text:p/>
            </draw:rect>
            <draw:frame draw:style-name="gr1" draw:layer="layout" svg:width="-0.82cm" svg:height="-0.963cm" svg:x="80.471cm" svg:y="20.18cm">
              <draw:text-box>
                <text:p>c</text:p>
              </draw:text-box>
            </draw:frame>
            <draw:circle draw:style-name="gr14" draw:text-style-name="P1" draw:layer="layout" svg:width="-0.2cm" svg:height="-0.2cm" svg:x="79.069cm" svg:y="19.95cm">
              <text:p/>
            </draw:circle>
            <draw:circle draw:style-name="gr14" draw:text-style-name="P1" draw:layer="layout" svg:width="-0.2cm" svg:height="-0.2cm" svg:x="81.069cm" svg:y="19.95cm">
              <text:p/>
            </draw:circle>
            <draw:g>
              <draw:rect draw:style-name="gr2" draw:text-style-name="P1" draw:layer="layout" svg:width="0.3cm" svg:height="1cm" svg:x="79.851cm" svg:y="12.5cm">
                <text:p/>
              </draw:rect>
              <draw:rect draw:style-name="gr2" draw:text-style-name="P1" draw:layer="layout" svg:width="0.6cm" svg:height="0.25cm" svg:x="79.701cm" svg:y="13cm">
                <text:p/>
              </draw:rect>
            </draw:g>
            <draw:rect draw:style-name="gr12" draw:text-style-name="P1" draw:layer="layout" svg:width="-0.2cm" svg:height="-0.2cm" svg:x="81.988cm" svg:y="12.445cm">
              <text:p/>
            </draw:rect>
            <draw:rect draw:style-name="gr12" draw:text-style-name="P1" draw:layer="layout" svg:width="-0.2cm" svg:height="-0.2cm" svg:x="78.188cm" svg:y="12.445cm">
              <text:p/>
            </draw:rect>
            <draw:rect draw:style-name="gr23" draw:text-style-name="P1" draw:layer="layout" svg:width="4.8cm" svg:height="4.1cm" draw:transform="rotate (3.1415926535892) translate (82.401cm 16.6cm)">
              <text:p/>
            </draw:rect>
            <draw:circle draw:style-name="gr14" draw:text-style-name="P1" draw:layer="layout" svg:width="-0.2cm" svg:height="-0.2cm" svg:x="82.269cm" svg:y="16.85cm">
              <text:p/>
            </draw:circle>
            <draw:circle draw:style-name="gr14" draw:text-style-name="P1" draw:layer="layout" svg:width="-0.2cm" svg:height="-0.2cm" svg:x="77.969cm" svg:y="16.85cm">
              <text:p/>
            </draw:circle>
            <draw:frame draw:style-name="gr1" draw:layer="layout" svg:width="-0.642cm" svg:height="-0.963cm" svg:x="80.234cm" svg:y="18.199cm">
              <draw:text-box>
                <text:p>i</text:p>
              </draw:text-box>
            </draw:frame>
            <draw:g>
              <draw:rect draw:style-name="gr2" draw:text-style-name="P1" draw:layer="layout" svg:width="-0.6cm" svg:height="-0.6cm" svg:x="81.401cm" svg:y="18.5cm">
                <text:p/>
              </draw:rect>
              <draw:rect draw:style-name="gr2" draw:text-style-name="P1" draw:layer="layout" svg:width="-0.6cm" svg:height="-0.6cm" svg:x="79.201cm" svg:y="18.5cm">
                <text:p/>
              </draw:rect>
              <draw:circle draw:style-name="gr14" draw:text-style-name="P1" draw:layer="layout" svg:width="-0.2cm" svg:height="-0.2cm" svg:x="78.969cm" svg:y="18.35cm">
                <text:p/>
              </draw:circle>
              <draw:circle draw:style-name="gr14" draw:text-style-name="P1" draw:layer="layout" svg:width="-0.2cm" svg:height="-0.2cm" svg:x="81.269cm" svg:y="18.35cm">
                <text:p/>
              </draw:circle>
              <draw:rect draw:style-name="gr2" draw:text-style-name="P1" draw:layer="layout" svg:width="5cm" svg:height="0.6cm" draw:transform="rotate (3.1415926535892) translate (82.501cm 18.5cm)">
                <text:p/>
              </draw:rect>
            </draw:g>
            <draw:rect draw:style-name="gr2" draw:text-style-name="P1" draw:layer="layout" svg:width="5cm" svg:height="0.6cm" draw:transform="rotate (3.1415926535892) translate (82.501cm 22.3cm)">
              <text:p/>
            </draw:rect>
            <draw:frame draw:style-name="gr1" draw:layer="layout" svg:width="-0.642cm" svg:height="-0.963cm" svg:x="80.254cm" svg:y="22.927cm">
              <draw:text-box>
                <text:p>j</text:p>
              </draw:text-box>
            </draw:frame>
            <draw:circle draw:style-name="gr2" draw:text-style-name="P1" draw:layer="layout" svg:width="0.3cm" svg:height="0.3cm" svg:x="78.451cm" svg:y="21.85cm">
              <text:p/>
            </draw:circle>
            <draw:circle draw:style-name="gr2" draw:text-style-name="P1" draw:layer="layout" svg:width="0.3cm" svg:height="0.3cm" svg:x="81.251cm" svg:y="21.85cm">
              <text:p/>
            </draw:circle>
            <draw:g>
              <draw:circle draw:style-name="gr14" draw:text-style-name="P1" draw:layer="layout" svg:width="-0.2cm" svg:height="-0.2cm" svg:x="77.869cm" svg:y="22.196cm">
                <text:p/>
              </draw:circle>
              <draw:rect draw:style-name="gr2" draw:text-style-name="P1" draw:layer="layout" svg:width="0.3cm" svg:height="6.4cm" svg:x="77.801cm" svg:y="16.9cm">
                <text:p/>
              </draw:rect>
              <draw:rect draw:style-name="gr2" draw:text-style-name="P1" draw:layer="layout" svg:width="0.6cm" svg:height="1.6cm" svg:x="77.501cm" svg:y="21.2cm">
                <text:p/>
              </draw:rect>
              <draw:rect draw:style-name="gr2" draw:text-style-name="P1" draw:layer="layout" svg:width="0.6cm" svg:height="1.6cm" svg:x="77.501cm" svg:y="17.4cm">
                <text:p/>
              </draw:rect>
              <draw:rect draw:style-name="gr2" draw:text-style-name="P1" draw:layer="layout" svg:width="0.3cm" svg:height="6.4cm" svg:x="77.501cm" svg:y="16.9cm">
                <text:p/>
              </draw:rect>
              <draw:circle draw:style-name="gr2" draw:text-style-name="P1" draw:layer="layout" svg:width="0.3cm" svg:height="0.3cm" svg:x="77.651cm" svg:y="19.95cm">
                <text:p/>
              </draw:circle>
              <draw:circle draw:style-name="gr14" draw:text-style-name="P1" draw:layer="layout" svg:width="-0.2cm" svg:height="-0.2cm" svg:x="77.869cm" svg:y="18.296cm">
                <text:p/>
              </draw:circle>
            </draw:g>
            <draw:g>
              <draw:circle draw:style-name="gr14" draw:text-style-name="P1" draw:layer="layout" svg:width="-0.2cm" svg:height="-0.2cm" svg:x="82.269cm" svg:y="22.196cm">
                <text:p/>
              </draw:circle>
              <draw:rect draw:style-name="gr2" draw:text-style-name="P1" draw:layer="layout" svg:width="0.3cm" svg:height="6.4cm" svg:x="82.201cm" svg:y="16.9cm">
                <text:p/>
              </draw:rect>
              <draw:rect draw:style-name="gr2" draw:text-style-name="P1" draw:layer="layout" svg:width="0.6cm" svg:height="1.6cm" svg:x="81.901cm" svg:y="21.2cm">
                <text:p/>
              </draw:rect>
              <draw:rect draw:style-name="gr2" draw:text-style-name="P1" draw:layer="layout" svg:width="0.6cm" svg:height="1.6cm" svg:x="81.901cm" svg:y="17.4cm">
                <text:p/>
              </draw:rect>
              <draw:rect draw:style-name="gr2" draw:text-style-name="P1" draw:layer="layout" svg:width="0.3cm" svg:height="6.4cm" svg:x="81.901cm" svg:y="16.9cm">
                <text:p/>
              </draw:rect>
              <draw:circle draw:style-name="gr2" draw:text-style-name="P1" draw:layer="layout" svg:width="0.3cm" svg:height="0.3cm" svg:x="82.051cm" svg:y="19.95cm">
                <text:p/>
              </draw:circle>
              <draw:circle draw:style-name="gr14" draw:text-style-name="P1" draw:layer="layout" svg:width="-0.2cm" svg:height="-0.2cm" svg:x="82.269cm" svg:y="18.296cm">
                <text:p/>
              </draw:circle>
            </draw:g>
          </draw:g>
          <draw:g>
            <draw:rect draw:style-name="gr2" draw:text-style-name="P1" draw:layer="layout" svg:width="3.68cm" svg:height="0.6cm" draw:transform="rotate (3.1415926535892) translate (81.841cm 16.6cm)">
              <text:p/>
            </draw:rect>
            <draw:rect draw:style-name="gr2" draw:text-style-name="P1" draw:layer="layout" svg:width="2.15cm" svg:height="0.6cm" draw:transform="rotate (3.1415926535892) translate (81.076cm 16.6cm)">
              <text:p/>
            </draw:rect>
            <draw:rect draw:style-name="gr2" draw:text-style-name="P1" draw:layer="layout" svg:width="-0.3cm" svg:height="-0.6cm" svg:x="80.151cm" svg:y="16.6cm">
              <text:p/>
            </draw:rect>
            <draw:rect draw:style-name="gr2" draw:text-style-name="P1" draw:layer="layout" svg:width="-0.3cm" svg:height="-0.6cm" svg:x="78.693cm" svg:y="16.6cm">
              <text:p/>
            </draw:rect>
            <draw:rect draw:style-name="gr2" draw:text-style-name="P1" draw:layer="layout" svg:width="0.3cm" svg:height="0.6cm" svg:x="81.309cm" svg:y="16cm">
              <text:p/>
            </draw:rect>
          </draw:g>
          <draw:g>
            <draw:rect draw:style-name="gr2" draw:text-style-name="P1" draw:layer="layout" svg:width="2.15cm" svg:height="14.4cm" draw:transform="rotate (3.1415926535892) translate (81.075cm 26.9cm)">
              <text:p/>
            </draw:rect>
            <draw:rect draw:style-name="gr2" draw:text-style-name="P1" draw:layer="layout" svg:width="2.75cm" svg:height="0.6cm" draw:transform="rotate (3.1415926535892) translate (81.375cm 13.1cm)">
              <text:p/>
            </draw:rect>
          </draw:g>
          <draw:g>
            <draw:rect draw:style-name="gr2" draw:text-style-name="P1" draw:layer="layout" svg:width="7.7cm" svg:height="0.6cm" draw:transform="rotate (3.1415926535892) translate (83.85cm 23.9cm)">
              <text:p/>
            </draw:rect>
            <draw:g>
              <draw:rect draw:style-name="gr2" draw:text-style-name="P1" draw:layer="layout" svg:width="3.68cm" svg:height="0.6cm" draw:transform="rotate (3.1415926535892) translate (81.84cm 24.5cm)">
                <text:p/>
              </draw:rect>
              <draw:rect draw:style-name="gr2" draw:text-style-name="P1" draw:layer="layout" svg:width="2.15cm" svg:height="0.6cm" draw:transform="rotate (3.1415926535892) translate (81.075cm 24.5cm)">
                <text:p/>
              </draw:rect>
              <draw:rect draw:style-name="gr2" draw:text-style-name="P1" draw:layer="layout" svg:width="-0.3cm" svg:height="-0.6cm" svg:x="80.15cm" svg:y="24.5cm">
                <text:p/>
              </draw:rect>
              <draw:rect draw:style-name="gr2" draw:text-style-name="P1" draw:layer="layout" svg:width="-0.3cm" svg:height="-0.6cm" svg:x="78.692cm" svg:y="24.5cm">
                <text:p/>
              </draw:rect>
              <draw:rect draw:style-name="gr2" draw:text-style-name="P1" draw:layer="layout" svg:width="0.3cm" svg:height="0.6cm" svg:x="81.308cm" svg:y="23.9cm">
                <text:p/>
              </draw:rect>
            </draw:g>
            <draw:rect draw:style-name="gr2" draw:text-style-name="P1" draw:layer="layout" svg:width="6.5cm" svg:height="0.6cm" draw:transform="rotate (3.1415926535892) translate (83.25cm 24.5cm)">
              <text:p/>
            </draw:rect>
            <draw:rect draw:style-name="gr2" draw:text-style-name="P1" draw:layer="layout" svg:width="7.7cm" svg:height="0.6cm" draw:transform="rotate (3.1415926535892) translate (83.85cm 25.1cm)">
              <text:p/>
            </draw:rect>
          </draw:g>
        </draw:g>
        <draw:g>
          <draw:rect draw:style-name="gr14" draw:text-style-name="P1" draw:layer="layout" svg:width="-0.2cm" svg:height="-0.2cm" svg:x="43.962cm" svg:y="18.195cm">
            <text:p/>
          </draw:rect>
          <draw:g>
            <draw:rect draw:style-name="gr2" draw:text-style-name="P1" draw:layer="layout" svg:width="3.76cm" svg:height="5.07cm" draw:transform="rotate (3.1415926535892) translate (42.881cm 15.67cm)">
              <text:p/>
            </draw:rect>
            <draw:rect draw:style-name="gr2" draw:text-style-name="P1" draw:layer="layout" svg:width="6cm" svg:height="6.4cm" draw:transform="rotate (3.1415926535892) translate (44.001cm 17.6cm)">
              <text:p/>
            </draw:rect>
            <draw:rect draw:style-name="gr2" draw:text-style-name="P1" draw:layer="layout" svg:width="4.8cm" svg:height="3.8cm" draw:transform="rotate (3.1415926535892) translate (43.401cm 10.6cm)">
              <text:p/>
            </draw:rect>
            <draw:rect draw:style-name="gr22" draw:text-style-name="P1" draw:layer="layout" svg:width="3.62cm" svg:height="2.54cm" draw:transform="rotate (3.1415926535892) translate (42.811cm 10.12cm)">
              <text:p/>
            </draw:rect>
            <draw:rect draw:style-name="gr22" draw:text-style-name="P1" draw:layer="layout" svg:width="5cm" svg:height="0.73cm" draw:transform="rotate (3.1415926535892) translate (43.501cm 9.215cm)">
              <text:p/>
            </draw:rect>
            <draw:rect draw:style-name="gr2" draw:text-style-name="P1" draw:layer="layout" svg:width="4.8cm" svg:height="0.3cm" draw:transform="rotate (3.1415926535892) translate (43.401cm 11.2cm)">
              <text:p/>
            </draw:rect>
            <draw:rect draw:style-name="gr2" draw:text-style-name="P1" draw:layer="layout" svg:width="3.124cm" svg:height="5.07cm" draw:transform="rotate (3.1415926535892) translate (42.563cm 15.67cm)">
              <text:p/>
            </draw:rect>
            <draw:rect draw:style-name="gr2" draw:text-style-name="P1" draw:layer="layout" svg:width="2.806cm" svg:height="5.07cm" draw:transform="rotate (3.1415926535892) translate (42.404cm 15.67cm)">
              <text:p/>
            </draw:rect>
            <draw:rect draw:style-name="gr2" draw:text-style-name="P1" draw:layer="layout" svg:width="3.442cm" svg:height="5.07cm" draw:transform="rotate (3.1415926535892) translate (42.722cm 15.67cm)">
              <text:p/>
            </draw:rect>
            <draw:rect draw:style-name="gr2" draw:text-style-name="P1" draw:layer="layout" svg:width="3.8cm" svg:height="5.07cm" draw:transform="rotate (3.1415926535892) translate (42.901cm 15.67cm)">
              <text:p/>
            </draw:rect>
            <draw:rect draw:style-name="gr2" draw:text-style-name="P1" draw:layer="layout" svg:width="4.8cm" svg:height="5.07cm" draw:transform="rotate (3.1415926535892) translate (43.401cm 15.67cm)">
              <text:p/>
            </draw:rect>
            <draw:rect draw:style-name="gr2" draw:text-style-name="P1" draw:layer="layout" svg:width="-1cm" svg:height="-0.3cm" svg:x="43.401cm" svg:y="6.8cm">
              <text:p/>
            </draw:rect>
            <draw:rect draw:style-name="gr2" draw:text-style-name="P1" draw:layer="layout" svg:width="-1cm" svg:height="-0.3cm" svg:x="39.601cm" svg:y="6.8cm">
              <text:p/>
            </draw:rect>
            <draw:frame draw:style-name="gr1" draw:layer="layout" svg:width="-0.82cm" svg:height="-0.963cm" svg:x="41.471cm" svg:y="14.48cm">
              <draw:text-box>
                <text:p>c</text:p>
              </draw:text-box>
            </draw:frame>
            <draw:circle draw:style-name="gr14" draw:text-style-name="P1" draw:layer="layout" svg:width="-0.2cm" svg:height="-0.2cm" svg:x="40.069cm" svg:y="14.25cm">
              <text:p/>
            </draw:circle>
            <draw:circle draw:style-name="gr14" draw:text-style-name="P1" draw:layer="layout" svg:width="-0.2cm" svg:height="-0.2cm" svg:x="42.069cm" svg:y="14.25cm">
              <text:p/>
            </draw:circle>
            <draw:g>
              <draw:rect draw:style-name="gr2" draw:text-style-name="P1" draw:layer="layout" svg:width="0.3cm" svg:height="1cm" svg:x="40.851cm" svg:y="6.8cm">
                <text:p/>
              </draw:rect>
              <draw:rect draw:style-name="gr2" draw:text-style-name="P1" draw:layer="layout" svg:width="0.6cm" svg:height="0.25cm" svg:x="40.701cm" svg:y="7.3cm">
                <text:p/>
              </draw:rect>
            </draw:g>
            <draw:rect draw:style-name="gr12" draw:text-style-name="P1" draw:layer="layout" svg:width="-0.2cm" svg:height="-0.2cm" svg:x="42.988cm" svg:y="6.745cm">
              <text:p/>
            </draw:rect>
            <draw:rect draw:style-name="gr12" draw:text-style-name="P1" draw:layer="layout" svg:width="-0.2cm" svg:height="-0.2cm" svg:x="39.188cm" svg:y="6.745cm">
              <text:p/>
            </draw:rect>
            <draw:rect draw:style-name="gr23" draw:text-style-name="P1" draw:layer="layout" svg:width="4.8cm" svg:height="4.1cm" draw:transform="rotate (3.1415926535892) translate (43.401cm 10.9cm)">
              <text:p/>
            </draw:rect>
            <draw:circle draw:style-name="gr14" draw:text-style-name="P1" draw:layer="layout" svg:width="-0.2cm" svg:height="-0.2cm" svg:x="43.269cm" svg:y="11.15cm">
              <text:p/>
            </draw:circle>
            <draw:circle draw:style-name="gr14" draw:text-style-name="P1" draw:layer="layout" svg:width="-0.2cm" svg:height="-0.2cm" svg:x="38.969cm" svg:y="11.15cm">
              <text:p/>
            </draw:circle>
            <draw:frame draw:style-name="gr1" draw:layer="layout" svg:width="-0.642cm" svg:height="-0.963cm" svg:x="41.234cm" svg:y="12.499cm">
              <draw:text-box>
                <text:p>i</text:p>
              </draw:text-box>
            </draw:frame>
            <draw:g>
              <draw:rect draw:style-name="gr2" draw:text-style-name="P1" draw:layer="layout" svg:width="-0.6cm" svg:height="-0.6cm" svg:x="42.401cm" svg:y="12.8cm">
                <text:p/>
              </draw:rect>
              <draw:rect draw:style-name="gr2" draw:text-style-name="P1" draw:layer="layout" svg:width="-0.6cm" svg:height="-0.6cm" svg:x="40.201cm" svg:y="12.8cm">
                <text:p/>
              </draw:rect>
              <draw:circle draw:style-name="gr14" draw:text-style-name="P1" draw:layer="layout" svg:width="-0.2cm" svg:height="-0.2cm" svg:x="39.969cm" svg:y="12.65cm">
                <text:p/>
              </draw:circle>
              <draw:circle draw:style-name="gr14" draw:text-style-name="P1" draw:layer="layout" svg:width="-0.2cm" svg:height="-0.2cm" svg:x="42.269cm" svg:y="12.65cm">
                <text:p/>
              </draw:circle>
              <draw:rect draw:style-name="gr2" draw:text-style-name="P1" draw:layer="layout" svg:width="5cm" svg:height="0.6cm" draw:transform="rotate (3.1415926535892) translate (43.501cm 12.8cm)">
                <text:p/>
              </draw:rect>
            </draw:g>
            <draw:rect draw:style-name="gr2" draw:text-style-name="P1" draw:layer="layout" svg:width="5cm" svg:height="0.6cm" draw:transform="rotate (3.1415926535892) translate (43.501cm 16.6cm)">
              <text:p/>
            </draw:rect>
            <draw:frame draw:style-name="gr1" draw:layer="layout" svg:width="-0.642cm" svg:height="-0.963cm" svg:x="41.254cm" svg:y="17.227cm">
              <draw:text-box>
                <text:p>j</text:p>
              </draw:text-box>
            </draw:frame>
            <draw:circle draw:style-name="gr2" draw:text-style-name="P1" draw:layer="layout" svg:width="0.3cm" svg:height="0.3cm" svg:x="39.451cm" svg:y="16.15cm">
              <text:p/>
            </draw:circle>
            <draw:circle draw:style-name="gr2" draw:text-style-name="P1" draw:layer="layout" svg:width="0.3cm" svg:height="0.3cm" svg:x="42.251cm" svg:y="16.15cm">
              <text:p/>
            </draw:circle>
            <draw:g>
              <draw:circle draw:style-name="gr14" draw:text-style-name="P1" draw:layer="layout" svg:width="-0.2cm" svg:height="-0.2cm" svg:x="38.869cm" svg:y="16.496cm">
                <text:p/>
              </draw:circle>
              <draw:rect draw:style-name="gr2" draw:text-style-name="P1" draw:layer="layout" svg:width="0.3cm" svg:height="6.4cm" svg:x="38.801cm" svg:y="11.2cm">
                <text:p/>
              </draw:rect>
              <draw:rect draw:style-name="gr2" draw:text-style-name="P1" draw:layer="layout" svg:width="0.6cm" svg:height="1.6cm" svg:x="38.501cm" svg:y="15.5cm">
                <text:p/>
              </draw:rect>
              <draw:rect draw:style-name="gr2" draw:text-style-name="P1" draw:layer="layout" svg:width="0.6cm" svg:height="1.6cm" svg:x="38.501cm" svg:y="11.7cm">
                <text:p/>
              </draw:rect>
              <draw:rect draw:style-name="gr2" draw:text-style-name="P1" draw:layer="layout" svg:width="0.3cm" svg:height="6.4cm" svg:x="38.501cm" svg:y="11.2cm">
                <text:p/>
              </draw:rect>
              <draw:circle draw:style-name="gr2" draw:text-style-name="P1" draw:layer="layout" svg:width="0.3cm" svg:height="0.3cm" svg:x="38.651cm" svg:y="14.25cm">
                <text:p/>
              </draw:circle>
              <draw:circle draw:style-name="gr14" draw:text-style-name="P1" draw:layer="layout" svg:width="-0.2cm" svg:height="-0.2cm" svg:x="38.869cm" svg:y="12.596cm">
                <text:p/>
              </draw:circle>
            </draw:g>
            <draw:g>
              <draw:circle draw:style-name="gr14" draw:text-style-name="P1" draw:layer="layout" svg:width="-0.2cm" svg:height="-0.2cm" svg:x="43.269cm" svg:y="16.496cm">
                <text:p/>
              </draw:circle>
              <draw:rect draw:style-name="gr2" draw:text-style-name="P1" draw:layer="layout" svg:width="0.3cm" svg:height="6.4cm" svg:x="43.201cm" svg:y="11.2cm">
                <text:p/>
              </draw:rect>
              <draw:rect draw:style-name="gr2" draw:text-style-name="P1" draw:layer="layout" svg:width="0.6cm" svg:height="1.6cm" svg:x="42.901cm" svg:y="15.5cm">
                <text:p/>
              </draw:rect>
              <draw:rect draw:style-name="gr2" draw:text-style-name="P1" draw:layer="layout" svg:width="0.6cm" svg:height="1.6cm" svg:x="42.901cm" svg:y="11.7cm">
                <text:p/>
              </draw:rect>
              <draw:rect draw:style-name="gr2" draw:text-style-name="P1" draw:layer="layout" svg:width="0.3cm" svg:height="6.4cm" svg:x="42.901cm" svg:y="11.2cm">
                <text:p/>
              </draw:rect>
              <draw:circle draw:style-name="gr2" draw:text-style-name="P1" draw:layer="layout" svg:width="0.3cm" svg:height="0.3cm" svg:x="43.051cm" svg:y="14.25cm">
                <text:p/>
              </draw:circle>
              <draw:circle draw:style-name="gr14" draw:text-style-name="P1" draw:layer="layout" svg:width="-0.2cm" svg:height="-0.2cm" svg:x="43.269cm" svg:y="12.596cm">
                <text:p/>
              </draw:circle>
            </draw:g>
          </draw:g>
          <draw:g>
            <draw:rect draw:style-name="gr2" draw:text-style-name="P1" draw:layer="layout" svg:width="3.68cm" svg:height="0.6cm" draw:transform="rotate (3.1415926535892) translate (42.841cm 10.9cm)">
              <text:p/>
            </draw:rect>
            <draw:rect draw:style-name="gr2" draw:text-style-name="P1" draw:layer="layout" svg:width="2.15cm" svg:height="0.6cm" draw:transform="rotate (3.1415926535892) translate (42.076cm 10.9cm)">
              <text:p/>
            </draw:rect>
            <draw:rect draw:style-name="gr2" draw:text-style-name="P1" draw:layer="layout" svg:width="-0.3cm" svg:height="-0.6cm" svg:x="41.151cm" svg:y="10.9cm">
              <text:p/>
            </draw:rect>
            <draw:rect draw:style-name="gr2" draw:text-style-name="P1" draw:layer="layout" svg:width="-0.3cm" svg:height="-0.6cm" svg:x="39.693cm" svg:y="10.9cm">
              <text:p/>
            </draw:rect>
            <draw:rect draw:style-name="gr2" draw:text-style-name="P1" draw:layer="layout" svg:width="0.3cm" svg:height="0.6cm" svg:x="42.309cm" svg:y="10.3cm">
              <text:p/>
            </draw:rect>
          </draw:g>
          <draw:g>
            <draw:rect draw:style-name="gr2" draw:text-style-name="P1" draw:layer="layout" svg:width="2.15cm" svg:height="14.4cm" draw:transform="rotate (3.1415926535892) translate (42.075cm 21.2cm)">
              <text:p/>
            </draw:rect>
            <draw:rect draw:style-name="gr2" draw:text-style-name="P1" draw:layer="layout" svg:width="2.75cm" svg:height="0.6cm" draw:transform="rotate (3.1415926535892) translate (42.375cm 7.4cm)">
              <text:p/>
            </draw:rect>
          </draw:g>
          <draw:g>
            <draw:rect draw:style-name="gr2" draw:text-style-name="P1" draw:layer="layout" svg:width="7.7cm" svg:height="0.6cm" draw:transform="rotate (3.1415926535892) translate (44.85cm 18.2cm)">
              <text:p/>
            </draw:rect>
            <draw:g>
              <draw:rect draw:style-name="gr2" draw:text-style-name="P1" draw:layer="layout" svg:width="3.68cm" svg:height="0.6cm" draw:transform="rotate (3.1415926535892) translate (42.84cm 18.8cm)">
                <text:p/>
              </draw:rect>
              <draw:rect draw:style-name="gr2" draw:text-style-name="P1" draw:layer="layout" svg:width="2.15cm" svg:height="0.6cm" draw:transform="rotate (3.1415926535892) translate (42.075cm 18.8cm)">
                <text:p/>
              </draw:rect>
              <draw:rect draw:style-name="gr2" draw:text-style-name="P1" draw:layer="layout" svg:width="-0.3cm" svg:height="-0.6cm" svg:x="41.15cm" svg:y="18.8cm">
                <text:p/>
              </draw:rect>
              <draw:rect draw:style-name="gr2" draw:text-style-name="P1" draw:layer="layout" svg:width="-0.3cm" svg:height="-0.6cm" svg:x="39.692cm" svg:y="18.8cm">
                <text:p/>
              </draw:rect>
              <draw:rect draw:style-name="gr2" draw:text-style-name="P1" draw:layer="layout" svg:width="0.3cm" svg:height="0.6cm" svg:x="42.308cm" svg:y="18.2cm">
                <text:p/>
              </draw:rect>
            </draw:g>
            <draw:rect draw:style-name="gr2" draw:text-style-name="P1" draw:layer="layout" svg:width="6.5cm" svg:height="0.6cm" draw:transform="rotate (3.1415926535892) translate (44.25cm 18.8cm)">
              <text:p/>
            </draw:rect>
            <draw:rect draw:style-name="gr2" draw:text-style-name="P1" draw:layer="layout" svg:width="7.7cm" svg:height="0.6cm" draw:transform="rotate (3.1415926535892) translate (44.85cm 19.4cm)">
              <text:p/>
            </draw:rect>
          </draw:g>
        </draw:g>
        <draw:g>
          <draw:rect draw:style-name="gr14" draw:text-style-name="P1" draw:layer="layout" svg:width="0.2cm" svg:height="0.2cm" svg:x="77.038cm" svg:y="29.905cm">
            <text:p/>
          </draw:rect>
          <draw:g>
            <draw:rect draw:style-name="gr2" draw:text-style-name="P1" draw:layer="layout" svg:width="3.76cm" svg:height="5.07cm" svg:x="78.119cm" svg:y="32.43cm">
              <text:p/>
            </draw:rect>
            <draw:rect draw:style-name="gr2" draw:text-style-name="P1" draw:layer="layout" svg:width="6cm" svg:height="6.4cm" svg:x="76.999cm" svg:y="30.5cm">
              <text:p/>
            </draw:rect>
            <draw:rect draw:style-name="gr2" draw:text-style-name="P1" draw:layer="layout" svg:width="4.8cm" svg:height="3.8cm" svg:x="77.599cm" svg:y="37.5cm">
              <text:p/>
            </draw:rect>
            <draw:rect draw:style-name="gr22" draw:text-style-name="P1" draw:layer="layout" svg:width="3.62cm" svg:height="2.54cm" svg:x="78.189cm" svg:y="37.98cm">
              <text:p/>
            </draw:rect>
            <draw:rect draw:style-name="gr22" draw:text-style-name="P1" draw:layer="layout" svg:width="5cm" svg:height="0.73cm" svg:x="77.499cm" svg:y="38.885cm">
              <text:p/>
            </draw:rect>
            <draw:rect draw:style-name="gr2" draw:text-style-name="P1" draw:layer="layout" svg:width="4.8cm" svg:height="0.3cm" svg:x="77.599cm" svg:y="36.9cm">
              <text:p/>
            </draw:rect>
            <draw:rect draw:style-name="gr2" draw:text-style-name="P1" draw:layer="layout" svg:width="3.124cm" svg:height="5.07cm" svg:x="78.437cm" svg:y="32.43cm">
              <text:p/>
            </draw:rect>
            <draw:rect draw:style-name="gr2" draw:text-style-name="P1" draw:layer="layout" svg:width="2.806cm" svg:height="5.07cm" svg:x="78.596cm" svg:y="32.43cm">
              <text:p/>
            </draw:rect>
            <draw:rect draw:style-name="gr2" draw:text-style-name="P1" draw:layer="layout" svg:width="3.442cm" svg:height="5.07cm" svg:x="78.278cm" svg:y="32.43cm">
              <text:p/>
            </draw:rect>
            <draw:rect draw:style-name="gr2" draw:text-style-name="P1" draw:layer="layout" svg:width="3.8cm" svg:height="5.07cm" svg:x="78.099cm" svg:y="32.43cm">
              <text:p/>
            </draw:rect>
            <draw:rect draw:style-name="gr2" draw:text-style-name="P1" draw:layer="layout" svg:width="4.8cm" svg:height="5.07cm" svg:x="77.599cm" svg:y="32.43cm">
              <text:p/>
            </draw:rect>
            <draw:rect draw:style-name="gr2" draw:text-style-name="P1" draw:layer="layout" svg:width="1cm" svg:height="0.3cm" svg:x="77.599cm" svg:y="41.3cm">
              <text:p/>
            </draw:rect>
            <draw:rect draw:style-name="gr2" draw:text-style-name="P1" draw:layer="layout" svg:width="1cm" svg:height="0.3cm" svg:x="81.399cm" svg:y="41.3cm">
              <text:p/>
            </draw:rect>
            <draw:frame draw:style-name="gr1" draw:layer="layout" svg:width="0.82cm" svg:height="0.963cm" svg:x="79.529cm" svg:y="33.62cm">
              <draw:text-box>
                <text:p>c</text:p>
              </draw:text-box>
            </draw:frame>
            <draw:circle draw:style-name="gr14" draw:text-style-name="P1" draw:layer="layout" svg:width="0.2cm" svg:height="0.2cm" svg:x="80.931cm" svg:y="33.85cm">
              <text:p/>
            </draw:circle>
            <draw:circle draw:style-name="gr14" draw:text-style-name="P1" draw:layer="layout" svg:width="0.2cm" svg:height="0.2cm" svg:x="78.931cm" svg:y="33.85cm">
              <text:p/>
            </draw:circle>
            <draw:g>
              <draw:rect draw:style-name="gr2" draw:text-style-name="P1" draw:layer="layout" svg:width="-0.3cm" svg:height="-1cm" svg:x="80.149cm" svg:y="41.3cm">
                <text:p/>
              </draw:rect>
              <draw:rect draw:style-name="gr2" draw:text-style-name="P1" draw:layer="layout" svg:width="-0.6cm" svg:height="-0.25cm" svg:x="80.299cm" svg:y="40.8cm">
                <text:p/>
              </draw:rect>
            </draw:g>
            <draw:rect draw:style-name="gr12" draw:text-style-name="P1" draw:layer="layout" svg:width="0.2cm" svg:height="0.2cm" svg:x="78.012cm" svg:y="41.355cm">
              <text:p/>
            </draw:rect>
            <draw:rect draw:style-name="gr12" draw:text-style-name="P1" draw:layer="layout" svg:width="0.2cm" svg:height="0.2cm" svg:x="81.812cm" svg:y="41.355cm">
              <text:p/>
            </draw:rect>
            <draw:rect draw:style-name="gr23" draw:text-style-name="P1" draw:layer="layout" svg:width="4.8cm" svg:height="4.1cm" svg:x="77.599cm" svg:y="37.2cm">
              <text:p/>
            </draw:rect>
            <draw:circle draw:style-name="gr14" draw:text-style-name="P1" draw:layer="layout" svg:width="0.2cm" svg:height="0.2cm" svg:x="77.731cm" svg:y="36.95cm">
              <text:p/>
            </draw:circle>
            <draw:circle draw:style-name="gr14" draw:text-style-name="P1" draw:layer="layout" svg:width="0.2cm" svg:height="0.2cm" svg:x="82.031cm" svg:y="36.95cm">
              <text:p/>
            </draw:circle>
            <draw:frame draw:style-name="gr1" draw:layer="layout" svg:width="0.642cm" svg:height="0.963cm" svg:x="79.766cm" svg:y="35.601cm">
              <draw:text-box>
                <text:p>i</text:p>
              </draw:text-box>
            </draw:frame>
            <draw:g>
              <draw:rect draw:style-name="gr2" draw:text-style-name="P1" draw:layer="layout" svg:width="0.6cm" svg:height="0.6cm" svg:x="78.599cm" svg:y="35.3cm">
                <text:p/>
              </draw:rect>
              <draw:rect draw:style-name="gr2" draw:text-style-name="P1" draw:layer="layout" svg:width="0.6cm" svg:height="0.6cm" svg:x="80.799cm" svg:y="35.3cm">
                <text:p/>
              </draw:rect>
              <draw:circle draw:style-name="gr14" draw:text-style-name="P1" draw:layer="layout" svg:width="0.2cm" svg:height="0.2cm" svg:x="81.031cm" svg:y="35.45cm">
                <text:p/>
              </draw:circle>
              <draw:circle draw:style-name="gr14" draw:text-style-name="P1" draw:layer="layout" svg:width="0.2cm" svg:height="0.2cm" svg:x="78.731cm" svg:y="35.45cm">
                <text:p/>
              </draw:circle>
              <draw:rect draw:style-name="gr2" draw:text-style-name="P1" draw:layer="layout" svg:width="5cm" svg:height="0.6cm" svg:x="77.499cm" svg:y="35.3cm">
                <text:p/>
              </draw:rect>
            </draw:g>
            <draw:rect draw:style-name="gr2" draw:text-style-name="P1" draw:layer="layout" svg:width="5cm" svg:height="0.6cm" svg:x="77.499cm" svg:y="31.5cm">
              <text:p/>
            </draw:rect>
            <draw:frame draw:style-name="gr1" draw:layer="layout" svg:width="0.642cm" svg:height="0.963cm" svg:x="79.746cm" svg:y="30.873cm">
              <draw:text-box>
                <text:p>j</text:p>
              </draw:text-box>
            </draw:frame>
            <draw:circle draw:style-name="gr2" draw:text-style-name="P1" draw:layer="layout" svg:width="-0.3cm" svg:height="-0.3cm" svg:x="81.549cm" svg:y="31.95cm">
              <text:p/>
            </draw:circle>
            <draw:circle draw:style-name="gr2" draw:text-style-name="P1" draw:layer="layout" svg:width="-0.3cm" svg:height="-0.3cm" svg:x="78.749cm" svg:y="31.95cm">
              <text:p/>
            </draw:circle>
            <draw:g>
              <draw:circle draw:style-name="gr14" draw:text-style-name="P1" draw:layer="layout" svg:width="0.2cm" svg:height="0.2cm" svg:x="82.131cm" svg:y="31.604cm">
                <text:p/>
              </draw:circle>
              <draw:rect draw:style-name="gr2" draw:text-style-name="P1" draw:layer="layout" svg:width="0.3cm" svg:height="6.4cm" draw:transform="rotate (3.1415926535892) translate (82.199cm 36.9cm)">
                <text:p/>
              </draw:rect>
              <draw:rect draw:style-name="gr2" draw:text-style-name="P1" draw:layer="layout" svg:width="-0.6cm" svg:height="-1.6cm" svg:x="82.499cm" svg:y="32.6cm">
                <text:p/>
              </draw:rect>
              <draw:rect draw:style-name="gr2" draw:text-style-name="P1" draw:layer="layout" svg:width="-0.6cm" svg:height="-1.6cm" svg:x="82.499cm" svg:y="36.4cm">
                <text:p/>
              </draw:rect>
              <draw:rect draw:style-name="gr2" draw:text-style-name="P1" draw:layer="layout" svg:width="0.3cm" svg:height="6.4cm" draw:transform="rotate (3.1415926535892) translate (82.499cm 36.9cm)">
                <text:p/>
              </draw:rect>
              <draw:circle draw:style-name="gr2" draw:text-style-name="P1" draw:layer="layout" svg:width="-0.3cm" svg:height="-0.3cm" svg:x="82.349cm" svg:y="33.85cm">
                <text:p/>
              </draw:circle>
              <draw:circle draw:style-name="gr14" draw:text-style-name="P1" draw:layer="layout" svg:width="0.2cm" svg:height="0.2cm" svg:x="82.131cm" svg:y="35.504cm">
                <text:p/>
              </draw:circle>
            </draw:g>
            <draw:g>
              <draw:circle draw:style-name="gr14" draw:text-style-name="P1" draw:layer="layout" svg:width="0.2cm" svg:height="0.2cm" svg:x="77.731cm" svg:y="31.604cm">
                <text:p/>
              </draw:circle>
              <draw:rect draw:style-name="gr2" draw:text-style-name="P1" draw:layer="layout" svg:width="0.3cm" svg:height="6.4cm" draw:transform="rotate (3.1415926535892) translate (77.799cm 36.9cm)">
                <text:p/>
              </draw:rect>
              <draw:rect draw:style-name="gr2" draw:text-style-name="P1" draw:layer="layout" svg:width="-0.6cm" svg:height="-1.6cm" svg:x="78.099cm" svg:y="32.6cm">
                <text:p/>
              </draw:rect>
              <draw:rect draw:style-name="gr2" draw:text-style-name="P1" draw:layer="layout" svg:width="-0.6cm" svg:height="-1.6cm" svg:x="78.099cm" svg:y="36.4cm">
                <text:p/>
              </draw:rect>
              <draw:rect draw:style-name="gr2" draw:text-style-name="P1" draw:layer="layout" svg:width="0.3cm" svg:height="6.4cm" draw:transform="rotate (3.1415926535892) translate (78.099cm 36.9cm)">
                <text:p/>
              </draw:rect>
              <draw:circle draw:style-name="gr2" draw:text-style-name="P1" draw:layer="layout" svg:width="-0.3cm" svg:height="-0.3cm" svg:x="77.949cm" svg:y="33.85cm">
                <text:p/>
              </draw:circle>
              <draw:circle draw:style-name="gr14" draw:text-style-name="P1" draw:layer="layout" svg:width="0.2cm" svg:height="0.2cm" svg:x="77.731cm" svg:y="35.504cm">
                <text:p/>
              </draw:circle>
            </draw:g>
          </draw:g>
          <draw:g>
            <draw:rect draw:style-name="gr2" draw:text-style-name="P1" draw:layer="layout" svg:width="3.68cm" svg:height="0.6cm" svg:x="78.159cm" svg:y="37.2cm">
              <text:p/>
            </draw:rect>
            <draw:rect draw:style-name="gr2" draw:text-style-name="P1" draw:layer="layout" svg:width="2.15cm" svg:height="0.6cm" svg:x="78.924cm" svg:y="37.2cm">
              <text:p/>
            </draw:rect>
            <draw:rect draw:style-name="gr2" draw:text-style-name="P1" draw:layer="layout" svg:width="0.3cm" svg:height="0.6cm" svg:x="79.849cm" svg:y="37.2cm">
              <text:p/>
            </draw:rect>
            <draw:rect draw:style-name="gr2" draw:text-style-name="P1" draw:layer="layout" svg:width="0.3cm" svg:height="0.6cm" svg:x="81.307cm" svg:y="37.2cm">
              <text:p/>
            </draw:rect>
            <draw:rect draw:style-name="gr2" draw:text-style-name="P1" draw:layer="layout" svg:width="-0.3cm" svg:height="-0.6cm" svg:x="78.691cm" svg:y="37.8cm">
              <text:p/>
            </draw:rect>
          </draw:g>
          <draw:g>
            <draw:rect draw:style-name="gr2" draw:text-style-name="P1" draw:layer="layout" svg:width="2.15cm" svg:height="14.4cm" svg:x="78.925cm" svg:y="26.9cm">
              <text:p/>
            </draw:rect>
            <draw:rect draw:style-name="gr2" draw:text-style-name="P1" draw:layer="layout" svg:width="2.75cm" svg:height="0.6cm" svg:x="78.625cm" svg:y="40.7cm">
              <text:p/>
            </draw:rect>
          </draw:g>
          <draw:g>
            <draw:rect draw:style-name="gr2" draw:text-style-name="P1" draw:layer="layout" svg:width="7.7cm" svg:height="0.6cm" svg:x="76.15cm" svg:y="29.9cm">
              <text:p/>
            </draw:rect>
            <draw:g>
              <draw:rect draw:style-name="gr2" draw:text-style-name="P1" draw:layer="layout" svg:width="3.68cm" svg:height="0.6cm" svg:x="78.16cm" svg:y="29.3cm">
                <text:p/>
              </draw:rect>
              <draw:rect draw:style-name="gr2" draw:text-style-name="P1" draw:layer="layout" svg:width="2.15cm" svg:height="0.6cm" svg:x="78.925cm" svg:y="29.3cm">
                <text:p/>
              </draw:rect>
              <draw:rect draw:style-name="gr2" draw:text-style-name="P1" draw:layer="layout" svg:width="0.3cm" svg:height="0.6cm" svg:x="79.85cm" svg:y="29.3cm">
                <text:p/>
              </draw:rect>
              <draw:rect draw:style-name="gr2" draw:text-style-name="P1" draw:layer="layout" svg:width="0.3cm" svg:height="0.6cm" svg:x="81.308cm" svg:y="29.3cm">
                <text:p/>
              </draw:rect>
              <draw:rect draw:style-name="gr2" draw:text-style-name="P1" draw:layer="layout" svg:width="-0.3cm" svg:height="-0.6cm" svg:x="78.692cm" svg:y="29.9cm">
                <text:p/>
              </draw:rect>
            </draw:g>
            <draw:rect draw:style-name="gr2" draw:text-style-name="P1" draw:layer="layout" svg:width="6.5cm" svg:height="0.6cm" svg:x="76.75cm" svg:y="29.3cm">
              <text:p/>
            </draw:rect>
            <draw:rect draw:style-name="gr2" draw:text-style-name="P1" draw:layer="layout" svg:width="7.7cm" svg:height="0.6cm" svg:x="76.15cm" svg:y="28.7cm">
              <text:p/>
            </draw:rect>
          </draw:g>
        </draw:g>
        <draw:g>
          <draw:rect draw:style-name="gr2" draw:text-style-name="P1" draw:layer="layout" svg:width="37.07cm" svg:height="4.7cm" svg:x="73.688cm" svg:y="36.9cm">
            <text:p/>
          </draw:rect>
          <draw:rect draw:style-name="gr21" draw:text-style-name="P1" draw:layer="layout" svg:width="37.07cm" svg:height="5.7cm" svg:x="73.688cm" svg:y="36.4cm">
            <text:p/>
          </draw:rect>
        </draw:g>
        <draw:g>
          <draw:rect draw:style-name="gr2" draw:text-style-name="P1" draw:layer="layout" svg:width="2.15cm" svg:height="14.4cm" svg:x="39.925cm" svg:y="19.7cm">
            <text:p/>
          </draw:rect>
          <draw:g>
            <draw:rect draw:style-name="gr14" draw:text-style-name="P1" draw:layer="layout" svg:width="0.2cm" svg:height="0.2cm" svg:x="38.038cm" svg:y="35.605cm">
              <text:p/>
            </draw:rect>
            <draw:g>
              <draw:rect draw:style-name="gr2" draw:text-style-name="P1" draw:layer="layout" svg:width="3.76cm" svg:height="5.07cm" svg:x="39.119cm" svg:y="38.13cm">
                <text:p/>
              </draw:rect>
              <draw:rect draw:style-name="gr2" draw:text-style-name="P1" draw:layer="layout" svg:width="6cm" svg:height="6.4cm" svg:x="37.999cm" svg:y="36.2cm">
                <text:p/>
              </draw:rect>
              <draw:rect draw:style-name="gr2" draw:text-style-name="P1" draw:layer="layout" svg:width="4.8cm" svg:height="3.8cm" svg:x="38.599cm" svg:y="43.2cm">
                <text:p/>
              </draw:rect>
              <draw:rect draw:style-name="gr22" draw:text-style-name="P1" draw:layer="layout" svg:width="3.62cm" svg:height="2.54cm" svg:x="39.189cm" svg:y="43.68cm">
                <text:p/>
              </draw:rect>
              <draw:rect draw:style-name="gr22" draw:text-style-name="P1" draw:layer="layout" svg:width="5cm" svg:height="0.73cm" svg:x="38.499cm" svg:y="44.585cm">
                <text:p/>
              </draw:rect>
              <draw:rect draw:style-name="gr2" draw:text-style-name="P1" draw:layer="layout" svg:width="4.8cm" svg:height="0.3cm" svg:x="38.599cm" svg:y="42.6cm">
                <text:p/>
              </draw:rect>
              <draw:rect draw:style-name="gr2" draw:text-style-name="P1" draw:layer="layout" svg:width="3.124cm" svg:height="5.07cm" svg:x="39.437cm" svg:y="38.13cm">
                <text:p/>
              </draw:rect>
              <draw:rect draw:style-name="gr2" draw:text-style-name="P1" draw:layer="layout" svg:width="2.806cm" svg:height="5.07cm" svg:x="39.596cm" svg:y="38.13cm">
                <text:p/>
              </draw:rect>
              <draw:rect draw:style-name="gr2" draw:text-style-name="P1" draw:layer="layout" svg:width="3.442cm" svg:height="5.07cm" svg:x="39.278cm" svg:y="38.13cm">
                <text:p/>
              </draw:rect>
              <draw:rect draw:style-name="gr2" draw:text-style-name="P1" draw:layer="layout" svg:width="3.8cm" svg:height="5.07cm" svg:x="39.099cm" svg:y="38.13cm">
                <text:p/>
              </draw:rect>
              <draw:rect draw:style-name="gr2" draw:text-style-name="P1" draw:layer="layout" svg:width="4.8cm" svg:height="5.07cm" svg:x="38.599cm" svg:y="38.13cm">
                <text:p/>
              </draw:rect>
              <draw:rect draw:style-name="gr2" draw:text-style-name="P1" draw:layer="layout" svg:width="1cm" svg:height="0.3cm" svg:x="38.599cm" svg:y="47cm">
                <text:p/>
              </draw:rect>
              <draw:rect draw:style-name="gr2" draw:text-style-name="P1" draw:layer="layout" svg:width="1cm" svg:height="0.3cm" svg:x="42.399cm" svg:y="47cm">
                <text:p/>
              </draw:rect>
              <draw:frame draw:style-name="gr1" draw:layer="layout" svg:width="0.82cm" svg:height="0.963cm" svg:x="40.529cm" svg:y="39.32cm">
                <draw:text-box>
                  <text:p>c</text:p>
                </draw:text-box>
              </draw:frame>
              <draw:circle draw:style-name="gr14" draw:text-style-name="P1" draw:layer="layout" svg:width="0.2cm" svg:height="0.2cm" svg:x="41.931cm" svg:y="39.55cm">
                <text:p/>
              </draw:circle>
              <draw:circle draw:style-name="gr14" draw:text-style-name="P1" draw:layer="layout" svg:width="0.2cm" svg:height="0.2cm" svg:x="39.931cm" svg:y="39.55cm">
                <text:p/>
              </draw:circle>
              <draw:g>
                <draw:rect draw:style-name="gr2" draw:text-style-name="P1" draw:layer="layout" svg:width="-0.3cm" svg:height="-1cm" svg:x="41.149cm" svg:y="47cm">
                  <text:p/>
                </draw:rect>
                <draw:rect draw:style-name="gr2" draw:text-style-name="P1" draw:layer="layout" svg:width="-0.6cm" svg:height="-0.25cm" svg:x="41.299cm" svg:y="46.5cm">
                  <text:p/>
                </draw:rect>
              </draw:g>
              <draw:rect draw:style-name="gr12" draw:text-style-name="P1" draw:layer="layout" svg:width="0.2cm" svg:height="0.2cm" svg:x="39.012cm" svg:y="47.055cm">
                <text:p/>
              </draw:rect>
              <draw:rect draw:style-name="gr12" draw:text-style-name="P1" draw:layer="layout" svg:width="0.2cm" svg:height="0.2cm" svg:x="42.812cm" svg:y="47.055cm">
                <text:p/>
              </draw:rect>
              <draw:rect draw:style-name="gr23" draw:text-style-name="P1" draw:layer="layout" svg:width="4.8cm" svg:height="4.1cm" svg:x="38.599cm" svg:y="42.9cm">
                <text:p/>
              </draw:rect>
              <draw:circle draw:style-name="gr14" draw:text-style-name="P1" draw:layer="layout" svg:width="0.2cm" svg:height="0.2cm" svg:x="38.731cm" svg:y="42.65cm">
                <text:p/>
              </draw:circle>
              <draw:circle draw:style-name="gr14" draw:text-style-name="P1" draw:layer="layout" svg:width="0.2cm" svg:height="0.2cm" svg:x="43.031cm" svg:y="42.65cm">
                <text:p/>
              </draw:circle>
              <draw:frame draw:style-name="gr1" draw:layer="layout" svg:width="0.642cm" svg:height="0.963cm" svg:x="40.766cm" svg:y="41.301cm">
                <draw:text-box>
                  <text:p>i</text:p>
                </draw:text-box>
              </draw:frame>
              <draw:g>
                <draw:rect draw:style-name="gr2" draw:text-style-name="P1" draw:layer="layout" svg:width="0.6cm" svg:height="0.6cm" svg:x="39.599cm" svg:y="41cm">
                  <text:p/>
                </draw:rect>
                <draw:rect draw:style-name="gr2" draw:text-style-name="P1" draw:layer="layout" svg:width="0.6cm" svg:height="0.6cm" svg:x="41.799cm" svg:y="41cm">
                  <text:p/>
                </draw:rect>
                <draw:circle draw:style-name="gr14" draw:text-style-name="P1" draw:layer="layout" svg:width="0.2cm" svg:height="0.2cm" svg:x="42.031cm" svg:y="41.15cm">
                  <text:p/>
                </draw:circle>
                <draw:circle draw:style-name="gr14" draw:text-style-name="P1" draw:layer="layout" svg:width="0.2cm" svg:height="0.2cm" svg:x="39.731cm" svg:y="41.15cm">
                  <text:p/>
                </draw:circle>
                <draw:rect draw:style-name="gr2" draw:text-style-name="P1" draw:layer="layout" svg:width="5cm" svg:height="0.6cm" svg:x="38.499cm" svg:y="41cm">
                  <text:p/>
                </draw:rect>
              </draw:g>
              <draw:rect draw:style-name="gr2" draw:text-style-name="P1" draw:layer="layout" svg:width="5cm" svg:height="0.6cm" svg:x="38.499cm" svg:y="37.2cm">
                <text:p/>
              </draw:rect>
              <draw:frame draw:style-name="gr1" draw:layer="layout" svg:width="0.642cm" svg:height="0.963cm" svg:x="40.746cm" svg:y="36.573cm">
                <draw:text-box>
                  <text:p>j</text:p>
                </draw:text-box>
              </draw:frame>
              <draw:circle draw:style-name="gr2" draw:text-style-name="P1" draw:layer="layout" svg:width="-0.3cm" svg:height="-0.3cm" svg:x="42.549cm" svg:y="37.65cm">
                <text:p/>
              </draw:circle>
              <draw:circle draw:style-name="gr2" draw:text-style-name="P1" draw:layer="layout" svg:width="-0.3cm" svg:height="-0.3cm" svg:x="39.749cm" svg:y="37.65cm">
                <text:p/>
              </draw:circle>
              <draw:g>
                <draw:circle draw:style-name="gr14" draw:text-style-name="P1" draw:layer="layout" svg:width="0.2cm" svg:height="0.2cm" svg:x="43.131cm" svg:y="37.304cm">
                  <text:p/>
                </draw:circle>
                <draw:rect draw:style-name="gr2" draw:text-style-name="P1" draw:layer="layout" svg:width="0.3cm" svg:height="6.4cm" draw:transform="rotate (3.1415926535892) translate (43.199cm 42.6cm)">
                  <text:p/>
                </draw:rect>
                <draw:rect draw:style-name="gr2" draw:text-style-name="P1" draw:layer="layout" svg:width="-0.6cm" svg:height="-1.6cm" svg:x="43.499cm" svg:y="38.3cm">
                  <text:p/>
                </draw:rect>
                <draw:rect draw:style-name="gr2" draw:text-style-name="P1" draw:layer="layout" svg:width="-0.6cm" svg:height="-1.6cm" svg:x="43.499cm" svg:y="42.1cm">
                  <text:p/>
                </draw:rect>
                <draw:rect draw:style-name="gr2" draw:text-style-name="P1" draw:layer="layout" svg:width="0.3cm" svg:height="6.4cm" draw:transform="rotate (3.1415926535892) translate (43.499cm 42.6cm)">
                  <text:p/>
                </draw:rect>
                <draw:circle draw:style-name="gr2" draw:text-style-name="P1" draw:layer="layout" svg:width="-0.3cm" svg:height="-0.3cm" svg:x="43.349cm" svg:y="39.55cm">
                  <text:p/>
                </draw:circle>
                <draw:circle draw:style-name="gr14" draw:text-style-name="P1" draw:layer="layout" svg:width="0.2cm" svg:height="0.2cm" svg:x="43.131cm" svg:y="41.204cm">
                  <text:p/>
                </draw:circle>
              </draw:g>
              <draw:g>
                <draw:circle draw:style-name="gr14" draw:text-style-name="P1" draw:layer="layout" svg:width="0.2cm" svg:height="0.2cm" svg:x="38.731cm" svg:y="37.304cm">
                  <text:p/>
                </draw:circle>
                <draw:rect draw:style-name="gr2" draw:text-style-name="P1" draw:layer="layout" svg:width="0.3cm" svg:height="6.4cm" draw:transform="rotate (3.1415926535892) translate (38.799cm 42.6cm)">
                  <text:p/>
                </draw:rect>
                <draw:rect draw:style-name="gr2" draw:text-style-name="P1" draw:layer="layout" svg:width="-0.6cm" svg:height="-1.6cm" svg:x="39.099cm" svg:y="38.3cm">
                  <text:p/>
                </draw:rect>
                <draw:rect draw:style-name="gr2" draw:text-style-name="P1" draw:layer="layout" svg:width="-0.6cm" svg:height="-1.6cm" svg:x="39.099cm" svg:y="42.1cm">
                  <text:p/>
                </draw:rect>
                <draw:rect draw:style-name="gr2" draw:text-style-name="P1" draw:layer="layout" svg:width="0.3cm" svg:height="6.4cm" draw:transform="rotate (3.1415926535892) translate (39.099cm 42.6cm)">
                  <text:p/>
                </draw:rect>
                <draw:circle draw:style-name="gr2" draw:text-style-name="P1" draw:layer="layout" svg:width="-0.3cm" svg:height="-0.3cm" svg:x="38.949cm" svg:y="39.55cm">
                  <text:p/>
                </draw:circle>
                <draw:circle draw:style-name="gr14" draw:text-style-name="P1" draw:layer="layout" svg:width="0.2cm" svg:height="0.2cm" svg:x="38.731cm" svg:y="41.204cm">
                  <text:p/>
                </draw:circle>
              </draw:g>
            </draw:g>
            <draw:g>
              <draw:rect draw:style-name="gr2" draw:text-style-name="P1" draw:layer="layout" svg:width="3.68cm" svg:height="0.6cm" svg:x="39.159cm" svg:y="42.9cm">
                <text:p/>
              </draw:rect>
              <draw:rect draw:style-name="gr2" draw:text-style-name="P1" draw:layer="layout" svg:width="2.15cm" svg:height="0.6cm" svg:x="39.924cm" svg:y="42.9cm">
                <text:p/>
              </draw:rect>
              <draw:rect draw:style-name="gr2" draw:text-style-name="P1" draw:layer="layout" svg:width="0.3cm" svg:height="0.6cm" svg:x="40.849cm" svg:y="42.9cm">
                <text:p/>
              </draw:rect>
              <draw:rect draw:style-name="gr2" draw:text-style-name="P1" draw:layer="layout" svg:width="0.3cm" svg:height="0.6cm" svg:x="42.307cm" svg:y="42.9cm">
                <text:p/>
              </draw:rect>
              <draw:rect draw:style-name="gr2" draw:text-style-name="P1" draw:layer="layout" svg:width="-0.3cm" svg:height="-0.6cm" svg:x="39.691cm" svg:y="43.5cm">
                <text:p/>
              </draw:rect>
            </draw:g>
            <draw:rect draw:style-name="gr2" draw:text-style-name="P1" draw:layer="layout" svg:width="2.15cm" svg:height="14.4cm" svg:x="39.925cm" svg:y="32.6cm">
              <text:p/>
            </draw:rect>
            <draw:rect draw:style-name="gr2" draw:text-style-name="P1" draw:layer="layout" svg:width="2.75cm" svg:height="0.6cm" svg:x="39.625cm" svg:y="46.4cm">
              <text:p/>
            </draw:rect>
            <draw:g>
              <draw:rect draw:style-name="gr2" draw:text-style-name="P1" draw:layer="layout" svg:width="7.7cm" svg:height="0.6cm" svg:x="37.15cm" svg:y="35.6cm">
                <text:p/>
              </draw:rect>
              <draw:g>
                <draw:rect draw:style-name="gr2" draw:text-style-name="P1" draw:layer="layout" svg:width="3.68cm" svg:height="0.6cm" svg:x="39.16cm" svg:y="35cm">
                  <text:p/>
                </draw:rect>
                <draw:rect draw:style-name="gr2" draw:text-style-name="P1" draw:layer="layout" svg:width="2.15cm" svg:height="0.6cm" svg:x="39.925cm" svg:y="35cm">
                  <text:p/>
                </draw:rect>
                <draw:rect draw:style-name="gr2" draw:text-style-name="P1" draw:layer="layout" svg:width="0.3cm" svg:height="0.6cm" svg:x="40.85cm" svg:y="35cm">
                  <text:p/>
                </draw:rect>
                <draw:rect draw:style-name="gr2" draw:text-style-name="P1" draw:layer="layout" svg:width="0.3cm" svg:height="0.6cm" svg:x="42.308cm" svg:y="35cm">
                  <text:p/>
                </draw:rect>
                <draw:rect draw:style-name="gr2" draw:text-style-name="P1" draw:layer="layout" svg:width="-0.3cm" svg:height="-0.6cm" svg:x="39.692cm" svg:y="35.6cm">
                  <text:p/>
                </draw:rect>
              </draw:g>
              <draw:rect draw:style-name="gr2" draw:text-style-name="P1" draw:layer="layout" svg:width="6.5cm" svg:height="0.6cm" svg:x="37.75cm" svg:y="35cm">
                <text:p/>
              </draw:rect>
              <draw:rect draw:style-name="gr2" draw:text-style-name="P1" draw:layer="layout" svg:width="7.7cm" svg:height="0.6cm" svg:x="37.15cm" svg:y="34.4cm">
                <text:p/>
              </draw:rect>
            </draw:g>
          </draw:g>
        </draw:g>
        <draw:rect draw:style-name="gr2" draw:text-style-name="P1" draw:layer="layout" svg:width="11cm" svg:height="3.6cm" svg:x="38cm" svg:y="19.4cm">
          <text:p/>
        </draw:rect>
        <draw:rect draw:style-name="gr2" draw:text-style-name="P1" draw:layer="layout" svg:width="3.219cm" svg:height="0.3cm" svg:x="85.859cm" svg:y="28.4cm">
          <text:p/>
        </draw:rect>
        <draw:rect draw:style-name="gr2" draw:text-style-name="P1" draw:layer="layout" svg:width="3.219cm" svg:height="0.3cm" svg:x="85.861cm" svg:y="25.1cm">
          <text:p/>
        </draw:rect>
        <draw:rect draw:style-name="gr2" draw:text-style-name="P1" draw:layer="layout" svg:width="3.219cm" svg:height="0.6cm" svg:x="85.861cm" svg:y="27.8cm">
          <text:p/>
        </draw:rect>
        <draw:rect draw:style-name="gr2" draw:text-style-name="P1" draw:layer="layout" svg:width="3.219cm" svg:height="0.6cm" draw:transform="rotate (3.1415926535892) translate (89.08cm 26cm)">
          <text:p/>
        </draw:rect>
        <draw:rect draw:style-name="gr2" draw:text-style-name="P1" draw:layer="layout" svg:width="23cm" svg:height="19cm" svg:x="49cm" svg:y="17.4cm">
          <text:p/>
        </draw:rect>
        <draw:rect draw:style-name="gr2" draw:text-style-name="P1" draw:layer="layout" svg:width="14.5cm" svg:height="4cm" draw:transform="rotate (1.5707963267946) translate (49.6cm 34.15cm)">
          <text:p/>
        </draw:rect>
        <draw:rect draw:style-name="gr2" draw:text-style-name="P1" draw:layer="layout" svg:width="11cm" svg:height="3.6cm" svg:x="72cm" svg:y="25.1cm">
          <text:p/>
        </draw:rect>
        <draw:rect draw:style-name="gr2" draw:text-style-name="P1" draw:layer="layout" svg:width="11cm" svg:height="3.6cm" svg:x="38cm" svg:y="30.8cm">
          <text:p/>
        </draw:rect>
        <draw:g>
          <draw:rect draw:style-name="gr2" draw:text-style-name="P1" draw:layer="layout" svg:width="34cm" svg:height="1.27cm" svg:x="38cm" svg:y="33.13cm">
            <text:p/>
          </draw:rect>
          <draw:rect draw:style-name="gr2" draw:text-style-name="P1" draw:layer="layout" svg:width="34cm" svg:height="0.159cm" svg:x="38cm" svg:y="34.241cm">
            <text:p/>
          </draw:rect>
        </draw:g>
        <draw:g>
          <draw:rect draw:style-name="gr2" draw:text-style-name="P1" draw:layer="layout" svg:width="45cm" svg:height="1.27cm" svg:x="38cm" svg:y="27.13cm">
            <text:p/>
          </draw:rect>
          <draw:rect draw:style-name="gr2" draw:text-style-name="P1" draw:layer="layout" svg:width="45cm" svg:height="0.159cm" svg:x="38cm" svg:y="28.241cm">
            <text:p/>
          </draw:rect>
        </draw:g>
        <draw:g>
          <draw:rect draw:style-name="gr2" draw:text-style-name="P1" draw:layer="layout" svg:width="45cm" svg:height="1.27cm" draw:transform="rotate (3.1415926535892) translate (83cm 26.67cm)">
            <text:p/>
          </draw:rect>
          <draw:rect draw:style-name="gr2" draw:text-style-name="P1" draw:layer="layout" svg:width="45cm" svg:height="0.159cm" draw:transform="rotate (3.1415926535892) translate (83cm 25.559cm)">
            <text:p/>
          </draw:rect>
        </draw:g>
        <draw:g>
          <draw:rect draw:style-name="gr2" draw:text-style-name="P1" draw:layer="layout" svg:width="34cm" svg:height="1.27cm" draw:transform="rotate (3.1415926535892) translate (72cm 20.67cm)">
            <text:p/>
          </draw:rect>
          <draw:rect draw:style-name="gr2" draw:text-style-name="P1" draw:layer="layout" svg:width="34cm" svg:height="0.159cm" draw:transform="rotate (3.1415926535892) translate (72cm 19.559cm)">
            <text:p/>
          </draw:rect>
        </draw:g>
        <draw:g>
          <draw:rect draw:style-name="gr2" draw:text-style-name="P1" draw:layer="layout" svg:width="11.7cm" svg:height="11.7cm" draw:transform="rotate (1.5707963267946) translate (44.4cm 32.75cm)">
            <text:p/>
          </draw:rect>
          <draw:g>
            <draw:line draw:style-name="gr2" draw:text-style-name="P1" draw:layer="layout" svg:x1="49.3cm" svg:y1="28.4cm" svg:x2="49.3cm" svg:y2="25.4cm">
              <text:p/>
            </draw:line>
            <draw:line draw:style-name="gr2" draw:text-style-name="P1" draw:layer="layout" svg:x1="50.8cm" svg:y1="26.9cm" svg:x2="47.8cm" svg:y2="26.9cm">
              <text:p/>
            </draw:line>
          </draw:g>
          <draw:rect draw:style-name="gr2" draw:text-style-name="P1" draw:layer="layout" svg:width="1.9cm" svg:height="1.2cm" draw:transform="rotate (1.5707963267946) translate (49.65cm 21.05cm)">
            <text:p/>
          </draw:rect>
          <draw:rect draw:style-name="gr2" draw:text-style-name="P1" draw:layer="layout" svg:width="1.9cm" svg:height="1.2cm" draw:transform="rotate (-1.57079632679579) translate (50.85cm 32.75cm)">
            <text:p/>
          </draw:rect>
          <draw:rect draw:style-name="gr2" draw:text-style-name="P1" draw:layer="layout" svg:width="1.9cm" svg:height="1.2cm" draw:transform="rotate (3.1415926535892) translate (44.4cm 27.5cm)">
            <text:p/>
          </draw:rect>
          <draw:g>
            <draw:circle draw:style-name="gr2" draw:text-style-name="P1" draw:layer="layout" svg:width="0.37cm" svg:height="0.37cm" draw:transform="rotate (1.5707963267946) translate (50.065cm 20.83cm)">
              <text:p/>
            </draw:circle>
            <draw:circle draw:style-name="gr2" draw:text-style-name="P1" draw:layer="layout" svg:width="0.37cm" svg:height="0.37cm" draw:transform="rotate (1.5707963267946) translate (50.065cm 20.07cm)">
              <text:p/>
            </draw:circle>
            <draw:rect draw:style-name="gr2" draw:text-style-name="P1" draw:layer="layout" svg:width="0.76cm" svg:height="0.37cm" draw:transform="rotate (1.5707963267946) translate (50.065cm 20.645cm)">
              <text:p/>
            </draw:rect>
          </draw:g>
          <draw:g>
            <draw:circle draw:style-name="gr2" draw:text-style-name="P1" draw:layer="layout" svg:width="0.37cm" svg:height="0.37cm" draw:transform="rotate (-1.57079632679579) translate (50.435cm 32.97cm)">
              <text:p/>
            </draw:circle>
            <draw:circle draw:style-name="gr2" draw:text-style-name="P1" draw:layer="layout" svg:width="0.37cm" svg:height="0.37cm" draw:transform="rotate (-1.57079632679579) translate (50.435cm 33.73cm)">
              <text:p/>
            </draw:circle>
            <draw:rect draw:style-name="gr2" draw:text-style-name="P1" draw:layer="layout" svg:width="0.76cm" svg:height="0.37cm" draw:transform="rotate (-1.57079632679579) translate (50.435cm 33.155cm)">
              <text:p/>
            </draw:rect>
          </draw:g>
          <draw:g>
            <draw:circle draw:style-name="gr2" draw:text-style-name="P1" draw:layer="layout" svg:width="-0.37cm" svg:height="-0.37cm" svg:x="44.18cm" svg:y="27.085cm">
              <text:p/>
            </draw:circle>
            <draw:circle draw:style-name="gr2" draw:text-style-name="P1" draw:layer="layout" svg:width="-0.37cm" svg:height="-0.37cm" svg:x="43.42cm" svg:y="27.085cm">
              <text:p/>
            </draw:circle>
            <draw:rect draw:style-name="gr2" draw:text-style-name="P1" draw:layer="layout" svg:width="-0.76cm" svg:height="-0.37cm" svg:x="43.995cm" svg:y="27.085cm">
              <text:p/>
            </draw:rect>
          </draw:g>
          <draw:rect draw:style-name="gr2" draw:text-style-name="P1" draw:layer="layout" svg:width="11.32cm" svg:height="11.32cm" draw:transform="rotate (1.5707963267946) translate (44.59cm 32.56cm)">
            <text:p/>
          </draw:rect>
        </draw:g>
        <draw:circle draw:style-name="gr25" draw:text-style-name="P1" draw:layer="layout" svg:width="50cm" svg:height="50cm" draw:transform="rotate (-1.57079632679579) translate (74.3cm 1.9cm)">
          <text:p/>
        </draw:circle>
        <draw:circle draw:style-name="gr25" draw:text-style-name="P1" draw:layer="layout" svg:width="30cm" svg:height="30cm" draw:transform="rotate (-1.57079632679579) translate (64.3cm 11.9cm)">
          <text:p/>
        </draw:circle>
        <draw:frame draw:style-name="gr1" draw:text-style-name="P3" draw:layer="layout" svg:width="8.909cm" svg:height="1.517cm" svg:x="63.235cm" svg:y="4.313cm">
          <draw:text-box>
            <text:p><text:span text:style-name="T1">Arm Reach Near</text:span></text:p>
          </draw:text-box>
        </draw:frame>
        <draw:frame draw:style-name="gr1" draw:text-style-name="P3" draw:layer="layout" svg:width="8.156cm" svg:height="1.517cm" svg:x="74.506cm" svg:y="3.493cm">
          <draw:text-box>
            <text:p><text:span text:style-name="T1">Arm Reach Far</text:span></text:p>
          </draw:text-box>
        </draw:frame>
        <draw:frame draw:style-name="gr1" draw:text-style-name="P3" draw:layer="layout" svg:width="13.486cm" svg:height="1.517cm" svg:x="53.881cm" svg:y="13.291cm">
          <draw:text-box>
            <text:p><text:span text:style-name="T1">Arm Reach Low and Near</text:span></text:p>
          </draw:text-box>
        </draw:frame>
        <draw:g>
          <draw:rect draw:style-name="gr2" draw:text-style-name="P2" draw:layer="layout" svg:width="23.2cm" svg:height="5.55cm" svg:x="74.144cm" svg:y="22.423cm">
            <text:p/>
          </draw:rect>
          <draw:frame draw:style-name="gr1" draw:text-style-name="P3" draw:layer="layout" svg:width="5.37cm" svg:height="1.517cm" svg:x="83.032cm" svg:y="24.669cm">
            <draw:text-box>
              <text:p><text:span text:style-name="T1">Meds Top</text:span></text:p>
            </draw:text-box>
          </draw:frame>
        </draw:g>
        <draw:g>
          <draw:rect draw:style-name="gr2" draw:text-style-name="P1" draw:layer="layout" svg:width="4.05cm" svg:height="3.55cm" svg:x="49.819cm" svg:y="19.551cm">
            <text:p/>
          </draw:rect>
          <draw:rect draw:style-name="gr2" draw:text-style-name="P1" draw:layer="layout" svg:width="0.675cm" svg:height="0.25cm" svg:x="53.869cm" svg:y="20.181cm">
            <text:p/>
          </draw:rect>
          <draw:rect draw:style-name="gr2" draw:text-style-name="P1" draw:layer="layout" svg:width="0.675cm" svg:height="0.25cm" svg:x="49.144cm" svg:y="20.181cm">
            <text:p/>
          </draw:rect>
          <draw:rect draw:style-name="gr2" draw:text-style-name="P1" draw:layer="layout" svg:width="3.6cm" svg:height="0.21cm" svg:x="49.819cm" svg:y="19.341cm">
            <text:p/>
          </draw:rect>
          <draw:rect draw:style-name="gr2" draw:text-style-name="P1" draw:layer="layout" svg:width="1.29cm" svg:height="0.19cm" svg:x="50.149cm" svg:y="19.151cm">
            <text:p/>
          </draw:rect>
          <draw:rect draw:style-name="gr2" draw:text-style-name="P1" draw:layer="layout" svg:width="0.59cm" svg:height="0.38cm" svg:x="50.499cm" svg:y="18.771cm">
            <text:p/>
          </draw:rect>
        </draw:g>
        <draw:g>
          <draw:rect draw:style-name="gr2" draw:text-style-name="P1" draw:layer="layout" svg:width="4.05cm" svg:height="3.55cm" draw:transform="rotate (3.1415926535892) translate (70.457cm 23.136cm)">
            <text:p/>
          </draw:rect>
          <draw:rect draw:style-name="gr2" draw:text-style-name="P1" draw:layer="layout" svg:width="-0.675cm" svg:height="-0.25cm" svg:x="66.407cm" svg:y="22.506cm">
            <text:p/>
          </draw:rect>
          <draw:rect draw:style-name="gr2" draw:text-style-name="P1" draw:layer="layout" svg:width="-0.675cm" svg:height="-0.25cm" svg:x="71.132cm" svg:y="22.506cm">
            <text:p/>
          </draw:rect>
          <draw:rect draw:style-name="gr2" draw:text-style-name="P1" draw:layer="layout" svg:width="3.6cm" svg:height="0.21cm" draw:transform="rotate (3.1415926535892) translate (70.457cm 23.346cm)">
            <text:p/>
          </draw:rect>
          <draw:rect draw:style-name="gr2" draw:text-style-name="P1" draw:layer="layout" svg:width="-1.29cm" svg:height="-0.19cm" svg:x="70.127cm" svg:y="23.536cm">
            <text:p/>
          </draw:rect>
          <draw:rect draw:style-name="gr2" draw:text-style-name="P1" draw:layer="layout" svg:width="-0.59cm" svg:height="-0.38cm" svg:x="69.777cm" svg:y="23.916cm">
            <text:p/>
          </draw:rect>
        </draw:g>
      </draw:page>
      <draw:page draw:name="page4" draw:style-name="dp1" draw:master-page-name="Default">
        <draw:g>
          <draw:g>
            <draw:g>
              <draw:circle draw:style-name="gr2" draw:text-style-name="P1" draw:layer="layout" svg:width="3.354cm" svg:height="3.354cm" draw:transform="rotate (-1.96349540849444) translate (44.123cm 165.673cm)">
                <text:p/>
              </draw:circle>
              <draw:rect draw:style-name="gr2" draw:text-style-name="P1" draw:layer="layout" svg:width="3.353cm" svg:height="3.581cm" draw:transform="rotate (-1.96349540849444) translate (42.573cm 165.033cm)">
                <text:p/>
              </draw:rect>
              <draw:g>
                <draw:circle draw:style-name="gr2" draw:text-style-name="P1" draw:layer="layout" svg:width="1.27cm" svg:height="1.27cm" draw:transform="rotate (-1.96349540849444) translate (42.762cm 166.237cm)">
                  <text:p/>
                </draw:circle>
                <draw:circle draw:style-name="gr2" draw:text-style-name="P1" draw:layer="layout" svg:width="0.356cm" svg:height="0.356cm" draw:transform="rotate (-1.96349540849444) translate (42.164cm 166.485cm)">
                  <text:p/>
                </draw:circle>
              </draw:g>
              <draw:g>
                <draw:circle draw:style-name="gr2" draw:text-style-name="P1" draw:layer="layout" svg:width="0.356cm" svg:height="0.356cm" draw:transform="rotate (-1.96349540849444) translate (41.79cm 167.39cm)">
                  <text:p/>
                </draw:circle>
                <draw:circle draw:style-name="gr2" draw:text-style-name="P1" draw:layer="layout" svg:width="0.356cm" svg:height="0.356cm" draw:transform="rotate (-1.17809724509714) translate (42.402cm 167.254cm)">
                  <text:p/>
                </draw:circle>
                <draw:circle draw:style-name="gr2" draw:text-style-name="P1" draw:layer="layout" svg:width="0.356cm" svg:height="0.356cm" draw:transform="rotate (-0.392699081699837) translate (42.74cm 166.723cm)">
                  <text:p/>
                </draw:circle>
                <draw:circle draw:style-name="gr2" draw:text-style-name="P1" draw:layer="layout" svg:width="0.356cm" svg:height="0.356cm" draw:transform="rotate (0.39269908169865) translate (42.604cm 166.11cm)">
                  <text:p/>
                </draw:circle>
                <draw:circle draw:style-name="gr2" draw:text-style-name="P1" draw:layer="layout" svg:width="0.356cm" svg:height="0.356cm" draw:transform="rotate (1.17809724509595) translate (42.075cm 165.772cm)">
                  <text:p/>
                </draw:circle>
                <draw:circle draw:style-name="gr2" draw:text-style-name="P1" draw:layer="layout" svg:width="0.356cm" svg:height="0.356cm" draw:transform="rotate (1.96349540849325) translate (41.463cm 165.908cm)">
                  <text:p/>
                </draw:circle>
                <draw:circle draw:style-name="gr2" draw:text-style-name="P1" draw:layer="layout" svg:width="0.356cm" svg:height="0.356cm" draw:transform="rotate (2.74889357189055) translate (41.125cm 166.438cm)">
                  <text:p/>
                </draw:circle>
                <draw:circle draw:style-name="gr2" draw:text-style-name="P1" draw:layer="layout" svg:width="0.356cm" svg:height="0.356cm" draw:transform="rotate (-2.74889357189174) translate (41.261cm 167.052cm)">
                  <text:p/>
                </draw:circle>
              </draw:g>
              <draw:rect draw:style-name="gr3" draw:text-style-name="P1" draw:layer="layout" svg:width="3.353cm" svg:height="3.581cm" draw:transform="rotate (-1.96349540849444) translate (45.88cm 166.404cm)">
                <text:p/>
              </draw:rect>
            </draw:g>
            <draw:g>
              <draw:circle draw:style-name="gr2" draw:text-style-name="P1" draw:layer="layout" svg:width="0.356cm" svg:height="0.356cm" draw:transform="rotate (-2.74889357189174) translate (38.597cm 166.658cm)">
                <text:p/>
              </draw:circle>
              <draw:circle draw:style-name="gr2" draw:text-style-name="P1" draw:layer="layout" svg:width="0.356cm" svg:height="0.356cm" draw:transform="rotate (0.39269908169865) translate (39.163cm 163.976cm)">
                <text:p/>
              </draw:circle>
            </draw:g>
            <draw:line draw:style-name="gr4" draw:text-style-name="P1" draw:layer="layout" svg:x1="11.228cm" svg:y1="165.526cm" svg:x2="14.371cm" svg:y2="168.66cm">
              <text:p/>
            </draw:line>
            <draw:circle draw:style-name="gr2" draw:text-style-name="P1" draw:layer="layout" svg:width="2.4cm" svg:height="2.4cm" draw:transform="rotate (0.2617993877991) translate (29.115cm 159.018cm)">
              <text:p/>
            </draw:circle>
            <draw:circle draw:style-name="gr5" draw:text-style-name="P1" draw:layer="layout" svg:width="1.74cm" svg:height="1.74cm" draw:transform="rotate (0.2617993877991) translate (29.519cm 159.251cm)">
              <text:p/>
            </draw:circle>
            <draw:circle draw:style-name="gr2" draw:text-style-name="P1" draw:layer="layout" svg:width="0.9cm" svg:height="0.9cm" draw:transform="rotate (0.2617993877991) translate (30.034cm 159.548cm)">
              <text:p/>
            </draw:circle>
            <draw:circle draw:style-name="gr2" draw:text-style-name="P1" draw:layer="layout" svg:width="2.4cm" svg:height="2.4cm" draw:transform="rotate (0.2617993877991) translate (26.681cm 159.67cm)">
              <text:p/>
            </draw:circle>
            <draw:circle draw:style-name="gr5" draw:text-style-name="P1" draw:layer="layout" svg:width="1.74cm" svg:height="1.74cm" draw:transform="rotate (0.2617993877991) translate (27.085cm 159.903cm)">
              <text:p/>
            </draw:circle>
            <draw:circle draw:style-name="gr2" draw:text-style-name="P1" draw:layer="layout" svg:width="0.9cm" svg:height="0.9cm" draw:transform="rotate (0.2617993877991) translate (27.599cm 160.2cm)">
              <text:p/>
            </draw:circle>
            <draw:rect draw:style-name="gr2" draw:text-style-name="P1" draw:layer="layout" svg:width="2.52cm" svg:height="4.22cm" draw:transform="rotate (0.2617993877991) translate (27.84cm 159.359cm)">
              <text:p/>
            </draw:rect>
            <draw:rect draw:style-name="gr2" draw:text-style-name="P1" draw:layer="layout" svg:width="2.52cm" svg:height="3.46cm" draw:transform="rotate (0.2617993877991) translate (28.037cm 160.093cm)">
              <text:p/>
            </draw:rect>
            <draw:rect draw:style-name="gr2" draw:text-style-name="P1" draw:layer="layout" svg:width="2.52cm" svg:height="1.715cm" draw:transform="rotate (0.2617993877991) translate (28.932cm 163.435cm)">
              <text:p/>
            </draw:rect>
            <draw:circle draw:style-name="gr2" draw:text-style-name="P1" draw:layer="layout" svg:width="0.42cm" svg:height="0.42cm" draw:transform="rotate (0.2617993877991) translate (30.699cm 163.557cm)">
              <text:p/>
            </draw:circle>
            <draw:circle draw:style-name="gr2" draw:text-style-name="P1" draw:layer="layout" svg:width="0.42cm" svg:height="0.42cm" draw:transform="rotate (0.2617993877991) translate (30.59cm 163.152cm)">
              <text:p/>
            </draw:circle>
            <draw:rect draw:style-name="gr2" draw:text-style-name="P1" draw:layer="layout" svg:width="0.42cm" svg:height="0.42cm" draw:transform="rotate (0.2617993877991) translate (30.645cm 163.354cm)">
              <text:p/>
            </draw:rect>
            <draw:circle draw:style-name="gr2" draw:text-style-name="P1" draw:layer="layout" svg:width="0.42cm" svg:height="0.42cm" draw:transform="rotate (0.2617993877991) translate (29.492cm 163.881cm)">
              <text:p/>
            </draw:circle>
            <draw:circle draw:style-name="gr2" draw:text-style-name="P1" draw:layer="layout" svg:width="0.42cm" svg:height="0.42cm" draw:transform="rotate (0.2617993877991) translate (29.383cm 163.475cm)">
              <text:p/>
            </draw:circle>
            <draw:rect draw:style-name="gr2" draw:text-style-name="P1" draw:layer="layout" svg:width="0.42cm" svg:height="0.42cm" draw:transform="rotate (0.2617993877991) translate (29.437cm 163.678cm)">
              <text:p/>
            </draw:rect>
            <draw:rect draw:style-name="gr2" draw:text-style-name="P1" draw:layer="layout" svg:width="0.13cm" svg:height="0.48cm" draw:transform="rotate (0.2617993877991) translate (30.087cm 163.127cm)">
              <text:p/>
            </draw:rect>
            <draw:circle draw:style-name="gr2" draw:text-style-name="P1" draw:layer="layout" svg:width="0.7cm" svg:height="0.7cm" draw:transform="rotate (0.2617993877991) translate (30.953cm 163.945cm)">
              <text:p/>
            </draw:circle>
            <draw:circle draw:style-name="gr2" draw:text-style-name="P1" draw:layer="layout" svg:width="0.7cm" svg:height="0.7cm" draw:transform="rotate (0.2617993877991) translate (29.195cm 164.416cm)">
              <text:p/>
            </draw:circle>
            <draw:circle draw:style-name="gr2" draw:text-style-name="P1" draw:layer="layout" svg:width="2.4cm" svg:height="2.4cm" draw:transform="rotate (2.1816615649925) translate (14.697cm 169.731cm)">
              <text:p/>
            </draw:circle>
            <draw:circle draw:style-name="gr5" draw:text-style-name="P1" draw:layer="layout" svg:width="1.74cm" svg:height="1.74cm" draw:transform="rotate (2.1816615649925) translate (14.777cm 169.271cm)">
              <text:p/>
            </draw:circle>
            <draw:circle draw:style-name="gr2" draw:text-style-name="P1" draw:layer="layout" svg:width="0.9cm" svg:height="0.9cm" draw:transform="rotate (2.1816615649925) translate (14.88cm 168.686cm)">
              <text:p/>
            </draw:circle>
            <draw:rect draw:style-name="gr2" draw:text-style-name="P1" draw:layer="layout" svg:width="2.46cm" svg:height="3.25cm" draw:transform="rotate (2.1816615649925) translate (15.278cm 169.359cm)">
              <text:p/>
            </draw:rect>
            <draw:circle draw:style-name="gr2" draw:text-style-name="P1" draw:layer="layout" svg:width="0.42cm" svg:height="0.42cm" draw:transform="rotate (2.1816615649925) translate (16.31cm 166.63cm)">
              <text:p/>
            </draw:circle>
            <draw:circle draw:style-name="gr2" draw:text-style-name="P1" draw:layer="layout" svg:width="0.42cm" svg:height="0.42cm" draw:transform="rotate (2.1816615649925) translate (15.965cm 166.87cm)">
              <text:p/>
            </draw:circle>
            <draw:rect draw:style-name="gr2" draw:text-style-name="P1" draw:layer="layout" svg:width="0.42cm" svg:height="0.42cm" draw:transform="rotate (2.1816615649925) translate (16.138cm 166.75cm)">
              <text:p/>
            </draw:rect>
            <draw:circle draw:style-name="gr2" draw:text-style-name="P1" draw:layer="layout" svg:width="0.42cm" svg:height="0.42cm" draw:transform="rotate (2.1816615649925) translate (17.027cm 167.654cm)">
              <text:p/>
            </draw:circle>
            <draw:circle draw:style-name="gr2" draw:text-style-name="P1" draw:layer="layout" svg:width="0.42cm" svg:height="0.42cm" draw:transform="rotate (2.1816615649925) translate (16.683cm 167.895cm)">
              <text:p/>
            </draw:circle>
            <draw:rect draw:style-name="gr2" draw:text-style-name="P1" draw:layer="layout" svg:width="0.42cm" svg:height="0.42cm" draw:transform="rotate (2.1816615649925) translate (16.854cm 167.773cm)">
              <text:p/>
            </draw:rect>
            <draw:circle draw:style-name="gr2" draw:text-style-name="P1" draw:layer="layout" svg:width="0.7cm" svg:height="0.7cm" draw:transform="rotate (2.1816615649925) translate (16.359cm 166.455cm)">
              <text:p/>
            </draw:circle>
            <draw:circle draw:style-name="gr2" draw:text-style-name="P1" draw:layer="layout" svg:width="0.7cm" svg:height="0.7cm" draw:transform="rotate (2.1816615649925) translate (17.367cm 167.897cm)">
              <text:p/>
            </draw:circle>
            <draw:line draw:style-name="gr4" draw:text-style-name="P1" draw:layer="layout" svg:x1="14.991cm" svg:y1="168.932cm" svg:x2="41.99cm" svg:y2="168.93cm">
              <text:p/>
            </draw:line>
            <draw:circle draw:style-name="gr2" draw:text-style-name="P1" draw:layer="layout" svg:width="2.4cm" svg:height="2.4cm" draw:transform="rotate (1.3089969389955) translate (10.351cm 165.733cm)">
              <text:p/>
            </draw:circle>
            <draw:circle draw:style-name="gr5" draw:text-style-name="P1" draw:layer="layout" svg:width="1.74cm" svg:height="1.74cm" draw:transform="rotate (1.3089969389955) translate (10.755cm 165.5cm)">
              <text:p/>
            </draw:circle>
            <draw:circle draw:style-name="gr2" draw:text-style-name="P1" draw:layer="layout" svg:width="0.9cm" svg:height="0.9cm" draw:transform="rotate (1.3089969389955) translate (11.269cm 165.203cm)">
              <text:p/>
            </draw:circle>
            <draw:rect draw:style-name="gr2" draw:text-style-name="P1" draw:layer="layout" svg:width="2.46cm" svg:height="3.25cm" draw:transform="rotate (1.3089969389955) translate (11.009cm 165.941cm)">
              <text:p/>
            </draw:rect>
            <draw:circle draw:style-name="gr2" draw:text-style-name="P1" draw:layer="layout" svg:width="0.42cm" svg:height="0.42cm" draw:transform="rotate (1.3089969389955) translate (13.763cm 164.976cm)">
              <text:p/>
            </draw:circle>
            <draw:circle draw:style-name="gr2" draw:text-style-name="P1" draw:layer="layout" svg:width="0.42cm" svg:height="0.42cm" draw:transform="rotate (1.3089969389955) translate (13.357cm 164.867cm)">
              <text:p/>
            </draw:circle>
            <draw:rect draw:style-name="gr2" draw:text-style-name="P1" draw:layer="layout" svg:width="0.42cm" svg:height="0.42cm" draw:transform="rotate (1.3089969389955) translate (13.56cm 164.921cm)">
              <text:p/>
            </draw:rect>
            <draw:circle draw:style-name="gr2" draw:text-style-name="P1" draw:layer="layout" svg:width="0.42cm" svg:height="0.42cm" draw:transform="rotate (1.3089969389955) translate (13.439cm 166.183cm)">
              <text:p/>
            </draw:circle>
            <draw:circle draw:style-name="gr2" draw:text-style-name="P1" draw:layer="layout" svg:width="0.42cm" svg:height="0.42cm" draw:transform="rotate (1.3089969389955) translate (13.034cm 166.074cm)">
              <text:p/>
            </draw:circle>
            <draw:rect draw:style-name="gr2" draw:text-style-name="P1" draw:layer="layout" svg:width="0.42cm" svg:height="0.42cm" draw:transform="rotate (1.3089969389955) translate (13.237cm 166.129cm)">
              <text:p/>
            </draw:rect>
            <draw:circle draw:style-name="gr2" draw:text-style-name="P1" draw:layer="layout" svg:width="0.7cm" svg:height="0.7cm" draw:transform="rotate (1.3089969389955) translate (13.928cm 164.901cm)">
              <text:p/>
            </draw:circle>
            <draw:circle draw:style-name="gr2" draw:text-style-name="P1" draw:layer="layout" svg:width="0.7cm" svg:height="0.7cm" draw:transform="rotate (1.3089969389955) translate (13.472cm 166.601cm)">
              <text:p/>
            </draw:circle>
            <draw:line draw:style-name="gr4" draw:text-style-name="P1" draw:layer="layout" svg:x1="43.924cm" svg:y1="168.219cm" svg:x2="47.02cm" svg:y2="156.628cm">
              <text:p/>
            </draw:line>
            <draw:line draw:style-name="gr4" draw:text-style-name="P1" draw:layer="layout" svg:x1="11.567cm" svg:y1="164.048cm" svg:x2="44.737cm" svg:y2="155.158cm">
              <text:p/>
            </draw:line>
            <draw:circle draw:style-name="gr2" draw:text-style-name="P1" draw:layer="layout" svg:width="2.4cm" svg:height="2.4cm" draw:transform="rotate (3.1415926535892) translate (27.488cm 169.274cm)">
              <text:p/>
            </draw:circle>
            <draw:circle draw:style-name="gr5" draw:text-style-name="P1" draw:layer="layout" svg:width="1.74cm" svg:height="1.74cm" draw:transform="rotate (3.1415926535892) translate (27.158cm 168.944cm)">
              <text:p/>
            </draw:circle>
            <draw:circle draw:style-name="gr2" draw:text-style-name="P1" draw:layer="layout" svg:width="-0.9cm" svg:height="-0.9cm" svg:x="26.738cm" svg:y="168.524cm">
              <text:p/>
            </draw:circle>
            <draw:circle draw:style-name="gr2" draw:text-style-name="P1" draw:layer="layout" svg:width="2.4cm" svg:height="2.4cm" draw:transform="rotate (3.1415926535892) translate (30.008cm 169.274cm)">
              <text:p/>
            </draw:circle>
            <draw:circle draw:style-name="gr5" draw:text-style-name="P1" draw:layer="layout" svg:width="1.74cm" svg:height="1.74cm" draw:transform="rotate (3.1415926535892) translate (29.678cm 168.944cm)">
              <text:p/>
            </draw:circle>
            <draw:circle draw:style-name="gr2" draw:text-style-name="P1" draw:layer="layout" svg:width="-0.9cm" svg:height="-0.9cm" svg:x="29.258cm" svg:y="168.524cm">
              <text:p/>
            </draw:circle>
            <draw:rect draw:style-name="gr2" draw:text-style-name="P1" draw:layer="layout" svg:width="2.52cm" svg:height="4.22cm" draw:transform="rotate (3.1415926535892) translate (28.808cm 169.274cm)">
              <text:p/>
            </draw:rect>
            <draw:rect draw:style-name="gr2" draw:text-style-name="P1" draw:layer="layout" svg:width="2.52cm" svg:height="3.46cm" draw:transform="rotate (3.1415926535892) translate (28.808cm 168.514cm)">
              <text:p/>
            </draw:rect>
            <draw:rect draw:style-name="gr2" draw:text-style-name="P1" draw:layer="layout" svg:width="2.52cm" svg:height="1.715cm" draw:transform="rotate (3.1415926535892) translate (28.808cm 165.054cm)">
              <text:p/>
            </draw:rect>
            <draw:circle draw:style-name="gr2" draw:text-style-name="P1" draw:layer="layout" svg:width="-0.42cm" svg:height="-0.42cm" svg:x="27.133cm" svg:y="164.479cm">
              <text:p/>
            </draw:circle>
            <draw:circle draw:style-name="gr2" draw:text-style-name="P1" draw:layer="layout" svg:width="-0.42cm" svg:height="-0.42cm" svg:x="27.133cm" svg:y="164.899cm">
              <text:p/>
            </draw:circle>
            <draw:rect draw:style-name="gr2" draw:text-style-name="P1" draw:layer="layout" svg:width="-0.42cm" svg:height="-0.42cm" svg:x="27.133cm" svg:y="164.689cm">
              <text:p/>
            </draw:rect>
            <draw:circle draw:style-name="gr2" draw:text-style-name="P1" draw:layer="layout" svg:width="-0.42cm" svg:height="-0.42cm" svg:x="28.383cm" svg:y="164.479cm">
              <text:p/>
            </draw:circle>
            <draw:circle draw:style-name="gr2" draw:text-style-name="P1" draw:layer="layout" svg:width="-0.42cm" svg:height="-0.42cm" svg:x="28.383cm" svg:y="164.899cm">
              <text:p/>
            </draw:circle>
            <draw:rect draw:style-name="gr2" draw:text-style-name="P1" draw:layer="layout" svg:width="-0.42cm" svg:height="-0.42cm" svg:x="28.383cm" svg:y="164.689cm">
              <text:p/>
            </draw:rect>
            <draw:rect draw:style-name="gr2" draw:text-style-name="P1" draw:layer="layout" svg:width="-0.13cm" svg:height="-0.48cm" svg:x="27.613cm" svg:y="165.053cm">
              <text:p/>
            </draw:rect>
            <draw:circle draw:style-name="gr2" draw:text-style-name="P1" draw:layer="layout" svg:width="-0.7cm" svg:height="-0.7cm" svg:x="26.988cm" svg:y="164.039cm">
              <text:p/>
            </draw:circle>
            <draw:circle draw:style-name="gr2" draw:text-style-name="P1" draw:layer="layout" svg:width="-0.7cm" svg:height="-0.7cm" svg:x="28.808cm" svg:y="164.039cm">
              <text:p/>
            </draw:circle>
            <draw:circle draw:style-name="gr5" draw:text-style-name="P1" draw:layer="layout" svg:width="4.69cm" svg:height="4.69cm" svg:x="39.586cm" svg:y="164.238cm">
              <text:p/>
            </draw:circle>
            <draw:circle draw:style-name="gr6" draw:text-style-name="P1" draw:layer="layout" svg:width="0.6cm" svg:height="0.6cm" svg:x="41.631cm" svg:y="166.283cm">
              <text:p/>
            </draw:circle>
            <draw:circle draw:style-name="gr6" draw:text-style-name="P1" draw:layer="layout" svg:width="3.61cm" svg:height="3.61cm" svg:x="40.126cm" svg:y="164.778cm">
              <text:p/>
            </draw:circle>
            <draw:circle draw:style-name="gr7" draw:text-style-name="P1" draw:layer="layout" svg:width="3.76cm" svg:height="3.76cm" svg:x="40.051cm" svg:y="164.703cm">
              <text:p/>
            </draw:circle>
            <draw:circle draw:style-name="gr8" draw:text-style-name="P1" draw:layer="layout" svg:width="6.05cm" svg:height="6.05cm" svg:x="38.906cm" svg:y="163.558cm">
              <text:p/>
            </draw:circle>
            <draw:circle draw:style-name="gr8" draw:text-style-name="P1" draw:layer="layout" svg:width="5.32cm" svg:height="5.32cm" svg:x="39.271cm" svg:y="163.923cm">
              <text:p/>
            </draw:circle>
            <draw:circle draw:style-name="gr5" draw:text-style-name="P1" draw:layer="layout" svg:width="4.69cm" svg:height="4.69cm" svg:x="41.951cm" svg:y="155.364cm">
              <text:p/>
            </draw:circle>
            <draw:circle draw:style-name="gr6" draw:text-style-name="P1" draw:layer="layout" svg:width="0.6cm" svg:height="0.6cm" svg:x="43.996cm" svg:y="157.409cm">
              <text:p/>
            </draw:circle>
            <draw:circle draw:style-name="gr6" draw:text-style-name="P1" draw:layer="layout" svg:width="3.61cm" svg:height="3.61cm" svg:x="42.491cm" svg:y="155.904cm">
              <text:p/>
            </draw:circle>
            <draw:circle draw:style-name="gr7" draw:text-style-name="P1" draw:layer="layout" svg:width="3.76cm" svg:height="3.76cm" svg:x="42.416cm" svg:y="155.829cm">
              <text:p/>
            </draw:circle>
            <draw:circle draw:style-name="gr8" draw:text-style-name="P1" draw:layer="layout" svg:width="6.05cm" svg:height="6.05cm" svg:x="41.271cm" svg:y="154.684cm">
              <text:p/>
            </draw:circle>
            <draw:circle draw:style-name="gr8" draw:text-style-name="P1" draw:layer="layout" svg:width="5.32cm" svg:height="5.32cm" svg:x="41.636cm" svg:y="155.049cm">
              <text:p/>
            </draw:circle>
            <draw:ellipse draw:style-name="gr8" draw:text-style-name="P1" draw:layer="layout" svg:width="3.13cm" svg:height="3.132cm" draw:transform="skewX (-0.000349065850398829) rotate (1.3089969389955) translate (9.903cm 165.992cm)">
              <text:p/>
            </draw:ellipse>
            <draw:circle draw:style-name="gr8" draw:text-style-name="P1" draw:layer="layout" svg:width="3.134cm" svg:height="3.134cm" draw:transform="rotate (2.1818360979177) translate (14.608cm 170.243cm)">
              <text:p/>
            </draw:circle>
            <draw:line draw:style-name="gr9" draw:text-style-name="P1" draw:layer="layout" svg:x1="11.229cm" svg:y1="163.402cm" svg:x2="43.229cm" svg:y2="154.826cm">
              <text:p/>
            </draw:line>
            <draw:line draw:style-name="gr9" draw:text-style-name="P1" draw:layer="layout" svg:x1="44.751cm" svg:y1="167.761cm" svg:x2="47.251cm" svg:y2="158.401cm">
              <text:p/>
            </draw:line>
            <draw:line draw:style-name="gr9" draw:text-style-name="P1" draw:layer="layout" svg:x1="14.992cm" svg:y1="169.633cm" svg:x2="41.991cm" svg:y2="169.631cm">
              <text:p/>
            </draw:line>
            <draw:line draw:style-name="gr9" draw:text-style-name="P1" draw:layer="layout" svg:x1="10.713cm" svg:y1="166.015cm" svg:x2="13.856cm" svg:y2="169.149cm">
              <text:p/>
            </draw:line>
            <draw:circle draw:style-name="gr10" draw:text-style-name="P1" draw:layer="layout" svg:width="0.143cm" svg:height="0.143cm" draw:transform="skewX (-0.006981317007976) rotate (1.3088224060703) translate (11.734cm 164.936cm)">
              <text:p/>
            </draw:circle>
            <draw:circle draw:style-name="gr10" draw:text-style-name="P1" draw:layer="layout" svg:width="0.141cm" svg:height="0.141cm" draw:transform="rotate (2.18445409179569) translate (14.974cm 168.158cm)">
              <text:p/>
            </draw:circle>
            <draw:line draw:style-name="gr11" draw:text-style-name="P1" draw:layer="layout" svg:x1="11.752cm" svg:y1="164.927cm" svg:x2="14.895cm" svg:y2="168.061cm">
              <text:p/>
            </draw:line>
            <draw:line draw:style-name="gr11" draw:text-style-name="P1" draw:layer="layout" svg:x1="14.972cm" svg:y1="168.137cm" svg:x2="41.971cm" svg:y2="168.135cm">
              <text:p/>
            </draw:line>
            <draw:line draw:style-name="gr11" draw:text-style-name="P1" draw:layer="layout" svg:x1="11.79cm" svg:y1="164.818cm" svg:x2="44.96cm" svg:y2="155.928cm">
              <text:p/>
            </draw:line>
            <draw:circle draw:style-name="gr10" draw:text-style-name="P1" draw:layer="layout" svg:width="3.09cm" svg:height="3.09cm" svg:x="40.386cm" svg:y="165.038cm">
              <text:p/>
            </draw:circle>
            <draw:line draw:style-name="gr11" draw:text-style-name="P1" draw:layer="layout" svg:x1="43.371cm" svg:y1="167.196cm" svg:x2="46.467cm" svg:y2="155.605cm">
              <text:p/>
            </draw:line>
            <draw:circle draw:style-name="gr10" draw:text-style-name="P1" draw:layer="layout" svg:width="3.09cm" svg:height="3.09cm" svg:x="42.751cm" svg:y="156.164cm">
              <text:p/>
            </draw:circle>
            <draw:g>
              <draw:circle draw:style-name="gr2" draw:text-style-name="P1" draw:layer="layout" svg:width="3.76cm" svg:height="3.76cm" draw:transform="rotate (-0.785398163398487) translate (44.297cm 155.054cm)">
                <text:p/>
              </draw:circle>
              <draw:circle draw:style-name="gr2" draw:text-style-name="P1" draw:layer="layout" svg:width="3.1cm" svg:height="3.1cm" draw:transform="rotate (-0.785398163398487) translate (44.297cm 155.521cm)">
                <text:p/>
              </draw:circle>
              <draw:circle draw:style-name="gr2" draw:text-style-name="P1" draw:layer="layout" svg:width="0.6cm" svg:height="0.6cm" draw:transform="rotate (-0.785398163398487) translate (44.297cm 157.288cm)">
                <text:p/>
              </draw:circle>
              <draw:circle draw:style-name="gr2" draw:text-style-name="P1" draw:layer="layout" svg:width="1.2cm" svg:height="1.2cm" draw:transform="rotate (-0.785398163398487) translate (44.297cm 156.864cm)">
                <text:p/>
              </draw:circle>
              <draw:rect draw:style-name="gr2" draw:text-style-name="P1" draw:layer="layout" svg:width="3.76cm" svg:height="3.93cm" draw:transform="rotate (-0.785398163398487) translate (43.796cm 155.555cm)">
                <text:p/>
              </draw:rect>
              <draw:line draw:style-name="gr4" draw:text-style-name="P1" draw:layer="layout" svg:x1="42.969cm" svg:y1="156.383cm" svg:x2="45.628cm" svg:y2="159.042cm">
                <text:p/>
              </draw:line>
              <draw:line draw:style-name="gr4" draw:text-style-name="P1" draw:layer="layout" svg:x1="42.482cm" svg:y1="158.198cm" svg:x2="46.114cm" svg:y2="157.225cm">
                <text:p/>
              </draw:line>
              <draw:line draw:style-name="gr4" draw:text-style-name="P1" draw:layer="layout" svg:x1="44.785cm" svg:y1="155.896cm" svg:x2="43.812cm" svg:y2="159.528cm">
                <text:p/>
              </draw:line>
              <draw:circle draw:style-name="gr2" draw:text-style-name="P1" draw:layer="layout" svg:width="3.76cm" svg:height="3.76cm" draw:transform="rotate (-0.785398163398487) translate (43.796cm 155.555cm)">
                <text:p/>
              </draw:circle>
            </draw:g>
            <draw:circle draw:style-name="gr12" draw:text-style-name="P1" draw:layer="layout" svg:width="0.4cm" svg:height="0.4cm" svg:x="41.399cm" svg:y="160.197cm">
              <text:p/>
            </draw:circle>
            <draw:circle draw:style-name="gr4" draw:text-style-name="P1" draw:layer="layout" svg:width="0.4cm" svg:height="0.4cm" svg:x="41.698cm" svg:y="166.353cm">
              <text:p/>
            </draw:circle>
            <draw:circle draw:style-name="gr4" draw:text-style-name="P1" draw:layer="layout" svg:width="0.4cm" svg:height="0.4cm" svg:x="40.801cm" svg:y="161.089cm">
              <text:p/>
            </draw:circle>
            <draw:circle draw:style-name="gr12" draw:text-style-name="P1" draw:layer="layout" svg:width="0.4cm" svg:height="0.4cm" svg:x="41.702cm" svg:y="166.408cm">
              <text:p/>
            </draw:circle>
            <draw:circle draw:style-name="gr4" draw:text-style-name="P1" draw:layer="layout" svg:width="0.2cm" svg:height="0.2cm" svg:x="13.658cm" svg:y="164.672cm">
              <text:p/>
            </draw:circle>
            <draw:circle draw:style-name="gr4" draw:text-style-name="P1" draw:layer="layout" svg:width="0.2cm" svg:height="0.2cm" svg:x="13.358cm" svg:y="165.872cm">
              <text:p/>
            </draw:circle>
            <draw:circle draw:style-name="gr4" draw:text-style-name="P1" draw:layer="layout" svg:width="0.2cm" svg:height="0.2cm" svg:x="16.058cm" svg:y="166.372cm">
              <text:p/>
            </draw:circle>
            <draw:circle draw:style-name="gr4" draw:text-style-name="P1" draw:layer="layout" svg:width="0.2cm" svg:height="0.2cm" svg:x="16.758cm" svg:y="167.372cm">
              <text:p/>
            </draw:circle>
            <draw:circle draw:style-name="gr4" draw:text-style-name="P1" draw:layer="layout" svg:width="0.2cm" svg:height="0.2cm" svg:x="26.858cm" svg:y="164.372cm">
              <text:p/>
            </draw:circle>
            <draw:circle draw:style-name="gr4" draw:text-style-name="P1" draw:layer="layout" svg:width="0.2cm" svg:height="0.2cm" svg:x="28.058cm" svg:y="164.372cm">
              <text:p/>
            </draw:circle>
            <draw:circle draw:style-name="gr4" draw:text-style-name="P1" draw:layer="layout" svg:width="0.2cm" svg:height="0.2cm" svg:x="29.558cm" svg:y="163.672cm">
              <text:p/>
            </draw:circle>
            <draw:circle draw:style-name="gr4" draw:text-style-name="P1" draw:layer="layout" svg:width="0.2cm" svg:height="0.2cm" svg:x="30.758cm" svg:y="163.372cm">
              <text:p/>
            </draw:circle>
            <draw:frame draw:style-name="gr13" draw:layer="layout" svg:width="0.769cm" svg:height="0.963cm" svg:x="33.032cm" svg:y="163.176cm">
              <draw:text-box>
                <text:p>h</text:p>
              </draw:text-box>
            </draw:frame>
            <draw:g>
              <draw:circle draw:style-name="gr4" draw:text-style-name="P1" draw:layer="layout" svg:width="0.2cm" svg:height="0.2cm" draw:transform="rotate (1.70169602069415) translate (32.739cm 162.169cm)">
                <text:p/>
              </draw:circle>
              <draw:rect draw:style-name="gr2" draw:text-style-name="P1" draw:layer="layout" svg:width="5cm" svg:height="0.3cm" draw:transform="rotate (1.70169602069415) translate (33.207cm 166.159cm)">
                <text:p/>
              </draw:rect>
              <draw:rect draw:style-name="gr2" draw:text-style-name="P1" draw:layer="layout" svg:width="1.2cm" svg:height="0.3cm" draw:transform="rotate (1.70169602069415) translate (32.711cm 162.392cm)">
                <text:p/>
              </draw:rect>
              <draw:rect draw:style-name="gr2" draw:text-style-name="P1" draw:layer="layout" svg:width="1.2cm" svg:height="0.3cm" draw:transform="rotate (1.70169602069415) translate (33.207cm 166.159cm)">
                <text:p/>
              </draw:rect>
              <draw:circle draw:style-name="gr12" draw:text-style-name="P1" draw:layer="layout" svg:width="0.2cm" svg:height="0.2cm" draw:transform="rotate (1.70169602069415) translate (32.681cm 161.661cm)">
                <text:p/>
              </draw:circle>
              <draw:circle draw:style-name="gr12" draw:text-style-name="P1" draw:layer="layout" svg:width="0.2cm" svg:height="0.2cm" draw:transform="rotate (1.70169602069415) translate (33.242cm 165.925cm)">
                <text:p/>
              </draw:circle>
              <draw:circle draw:style-name="gr4" draw:text-style-name="P1" draw:layer="layout" svg:width="0.2cm" svg:height="0.2cm" draw:transform="rotate (1.70169602069415) translate (33.156cm 165.342cm)">
                <text:p/>
              </draw:circle>
            </draw:g>
            <draw:frame draw:style-name="gr1" draw:layer="layout" svg:width="0.853cm" svg:height="0.963cm" svg:x="34.168cm" svg:y="166.144cm">
              <draw:text-box>
                <text:p>d</text:p>
              </draw:text-box>
            </draw:frame>
            <draw:frame draw:style-name="gr1" draw:layer="layout" svg:width="0.853cm" svg:height="0.963cm" svg:x="36.058cm" svg:y="159.377cm">
              <draw:text-box>
                <text:p>g</text:p>
              </draw:text-box>
            </draw:frame>
            <draw:frame draw:style-name="gr1" draw:layer="layout" svg:width="0.853cm" svg:height="0.963cm" svg:x="21.317cm" svg:y="166.37cm">
              <draw:text-box>
                <text:p>e</text:p>
              </draw:text-box>
            </draw:frame>
            <draw:frame draw:style-name="gr1" draw:layer="layout" svg:width="0.68cm" svg:height="0.963cm" svg:x="21.014cm" svg:y="163.098cm">
              <draw:text-box>
                <text:p>f</text:p>
              </draw:text-box>
            </draw:frame>
            <draw:g>
              <draw:circle draw:style-name="gr12" draw:text-style-name="P1" draw:layer="layout" svg:width="0.2cm" svg:height="0.2cm" draw:transform="rotate (0.2617993877991) translate (25.94cm 161.741cm)">
                <text:p/>
              </draw:circle>
              <draw:rect draw:style-name="gr2" draw:text-style-name="P1" draw:layer="layout" svg:width="11.5cm" svg:height="0.3cm" draw:transform="rotate (0.2617993877991) translate (15.475cm 164.493cm)">
                <text:p/>
              </draw:rect>
              <draw:rect draw:style-name="gr2" draw:text-style-name="P1" draw:layer="layout" svg:width="2cm" svg:height="0.3cm" draw:transform="rotate (0.2617993877991) translate (24.651cm 162.035cm)">
                <text:p/>
              </draw:rect>
              <draw:rect draw:style-name="gr2" draw:text-style-name="P1" draw:layer="layout" svg:width="2cm" svg:height="0.3cm" draw:transform="rotate (0.2617993877991) translate (15.475cm 164.493cm)">
                <text:p/>
              </draw:rect>
              <draw:circle draw:style-name="gr4" draw:text-style-name="P1" draw:layer="layout" svg:width="0.2cm" svg:height="0.2cm" draw:transform="rotate (0.2617993877991) translate (25.048cm 161.986cm)">
                <text:p/>
              </draw:circle>
              <draw:circle draw:style-name="gr12" draw:text-style-name="P1" draw:layer="layout" svg:width="0.2cm" svg:height="0.2cm" draw:transform="rotate (-2.87979326579129) translate (16.02cm 164.612cm)">
                <text:p/>
              </draw:circle>
              <draw:circle draw:style-name="gr4" draw:text-style-name="P1" draw:layer="layout" svg:width="0.2cm" svg:height="0.2cm" draw:transform="rotate (-2.87979326579129) translate (16.912cm 164.367cm)">
                <text:p/>
              </draw:circle>
            </draw:g>
            <draw:g>
              <draw:rect draw:style-name="gr2" draw:text-style-name="P1" draw:layer="layout" svg:width="6.6cm" svg:height="0.3cm" svg:x="18.233cm" svg:y="167.234cm">
                <text:p/>
              </draw:rect>
              <draw:rect draw:style-name="gr2" draw:text-style-name="P1" draw:layer="layout" svg:width="2cm" svg:height="0.3cm" svg:x="22.833cm" svg:y="167.234cm">
                <text:p/>
              </draw:rect>
              <draw:rect draw:style-name="gr2" draw:text-style-name="P1" draw:layer="layout" svg:width="2cm" svg:height="0.3cm" svg:x="18.233cm" svg:y="167.234cm">
                <text:p/>
              </draw:rect>
              <draw:circle draw:style-name="gr12" draw:text-style-name="P1" draw:layer="layout" svg:width="0.2cm" svg:height="0.2cm" svg:x="24.145cm" svg:y="167.277cm">
                <text:p/>
              </draw:circle>
              <draw:circle draw:style-name="gr4" draw:text-style-name="P1" draw:layer="layout" svg:width="0.2cm" svg:height="0.2cm" svg:x="23.22cm" svg:y="167.283cm">
                <text:p/>
              </draw:circle>
              <draw:circle draw:style-name="gr12" draw:text-style-name="P1" draw:layer="layout" svg:width="-0.2cm" svg:height="-0.2cm" svg:x="18.92cm" svg:y="167.483cm">
                <text:p/>
              </draw:circle>
              <draw:circle draw:style-name="gr4" draw:text-style-name="P1" draw:layer="layout" svg:width="-0.2cm" svg:height="-0.2cm" svg:x="19.845cm" svg:y="167.477cm">
                <text:p/>
              </draw:circle>
            </draw:g>
            <draw:g>
              <draw:rect draw:style-name="gr2" draw:text-style-name="P1" draw:layer="layout" svg:width="8cm" svg:height="0.3cm" svg:x="30.448cm" svg:y="167.234cm">
                <text:p/>
              </draw:rect>
              <draw:rect draw:style-name="gr2" draw:text-style-name="P1" draw:layer="layout" svg:width="2cm" svg:height="0.3cm" svg:x="36.448cm" svg:y="167.234cm">
                <text:p/>
              </draw:rect>
              <draw:rect draw:style-name="gr2" draw:text-style-name="P1" draw:layer="layout" svg:width="2cm" svg:height="0.3cm" svg:x="30.448cm" svg:y="167.234cm">
                <text:p/>
              </draw:rect>
              <draw:circle draw:style-name="gr12" draw:text-style-name="P1" draw:layer="layout" svg:width="0.2cm" svg:height="0.2cm" svg:x="37.697cm" svg:y="167.278cm">
                <text:p/>
              </draw:circle>
              <draw:circle draw:style-name="gr4" draw:text-style-name="P1" draw:layer="layout" svg:width="0.2cm" svg:height="0.2cm" svg:x="36.772cm" svg:y="167.284cm">
                <text:p/>
              </draw:circle>
              <draw:circle draw:style-name="gr12" draw:text-style-name="P1" draw:layer="layout" svg:width="-0.2cm" svg:height="-0.2cm" svg:x="31.038cm" svg:y="167.484cm">
                <text:p/>
              </draw:circle>
              <draw:circle draw:style-name="gr4" draw:text-style-name="P1" draw:layer="layout" svg:width="-0.2cm" svg:height="-0.2cm" svg:x="31.963cm" svg:y="167.478cm">
                <text:p/>
              </draw:circle>
            </draw:g>
            <draw:circle draw:style-name="gr12" draw:text-style-name="P1" draw:layer="layout" svg:width="0.2cm" svg:height="0.2cm" draw:transform="rotate (0.2617993877991) translate (38.35cm 158.395cm)">
              <text:p/>
            </draw:circle>
            <draw:circle draw:style-name="gr4" draw:text-style-name="P1" draw:layer="layout" svg:width="0.2cm" svg:height="0.2cm" draw:transform="rotate (0.2617993877991) translate (37.789cm 158.517cm)">
              <text:p/>
            </draw:circle>
            <draw:circle draw:style-name="gr12" draw:text-style-name="P1" draw:layer="layout" svg:width="0.2cm" svg:height="0.2cm" draw:transform="rotate (-2.87979326579129) translate (32.891cm 160.05cm)">
              <text:p/>
            </draw:circle>
            <draw:circle draw:style-name="gr4" draw:text-style-name="P1" draw:layer="layout" svg:width="0.2cm" svg:height="0.2cm" draw:transform="rotate (-2.87979326579129) translate (33.648cm 159.859cm)">
              <text:p/>
            </draw:circle>
            <draw:frame draw:style-name="gr1" draw:layer="layout" svg:width="0.853cm" svg:height="0.963cm" svg:x="39.079cm" svg:y="160.583cm">
              <draw:text-box>
                <text:p>a</text:p>
              </draw:text-box>
            </draw:frame>
            <draw:frame draw:style-name="gr1" draw:layer="layout" svg:width="0.853cm" svg:height="0.963cm" svg:x="40.759cm" svg:y="162.156cm">
              <draw:text-box>
                <text:p>b</text:p>
              </draw:text-box>
            </draw:frame>
            <draw:frame draw:style-name="gr1" draw:layer="layout" svg:width="0.82cm" svg:height="0.963cm" svg:x="40.759cm" svg:y="159.153cm">
              <draw:text-box draw:corner-radius="0.627cm">
                <text:p>c</text:p>
              </draw:text-box>
            </draw:frame>
            <draw:circle draw:style-name="gr2" draw:text-style-name="P1" draw:layer="layout" svg:width="0.3cm" svg:height="0.3cm" svg:x="32.879cm" svg:y="163.511cm">
              <text:p/>
            </draw:circle>
            <draw:circle draw:style-name="gr2" draw:text-style-name="P1" draw:layer="layout" svg:width="0.3cm" svg:height="0.3cm" svg:x="20.917cm" svg:y="163cm">
              <text:p/>
            </draw:circle>
            <draw:circle draw:style-name="gr2" draw:text-style-name="P1" draw:layer="layout" svg:width="0.3cm" svg:height="0.3cm" svg:x="21.383cm" svg:y="167.234cm">
              <text:p/>
            </draw:circle>
            <draw:circle draw:style-name="gr2" draw:text-style-name="P1" draw:layer="layout" svg:width="0.3cm" svg:height="0.3cm" svg:x="34.298cm" svg:y="167.234cm">
              <text:p/>
            </draw:circle>
            <draw:circle draw:style-name="gr10" draw:text-style-name="P1" draw:layer="layout" svg:width="0.9cm" svg:height="0.9cm" draw:transform="rotate (2.1816615649925) translate (15.044cm 168.31cm)">
              <text:p/>
            </draw:circle>
            <draw:circle draw:style-name="gr10" draw:text-style-name="P1" draw:layer="layout" svg:width="0.9cm" svg:height="0.9cm" draw:transform="rotate (2.1816615649925) translate (12.445cm 165.711cm)">
              <text:p/>
            </draw:circle>
            <draw:circle draw:style-name="gr2" draw:text-style-name="P1" draw:layer="layout" svg:width="0.3cm" svg:height="0.3cm" svg:x="13.493cm" svg:y="165.23cm">
              <text:p/>
            </draw:circle>
            <draw:circle draw:style-name="gr2" draw:text-style-name="P1" draw:layer="layout" svg:width="0.3cm" svg:height="0.3cm" svg:x="16.426cm" svg:y="166.789cm">
              <text:p/>
            </draw:circle>
            <draw:rect draw:style-name="gr2" draw:text-style-name="P1" draw:layer="layout" svg:width="1.624cm" svg:height="3.8cm" draw:transform="rotate (-2.35619449019309) translate (44.908cm 159.787cm)">
              <text:p/>
            </draw:rect>
            <draw:rect draw:style-name="gr2" draw:text-style-name="P1" draw:layer="layout" svg:width="1cm" svg:height="4.8cm" draw:transform="rotate (-2.35619449019309) translate (45.969cm 159.433cm)">
              <text:p/>
            </draw:rect>
            <draw:circle draw:style-name="gr4" draw:text-style-name="P1" draw:layer="layout" svg:width="0.4cm" svg:height="0.4cm" draw:transform="rotate (-0.785398163398487) translate (42.283cm 156.386cm)">
              <text:p/>
            </draw:circle>
            <draw:circle draw:style-name="gr4" draw:text-style-name="P1" draw:layer="layout" svg:width="0.4cm" svg:height="0.4cm" draw:transform="rotate (-0.785398163398487) translate (42cm 157.659cm)">
              <text:p/>
            </draw:circle>
            <draw:g>
              <draw:rect draw:style-name="gr2" draw:text-style-name="P1" draw:layer="layout" svg:width="3.76cm" svg:height="0.2cm" draw:transform="rotate (-0.785398163398487) translate (41.3cm 158.052cm)">
                <text:p/>
              </draw:rect>
              <draw:circle draw:style-name="gr4" draw:text-style-name="P1" draw:layer="layout" svg:width="0.4cm" svg:height="0.4cm" draw:transform="rotate (-0.785398163398487) translate (41.425cm 158.541cm)">
                <text:p/>
              </draw:circle>
              <draw:g>
                <draw:rect draw:style-name="gr2" draw:text-style-name="P1" draw:layer="layout" svg:width="5cm" svg:height="0.6cm" draw:transform="rotate (-2.35619449019309) translate (43.901cm 161.643cm)">
                  <text:p/>
                </draw:rect>
                <draw:rect draw:style-name="gr2" draw:text-style-name="P1" draw:layer="layout" svg:width="1.5cm" svg:height="0.6cm" draw:transform="rotate (-2.35619449019309) translate (43.901cm 161.643cm)">
                  <text:p/>
                </draw:rect>
                <draw:rect draw:style-name="gr2" draw:text-style-name="P1" draw:layer="layout" svg:width="3cm" svg:height="0.6cm" draw:transform="rotate (-2.35619449019309) translate (43.901cm 161.643cm)">
                  <text:p/>
                </draw:rect>
                <draw:rect draw:style-name="gr2" draw:text-style-name="P1" draw:layer="layout" svg:width="1cm" svg:height="0.6cm" draw:transform="rotate (-2.35619449019309) translate (43.901cm 161.643cm)">
                  <text:p/>
                </draw:rect>
                <draw:rect draw:style-name="gr2" draw:text-style-name="P1" draw:layer="layout" svg:width="1cm" svg:height="0.6cm" draw:transform="rotate (-2.35619449019309) translate (42.487cm 163.058cm)">
                  <text:p/>
                </draw:rect>
                <draw:rect draw:style-name="gr2" draw:text-style-name="P1" draw:layer="layout" svg:width="0.6cm" svg:height="0.6cm" draw:transform="rotate (-2.35619449019309) translate (44.325cm 161.219cm)">
                  <text:p/>
                </draw:rect>
                <draw:rect draw:style-name="gr14" draw:text-style-name="P1" draw:layer="layout" svg:width="0.2cm" svg:height="0.4cm" draw:transform="rotate (-2.35619449019309) translate (43.987cm 161.411cm)">
                  <text:p/>
                </draw:rect>
                <draw:circle draw:style-name="gr2" draw:text-style-name="P1" draw:layer="layout" svg:width="0.3cm" svg:height="0.3cm" draw:transform="rotate (-0.785398163398487) translate (42.635cm 162.274cm)">
                  <text:p/>
                </draw:circle>
                <draw:ellipse draw:style-name="gr4" draw:text-style-name="P1" draw:layer="layout" svg:width="0.4cm" svg:height="0.2cm" draw:transform="rotate (-0.785398163398487) translate (42.866cm 161.969cm)">
                  <text:p/>
                </draw:ellipse>
                <draw:ellipse draw:style-name="gr12" draw:text-style-name="P1" draw:layer="layout" svg:width="0.4cm" svg:height="0.2cm" draw:transform="rotate (-0.785398163398487) translate (43.255cm 161.59cm)">
                  <text:p/>
                </draw:ellipse>
                <draw:ellipse draw:style-name="gr12" draw:text-style-name="P1" draw:layer="layout" svg:width="0.4cm" svg:height="0.2cm" draw:transform="rotate (-0.785398163398487) translate (41.868cm 162.979cm)">
                  <text:p/>
                </draw:ellipse>
              </draw:g>
              <draw:circle draw:style-name="gr2" draw:text-style-name="P1" draw:layer="layout" svg:width="0.3cm" svg:height="0.3cm" draw:transform="rotate (-0.785398163398487) translate (42.345cm 159.451cm)">
                <text:p/>
              </draw:circle>
              <draw:rect draw:style-name="gr2" draw:text-style-name="P1" draw:layer="layout" svg:width="6cm" svg:height="0.6cm" draw:transform="rotate (-0.785398163398487) translate (40.436cm 157.33cm)">
                <text:p/>
              </draw:rect>
              <draw:g>
                <draw:rect draw:style-name="gr2" draw:text-style-name="P1" draw:layer="layout" svg:width="5cm" svg:height="0.6cm" draw:transform="rotate (-2.35619449019309) translate (40.789cm 158.533cm)">
                  <text:p/>
                </draw:rect>
                <draw:rect draw:style-name="gr2" draw:text-style-name="P1" draw:layer="layout" svg:width="1.5cm" svg:height="0.6cm" draw:transform="rotate (-2.35619449019309) translate (40.789cm 158.533cm)">
                  <text:p/>
                </draw:rect>
                <draw:rect draw:style-name="gr2" draw:text-style-name="P1" draw:layer="layout" svg:width="3cm" svg:height="0.6cm" draw:transform="rotate (-2.35619449019309) translate (40.789cm 158.533cm)">
                  <text:p/>
                </draw:rect>
                <draw:rect draw:style-name="gr2" draw:text-style-name="P1" draw:layer="layout" svg:width="1cm" svg:height="0.6cm" draw:transform="rotate (-2.35619449019309) translate (40.789cm 158.533cm)">
                  <text:p/>
                </draw:rect>
                <draw:rect draw:style-name="gr2" draw:text-style-name="P1" draw:layer="layout" svg:width="1cm" svg:height="0.6cm" draw:transform="rotate (-2.35619449019309) translate (39.376cm 159.946cm)">
                  <text:p/>
                </draw:rect>
                <draw:rect draw:style-name="gr2" draw:text-style-name="P1" draw:layer="layout" svg:width="0.6cm" svg:height="0.6cm" draw:transform="rotate (-2.35619449019309) translate (41.215cm 158.107cm)">
                  <text:p/>
                </draw:rect>
                <draw:rect draw:style-name="gr14" draw:text-style-name="P1" draw:layer="layout" svg:width="0.2cm" svg:height="0.4cm" draw:transform="rotate (-2.35619449019309) translate (40.875cm 158.3cm)">
                  <text:p/>
                </draw:rect>
                <draw:circle draw:style-name="gr2" draw:text-style-name="P1" draw:layer="layout" svg:width="0.3cm" svg:height="0.3cm" draw:transform="rotate (-0.785398163398487) translate (39.523cm 159.162cm)">
                  <text:p/>
                </draw:circle>
                <draw:ellipse draw:style-name="gr4" draw:text-style-name="P1" draw:layer="layout" svg:width="0.4cm" svg:height="0.2cm" draw:transform="rotate (-0.785398163398487) translate (39.755cm 158.857cm)">
                  <text:p/>
                </draw:ellipse>
                <draw:ellipse draw:style-name="gr12" draw:text-style-name="P1" draw:layer="layout" svg:width="0.4cm" svg:height="0.2cm" draw:transform="rotate (-0.785398163398487) translate (40.144cm 158.479cm)">
                  <text:p/>
                </draw:ellipse>
                <draw:ellipse draw:style-name="gr12" draw:text-style-name="P1" draw:layer="layout" svg:width="0.4cm" svg:height="0.2cm" draw:transform="rotate (-0.785398163398487) translate (38.758cm 159.869cm)">
                  <text:p/>
                </draw:ellipse>
              </draw:g>
              <draw:rect draw:style-name="gr2" draw:text-style-name="P1" draw:layer="layout" svg:width="1cm" svg:height="0.6cm" draw:transform="rotate (-0.785398163398487) translate (40.86cm 157.754cm)">
                <text:p/>
              </draw:rect>
              <draw:circle draw:style-name="gr12" draw:text-style-name="P1" draw:layer="layout" svg:width="0.4cm" svg:height="0.4cm" draw:transform="rotate (-0.785398163398487) translate (41.074cm 158.159cm)">
                <text:p/>
              </draw:circle>
              <draw:rect draw:style-name="gr2" draw:text-style-name="P1" draw:layer="layout" svg:width="1cm" svg:height="0.6cm" draw:transform="rotate (-0.785398163398487) translate (43.547cm 160.441cm)">
                <text:p/>
              </draw:rect>
              <draw:circle draw:style-name="gr12" draw:text-style-name="P1" draw:layer="layout" svg:width="0.4cm" svg:height="0.4cm" draw:transform="rotate (-0.785398163398487) translate (43.549cm 160.634cm)">
                <text:p/>
              </draw:circle>
            </draw:g>
            <draw:g>
              <draw:circle draw:style-name="gr2" draw:text-style-name="P1" draw:layer="layout" svg:width="3.18cm" svg:height="3.18cm" draw:transform="rotate (-0.785398163398487) translate (41.009cm 158.751cm)">
                <text:p/>
              </draw:circle>
              <draw:circle draw:style-name="gr2" draw:text-style-name="P1" draw:layer="layout" svg:width="2.15cm" svg:height="2.15cm" draw:transform="rotate (-0.785398163398487) translate (41.009cm 159.48cm)">
                <text:p/>
              </draw:circle>
              <draw:circle draw:style-name="gr2" draw:text-style-name="P1" draw:layer="layout" svg:width="0.2cm" svg:height="0.2cm" draw:transform="rotate (-0.785398163398487) translate (41.952cm 161.801cm)">
                <text:p/>
              </draw:circle>
              <draw:line draw:style-name="gr2" draw:text-style-name="P1" draw:layer="layout" svg:x1="39.885cm" svg:y1="159.876cm" svg:x2="42.134cm" svg:y2="162.125cm">
                <text:p/>
              </draw:line>
              <draw:circle draw:style-name="gr2" draw:text-style-name="P1" draw:layer="layout" svg:width="0.2cm" svg:height="0.2cm" draw:transform="rotate (0.2617993877991) translate (42.174cm 160.584cm)">
                <text:p/>
              </draw:circle>
              <draw:circle draw:style-name="gr2" draw:text-style-name="P1" draw:layer="layout" svg:width="0.2cm" svg:height="0.2cm" draw:transform="rotate (-1.83259571459489) translate (40.786cm 162.217cm)">
                <text:p/>
              </draw:circle>
              <draw:circle draw:style-name="gr2" draw:text-style-name="P1" draw:layer="layout" svg:width="0.2cm" svg:height="0.2cm" draw:transform="rotate (-2.87979326579129) translate (39.844cm 161.416cm)">
                <text:p/>
              </draw:circle>
              <draw:circle draw:style-name="gr2" draw:text-style-name="P1" draw:layer="layout" svg:width="0.2cm" svg:height="0.2cm" draw:transform="rotate (1.3089969389955) translate (41.232cm 159.783cm)">
                <text:p/>
              </draw:circle>
              <draw:line draw:style-name="gr2" draw:text-style-name="P1" draw:layer="layout" svg:x1="41.42cm" svg:y1="159.464cm" svg:x2="40.597cm" svg:y2="162.536cm">
                <text:p/>
              </draw:line>
              <draw:line draw:style-name="gr2" draw:text-style-name="P1" draw:layer="layout" svg:x1="39.473cm" svg:y1="161.411cm" svg:x2="42.545cm" svg:y2="160.588cm">
                <text:p/>
              </draw:line>
              <draw:circle draw:style-name="gr2" draw:text-style-name="P1" draw:layer="layout" svg:width="0.2cm" svg:height="0.2cm" draw:transform="rotate (2.3561944901919) translate (40.066cm 160.199cm)">
                <text:p/>
              </draw:circle>
            </draw:g>
            <draw:g>
              <draw:circle draw:style-name="gr2" draw:text-style-name="P1" draw:layer="layout" svg:width="6cm" svg:height="6cm" svg:x="38.009cm" svg:y="158cm">
                <text:p/>
              </draw:circle>
              <draw:circle draw:style-name="gr2" draw:text-style-name="P1" draw:layer="layout" svg:width="4.8cm" svg:height="4.8cm" svg:x="38.609cm" svg:y="158.6cm">
                <text:p/>
              </draw:circle>
            </draw:g>
            <draw:g>
              <draw:rect draw:style-name="gr2" draw:text-style-name="P1" draw:layer="layout" svg:width="7cm" svg:height="0.3cm" draw:transform="rotate (0.2617993877991) translate (32.229cm 159.961cm)">
                <text:p/>
              </draw:rect>
              <draw:rect draw:style-name="gr2" draw:text-style-name="P1" draw:layer="layout" svg:width="1.6cm" svg:height="0.3cm" draw:transform="rotate (0.2617993877991) translate (32.229cm 159.961cm)">
                <text:p/>
              </draw:rect>
              <draw:rect draw:style-name="gr2" draw:text-style-name="P1" draw:layer="layout" svg:width="1.6cm" svg:height="0.3cm" draw:transform="rotate (0.2617993877991) translate (37.445cm 158.563cm)">
                <text:p/>
              </draw:rect>
              <draw:circle draw:style-name="gr2" draw:text-style-name="P1" draw:layer="layout" svg:width="0.3cm" svg:height="0.3cm" draw:transform="rotate (0.2617993877991) translate (35.465cm 159.094cm)">
                <text:p/>
              </draw:circle>
            </draw:g>
          </draw:g>
          <draw:rect draw:style-name="gr29" draw:text-style-name="P2" draw:layer="layout" svg:width="30.749cm" svg:height="8.633cm" svg:x="41.001cm" svg:y="152.367cm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1.96366994141845) translate (78.178cm 168.331cm)">
                <text:p/>
              </draw:circle>
              <draw:rect draw:style-name="gr2" draw:text-style-name="P1" draw:layer="layout" svg:width="3.353cm" svg:height="3.582cm" draw:transform="rotate (1.96349540849325) translate (79.726cm 167.69cm)">
                <text:p/>
              </draw:rect>
              <draw:g>
                <draw:circle draw:style-name="gr2" draw:text-style-name="P1" draw:layer="layout" svg:width="1.27cm" svg:height="1.27cm" draw:transform="rotate (1.96366994141845) translate (78.74cm 166.97cm)">
                  <text:p/>
                </draw:circle>
                <draw:circle draw:style-name="gr2" draw:text-style-name="P1" draw:layer="layout" svg:width="0.356cm" svg:height="0.356cm" draw:transform="rotate (1.96279727679245) translate (78.988cm 166.373cm)">
                  <text:p/>
                </draw:circle>
              </draw:g>
              <draw:g>
                <draw:circle draw:style-name="gr2" draw:text-style-name="P1" draw:layer="layout" svg:width="0.356cm" svg:height="0.356cm" draw:transform="rotate (1.96279727679245) translate (79.362cm 167.278cm)">
                  <text:p/>
                </draw:circle>
                <draw:circle draw:style-name="gr2" draw:text-style-name="P1" draw:layer="layout" svg:width="0.356cm" svg:height="0.356cm" draw:transform="rotate (1.17879537679675) translate (78.477cm 167.143cm)">
                  <text:p/>
                </draw:circle>
                <draw:circle draw:style-name="gr2" draw:text-style-name="P1" draw:layer="layout" svg:width="0.356cm" svg:height="0.356cm" draw:transform="rotate (0.392000949997852) translate (77.947cm 166.418cm)">
                  <text:p/>
                </draw:circle>
                <draw:circle draw:style-name="gr2" draw:text-style-name="P1" draw:layer="layout" svg:width="0.356cm" svg:height="0.356cm" draw:transform="rotate (-0.392000949999038) translate (78.082cm 165.533cm)">
                  <text:p/>
                </draw:circle>
                <draw:circle draw:style-name="gr2" draw:text-style-name="P1" draw:layer="layout" svg:width="0.356cm" svg:height="0.356cm" draw:transform="rotate (-1.17879537679793) translate (78.805cm 165.002cm)">
                  <text:p/>
                </draw:circle>
                <draw:circle draw:style-name="gr2" draw:text-style-name="P1" draw:layer="layout" svg:width="0.356cm" svg:height="0.356cm" draw:transform="rotate (-1.96279727679364) translate (79.69cm 165.138cm)">
                  <text:p/>
                </draw:circle>
                <draw:circle draw:style-name="gr2" draw:text-style-name="P1" draw:layer="layout" svg:width="0.356cm" svg:height="0.356cm" draw:transform="rotate (-2.74959170359253) translate (80.219cm 165.862cm)">
                  <text:p/>
                </draw:circle>
                <draw:circle draw:style-name="gr2" draw:text-style-name="P1" draw:layer="layout" svg:width="0.356cm" svg:height="0.356cm" draw:transform="rotate (2.74959170359135) translate (80.084cm 166.747cm)">
                  <text:p/>
                </draw:circle>
              </draw:g>
              <draw:rect draw:style-name="gr3" draw:text-style-name="P1" draw:layer="layout" svg:width="3.353cm" svg:height="3.582cm" draw:transform="rotate (1.96349540849325) translate (76.419cm 169.061cm)">
                <text:p/>
              </draw:rect>
            </draw:g>
            <draw:g>
              <draw:circle draw:style-name="gr2" draw:text-style-name="P1" draw:layer="layout" svg:width="0.356cm" svg:height="0.356cm" draw:transform="rotate (2.74959170359135) translate (82.747cm 166.353cm)">
                <text:p/>
              </draw:circle>
              <draw:circle draw:style-name="gr2" draw:text-style-name="P1" draw:layer="layout" svg:width="0.356cm" svg:height="0.356cm" draw:transform="rotate (-0.392000949999038) translate (81.523cm 163.399cm)">
                <text:p/>
              </draw:circle>
            </draw:g>
            <draw:line draw:style-name="gr4" draw:text-style-name="P1" draw:layer="layout" svg:x1="109.788cm" svg:y1="165.085cm" svg:x2="106.645cm" svg:y2="168.219cm">
              <text:p/>
            </draw:line>
            <draw:circle draw:style-name="gr2" draw:text-style-name="P1" draw:layer="layout" svg:width="2.4cm" svg:height="2.4cm" draw:transform="rotate (-0.261799387800286) translate (89.583cm 157.956cm)">
              <text:p/>
            </draw:circle>
            <draw:circle draw:style-name="gr5" draw:text-style-name="P1" draw:layer="layout" svg:width="1.74cm" svg:height="1.739cm" draw:transform="rotate (-0.261624854875088) translate (89.816cm 158.36cm)">
              <text:p/>
            </draw:circle>
            <draw:circle draw:style-name="gr2" draw:text-style-name="P1" draw:layer="layout" svg:width="0.9cm" svg:height="0.9cm" draw:transform="rotate (-0.261973920725486) translate (90.113cm 158.874cm)">
              <text:p/>
            </draw:circle>
            <draw:circle draw:style-name="gr2" draw:text-style-name="P1" draw:layer="layout" svg:width="2.4cm" svg:height="2.4cm" draw:transform="rotate (-0.261799387800286) translate (92.017cm 158.608cm)">
              <text:p/>
            </draw:circle>
            <draw:circle draw:style-name="gr5" draw:text-style-name="P1" draw:layer="layout" svg:width="1.74cm" svg:height="1.739cm" draw:transform="rotate (-0.261624854875088) translate (92.25cm 159.013cm)">
              <text:p/>
            </draw:circle>
            <draw:circle draw:style-name="gr2" draw:text-style-name="P1" draw:layer="layout" svg:width="0.9cm" svg:height="0.9cm" draw:transform="rotate (-0.261973920725486) translate (92.548cm 159.526cm)">
              <text:p/>
            </draw:circle>
            <draw:rect draw:style-name="gr2" draw:text-style-name="P1" draw:layer="layout" svg:width="2.52cm" svg:height="4.22cm" draw:transform="rotate (-0.261799387800286) translate (90.742cm 158.266cm)">
              <text:p/>
            </draw:rect>
            <draw:rect draw:style-name="gr2" draw:text-style-name="P1" draw:layer="layout" svg:width="2.52cm" svg:height="3.46cm" draw:transform="rotate (-0.261799387800286) translate (90.545cm 159cm)">
              <text:p/>
            </draw:rect>
            <draw:rect draw:style-name="gr2" draw:text-style-name="P1" draw:layer="layout" svg:width="2.52cm" svg:height="1.714cm" draw:transform="rotate (-0.261799387800286) translate (89.65cm 162.342cm)">
              <text:p/>
            </draw:rect>
            <draw:circle draw:style-name="gr2" draw:text-style-name="P1" draw:layer="layout" svg:width="0.42cm" svg:height="0.42cm" draw:transform="rotate (-0.262322986575885) translate (89.91cm 163.007cm)">
              <text:p/>
            </draw:circle>
            <draw:circle draw:style-name="gr2" draw:text-style-name="P1" draw:layer="layout" svg:width="0.42cm" svg:height="0.42cm" draw:transform="rotate (-0.262322986575885) translate (90.02cm 162.602cm)">
              <text:p/>
            </draw:circle>
            <draw:rect draw:style-name="gr2" draw:text-style-name="P1" draw:layer="layout" svg:width="0.42cm" svg:height="0.42cm" draw:transform="rotate (-0.262322986575885) translate (89.965cm 162.804cm)">
              <text:p/>
            </draw:rect>
            <draw:circle draw:style-name="gr2" draw:text-style-name="P1" draw:layer="layout" svg:width="0.42cm" svg:height="0.42cm" draw:transform="rotate (-0.262322986575885) translate (91.119cm 163.331cm)">
              <text:p/>
            </draw:circle>
            <draw:circle draw:style-name="gr2" draw:text-style-name="P1" draw:layer="layout" svg:width="0.42cm" svg:height="0.42cm" draw:transform="rotate (-0.262322986575885) translate (91.226cm 162.925cm)">
              <text:p/>
            </draw:circle>
            <draw:rect draw:style-name="gr2" draw:text-style-name="P1" draw:layer="layout" svg:width="0.42cm" svg:height="0.42cm" draw:transform="rotate (-0.262322986575885) translate (91.173cm 163.129cm)">
              <text:p/>
            </draw:rect>
            <draw:rect draw:style-name="gr2" draw:text-style-name="P1" draw:layer="layout" svg:width="0.131cm" svg:height="0.48cm" draw:transform="rotate (-0.263544717052281) translate (90.803cm 162.652cm)">
              <text:p/>
            </draw:rect>
            <draw:circle draw:style-name="gr2" draw:text-style-name="P1" draw:layer="layout" svg:width="0.7cm" svg:height="0.7cm" draw:transform="rotate (-0.261624854875088) translate (89.387cm 163.324cm)">
              <text:p/>
            </draw:circle>
            <draw:circle draw:style-name="gr2" draw:text-style-name="P1" draw:layer="layout" svg:width="0.7cm" svg:height="0.7cm" draw:transform="rotate (-0.261624854875088) translate (91.145cm 163.795cm)">
              <text:p/>
            </draw:circle>
            <draw:circle draw:style-name="gr2" draw:text-style-name="P1" draw:layer="layout" svg:width="2.4cm" svg:height="2.4cm" draw:transform="rotate (-2.18183609791889) translate (107.696cm 167.324cm)">
              <text:p/>
            </draw:circle>
            <draw:circle draw:style-name="gr5" draw:text-style-name="P1" draw:layer="layout" svg:width="1.74cm" svg:height="1.74cm" draw:transform="rotate (-2.18183609791889) translate (107.236cm 167.406cm)">
              <text:p/>
            </draw:circle>
            <draw:circle draw:style-name="gr2" draw:text-style-name="P1" draw:layer="layout" svg:width="0.9cm" svg:height="0.9cm" draw:transform="rotate (-2.18166156499369) translate (106.653cm 167.508cm)">
              <text:p/>
            </draw:circle>
            <draw:rect draw:style-name="gr2" draw:text-style-name="P1" draw:layer="layout" svg:width="2.46cm" svg:height="3.25cm" draw:transform="rotate (-2.18166156499369) translate (107.148cm 166.903cm)">
              <text:p/>
            </draw:rect>
            <draw:circle draw:style-name="gr2" draw:text-style-name="P1" draw:layer="layout" svg:width="0.42cm" svg:height="0.42cm" draw:transform="rotate (-2.18183609791889) translate (104.947cm 165.845cm)">
              <text:p/>
            </draw:circle>
            <draw:circle draw:style-name="gr2" draw:text-style-name="P1" draw:layer="layout" svg:width="0.42cm" svg:height="0.42cm" draw:transform="rotate (-2.18183609791889) translate (105.292cm 166.086cm)">
              <text:p/>
            </draw:circle>
            <draw:rect draw:style-name="gr2" draw:text-style-name="P1" draw:layer="layout" svg:width="0.42cm" svg:height="0.42cm" draw:transform="rotate (-2.18183609791889) translate (105.119cm 165.966cm)">
              <text:p/>
            </draw:rect>
            <draw:circle draw:style-name="gr2" draw:text-style-name="P1" draw:layer="layout" svg:width="0.42cm" svg:height="0.42cm" draw:transform="rotate (-2.18183609791889) translate (104.23cm 166.869cm)">
              <text:p/>
            </draw:circle>
            <draw:circle draw:style-name="gr2" draw:text-style-name="P1" draw:layer="layout" svg:width="0.42cm" svg:height="0.42cm" draw:transform="rotate (-2.18183609791889) translate (104.573cm 167.109cm)">
              <text:p/>
            </draw:circle>
            <draw:rect draw:style-name="gr2" draw:text-style-name="P1" draw:layer="layout" svg:width="0.42cm" svg:height="0.42cm" draw:transform="rotate (-2.18183609791889) translate (104.403cm 166.988cm)">
              <text:p/>
            </draw:rect>
            <draw:ellipse draw:style-name="gr2" draw:text-style-name="P1" draw:layer="layout" svg:width="0.7cm" svg:height="0.701cm" draw:transform="rotate (-2.18253422961968) translate (105.06cm 165.441cm)">
              <text:p/>
            </draw:ellipse>
            <draw:ellipse draw:style-name="gr2" draw:text-style-name="P1" draw:layer="layout" svg:width="0.7cm" svg:height="0.701cm" draw:transform="rotate (-2.18253422961968) translate (104.051cm 166.884cm)">
              <text:p/>
            </draw:ellipse>
            <draw:line draw:style-name="gr4" draw:text-style-name="P1" draw:layer="layout" svg:x1="106.025cm" svg:y1="168.491cm" svg:x2="79.026cm" svg:y2="168.489cm">
              <text:p/>
            </draw:line>
            <draw:circle draw:style-name="gr2" draw:text-style-name="P1" draw:layer="layout" svg:width="2.4cm" svg:height="2.4cm" draw:transform="rotate (-1.30899693899669) translate (110.043cm 162.974cm)">
              <text:p/>
            </draw:circle>
            <draw:circle draw:style-name="gr5" draw:text-style-name="P1" draw:layer="layout" svg:width="1.74cm" svg:height="1.74cm" draw:transform="rotate (-1.30917147192189) translate (109.811cm 163.378cm)">
              <text:p/>
            </draw:circle>
            <draw:circle draw:style-name="gr2" draw:text-style-name="P1" draw:layer="layout" svg:width="0.9cm" svg:height="0.9cm" draw:transform="rotate (-1.30882240607149) translate (109.514cm 163.894cm)">
              <text:p/>
            </draw:circle>
            <draw:rect draw:style-name="gr2" draw:text-style-name="P1" draw:layer="layout" svg:width="2.46cm" svg:height="3.25cm" draw:transform="rotate (-1.30882240607149) translate (109.37cm 163.124cm)">
              <text:p/>
            </draw:rect>
            <draw:circle draw:style-name="gr2" draw:text-style-name="P1" draw:layer="layout" svg:width="0.42cm" svg:height="0.419cm" draw:transform="rotate (-1.30847334022109) translate (107.143cm 164.129cm)">
              <text:p/>
            </draw:circle>
            <draw:circle draw:style-name="gr2" draw:text-style-name="P1" draw:layer="layout" svg:width="0.42cm" svg:height="0.419cm" draw:transform="rotate (-1.30847334022109) translate (107.55cm 164.021cm)">
              <text:p/>
            </draw:circle>
            <draw:rect draw:style-name="gr2" draw:text-style-name="P1" draw:layer="layout" svg:width="0.42cm" svg:height="0.419cm" draw:transform="rotate (-1.30847334022109) translate (107.347cm 164.075cm)">
              <text:p/>
            </draw:rect>
            <draw:circle draw:style-name="gr2" draw:text-style-name="P1" draw:layer="layout" svg:width="0.42cm" svg:height="0.419cm" draw:transform="rotate (-1.30847334022109) translate (107.468cm 165.336cm)">
              <text:p/>
            </draw:circle>
            <draw:circle draw:style-name="gr2" draw:text-style-name="P1" draw:layer="layout" svg:width="0.42cm" svg:height="0.419cm" draw:transform="rotate (-1.30847334022109) translate (107.873cm 165.227cm)">
              <text:p/>
            </draw:circle>
            <draw:rect draw:style-name="gr2" draw:text-style-name="P1" draw:layer="layout" svg:width="0.42cm" svg:height="0.419cm" draw:transform="rotate (-1.30847334022109) translate (107.67cm 165.283cm)">
              <text:p/>
            </draw:rect>
            <draw:circle draw:style-name="gr2" draw:text-style-name="P1" draw:layer="layout" svg:width="0.7cm" svg:height="0.7cm" draw:transform="rotate (-1.30917147192189) translate (106.907cm 163.784cm)">
              <text:p/>
            </draw:circle>
            <draw:circle draw:style-name="gr2" draw:text-style-name="P1" draw:layer="layout" svg:width="0.7cm" svg:height="0.7cm" draw:transform="rotate (-1.30917147192189) translate (107.363cm 165.485cm)">
              <text:p/>
            </draw:circle>
            <draw:line draw:style-name="gr4" draw:text-style-name="P1" draw:layer="layout" svg:x1="77.092cm" svg:y1="167.778cm" svg:x2="73.996cm" svg:y2="156.187cm">
              <text:p/>
            </draw:line>
            <draw:line draw:style-name="gr4" draw:text-style-name="P1" draw:layer="layout" svg:x1="109.449cm" svg:y1="163.607cm" svg:x2="76.279cm" svg:y2="154.717cm">
              <text:p/>
            </draw:line>
            <draw:circle draw:style-name="gr2" draw:text-style-name="P1" draw:layer="layout" svg:width="2.4cm" svg:height="2.4cm" draw:transform="rotate (3.1415926535892) translate (95.927cm 168.833cm)">
              <text:p/>
            </draw:circle>
            <draw:circle draw:style-name="gr5" draw:text-style-name="P1" draw:layer="layout" svg:width="1.74cm" svg:height="1.74cm" draw:transform="rotate (3.1415926535892) translate (95.599cm 168.503cm)">
              <text:p/>
            </draw:circle>
            <draw:circle draw:style-name="gr2" draw:text-style-name="P1" draw:layer="layout" svg:width="-0.9cm" svg:height="-0.9cm" svg:x="95.178cm" svg:y="168.083cm">
              <text:p/>
            </draw:circle>
            <draw:circle draw:style-name="gr2" draw:text-style-name="P1" draw:layer="layout" svg:width="2.4cm" svg:height="2.4cm" draw:transform="rotate (3.1415926535892) translate (93.408cm 168.833cm)">
              <text:p/>
            </draw:circle>
            <draw:circle draw:style-name="gr5" draw:text-style-name="P1" draw:layer="layout" svg:width="1.74cm" svg:height="1.74cm" draw:transform="rotate (3.1415926535892) translate (93.079cm 168.504cm)">
              <text:p/>
            </draw:circle>
            <draw:circle draw:style-name="gr2" draw:text-style-name="P1" draw:layer="layout" svg:width="-0.9cm" svg:height="-0.9cm" svg:x="92.658cm" svg:y="168.083cm">
              <text:p/>
            </draw:circle>
            <draw:rect draw:style-name="gr2" draw:text-style-name="P1" draw:layer="layout" svg:width="2.52cm" svg:height="4.22cm" draw:transform="rotate (3.1415926535892) translate (94.728cm 168.833cm)">
              <text:p/>
            </draw:rect>
            <draw:rect draw:style-name="gr2" draw:text-style-name="P1" draw:layer="layout" svg:width="2.52cm" svg:height="3.46cm" draw:transform="rotate (3.1415926535892) translate (94.728cm 168.073cm)">
              <text:p/>
            </draw:rect>
            <draw:rect draw:style-name="gr2" draw:text-style-name="P1" draw:layer="layout" svg:width="2.52cm" svg:height="1.715cm" draw:transform="rotate (3.1415926535892) translate (94.728cm 164.613cm)">
              <text:p/>
            </draw:rect>
            <draw:circle draw:style-name="gr2" draw:text-style-name="P1" draw:layer="layout" svg:width="-0.42cm" svg:height="-0.42cm" svg:x="94.302cm" svg:y="164.038cm">
              <text:p/>
            </draw:circle>
            <draw:circle draw:style-name="gr2" draw:text-style-name="P1" draw:layer="layout" svg:width="-0.42cm" svg:height="-0.42cm" svg:x="94.303cm" svg:y="164.458cm">
              <text:p/>
            </draw:circle>
            <draw:rect draw:style-name="gr2" draw:text-style-name="P1" draw:layer="layout" svg:width="-0.42cm" svg:height="-0.42cm" svg:x="94.303cm" svg:y="164.249cm">
              <text:p/>
            </draw:rect>
            <draw:circle draw:style-name="gr2" draw:text-style-name="P1" draw:layer="layout" svg:width="-0.42cm" svg:height="-0.42cm" svg:x="93.053cm" svg:y="164.038cm">
              <text:p/>
            </draw:circle>
            <draw:circle draw:style-name="gr2" draw:text-style-name="P1" draw:layer="layout" svg:width="-0.42cm" svg:height="-0.42cm" svg:x="93.053cm" svg:y="164.458cm">
              <text:p/>
            </draw:circle>
            <draw:rect draw:style-name="gr2" draw:text-style-name="P1" draw:layer="layout" svg:width="-0.42cm" svg:height="-0.42cm" svg:x="93.053cm" svg:y="164.248cm">
              <text:p/>
            </draw:rect>
            <draw:rect draw:style-name="gr2" draw:text-style-name="P1" draw:layer="layout" svg:width="-0.13cm" svg:height="-0.48cm" svg:x="93.532cm" svg:y="164.613cm">
              <text:p/>
            </draw:rect>
            <draw:circle draw:style-name="gr2" draw:text-style-name="P1" draw:layer="layout" svg:width="-0.7cm" svg:height="-0.7cm" svg:x="94.728cm" svg:y="163.599cm">
              <text:p/>
            </draw:circle>
            <draw:circle draw:style-name="gr2" draw:text-style-name="P1" draw:layer="layout" svg:width="-0.7cm" svg:height="-0.7cm" svg:x="92.908cm" svg:y="163.599cm">
              <text:p/>
            </draw:circle>
            <draw:circle draw:style-name="gr5" draw:text-style-name="P1" draw:layer="layout" svg:width="4.69cm" svg:height="4.69cm" svg:x="76.739cm" svg:y="163.797cm">
              <text:p/>
            </draw:circle>
            <draw:circle draw:style-name="gr6" draw:text-style-name="P1" draw:layer="layout" svg:width="0.6cm" svg:height="0.6cm" svg:x="78.784cm" svg:y="165.843cm">
              <text:p/>
            </draw:circle>
            <draw:circle draw:style-name="gr6" draw:text-style-name="P1" draw:layer="layout" svg:width="3.61cm" svg:height="3.61cm" svg:x="77.28cm" svg:y="164.338cm">
              <text:p/>
            </draw:circle>
            <draw:circle draw:style-name="gr7" draw:text-style-name="P1" draw:layer="layout" svg:width="3.76cm" svg:height="3.76cm" svg:x="77.205cm" svg:y="164.262cm">
              <text:p/>
            </draw:circle>
            <draw:circle draw:style-name="gr8" draw:text-style-name="P1" draw:layer="layout" svg:width="6.05cm" svg:height="6.05cm" svg:x="76.06cm" svg:y="163.118cm">
              <text:p/>
            </draw:circle>
            <draw:circle draw:style-name="gr8" draw:text-style-name="P1" draw:layer="layout" svg:width="5.32cm" svg:height="5.32cm" svg:x="76.425cm" svg:y="163.483cm">
              <text:p/>
            </draw:circle>
            <draw:circle draw:style-name="gr5" draw:text-style-name="P1" draw:layer="layout" svg:width="4.69cm" svg:height="4.69cm" svg:x="74.375cm" svg:y="154.923cm">
              <text:p/>
            </draw:circle>
            <draw:circle draw:style-name="gr6" draw:text-style-name="P1" draw:layer="layout" svg:width="0.6cm" svg:height="0.6cm" svg:x="76.42cm" svg:y="156.968cm">
              <text:p/>
            </draw:circle>
            <draw:circle draw:style-name="gr6" draw:text-style-name="P1" draw:layer="layout" svg:width="3.61cm" svg:height="3.61cm" svg:x="74.915cm" svg:y="155.463cm">
              <text:p/>
            </draw:circle>
            <draw:circle draw:style-name="gr7" draw:text-style-name="P1" draw:layer="layout" svg:width="3.76cm" svg:height="3.76cm" svg:x="74.84cm" svg:y="155.388cm">
              <text:p/>
            </draw:circle>
            <draw:circle draw:style-name="gr8" draw:text-style-name="P1" draw:layer="layout" svg:width="6.05cm" svg:height="6.05cm" svg:x="73.695cm" svg:y="154.243cm">
              <text:p/>
            </draw:circle>
            <draw:circle draw:style-name="gr8" draw:text-style-name="P1" draw:layer="layout" svg:width="5.32cm" svg:height="5.32cm" svg:x="74.06cm" svg:y="154.608cm">
              <text:p/>
            </draw:circle>
            <draw:ellipse draw:style-name="gr8" draw:text-style-name="P1" draw:layer="layout" svg:width="3.13cm" svg:height="3.132cm" draw:transform="skewX (0.000698131700797541) rotate (-1.30899693899669) translate (110.302cm 162.528cm)">
              <text:p/>
            </draw:ellipse>
            <draw:circle draw:style-name="gr8" draw:text-style-name="P1" draw:layer="layout" svg:width="3.134cm" svg:height="3.134cm" draw:transform="rotate (-2.18183609791889) translate (108.206cm 167.235cm)">
              <text:p/>
            </draw:circle>
            <draw:line draw:style-name="gr9" draw:text-style-name="P1" draw:layer="layout" svg:x1="109.787cm" svg:y1="162.961cm" svg:x2="77.787cm" svg:y2="154.385cm">
              <text:p/>
            </draw:line>
            <draw:line draw:style-name="gr9" draw:text-style-name="P1" draw:layer="layout" svg:x1="76.265cm" svg:y1="167.32cm" svg:x2="73.765cm" svg:y2="157.96cm">
              <text:p/>
            </draw:line>
            <draw:line draw:style-name="gr9" draw:text-style-name="P1" draw:layer="layout" svg:x1="106.024cm" svg:y1="169.192cm" svg:x2="79.025cm" svg:y2="169.19cm">
              <text:p/>
            </draw:line>
            <draw:line draw:style-name="gr9" draw:text-style-name="P1" draw:layer="layout" svg:x1="110.303cm" svg:y1="165.574cm" svg:x2="107.16cm" svg:y2="168.708cm">
              <text:p/>
            </draw:line>
            <draw:circle draw:style-name="gr10" draw:text-style-name="P1" draw:layer="layout" svg:width="0.143cm" svg:height="0.143cm" draw:transform="skewX (0.006981317007976) rotate (-1.30882240607149) translate (109.245cm 164.357cm)">
              <text:p/>
            </draw:circle>
            <draw:circle draw:style-name="gr10" draw:text-style-name="P1" draw:layer="layout" svg:width="0.141cm" svg:height="0.141cm" draw:transform="rotate (-2.18445409179688) translate (106.122cm 167.602cm)">
              <text:p/>
            </draw:circle>
            <draw:line draw:style-name="gr11" draw:text-style-name="P1" draw:layer="layout" svg:x1="109.264cm" svg:y1="164.486cm" svg:x2="106.121cm" svg:y2="167.62cm">
              <text:p/>
            </draw:line>
            <draw:line draw:style-name="gr11" draw:text-style-name="P1" draw:layer="layout" svg:x1="106.044cm" svg:y1="167.696cm" svg:x2="79.045cm" svg:y2="167.694cm">
              <text:p/>
            </draw:line>
            <draw:line draw:style-name="gr11" draw:text-style-name="P1" draw:layer="layout" svg:x1="109.226cm" svg:y1="164.377cm" svg:x2="76.056cm" svg:y2="155.487cm">
              <text:p/>
            </draw:line>
            <draw:circle draw:style-name="gr10" draw:text-style-name="P1" draw:layer="layout" svg:width="3.09cm" svg:height="3.09cm" svg:x="77.54cm" svg:y="164.597cm">
              <text:p/>
            </draw:circle>
            <draw:line draw:style-name="gr11" draw:text-style-name="P1" draw:layer="layout" svg:x1="77.645cm" svg:y1="166.755cm" svg:x2="74.549cm" svg:y2="155.164cm">
              <text:p/>
            </draw:line>
            <draw:circle draw:style-name="gr10" draw:text-style-name="P1" draw:layer="layout" svg:width="3.09cm" svg:height="3.09cm" svg:x="75.175cm" svg:y="155.723cm">
              <text:p/>
            </draw:circle>
            <draw:g>
              <draw:circle draw:style-name="gr2" draw:text-style-name="P1" draw:layer="layout" svg:width="3.76cm" svg:height="3.76cm" draw:transform="rotate (0.7853981633973) translate (74.059cm 157.273cm)">
                <text:p/>
              </draw:circle>
              <draw:circle draw:style-name="gr2" draw:text-style-name="P1" draw:layer="layout" svg:width="3.1cm" svg:height="3.1cm" draw:transform="rotate (0.7853981633973) translate (74.526cm 157.273cm)">
                <text:p/>
              </draw:circle>
              <draw:circle draw:style-name="gr2" draw:text-style-name="P1" draw:layer="layout" svg:width="0.6cm" svg:height="0.6cm" draw:transform="rotate (0.7853981633973) translate (76.295cm 157.272cm)">
                <text:p/>
              </draw:circle>
              <draw:ellipse draw:style-name="gr2" draw:text-style-name="P1" draw:layer="layout" svg:width="1.201cm" svg:height="1.2cm" draw:transform="rotate (0.7853981633973) translate (75.87cm 157.272cm)">
                <text:p/>
              </draw:ellipse>
              <draw:rect draw:style-name="gr2" draw:text-style-name="P1" draw:layer="layout" svg:width="3.76cm" svg:height="3.93cm" draw:transform="rotate (0.7853981633973) translate (74.561cm 157.774cm)">
                <text:p/>
              </draw:rect>
              <draw:line draw:style-name="gr4" draw:text-style-name="P1" draw:layer="layout" svg:x1="78.047cm" svg:y1="155.942cm" svg:x2="75.388cm" svg:y2="158.601cm">
                <text:p/>
              </draw:line>
              <draw:line draw:style-name="gr4" draw:text-style-name="P1" draw:layer="layout" svg:x1="78.534cm" svg:y1="157.757cm" svg:x2="74.902cm" svg:y2="156.784cm">
                <text:p/>
              </draw:line>
              <draw:line draw:style-name="gr4" draw:text-style-name="P1" draw:layer="layout" svg:x1="76.231cm" svg:y1="155.455cm" svg:x2="77.204cm" svg:y2="159.087cm">
                <text:p/>
              </draw:line>
              <draw:circle draw:style-name="gr2" draw:text-style-name="P1" draw:layer="layout" svg:width="3.76cm" svg:height="3.76cm" draw:transform="rotate (0.7853981633973) translate (74.561cm 157.774cm)">
                <text:p/>
              </draw:circle>
            </draw:g>
            <draw:circle draw:style-name="gr12" draw:text-style-name="P1" draw:layer="layout" svg:width="0.4cm" svg:height="0.4cm" svg:x="79.217cm" svg:y="159.756cm">
              <text:p/>
            </draw:circle>
            <draw:circle draw:style-name="gr4" draw:text-style-name="P1" draw:layer="layout" svg:width="0.4cm" svg:height="0.4cm" svg:x="78.918cm" svg:y="165.913cm">
              <text:p/>
            </draw:circle>
            <draw:circle draw:style-name="gr4" draw:text-style-name="P1" draw:layer="layout" svg:width="0.4cm" svg:height="0.4cm" svg:x="79.815cm" svg:y="160.649cm">
              <text:p/>
            </draw:circle>
            <draw:circle draw:style-name="gr12" draw:text-style-name="P1" draw:layer="layout" svg:width="0.4cm" svg:height="0.4cm" svg:x="78.914cm" svg:y="165.968cm">
              <text:p/>
            </draw:circle>
            <draw:circle draw:style-name="gr4" draw:text-style-name="P1" draw:layer="layout" svg:width="0.2cm" svg:height="0.2cm" svg:x="107.157cm" svg:y="164.231cm">
              <text:p/>
            </draw:circle>
            <draw:circle draw:style-name="gr4" draw:text-style-name="P1" draw:layer="layout" svg:width="0.2cm" svg:height="0.2cm" svg:x="107.458cm" svg:y="165.431cm">
              <text:p/>
            </draw:circle>
            <draw:circle draw:style-name="gr4" draw:text-style-name="P1" draw:layer="layout" svg:width="0.2cm" svg:height="0.2cm" svg:x="104.758cm" svg:y="165.931cm">
              <text:p/>
            </draw:circle>
            <draw:circle draw:style-name="gr4" draw:text-style-name="P1" draw:layer="layout" svg:width="0.2cm" svg:height="0.2cm" svg:x="104.058cm" svg:y="166.931cm">
              <text:p/>
            </draw:circle>
            <draw:circle draw:style-name="gr4" draw:text-style-name="P1" draw:layer="layout" svg:width="0.2cm" svg:height="0.2cm" svg:x="93.958cm" svg:y="163.931cm">
              <text:p/>
            </draw:circle>
            <draw:circle draw:style-name="gr4" draw:text-style-name="P1" draw:layer="layout" svg:width="0.2cm" svg:height="0.2cm" svg:x="92.758cm" svg:y="163.931cm">
              <text:p/>
            </draw:circle>
            <draw:circle draw:style-name="gr4" draw:text-style-name="P1" draw:layer="layout" svg:width="0.2cm" svg:height="0.2cm" svg:x="91.257cm" svg:y="163.231cm">
              <text:p/>
            </draw:circle>
            <draw:circle draw:style-name="gr4" draw:text-style-name="P1" draw:layer="layout" svg:width="0.2cm" svg:height="0.2cm" svg:x="90.058cm" svg:y="162.931cm">
              <text:p/>
            </draw:circle>
            <draw:g>
              <draw:circle draw:style-name="gr4" draw:text-style-name="P1" draw:layer="layout" svg:width="0.2cm" svg:height="0.2cm" draw:transform="rotate (-1.70134695484494) translate (88.303cm 161.53cm)">
                <text:p/>
              </draw:circle>
              <draw:rect draw:style-name="gr2" draw:text-style-name="P1" draw:layer="layout" svg:width="5cm" svg:height="0.301cm" draw:transform="rotate (-1.70169602069534) translate (88.462cm 160.761cm)">
                <text:p/>
              </draw:rect>
              <draw:rect draw:style-name="gr2" draw:text-style-name="P1" draw:layer="layout" svg:width="1.2cm" svg:height="0.301cm" draw:transform="rotate (-1.70204508654574) translate (88.462cm 160.761cm)">
                <text:p/>
              </draw:rect>
              <draw:rect draw:style-name="gr2" draw:text-style-name="P1" draw:layer="layout" svg:width="1.2cm" svg:height="0.301cm" draw:transform="rotate (-1.70204508654574) translate (87.966cm 164.528cm)">
                <text:p/>
              </draw:rect>
              <draw:circle draw:style-name="gr12" draw:text-style-name="P1" draw:layer="layout" svg:width="0.2cm" svg:height="0.2cm" draw:transform="rotate (-1.70134695484494) translate (88.36cm 161.023cm)">
                <text:p/>
              </draw:circle>
              <draw:circle draw:style-name="gr12" draw:text-style-name="P1" draw:layer="layout" svg:width="0.2cm" svg:height="0.2cm" draw:transform="rotate (-1.70134695484494) translate (87.8cm 165.286cm)">
                <text:p/>
              </draw:circle>
              <draw:circle draw:style-name="gr4" draw:text-style-name="P1" draw:layer="layout" svg:width="0.2cm" svg:height="0.2cm" draw:transform="rotate (-1.70134695484494) translate (87.885cm 164.703cm)">
                <text:p/>
              </draw:circle>
            </draw:g>
            <draw:g>
              <draw:circle draw:style-name="gr12" draw:text-style-name="P1" draw:layer="layout" svg:width="0.2cm" svg:height="0.2cm" draw:transform="rotate (-0.263195651201882) translate (94.883cm 161.249cm)">
                <text:p/>
              </draw:circle>
              <draw:rect draw:style-name="gr2" draw:text-style-name="P1" draw:layer="layout" svg:width="11.5cm" svg:height="0.299cm" draw:transform="rotate (-0.261799387800286) translate (94.433cm 161.075cm)">
                <text:p/>
              </draw:rect>
              <draw:rect draw:style-name="gr2" draw:text-style-name="P1" draw:layer="layout" svg:width="2cm" svg:height="0.3cm" draw:transform="rotate (-0.261973920725486) translate (94.433cm 161.075cm)">
                <text:p/>
              </draw:rect>
              <draw:rect draw:style-name="gr2" draw:text-style-name="P1" draw:layer="layout" svg:width="2cm" svg:height="0.3cm" draw:transform="rotate (-0.261973920725486) translate (103.609cm 163.535cm)">
                <text:p/>
              </draw:rect>
              <draw:circle draw:style-name="gr4" draw:text-style-name="P1" draw:layer="layout" svg:width="0.2cm" svg:height="0.2cm" draw:transform="rotate (-0.263195651201882) translate (95.775cm 161.493cm)">
                <text:p/>
              </draw:circle>
              <draw:circle draw:style-name="gr12" draw:text-style-name="P1" draw:layer="layout" svg:width="0.2cm" svg:height="0.2cm" draw:transform="rotate (2.8783970023885) translate (105.189cm 164.224cm)">
                <text:p/>
              </draw:circle>
              <draw:circle draw:style-name="gr4" draw:text-style-name="P1" draw:layer="layout" svg:width="0.2cm" svg:height="0.2cm" draw:transform="rotate (2.8783970023885) translate (104.296cm 163.978cm)">
                <text:p/>
              </draw:circle>
            </draw:g>
            <draw:g>
              <draw:rect draw:style-name="gr2" draw:text-style-name="P1" draw:layer="layout" svg:width="6.6cm" svg:height="0.3cm" svg:x="96.182cm" svg:y="166.793cm">
                <text:p/>
              </draw:rect>
              <draw:rect draw:style-name="gr2" draw:text-style-name="P1" draw:layer="layout" svg:width="2cm" svg:height="0.3cm" svg:x="96.182cm" svg:y="166.793cm">
                <text:p/>
              </draw:rect>
              <draw:rect draw:style-name="gr2" draw:text-style-name="P1" draw:layer="layout" svg:width="2cm" svg:height="0.3cm" svg:x="100.783cm" svg:y="166.793cm">
                <text:p/>
              </draw:rect>
              <draw:circle draw:style-name="gr12" draw:text-style-name="P1" draw:layer="layout" svg:width="0.2cm" svg:height="0.2cm" svg:x="96.671cm" svg:y="166.836cm">
                <text:p/>
              </draw:circle>
              <draw:circle draw:style-name="gr4" draw:text-style-name="P1" draw:layer="layout" svg:width="0.2cm" svg:height="0.2cm" svg:x="97.596cm" svg:y="166.842cm">
                <text:p/>
              </draw:circle>
              <draw:circle draw:style-name="gr12" draw:text-style-name="P1" draw:layer="layout" svg:width="-0.2cm" svg:height="-0.2cm" svg:x="102.296cm" svg:y="167.042cm">
                <text:p/>
              </draw:circle>
              <draw:circle draw:style-name="gr4" draw:text-style-name="P1" draw:layer="layout" svg:width="-0.2cm" svg:height="-0.2cm" svg:x="101.371cm" svg:y="167.036cm">
                <text:p/>
              </draw:circle>
            </draw:g>
            <draw:g>
              <draw:rect draw:style-name="gr2" draw:text-style-name="P1" draw:layer="layout" svg:width="8cm" svg:height="0.3cm" svg:x="82.568cm" svg:y="166.793cm">
                <text:p/>
              </draw:rect>
              <draw:rect draw:style-name="gr2" draw:text-style-name="P1" draw:layer="layout" svg:width="2cm" svg:height="0.3cm" svg:x="82.568cm" svg:y="166.793cm">
                <text:p/>
              </draw:rect>
              <draw:rect draw:style-name="gr2" draw:text-style-name="P1" draw:layer="layout" svg:width="2cm" svg:height="0.3cm" svg:x="88.569cm" svg:y="166.793cm">
                <text:p/>
              </draw:rect>
              <draw:circle draw:style-name="gr12" draw:text-style-name="P1" draw:layer="layout" svg:width="0.2cm" svg:height="0.2cm" svg:x="83.119cm" svg:y="166.837cm">
                <text:p/>
              </draw:circle>
              <draw:circle draw:style-name="gr4" draw:text-style-name="P1" draw:layer="layout" svg:width="0.2cm" svg:height="0.2cm" svg:x="84.044cm" svg:y="166.843cm">
                <text:p/>
              </draw:circle>
              <draw:circle draw:style-name="gr12" draw:text-style-name="P1" draw:layer="layout" svg:width="-0.2cm" svg:height="-0.2cm" svg:x="90.178cm" svg:y="167.043cm">
                <text:p/>
              </draw:circle>
              <draw:circle draw:style-name="gr4" draw:text-style-name="P1" draw:layer="layout" svg:width="-0.2cm" svg:height="-0.2cm" svg:x="89.253cm" svg:y="167.038cm">
                <text:p/>
              </draw:circle>
            </draw:g>
            <draw:circle draw:style-name="gr12" draw:text-style-name="P1" draw:layer="layout" svg:width="0.2cm" svg:height="0.2cm" draw:transform="rotate (-0.263195651201882) translate (82.473cm 157.902cm)">
              <text:p/>
            </draw:circle>
            <draw:circle draw:style-name="gr4" draw:text-style-name="P1" draw:layer="layout" svg:width="0.2cm" svg:height="0.2cm" draw:transform="rotate (-0.263195651201882) translate (83.034cm 158.024cm)">
              <text:p/>
            </draw:circle>
            <draw:circle draw:style-name="gr12" draw:text-style-name="P1" draw:layer="layout" svg:width="0.2cm" svg:height="0.2cm" draw:transform="rotate (2.8783970023885) translate (88.318cm 159.662cm)">
              <text:p/>
            </draw:circle>
            <draw:circle draw:style-name="gr4" draw:text-style-name="P1" draw:layer="layout" svg:width="0.2cm" svg:height="0.2cm" draw:transform="rotate (2.8783970023885) translate (87.561cm 159.47cm)">
              <text:p/>
            </draw:circle>
            <draw:circle draw:style-name="gr2" draw:text-style-name="P1" draw:layer="layout" svg:width="0.3cm" svg:height="0.3cm" svg:x="87.836cm" svg:y="163.07cm">
              <text:p/>
            </draw:circle>
            <draw:circle draw:style-name="gr2" draw:text-style-name="P1" draw:layer="layout" svg:width="0.3cm" svg:height="0.3cm" svg:x="99.799cm" svg:y="162.56cm">
              <text:p/>
            </draw:circle>
            <draw:circle draw:style-name="gr2" draw:text-style-name="P1" draw:layer="layout" svg:width="0.3cm" svg:height="0.3cm" svg:x="99.332cm" svg:y="166.793cm">
              <text:p/>
            </draw:circle>
            <draw:circle draw:style-name="gr2" draw:text-style-name="P1" draw:layer="layout" svg:width="0.3cm" svg:height="0.3cm" svg:x="86.417cm" svg:y="166.794cm">
              <text:p/>
            </draw:circle>
            <draw:circle draw:style-name="gr10" draw:text-style-name="P1" draw:layer="layout" svg:width="0.9cm" svg:height="0.9cm" draw:transform="rotate (-2.18166156499369) translate (106.487cm 167.133cm)">
              <text:p/>
            </draw:circle>
            <draw:circle draw:style-name="gr10" draw:text-style-name="P1" draw:layer="layout" svg:width="0.9cm" svg:height="0.9cm" draw:transform="rotate (-2.18166156499369) translate (109.087cm 164.533cm)">
              <text:p/>
            </draw:circle>
            <draw:circle draw:style-name="gr2" draw:text-style-name="P1" draw:layer="layout" svg:width="0.3cm" svg:height="0.3cm" svg:x="107.223cm" svg:y="164.789cm">
              <text:p/>
            </draw:circle>
            <draw:circle draw:style-name="gr2" draw:text-style-name="P1" draw:layer="layout" svg:width="0.3cm" svg:height="0.3cm" svg:x="104.29cm" svg:y="166.348cm">
              <text:p/>
            </draw:circle>
            <draw:rect draw:style-name="gr2" draw:text-style-name="P1" draw:layer="layout" svg:width="1.624cm" svg:height="3.8cm" draw:transform="rotate (2.3561944901919) translate (77.256cm 160.494cm)">
              <text:p/>
            </draw:rect>
            <draw:rect draw:style-name="gr2" draw:text-style-name="P1" draw:layer="layout" svg:width="1cm" svg:height="4.8cm" draw:transform="rotate (2.3561944901919) translate (75.753cm 159.7cm)">
              <text:p/>
            </draw:rect>
            <draw:circle draw:style-name="gr4" draw:text-style-name="P1" draw:layer="layout" svg:width="0.4cm" svg:height="0.4cm" draw:transform="rotate (0.7853981633973) translate (78.45cm 156.229cm)">
              <text:p/>
            </draw:circle>
            <draw:circle draw:style-name="gr4" draw:text-style-name="P1" draw:layer="layout" svg:width="0.4cm" svg:height="0.4cm" draw:transform="rotate (0.7853981633973) translate (78.734cm 157.501cm)">
              <text:p/>
            </draw:circle>
            <draw:g>
              <draw:rect draw:style-name="gr2" draw:text-style-name="P1" draw:layer="layout" svg:width="3.76cm" svg:height="0.2cm" draw:transform="rotate (0.7853981633973) translate (77.057cm 160.271cm)">
                <text:p/>
              </draw:rect>
              <draw:circle draw:style-name="gr4" draw:text-style-name="P1" draw:layer="layout" svg:width="0.4cm" svg:height="0.4cm" draw:transform="rotate (0.7853981633973) translate (79.308cm 158.383cm)">
                <text:p/>
              </draw:circle>
              <draw:g>
                <draw:rect draw:style-name="gr2" draw:text-style-name="P1" draw:layer="layout" svg:width="5.001cm" svg:height="0.6cm" draw:transform="rotate (2.3561944901919) translate (80.651cm 164.739cm)">
                  <text:p/>
                </draw:rect>
                <draw:rect draw:style-name="gr2" draw:text-style-name="P1" draw:layer="layout" svg:width="1.5cm" svg:height="0.6cm" draw:transform="rotate (2.3561944901919) translate (78.175cm 162.263cm)">
                  <text:p/>
                </draw:rect>
                <draw:rect draw:style-name="gr2" draw:text-style-name="P1" draw:layer="layout" svg:width="3cm" svg:height="0.6cm" draw:transform="rotate (2.3561944901919) translate (79.236cm 163.324cm)">
                  <text:p/>
                </draw:rect>
                <draw:rect draw:style-name="gr2" draw:text-style-name="P1" draw:layer="layout" svg:width="1cm" svg:height="0.6cm" draw:transform="rotate (2.3561944901919) translate (77.822cm 161.909cm)">
                  <text:p/>
                </draw:rect>
                <draw:rect draw:style-name="gr2" draw:text-style-name="P1" draw:layer="layout" svg:width="1cm" svg:height="0.6cm" draw:transform="rotate (2.3561944901919) translate (79.236cm 163.324cm)">
                  <text:p/>
                </draw:rect>
                <draw:rect draw:style-name="gr2" draw:text-style-name="P1" draw:layer="layout" svg:width="0.6cm" svg:height="0.6cm" draw:transform="rotate (2.3561944901919) translate (77.114cm 161.202cm)">
                  <text:p/>
                </draw:rect>
                <draw:rect draw:style-name="gr14" draw:text-style-name="P1" draw:layer="layout" svg:width="0.199cm" svg:height="0.4cm" draw:transform="rotate (2.3561944901919) translate (77.17cm 161.111cm)">
                  <text:p/>
                </draw:rect>
                <draw:circle draw:style-name="gr2" draw:text-style-name="P1" draw:layer="layout" svg:width="0.3cm" svg:height="0.3cm" draw:transform="rotate (0.7853981633973) translate (78.169cm 162.045cm)">
                  <text:p/>
                </draw:circle>
                <draw:ellipse draw:style-name="gr4" draw:text-style-name="P1" draw:layer="layout" svg:width="0.4cm" svg:height="0.2cm" draw:transform="rotate (0.7853981633973) translate (77.867cm 161.812cm)">
                  <text:p/>
                </draw:ellipse>
                <draw:ellipse draw:style-name="gr12" draw:text-style-name="P1" draw:layer="layout" svg:width="0.4cm" svg:height="0.2cm" draw:transform="rotate (0.7853981633973) translate (77.477cm 161.432cm)">
                  <text:p/>
                </draw:ellipse>
                <draw:ellipse draw:style-name="gr12" draw:text-style-name="P1" draw:layer="layout" svg:width="0.4cm" svg:height="0.2cm" draw:transform="rotate (0.7853981633973) translate (78.865cm 162.822cm)">
                  <text:p/>
                </draw:ellipse>
              </draw:g>
              <draw:circle draw:style-name="gr2" draw:text-style-name="P1" draw:layer="layout" svg:width="0.3cm" svg:height="0.3cm" draw:transform="rotate (0.7853981633973) translate (78.459cm 159.222cm)">
                <text:p/>
              </draw:circle>
              <draw:rect draw:style-name="gr2" draw:text-style-name="P1" draw:layer="layout" svg:width="6.001cm" svg:height="0.6cm" draw:transform="rotate (0.7853981633973) translate (76.337cm 161.133cm)">
                <text:p/>
              </draw:rect>
              <draw:g>
                <draw:rect draw:style-name="gr2" draw:text-style-name="P1" draw:layer="layout" svg:width="5.001cm" svg:height="0.6cm" draw:transform="rotate (2.3561944901919) translate (83.763cm 161.629cm)">
                  <text:p/>
                </draw:rect>
                <draw:rect draw:style-name="gr2" draw:text-style-name="P1" draw:layer="layout" svg:width="1.5cm" svg:height="0.6cm" draw:transform="rotate (2.3561944901919) translate (81.288cm 159.154cm)">
                  <text:p/>
                </draw:rect>
                <draw:rect draw:style-name="gr2" draw:text-style-name="P1" draw:layer="layout" svg:width="3cm" svg:height="0.6cm" draw:transform="rotate (2.3561944901919) translate (82.348cm 160.213cm)">
                  <text:p/>
                </draw:rect>
                <draw:rect draw:style-name="gr2" draw:text-style-name="P1" draw:layer="layout" svg:width="1cm" svg:height="0.6cm" draw:transform="rotate (2.3561944901919) translate (80.934cm 158.799cm)">
                  <text:p/>
                </draw:rect>
                <draw:rect draw:style-name="gr2" draw:text-style-name="P1" draw:layer="layout" svg:width="1cm" svg:height="0.6cm" draw:transform="rotate (2.3561944901919) translate (82.347cm 160.213cm)">
                  <text:p/>
                </draw:rect>
                <draw:rect draw:style-name="gr2" draw:text-style-name="P1" draw:layer="layout" svg:width="0.6cm" svg:height="0.6cm" draw:transform="rotate (2.3561944901919) translate (80.225cm 158.09cm)">
                  <text:p/>
                </draw:rect>
                <draw:rect draw:style-name="gr14" draw:text-style-name="P1" draw:layer="layout" svg:width="0.199cm" svg:height="0.4cm" draw:transform="rotate (2.3561944901919) translate (80.282cm 158.001cm)">
                  <text:p/>
                </draw:rect>
                <draw:circle draw:style-name="gr2" draw:text-style-name="P1" draw:layer="layout" svg:width="0.3cm" svg:height="0.3cm" draw:transform="rotate (0.7853981633973) translate (81.281cm 158.933cm)">
                  <text:p/>
                </draw:circle>
                <draw:ellipse draw:style-name="gr4" draw:text-style-name="P1" draw:layer="layout" svg:width="0.4cm" svg:height="0.2cm" draw:transform="rotate (0.7853981633973) translate (80.978cm 158.7cm)">
                  <text:p/>
                </draw:ellipse>
                <draw:ellipse draw:style-name="gr12" draw:text-style-name="P1" draw:layer="layout" svg:width="0.4cm" svg:height="0.2cm" draw:transform="rotate (0.7853981633973) translate (80.589cm 158.321cm)">
                  <text:p/>
                </draw:ellipse>
                <draw:ellipse draw:style-name="gr12" draw:text-style-name="P1" draw:layer="layout" svg:width="0.4cm" svg:height="0.2cm" draw:transform="rotate (0.7853981633973) translate (81.975cm 159.712cm)">
                  <text:p/>
                </draw:ellipse>
              </draw:g>
              <draw:rect draw:style-name="gr2" draw:text-style-name="P1" draw:layer="layout" svg:width="1cm" svg:height="0.6cm" draw:transform="rotate (0.7853981633973) translate (79.449cm 158.02cm)">
                <text:p/>
              </draw:rect>
              <draw:circle draw:style-name="gr12" draw:text-style-name="P1" draw:layer="layout" svg:width="0.4cm" svg:height="0.4cm" draw:transform="rotate (0.7853981633973) translate (79.659cm 158.001cm)">
                <text:p/>
              </draw:circle>
              <draw:rect draw:style-name="gr2" draw:text-style-name="P1" draw:layer="layout" svg:width="1cm" svg:height="0.6cm" draw:transform="rotate (0.7853981633973) translate (76.762cm 160.707cm)">
                <text:p/>
              </draw:rect>
              <draw:circle draw:style-name="gr12" draw:text-style-name="P1" draw:layer="layout" svg:width="0.4cm" svg:height="0.4cm" draw:transform="rotate (0.7853981633973) translate (77.184cm 160.476cm)">
                <text:p/>
              </draw:circle>
            </draw:g>
            <draw:g>
              <draw:ellipse draw:style-name="gr2" draw:text-style-name="P1" draw:layer="layout" svg:width="3.181cm" svg:height="3.18cm" draw:transform="rotate (0.7853981633973) translate (77.758cm 160.559cm)">
                <text:p/>
              </draw:ellipse>
              <draw:circle draw:style-name="gr2" draw:text-style-name="P1" draw:layer="layout" svg:width="2.15cm" svg:height="2.15cm" draw:transform="rotate (0.7853981633973) translate (78.487cm 160.56cm)">
                <text:p/>
              </draw:circle>
              <draw:circle draw:style-name="gr2" draw:text-style-name="P1" draw:layer="layout" svg:width="0.199cm" svg:height="0.2cm" draw:transform="rotate (0.7853981633973) translate (78.923cm 161.502cm)">
                <text:p/>
              </draw:circle>
              <draw:line draw:style-name="gr2" draw:text-style-name="P1" draw:layer="layout" svg:x1="81.131cm" svg:y1="159.435cm" svg:x2="78.882cm" svg:y2="161.684cm">
                <text:p/>
              </draw:line>
              <draw:circle draw:style-name="gr2" draw:text-style-name="P1" draw:layer="layout" svg:width="0.2cm" svg:height="0.2cm" draw:transform="rotate (-0.263195651201882) translate (78.648cm 160.091cm)">
                <text:p/>
              </draw:circle>
              <draw:circle draw:style-name="gr2" draw:text-style-name="P1" draw:layer="layout" svg:width="0.2cm" svg:height="0.2cm" draw:transform="rotate (1.8339919779953) translate (80.282cm 161.969cm)">
                <text:p/>
              </draw:circle>
              <draw:circle draw:style-name="gr2" draw:text-style-name="P1" draw:layer="layout" svg:width="0.2cm" svg:height="0.2cm" draw:transform="rotate (2.8783970023885) translate (81.366cm 161.028cm)">
                <text:p/>
              </draw:circle>
              <draw:circle draw:style-name="gr2" draw:text-style-name="P1" draw:layer="layout" svg:width="0.2cm" svg:height="0.2cm" draw:transform="rotate (-1.30760067559509) translate (79.731cm 159.15cm)">
                <text:p/>
              </draw:circle>
              <draw:line draw:style-name="gr2" draw:text-style-name="P1" draw:layer="layout" svg:x1="79.596cm" svg:y1="159.023cm" svg:x2="80.419cm" svg:y2="162.095cm">
                <text:p/>
              </draw:line>
              <draw:line draw:style-name="gr2" draw:text-style-name="P1" draw:layer="layout" svg:x1="81.543cm" svg:y1="160.97cm" svg:x2="78.471cm" svg:y2="160.147cm">
                <text:p/>
              </draw:line>
              <draw:circle draw:style-name="gr2" draw:text-style-name="P1" draw:layer="layout" svg:width="0.199cm" svg:height="0.2cm" draw:transform="rotate (-2.35619449019309) translate (81.091cm 159.618cm)">
                <text:p/>
              </draw:circle>
            </draw:g>
            <draw:g>
              <draw:circle draw:style-name="gr2" draw:text-style-name="P1" draw:layer="layout" svg:width="6cm" svg:height="6cm" svg:x="77.007cm" svg:y="157.559cm">
                <text:p/>
              </draw:circle>
              <draw:circle draw:style-name="gr2" draw:text-style-name="P1" draw:layer="layout" svg:width="4.8cm" svg:height="4.8cm" svg:x="77.607cm" svg:y="158.159cm">
                <text:p/>
              </draw:circle>
            </draw:g>
            <draw:g>
              <draw:rect draw:style-name="gr2" draw:text-style-name="P1" draw:layer="layout" svg:width="7cm" svg:height="0.3cm" draw:transform="rotate (-0.261799387800286) translate (82.026cm 157.708cm)">
                <text:p/>
              </draw:rect>
              <draw:rect draw:style-name="gr2" draw:text-style-name="P1" draw:layer="layout" svg:width="1.6cm" svg:height="0.3cm" draw:transform="rotate (-0.261799387800286) translate (87.241cm 159.106cm)">
                <text:p/>
              </draw:rect>
              <draw:rect draw:style-name="gr2" draw:text-style-name="P1" draw:layer="layout" svg:width="1.6cm" svg:height="0.3cm" draw:transform="rotate (-0.261799387800286) translate (82.026cm 157.708cm)">
                <text:p/>
              </draw:rect>
              <draw:circle draw:style-name="gr2" draw:text-style-name="P1" draw:layer="layout" svg:width="0.3cm" svg:height="0.3cm" draw:transform="rotate (-0.262672052426284) translate (85.261cm 158.576cm)">
                <text:p/>
              </draw:circle>
            </draw:g>
          </draw:g>
          <draw:rect draw:style-name="gr29" draw:text-style-name="P2" draw:layer="layout" svg:width="30.749cm" svg:height="8.633cm" svg:x="49.252cm" svg:y="152.368cm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0.91629785729685) translate (39.197cm 106.082cm)">
                <text:p/>
              </draw:circle>
              <draw:rect draw:style-name="gr2" draw:text-style-name="P1" draw:layer="layout" svg:width="3.353cm" svg:height="3.581cm" draw:transform="rotate (0.91629785729685) translate (40.528cm 107.102cm)">
                <text:p/>
              </draw:rect>
              <draw:g>
                <draw:circle draw:style-name="gr2" draw:text-style-name="P1" draw:layer="layout" svg:width="1.27cm" svg:height="1.27cm" draw:transform="rotate (0.91629785729685) translate (40.657cm 105.89cm)">
                  <text:p/>
                </draw:circle>
                <draw:circle draw:style-name="gr2" draw:text-style-name="P1" draw:layer="layout" svg:width="0.356cm" svg:height="0.356cm" draw:transform="rotate (0.91629785729685) translate (41.299cm 105.805cm)">
                  <text:p/>
                </draw:circle>
              </draw:g>
              <draw:g>
                <draw:circle draw:style-name="gr2" draw:text-style-name="P1" draw:layer="layout" svg:width="0.356cm" svg:height="0.356cm" draw:transform="rotate (0.91629785729685) translate (41.895cm 105.028cm)">
                  <text:p/>
                </draw:circle>
                <draw:circle draw:style-name="gr2" draw:text-style-name="P1" draw:layer="layout" svg:width="0.356cm" svg:height="0.356cm" draw:transform="rotate (1.70169602069415) translate (41.268cm 105cm)">
                  <text:p/>
                </draw:circle>
                <draw:circle draw:style-name="gr2" draw:text-style-name="P1" draw:layer="layout" svg:width="0.356cm" svg:height="0.356cm" draw:transform="rotate (2.48709418409145) translate (40.804cm 105.426cm)">
                  <text:p/>
                </draw:circle>
                <draw:circle draw:style-name="gr2" draw:text-style-name="P1" draw:layer="layout" svg:width="0.356cm" svg:height="0.356cm" draw:transform="rotate (-3.01069295969084) translate (40.777cm 106.053cm)">
                  <text:p/>
                </draw:circle>
                <draw:circle draw:style-name="gr2" draw:text-style-name="P1" draw:layer="layout" svg:width="0.356cm" svg:height="0.356cm" draw:transform="rotate (-2.22529479629354) translate (41.201cm 106.517cm)">
                  <text:p/>
                </draw:circle>
                <draw:circle draw:style-name="gr2" draw:text-style-name="P1" draw:layer="layout" svg:width="0.356cm" svg:height="0.356cm" draw:transform="rotate (-1.43989663289624) translate (41.827cm 106.544cm)">
                  <text:p/>
                </draw:circle>
                <draw:circle draw:style-name="gr2" draw:text-style-name="P1" draw:layer="layout" svg:width="0.356cm" svg:height="0.356cm" draw:transform="rotate (-0.654498469498936) translate (42.291cm 106.119cm)">
                  <text:p/>
                </draw:circle>
                <draw:circle draw:style-name="gr2" draw:text-style-name="P1" draw:layer="layout" svg:width="0.356cm" svg:height="0.356cm" draw:transform="rotate (0.13089969389955) translate (42.318cm 105.491cm)">
                  <text:p/>
                </draw:circle>
              </draw:g>
              <draw:rect draw:style-name="gr3" draw:text-style-name="P1" draw:layer="layout" svg:width="3.353cm" svg:height="3.581cm" draw:transform="rotate (0.91629785729685) translate (37.689cm 104.921cm)">
                <text:p/>
              </draw:rect>
            </draw:g>
            <draw:g>
              <draw:circle draw:style-name="gr2" draw:text-style-name="P1" draw:layer="layout" svg:width="0.356cm" svg:height="0.356cm" draw:transform="rotate (0.13089969389955) translate (44.789cm 106.561cm)">
                <text:p/>
              </draw:circle>
              <draw:circle draw:style-name="gr2" draw:text-style-name="P1" draw:layer="layout" svg:width="0.356cm" svg:height="0.356cm" draw:transform="rotate (-3.01069295969084) translate (43.549cm 109.005cm)">
                <text:p/>
              </draw:circle>
            </draw:g>
            <draw:line draw:style-name="gr4" draw:text-style-name="P1" draw:layer="layout" svg:x1="70.933cm" svg:y1="114.738cm" svg:x2="68.708cm" svg:y2="110.897cm">
              <text:p/>
            </draw:line>
            <draw:circle draw:style-name="gr2" draw:text-style-name="P1" draw:layer="layout" svg:width="2.4cm" svg:height="2.4cm" draw:transform="rotate (3.1415926535892) translate (51.971cm 116.395cm)">
              <text:p/>
            </draw:circle>
            <draw:circle draw:style-name="gr5" draw:text-style-name="P1" draw:layer="layout" svg:width="1.74cm" svg:height="1.74cm" draw:transform="rotate (3.1415926535892) translate (51.641cm 116.065cm)">
              <text:p/>
            </draw:circle>
            <draw:circle draw:style-name="gr2" draw:text-style-name="P1" draw:layer="layout" svg:width="-0.9cm" svg:height="-0.9cm" svg:x="51.221cm" svg:y="115.645cm">
              <text:p/>
            </draw:circle>
            <draw:circle draw:style-name="gr2" draw:text-style-name="P1" draw:layer="layout" svg:width="2.4cm" svg:height="2.4cm" draw:transform="rotate (3.1415926535892) translate (54.491cm 116.395cm)">
              <text:p/>
            </draw:circle>
            <draw:circle draw:style-name="gr5" draw:text-style-name="P1" draw:layer="layout" svg:width="1.74cm" svg:height="1.74cm" draw:transform="rotate (3.1415926535892) translate (54.161cm 116.065cm)">
              <text:p/>
            </draw:circle>
            <draw:circle draw:style-name="gr2" draw:text-style-name="P1" draw:layer="layout" svg:width="-0.9cm" svg:height="-0.9cm" svg:x="53.741cm" svg:y="115.645cm">
              <text:p/>
            </draw:circle>
            <draw:rect draw:style-name="gr2" draw:text-style-name="P1" draw:layer="layout" svg:width="2.52cm" svg:height="4.22cm" draw:transform="rotate (3.1415926535892) translate (53.291cm 116.395cm)">
              <text:p/>
            </draw:rect>
            <draw:rect draw:style-name="gr2" draw:text-style-name="P1" draw:layer="layout" svg:width="2.52cm" svg:height="3.46cm" draw:transform="rotate (3.1415926535892) translate (53.291cm 115.635cm)">
              <text:p/>
            </draw:rect>
            <draw:rect draw:style-name="gr2" draw:text-style-name="P1" draw:layer="layout" svg:width="2.52cm" svg:height="1.715cm" draw:transform="rotate (3.1415926535892) translate (53.291cm 112.176cm)">
              <text:p/>
            </draw:rect>
            <draw:circle draw:style-name="gr2" draw:text-style-name="P1" draw:layer="layout" svg:width="-0.42cm" svg:height="-0.42cm" svg:x="51.616cm" svg:y="111.6cm">
              <text:p/>
            </draw:circle>
            <draw:circle draw:style-name="gr2" draw:text-style-name="P1" draw:layer="layout" svg:width="-0.42cm" svg:height="-0.42cm" svg:x="51.616cm" svg:y="112.02cm">
              <text:p/>
            </draw:circle>
            <draw:rect draw:style-name="gr2" draw:text-style-name="P1" draw:layer="layout" svg:width="-0.42cm" svg:height="-0.42cm" svg:x="51.615cm" svg:y="111.811cm">
              <text:p/>
            </draw:rect>
            <draw:circle draw:style-name="gr2" draw:text-style-name="P1" draw:layer="layout" svg:width="-0.42cm" svg:height="-0.42cm" svg:x="52.865cm" svg:y="111.6cm">
              <text:p/>
            </draw:circle>
            <draw:circle draw:style-name="gr2" draw:text-style-name="P1" draw:layer="layout" svg:width="-0.42cm" svg:height="-0.42cm" svg:x="52.866cm" svg:y="112.02cm">
              <text:p/>
            </draw:circle>
            <draw:rect draw:style-name="gr2" draw:text-style-name="P1" draw:layer="layout" svg:width="-0.42cm" svg:height="-0.42cm" svg:x="52.866cm" svg:y="111.81cm">
              <text:p/>
            </draw:rect>
            <draw:rect draw:style-name="gr2" draw:text-style-name="P1" draw:layer="layout" svg:width="-0.13cm" svg:height="-0.48cm" svg:x="52.096cm" svg:y="112.174cm">
              <text:p/>
            </draw:rect>
            <draw:circle draw:style-name="gr2" draw:text-style-name="P1" draw:layer="layout" svg:width="-0.7cm" svg:height="-0.7cm" svg:x="51.471cm" svg:y="111.16cm">
              <text:p/>
            </draw:circle>
            <draw:circle draw:style-name="gr2" draw:text-style-name="P1" draw:layer="layout" svg:width="-0.7cm" svg:height="-0.7cm" svg:x="53.291cm" svg:y="111.16cm">
              <text:p/>
            </draw:circle>
            <draw:circle draw:style-name="gr2" draw:text-style-name="P1" draw:layer="layout" svg:width="2.4cm" svg:height="2.4cm" draw:transform="rotate (-1.22173047639699) translate (68.67cm 109.778cm)">
              <text:p/>
            </draw:circle>
            <draw:circle draw:style-name="gr5" draw:text-style-name="P1" draw:layer="layout" svg:width="1.74cm" svg:height="1.74cm" draw:transform="rotate (-1.22173047639699) translate (68.474cm 110.202cm)">
              <text:p/>
            </draw:circle>
            <draw:circle draw:style-name="gr2" draw:text-style-name="P1" draw:layer="layout" svg:width="0.9cm" svg:height="0.9cm" draw:transform="rotate (-1.22173047639699) translate (68.223cm 110.741cm)">
              <text:p/>
            </draw:circle>
            <draw:rect draw:style-name="gr2" draw:text-style-name="P1" draw:layer="layout" svg:width="2.46cm" svg:height="3.25cm" draw:transform="rotate (-1.22173047639699) translate (68.013cm 109.987cm)">
              <text:p/>
            </draw:rect>
            <draw:circle draw:style-name="gr2" draw:text-style-name="P1" draw:layer="layout" svg:width="0.42cm" svg:height="0.42cm" draw:transform="rotate (-1.22173047639699) translate (66.31cm 112.356cm)">
              <text:p/>
            </draw:circle>
            <draw:circle draw:style-name="gr2" draw:text-style-name="P1" draw:layer="layout" svg:width="0.42cm" svg:height="0.42cm" draw:transform="rotate (-1.22173047639699) translate (66.705cm 112.214cm)">
              <text:p/>
            </draw:circle>
            <draw:rect draw:style-name="gr2" draw:text-style-name="P1" draw:layer="layout" svg:width="0.42cm" svg:height="0.42cm" draw:transform="rotate (-1.22173047639699) translate (66.507cm 112.285cm)">
              <text:p/>
            </draw:rect>
            <draw:circle draw:style-name="gr2" draw:text-style-name="P1" draw:layer="layout" svg:width="0.42cm" svg:height="0.42cm" draw:transform="rotate (-1.22173047639699) translate (65.882cm 111.182cm)">
              <text:p/>
            </draw:circle>
            <draw:circle draw:style-name="gr2" draw:text-style-name="P1" draw:layer="layout" svg:width="0.42cm" svg:height="0.42cm" draw:transform="rotate (-1.22173047639699) translate (66.277cm 111.038cm)">
              <text:p/>
            </draw:circle>
            <draw:rect draw:style-name="gr2" draw:text-style-name="P1" draw:layer="layout" svg:width="0.42cm" svg:height="0.42cm" draw:transform="rotate (-1.22173047639699) translate (66.08cm 111.111cm)">
              <text:p/>
            </draw:rect>
            <draw:circle draw:style-name="gr2" draw:text-style-name="P1" draw:layer="layout" svg:width="0.7cm" svg:height="0.7cm" draw:transform="rotate (-1.22173047639699) translate (66.217cm 112.513cm)">
              <text:p/>
            </draw:circle>
            <draw:circle draw:style-name="gr2" draw:text-style-name="P1" draw:layer="layout" svg:width="0.7cm" svg:height="0.7cm" draw:transform="rotate (-1.22173047639699) translate (65.617cm 110.859cm)">
              <text:p/>
            </draw:circle>
            <draw:line draw:style-name="gr4" draw:text-style-name="P1" draw:layer="layout" svg:x1="68.18cm" svg:y1="110.474cm" svg:x2="42.1cm" svg:y2="103.488cm">
              <text:p/>
            </draw:line>
            <draw:circle draw:style-name="gr2" draw:text-style-name="P1" draw:layer="layout" svg:width="2.4cm" svg:height="2.4cm" draw:transform="rotate (-2.09439510239399) translate (71.834cm 114.765cm)">
              <text:p/>
            </draw:circle>
            <draw:circle draw:style-name="gr5" draw:text-style-name="P1" draw:layer="layout" svg:width="1.74cm" svg:height="1.74cm" draw:transform="rotate (-2.09439510239399) translate (71.383cm 114.886cm)">
              <text:p/>
            </draw:circle>
            <draw:circle draw:style-name="gr2" draw:text-style-name="P1" draw:layer="layout" svg:width="0.9cm" svg:height="0.9cm" draw:transform="rotate (-2.09439510239399) translate (70.81cm 115.039cm)">
              <text:p/>
            </draw:circle>
            <draw:rect draw:style-name="gr2" draw:text-style-name="P1" draw:layer="layout" svg:width="2.46cm" svg:height="3.25cm" draw:transform="rotate (-2.09439510239399) translate (71.252cm 114.394cm)">
              <text:p/>
            </draw:rect>
            <draw:circle draw:style-name="gr2" draw:text-style-name="P1" draw:layer="layout" svg:width="0.42cm" svg:height="0.42cm" draw:transform="rotate (-2.09439510239399) translate (68.342cm 114.613cm)">
              <text:p/>
            </draw:circle>
            <draw:circle draw:style-name="gr2" draw:text-style-name="P1" draw:layer="layout" svg:width="0.42cm" svg:height="0.42cm" draw:transform="rotate (-2.09439510239399) translate (68.706cm 114.824cm)">
              <text:p/>
            </draw:circle>
            <draw:rect draw:style-name="gr2" draw:text-style-name="P1" draw:layer="layout" svg:width="0.42cm" svg:height="0.42cm" draw:transform="rotate (-2.09439510239399) translate (68.524cm 114.719cm)">
              <text:p/>
            </draw:rect>
            <draw:circle draw:style-name="gr2" draw:text-style-name="P1" draw:layer="layout" svg:width="0.42cm" svg:height="0.42cm" draw:transform="rotate (-2.09439510239399) translate (68.967cm 113.531cm)">
              <text:p/>
            </draw:circle>
            <draw:circle draw:style-name="gr2" draw:text-style-name="P1" draw:layer="layout" svg:width="0.42cm" svg:height="0.42cm" draw:transform="rotate (-2.09439510239399) translate (69.33cm 113.741cm)">
              <text:p/>
            </draw:circle>
            <draw:rect draw:style-name="gr2" draw:text-style-name="P1" draw:layer="layout" svg:width="0.42cm" svg:height="0.42cm" draw:transform="rotate (-2.09439510239399) translate (69.148cm 113.636cm)">
              <text:p/>
            </draw:rect>
            <draw:circle draw:style-name="gr2" draw:text-style-name="P1" draw:layer="layout" svg:width="0.7cm" svg:height="0.7cm" draw:transform="rotate (-2.09439510239399) translate (68.163cm 114.643cm)">
              <text:p/>
            </draw:circle>
            <draw:circle draw:style-name="gr2" draw:text-style-name="P1" draw:layer="layout" svg:width="0.7cm" svg:height="0.7cm" draw:transform="rotate (-2.09439510239399) translate (69.044cm 113.119cm)">
              <text:p/>
            </draw:circle>
            <draw:line draw:style-name="gr4" draw:text-style-name="P1" draw:layer="layout" svg:x1="40.048cm" svg:y1="103.674cm" svg:x2="34.058cm" svg:y2="114.069cm">
              <text:p/>
            </draw:line>
            <draw:line draw:style-name="gr4" draw:text-style-name="P1" draw:layer="layout" svg:x1="70.223cm" svg:y1="116.078cm" svg:x2="35.882cm" svg:y2="116.08cm">
              <text:p/>
            </draw:line>
            <draw:circle draw:style-name="gr2" draw:text-style-name="P1" draw:layer="layout" svg:width="2.4cm" svg:height="2.4cm" draw:transform="rotate (-0.261799387800286) translate (56.197cm 106.909cm)">
              <text:p/>
            </draw:circle>
            <draw:circle draw:style-name="gr5" draw:text-style-name="P1" draw:layer="layout" svg:width="1.74cm" svg:height="1.74cm" draw:transform="rotate (-0.261799387800286) translate (56.43cm 107.314cm)">
              <text:p/>
            </draw:circle>
            <draw:circle draw:style-name="gr2" draw:text-style-name="P1" draw:layer="layout" svg:width="0.9cm" svg:height="0.9cm" draw:transform="rotate (-0.261799387800286) translate (56.727cm 107.828cm)">
              <text:p/>
            </draw:circle>
            <draw:circle draw:style-name="gr2" draw:text-style-name="P1" draw:layer="layout" svg:width="2.4cm" svg:height="2.4cm" draw:transform="rotate (-0.261799387800286) translate (53.763cm 106.257cm)">
              <text:p/>
            </draw:circle>
            <draw:circle draw:style-name="gr5" draw:text-style-name="P1" draw:layer="layout" svg:width="1.74cm" svg:height="1.74cm" draw:transform="rotate (-0.261799387800286) translate (53.996cm 106.661cm)">
              <text:p/>
            </draw:circle>
            <draw:circle draw:style-name="gr2" draw:text-style-name="P1" draw:layer="layout" svg:width="0.9cm" svg:height="0.9cm" draw:transform="rotate (-0.261799387800286) translate (54.293cm 107.176cm)">
              <text:p/>
            </draw:circle>
            <draw:rect draw:style-name="gr2" draw:text-style-name="P1" draw:layer="layout" svg:width="2.52cm" svg:height="4.22cm" draw:transform="rotate (-0.261799387800286) translate (54.922cm 106.568cm)">
              <text:p/>
            </draw:rect>
            <draw:rect draw:style-name="gr2" draw:text-style-name="P1" draw:layer="layout" svg:width="2.52cm" svg:height="3.46cm" draw:transform="rotate (-0.261799387800286) translate (54.725cm 107.302cm)">
              <text:p/>
            </draw:rect>
            <draw:rect draw:style-name="gr2" draw:text-style-name="P1" draw:layer="layout" svg:width="2.52cm" svg:height="1.715cm" draw:transform="rotate (-0.261799387800286) translate (53.83cm 110.644cm)">
              <text:p/>
            </draw:rect>
            <draw:circle draw:style-name="gr2" draw:text-style-name="P1" draw:layer="layout" svg:width="0.42cm" svg:height="0.42cm" draw:transform="rotate (-0.261799387800286) translate (55.299cm 111.633cm)">
              <text:p/>
            </draw:circle>
            <draw:circle draw:style-name="gr2" draw:text-style-name="P1" draw:layer="layout" svg:width="0.42cm" svg:height="0.42cm" draw:transform="rotate (-0.261799387800286) translate (55.408cm 111.227cm)">
              <text:p/>
            </draw:circle>
            <draw:rect draw:style-name="gr2" draw:text-style-name="P1" draw:layer="layout" svg:width="0.42cm" svg:height="0.42cm" draw:transform="rotate (-0.261799387800286) translate (55.353cm 111.43cm)">
              <text:p/>
            </draw:rect>
            <draw:circle draw:style-name="gr2" draw:text-style-name="P1" draw:layer="layout" svg:width="0.42cm" svg:height="0.42cm" draw:transform="rotate (-0.261799387800286) translate (54.091cm 111.309cm)">
              <text:p/>
            </draw:circle>
            <draw:circle draw:style-name="gr2" draw:text-style-name="P1" draw:layer="layout" svg:width="0.42cm" svg:height="0.42cm" draw:transform="rotate (-0.261799387800286) translate (54.2cm 110.904cm)">
              <text:p/>
            </draw:circle>
            <draw:rect draw:style-name="gr2" draw:text-style-name="P1" draw:layer="layout" svg:width="0.42cm" svg:height="0.42cm" draw:transform="rotate (-0.261799387800286) translate (54.146cm 111.106cm)">
              <text:p/>
            </draw:rect>
            <draw:rect draw:style-name="gr2" draw:text-style-name="P1" draw:layer="layout" svg:width="0.13cm" svg:height="0.48cm" draw:transform="rotate (-0.261799387800286) translate (54.984cm 110.954cm)">
              <text:p/>
            </draw:rect>
            <draw:circle draw:style-name="gr2" draw:text-style-name="P1" draw:layer="layout" svg:width="0.7cm" svg:height="0.7cm" draw:transform="rotate (-0.261799387800286) translate (55.325cm 112.095cm)">
              <text:p/>
            </draw:circle>
            <draw:circle draw:style-name="gr2" draw:text-style-name="P1" draw:layer="layout" svg:width="0.7cm" svg:height="0.7cm" draw:transform="rotate (-0.261799387800286) translate (53.567cm 111.624cm)">
              <text:p/>
            </draw:circle>
            <draw:circle draw:style-name="gr5" draw:text-style-name="P1" draw:layer="layout" svg:width="4.69cm" svg:height="4.69cm" draw:transform="rotate (2.8797932657901) translate (43.208cm 108.643cm)">
              <text:p/>
            </draw:circle>
            <draw:circle draw:style-name="gr6" draw:text-style-name="P1" draw:layer="layout" svg:width="0.6cm" svg:height="0.6cm" draw:transform="rotate (2.8797932657901) translate (41.762cm 106.138cm)">
              <text:p/>
            </draw:circle>
            <draw:circle draw:style-name="gr6" draw:text-style-name="P1" draw:layer="layout" svg:width="3.61cm" svg:height="3.61cm" draw:transform="rotate (2.8797932657901) translate (42.826cm 107.981cm)">
              <text:p/>
            </draw:circle>
            <draw:circle draw:style-name="gr7" draw:text-style-name="P1" draw:layer="layout" svg:width="3.76cm" svg:height="3.76cm" draw:transform="rotate (2.8797932657901) translate (42.879cm 108.073cm)">
              <text:p/>
            </draw:circle>
            <draw:circle draw:style-name="gr8" draw:text-style-name="P1" draw:layer="layout" svg:width="6.05cm" svg:height="6.05cm" draw:transform="rotate (2.8797932657901) translate (43.689cm 109.475cm)">
              <text:p/>
            </draw:circle>
            <draw:circle draw:style-name="gr8" draw:text-style-name="P1" draw:layer="layout" svg:width="5.32cm" svg:height="5.32cm" draw:transform="rotate (2.8797932657901) translate (43.431cm 109.028cm)">
              <text:p/>
            </draw:circle>
            <draw:circle draw:style-name="gr5" draw:text-style-name="P1" draw:layer="layout" svg:width="4.69cm" svg:height="4.69cm" draw:transform="rotate (2.8797932657901) translate (38.627cm 116.602cm)">
              <text:p/>
            </draw:circle>
            <draw:circle draw:style-name="gr6" draw:text-style-name="P1" draw:layer="layout" svg:width="0.6cm" svg:height="0.6cm" draw:transform="rotate (2.8797932657901) translate (37.181cm 114.097cm)">
              <text:p/>
            </draw:circle>
            <draw:circle draw:style-name="gr6" draw:text-style-name="P1" draw:layer="layout" svg:width="3.61cm" svg:height="3.61cm" draw:transform="rotate (2.8797932657901) translate (38.245cm 115.941cm)">
              <text:p/>
            </draw:circle>
            <draw:circle draw:style-name="gr7" draw:text-style-name="P1" draw:layer="layout" svg:width="3.76cm" svg:height="3.76cm" draw:transform="rotate (2.8797932657901) translate (38.298cm 116.033cm)">
              <text:p/>
            </draw:circle>
            <draw:circle draw:style-name="gr8" draw:text-style-name="P1" draw:layer="layout" svg:width="6.05cm" svg:height="6.05cm" draw:transform="rotate (2.8797932657901) translate (39.107cm 117.435cm)">
              <text:p/>
            </draw:circle>
            <draw:circle draw:style-name="gr8" draw:text-style-name="P1" draw:layer="layout" svg:width="5.32cm" svg:height="5.32cm" draw:transform="rotate (2.8797932657901) translate (38.849cm 116.988cm)">
              <text:p/>
            </draw:circle>
            <draw:ellipse draw:style-name="gr8" draw:text-style-name="P1" draw:layer="layout" svg:width="3.13cm" svg:height="3.132cm" draw:transform="skewX (-0.000349065850398639) rotate (-2.09439510239399) translate (72.333cm 114.631cm)">
              <text:p/>
            </draw:ellipse>
            <draw:circle draw:style-name="gr8" draw:text-style-name="P1" draw:layer="layout" svg:width="3.134cm" svg:height="3.134cm" draw:transform="rotate (-1.22155594347179) translate (68.889cm 109.307cm)">
              <text:p/>
            </draw:circle>
            <draw:line draw:style-name="gr9" draw:text-style-name="P1" draw:layer="layout" svg:x1="70.382cm" svg:y1="116.789cm" svg:x2="37.253cm" svg:y2="116.791cm">
              <text:p/>
            </draw:line>
            <draw:line draw:style-name="gr9" draw:text-style-name="P1" draw:layer="layout" svg:x1="39.13cm" svg:y1="103.903cm" svg:x2="34.293cm" svg:y2="112.297cm">
              <text:p/>
            </draw:line>
            <draw:line draw:style-name="gr9" draw:text-style-name="P1" draw:layer="layout" svg:x1="68.361cm" svg:y1="109.797cm" svg:x2="42.281cm" svg:y2="102.811cm">
              <text:p/>
            </draw:line>
            <draw:line draw:style-name="gr9" draw:text-style-name="P1" draw:layer="layout" svg:x1="71.557cm" svg:y1="114.399cm" svg:x2="69.332cm" svg:y2="110.558cm">
              <text:p/>
            </draw:line>
            <draw:circle draw:style-name="gr10" draw:text-style-name="P1" draw:layer="layout" svg:width="0.143cm" svg:height="0.143cm" draw:transform="skewX (-0.006981317007976) rotate (-2.09456963531919) translate (70.291cm 115.177cm)">
              <text:p/>
            </draw:circle>
            <draw:circle draw:style-name="gr10" draw:text-style-name="P1" draw:layer="layout" svg:width="0.141cm" svg:height="0.141cm" draw:transform="rotate (-1.2189379495938) translate (67.996cm 111.226cm)">
              <text:p/>
            </draw:circle>
            <draw:line draw:style-name="gr11" draw:text-style-name="P1" draw:layer="layout" svg:x1="70.272cm" svg:y1="115.181cm" svg:x2="68.047cm" svg:y2="111.34cm">
              <text:p/>
            </draw:line>
            <draw:line draw:style-name="gr11" draw:text-style-name="P1" draw:layer="layout" svg:x1="67.993cm" svg:y1="111.247cm" svg:x2="41.913cm" svg:y2="104.261cm">
              <text:p/>
            </draw:line>
            <draw:line draw:style-name="gr11" draw:text-style-name="P1" draw:layer="layout" svg:x1="70.207cm" svg:y1="115.276cm" svg:x2="35.866cm" svg:y2="115.278cm">
              <text:p/>
            </draw:line>
            <draw:circle draw:style-name="gr10" draw:text-style-name="P1" draw:layer="layout" svg:width="3.09cm" svg:height="3.09cm" draw:transform="rotate (2.8797932657901) translate (42.642cm 107.663cm)">
              <text:p/>
            </draw:circle>
            <draw:line draw:style-name="gr11" draw:text-style-name="P1" draw:layer="layout" svg:x1="40.317cm" svg:y1="104.806cm" svg:x2="34.327cm" svg:y2="115.201cm">
              <text:p/>
            </draw:line>
            <draw:circle draw:style-name="gr10" draw:text-style-name="P1" draw:layer="layout" svg:width="3.09cm" svg:height="3.09cm" draw:transform="rotate (2.8797932657901) translate (38.061cm 115.622cm)">
              <text:p/>
            </draw:circle>
            <draw:g>
              <draw:circle draw:style-name="gr2" draw:text-style-name="P1" draw:layer="layout" svg:width="3.76cm" svg:height="3.76cm" draw:transform="rotate (2.0943951023928) translate (36.28cm 116.294cm)">
                <text:p/>
              </draw:circle>
              <draw:circle draw:style-name="gr2" draw:text-style-name="P1" draw:layer="layout" svg:width="3.1cm" svg:height="3.1cm" draw:transform="rotate (2.0943951023928) translate (36.401cm 115.843cm)">
                <text:p/>
              </draw:circle>
              <draw:circle draw:style-name="gr2" draw:text-style-name="P1" draw:layer="layout" svg:width="0.6cm" svg:height="0.6cm" draw:transform="rotate (2.0943951023928) translate (36.859cm 114.136cm)">
                <text:p/>
              </draw:circle>
              <draw:circle draw:style-name="gr2" draw:text-style-name="P1" draw:layer="layout" svg:width="1.2cm" svg:height="1.2cm" draw:transform="rotate (2.0943951023928) translate (36.749cm 114.546cm)">
                <text:p/>
              </draw:circle>
              <draw:rect draw:style-name="gr2" draw:text-style-name="P1" draw:layer="layout" svg:width="3.76cm" svg:height="3.93cm" draw:transform="rotate (2.0943951023928) translate (36.894cm 115.94cm)">
                <text:p/>
              </draw:rect>
              <draw:line draw:style-name="gr4" draw:text-style-name="P1" draw:layer="layout" svg:x1="37.907cm" svg:y1="115.355cm" svg:x2="36.027cm" svg:y2="112.098cm">
                <text:p/>
              </draw:line>
              <draw:line draw:style-name="gr4" draw:text-style-name="P1" draw:layer="layout" svg:x1="38.847cm" svg:y1="113.727cm" svg:x2="35.087cm" svg:y2="113.727cm">
                <text:p/>
              </draw:line>
              <draw:line draw:style-name="gr4" draw:text-style-name="P1" draw:layer="layout" svg:x1="36.027cm" svg:y1="115.354cm" svg:x2="37.907cm" svg:y2="112.098cm">
                <text:p/>
              </draw:line>
              <draw:circle draw:style-name="gr2" draw:text-style-name="P1" draw:layer="layout" svg:width="3.76cm" svg:height="3.76cm" draw:transform="rotate (2.0943951023928) translate (36.894cm 115.94cm)">
                <text:p/>
              </draw:circle>
            </draw:g>
            <draw:circle draw:style-name="gr12" draw:text-style-name="P1" draw:layer="layout" svg:width="0.4cm" svg:height="0.4cm" draw:transform="rotate (2.8797932657901) translate (40.411cm 112.077cm)">
              <text:p/>
            </draw:circle>
            <draw:circle draw:style-name="gr4" draw:text-style-name="P1" draw:layer="layout" svg:width="0.4cm" svg:height="0.4cm" draw:transform="rotate (2.8797932657901) translate (41.715cm 106.053cm)">
              <text:p/>
            </draw:circle>
            <draw:circle draw:style-name="gr4" draw:text-style-name="P1" draw:layer="layout" svg:width="0.4cm" svg:height="0.4cm" draw:transform="rotate (2.8797932657901) translate (41.219cm 111.37cm)">
              <text:p/>
            </draw:circle>
            <draw:circle draw:style-name="gr12" draw:text-style-name="P1" draw:layer="layout" svg:width="0.4cm" svg:height="0.4cm" draw:transform="rotate (2.8797932657901) translate (41.726cm 105.999cm)">
              <text:p/>
            </draw:circle>
            <draw:circle draw:style-name="gr4" draw:text-style-name="P1" draw:layer="layout" svg:width="0.2cm" svg:height="0.2cm" draw:transform="rotate (2.8797932657901) translate (68.365cm 114.934cm)">
              <text:p/>
            </draw:circle>
            <draw:circle draw:style-name="gr4" draw:text-style-name="P1" draw:layer="layout" svg:width="0.2cm" svg:height="0.2cm" draw:transform="rotate (2.8797932657901) translate (68.965cm 113.853cm)">
              <text:p/>
            </draw:circle>
            <draw:circle draw:style-name="gr4" draw:text-style-name="P1" draw:layer="layout" svg:width="0.2cm" svg:height="0.2cm" draw:transform="rotate (2.8797932657901) translate (66.486cm 112.671cm)">
              <text:p/>
            </draw:circle>
            <draw:circle draw:style-name="gr4" draw:text-style-name="P1" draw:layer="layout" svg:width="0.2cm" svg:height="0.2cm" draw:transform="rotate (2.8797932657901) translate (66.069cm 111.524cm)">
              <text:p/>
            </draw:circle>
            <draw:circle draw:style-name="gr4" draw:text-style-name="P1" draw:layer="layout" svg:width="0.2cm" svg:height="0.2cm" draw:transform="rotate (2.8797932657901) translate (55.537cm 111.807cm)">
              <text:p/>
            </draw:circle>
            <draw:circle draw:style-name="gr4" draw:text-style-name="P1" draw:layer="layout" svg:width="0.2cm" svg:height="0.2cm" draw:transform="rotate (2.8797932657901) translate (54.378cm 111.497cm)">
              <text:p/>
            </draw:circle>
            <draw:circle draw:style-name="gr4" draw:text-style-name="P1" draw:layer="layout" svg:width="0.2cm" svg:height="0.2cm" draw:transform="rotate (2.8797932657901) translate (52.748cm 111.785cm)">
              <text:p/>
            </draw:circle>
            <draw:circle draw:style-name="gr4" draw:text-style-name="P1" draw:layer="layout" svg:width="0.2cm" svg:height="0.2cm" draw:transform="rotate (2.8797932657901) translate (51.511cm 111.764cm)">
              <text:p/>
            </draw:circle>
            <draw:frame draw:style-name="gr13" draw:layer="layout" svg:width="0.769cm" svg:height="0.963cm" draw:transform="rotate (2.8797932657901) translate (49.264cm 111.365cm)">
              <draw:text-box>
                <text:p>h</text:p>
              </draw:text-box>
            </draw:frame>
            <draw:g>
              <draw:circle draw:style-name="gr4" draw:text-style-name="P1" draw:layer="layout" svg:width="0.2cm" svg:height="0.2cm" draw:transform="rotate (-1.70169602069534) translate (49.286cm 112.413cm)">
                <text:p/>
              </draw:circle>
              <draw:rect draw:style-name="gr2" draw:text-style-name="P1" draw:layer="layout" svg:width="5cm" svg:height="0.3cm" draw:transform="rotate (-1.70169602069534) translate (49.867cm 108.438cm)">
                <text:p/>
              </draw:rect>
              <draw:rect draw:style-name="gr2" draw:text-style-name="P1" draw:layer="layout" svg:width="1.2cm" svg:height="0.3cm" draw:transform="rotate (-1.70169602069534) translate (49.371cm 112.205cm)">
                <text:p/>
              </draw:rect>
              <draw:rect draw:style-name="gr2" draw:text-style-name="P1" draw:layer="layout" svg:width="1.2cm" svg:height="0.3cm" draw:transform="rotate (-1.70169602069534) translate (49.867cm 108.438cm)">
                <text:p/>
              </draw:rect>
              <draw:circle draw:style-name="gr12" draw:text-style-name="P1" draw:layer="layout" svg:width="0.2cm" svg:height="0.2cm" draw:transform="rotate (-1.70169602069534) translate (49.211cm 112.919cm)">
                <text:p/>
              </draw:circle>
              <draw:circle draw:style-name="gr12" draw:text-style-name="P1" draw:layer="layout" svg:width="0.2cm" svg:height="0.2cm" draw:transform="rotate (-1.70169602069534) translate (49.772cm 108.655cm)">
                <text:p/>
              </draw:circle>
              <draw:circle draw:style-name="gr4" draw:text-style-name="P1" draw:layer="layout" svg:width="0.2cm" svg:height="0.2cm" draw:transform="rotate (-1.70169602069534) translate (49.704cm 109.24cm)">
                <text:p/>
              </draw:circle>
            </draw:g>
            <draw:frame draw:style-name="gr1" draw:layer="layout" svg:width="0.853cm" svg:height="0.963cm" draw:transform="rotate (2.8797932657901) translate (48.935cm 108.204cm)">
              <draw:text-box>
                <text:p>d</text:p>
              </draw:text-box>
            </draw:frame>
            <draw:frame draw:style-name="gr1" draw:layer="layout" svg:width="0.853cm" svg:height="0.963cm" draw:transform="rotate (2.8797932657901) translate (45.358cm 114.251cm)">
              <draw:text-box>
                <text:p>g</text:p>
              </draw:text-box>
            </draw:frame>
            <draw:frame draw:style-name="gr1" draw:layer="layout" svg:width="0.853cm" svg:height="0.963cm" draw:transform="rotate (2.8797932657901) translate (61.406cm 111.312cm)">
              <draw:text-box>
                <text:p>e</text:p>
              </draw:text-box>
            </draw:frame>
            <draw:frame draw:style-name="gr1" draw:layer="layout" svg:width="0.68cm" svg:height="0.963cm" draw:transform="rotate (2.8797932657901) translate (60.852cm 114.551cm)">
              <draw:text-box>
                <text:p>f</text:p>
              </draw:text-box>
            </draw:frame>
            <draw:g>
              <draw:circle draw:style-name="gr12" draw:text-style-name="P1" draw:layer="layout" svg:width="-0.2cm" svg:height="-0.2cm" svg:x="55.743cm" svg:y="114.586cm">
                <text:p/>
              </draw:circle>
              <draw:rect draw:style-name="gr2" draw:text-style-name="P1" draw:layer="layout" svg:width="11.5cm" svg:height="0.3cm" draw:transform="rotate (3.1415926535892) translate (66.563cm 114.637cm)">
                <text:p/>
              </draw:rect>
              <draw:rect draw:style-name="gr2" draw:text-style-name="P1" draw:layer="layout" svg:width="2cm" svg:height="0.3cm" draw:transform="rotate (3.1415926535892) translate (57.064cm 114.636cm)">
                <text:p/>
              </draw:rect>
              <draw:rect draw:style-name="gr2" draw:text-style-name="P1" draw:layer="layout" svg:width="2cm" svg:height="0.3cm" draw:transform="rotate (3.1415926535892) translate (66.563cm 114.637cm)">
                <text:p/>
              </draw:rect>
              <draw:circle draw:style-name="gr4" draw:text-style-name="P1" draw:layer="layout" svg:width="-0.2cm" svg:height="-0.2cm" svg:x="56.668cm" svg:y="114.581cm">
                <text:p/>
              </draw:circle>
              <draw:circle draw:style-name="gr12" draw:text-style-name="P1" draw:layer="layout" svg:width="0.2cm" svg:height="0.2cm" svg:x="66.068cm" svg:y="114.381cm">
                <text:p/>
              </draw:circle>
              <draw:circle draw:style-name="gr4" draw:text-style-name="P1" draw:layer="layout" svg:width="0.2cm" svg:height="0.2cm" svg:x="65.143cm" svg:y="114.386cm">
                <text:p/>
              </draw:circle>
            </draw:g>
            <draw:g>
              <draw:rect draw:style-name="gr2" draw:text-style-name="P1" draw:layer="layout" svg:width="6.6cm" svg:height="0.3cm" draw:transform="rotate (2.8797932657901) translate (64.609cm 111.275cm)">
                <text:p/>
              </draw:rect>
              <draw:rect draw:style-name="gr2" draw:text-style-name="P1" draw:layer="layout" svg:width="2cm" svg:height="0.3cm" draw:transform="rotate (2.8797932657901) translate (60.165cm 110.085cm)">
                <text:p/>
              </draw:rect>
              <draw:rect draw:style-name="gr2" draw:text-style-name="P1" draw:layer="layout" svg:width="2cm" svg:height="0.3cm" draw:transform="rotate (2.8797932657901) translate (64.609cm 111.275cm)">
                <text:p/>
              </draw:rect>
              <draw:circle draw:style-name="gr12" draw:text-style-name="P1" draw:layer="layout" svg:width="0.2cm" svg:height="0.2cm" draw:transform="rotate (2.8797932657901) translate (58.909cm 109.704cm)">
                <text:p/>
              </draw:circle>
              <draw:circle draw:style-name="gr4" draw:text-style-name="P1" draw:layer="layout" svg:width="0.2cm" svg:height="0.2cm" draw:transform="rotate (2.8797932657901) translate (59.804cm 109.937cm)">
                <text:p/>
              </draw:circle>
              <draw:circle draw:style-name="gr12" draw:text-style-name="P1" draw:layer="layout" svg:width="0.2cm" svg:height="0.2cm" draw:transform="rotate (-0.261799387800286) translate (64.01cm 110.857cm)">
                <text:p/>
              </draw:circle>
              <draw:circle draw:style-name="gr4" draw:text-style-name="P1" draw:layer="layout" svg:width="0.2cm" svg:height="0.2cm" draw:transform="rotate (-0.261799387800286) translate (63.114cm 110.623cm)">
                <text:p/>
              </draw:circle>
            </draw:g>
            <draw:g>
              <draw:rect draw:style-name="gr2" draw:text-style-name="P1" draw:layer="layout" svg:width="8cm" svg:height="0.3cm" draw:transform="rotate (2.8797932657901) translate (52.81cm 108.114cm)">
                <text:p/>
              </draw:rect>
              <draw:rect draw:style-name="gr2" draw:text-style-name="P1" draw:layer="layout" svg:width="2cm" svg:height="0.3cm" draw:transform="rotate (2.8797932657901) translate (47.014cm 106.561cm)">
                <text:p/>
              </draw:rect>
              <draw:rect draw:style-name="gr2" draw:text-style-name="P1" draw:layer="layout" svg:width="2cm" svg:height="0.3cm" draw:transform="rotate (2.8797932657901) translate (52.81cm 108.114cm)">
                <text:p/>
              </draw:rect>
              <draw:circle draw:style-name="gr12" draw:text-style-name="P1" draw:layer="layout" svg:width="0.2cm" svg:height="0.2cm" draw:transform="rotate (2.8797932657901) translate (45.819cm 106.195cm)">
                <text:p/>
              </draw:circle>
              <draw:circle draw:style-name="gr4" draw:text-style-name="P1" draw:layer="layout" svg:width="0.2cm" svg:height="0.2cm" draw:transform="rotate (2.8797932657901) translate (46.714cm 106.429cm)">
                <text:p/>
              </draw:circle>
              <draw:circle draw:style-name="gr12" draw:text-style-name="P1" draw:layer="layout" svg:width="0.2cm" svg:height="0.2cm" draw:transform="rotate (-0.261799387800286) translate (52.305cm 107.72cm)">
                <text:p/>
              </draw:circle>
              <draw:circle draw:style-name="gr4" draw:text-style-name="P1" draw:layer="layout" svg:width="0.2cm" svg:height="0.2cm" draw:transform="rotate (-0.261799387800286) translate (51.41cm 107.486cm)">
                <text:p/>
              </draw:circle>
            </draw:g>
            <draw:circle draw:style-name="gr12" draw:text-style-name="P1" draw:layer="layout" svg:width="-0.2cm" svg:height="-0.2cm" svg:x="42.889cm" svg:y="114.606cm">
              <text:p/>
            </draw:circle>
            <draw:circle draw:style-name="gr4" draw:text-style-name="P1" draw:layer="layout" svg:width="-0.2cm" svg:height="-0.2cm" svg:x="43.463cm" svg:y="114.634cm">
              <text:p/>
            </draw:circle>
            <draw:circle draw:style-name="gr12" draw:text-style-name="P1" draw:layer="layout" svg:width="0.2cm" svg:height="0.2cm" svg:x="48.591cm" svg:y="114.421cm">
              <text:p/>
            </draw:circle>
            <draw:circle draw:style-name="gr4" draw:text-style-name="P1" draw:layer="layout" svg:width="0.2cm" svg:height="0.2cm" svg:x="47.81cm" svg:y="114.409cm">
              <text:p/>
            </draw:circle>
            <draw:frame draw:style-name="gr1" draw:layer="layout" svg:width="0.853cm" svg:height="0.963cm" draw:transform="rotate (2.8797932657901) translate (42.752cm 112.304cm)">
              <draw:text-box>
                <text:p>a</text:p>
              </draw:text-box>
            </draw:frame>
            <draw:frame draw:style-name="gr1" draw:layer="layout" svg:width="0.853cm" svg:height="0.963cm" draw:transform="rotate (2.8797932657901) translate (41.536cm 110.35cm)">
              <draw:text-box>
                <text:p>b</text:p>
              </draw:text-box>
            </draw:frame>
            <draw:frame draw:style-name="gr1" draw:layer="layout" svg:width="0.82cm" svg:height="0.963cm" draw:transform="rotate (2.8797932657901) translate (40.759cm 113.251cm)">
              <draw:text-box draw:corner-radius="0.627cm">
                <text:p>c</text:p>
              </draw:text-box>
            </draw:frame>
            <draw:circle draw:style-name="gr2" draw:text-style-name="P1" draw:layer="layout" svg:width="0.3cm" svg:height="0.3cm" draw:transform="rotate (2.8797932657901) translate (49.498cm 111.081cm)">
              <text:p/>
            </draw:circle>
            <draw:circle draw:style-name="gr2" draw:text-style-name="P1" draw:layer="layout" svg:width="0.3cm" svg:height="0.3cm" draw:transform="rotate (2.8797932657901) translate (60.92cm 114.67cm)">
              <text:p/>
            </draw:circle>
            <draw:circle draw:style-name="gr2" draw:text-style-name="P1" draw:layer="layout" svg:width="0.3cm" svg:height="0.3cm" draw:transform="rotate (2.8797932657901) translate (61.566cm 110.46cm)">
              <text:p/>
            </draw:circle>
            <draw:circle draw:style-name="gr2" draw:text-style-name="P1" draw:layer="layout" svg:width="0.3cm" svg:height="0.3cm" draw:transform="rotate (2.8797932657901) translate (49.091cm 107.117cm)">
              <text:p/>
            </draw:circle>
            <draw:circle draw:style-name="gr10" draw:text-style-name="P1" draw:layer="layout" svg:width="0.9cm" svg:height="0.9cm" draw:transform="rotate (-1.22173047639699) translate (67.968cm 111.061cm)">
              <text:p/>
            </draw:circle>
            <draw:circle draw:style-name="gr10" draw:text-style-name="P1" draw:layer="layout" svg:width="0.9cm" svg:height="0.9cm" draw:transform="rotate (-1.22173047639699) translate (69.805cm 114.244cm)">
              <text:p/>
            </draw:circle>
            <draw:circle draw:style-name="gr2" draw:text-style-name="P1" draw:layer="layout" svg:width="0.3cm" svg:height="0.3cm" draw:transform="rotate (2.8797932657901) translate (68.668cm 114.438cm)">
              <text:p/>
            </draw:circle>
            <draw:circle draw:style-name="gr2" draw:text-style-name="P1" draw:layer="layout" svg:width="0.3cm" svg:height="0.3cm" draw:transform="rotate (2.8797932657901) translate (66.239cm 112.173cm)">
              <text:p/>
            </draw:circle>
            <draw:rect draw:style-name="gr2" draw:text-style-name="P1" draw:layer="layout" svg:width="1.624cm" svg:height="3.8cm" draw:transform="rotate (0.5235987755982) translate (36.915cm 111.564cm)">
              <text:p/>
            </draw:rect>
            <draw:rect draw:style-name="gr2" draw:text-style-name="P1" draw:layer="layout" svg:width="1cm" svg:height="4.8cm" draw:transform="rotate (0.5235987755982) translate (35.799cm 111.632cm)">
              <text:p/>
            </draw:rect>
            <draw:circle draw:style-name="gr4" draw:text-style-name="P1" draw:layer="layout" svg:width="0.4cm" svg:height="0.4cm" draw:transform="rotate (2.0943951023928) translate (38.57cm 115.529cm)">
              <text:p/>
            </draw:circle>
            <draw:circle draw:style-name="gr4" draw:text-style-name="P1" draw:layer="layout" svg:width="0.4cm" svg:height="0.4cm" draw:transform="rotate (2.0943951023928) translate (39.173cm 114.373cm)">
              <text:p/>
            </draw:circle>
            <draw:g>
              <draw:rect draw:style-name="gr2" draw:text-style-name="P1" draw:layer="layout" svg:width="3.76cm" svg:height="0.2cm" draw:transform="rotate (2.0943951023928) translate (39.951cm 114.174cm)">
                <text:p/>
              </draw:rect>
              <draw:circle draw:style-name="gr4" draw:text-style-name="P1" draw:layer="layout" svg:width="0.4cm" svg:height="0.4cm" draw:transform="rotate (2.0943951023928) translate (39.957cm 113.669cm)">
                <text:p/>
              </draw:circle>
              <draw:g>
                <draw:rect draw:style-name="gr2" draw:text-style-name="P1" draw:layer="layout" svg:width="5cm" svg:height="0.6cm" draw:transform="rotate (0.5235987755982) translate (38.368cm 110.032cm)">
                  <text:p/>
                </draw:rect>
                <draw:rect draw:style-name="gr2" draw:text-style-name="P1" draw:layer="layout" svg:width="1.5cm" svg:height="0.6cm" draw:transform="rotate (0.5235987755982) translate (38.368cm 110.032cm)">
                  <text:p/>
                </draw:rect>
                <draw:rect draw:style-name="gr2" draw:text-style-name="P1" draw:layer="layout" svg:width="3cm" svg:height="0.6cm" draw:transform="rotate (0.5235987755982) translate (38.368cm 110.032cm)">
                  <text:p/>
                </draw:rect>
                <draw:rect draw:style-name="gr2" draw:text-style-name="P1" draw:layer="layout" svg:width="1cm" svg:height="0.6cm" draw:transform="rotate (0.5235987755982) translate (38.368cm 110.032cm)">
                  <text:p/>
                </draw:rect>
                <draw:rect draw:style-name="gr2" draw:text-style-name="P1" draw:layer="layout" svg:width="1cm" svg:height="0.6cm" draw:transform="rotate (0.5235987755982) translate (40.1cm 109.032cm)">
                  <text:p/>
                </draw:rect>
                <draw:rect draw:style-name="gr2" draw:text-style-name="P1" draw:layer="layout" svg:width="0.6cm" svg:height="0.6cm" draw:transform="rotate (0.5235987755982) translate (37.849cm 110.332cm)">
                  <text:p/>
                </draw:rect>
                <draw:rect draw:style-name="gr14" draw:text-style-name="P1" draw:layer="layout" svg:width="0.2cm" svg:height="0.4cm" draw:transform="rotate (0.5235987755982) translate (38.225cm 110.234cm)">
                  <text:p/>
                </draw:rect>
                <draw:circle draw:style-name="gr2" draw:text-style-name="P1" draw:layer="layout" svg:width="0.3cm" svg:height="0.3cm" draw:transform="rotate (2.0943951023928) translate (39.754cm 109.751cm)">
                  <text:p/>
                </draw:circle>
                <draw:ellipse draw:style-name="gr4" draw:text-style-name="P1" draw:layer="layout" svg:width="0.4cm" svg:height="0.2cm" draw:transform="rotate (2.0943951023928) translate (39.452cm 109.985cm)">
                  <text:p/>
                </draw:ellipse>
                <draw:ellipse draw:style-name="gr12" draw:text-style-name="P1" draw:layer="layout" svg:width="0.4cm" svg:height="0.2cm" draw:transform="rotate (2.0943951023928) translate (38.979cm 110.251cm)">
                  <text:p/>
                </draw:ellipse>
                <draw:ellipse draw:style-name="gr12" draw:text-style-name="P1" draw:layer="layout" svg:width="0.4cm" svg:height="0.2cm" draw:transform="rotate (2.0943951023928) translate (40.678cm 109.268cm)">
                  <text:p/>
                </draw:ellipse>
              </draw:g>
              <draw:circle draw:style-name="gr2" draw:text-style-name="P1" draw:layer="layout" svg:width="0.3cm" svg:height="0.3cm" draw:transform="rotate (2.0943951023928) translate (39.304cm 112.552cm)">
                <text:p/>
              </draw:circle>
              <draw:rect draw:style-name="gr2" draw:text-style-name="P1" draw:layer="layout" svg:width="6cm" svg:height="0.6cm" draw:transform="rotate (2.0943951023928) translate (40.599cm 115.095cm)">
                <text:p/>
              </draw:rect>
              <draw:g>
                <draw:rect draw:style-name="gr2" draw:text-style-name="P1" draw:layer="layout" svg:width="5cm" svg:height="0.6cm" draw:transform="rotate (0.5235987755982) translate (40.569cm 113.842cm)">
                  <text:p/>
                </draw:rect>
                <draw:rect draw:style-name="gr2" draw:text-style-name="P1" draw:layer="layout" svg:width="1.5cm" svg:height="0.6cm" draw:transform="rotate (0.5235987755982) translate (40.569cm 113.842cm)">
                  <text:p/>
                </draw:rect>
                <draw:rect draw:style-name="gr2" draw:text-style-name="P1" draw:layer="layout" svg:width="3cm" svg:height="0.6cm" draw:transform="rotate (0.5235987755982) translate (40.569cm 113.842cm)">
                  <text:p/>
                </draw:rect>
                <draw:rect draw:style-name="gr2" draw:text-style-name="P1" draw:layer="layout" svg:width="1cm" svg:height="0.6cm" draw:transform="rotate (0.5235987755982) translate (40.569cm 113.842cm)">
                  <text:p/>
                </draw:rect>
                <draw:rect draw:style-name="gr2" draw:text-style-name="P1" draw:layer="layout" svg:width="1cm" svg:height="0.6cm" draw:transform="rotate (0.5235987755982) translate (42.3cm 112.843cm)">
                  <text:p/>
                </draw:rect>
                <draw:rect draw:style-name="gr2" draw:text-style-name="P1" draw:layer="layout" svg:width="0.6cm" svg:height="0.6cm" draw:transform="rotate (0.5235987755982) translate (40.048cm 114.143cm)">
                  <text:p/>
                </draw:rect>
                <draw:rect draw:style-name="gr14" draw:text-style-name="P1" draw:layer="layout" svg:width="0.2cm" svg:height="0.4cm" draw:transform="rotate (0.5235987755982) translate (40.426cm 114.045cm)">
                  <text:p/>
                </draw:rect>
                <draw:circle draw:style-name="gr2" draw:text-style-name="P1" draw:layer="layout" svg:width="0.3cm" svg:height="0.3cm" draw:transform="rotate (2.0943951023928) translate (41.955cm 113.562cm)">
                  <text:p/>
                </draw:circle>
                <draw:ellipse draw:style-name="gr4" draw:text-style-name="P1" draw:layer="layout" svg:width="0.4cm" svg:height="0.2cm" draw:transform="rotate (2.0943951023928) translate (41.652cm 113.796cm)">
                  <text:p/>
                </draw:ellipse>
                <draw:ellipse draw:style-name="gr12" draw:text-style-name="P1" draw:layer="layout" svg:width="0.4cm" svg:height="0.2cm" draw:transform="rotate (2.0943951023928) translate (41.178cm 114.061cm)">
                  <text:p/>
                </draw:ellipse>
                <draw:ellipse draw:style-name="gr12" draw:text-style-name="P1" draw:layer="layout" svg:width="0.4cm" svg:height="0.2cm" draw:transform="rotate (2.0943951023928) translate (42.877cm 113.077cm)">
                  <text:p/>
                </draw:ellipse>
              </draw:g>
              <draw:rect draw:style-name="gr2" draw:text-style-name="P1" draw:layer="layout" svg:width="1cm" svg:height="0.6cm" draw:transform="rotate (2.0943951023928) translate (40.299cm 114.576cm)">
                <text:p/>
              </draw:rect>
              <draw:circle draw:style-name="gr12" draw:text-style-name="P1" draw:layer="layout" svg:width="0.4cm" svg:height="0.4cm" draw:transform="rotate (2.0943951023928) translate (40.197cm 114.129cm)">
                <text:p/>
              </draw:circle>
              <draw:rect draw:style-name="gr2" draw:text-style-name="P1" draw:layer="layout" svg:width="1cm" svg:height="0.6cm" draw:transform="rotate (2.0943951023928) translate (38.399cm 111.285cm)">
                <text:p/>
              </draw:rect>
              <draw:circle draw:style-name="gr12" draw:text-style-name="P1" draw:layer="layout" svg:width="0.4cm" svg:height="0.4cm" draw:transform="rotate (2.0943951023928) translate (38.447cm 111.098cm)">
                <text:p/>
              </draw:circle>
            </draw:g>
            <draw:g>
              <draw:circle draw:style-name="gr2" draw:text-style-name="P1" draw:layer="layout" svg:width="3.18cm" svg:height="3.18cm" draw:transform="rotate (2.0943951023928) translate (40.413cm 113.574cm)">
                <text:p/>
              </draw:circle>
              <draw:circle draw:style-name="gr2" draw:text-style-name="P1" draw:layer="layout" svg:width="2.15cm" svg:height="2.15cm" draw:transform="rotate (2.0943951023928) translate (40.602cm 112.87cm)">
                <text:p/>
              </draw:circle>
              <draw:circle draw:style-name="gr2" draw:text-style-name="P1" draw:layer="layout" svg:width="0.2cm" svg:height="0.2cm" draw:transform="rotate (2.0943951023928) translate (40.292cm 110.384cm)">
                <text:p/>
              </draw:circle>
              <draw:line draw:style-name="gr2" draw:text-style-name="P1" draw:layer="layout" svg:x1="41.79cm" svg:y1="112.778cm" svg:x2="40.2cm" svg:y2="110.024cm">
                <text:p/>
              </draw:line>
              <draw:circle draw:style-name="gr2" draw:text-style-name="P1" draw:layer="layout" svg:width="-0.2cm" svg:height="-0.2cm" svg:x="39.762cm" svg:y="111.502cm">
                <text:p/>
              </draw:circle>
              <draw:circle draw:style-name="gr2" draw:text-style-name="P1" draw:layer="layout" svg:width="0.2cm" svg:height="0.2cm" draw:transform="rotate (1.0471975511964) translate (41.526cm 110.284cm)">
                <text:p/>
              </draw:circle>
              <draw:circle draw:style-name="gr2" draw:text-style-name="P1" draw:layer="layout" svg:width="0.2cm" svg:height="0.2cm" svg:x="42.228cm" svg:y="111.302cm">
                <text:p/>
              </draw:circle>
              <draw:circle draw:style-name="gr2" draw:text-style-name="P1" draw:layer="layout" svg:width="0.2cm" svg:height="0.2cm" draw:transform="rotate (-2.09439510239399) translate (40.465cm 112.52cm)">
                <text:p/>
              </draw:circle>
              <draw:line draw:style-name="gr2" draw:text-style-name="P1" draw:layer="layout" svg:x1="40.201cm" svg:y1="112.779cm" svg:x2="41.791cm" svg:y2="110.025cm">
                <text:p/>
              </draw:line>
              <draw:line draw:style-name="gr2" draw:text-style-name="P1" draw:layer="layout" svg:x1="42.585cm" svg:y1="111.402cm" svg:x2="39.405cm" svg:y2="111.402cm">
                <text:p/>
              </draw:line>
              <draw:circle draw:style-name="gr2" draw:text-style-name="P1" draw:layer="layout" svg:width="0.2cm" svg:height="0.2cm" draw:transform="rotate (-1.04719755119759) translate (41.699cm 112.42cm)">
                <text:p/>
              </draw:circle>
            </draw:g>
            <draw:g>
              <draw:circle draw:style-name="gr2" draw:text-style-name="P1" draw:layer="layout" svg:width="6cm" svg:height="6cm" draw:transform="rotate (2.8797932657901) translate (43.117cm 115.076cm)">
                <text:p/>
              </draw:circle>
              <draw:circle draw:style-name="gr2" draw:text-style-name="P1" draw:layer="layout" svg:width="4.8cm" svg:height="4.8cm" draw:transform="rotate (2.8797932657901) translate (42.692cm 114.341cm)">
                <text:p/>
              </draw:circle>
            </draw:g>
            <draw:g>
              <draw:rect draw:style-name="gr2" draw:text-style-name="P1" draw:layer="layout" svg:width="7cm" svg:height="0.3cm" draw:transform="rotate (3.1415926535892) translate (49.207cm 114.678cm)">
                <text:p/>
              </draw:rect>
              <draw:rect draw:style-name="gr2" draw:text-style-name="P1" draw:layer="layout" svg:width="-1.6cm" svg:height="-0.3cm" svg:x="49.207cm" svg:y="114.678cm">
                <text:p/>
              </draw:rect>
              <draw:rect draw:style-name="gr2" draw:text-style-name="P1" draw:layer="layout" svg:width="-1.6cm" svg:height="-0.3cm" svg:x="43.807cm" svg:y="114.678cm">
                <text:p/>
              </draw:rect>
              <draw:circle draw:style-name="gr2" draw:text-style-name="P1" draw:layer="layout" svg:width="-0.3cm" svg:height="-0.3cm" svg:x="45.857cm" svg:y="114.678cm">
                <text:p/>
              </draw:circle>
            </draw:g>
          </draw:g>
          <draw:rect draw:style-name="gr29" draw:text-style-name="P2" draw:layer="layout" svg:width="30.749cm" svg:height="8.633cm" draw:transform="skewX (2.80629261020387E-017) rotate (2.8797932657901) translate (38.769cm 119.743cm)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-0.916123324372837) translate (79.821cm 103.417cm)">
                <text:p/>
              </draw:circle>
              <draw:rect draw:style-name="gr2" draw:text-style-name="P1" draw:layer="layout" svg:width="3.353cm" svg:height="3.582cm" draw:transform="rotate (-0.916297857298036) translate (78.492cm 104.437cm)">
                <text:p/>
              </draw:rect>
              <draw:g>
                <draw:circle draw:style-name="gr2" draw:text-style-name="P1" draw:layer="layout" svg:width="1.27cm" svg:height="1.27cm" draw:transform="rotate (-0.916123324372837) translate (79.631cm 104.877cm)">
                  <text:p/>
                </draw:circle>
                <draw:circle draw:style-name="gr2" draw:text-style-name="P1" draw:layer="layout" svg:width="0.356cm" svg:height="0.356cm" draw:transform="rotate (-0.916995988998834) translate (79.546cm 105.518cm)">
                  <text:p/>
                </draw:circle>
              </draw:g>
              <draw:g>
                <draw:circle draw:style-name="gr2" draw:text-style-name="P1" draw:layer="layout" svg:width="0.356cm" svg:height="0.356cm" draw:transform="rotate (-0.916995988998834) translate (78.95cm 104.74cm)">
                  <text:p/>
                </draw:circle>
                <draw:circle draw:style-name="gr2" draw:text-style-name="P1" draw:layer="layout" svg:width="0.356cm" svg:height="0.356cm" draw:transform="rotate (-1.70099788899454) translate (79.84cm 104.642cm)">
                  <text:p/>
                </draw:circle>
                <draw:circle draw:style-name="gr2" draw:text-style-name="P1" draw:layer="layout" svg:width="0.356cm" svg:height="0.356cm" draw:transform="rotate (-2.48779231579343) translate (80.54cm 105.205cm)">
                  <text:p/>
                </draw:circle>
                <draw:circle draw:style-name="gr2" draw:text-style-name="P1" draw:layer="layout" svg:width="0.356cm" svg:height="0.356cm" draw:transform="rotate (3.01139109139045) translate (80.638cm 106.095cm)">
                  <text:p/>
                </draw:circle>
                <draw:circle draw:style-name="gr2" draw:text-style-name="P1" draw:layer="layout" svg:width="0.356cm" svg:height="0.356cm" draw:transform="rotate (2.22459666459155) translate (80.077cm 106.795cm)">
                  <text:p/>
                </draw:circle>
                <draw:circle draw:style-name="gr2" draw:text-style-name="P1" draw:layer="layout" svg:width="0.356cm" svg:height="0.356cm" draw:transform="rotate (1.44059476459585) translate (79.187cm 106.892cm)">
                  <text:p/>
                </draw:circle>
                <draw:circle draw:style-name="gr2" draw:text-style-name="P1" draw:layer="layout" svg:width="0.356cm" svg:height="0.356cm" draw:transform="rotate (0.653800337796952) translate (78.489cm 106.33cm)">
                  <text:p/>
                </draw:circle>
                <draw:circle draw:style-name="gr2" draw:text-style-name="P1" draw:layer="layout" svg:width="0.356cm" svg:height="0.356cm" draw:transform="rotate (-0.130201562199939) translate (78.39cm 105.44cm)">
                  <text:p/>
                </draw:circle>
              </draw:g>
              <draw:rect draw:style-name="gr3" draw:text-style-name="P1" draw:layer="layout" svg:width="3.353cm" svg:height="3.582cm" draw:transform="rotate (-0.916297857298036) translate (81.331cm 102.257cm)">
                <text:p/>
              </draw:rect>
            </draw:g>
            <draw:g>
              <draw:circle draw:style-name="gr2" draw:text-style-name="P1" draw:layer="layout" svg:width="0.356cm" svg:height="0.356cm" draw:transform="rotate (-0.130201562199939) translate (75.92cm 106.51cm)">
                <text:p/>
              </draw:circle>
              <draw:circle draw:style-name="gr2" draw:text-style-name="P1" draw:layer="layout" svg:width="0.356cm" svg:height="0.356cm" draw:transform="rotate (3.01139109139045) translate (77.867cm 109.047cm)">
                <text:p/>
              </draw:circle>
            </draw:g>
            <draw:line draw:style-name="gr4" draw:text-style-name="P1" draw:layer="layout" svg:x1="50.129cm" svg:y1="114.734cm" svg:x2="52.354cm" svg:y2="110.893cm">
              <text:p/>
            </draw:line>
            <draw:circle draw:style-name="gr2" draw:text-style-name="P1" draw:layer="layout" svg:width="2.4cm" svg:height="2.4cm" draw:transform="rotate (3.1415926535892) translate (71.49cm 116.39cm)">
              <text:p/>
            </draw:circle>
            <draw:circle draw:style-name="gr5" draw:text-style-name="P1" draw:layer="layout" svg:width="1.74cm" svg:height="1.739cm" draw:transform="rotate (-3.14141812066519) translate (71.161cm 116.06cm)">
              <text:p/>
            </draw:circle>
            <draw:circle draw:style-name="gr2" draw:text-style-name="P1" draw:layer="layout" svg:width="0.9cm" svg:height="0.9cm" draw:transform="rotate (3.141418120664) translate (70.741cm 115.641cm)">
              <text:p/>
            </draw:circle>
            <draw:circle draw:style-name="gr2" draw:text-style-name="P1" draw:layer="layout" svg:width="2.4cm" svg:height="2.4cm" draw:transform="rotate (3.1415926535892) translate (68.97cm 116.39cm)">
              <text:p/>
            </draw:circle>
            <draw:circle draw:style-name="gr5" draw:text-style-name="P1" draw:layer="layout" svg:width="1.74cm" svg:height="1.739cm" draw:transform="rotate (-3.14141812066519) translate (68.641cm 116.06cm)">
              <text:p/>
            </draw:circle>
            <draw:circle draw:style-name="gr2" draw:text-style-name="P1" draw:layer="layout" svg:width="0.9cm" svg:height="0.9cm" draw:transform="rotate (3.141418120664) translate (68.22cm 115.641cm)">
              <text:p/>
            </draw:circle>
            <draw:rect draw:style-name="gr2" draw:text-style-name="P1" draw:layer="layout" svg:width="2.52cm" svg:height="4.22cm" draw:transform="rotate (3.1415926535892) translate (70.29cm 116.391cm)">
              <text:p/>
            </draw:rect>
            <draw:rect draw:style-name="gr2" draw:text-style-name="P1" draw:layer="layout" svg:width="2.52cm" svg:height="3.46cm" draw:transform="rotate (3.1415926535892) translate (70.291cm 115.631cm)">
              <text:p/>
            </draw:rect>
            <draw:rect draw:style-name="gr2" draw:text-style-name="P1" draw:layer="layout" svg:width="2.52cm" svg:height="1.714cm" draw:transform="rotate (3.1415926535892) translate (70.29cm 112.171cm)">
              <text:p/>
            </draw:rect>
            <draw:circle draw:style-name="gr2" draw:text-style-name="P1" draw:layer="layout" svg:width="0.42cm" svg:height="0.42cm" draw:transform="rotate (3.1410690548136) translate (69.867cm 111.596cm)">
              <text:p/>
            </draw:circle>
            <draw:circle draw:style-name="gr2" draw:text-style-name="P1" draw:layer="layout" svg:width="0.42cm" svg:height="0.42cm" draw:transform="rotate (3.1410690548136) translate (69.866cm 112.016cm)">
              <text:p/>
            </draw:circle>
            <draw:rect draw:style-name="gr2" draw:text-style-name="P1" draw:layer="layout" svg:width="0.42cm" svg:height="0.42cm" draw:transform="rotate (3.1410690548136) translate (69.866cm 111.806cm)">
              <text:p/>
            </draw:rect>
            <draw:circle draw:style-name="gr2" draw:text-style-name="P1" draw:layer="layout" svg:width="0.42cm" svg:height="0.42cm" draw:transform="rotate (3.1410690548136) translate (68.615cm 111.596cm)">
              <text:p/>
            </draw:circle>
            <draw:circle draw:style-name="gr2" draw:text-style-name="P1" draw:layer="layout" svg:width="0.42cm" svg:height="0.42cm" draw:transform="rotate (3.1410690548136) translate (68.617cm 112.016cm)">
              <text:p/>
            </draw:circle>
            <draw:rect draw:style-name="gr2" draw:text-style-name="P1" draw:layer="layout" svg:width="0.42cm" svg:height="0.42cm" draw:transform="rotate (3.1410690548136) translate (68.616cm 111.805cm)">
              <text:p/>
            </draw:rect>
            <draw:rect draw:style-name="gr2" draw:text-style-name="P1" draw:layer="layout" svg:width="0.131cm" svg:height="0.48cm" draw:transform="rotate (3.13984732433721) translate (69.096cm 112.17cm)">
              <text:p/>
            </draw:rect>
            <draw:circle draw:style-name="gr2" draw:text-style-name="P1" draw:layer="layout" svg:width="0.7cm" svg:height="0.7cm" draw:transform="rotate (-3.14141812066519) translate (70.29cm 111.154cm)">
              <text:p/>
            </draw:circle>
            <draw:circle draw:style-name="gr2" draw:text-style-name="P1" draw:layer="layout" svg:width="0.7cm" svg:height="0.7cm" draw:transform="rotate (-3.14141812066519) translate (68.47cm 111.154cm)">
              <text:p/>
            </draw:circle>
            <draw:circle draw:style-name="gr2" draw:text-style-name="P1" draw:layer="layout" svg:width="2.4cm" svg:height="2.4cm" draw:transform="rotate (1.2215559434706) translate (51.57cm 112.029cm)">
              <text:p/>
            </draw:circle>
            <draw:circle draw:style-name="gr5" draw:text-style-name="P1" draw:layer="layout" svg:width="1.74cm" svg:height="1.74cm" draw:transform="rotate (1.2215559434706) translate (51.993cm 111.831cm)">
              <text:p/>
            </draw:circle>
            <draw:circle draw:style-name="gr2" draw:text-style-name="P1" draw:layer="layout" svg:width="0.9cm" svg:height="0.9cm" draw:transform="rotate (1.2217304763958) translate (52.53cm 111.582cm)">
              <text:p/>
            </draw:circle>
            <draw:rect draw:style-name="gr2" draw:text-style-name="P1" draw:layer="layout" svg:width="2.46cm" svg:height="3.25cm" draw:transform="rotate (1.2217304763958) translate (52.208cm 112.294cm)">
              <text:p/>
            </draw:rect>
            <draw:circle draw:style-name="gr2" draw:text-style-name="P1" draw:layer="layout" svg:width="0.42cm" svg:height="0.42cm" draw:transform="rotate (1.2215559434706) translate (54.608cm 112.747cm)">
              <text:p/>
            </draw:circle>
            <draw:circle draw:style-name="gr2" draw:text-style-name="P1" draw:layer="layout" svg:width="0.42cm" svg:height="0.42cm" draw:transform="rotate (1.2215559434706) translate (54.212cm 112.603cm)">
              <text:p/>
            </draw:circle>
            <draw:rect draw:style-name="gr2" draw:text-style-name="P1" draw:layer="layout" svg:width="0.42cm" svg:height="0.42cm" draw:transform="rotate (1.2215559434706) translate (54.41cm 112.674cm)">
              <text:p/>
            </draw:rect>
            <draw:circle draw:style-name="gr2" draw:text-style-name="P1" draw:layer="layout" svg:width="0.42cm" svg:height="0.42cm" draw:transform="rotate (1.2215559434706) translate (55.035cm 111.572cm)">
              <text:p/>
            </draw:circle>
            <draw:circle draw:style-name="gr2" draw:text-style-name="P1" draw:layer="layout" svg:width="0.42cm" svg:height="0.42cm" draw:transform="rotate (1.2215559434706) translate (54.642cm 111.429cm)">
              <text:p/>
            </draw:circle>
            <draw:rect draw:style-name="gr2" draw:text-style-name="P1" draw:layer="layout" svg:width="0.42cm" svg:height="0.42cm" draw:transform="rotate (1.2215559434706) translate (54.838cm 111.502cm)">
              <text:p/>
            </draw:rect>
            <draw:ellipse draw:style-name="gr2" draw:text-style-name="P1" draw:layer="layout" svg:width="0.7cm" svg:height="0.701cm" draw:transform="rotate (1.2208578117698) translate (54.603cm 113.166cm)">
              <text:p/>
            </draw:ellipse>
            <draw:ellipse draw:style-name="gr2" draw:text-style-name="P1" draw:layer="layout" svg:width="0.7cm" svg:height="0.701cm" draw:transform="rotate (1.2208578117698) translate (55.204cm 111.511cm)">
              <text:p/>
            </draw:ellipse>
            <draw:line draw:style-name="gr4" draw:text-style-name="P1" draw:layer="layout" svg:x1="52.882cm" svg:y1="110.469cm" svg:x2="78.962cm" svg:y2="103.483cm">
              <text:p/>
            </draw:line>
            <draw:circle draw:style-name="gr2" draw:text-style-name="P1" draw:layer="layout" svg:width="2.4cm" svg:height="2.4cm" draw:transform="rotate (2.0943951023928) translate (50.429cm 116.839cm)">
              <text:p/>
            </draw:circle>
            <draw:circle draw:style-name="gr5" draw:text-style-name="P1" draw:layer="layout" svg:width="1.74cm" svg:height="1.74cm" draw:transform="rotate (2.0942205694676) translate (50.548cm 116.388cm)">
              <text:p/>
            </draw:circle>
            <draw:circle draw:style-name="gr2" draw:text-style-name="P1" draw:layer="layout" svg:width="0.9cm" svg:height="0.9cm" draw:transform="rotate (2.094569635318) translate (50.701cm 115.813cm)">
              <text:p/>
            </draw:circle>
            <draw:rect draw:style-name="gr2" draw:text-style-name="P1" draw:layer="layout" svg:width="2.46cm" svg:height="3.25cm" draw:transform="rotate (2.094569635318) translate (51.04cm 116.52cm)">
              <text:p/>
            </draw:rect>
            <draw:circle draw:style-name="gr2" draw:text-style-name="P1" draw:layer="layout" svg:width="0.42cm" svg:height="0.419cm" draw:transform="rotate (2.0949187011684) translate (52.931cm 114.972cm)">
              <text:p/>
            </draw:circle>
            <draw:circle draw:style-name="gr2" draw:text-style-name="P1" draw:layer="layout" svg:width="0.42cm" svg:height="0.419cm" draw:transform="rotate (2.0949187011684) translate (52.566cm 115.182cm)">
              <text:p/>
            </draw:circle>
            <draw:rect draw:style-name="gr2" draw:text-style-name="P1" draw:layer="layout" svg:width="0.42cm" svg:height="0.419cm" draw:transform="rotate (2.0949187011684) translate (52.748cm 115.077cm)">
              <text:p/>
            </draw:rect>
            <draw:circle draw:style-name="gr2" draw:text-style-name="P1" draw:layer="layout" svg:width="0.42cm" svg:height="0.419cm" draw:transform="rotate (2.0949187011684) translate (52.305cm 113.891cm)">
              <text:p/>
            </draw:circle>
            <draw:circle draw:style-name="gr2" draw:text-style-name="P1" draw:layer="layout" svg:width="0.42cm" svg:height="0.419cm" draw:transform="rotate (2.0949187011684) translate (51.942cm 114.101cm)">
              <text:p/>
            </draw:circle>
            <draw:rect draw:style-name="gr2" draw:text-style-name="P1" draw:layer="layout" svg:width="0.42cm" svg:height="0.419cm" draw:transform="rotate (2.0949187011684) translate (52.123cm 113.994cm)">
              <text:p/>
            </draw:rect>
            <draw:circle draw:style-name="gr2" draw:text-style-name="P1" draw:layer="layout" svg:width="0.7cm" svg:height="0.7cm" draw:transform="rotate (2.0942205694676) translate (53.248cm 115.245cm)">
              <text:p/>
            </draw:circle>
            <draw:circle draw:style-name="gr2" draw:text-style-name="P1" draw:layer="layout" svg:width="0.7cm" svg:height="0.7cm" draw:transform="rotate (2.0942205694676) translate (52.367cm 113.72cm)">
              <text:p/>
            </draw:circle>
            <draw:line draw:style-name="gr4" draw:text-style-name="P1" draw:layer="layout" svg:x1="81.014cm" svg:y1="103.67cm" svg:x2="87.004cm" svg:y2="114.065cm">
              <text:p/>
            </draw:line>
            <draw:line draw:style-name="gr4" draw:text-style-name="P1" draw:layer="layout" svg:x1="50.839cm" svg:y1="116.073cm" svg:x2="85.18cm" svg:y2="116.075cm">
              <text:p/>
            </draw:line>
            <draw:circle draw:style-name="gr2" draw:text-style-name="P1" draw:layer="layout" svg:width="2.4cm" svg:height="2.4cm" draw:transform="rotate (0.2617993877991) translate (62.547cm 107.526cm)">
              <text:p/>
            </draw:circle>
            <draw:circle draw:style-name="gr5" draw:text-style-name="P1" draw:layer="layout" svg:width="1.74cm" svg:height="1.74cm" draw:transform="rotate (0.2617993877991) translate (62.949cm 107.76cm)">
              <text:p/>
            </draw:circle>
            <draw:circle draw:style-name="gr2" draw:text-style-name="P1" draw:layer="layout" svg:width="0.9cm" svg:height="0.9cm" draw:transform="rotate (0.2617993877991) translate (63.465cm 108.056cm)">
              <text:p/>
            </draw:circle>
            <draw:circle draw:style-name="gr2" draw:text-style-name="P1" draw:layer="layout" svg:width="2.4cm" svg:height="2.4cm" draw:transform="rotate (0.2617993877991) translate (64.98cm 106.874cm)">
              <text:p/>
            </draw:circle>
            <draw:circle draw:style-name="gr5" draw:text-style-name="P1" draw:layer="layout" svg:width="1.74cm" svg:height="1.74cm" draw:transform="rotate (0.2617993877991) translate (65.383cm 107.106cm)">
              <text:p/>
            </draw:circle>
            <draw:circle draw:style-name="gr2" draw:text-style-name="P1" draw:layer="layout" svg:width="0.9cm" svg:height="0.9cm" draw:transform="rotate (0.2617993877991) translate (65.899cm 107.404cm)">
              <text:p/>
            </draw:circle>
            <draw:rect draw:style-name="gr2" draw:text-style-name="P1" draw:layer="layout" svg:width="2.52cm" svg:height="4.22cm" draw:transform="rotate (0.2617993877991) translate (63.705cm 107.215cm)">
              <text:p/>
            </draw:rect>
            <draw:rect draw:style-name="gr2" draw:text-style-name="P1" draw:layer="layout" svg:width="2.52cm" svg:height="3.46cm" draw:transform="rotate (0.2617993877991) translate (63.902cm 107.95cm)">
              <text:p/>
            </draw:rect>
            <draw:rect draw:style-name="gr2" draw:text-style-name="P1" draw:layer="layout" svg:width="2.52cm" svg:height="1.715cm" draw:transform="rotate (0.2617993877991) translate (64.798cm 111.292cm)">
              <text:p/>
            </draw:rect>
            <draw:circle draw:style-name="gr2" draw:text-style-name="P1" draw:layer="layout" svg:width="0.42cm" svg:height="0.42cm" draw:transform="rotate (0.2617993877991) translate (65.358cm 111.737cm)">
              <text:p/>
            </draw:circle>
            <draw:circle draw:style-name="gr2" draw:text-style-name="P1" draw:layer="layout" svg:width="0.42cm" svg:height="0.42cm" draw:transform="rotate (0.2617993877991) translate (65.248cm 111.331cm)">
              <text:p/>
            </draw:circle>
            <draw:rect draw:style-name="gr2" draw:text-style-name="P1" draw:layer="layout" svg:width="0.42cm" svg:height="0.42cm" draw:transform="rotate (0.2617993877991) translate (65.302cm 111.533cm)">
              <text:p/>
            </draw:rect>
            <draw:circle draw:style-name="gr2" draw:text-style-name="P1" draw:layer="layout" svg:width="0.42cm" svg:height="0.42cm" draw:transform="rotate (0.2617993877991) translate (66.564cm 111.414cm)">
              <text:p/>
            </draw:circle>
            <draw:circle draw:style-name="gr2" draw:text-style-name="P1" draw:layer="layout" svg:width="0.42cm" svg:height="0.42cm" draw:transform="rotate (0.2617993877991) translate (66.456cm 111.008cm)">
              <text:p/>
            </draw:circle>
            <draw:rect draw:style-name="gr2" draw:text-style-name="P1" draw:layer="layout" svg:width="0.42cm" svg:height="0.42cm" draw:transform="rotate (0.2617993877991) translate (66.51cm 111.211cm)">
              <text:p/>
            </draw:rect>
            <draw:rect draw:style-name="gr2" draw:text-style-name="P1" draw:layer="layout" svg:width="0.13cm" svg:height="0.48cm" draw:transform="rotate (0.2617993877991) translate (65.953cm 110.982cm)">
              <text:p/>
            </draw:rect>
            <draw:circle draw:style-name="gr2" draw:text-style-name="P1" draw:layer="layout" svg:width="0.7cm" svg:height="0.7cm" draw:transform="rotate (0.2617993877991) translate (65.06cm 112.271cm)">
              <text:p/>
            </draw:circle>
            <draw:circle draw:style-name="gr2" draw:text-style-name="P1" draw:layer="layout" svg:width="0.7cm" svg:height="0.7cm" draw:transform="rotate (0.2617993877991) translate (66.818cm 111.8cm)">
              <text:p/>
            </draw:circle>
            <draw:circle draw:style-name="gr5" draw:text-style-name="P1" draw:layer="layout" svg:width="4.69cm" svg:height="4.69cm" draw:transform="rotate (-2.87979326579129) translate (82.385cm 107.424cm)">
              <text:p/>
            </draw:circle>
            <draw:circle draw:style-name="gr6" draw:text-style-name="P1" draw:layer="layout" svg:width="0.6cm" svg:height="0.6cm" draw:transform="rotate (-2.87979326579129) translate (79.88cm 105.977cm)">
              <text:p/>
            </draw:circle>
            <draw:circle draw:style-name="gr6" draw:text-style-name="P1" draw:layer="layout" svg:width="3.61cm" svg:height="3.61cm" draw:transform="rotate (-2.87979326579129) translate (81.722cm 107.041cm)">
              <text:p/>
            </draw:circle>
            <draw:circle draw:style-name="gr7" draw:text-style-name="P1" draw:layer="layout" svg:width="3.76cm" svg:height="3.76cm" draw:transform="rotate (-2.87979326579129) translate (81.814cm 107.095cm)">
              <text:p/>
            </draw:circle>
            <draw:circle draw:style-name="gr8" draw:text-style-name="P1" draw:layer="layout" svg:width="6.05cm" svg:height="6.05cm" draw:transform="rotate (-2.87979326579129) translate (83.216cm 107.904cm)">
              <text:p/>
            </draw:circle>
            <draw:circle draw:style-name="gr8" draw:text-style-name="P1" draw:layer="layout" svg:width="5.32cm" svg:height="5.32cm" draw:transform="rotate (-2.87979326579129) translate (82.769cm 107.646cm)">
              <text:p/>
            </draw:circle>
            <draw:circle draw:style-name="gr5" draw:text-style-name="P1" draw:layer="layout" svg:width="4.69cm" svg:height="4.69cm" draw:transform="rotate (-2.87979326579129) translate (86.965cm 115.384cm)">
              <text:p/>
            </draw:circle>
            <draw:circle draw:style-name="gr6" draw:text-style-name="P1" draw:layer="layout" svg:width="0.6cm" svg:height="0.6cm" draw:transform="rotate (-2.87979326579129) translate (84.46cm 113.938cm)">
              <text:p/>
            </draw:circle>
            <draw:circle draw:style-name="gr6" draw:text-style-name="P1" draw:layer="layout" svg:width="3.61cm" svg:height="3.61cm" draw:transform="rotate (-2.87979326579129) translate (86.304cm 115.002cm)">
              <text:p/>
            </draw:circle>
            <draw:circle draw:style-name="gr7" draw:text-style-name="P1" draw:layer="layout" svg:width="3.76cm" svg:height="3.76cm" draw:transform="rotate (-2.87979326579129) translate (86.395cm 115.055cm)">
              <text:p/>
            </draw:circle>
            <draw:circle draw:style-name="gr8" draw:text-style-name="P1" draw:layer="layout" svg:width="6.05cm" svg:height="6.05cm" draw:transform="rotate (-2.87979326579129) translate (87.798cm 115.865cm)">
              <text:p/>
            </draw:circle>
            <draw:circle draw:style-name="gr8" draw:text-style-name="P1" draw:layer="layout" svg:width="5.32cm" svg:height="5.32cm" draw:transform="rotate (-2.87979326579129) translate (87.351cm 115.606cm)">
              <text:p/>
            </draw:circle>
            <draw:ellipse draw:style-name="gr8" draw:text-style-name="P1" draw:layer="layout" svg:width="3.13cm" svg:height="3.132cm" draw:transform="skewX (0.000698131700797541) rotate (2.0943951023928) translate (50.294cm 117.336cm)">
              <text:p/>
            </draw:ellipse>
            <draw:circle draw:style-name="gr8" draw:text-style-name="P1" draw:layer="layout" svg:width="3.134cm" svg:height="3.134cm" draw:transform="rotate (1.2215559434706) translate (51.1cm 112.247cm)">
              <text:p/>
            </draw:circle>
            <draw:line draw:style-name="gr9" draw:text-style-name="P1" draw:layer="layout" svg:x1="50.679cm" svg:y1="116.785cm" svg:x2="83.808cm" svg:y2="116.787cm">
              <text:p/>
            </draw:line>
            <draw:line draw:style-name="gr9" draw:text-style-name="P1" draw:layer="layout" svg:x1="81.931cm" svg:y1="103.898cm" svg:x2="86.768cm" svg:y2="112.292cm">
              <text:p/>
            </draw:line>
            <draw:line draw:style-name="gr9" draw:text-style-name="P1" draw:layer="layout" svg:x1="52.701cm" svg:y1="109.792cm" svg:x2="78.781cm" svg:y2="102.806cm">
              <text:p/>
            </draw:line>
            <draw:line draw:style-name="gr9" draw:text-style-name="P1" draw:layer="layout" svg:x1="49.505cm" svg:y1="114.395cm" svg:x2="51.73cm" svg:y2="110.554cm">
              <text:p/>
            </draw:line>
            <draw:circle draw:style-name="gr10" draw:text-style-name="P1" draw:layer="layout" svg:width="0.143cm" svg:height="0.143cm" draw:transform="skewX (0.006981317007976) rotate (2.094569635318) translate (50.841cm 115.296cm)">
              <text:p/>
            </draw:circle>
            <draw:circle draw:style-name="gr10" draw:text-style-name="P1" draw:layer="layout" svg:width="0.141cm" svg:height="0.141cm" draw:transform="rotate (1.21893794959261) translate (53.018cm 111.354cm)">
              <text:p/>
            </draw:circle>
            <draw:line draw:style-name="gr11" draw:text-style-name="P1" draw:layer="layout" svg:x1="50.79cm" svg:y1="115.177cm" svg:x2="53.015cm" svg:y2="111.336cm">
              <text:p/>
            </draw:line>
            <draw:line draw:style-name="gr11" draw:text-style-name="P1" draw:layer="layout" svg:x1="53.069cm" svg:y1="111.242cm" svg:x2="79.149cm" svg:y2="104.256cm">
              <text:p/>
            </draw:line>
            <draw:line draw:style-name="gr11" draw:text-style-name="P1" draw:layer="layout" svg:x1="50.855cm" svg:y1="115.272cm" svg:x2="85.196cm" svg:y2="115.274cm">
              <text:p/>
            </draw:line>
            <draw:circle draw:style-name="gr10" draw:text-style-name="P1" draw:layer="layout" svg:width="3.09cm" svg:height="3.09cm" draw:transform="rotate (-2.87979326579129) translate (81.404cm 106.859cm)">
              <text:p/>
            </draw:circle>
            <draw:line draw:style-name="gr11" draw:text-style-name="P1" draw:layer="layout" svg:x1="80.744cm" svg:y1="104.801cm" svg:x2="86.734cm" svg:y2="115.196cm">
              <text:p/>
            </draw:line>
            <draw:circle draw:style-name="gr10" draw:text-style-name="P1" draw:layer="layout" svg:width="3.09cm" svg:height="3.09cm" draw:transform="rotate (-2.87979326579129) translate (85.985cm 114.818cm)">
              <text:p/>
            </draw:circle>
            <draw:g>
              <draw:circle draw:style-name="gr2" draw:text-style-name="P1" draw:layer="layout" svg:width="3.76cm" svg:height="3.76cm" draw:transform="rotate (-2.09439510239399) translate (86.662cm 113.032cm)">
                <text:p/>
              </draw:circle>
              <draw:circle draw:style-name="gr2" draw:text-style-name="P1" draw:layer="layout" svg:width="3.1cm" svg:height="3.1cm" draw:transform="rotate (-2.09439510239399) translate (86.211cm 113.153cm)">
                <text:p/>
              </draw:circle>
              <draw:circle draw:style-name="gr2" draw:text-style-name="P1" draw:layer="layout" svg:width="0.6cm" svg:height="0.6cm" draw:transform="rotate (-2.09439510239399) translate (84.502cm 113.612cm)">
                <text:p/>
              </draw:circle>
              <draw:ellipse draw:style-name="gr2" draw:text-style-name="P1" draw:layer="layout" svg:width="1.201cm" svg:height="1.2cm" draw:transform="rotate (-2.09439510239399) translate (84.913cm 113.502cm)">
                <text:p/>
              </draw:ellipse>
              <draw:rect draw:style-name="gr2" draw:text-style-name="P1" draw:layer="layout" svg:width="3.76cm" svg:height="3.93cm" draw:transform="rotate (-2.09439510239399) translate (86.047cm 112.678cm)">
                <text:p/>
              </draw:rect>
              <draw:line draw:style-name="gr4" draw:text-style-name="P1" draw:layer="layout" svg:x1="83.154cm" svg:y1="115.35cm" svg:x2="85.034cm" svg:y2="112.093cm">
                <text:p/>
              </draw:line>
              <draw:line draw:style-name="gr4" draw:text-style-name="P1" draw:layer="layout" svg:x1="82.214cm" svg:y1="113.722cm" svg:x2="85.974cm" svg:y2="113.722cm">
                <text:p/>
              </draw:line>
              <draw:line draw:style-name="gr4" draw:text-style-name="P1" draw:layer="layout" svg:x1="85.035cm" svg:y1="115.349cm" svg:x2="83.155cm" svg:y2="112.093cm">
                <text:p/>
              </draw:line>
              <draw:circle draw:style-name="gr2" draw:text-style-name="P1" draw:layer="layout" svg:width="3.76cm" svg:height="3.76cm" draw:transform="rotate (-2.09439510239399) translate (86.047cm 112.678cm)">
                <text:p/>
              </draw:circle>
            </draw:g>
            <draw:circle draw:style-name="gr12" draw:text-style-name="P1" draw:layer="layout" svg:width="0.4cm" svg:height="0.4cm" draw:transform="rotate (-2.87979326579129) translate (81.037cm 111.969cm)">
              <text:p/>
            </draw:circle>
            <draw:circle draw:style-name="gr4" draw:text-style-name="P1" draw:layer="layout" svg:width="0.4cm" svg:height="0.4cm" draw:transform="rotate (-2.87979326579129) translate (79.732cm 105.944cm)">
              <text:p/>
            </draw:circle>
            <draw:circle draw:style-name="gr4" draw:text-style-name="P1" draw:layer="layout" svg:width="0.4cm" svg:height="0.4cm" draw:transform="rotate (-2.87979326579129) translate (80.228cm 111.261cm)">
              <text:p/>
            </draw:circle>
            <draw:circle draw:style-name="gr12" draw:text-style-name="P1" draw:layer="layout" svg:width="0.4cm" svg:height="0.4cm" draw:transform="rotate (-2.87979326579129) translate (79.722cm 105.89cm)">
              <text:p/>
            </draw:circle>
            <draw:circle draw:style-name="gr4" draw:text-style-name="P1" draw:layer="layout" svg:width="0.2cm" svg:height="0.2cm" draw:transform="rotate (-2.87979326579129) translate (52.891cm 114.878cm)">
              <text:p/>
            </draw:circle>
            <draw:circle draw:style-name="gr4" draw:text-style-name="P1" draw:layer="layout" svg:width="0.2cm" svg:height="0.2cm" draw:transform="rotate (-2.87979326579129) translate (52.29cm 113.796cm)">
              <text:p/>
            </draw:circle>
            <draw:circle draw:style-name="gr4" draw:text-style-name="P1" draw:layer="layout" svg:width="0.2cm" svg:height="0.2cm" draw:transform="rotate (-2.87979326579129) translate (54.768cm 112.615cm)">
              <text:p/>
            </draw:circle>
            <draw:circle draw:style-name="gr4" draw:text-style-name="P1" draw:layer="layout" svg:width="0.2cm" svg:height="0.2cm" draw:transform="rotate (-2.87979326579129) translate (55.186cm 111.467cm)">
              <text:p/>
            </draw:circle>
            <draw:circle draw:style-name="gr4" draw:text-style-name="P1" draw:layer="layout" svg:width="0.2cm" svg:height="0.2cm" draw:transform="rotate (-2.87979326579129) translate (65.718cm 111.751cm)">
              <text:p/>
            </draw:circle>
            <draw:circle draw:style-name="gr4" draw:text-style-name="P1" draw:layer="layout" svg:width="0.2cm" svg:height="0.2cm" draw:transform="rotate (-2.87979326579129) translate (66.877cm 111.441cm)">
              <text:p/>
            </draw:circle>
            <draw:circle draw:style-name="gr4" draw:text-style-name="P1" draw:layer="layout" svg:width="0.2cm" svg:height="0.2cm" draw:transform="rotate (-2.87979326579129) translate (68.508cm 111.728cm)">
              <text:p/>
            </draw:circle>
            <draw:circle draw:style-name="gr4" draw:text-style-name="P1" draw:layer="layout" svg:width="0.2cm" svg:height="0.2cm" draw:transform="rotate (-2.87979326579129) translate (69.744cm 111.708cm)">
              <text:p/>
            </draw:circle>
            <draw:g>
              <draw:circle draw:style-name="gr4" draw:text-style-name="P1" draw:layer="layout" svg:width="0.2cm" svg:height="0.2cm" draw:transform="rotate (1.70204508654455) translate (71.802cm 112.607cm)">
                <text:p/>
              </draw:circle>
              <draw:rect draw:style-name="gr2" draw:text-style-name="P1" draw:layer="layout" svg:width="5cm" svg:height="0.301cm" draw:transform="rotate (1.70169602069415) translate (71.847cm 113.391cm)">
                <text:p/>
              </draw:rect>
              <draw:rect draw:style-name="gr2" draw:text-style-name="P1" draw:layer="layout" svg:width="1.2cm" svg:height="0.301cm" draw:transform="rotate (1.70134695484375) translate (71.847cm 113.391cm)">
                <text:p/>
              </draw:rect>
              <draw:rect draw:style-name="gr2" draw:text-style-name="P1" draw:layer="layout" svg:width="1.2cm" svg:height="0.301cm" draw:transform="rotate (1.70134695484375) translate (71.351cm 109.624cm)">
                <text:p/>
              </draw:rect>
              <draw:circle draw:style-name="gr12" draw:text-style-name="P1" draw:layer="layout" svg:width="0.2cm" svg:height="0.2cm" draw:transform="rotate (1.70204508654455) translate (71.878cm 113.111cm)">
                <text:p/>
              </draw:circle>
              <draw:circle draw:style-name="gr12" draw:text-style-name="P1" draw:layer="layout" svg:width="0.2cm" svg:height="0.2cm" draw:transform="rotate (1.70204508654455) translate (71.315cm 108.849cm)">
                <text:p/>
              </draw:circle>
              <draw:circle draw:style-name="gr4" draw:text-style-name="P1" draw:layer="layout" svg:width="0.2cm" svg:height="0.2cm" draw:transform="rotate (1.70204508654455) translate (71.384cm 109.434cm)">
                <text:p/>
              </draw:circle>
            </draw:g>
            <draw:g>
              <draw:circle draw:style-name="gr12" draw:text-style-name="P1" draw:layer="layout" svg:width="0.2cm" svg:height="0.2cm" draw:transform="rotate (3.1401963901876) translate (65.519cm 114.581cm)">
                <text:p/>
              </draw:circle>
              <draw:rect draw:style-name="gr2" draw:text-style-name="P1" draw:layer="layout" svg:width="11.5cm" svg:height="0.299cm" draw:transform="rotate (3.1415926535892) translate (65.998cm 114.633cm)">
                <text:p/>
              </draw:rect>
              <draw:rect draw:style-name="gr2" draw:text-style-name="P1" draw:layer="layout" svg:width="2cm" svg:height="0.3cm" draw:transform="rotate (3.141418120664) translate (65.998cm 114.633cm)">
                <text:p/>
              </draw:rect>
              <draw:rect draw:style-name="gr2" draw:text-style-name="P1" draw:layer="layout" svg:width="2cm" svg:height="0.3cm" draw:transform="rotate (3.141418120664) translate (56.498cm 114.632cm)">
                <text:p/>
              </draw:rect>
              <draw:circle draw:style-name="gr4" draw:text-style-name="P1" draw:layer="layout" svg:width="0.2cm" svg:height="0.2cm" draw:transform="rotate (3.1401963901876) translate (64.594cm 114.576cm)">
                <text:p/>
              </draw:circle>
              <draw:circle draw:style-name="gr12" draw:text-style-name="P1" draw:layer="layout" svg:width="0.2cm" svg:height="0.2cm" draw:transform="rotate (-0.00139626340278134) translate (54.794cm 114.375cm)">
                <text:p/>
              </draw:circle>
              <draw:circle draw:style-name="gr4" draw:text-style-name="P1" draw:layer="layout" svg:width="0.2cm" svg:height="0.2cm" draw:transform="rotate (-0.00139626340278134) translate (55.72cm 114.381cm)">
                <text:p/>
              </draw:circle>
            </draw:g>
            <draw:g>
              <draw:rect draw:style-name="gr2" draw:text-style-name="P1" draw:layer="layout" svg:width="6.6cm" svg:height="0.3cm" draw:transform="rotate (-2.87979326579129) translate (62.829cm 109.562cm)">
                <text:p/>
              </draw:rect>
              <draw:rect draw:style-name="gr2" draw:text-style-name="P1" draw:layer="layout" svg:width="2cm" svg:height="0.3cm" draw:transform="rotate (-2.87979326579129) translate (62.829cm 109.562cm)">
                <text:p/>
              </draw:rect>
              <draw:rect draw:style-name="gr2" draw:text-style-name="P1" draw:layer="layout" svg:width="2cm" svg:height="0.3cm" draw:transform="rotate (-2.87979326579129) translate (58.385cm 110.753cm)">
                <text:p/>
              </draw:rect>
              <draw:circle draw:style-name="gr12" draw:text-style-name="P1" draw:layer="layout" svg:width="0.2cm" svg:height="0.2cm" draw:transform="rotate (-2.87979326579129) translate (62.345cm 109.647cm)">
                <text:p/>
              </draw:circle>
              <draw:circle draw:style-name="gr4" draw:text-style-name="P1" draw:layer="layout" svg:width="0.2cm" svg:height="0.2cm" draw:transform="rotate (-2.87979326579129) translate (61.45cm 109.881cm)">
                <text:p/>
              </draw:circle>
              <draw:circle draw:style-name="gr12" draw:text-style-name="P1" draw:layer="layout" svg:width="0.2cm" svg:height="0.2cm" draw:transform="rotate (0.2617993877991) translate (56.859cm 110.904cm)">
                <text:p/>
              </draw:circle>
              <draw:circle draw:style-name="gr4" draw:text-style-name="P1" draw:layer="layout" svg:width="0.2cm" svg:height="0.2cm" draw:transform="rotate (0.2617993877991) translate (57.754cm 110.671cm)">
                <text:p/>
              </draw:circle>
            </draw:g>
            <draw:g>
              <draw:rect draw:style-name="gr2" draw:text-style-name="P1" draw:layer="layout" svg:width="8cm" svg:height="0.3cm" draw:transform="rotate (-2.87979326579129) translate (75.979cm 106.039cm)">
                <text:p/>
              </draw:rect>
              <draw:rect draw:style-name="gr2" draw:text-style-name="P1" draw:layer="layout" svg:width="2cm" svg:height="0.3cm" draw:transform="rotate (-2.87979326579129) translate (75.979cm 106.039cm)">
                <text:p/>
              </draw:rect>
              <draw:rect draw:style-name="gr2" draw:text-style-name="P1" draw:layer="layout" svg:width="2cm" svg:height="0.3cm" draw:transform="rotate (-2.87979326579129) translate (70.182cm 107.592cm)">
                <text:p/>
              </draw:rect>
              <draw:circle draw:style-name="gr12" draw:text-style-name="P1" draw:layer="layout" svg:width="0.2cm" svg:height="0.2cm" draw:transform="rotate (-2.87979326579129) translate (75.435cm 106.139cm)">
                <text:p/>
              </draw:circle>
              <draw:circle draw:style-name="gr4" draw:text-style-name="P1" draw:layer="layout" svg:width="0.2cm" svg:height="0.2cm" draw:transform="rotate (-2.87979326579129) translate (74.54cm 106.372cm)">
                <text:p/>
              </draw:circle>
              <draw:circle draw:style-name="gr12" draw:text-style-name="P1" draw:layer="layout" svg:width="0.2cm" svg:height="0.2cm" draw:transform="rotate (0.2617993877991) translate (68.564cm 107.767cm)">
                <text:p/>
              </draw:circle>
              <draw:circle draw:style-name="gr4" draw:text-style-name="P1" draw:layer="layout" svg:width="0.2cm" svg:height="0.2cm" draw:transform="rotate (0.2617993877991) translate (69.458cm 107.532cm)">
                <text:p/>
              </draw:circle>
            </draw:g>
            <draw:circle draw:style-name="gr12" draw:text-style-name="P1" draw:layer="layout" svg:width="0.2cm" svg:height="0.2cm" draw:transform="rotate (3.1401963901876) translate (78.372cm 114.602cm)">
              <text:p/>
            </draw:circle>
            <draw:circle draw:style-name="gr4" draw:text-style-name="P1" draw:layer="layout" svg:width="0.2cm" svg:height="0.2cm" draw:transform="rotate (3.1401963901876) translate (77.798cm 114.63cm)">
              <text:p/>
            </draw:circle>
            <draw:circle draw:style-name="gr12" draw:text-style-name="P1" draw:layer="layout" svg:width="0.2cm" svg:height="0.2cm" draw:transform="rotate (-0.00139626340278134) translate (72.271cm 114.415cm)">
              <text:p/>
            </draw:circle>
            <draw:circle draw:style-name="gr4" draw:text-style-name="P1" draw:layer="layout" svg:width="0.2cm" svg:height="0.2cm" draw:transform="rotate (-0.00139626340278134) translate (73.051cm 114.404cm)">
              <text:p/>
            </draw:circle>
            <draw:circle draw:style-name="gr2" draw:text-style-name="P1" draw:layer="layout" svg:width="0.3cm" svg:height="0.3cm" draw:transform="rotate (-2.87979326579129) translate (71.854cm 110.998cm)">
              <text:p/>
            </draw:circle>
            <draw:circle draw:style-name="gr2" draw:text-style-name="P1" draw:layer="layout" svg:width="0.3cm" svg:height="0.3cm" draw:transform="rotate (-2.87979326579129) translate (60.431cm 114.587cm)">
              <text:p/>
            </draw:circle>
            <draw:circle draw:style-name="gr2" draw:text-style-name="P1" draw:layer="layout" svg:width="0.3cm" svg:height="0.3cm" draw:transform="rotate (-2.87979326579129) translate (59.786cm 110.378cm)">
              <text:p/>
            </draw:circle>
            <draw:circle draw:style-name="gr2" draw:text-style-name="P1" draw:layer="layout" svg:width="0.3cm" svg:height="0.3cm" draw:transform="rotate (-2.87979326579129) translate (72.261cm 107.034cm)">
              <text:p/>
            </draw:circle>
            <draw:circle draw:style-name="gr10" draw:text-style-name="P1" draw:layer="layout" svg:width="0.9cm" svg:height="0.9cm" draw:transform="rotate (1.2217304763958) translate (52.787cm 111.901cm)">
              <text:p/>
            </draw:circle>
            <draw:circle draw:style-name="gr10" draw:text-style-name="P1" draw:layer="layout" svg:width="0.9cm" svg:height="0.9cm" draw:transform="rotate (1.2217304763958) translate (50.949cm 115.085cm)">
              <text:p/>
            </draw:circle>
            <draw:circle draw:style-name="gr2" draw:text-style-name="P1" draw:layer="layout" svg:width="0.3cm" svg:height="0.3cm" draw:transform="rotate (-2.87979326579129) translate (52.683cm 114.356cm)">
              <text:p/>
            </draw:circle>
            <draw:circle draw:style-name="gr2" draw:text-style-name="P1" draw:layer="layout" svg:width="0.3cm" svg:height="0.3cm" draw:transform="rotate (-2.87979326579129) translate (55.112cm 112.091cm)">
              <text:p/>
            </draw:circle>
            <draw:rect draw:style-name="gr2" draw:text-style-name="P1" draw:layer="layout" svg:width="1.624cm" svg:height="3.8cm" draw:transform="rotate (-0.523598775599386) translate (82.74cm 110.748cm)">
              <text:p/>
            </draw:rect>
            <draw:rect draw:style-name="gr2" draw:text-style-name="P1" draw:layer="layout" svg:width="1cm" svg:height="4.8cm" draw:transform="rotate (-0.523598775599386) translate (84.398cm 111.126cm)">
              <text:p/>
            </draw:rect>
            <draw:circle draw:style-name="gr4" draw:text-style-name="P1" draw:layer="layout" svg:width="0.4cm" svg:height="0.4cm" draw:transform="rotate (-2.09439510239399) translate (82.691cm 115.177cm)">
              <text:p/>
            </draw:circle>
            <draw:circle draw:style-name="gr4" draw:text-style-name="P1" draw:layer="layout" svg:width="0.4cm" svg:height="0.4cm" draw:transform="rotate (-2.09439510239399) translate (82.087cm 114.022cm)">
              <text:p/>
            </draw:circle>
            <draw:g>
              <draw:rect draw:style-name="gr2" draw:text-style-name="P1" draw:layer="layout" svg:width="3.76cm" svg:height="0.2cm" draw:transform="rotate (-2.09439510239399) translate (82.99cm 110.912cm)">
                <text:p/>
              </draw:rect>
              <draw:circle draw:style-name="gr4" draw:text-style-name="P1" draw:layer="layout" svg:width="0.4cm" svg:height="0.4cm" draw:transform="rotate (-2.09439510239399) translate (81.305cm 113.318cm)">
                <text:p/>
              </draw:circle>
              <draw:g>
                <draw:rect draw:style-name="gr2" draw:text-style-name="P1" draw:layer="layout" svg:width="5.001cm" svg:height="0.6cm" draw:transform="rotate (-0.523598775599386) translate (78.362cm 107.527cm)">
                  <text:p/>
                </draw:rect>
                <draw:rect draw:style-name="gr2" draw:text-style-name="P1" draw:layer="layout" svg:width="1.5cm" svg:height="0.6cm" draw:transform="rotate (-0.523598775599386) translate (81.395cm 109.277cm)">
                  <text:p/>
                </draw:rect>
                <draw:rect draw:style-name="gr2" draw:text-style-name="P1" draw:layer="layout" svg:width="3cm" svg:height="0.6cm" draw:transform="rotate (-0.523598775599386) translate (80.095cm 108.527cm)">
                  <text:p/>
                </draw:rect>
                <draw:rect draw:style-name="gr2" draw:text-style-name="P1" draw:layer="layout" svg:width="1cm" svg:height="0.6cm" draw:transform="rotate (-0.523598775599386) translate (81.827cm 109.528cm)">
                  <text:p/>
                </draw:rect>
                <draw:rect draw:style-name="gr2" draw:text-style-name="P1" draw:layer="layout" svg:width="1cm" svg:height="0.6cm" draw:transform="rotate (-0.523598775599386) translate (80.095cm 108.527cm)">
                  <text:p/>
                </draw:rect>
                <draw:rect draw:style-name="gr2" draw:text-style-name="P1" draw:layer="layout" svg:width="0.6cm" svg:height="0.6cm" draw:transform="rotate (-0.523598775599386) translate (82.694cm 110.028cm)">
                  <text:p/>
                </draw:rect>
                <draw:rect draw:style-name="gr14" draw:text-style-name="P1" draw:layer="layout" svg:width="0.199cm" svg:height="0.4cm" draw:transform="rotate (-0.523598775599386) translate (82.664cm 110.13cm)">
                  <text:p/>
                </draw:rect>
                <draw:circle draw:style-name="gr2" draw:text-style-name="P1" draw:layer="layout" svg:width="0.3cm" svg:height="0.3cm" draw:transform="rotate (-2.09439510239399) translate (81.457cm 109.486cm)">
                  <text:p/>
                </draw:circle>
                <draw:ellipse draw:style-name="gr4" draw:text-style-name="P1" draw:layer="layout" svg:width="0.4cm" svg:height="0.2cm" draw:transform="rotate (-2.09439510239399) translate (81.809cm 109.633cm)">
                  <text:p/>
                </draw:ellipse>
                <draw:ellipse draw:style-name="gr12" draw:text-style-name="P1" draw:layer="layout" svg:width="0.4cm" svg:height="0.2cm" draw:transform="rotate (-2.09439510239399) translate (82.284cm 109.899cm)">
                  <text:p/>
                </draw:ellipse>
                <draw:ellipse draw:style-name="gr12" draw:text-style-name="P1" draw:layer="layout" svg:width="0.4cm" svg:height="0.2cm" draw:transform="rotate (-2.09439510239399) translate (80.584cm 108.916cm)">
                  <text:p/>
                </draw:ellipse>
              </draw:g>
              <draw:circle draw:style-name="gr2" draw:text-style-name="P1" draw:layer="layout" svg:width="0.3cm" svg:height="0.3cm" draw:transform="rotate (-2.09439510239399) translate (81.907cm 112.288cm)">
                <text:p/>
              </draw:circle>
              <draw:rect draw:style-name="gr2" draw:text-style-name="P1" draw:layer="layout" svg:width="6.001cm" svg:height="0.6cm" draw:transform="rotate (-2.09439510239399) translate (83.463cm 109.893cm)">
                <text:p/>
              </draw:rect>
              <draw:g>
                <draw:rect draw:style-name="gr2" draw:text-style-name="P1" draw:layer="layout" svg:width="5.001cm" svg:height="0.6cm" draw:transform="rotate (-0.523598775599386) translate (76.161cm 111.336cm)">
                  <text:p/>
                </draw:rect>
                <draw:rect draw:style-name="gr2" draw:text-style-name="P1" draw:layer="layout" svg:width="1.5cm" svg:height="0.6cm" draw:transform="rotate (-0.523598775599386) translate (79.192cm 113.086cm)">
                  <text:p/>
                </draw:rect>
                <draw:rect draw:style-name="gr2" draw:text-style-name="P1" draw:layer="layout" svg:width="3cm" svg:height="0.6cm" draw:transform="rotate (-0.523598775599386) translate (77.895cm 112.338cm)">
                  <text:p/>
                </draw:rect>
                <draw:rect draw:style-name="gr2" draw:text-style-name="P1" draw:layer="layout" svg:width="1cm" svg:height="0.6cm" draw:transform="rotate (-0.523598775599386) translate (79.626cm 113.337cm)">
                  <text:p/>
                </draw:rect>
                <draw:rect draw:style-name="gr2" draw:text-style-name="P1" draw:layer="layout" svg:width="1cm" svg:height="0.6cm" draw:transform="rotate (-0.523598775599386) translate (77.895cm 112.337cm)">
                  <text:p/>
                </draw:rect>
                <draw:rect draw:style-name="gr2" draw:text-style-name="P1" draw:layer="layout" svg:width="0.6cm" svg:height="0.6cm" draw:transform="rotate (-0.523598775599386) translate (80.495cm 113.839cm)">
                  <text:p/>
                </draw:rect>
                <draw:rect draw:style-name="gr14" draw:text-style-name="P1" draw:layer="layout" svg:width="0.199cm" svg:height="0.4cm" draw:transform="rotate (-0.523598775599386) translate (80.463cm 113.939cm)">
                  <text:p/>
                </draw:rect>
                <draw:circle draw:style-name="gr2" draw:text-style-name="P1" draw:layer="layout" svg:width="0.3cm" svg:height="0.3cm" draw:transform="rotate (-2.09439510239399) translate (79.256cm 113.298cm)">
                  <text:p/>
                </draw:circle>
                <draw:ellipse draw:style-name="gr4" draw:text-style-name="P1" draw:layer="layout" svg:width="0.4cm" svg:height="0.2cm" draw:transform="rotate (-2.09439510239399) translate (79.609cm 113.444cm)">
                  <text:p/>
                </draw:ellipse>
                <draw:ellipse draw:style-name="gr12" draw:text-style-name="P1" draw:layer="layout" svg:width="0.4cm" svg:height="0.2cm" draw:transform="rotate (-2.09439510239399) translate (80.083cm 113.71cm)">
                  <text:p/>
                </draw:ellipse>
                <draw:ellipse draw:style-name="gr12" draw:text-style-name="P1" draw:layer="layout" svg:width="0.4cm" svg:height="0.2cm" draw:transform="rotate (-2.09439510239399) translate (78.384cm 112.725cm)">
                  <text:p/>
                </draw:ellipse>
              </draw:g>
              <draw:rect draw:style-name="gr2" draw:text-style-name="P1" draw:layer="layout" svg:width="1cm" svg:height="0.6cm" draw:transform="rotate (-2.09439510239399) translate (81.262cm 113.706cm)">
                <text:p/>
              </draw:rect>
              <draw:circle draw:style-name="gr12" draw:text-style-name="P1" draw:layer="layout" svg:width="0.4cm" svg:height="0.4cm" draw:transform="rotate (-2.09439510239399) translate (81.064cm 113.778cm)">
                <text:p/>
              </draw:circle>
              <draw:rect draw:style-name="gr2" draw:text-style-name="P1" draw:layer="layout" svg:width="1cm" svg:height="0.6cm" draw:transform="rotate (-2.09439510239399) translate (83.162cm 110.415cm)">
                <text:p/>
              </draw:rect>
              <draw:circle draw:style-name="gr12" draw:text-style-name="P1" draw:layer="layout" svg:width="0.4cm" svg:height="0.4cm" draw:transform="rotate (-2.09439510239399) translate (82.814cm 110.747cm)">
                <text:p/>
              </draw:circle>
            </draw:g>
            <draw:g>
              <draw:ellipse draw:style-name="gr2" draw:text-style-name="P1" draw:layer="layout" svg:width="3.181cm" svg:height="3.18cm" draw:transform="rotate (-2.09439510239399) translate (82.239cm 110.815cm)">
                <text:p/>
              </draw:ellipse>
              <draw:circle draw:style-name="gr2" draw:text-style-name="P1" draw:layer="layout" svg:width="2.15cm" svg:height="2.15cm" draw:transform="rotate (-2.09439510239399) translate (81.534cm 111.003cm)">
                <text:p/>
              </draw:circle>
              <draw:circle draw:style-name="gr2" draw:text-style-name="P1" draw:layer="layout" svg:width="0.199cm" svg:height="0.2cm" draw:transform="rotate (-2.09439510239399) translate (80.869cm 110.206cm)">
                <text:p/>
              </draw:circle>
              <draw:line draw:style-name="gr2" draw:text-style-name="P1" draw:layer="layout" svg:x1="79.272cm" svg:y1="112.773cm" svg:x2="80.862cm" svg:y2="110.019cm">
                <text:p/>
              </draw:line>
              <draw:circle draw:style-name="gr2" draw:text-style-name="P1" draw:layer="layout" svg:width="0.2cm" svg:height="0.2cm" draw:transform="rotate (3.1401963901876) translate (81.5cm 111.498cm)">
                <text:p/>
              </draw:circle>
              <draw:circle draw:style-name="gr2" draw:text-style-name="P1" draw:layer="layout" svg:width="0.2cm" svg:height="0.2cm" draw:transform="rotate (-1.04580128779599) translate (79.436cm 110.107cm)">
                <text:p/>
              </draw:circle>
              <draw:circle draw:style-name="gr2" draw:text-style-name="P1" draw:layer="layout" svg:width="0.2cm" svg:height="0.2cm" draw:transform="rotate (-0.00139626340278134) translate (78.632cm 111.296cm)">
                <text:p/>
              </draw:circle>
              <draw:circle draw:style-name="gr2" draw:text-style-name="P1" draw:layer="layout" svg:width="0.2cm" svg:height="0.2cm" draw:transform="rotate (2.09579136579439) translate (80.697cm 112.687cm)">
                <text:p/>
              </draw:circle>
              <draw:line draw:style-name="gr2" draw:text-style-name="P1" draw:layer="layout" svg:x1="80.861cm" svg:y1="112.774cm" svg:x2="79.271cm" svg:y2="110.02cm">
                <text:p/>
              </draw:line>
              <draw:line draw:style-name="gr2" draw:text-style-name="P1" draw:layer="layout" svg:x1="78.476cm" svg:y1="111.398cm" svg:x2="81.656cm" svg:y2="111.398cm">
                <text:p/>
              </draw:line>
              <draw:circle draw:style-name="gr2" draw:text-style-name="P1" draw:layer="layout" svg:width="0.199cm" svg:height="0.2cm" draw:transform="rotate (1.0471975511964) translate (79.263cm 112.587cm)">
                <text:p/>
              </draw:circle>
            </draw:g>
            <draw:g>
              <draw:circle draw:style-name="gr2" draw:text-style-name="P1" draw:layer="layout" svg:width="6cm" svg:height="6cm" draw:transform="rotate (-2.87979326579129) translate (83.74cm 113.519cm)">
                <text:p/>
              </draw:circle>
              <draw:circle draw:style-name="gr2" draw:text-style-name="P1" draw:layer="layout" svg:width="4.8cm" svg:height="4.8cm" draw:transform="rotate (-2.87979326579129) translate (83.006cm 113.095cm)">
                <text:p/>
              </draw:circle>
            </draw:g>
            <draw:g>
              <draw:rect draw:style-name="gr2" draw:text-style-name="P1" draw:layer="layout" svg:width="7cm" svg:height="0.3cm" draw:transform="rotate (3.1415926535892) translate (78.854cm 114.674cm)">
                <text:p/>
              </draw:rect>
              <draw:rect draw:style-name="gr2" draw:text-style-name="P1" draw:layer="layout" svg:width="-1.6cm" svg:height="-0.3cm" svg:x="73.455cm" svg:y="114.673cm">
                <text:p/>
              </draw:rect>
              <draw:rect draw:style-name="gr2" draw:text-style-name="P1" draw:layer="layout" svg:width="-1.6cm" svg:height="-0.3cm" svg:x="78.854cm" svg:y="114.674cm">
                <text:p/>
              </draw:rect>
              <draw:circle draw:style-name="gr2" draw:text-style-name="P1" draw:layer="layout" svg:width="0.3cm" svg:height="0.3cm" draw:transform="rotate (3.1407199889632) translate (75.504cm 114.673cm)">
                <text:p/>
              </draw:circle>
            </draw:g>
          </draw:g>
          <draw:rect draw:style-name="gr29" draw:text-style-name="P2" draw:layer="layout" svg:width="30.749cm" svg:height="8.633cm" draw:transform="skewX (-2.80629261020387E-017) rotate (-2.87979326579129) translate (111.893cm 111.349cm)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-1.17809724509714) translate (146.519cm 143.573cm)">
                <text:p/>
              </draw:circle>
              <draw:rect draw:style-name="gr2" draw:text-style-name="P1" draw:layer="layout" svg:width="3.353cm" svg:height="3.581cm" draw:transform="rotate (-1.17809724509714) translate (144.97cm 144.216cm)">
                <text:p/>
              </draw:rect>
              <draw:g>
                <draw:circle draw:style-name="gr2" draw:text-style-name="P1" draw:layer="layout" svg:width="1.27cm" svg:height="1.27cm" draw:transform="rotate (-1.17809724509714) translate (145.955cm 144.934cm)">
                  <text:p/>
                </draw:circle>
                <draw:circle draw:style-name="gr2" draw:text-style-name="P1" draw:layer="layout" svg:width="0.356cm" svg:height="0.356cm" draw:transform="rotate (-1.17809724509714) translate (145.708cm 145.532cm)">
                  <text:p/>
                </draw:circle>
              </draw:g>
              <draw:g>
                <draw:circle draw:style-name="gr2" draw:text-style-name="P1" draw:layer="layout" svg:width="0.356cm" svg:height="0.356cm" draw:transform="rotate (-1.17809724509714) translate (146.083cm 146.437cm)">
                  <text:p/>
                </draw:circle>
                <draw:circle draw:style-name="gr2" draw:text-style-name="P1" draw:layer="layout" svg:width="0.356cm" svg:height="0.356cm" draw:transform="rotate (-0.392699081699837) translate (146.42cm 145.908cm)">
                  <text:p/>
                </draw:circle>
                <draw:circle draw:style-name="gr2" draw:text-style-name="P1" draw:layer="layout" svg:width="0.356cm" svg:height="0.356cm" draw:transform="rotate (0.39269908169865) translate (146.283cm 145.293cm)">
                  <text:p/>
                </draw:circle>
                <draw:circle draw:style-name="gr2" draw:text-style-name="P1" draw:layer="layout" svg:width="0.356cm" svg:height="0.356cm" draw:transform="rotate (1.17809724509595) translate (145.754cm 144.956cm)">
                  <text:p/>
                </draw:circle>
                <draw:circle draw:style-name="gr2" draw:text-style-name="P1" draw:layer="layout" svg:width="0.356cm" svg:height="0.356cm" draw:transform="rotate (1.96349540849325) translate (145.141cm 145.091cm)">
                  <text:p/>
                </draw:circle>
                <draw:circle draw:style-name="gr2" draw:text-style-name="P1" draw:layer="layout" svg:width="0.356cm" svg:height="0.356cm" draw:transform="rotate (2.74889357189055) translate (144.804cm 145.62cm)">
                  <text:p/>
                </draw:circle>
                <draw:circle draw:style-name="gr2" draw:text-style-name="P1" draw:layer="layout" svg:width="0.356cm" svg:height="0.356cm" draw:transform="rotate (-2.74889357189174) translate (144.94cm 146.234cm)">
                  <text:p/>
                </draw:circle>
                <draw:circle draw:style-name="gr2" draw:text-style-name="P1" draw:layer="layout" svg:width="0.356cm" svg:height="0.356cm" draw:transform="rotate (-1.96349540849444) translate (145.47cm 146.572cm)">
                  <text:p/>
                </draw:circle>
              </draw:g>
              <draw:rect draw:style-name="gr3" draw:text-style-name="P1" draw:layer="layout" svg:width="3.353cm" svg:height="3.581cm" draw:transform="rotate (-1.17809724509714) translate (148.278cm 142.847cm)">
                <text:p/>
              </draw:rect>
            </draw:g>
            <draw:g>
              <draw:circle draw:style-name="gr2" draw:text-style-name="P1" draw:layer="layout" svg:width="0.356cm" svg:height="0.356cm" draw:transform="rotate (-1.96349540849444) translate (143.308cm 148.177cm)">
                <text:p/>
              </draw:circle>
              <draw:circle draw:style-name="gr2" draw:text-style-name="P1" draw:layer="layout" svg:width="0.356cm" svg:height="0.356cm" draw:transform="rotate (1.17809724509595) translate (141.812cm 145.88cm)">
                <text:p/>
              </draw:circle>
            </draw:g>
            <draw:line draw:style-name="gr4" draw:text-style-name="P1" draw:layer="layout" svg:x1="123.155cm" svg:y1="166.729cm" svg:x2="127.594cm" svg:y2="166.723cm">
              <text:p/>
            </draw:line>
            <draw:circle draw:style-name="gr2" draw:text-style-name="P1" draw:layer="layout" svg:width="2.4cm" svg:height="2.4cm" draw:transform="rotate (1.0471975511964) translate (131.201cm 149.479cm)">
              <text:p/>
            </draw:circle>
            <draw:circle draw:style-name="gr5" draw:text-style-name="P1" draw:layer="layout" svg:width="1.74cm" svg:height="1.74cm" draw:transform="rotate (1.0471975511964) translate (131.651cm 149.358cm)">
              <text:p/>
            </draw:circle>
            <draw:circle draw:style-name="gr2" draw:text-style-name="P1" draw:layer="layout" svg:width="0.9cm" svg:height="0.9cm" draw:transform="rotate (1.0471975511964) translate (132.225cm 149.204cm)">
              <text:p/>
            </draw:circle>
            <draw:circle draw:style-name="gr2" draw:text-style-name="P1" draw:layer="layout" svg:width="2.4cm" svg:height="2.4cm" draw:transform="rotate (1.0471975511964) translate (129.941cm 151.661cm)">
              <text:p/>
            </draw:circle>
            <draw:circle draw:style-name="gr5" draw:text-style-name="P1" draw:layer="layout" svg:width="1.74cm" svg:height="1.74cm" draw:transform="rotate (1.0471975511964) translate (130.391cm 151.54cm)">
              <text:p/>
            </draw:circle>
            <draw:circle draw:style-name="gr2" draw:text-style-name="P1" draw:layer="layout" svg:width="0.9cm" svg:height="0.9cm" draw:transform="rotate (1.0471975511964) translate (130.965cm 151.387cm)">
              <text:p/>
            </draw:circle>
            <draw:rect draw:style-name="gr2" draw:text-style-name="P1" draw:layer="layout" svg:width="2.52cm" svg:height="4.22cm" draw:transform="rotate (1.0471975511964) translate (130.54cm 150.622cm)">
              <text:p/>
            </draw:rect>
            <draw:rect draw:style-name="gr2" draw:text-style-name="P1" draw:layer="layout" svg:width="2.52cm" svg:height="3.46cm" draw:transform="rotate (1.0471975511964) translate (131.199cm 151.002cm)">
              <text:p/>
            </draw:rect>
            <draw:rect draw:style-name="gr2" draw:text-style-name="P1" draw:layer="layout" svg:width="2.52cm" svg:height="1.715cm" draw:transform="rotate (1.0471975511964) translate (134.195cm 152.732cm)">
              <text:p/>
            </draw:rect>
            <draw:circle draw:style-name="gr2" draw:text-style-name="P1" draw:layer="layout" svg:width="0.42cm" svg:height="0.42cm" draw:transform="rotate (1.0471975511964) translate (135.53cm 151.569cm)">
              <text:p/>
            </draw:circle>
            <draw:circle draw:style-name="gr2" draw:text-style-name="P1" draw:layer="layout" svg:width="0.42cm" svg:height="0.42cm" draw:transform="rotate (1.0471975511964) translate (135.167cm 151.359cm)">
              <text:p/>
            </draw:circle>
            <draw:rect draw:style-name="gr2" draw:text-style-name="P1" draw:layer="layout" svg:width="0.42cm" svg:height="0.42cm" draw:transform="rotate (1.0471975511964) translate (135.349cm 151.463cm)">
              <text:p/>
            </draw:rect>
            <draw:circle draw:style-name="gr2" draw:text-style-name="P1" draw:layer="layout" svg:width="0.42cm" svg:height="0.42cm" draw:transform="rotate (1.0471975511964) translate (134.906cm 152.651cm)">
              <text:p/>
            </draw:circle>
            <draw:circle draw:style-name="gr2" draw:text-style-name="P1" draw:layer="layout" svg:width="0.42cm" svg:height="0.42cm" draw:transform="rotate (1.0471975511964) translate (134.542cm 152.441cm)">
              <text:p/>
            </draw:circle>
            <draw:rect draw:style-name="gr2" draw:text-style-name="P1" draw:layer="layout" svg:width="0.42cm" svg:height="0.42cm" draw:transform="rotate (1.0471975511964) translate (134.724cm 152.547cm)">
              <text:p/>
            </draw:rect>
            <draw:rect draw:style-name="gr2" draw:text-style-name="P1" draw:layer="layout" svg:width="0.13cm" svg:height="0.48cm" draw:transform="rotate (1.0471975511964) translate (134.794cm 151.697cm)">
              <text:p/>
            </draw:rect>
            <draw:circle draw:style-name="gr2" draw:text-style-name="P1" draw:layer="layout" svg:width="0.7cm" svg:height="0.7cm" draw:transform="rotate (1.0471975511964) translate (135.984cm 151.663cm)">
              <text:p/>
            </draw:circle>
            <draw:circle draw:style-name="gr2" draw:text-style-name="P1" draw:layer="layout" svg:width="0.7cm" svg:height="0.7cm" draw:transform="rotate (1.0471975511964) translate (135.074cm 153.24cm)">
              <text:p/>
            </draw:circle>
            <draw:circle draw:style-name="gr2" draw:text-style-name="P1" draw:layer="layout" svg:width="2.4cm" svg:height="2.4cm" draw:transform="rotate (2.9670597283898) translate (128.581cm 167.249cm)">
              <text:p/>
            </draw:circle>
            <draw:circle draw:style-name="gr5" draw:text-style-name="P1" draw:layer="layout" svg:width="1.74cm" svg:height="1.74cm" draw:transform="rotate (2.9670597283898) translate (128.312cm 166.868cm)">
              <text:p/>
            </draw:circle>
            <draw:circle draw:style-name="gr2" draw:text-style-name="P1" draw:layer="layout" svg:width="0.9cm" svg:height="0.9cm" draw:transform="rotate (2.9670597283898) translate (127.971cm 166.381cm)">
              <text:p/>
            </draw:circle>
            <draw:rect draw:style-name="gr2" draw:text-style-name="P1" draw:layer="layout" svg:width="2.46cm" svg:height="3.25cm" draw:transform="rotate (2.9670597283898) translate (128.729cm 166.576cm)">
              <text:p/>
            </draw:rect>
            <draw:circle draw:style-name="gr2" draw:text-style-name="P1" draw:layer="layout" svg:width="0.42cm" svg:height="0.42cm" draw:transform="rotate (2.9670597283898) translate (127.529cm 163.916cm)">
              <text:p/>
            </draw:circle>
            <draw:circle draw:style-name="gr2" draw:text-style-name="P1" draw:layer="layout" svg:width="0.42cm" svg:height="0.42cm" draw:transform="rotate (2.9670597283898) translate (127.455cm 164.33cm)">
              <text:p/>
            </draw:circle>
            <draw:rect draw:style-name="gr2" draw:text-style-name="P1" draw:layer="layout" svg:width="0.42cm" svg:height="0.42cm" draw:transform="rotate (2.9670597283898) translate (127.492cm 164.123cm)">
              <text:p/>
            </draw:rect>
            <draw:circle draw:style-name="gr2" draw:text-style-name="P1" draw:layer="layout" svg:width="0.42cm" svg:height="0.42cm" draw:transform="rotate (2.9670597283898) translate (128.76cm 164.133cm)">
              <text:p/>
            </draw:circle>
            <draw:circle draw:style-name="gr2" draw:text-style-name="P1" draw:layer="layout" svg:width="0.42cm" svg:height="0.42cm" draw:transform="rotate (2.9670597283898) translate (128.687cm 164.547cm)">
              <text:p/>
            </draw:circle>
            <draw:rect draw:style-name="gr2" draw:text-style-name="P1" draw:layer="layout" svg:width="0.42cm" svg:height="0.42cm" draw:transform="rotate (2.9670597283898) translate (128.722cm 164.34cm)">
              <text:p/>
            </draw:rect>
            <draw:circle draw:style-name="gr2" draw:text-style-name="P1" draw:layer="layout" svg:width="0.7cm" svg:height="0.7cm" draw:transform="rotate (2.9670597283898) translate (127.44cm 163.758cm)">
              <text:p/>
            </draw:circle>
            <draw:circle draw:style-name="gr2" draw:text-style-name="P1" draw:layer="layout" svg:width="0.7cm" svg:height="0.7cm" draw:transform="rotate (2.9670597283898) translate (129.172cm 164.065cm)">
              <text:p/>
            </draw:circle>
            <draw:line draw:style-name="gr4" draw:text-style-name="P1" draw:layer="layout" svg:x1="128.224cm" svg:y1="166.477cm" svg:x2="147.314cm" svg:y2="147.384cm">
              <text:p/>
            </draw:line>
            <draw:circle draw:style-name="gr2" draw:text-style-name="P1" draw:layer="layout" svg:width="2.4cm" svg:height="2.4cm" draw:transform="rotate (2.0943951023928) translate (122.681cm 167.496cm)">
              <text:p/>
            </draw:circle>
            <draw:circle draw:style-name="gr5" draw:text-style-name="P1" draw:layer="layout" svg:width="1.74cm" svg:height="1.74cm" draw:transform="rotate (2.0943951023928) translate (122.802cm 167.045cm)">
              <text:p/>
            </draw:circle>
            <draw:circle draw:style-name="gr2" draw:text-style-name="P1" draw:layer="layout" svg:width="0.9cm" svg:height="0.9cm" draw:transform="rotate (2.0943951023928) translate (122.955cm 166.472cm)">
              <text:p/>
            </draw:circle>
            <draw:rect draw:style-name="gr2" draw:text-style-name="P1" draw:layer="layout" svg:width="2.46cm" svg:height="3.25cm" draw:transform="rotate (2.0943951023928) translate (123.293cm 167.177cm)">
              <text:p/>
            </draw:rect>
            <draw:circle draw:style-name="gr2" draw:text-style-name="P1" draw:layer="layout" svg:width="0.42cm" svg:height="0.42cm" draw:transform="rotate (2.0943951023928) translate (124.558cm 164.548cm)">
              <text:p/>
            </draw:circle>
            <draw:circle draw:style-name="gr2" draw:text-style-name="P1" draw:layer="layout" svg:width="0.42cm" svg:height="0.42cm" draw:transform="rotate (2.0943951023928) translate (124.194cm 164.758cm)">
              <text:p/>
            </draw:circle>
            <draw:rect draw:style-name="gr2" draw:text-style-name="P1" draw:layer="layout" svg:width="0.42cm" svg:height="0.42cm" draw:transform="rotate (2.0943951023928) translate (124.376cm 164.652cm)">
              <text:p/>
            </draw:rect>
            <draw:circle draw:style-name="gr2" draw:text-style-name="P1" draw:layer="layout" svg:width="0.42cm" svg:height="0.42cm" draw:transform="rotate (2.0943951023928) translate (125.183cm 165.63cm)">
              <text:p/>
            </draw:circle>
            <draw:circle draw:style-name="gr2" draw:text-style-name="P1" draw:layer="layout" svg:width="0.42cm" svg:height="0.42cm" draw:transform="rotate (2.0943951023928) translate (124.819cm 165.84cm)">
              <text:p/>
            </draw:circle>
            <draw:rect draw:style-name="gr2" draw:text-style-name="P1" draw:layer="layout" svg:width="0.42cm" svg:height="0.42cm" draw:transform="rotate (2.0943951023928) translate (125.002cm 165.735cm)">
              <text:p/>
            </draw:rect>
            <draw:circle draw:style-name="gr2" draw:text-style-name="P1" draw:layer="layout" svg:width="0.7cm" svg:height="0.7cm" draw:transform="rotate (2.0943951023928) translate (124.622cm 164.378cm)">
              <text:p/>
            </draw:circle>
            <draw:circle draw:style-name="gr2" draw:text-style-name="P1" draw:layer="layout" svg:width="0.7cm" svg:height="0.7cm" draw:transform="rotate (2.0943951023928) translate (125.502cm 165.902cm)">
              <text:p/>
            </draw:circle>
            <draw:line draw:style-name="gr4" draw:text-style-name="P1" draw:layer="layout" svg:x1="148.179cm" svg:y1="145.513cm" svg:x2="142.172cm" svg:y2="135.128cm">
              <text:p/>
            </draw:line>
            <draw:line draw:style-name="gr4" draw:text-style-name="P1" draw:layer="layout" svg:x1="122.349cm" svg:y1="165.444cm" svg:x2="139.518cm" svg:y2="135.703cm">
              <text:p/>
            </draw:line>
            <draw:circle draw:style-name="gr2" draw:text-style-name="P1" draw:layer="layout" svg:width="2.4cm" svg:height="2.4cm" draw:transform="rotate (-2.35619449019309) translate (137.302cm 157.882cm)">
              <text:p/>
            </draw:circle>
            <draw:circle draw:style-name="gr5" draw:text-style-name="P1" draw:layer="layout" svg:width="1.74cm" svg:height="1.74cm" draw:transform="rotate (-2.35619449019309) translate (136.836cm 157.882cm)">
              <text:p/>
            </draw:circle>
            <draw:circle draw:style-name="gr2" draw:text-style-name="P1" draw:layer="layout" svg:width="0.9cm" svg:height="0.9cm" draw:transform="rotate (-2.35619449019309) translate (136.242cm 157.882cm)">
              <text:p/>
            </draw:circle>
            <draw:circle draw:style-name="gr2" draw:text-style-name="P1" draw:layer="layout" svg:width="2.4cm" svg:height="2.4cm" draw:transform="rotate (-2.35619449019309) translate (139.084cm 156.1cm)">
              <text:p/>
            </draw:circle>
            <draw:circle draw:style-name="gr5" draw:text-style-name="P1" draw:layer="layout" svg:width="1.74cm" svg:height="1.74cm" draw:transform="rotate (-2.35619449019309) translate (138.618cm 156.1cm)">
              <text:p/>
            </draw:circle>
            <draw:circle draw:style-name="gr2" draw:text-style-name="P1" draw:layer="layout" svg:width="0.9cm" svg:height="0.9cm" draw:transform="rotate (-2.35619449019309) translate (138.024cm 156.1cm)">
              <text:p/>
            </draw:circle>
            <draw:rect draw:style-name="gr2" draw:text-style-name="P1" draw:layer="layout" svg:width="2.52cm" svg:height="4.22cm" draw:transform="rotate (-2.35619449019309) translate (138.236cm 156.948cm)">
              <text:p/>
            </draw:rect>
            <draw:rect draw:style-name="gr2" draw:text-style-name="P1" draw:layer="layout" svg:width="2.52cm" svg:height="3.46cm" draw:transform="rotate (-2.35619449019309) translate (137.698cm 156.411cm)">
              <text:p/>
            </draw:rect>
            <draw:rect draw:style-name="gr2" draw:text-style-name="P1" draw:layer="layout" svg:width="2.52cm" svg:height="1.715cm" draw:transform="rotate (-2.35619449019309) translate (135.252cm 153.964cm)">
              <text:p/>
            </draw:rect>
            <draw:circle draw:style-name="gr2" draw:text-style-name="P1" draw:layer="layout" svg:width="0.42cm" svg:height="0.42cm" draw:transform="rotate (-2.35619449019309) translate (133.661cm 154.742cm)">
              <text:p/>
            </draw:circle>
            <draw:circle draw:style-name="gr2" draw:text-style-name="P1" draw:layer="layout" svg:width="0.42cm" svg:height="0.42cm" draw:transform="rotate (-2.35619449019309) translate (133.958cm 155.039cm)">
              <text:p/>
            </draw:circle>
            <draw:rect draw:style-name="gr2" draw:text-style-name="P1" draw:layer="layout" svg:width="0.42cm" svg:height="0.42cm" draw:transform="rotate (-2.35619449019309) translate (133.809cm 154.891cm)">
              <text:p/>
            </draw:rect>
            <draw:circle draw:style-name="gr2" draw:text-style-name="P1" draw:layer="layout" svg:width="0.42cm" svg:height="0.42cm" draw:transform="rotate (-2.35619449019309) translate (134.545cm 153.858cm)">
              <text:p/>
            </draw:circle>
            <draw:circle draw:style-name="gr2" draw:text-style-name="P1" draw:layer="layout" svg:width="0.42cm" svg:height="0.42cm" draw:transform="rotate (-2.35619449019309) translate (134.842cm 154.155cm)">
              <text:p/>
            </draw:circle>
            <draw:rect draw:style-name="gr2" draw:text-style-name="P1" draw:layer="layout" svg:width="0.42cm" svg:height="0.42cm" draw:transform="rotate (-2.35619449019309) translate (134.693cm 154.007cm)">
              <text:p/>
            </draw:rect>
            <draw:rect draw:style-name="gr2" draw:text-style-name="P1" draw:layer="layout" svg:width="0.13cm" svg:height="0.48cm" draw:transform="rotate (-2.35619449019309) translate (134.406cm 154.809cm)">
              <text:p/>
            </draw:rect>
            <draw:circle draw:style-name="gr2" draw:text-style-name="P1" draw:layer="layout" svg:width="0.7cm" svg:height="0.7cm" draw:transform="rotate (-2.35619449019309) translate (133.247cm 154.534cm)">
              <text:p/>
            </draw:circle>
            <draw:circle draw:style-name="gr2" draw:text-style-name="P1" draw:layer="layout" svg:width="0.7cm" svg:height="0.7cm" draw:transform="rotate (-2.35619449019309) translate (134.534cm 153.247cm)">
              <text:p/>
            </draw:circle>
            <draw:circle draw:style-name="gr5" draw:text-style-name="P1" draw:layer="layout" svg:width="4.69cm" svg:height="4.69cm" draw:transform="rotate (0.7853981633973) translate (142.296cm 145.766cm)">
              <text:p/>
            </draw:circle>
            <draw:circle draw:style-name="gr6" draw:text-style-name="P1" draw:layer="layout" svg:width="0.6cm" svg:height="0.6cm" draw:transform="rotate (0.7853981633973) translate (145.188cm 145.766cm)">
              <text:p/>
            </draw:circle>
            <draw:circle draw:style-name="gr6" draw:text-style-name="P1" draw:layer="layout" svg:width="3.61cm" svg:height="3.61cm" draw:transform="rotate (0.7853981633973) translate (143.06cm 145.766cm)">
              <text:p/>
            </draw:circle>
            <draw:circle draw:style-name="gr7" draw:text-style-name="P1" draw:layer="layout" svg:width="3.76cm" svg:height="3.76cm" draw:transform="rotate (0.7853981633973) translate (142.954cm 145.766cm)">
              <text:p/>
            </draw:circle>
            <draw:circle draw:style-name="gr8" draw:text-style-name="P1" draw:layer="layout" svg:width="6.05cm" svg:height="6.05cm" draw:transform="rotate (0.7853981633973) translate (141.334cm 145.766cm)">
              <text:p/>
            </draw:circle>
            <draw:circle draw:style-name="gr8" draw:text-style-name="P1" draw:layer="layout" svg:width="5.32cm" svg:height="5.32cm" draw:transform="rotate (0.7853981633973) translate (141.851cm 145.766cm)">
              <text:p/>
            </draw:circle>
            <draw:circle draw:style-name="gr5" draw:text-style-name="P1" draw:layer="layout" svg:width="4.69cm" svg:height="4.69cm" draw:transform="rotate (0.7853981633973) translate (137.693cm 137.819cm)">
              <text:p/>
            </draw:circle>
            <draw:circle draw:style-name="gr6" draw:text-style-name="P1" draw:layer="layout" svg:width="0.6cm" svg:height="0.6cm" draw:transform="rotate (0.7853981633973) translate (140.586cm 137.819cm)">
              <text:p/>
            </draw:circle>
            <draw:circle draw:style-name="gr6" draw:text-style-name="P1" draw:layer="layout" svg:width="3.61cm" svg:height="3.61cm" draw:transform="rotate (0.7853981633973) translate (138.457cm 137.819cm)">
              <text:p/>
            </draw:circle>
            <draw:circle draw:style-name="gr7" draw:text-style-name="P1" draw:layer="layout" svg:width="3.76cm" svg:height="3.76cm" draw:transform="rotate (0.7853981633973) translate (138.351cm 137.819cm)">
              <text:p/>
            </draw:circle>
            <draw:circle draw:style-name="gr8" draw:text-style-name="P1" draw:layer="layout" svg:width="6.05cm" svg:height="6.05cm" draw:transform="rotate (0.7853981633973) translate (136.732cm 137.819cm)">
              <text:p/>
            </draw:circle>
            <draw:circle draw:style-name="gr8" draw:text-style-name="P1" draw:layer="layout" svg:width="5.32cm" svg:height="5.32cm" draw:transform="rotate (0.7853981633973) translate (137.248cm 137.819cm)">
              <text:p/>
            </draw:circle>
            <draw:ellipse draw:style-name="gr8" draw:text-style-name="P1" draw:layer="layout" svg:width="3.13cm" svg:height="3.132cm" draw:transform="skewX (-0.000349065850398734) rotate (2.0943951023928) translate (122.547cm 167.995cm)">
              <text:p/>
            </draw:ellipse>
            <draw:circle draw:style-name="gr8" draw:text-style-name="P1" draw:layer="layout" svg:width="3.134cm" svg:height="3.134cm" draw:transform="rotate (2.967234261315) translate (128.88cm 167.674cm)">
              <text:p/>
            </draw:circle>
            <draw:line draw:style-name="gr9" draw:text-style-name="P1" draw:layer="layout" svg:x1="121.653cm" svg:y1="165.227cm" svg:x2="138.216cm" svg:y2="136.535cm">
              <text:p/>
            </draw:line>
            <draw:line draw:style-name="gr9" draw:text-style-name="P1" draw:layer="layout" svg:x1="148.44cm" svg:y1="144.605cm" svg:x2="143.589cm" svg:y2="136.219cm">
              <text:p/>
            </draw:line>
            <draw:line draw:style-name="gr9" draw:text-style-name="P1" draw:layer="layout" svg:x1="128.72cm" svg:y1="166.972cm" svg:x2="147.81cm" svg:y2="147.879cm">
              <text:p/>
            </draw:line>
            <draw:line draw:style-name="gr9" draw:text-style-name="P1" draw:layer="layout" svg:x1="123.136cm" svg:y1="167.439cm" svg:x2="127.575cm" svg:y2="167.433cm">
              <text:p/>
            </draw:line>
            <draw:circle draw:style-name="gr10" draw:text-style-name="P1" draw:layer="layout" svg:width="0.143cm" svg:height="0.143cm" draw:transform="skewX (-0.006981317007976) rotate (2.0942205694676) translate (123.095cm 165.954cm)">
              <text:p/>
            </draw:circle>
            <draw:circle draw:style-name="gr10" draw:text-style-name="P1" draw:layer="layout" svg:width="0.141cm" svg:height="0.141cm" draw:transform="rotate (2.96985225519299) translate (127.665cm 165.941cm)">
              <text:p/>
            </draw:circle>
            <draw:line draw:style-name="gr11" draw:text-style-name="P1" draw:layer="layout" svg:x1="123.102cm" svg:y1="165.935cm" svg:x2="127.541cm" svg:y2="165.929cm">
              <text:p/>
            </draw:line>
            <draw:line draw:style-name="gr11" draw:text-style-name="P1" draw:layer="layout" svg:x1="127.648cm" svg:y1="165.928cm" svg:x2="146.738cm" svg:y2="146.835cm">
              <text:p/>
            </draw:line>
            <draw:line draw:style-name="gr11" draw:text-style-name="P1" draw:layer="layout" svg:x1="123.051cm" svg:y1="165.831cm" svg:x2="140.22cm" svg:y2="136.09cm">
              <text:p/>
            </draw:line>
            <draw:circle draw:style-name="gr10" draw:text-style-name="P1" draw:layer="layout" svg:width="3.09cm" svg:height="3.09cm" draw:transform="rotate (0.7853981633973) translate (143.427cm 145.766cm)">
              <text:p/>
            </draw:circle>
            <draw:line draw:style-name="gr11" draw:text-style-name="P1" draw:layer="layout" svg:x1="147.064cm" svg:y1="145.181cm" svg:x2="141.057cm" svg:y2="134.796cm">
              <text:p/>
            </draw:line>
            <draw:circle draw:style-name="gr10" draw:text-style-name="P1" draw:layer="layout" svg:width="3.09cm" svg:height="3.09cm" draw:transform="rotate (0.7853981633973) translate (138.825cm 137.819cm)">
              <text:p/>
            </draw:circle>
            <draw:g>
              <draw:circle draw:style-name="gr2" draw:text-style-name="P1" draw:layer="layout" svg:width="3.76cm" svg:height="3.76cm" svg:x="139.133cm" svg:y="135.941cm">
                <text:p/>
              </draw:circle>
              <draw:circle draw:style-name="gr2" draw:text-style-name="P1" draw:layer="layout" svg:width="3.1cm" svg:height="3.1cm" svg:x="139.463cm" svg:y="136.271cm">
                <text:p/>
              </draw:circle>
              <draw:circle draw:style-name="gr2" draw:text-style-name="P1" draw:layer="layout" svg:width="0.6cm" svg:height="0.6cm" svg:x="140.713cm" svg:y="137.521cm">
                <text:p/>
              </draw:circle>
              <draw:circle draw:style-name="gr2" draw:text-style-name="P1" draw:layer="layout" svg:width="1.2cm" svg:height="1.2cm" svg:x="140.413cm" svg:y="137.221cm">
                <text:p/>
              </draw:circle>
              <draw:rect draw:style-name="gr2" draw:text-style-name="P1" draw:layer="layout" svg:width="3.76cm" svg:height="3.93cm" svg:x="139.133cm" svg:y="136.649cm">
                <text:p/>
              </draw:rect>
              <draw:line draw:style-name="gr4" draw:text-style-name="P1" draw:layer="layout" svg:x1="139.134cm" svg:y1="137.82cm" svg:x2="142.894cm" svg:y2="137.82cm">
                <text:p/>
              </draw:line>
              <draw:line draw:style-name="gr4" draw:text-style-name="P1" draw:layer="layout" svg:x1="140.073cm" svg:y1="139.447cm" svg:x2="141.953cm" svg:y2="136.191cm">
                <text:p/>
              </draw:line>
              <draw:line draw:style-name="gr4" draw:text-style-name="P1" draw:layer="layout" svg:x1="140.074cm" svg:y1="136.191cm" svg:x2="141.954cm" svg:y2="139.447cm">
                <text:p/>
              </draw:line>
              <draw:circle draw:style-name="gr2" draw:text-style-name="P1" draw:layer="layout" svg:width="3.76cm" svg:height="3.76cm" svg:x="139.133cm" svg:y="136.649cm">
                <text:p/>
              </draw:circle>
            </draw:g>
            <draw:circle draw:style-name="gr12" draw:text-style-name="P1" draw:layer="layout" svg:width="0.4cm" svg:height="0.4cm" draw:transform="rotate (0.7853981633973) translate (140.721cm 141.627cm)">
              <text:p/>
            </draw:circle>
            <draw:circle draw:style-name="gr4" draw:text-style-name="P1" draw:layer="layout" svg:width="0.4cm" svg:height="0.4cm" draw:transform="rotate (0.7853981633973) translate (145.285cm 145.768cm)">
              <text:p/>
            </draw:circle>
            <draw:circle draw:style-name="gr4" draw:text-style-name="P1" draw:layer="layout" svg:width="0.4cm" svg:height="0.4cm" draw:transform="rotate (0.7853981633973) translate (140.929cm 142.68cm)">
              <text:p/>
            </draw:circle>
            <draw:circle draw:style-name="gr12" draw:text-style-name="P1" draw:layer="layout" svg:width="0.4cm" svg:height="0.4cm" draw:transform="rotate (0.7853981633973) translate (145.327cm 145.804cm)">
              <text:p/>
            </draw:circle>
            <draw:circle draw:style-name="gr4" draw:text-style-name="P1" draw:layer="layout" svg:width="0.2cm" svg:height="0.2cm" draw:transform="rotate (0.7853981633973) translate (124.269cm 164.407cm)">
              <text:p/>
            </draw:circle>
            <draw:circle draw:style-name="gr4" draw:text-style-name="P1" draw:layer="layout" svg:width="0.2cm" svg:height="0.2cm" draw:transform="rotate (0.7853981633973) translate (124.905cm 165.468cm)">
              <text:p/>
            </draw:circle>
            <draw:circle draw:style-name="gr4" draw:text-style-name="P1" draw:layer="layout" svg:width="0.2cm" svg:height="0.2cm" draw:transform="rotate (0.7853981633973) translate (127.168cm 163.912cm)">
              <text:p/>
            </draw:circle>
            <draw:circle draw:style-name="gr4" draw:text-style-name="P1" draw:layer="layout" svg:width="0.2cm" svg:height="0.2cm" draw:transform="rotate (0.7853981633973) translate (128.37cm 164.124cm)">
              <text:p/>
            </draw:circle>
            <draw:circle draw:style-name="gr4" draw:text-style-name="P1" draw:layer="layout" svg:width="0.2cm" svg:height="0.2cm" draw:transform="rotate (0.7853981633973) translate (133.391cm 154.861cm)">
              <text:p/>
            </draw:circle>
            <draw:circle draw:style-name="gr4" draw:text-style-name="P1" draw:layer="layout" svg:width="0.2cm" svg:height="0.2cm" draw:transform="rotate (0.7853981633973) translate (134.239cm 154.012cm)">
              <text:p/>
            </draw:circle>
            <draw:circle draw:style-name="gr4" draw:text-style-name="P1" draw:layer="layout" svg:width="0.2cm" svg:height="0.2cm" draw:transform="rotate (0.7853981633973) translate (134.805cm 152.457cm)">
              <text:p/>
            </draw:circle>
            <draw:circle draw:style-name="gr4" draw:text-style-name="P1" draw:layer="layout" svg:width="0.2cm" svg:height="0.2cm" draw:transform="rotate (0.7853981633973) translate (135.441cm 151.396cm)">
              <text:p/>
            </draw:circle>
            <draw:frame draw:style-name="gr13" draw:layer="layout" svg:width="0.769cm" svg:height="0.963cm" draw:transform="rotate (0.7853981633973) translate (136.911cm 149.65cm)">
              <draw:text-box>
                <text:p>h</text:p>
              </draw:text-box>
            </draw:frame>
            <draw:g>
              <draw:circle draw:style-name="gr4" draw:text-style-name="P1" draw:layer="layout" svg:width="0.2cm" svg:height="0.2cm" draw:transform="rotate (2.48709418409145) translate (135.991cm 149.145cm)">
                <text:p/>
              </draw:circle>
              <draw:rect draw:style-name="gr2" draw:text-style-name="P1" draw:layer="layout" svg:width="5cm" svg:height="0.3cm" draw:transform="rotate (2.48709418409145) translate (139.144cm 151.635cm)">
                <text:p/>
              </draw:rect>
              <draw:rect draw:style-name="gr2" draw:text-style-name="P1" draw:layer="layout" svg:width="1.2cm" svg:height="0.3cm" draw:transform="rotate (2.48709418409145) translate (136.129cm 149.322cm)">
                <text:p/>
              </draw:rect>
              <draw:rect draw:style-name="gr2" draw:text-style-name="P1" draw:layer="layout" svg:width="1.2cm" svg:height="0.3cm" draw:transform="rotate (2.48709418409145) translate (139.144cm 151.635cm)">
                <text:p/>
              </draw:rect>
              <draw:circle draw:style-name="gr12" draw:text-style-name="P1" draw:layer="layout" svg:width="0.2cm" svg:height="0.2cm" draw:transform="rotate (2.48709418409145) translate (135.591cm 148.827cm)">
                <text:p/>
              </draw:circle>
              <draw:circle draw:style-name="gr12" draw:text-style-name="P1" draw:layer="layout" svg:width="0.2cm" svg:height="0.2cm" draw:transform="rotate (2.48709418409145) translate (139.003cm 151.445cm)">
                <text:p/>
              </draw:circle>
              <draw:circle draw:style-name="gr4" draw:text-style-name="P1" draw:layer="layout" svg:width="0.2cm" svg:height="0.2cm" draw:transform="rotate (2.48709418409145) translate (138.53cm 151.094cm)">
                <text:p/>
              </draw:circle>
            </draw:g>
            <draw:frame draw:style-name="gr1" draw:layer="layout" svg:width="0.853cm" svg:height="0.963cm" draw:transform="rotate (0.7853981633973) translate (139.813cm 150.945cm)">
              <draw:text-box>
                <text:p>d</text:p>
              </draw:text-box>
            </draw:frame>
            <draw:frame draw:style-name="gr1" draw:layer="layout" svg:width="0.853cm" svg:height="0.963cm" draw:transform="rotate (0.7853981633973) translate (136.364cm 144.824cm)">
              <draw:text-box>
                <text:p>g</text:p>
              </draw:text-box>
            </draw:frame>
            <draw:frame draw:style-name="gr1" draw:layer="layout" svg:width="0.853cm" svg:height="0.963cm" draw:transform="rotate (0.7853981633973) translate (130.885cm 160.192cm)">
              <draw:text-box>
                <text:p>e</text:p>
              </draw:text-box>
            </draw:frame>
            <draw:frame draw:style-name="gr1" draw:layer="layout" svg:width="0.68cm" svg:height="0.963cm" draw:transform="rotate (0.7853981633973) translate (128.358cm 158.092cm)">
              <draw:text-box>
                <text:p>f</text:p>
              </draw:text-box>
            </draw:frame>
            <draw:g>
              <draw:circle draw:style-name="gr12" draw:text-style-name="P1" draw:layer="layout" svg:width="0.2cm" svg:height="0.2cm" draw:transform="rotate (1.0471975511964) translate (130.881cm 153.65cm)">
                <text:p/>
              </draw:circle>
              <draw:rect draw:style-name="gr2" draw:text-style-name="P1" draw:layer="layout" svg:width="11.5cm" svg:height="0.3cm" draw:transform="rotate (1.0471975511964) translate (125.427cm 162.996cm)">
                <text:p/>
              </draw:rect>
              <draw:rect draw:style-name="gr2" draw:text-style-name="P1" draw:layer="layout" svg:width="2cm" svg:height="0.3cm" draw:transform="rotate (1.0471975511964) translate (130.178cm 154.769cm)">
                <text:p/>
              </draw:rect>
              <draw:rect draw:style-name="gr2" draw:text-style-name="P1" draw:layer="layout" svg:width="2cm" svg:height="0.3cm" draw:transform="rotate (1.0471975511964) translate (125.427cm 162.996cm)">
                <text:p/>
              </draw:rect>
              <draw:circle draw:style-name="gr4" draw:text-style-name="P1" draw:layer="layout" svg:width="0.2cm" svg:height="0.2cm" draw:transform="rotate (1.0471975511964) translate (130.424cm 154.454cm)">
                <text:p/>
              </draw:circle>
              <draw:circle draw:style-name="gr12" draw:text-style-name="P1" draw:layer="layout" svg:width="0.2cm" svg:height="0.2cm" draw:transform="rotate (-2.09439510239399) translate (125.897cm 162.694cm)">
                <text:p/>
              </draw:circle>
              <draw:circle draw:style-name="gr4" draw:text-style-name="P1" draw:layer="layout" svg:width="0.2cm" svg:height="0.2cm" draw:transform="rotate (-2.09439510239399) translate (126.354cm 161.89cm)">
                <text:p/>
              </draw:circle>
            </draw:g>
            <draw:g>
              <draw:rect draw:style-name="gr2" draw:text-style-name="P1" draw:layer="layout" svg:width="6.6cm" svg:height="0.3cm" draw:transform="rotate (0.7853981633973) translate (129.316cm 162.984cm)">
                <text:p/>
              </draw:rect>
              <draw:rect draw:style-name="gr2" draw:text-style-name="P1" draw:layer="layout" svg:width="2cm" svg:height="0.3cm" draw:transform="rotate (0.7853981633973) translate (132.568cm 159.731cm)">
                <text:p/>
              </draw:rect>
              <draw:rect draw:style-name="gr2" draw:text-style-name="P1" draw:layer="layout" svg:width="2cm" svg:height="0.3cm" draw:transform="rotate (0.7853981633973) translate (129.316cm 162.984cm)">
                <text:p/>
              </draw:rect>
              <draw:circle draw:style-name="gr12" draw:text-style-name="P1" draw:layer="layout" svg:width="0.2cm" svg:height="0.2cm" draw:transform="rotate (0.7853981633973) translate (133.527cm 158.834cm)">
                <text:p/>
              </draw:circle>
              <draw:circle draw:style-name="gr4" draw:text-style-name="P1" draw:layer="layout" svg:width="0.2cm" svg:height="0.2cm" draw:transform="rotate (0.7853981633973) translate (132.877cm 159.492cm)">
                <text:p/>
              </draw:circle>
              <draw:circle draw:style-name="gr12" draw:text-style-name="P1" draw:layer="layout" svg:width="0.2cm" svg:height="0.2cm" draw:transform="rotate (-2.35619449019309) translate (129.978cm 162.674cm)">
                <text:p/>
              </draw:circle>
              <draw:circle draw:style-name="gr4" draw:text-style-name="P1" draw:layer="layout" svg:width="0.2cm" svg:height="0.2cm" draw:transform="rotate (-2.35619449019309) translate (130.627cm 162.015cm)">
                <text:p/>
              </draw:circle>
            </draw:g>
            <draw:g>
              <draw:rect draw:style-name="gr2" draw:text-style-name="P1" draw:layer="layout" svg:width="8cm" svg:height="0.3cm" draw:transform="rotate (0.7853981633973) translate (137.953cm 154.346cm)">
                <text:p/>
              </draw:rect>
              <draw:rect draw:style-name="gr2" draw:text-style-name="P1" draw:layer="layout" svg:width="2cm" svg:height="0.3cm" draw:transform="rotate (0.7853981633973) translate (142.196cm 150.104cm)">
                <text:p/>
              </draw:rect>
              <draw:rect draw:style-name="gr2" draw:text-style-name="P1" draw:layer="layout" svg:width="2cm" svg:height="0.3cm" draw:transform="rotate (0.7853981633973) translate (137.953cm 154.346cm)">
                <text:p/>
              </draw:rect>
              <draw:circle draw:style-name="gr12" draw:text-style-name="P1" draw:layer="layout" svg:width="0.2cm" svg:height="0.2cm" draw:transform="rotate (0.7853981633973) translate (143.11cm 149.251cm)">
                <text:p/>
              </draw:circle>
              <draw:circle draw:style-name="gr4" draw:text-style-name="P1" draw:layer="layout" svg:width="0.2cm" svg:height="0.2cm" draw:transform="rotate (0.7853981633973) translate (142.46cm 149.91cm)">
                <text:p/>
              </draw:circle>
              <draw:circle draw:style-name="gr12" draw:text-style-name="P1" draw:layer="layout" svg:width="0.2cm" svg:height="0.2cm" draw:transform="rotate (-2.35619449019309) translate (138.547cm 154.106cm)">
                <text:p/>
              </draw:circle>
              <draw:circle draw:style-name="gr4" draw:text-style-name="P1" draw:layer="layout" svg:width="0.2cm" svg:height="0.2cm" draw:transform="rotate (-2.35619449019309) translate (139.197cm 153.447cm)">
                <text:p/>
              </draw:circle>
            </draw:g>
            <draw:circle draw:style-name="gr12" draw:text-style-name="P1" draw:layer="layout" svg:width="0.2cm" svg:height="0.2cm" draw:transform="rotate (1.0471975511964) translate (137.29cm 142.509cm)">
              <text:p/>
            </draw:circle>
            <draw:circle draw:style-name="gr4" draw:text-style-name="P1" draw:layer="layout" svg:width="0.2cm" svg:height="0.2cm" draw:transform="rotate (1.0471975511964) translate (136.98cm 142.991cm)">
              <text:p/>
            </draw:circle>
            <draw:circle draw:style-name="gr12" draw:text-style-name="P1" draw:layer="layout" svg:width="0.2cm" svg:height="0.2cm" draw:transform="rotate (-2.09439510239399) translate (134.601cm 147.539cm)">
              <text:p/>
            </draw:circle>
            <draw:circle draw:style-name="gr4" draw:text-style-name="P1" draw:layer="layout" svg:width="0.2cm" svg:height="0.2cm" draw:transform="rotate (-2.09439510239399) translate (135.001cm 146.869cm)">
              <text:p/>
            </draw:circle>
            <draw:frame draw:style-name="gr1" draw:layer="layout" svg:width="0.853cm" svg:height="0.963cm" draw:transform="rotate (0.7853981633973) translate (139.353cm 143.54cm)">
              <draw:text-box>
                <text:p>a</text:p>
              </draw:text-box>
            </draw:frame>
            <draw:frame draw:style-name="gr1" draw:layer="layout" svg:width="0.853cm" svg:height="0.963cm" draw:transform="rotate (0.7853981633973) translate (141.653cm 143.465cm)">
              <draw:text-box>
                <text:p>b</text:p>
              </draw:text-box>
            </draw:frame>
            <draw:frame draw:style-name="gr1" draw:layer="layout" svg:width="0.82cm" svg:height="0.963cm" draw:transform="rotate (0.7853981633973) translate (139.53cm 141.341cm)">
              <draw:text-box draw:corner-radius="0.627cm">
                <text:p>c</text:p>
              </draw:text-box>
            </draw:frame>
            <draw:circle draw:style-name="gr2" draw:text-style-name="P1" draw:layer="layout" svg:width="0.3cm" svg:height="0.3cm" draw:transform="rotate (0.7853981633973) translate (137.039cm 149.995cm)">
              <text:p/>
            </draw:circle>
            <draw:circle draw:style-name="gr2" draw:text-style-name="P1" draw:layer="layout" svg:width="0.3cm" svg:height="0.3cm" draw:transform="rotate (0.7853981633973) translate (128.22cm 158.092cm)">
              <text:p/>
            </draw:circle>
            <draw:circle draw:style-name="gr2" draw:text-style-name="P1" draw:layer="layout" svg:width="0.3cm" svg:height="0.3cm" draw:transform="rotate (0.7853981633973) translate (131.543cm 160.756cm)">
              <text:p/>
            </draw:circle>
            <draw:circle draw:style-name="gr2" draw:text-style-name="P1" draw:layer="layout" svg:width="0.3cm" svg:height="0.3cm" draw:transform="rotate (0.7853981633973) translate (140.675cm 151.624cm)">
              <text:p/>
            </draw:circle>
            <draw:circle draw:style-name="gr10" draw:text-style-name="P1" draw:layer="layout" svg:width="0.9cm" svg:height="0.9cm" draw:transform="rotate (2.9670597283898) translate (127.822cm 165.999cm)">
              <text:p/>
            </draw:circle>
            <draw:circle draw:style-name="gr10" draw:text-style-name="P1" draw:layer="layout" svg:width="0.9cm" svg:height="0.9cm" draw:transform="rotate (2.9670597283898) translate (124.146cm 165.999cm)">
              <text:p/>
            </draw:circle>
            <draw:circle draw:style-name="gr2" draw:text-style-name="P1" draw:layer="layout" svg:width="0.3cm" svg:height="0.3cm" draw:transform="rotate (0.7853981633973) translate (124.547cm 164.918cm)">
              <text:p/>
            </draw:circle>
            <draw:circle draw:style-name="gr2" draw:text-style-name="P1" draw:layer="layout" svg:width="0.3cm" svg:height="0.3cm" draw:transform="rotate (0.7853981633973) translate (127.723cm 163.947cm)">
              <text:p/>
            </draw:circle>
            <draw:rect draw:style-name="gr2" draw:text-style-name="P1" draw:layer="layout" svg:width="1.624cm" svg:height="3.8cm" draw:transform="rotate (-1.57079632679579) translate (142.912cm 138.856cm)">
              <text:p/>
            </draw:rect>
            <draw:rect draw:style-name="gr2" draw:text-style-name="P1" draw:layer="layout" svg:width="1cm" svg:height="4.8cm" draw:transform="rotate (-1.57079632679579) translate (143.412cm 137.855cm)">
              <text:p/>
            </draw:rect>
            <draw:circle draw:style-name="gr4" draw:text-style-name="P1" draw:layer="layout" svg:width="0.4cm" svg:height="0.4cm" svg:x="138.651cm" svg:y="138.307cm">
              <text:p/>
            </draw:circle>
            <draw:circle draw:style-name="gr4" draw:text-style-name="P1" draw:layer="layout" svg:width="0.4cm" svg:height="0.4cm" svg:x="139.351cm" svg:y="139.407cm">
              <text:p/>
            </draw:circle>
            <draw:g>
              <draw:rect draw:style-name="gr2" draw:text-style-name="P1" draw:layer="layout" svg:width="3.76cm" svg:height="0.2cm" svg:x="139.134cm" svg:y="140.18cm">
                <text:p/>
              </draw:rect>
              <draw:circle draw:style-name="gr4" draw:text-style-name="P1" draw:layer="layout" svg:width="0.4cm" svg:height="0.4cm" svg:x="139.568cm" svg:y="140.437cm">
                <text:p/>
              </draw:circle>
              <draw:g>
                <draw:rect draw:style-name="gr2" draw:text-style-name="P1" draw:layer="layout" svg:width="5cm" svg:height="0.6cm" draw:transform="rotate (-1.57079632679579) translate (143.512cm 140.88cm)">
                  <text:p/>
                </draw:rect>
                <draw:rect draw:style-name="gr2" draw:text-style-name="P1" draw:layer="layout" svg:width="1.5cm" svg:height="0.6cm" draw:transform="rotate (-1.57079632679579) translate (143.512cm 140.88cm)">
                  <text:p/>
                </draw:rect>
                <draw:rect draw:style-name="gr2" draw:text-style-name="P1" draw:layer="layout" svg:width="3cm" svg:height="0.6cm" draw:transform="rotate (-1.57079632679579) translate (143.512cm 140.88cm)">
                  <text:p/>
                </draw:rect>
                <draw:rect draw:style-name="gr2" draw:text-style-name="P1" draw:layer="layout" svg:width="1cm" svg:height="0.6cm" draw:transform="rotate (-1.57079632679579) translate (143.512cm 140.88cm)">
                  <text:p/>
                </draw:rect>
                <draw:rect draw:style-name="gr2" draw:text-style-name="P1" draw:layer="layout" svg:width="1cm" svg:height="0.6cm" draw:transform="rotate (-1.57079632679579) translate (143.513cm 142.88cm)">
                  <text:p/>
                </draw:rect>
                <draw:rect draw:style-name="gr2" draw:text-style-name="P1" draw:layer="layout" svg:width="0.6cm" svg:height="0.6cm" draw:transform="rotate (-1.57079632679579) translate (143.512cm 140.28cm)">
                  <text:p/>
                </draw:rect>
                <draw:rect draw:style-name="gr14" draw:text-style-name="P1" draw:layer="layout" svg:width="0.2cm" svg:height="0.4cm" draw:transform="rotate (-1.57079632679579) translate (143.409cm 140.655cm)">
                  <text:p/>
                </draw:rect>
                <draw:circle draw:style-name="gr2" draw:text-style-name="P1" draw:layer="layout" svg:width="0.3cm" svg:height="0.3cm" svg:x="143.063cm" svg:y="142.221cm">
                  <text:p/>
                </draw:circle>
                <draw:ellipse draw:style-name="gr4" draw:text-style-name="P1" draw:layer="layout" svg:width="0.4cm" svg:height="0.2cm" svg:x="143.011cm" svg:y="141.842cm">
                  <text:p/>
                </draw:ellipse>
                <draw:ellipse draw:style-name="gr12" draw:text-style-name="P1" draw:layer="layout" svg:width="0.4cm" svg:height="0.2cm" svg:x="143.018cm" svg:y="141.299cm">
                  <text:p/>
                </draw:ellipse>
                <draw:ellipse draw:style-name="gr12" draw:text-style-name="P1" draw:layer="layout" svg:width="0.4cm" svg:height="0.2cm" svg:x="143.019cm" svg:y="143.262cm">
                  <text:p/>
                </draw:ellipse>
              </draw:g>
              <draw:circle draw:style-name="gr2" draw:text-style-name="P1" draw:layer="layout" svg:width="0.3cm" svg:height="0.3cm" svg:x="140.862cm" svg:y="140.43cm">
                <text:p/>
              </draw:circle>
              <draw:rect draw:style-name="gr2" draw:text-style-name="P1" draw:layer="layout" svg:width="6cm" svg:height="0.6cm" svg:x="138.012cm" svg:y="140.28cm">
                <text:p/>
              </draw:rect>
              <draw:g>
                <draw:rect draw:style-name="gr2" draw:text-style-name="P1" draw:layer="layout" svg:width="5cm" svg:height="0.6cm" draw:transform="rotate (-1.57079632679579) translate (139.113cm 140.881cm)">
                  <text:p/>
                </draw:rect>
                <draw:rect draw:style-name="gr2" draw:text-style-name="P1" draw:layer="layout" svg:width="1.5cm" svg:height="0.6cm" draw:transform="rotate (-1.57079632679579) translate (139.113cm 140.881cm)">
                  <text:p/>
                </draw:rect>
                <draw:rect draw:style-name="gr2" draw:text-style-name="P1" draw:layer="layout" svg:width="3cm" svg:height="0.6cm" draw:transform="rotate (-1.57079632679579) translate (139.113cm 140.881cm)">
                  <text:p/>
                </draw:rect>
                <draw:rect draw:style-name="gr2" draw:text-style-name="P1" draw:layer="layout" svg:width="1cm" svg:height="0.6cm" draw:transform="rotate (-1.57079632679579) translate (139.113cm 140.881cm)">
                  <text:p/>
                </draw:rect>
                <draw:rect draw:style-name="gr2" draw:text-style-name="P1" draw:layer="layout" svg:width="1cm" svg:height="0.6cm" draw:transform="rotate (-1.57079632679579) translate (139.113cm 142.88cm)">
                  <text:p/>
                </draw:rect>
                <draw:rect draw:style-name="gr2" draw:text-style-name="P1" draw:layer="layout" svg:width="0.6cm" svg:height="0.6cm" draw:transform="rotate (-1.57079632679579) translate (139.113cm 140.279cm)">
                  <text:p/>
                </draw:rect>
                <draw:rect draw:style-name="gr14" draw:text-style-name="P1" draw:layer="layout" svg:width="0.2cm" svg:height="0.4cm" draw:transform="rotate (-1.57079632679579) translate (139.009cm 140.656cm)">
                  <text:p/>
                </draw:rect>
                <draw:circle draw:style-name="gr2" draw:text-style-name="P1" draw:layer="layout" svg:width="0.3cm" svg:height="0.3cm" svg:x="138.662cm" svg:y="142.221cm">
                  <text:p/>
                </draw:circle>
                <draw:ellipse draw:style-name="gr4" draw:text-style-name="P1" draw:layer="layout" svg:width="0.4cm" svg:height="0.2cm" svg:x="138.611cm" svg:y="141.842cm">
                  <text:p/>
                </draw:ellipse>
                <draw:ellipse draw:style-name="gr12" draw:text-style-name="P1" draw:layer="layout" svg:width="0.4cm" svg:height="0.2cm" svg:x="138.618cm" svg:y="141.299cm">
                  <text:p/>
                </draw:ellipse>
                <draw:ellipse draw:style-name="gr12" draw:text-style-name="P1" draw:layer="layout" svg:width="0.4cm" svg:height="0.2cm" svg:x="138.621cm" svg:y="143.262cm">
                  <text:p/>
                </draw:ellipse>
              </draw:g>
              <draw:rect draw:style-name="gr2" draw:text-style-name="P1" draw:layer="layout" svg:width="1cm" svg:height="0.6cm" svg:x="138.612cm" svg:y="140.28cm">
                <text:p/>
              </draw:rect>
              <draw:circle draw:style-name="gr12" draw:text-style-name="P1" draw:layer="layout" svg:width="0.4cm" svg:height="0.4cm" svg:x="139.05cm" svg:y="140.415cm">
                <text:p/>
              </draw:circle>
              <draw:rect draw:style-name="gr2" draw:text-style-name="P1" draw:layer="layout" svg:width="1cm" svg:height="0.6cm" svg:x="142.412cm" svg:y="140.28cm">
                <text:p/>
              </draw:rect>
              <draw:circle draw:style-name="gr12" draw:text-style-name="P1" draw:layer="layout" svg:width="0.4cm" svg:height="0.4cm" svg:x="142.55cm" svg:y="140.415cm">
                <text:p/>
              </draw:circle>
            </draw:g>
            <draw:g>
              <draw:circle draw:style-name="gr2" draw:text-style-name="P1" draw:layer="layout" svg:width="3.18cm" svg:height="3.18cm" svg:x="139.422cm" svg:y="140.88cm">
                <text:p/>
              </draw:circle>
              <draw:circle draw:style-name="gr2" draw:text-style-name="P1" draw:layer="layout" svg:width="2.15cm" svg:height="2.15cm" svg:x="139.938cm" svg:y="141.396cm">
                <text:p/>
              </draw:circle>
              <draw:circle draw:style-name="gr2" draw:text-style-name="P1" draw:layer="layout" svg:width="0.2cm" svg:height="0.2cm" svg:x="142.246cm" svg:y="142.37cm">
                <text:p/>
              </draw:circle>
              <draw:line draw:style-name="gr2" draw:text-style-name="P1" draw:layer="layout" svg:x1="139.423cm" svg:y1="142.47cm" svg:x2="142.604cm" svg:y2="142.47cm">
                <text:p/>
              </draw:line>
              <draw:circle draw:style-name="gr2" draw:text-style-name="P1" draw:layer="layout" svg:width="0.2cm" svg:height="0.2cm" draw:transform="rotate (1.0471975511964) translate (141.542cm 141.352cm)">
                <text:p/>
              </draw:circle>
              <draw:circle draw:style-name="gr2" draw:text-style-name="P1" draw:layer="layout" svg:width="0.2cm" svg:height="0.2cm" draw:transform="rotate (-1.04719755119759) translate (141.716cm 143.489cm)">
                <text:p/>
              </draw:circle>
              <draw:circle draw:style-name="gr2" draw:text-style-name="P1" draw:layer="layout" svg:width="0.2cm" svg:height="0.2cm" draw:transform="rotate (-2.09439510239399) translate (140.483cm 143.588cm)">
                <text:p/>
              </draw:circle>
              <draw:circle draw:style-name="gr2" draw:text-style-name="P1" draw:layer="layout" svg:width="0.2cm" svg:height="0.2cm" draw:transform="rotate (2.0943951023928) translate (140.31cm 141.452cm)">
                <text:p/>
              </draw:circle>
              <draw:line draw:style-name="gr2" draw:text-style-name="P1" draw:layer="layout" svg:x1="140.217cm" svg:y1="141.094cm" svg:x2="141.807cm" svg:y2="143.848cm">
                <text:p/>
              </draw:line>
              <draw:line draw:style-name="gr2" draw:text-style-name="P1" draw:layer="layout" svg:x1="140.217cm" svg:y1="143.847cm" svg:x2="141.807cm" svg:y2="141.093cm">
                <text:p/>
              </draw:line>
              <draw:circle draw:style-name="gr2" draw:text-style-name="P1" draw:layer="layout" svg:width="-0.2cm" svg:height="-0.2cm" svg:x="139.779cm" svg:y="142.571cm">
                <text:p/>
              </draw:circle>
            </draw:g>
            <draw:g>
              <draw:circle draw:style-name="gr2" draw:text-style-name="P1" draw:layer="layout" svg:width="6cm" svg:height="6cm" draw:transform="rotate (0.7853981633973) translate (136.77cm 142.47cm)">
                <text:p/>
              </draw:circle>
              <draw:circle draw:style-name="gr2" draw:text-style-name="P1" draw:layer="layout" svg:width="4.8cm" svg:height="4.8cm" draw:transform="rotate (0.7853981633973) translate (137.619cm 142.47cm)">
                <text:p/>
              </draw:circle>
            </draw:g>
            <draw:g>
              <draw:rect draw:style-name="gr2" draw:text-style-name="P1" draw:layer="layout" svg:width="7cm" svg:height="0.3cm" draw:transform="rotate (1.0471975511964) translate (134.07cm 147.944cm)">
                <text:p/>
              </draw:rect>
              <draw:rect draw:style-name="gr2" draw:text-style-name="P1" draw:layer="layout" svg:width="1.6cm" svg:height="0.3cm" draw:transform="rotate (1.0471975511964) translate (134.07cm 147.944cm)">
                <text:p/>
              </draw:rect>
              <draw:rect draw:style-name="gr2" draw:text-style-name="P1" draw:layer="layout" svg:width="1.6cm" svg:height="0.3cm" draw:transform="rotate (1.0471975511964) translate (136.769cm 143.267cm)">
                <text:p/>
              </draw:rect>
              <draw:circle draw:style-name="gr2" draw:text-style-name="P1" draw:layer="layout" svg:width="0.3cm" svg:height="0.3cm" draw:transform="rotate (1.0471975511964) translate (135.745cm 145.043cm)">
                <text:p/>
              </draw:circle>
            </draw:g>
          </draw:g>
          <draw:rect draw:style-name="gr29" draw:text-style-name="P2" draw:layer="layout" svg:width="30.749cm" svg:height="8.633cm" draw:transform="skewX (5.61258522040775E-017) rotate (0.7853981633973) translate (134.903cm 136.372cm)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1.17827177802115) translate (173.38cm 146.302cm)">
                <text:p/>
              </draw:circle>
              <draw:rect draw:style-name="gr2" draw:text-style-name="P1" draw:layer="layout" svg:width="3.353cm" svg:height="3.582cm" draw:transform="rotate (1.17809724509595) translate (174.928cm 146.943cm)">
                <text:p/>
              </draw:rect>
              <draw:g>
                <draw:circle draw:style-name="gr2" draw:text-style-name="P1" draw:layer="layout" svg:width="1.27cm" svg:height="1.27cm" draw:transform="rotate (1.17827177802115) translate (174.74cm 145.737cm)">
                  <text:p/>
                </draw:circle>
                <draw:circle draw:style-name="gr2" draw:text-style-name="P1" draw:layer="layout" svg:width="0.356cm" svg:height="0.356cm" draw:transform="rotate (1.17739911339515) translate (175.338cm 145.49cm)">
                  <text:p/>
                </draw:circle>
              </draw:g>
              <draw:g>
                <draw:circle draw:style-name="gr2" draw:text-style-name="P1" draw:layer="layout" svg:width="0.356cm" svg:height="0.356cm" draw:transform="rotate (1.17739911339515) translate (174.962cm 146.395cm)">
                  <text:p/>
                </draw:circle>
                <draw:circle draw:style-name="gr2" draw:text-style-name="P1" draw:layer="layout" svg:width="0.356cm" svg:height="0.356cm" draw:transform="rotate (0.393397213399448) translate (174.432cm 145.673cm)">
                  <text:p/>
                </draw:circle>
                <draw:circle draw:style-name="gr2" draw:text-style-name="P1" draw:layer="layout" svg:width="0.356cm" svg:height="0.356cm" draw:transform="rotate (-0.393397213400634) translate (174.57cm 144.786cm)">
                  <text:p/>
                </draw:circle>
                <draw:circle draw:style-name="gr2" draw:text-style-name="P1" draw:layer="layout" svg:width="0.356cm" svg:height="0.356cm" draw:transform="rotate (-1.17739911339634) translate (175.291cm 144.256cm)">
                  <text:p/>
                </draw:circle>
                <draw:circle draw:style-name="gr2" draw:text-style-name="P1" draw:layer="layout" svg:width="0.356cm" svg:height="0.356cm" draw:transform="rotate (-1.96419354019523) translate (176.178cm 144.391cm)">
                  <text:p/>
                </draw:circle>
                <draw:circle draw:style-name="gr2" draw:text-style-name="P1" draw:layer="layout" svg:width="0.356cm" svg:height="0.356cm" draw:transform="rotate (-2.74819544019094) translate (176.707cm 145.113cm)">
                  <text:p/>
                </draw:circle>
                <draw:circle draw:style-name="gr2" draw:text-style-name="P1" draw:layer="layout" svg:width="0.356cm" svg:height="0.356cm" draw:transform="rotate (2.74819544018975) translate (176.569cm 145.999cm)">
                  <text:p/>
                </draw:circle>
                <draw:circle draw:style-name="gr2" draw:text-style-name="P1" draw:layer="layout" svg:width="0.356cm" svg:height="0.356cm" draw:transform="rotate (1.96419354019405) translate (175.848cm 146.53cm)">
                  <text:p/>
                </draw:circle>
              </draw:g>
              <draw:rect draw:style-name="gr3" draw:text-style-name="P1" draw:layer="layout" svg:width="3.353cm" svg:height="3.582cm" draw:transform="rotate (1.17809724509595) translate (171.62cm 145.574cm)">
                <text:p/>
              </draw:rect>
            </draw:g>
            <draw:g>
              <draw:circle draw:style-name="gr2" draw:text-style-name="P1" draw:layer="layout" svg:width="0.356cm" svg:height="0.356cm" draw:transform="rotate (1.96419354019405) translate (178.01cm 148.134cm)">
                <text:p/>
              </draw:circle>
              <draw:circle draw:style-name="gr2" draw:text-style-name="P1" draw:layer="layout" svg:width="0.356cm" svg:height="0.356cm" draw:transform="rotate (-1.17739911339634) translate (179.233cm 145.18cm)">
                <text:p/>
              </draw:circle>
            </draw:g>
            <draw:line draw:style-name="gr4" draw:text-style-name="P1" draw:layer="layout" svg:x1="198.027cm" svg:y1="166.358cm" svg:x2="193.588cm" svg:y2="166.352cm">
              <text:p/>
            </draw:line>
            <draw:circle draw:style-name="gr2" draw:text-style-name="P1" draw:layer="layout" svg:width="2.4cm" svg:height="2.4cm" draw:transform="rotate (-1.04719755119759) translate (188.781cm 147.03cm)">
              <text:p/>
            </draw:circle>
            <draw:circle draw:style-name="gr5" draw:text-style-name="P1" draw:layer="layout" svg:width="1.74cm" svg:height="1.739cm" draw:transform="rotate (-1.04702301827239) translate (188.66cm 147.481cm)">
              <text:p/>
            </draw:circle>
            <draw:circle draw:style-name="gr2" draw:text-style-name="P1" draw:layer="layout" svg:width="0.9cm" svg:height="0.9cm" draw:transform="rotate (-1.04737208412279) translate (188.507cm 148.054cm)">
              <text:p/>
            </draw:circle>
            <draw:circle draw:style-name="gr2" draw:text-style-name="P1" draw:layer="layout" svg:width="2.4cm" svg:height="2.4cm" draw:transform="rotate (-1.04719755119759) translate (190.041cm 149.213cm)">
              <text:p/>
            </draw:circle>
            <draw:circle draw:style-name="gr5" draw:text-style-name="P1" draw:layer="layout" svg:width="1.74cm" svg:height="1.739cm" draw:transform="rotate (-1.04702301827239) translate (189.92cm 149.664cm)">
              <text:p/>
            </draw:circle>
            <draw:circle draw:style-name="gr2" draw:text-style-name="P1" draw:layer="layout" svg:width="0.9cm" svg:height="0.9cm" draw:transform="rotate (-1.04737208412279) translate (189.768cm 150.237cm)">
              <text:p/>
            </draw:circle>
            <draw:rect draw:style-name="gr2" draw:text-style-name="P1" draw:layer="layout" svg:width="2.52cm" svg:height="4.22cm" draw:transform="rotate (-1.04719755119759) translate (189.381cm 148.069cm)">
              <text:p/>
            </draw:rect>
            <draw:rect draw:style-name="gr2" draw:text-style-name="P1" draw:layer="layout" svg:width="2.52cm" svg:height="3.46cm" draw:transform="rotate (-1.04719755119759) translate (188.723cm 148.449cm)">
              <text:p/>
            </draw:rect>
            <draw:rect draw:style-name="gr2" draw:text-style-name="P1" draw:layer="layout" svg:width="2.52cm" svg:height="1.714cm" draw:transform="rotate (-1.04719755119759) translate (185.727cm 150.179cm)">
              <text:p/>
            </draw:rect>
            <draw:circle draw:style-name="gr2" draw:text-style-name="P1" draw:layer="layout" svg:width="0.42cm" svg:height="0.42cm" draw:transform="rotate (-1.04772114997318) translate (185.441cm 150.833cm)">
              <text:p/>
            </draw:circle>
            <draw:circle draw:style-name="gr2" draw:text-style-name="P1" draw:layer="layout" svg:width="0.42cm" svg:height="0.42cm" draw:transform="rotate (-1.04772114997318) translate (185.805cm 150.625cm)">
              <text:p/>
            </draw:circle>
            <draw:rect draw:style-name="gr2" draw:text-style-name="P1" draw:layer="layout" svg:width="0.42cm" svg:height="0.42cm" draw:transform="rotate (-1.04772114997318) translate (185.623cm 150.729cm)">
              <text:p/>
            </draw:rect>
            <draw:circle draw:style-name="gr2" draw:text-style-name="P1" draw:layer="layout" svg:width="0.42cm" svg:height="0.42cm" draw:transform="rotate (-1.04772114997318) translate (186.067cm 151.917cm)">
              <text:p/>
            </draw:circle>
            <draw:circle draw:style-name="gr2" draw:text-style-name="P1" draw:layer="layout" svg:width="0.42cm" svg:height="0.42cm" draw:transform="rotate (-1.04772114997318) translate (186.429cm 151.706cm)">
              <text:p/>
            </draw:circle>
            <draw:rect draw:style-name="gr2" draw:text-style-name="P1" draw:layer="layout" svg:width="0.42cm" svg:height="0.42cm" draw:transform="rotate (-1.04772114997318) translate (186.248cm 151.813cm)">
              <text:p/>
            </draw:rect>
            <draw:rect draw:style-name="gr2" draw:text-style-name="P1" draw:layer="layout" svg:width="0.131cm" svg:height="0.48cm" draw:transform="rotate (-1.04894288044958) translate (186.323cm 151.214cm)">
              <text:p/>
            </draw:rect>
            <draw:circle draw:style-name="gr2" draw:text-style-name="P1" draw:layer="layout" svg:width="0.7cm" svg:height="0.7cm" draw:transform="rotate (-1.04702301827239) translate (184.847cm 150.688cm)">
              <text:p/>
            </draw:circle>
            <draw:circle draw:style-name="gr2" draw:text-style-name="P1" draw:layer="layout" svg:width="0.7cm" svg:height="0.7cm" draw:transform="rotate (-1.04702301827239) translate (185.757cm 152.264cm)">
              <text:p/>
            </draw:circle>
            <draw:circle draw:style-name="gr2" draw:text-style-name="P1" draw:layer="layout" svg:width="2.4cm" svg:height="2.4cm" draw:transform="rotate (-2.96723426131619) translate (194.965cm 166.462cm)">
              <text:p/>
            </draw:circle>
            <draw:circle draw:style-name="gr5" draw:text-style-name="P1" draw:layer="layout" svg:width="1.74cm" svg:height="1.74cm" draw:transform="rotate (-2.96723426131619) translate (194.582cm 166.195cm)">
              <text:p/>
            </draw:circle>
            <draw:circle draw:style-name="gr2" draw:text-style-name="P1" draw:layer="layout" svg:width="0.9cm" svg:height="0.9cm" draw:transform="rotate (-2.96705972839099) translate (194.097cm 165.855cm)">
              <text:p/>
            </draw:circle>
            <draw:rect draw:style-name="gr2" draw:text-style-name="P1" draw:layer="layout" svg:width="2.46cm" svg:height="3.25cm" draw:transform="rotate (-2.96705972839099) translate (194.875cm 165.777cm)">
              <text:p/>
            </draw:rect>
            <draw:circle draw:style-name="gr2" draw:text-style-name="P1" draw:layer="layout" svg:width="0.42cm" svg:height="0.42cm" draw:transform="rotate (-2.96723426131619) translate (194.067cm 163.473cm)">
              <text:p/>
            </draw:circle>
            <draw:circle draw:style-name="gr2" draw:text-style-name="P1" draw:layer="layout" svg:width="0.42cm" svg:height="0.42cm" draw:transform="rotate (-2.96723426131619) translate (194.14cm 163.887cm)">
              <text:p/>
            </draw:circle>
            <draw:rect draw:style-name="gr2" draw:text-style-name="P1" draw:layer="layout" svg:width="0.42cm" svg:height="0.42cm" draw:transform="rotate (-2.96723426131619) translate (194.103cm 163.68cm)">
              <text:p/>
            </draw:rect>
            <draw:circle draw:style-name="gr2" draw:text-style-name="P1" draw:layer="layout" svg:width="0.42cm" svg:height="0.42cm" draw:transform="rotate (-2.96723426131619) translate (192.836cm 163.69cm)">
              <text:p/>
            </draw:circle>
            <draw:circle draw:style-name="gr2" draw:text-style-name="P1" draw:layer="layout" svg:width="0.42cm" svg:height="0.42cm" draw:transform="rotate (-2.96723426131619) translate (192.909cm 164.102cm)">
              <text:p/>
            </draw:circle>
            <draw:rect draw:style-name="gr2" draw:text-style-name="P1" draw:layer="layout" svg:width="0.42cm" svg:height="0.42cm" draw:transform="rotate (-2.96723426131619) translate (192.874cm 163.896cm)">
              <text:p/>
            </draw:rect>
            <draw:ellipse draw:style-name="gr2" draw:text-style-name="P1" draw:layer="layout" svg:width="0.7cm" svg:height="0.701cm" draw:transform="rotate (-2.96793239301698) translate (194.432cm 163.267cm)">
              <text:p/>
            </draw:ellipse>
            <draw:ellipse draw:style-name="gr2" draw:text-style-name="P1" draw:layer="layout" svg:width="0.7cm" svg:height="0.701cm" draw:transform="rotate (-2.96793239301698) translate (192.698cm 163.574cm)">
              <text:p/>
            </draw:ellipse>
            <draw:line draw:style-name="gr4" draw:text-style-name="P1" draw:layer="layout" svg:x1="192.958cm" svg:y1="166.106cm" svg:x2="173.868cm" svg:y2="147.013cm">
              <text:p/>
            </draw:line>
            <draw:circle draw:style-name="gr2" draw:text-style-name="P1" draw:layer="layout" svg:width="2.4cm" svg:height="2.4cm" draw:transform="rotate (-2.09439510239399) translate (199.7cm 165.046cm)">
              <text:p/>
            </draw:circle>
            <draw:circle draw:style-name="gr5" draw:text-style-name="P1" draw:layer="layout" svg:width="1.74cm" svg:height="1.74cm" draw:transform="rotate (-2.09456963531919) translate (199.251cm 165.168cm)">
              <text:p/>
            </draw:circle>
            <draw:circle draw:style-name="gr2" draw:text-style-name="P1" draw:layer="layout" svg:width="0.9cm" svg:height="0.9cm" draw:transform="rotate (-2.09422056946879) translate (198.676cm 165.323cm)">
              <text:p/>
            </draw:circle>
            <draw:rect draw:style-name="gr2" draw:text-style-name="P1" draw:layer="layout" svg:width="2.46cm" svg:height="3.25cm" draw:transform="rotate (-2.09422056946879) translate (199.118cm 164.676cm)">
              <text:p/>
            </draw:rect>
            <draw:circle draw:style-name="gr2" draw:text-style-name="P1" draw:layer="layout" svg:width="0.42cm" svg:height="0.419cm" draw:transform="rotate (-2.09387150361839) translate (196.833cm 163.812cm)">
              <text:p/>
            </draw:circle>
            <draw:circle draw:style-name="gr2" draw:text-style-name="P1" draw:layer="layout" svg:width="0.42cm" svg:height="0.419cm" draw:transform="rotate (-2.09387150361839) translate (197.197cm 164.024cm)">
              <text:p/>
            </draw:circle>
            <draw:rect draw:style-name="gr2" draw:text-style-name="P1" draw:layer="layout" svg:width="0.42cm" svg:height="0.419cm" draw:transform="rotate (-2.09387150361839) translate (197.015cm 163.918cm)">
              <text:p/>
            </draw:rect>
            <draw:circle draw:style-name="gr2" draw:text-style-name="P1" draw:layer="layout" svg:width="0.42cm" svg:height="0.419cm" draw:transform="rotate (-2.09387150361839) translate (196.209cm 164.895cm)">
              <text:p/>
            </draw:circle>
            <draw:circle draw:style-name="gr2" draw:text-style-name="P1" draw:layer="layout" svg:width="0.42cm" svg:height="0.419cm" draw:transform="rotate (-2.09387150361839) translate (196.573cm 165.105cm)">
              <text:p/>
            </draw:circle>
            <draw:rect draw:style-name="gr2" draw:text-style-name="P1" draw:layer="layout" svg:width="0.42cm" svg:height="0.419cm" draw:transform="rotate (-2.09387150361839) translate (196.39cm 165.001cm)">
              <text:p/>
            </draw:rect>
            <draw:circle draw:style-name="gr2" draw:text-style-name="P1" draw:layer="layout" svg:width="0.7cm" svg:height="0.7cm" draw:transform="rotate (-2.09456963531919) translate (196.91cm 163.401cm)">
              <text:p/>
            </draw:circle>
            <draw:circle draw:style-name="gr2" draw:text-style-name="P1" draw:layer="layout" svg:width="0.7cm" svg:height="0.7cm" draw:transform="rotate (-2.09456963531919) translate (196.03cm 164.927cm)">
              <text:p/>
            </draw:circle>
            <draw:line draw:style-name="gr4" draw:text-style-name="P1" draw:layer="layout" svg:x1="173.003cm" svg:y1="145.143cm" svg:x2="179.01cm" svg:y2="134.758cm">
              <text:p/>
            </draw:line>
            <draw:line draw:style-name="gr4" draw:text-style-name="P1" draw:layer="layout" svg:x1="198.833cm" svg:y1="165.074cm" svg:x2="181.664cm" svg:y2="135.333cm">
              <text:p/>
            </draw:line>
            <draw:circle draw:style-name="gr2" draw:text-style-name="P1" draw:layer="layout" svg:width="2.4cm" svg:height="2.4cm" draw:transform="rotate (2.3561944901919) translate (185.576cm 159.207cm)">
              <text:p/>
            </draw:circle>
            <draw:circle draw:style-name="gr5" draw:text-style-name="P1" draw:layer="layout" svg:width="1.74cm" svg:height="1.74cm" draw:transform="rotate (2.3561944901919) translate (185.577cm 158.742cm)">
              <text:p/>
            </draw:circle>
            <draw:circle draw:style-name="gr2" draw:text-style-name="P1" draw:layer="layout" svg:width="0.9cm" svg:height="0.9cm" draw:transform="rotate (2.3561944901919) translate (185.577cm 158.148cm)">
              <text:p/>
            </draw:circle>
            <draw:circle draw:style-name="gr2" draw:text-style-name="P1" draw:layer="layout" svg:width="2.4cm" svg:height="2.4cm" draw:transform="rotate (2.3561944901919) translate (183.795cm 157.426cm)">
              <text:p/>
            </draw:circle>
            <draw:circle draw:style-name="gr5" draw:text-style-name="P1" draw:layer="layout" svg:width="1.74cm" svg:height="1.74cm" draw:transform="rotate (2.3561944901919) translate (183.795cm 156.961cm)">
              <text:p/>
            </draw:circle>
            <draw:circle draw:style-name="gr2" draw:text-style-name="P1" draw:layer="layout" svg:width="0.9cm" svg:height="0.9cm" draw:transform="rotate (2.3561944901919) translate (183.795cm 156.366cm)">
              <text:p/>
            </draw:circle>
            <draw:rect draw:style-name="gr2" draw:text-style-name="P1" draw:layer="layout" svg:width="2.52cm" svg:height="4.22cm" draw:transform="rotate (2.3561944901919) translate (184.728cm 158.36cm)">
              <text:p/>
            </draw:rect>
            <draw:rect draw:style-name="gr2" draw:text-style-name="P1" draw:layer="layout" svg:width="2.52cm" svg:height="3.46cm" draw:transform="rotate (2.3561944901919) translate (185.265cm 157.822cm)">
              <text:p/>
            </draw:rect>
            <draw:rect draw:style-name="gr2" draw:text-style-name="P1" draw:layer="layout" svg:width="2.52cm" svg:height="1.715cm" draw:transform="rotate (2.3561944901919) translate (187.712cm 155.376cm)">
              <text:p/>
            </draw:rect>
            <draw:circle draw:style-name="gr2" draw:text-style-name="P1" draw:layer="layout" svg:width="0.42cm" svg:height="0.42cm" draw:transform="rotate (2.3561944901919) translate (187.817cm 154.668cm)">
              <text:p/>
            </draw:circle>
            <draw:circle draw:style-name="gr2" draw:text-style-name="P1" draw:layer="layout" svg:width="0.42cm" svg:height="0.42cm" draw:transform="rotate (2.3561944901919) translate (187.521cm 154.966cm)">
              <text:p/>
            </draw:circle>
            <draw:rect draw:style-name="gr2" draw:text-style-name="P1" draw:layer="layout" svg:width="0.42cm" svg:height="0.42cm" draw:transform="rotate (2.3561944901919) translate (187.669cm 154.818cm)">
              <text:p/>
            </draw:rect>
            <draw:circle draw:style-name="gr2" draw:text-style-name="P1" draw:layer="layout" svg:width="0.42cm" svg:height="0.42cm" draw:transform="rotate (2.3561944901919) translate (186.934cm 153.785cm)">
              <text:p/>
            </draw:circle>
            <draw:circle draw:style-name="gr2" draw:text-style-name="P1" draw:layer="layout" svg:width="0.42cm" svg:height="0.42cm" draw:transform="rotate (2.3561944901919) translate (186.637cm 154.082cm)">
              <text:p/>
            </draw:circle>
            <draw:rect draw:style-name="gr2" draw:text-style-name="P1" draw:layer="layout" svg:width="0.42cm" svg:height="0.42cm" draw:transform="rotate (2.3561944901919) translate (186.786cm 153.933cm)">
              <text:p/>
            </draw:rect>
            <draw:rect draw:style-name="gr2" draw:text-style-name="P1" draw:layer="layout" svg:width="0.13cm" svg:height="0.48cm" draw:transform="rotate (2.3561944901919) translate (186.866cm 154.53cm)">
              <text:p/>
            </draw:rect>
            <draw:circle draw:style-name="gr2" draw:text-style-name="P1" draw:layer="layout" svg:width="0.7cm" svg:height="0.7cm" draw:transform="rotate (2.3561944901919) translate (188.429cm 154.659cm)">
              <text:p/>
            </draw:circle>
            <draw:circle draw:style-name="gr2" draw:text-style-name="P1" draw:layer="layout" svg:width="0.7cm" svg:height="0.7cm" draw:transform="rotate (2.3561944901919) translate (187.142cm 153.372cm)">
              <text:p/>
            </draw:circle>
            <draw:circle draw:style-name="gr5" draw:text-style-name="P1" draw:layer="layout" svg:width="4.69cm" svg:height="4.69cm" draw:transform="rotate (-0.785398163398487) translate (175.569cm 142.079cm)">
              <text:p/>
            </draw:circle>
            <draw:circle draw:style-name="gr6" draw:text-style-name="P1" draw:layer="layout" svg:width="0.6cm" svg:height="0.6cm" draw:transform="rotate (-0.785398163398487) translate (175.568cm 144.971cm)">
              <text:p/>
            </draw:circle>
            <draw:circle draw:style-name="gr6" draw:text-style-name="P1" draw:layer="layout" svg:width="3.61cm" svg:height="3.61cm" draw:transform="rotate (-0.785398163398487) translate (175.569cm 142.844cm)">
              <text:p/>
            </draw:circle>
            <draw:circle draw:style-name="gr7" draw:text-style-name="P1" draw:layer="layout" svg:width="3.76cm" svg:height="3.76cm" draw:transform="rotate (-0.785398163398487) translate (175.57cm 142.737cm)">
              <text:p/>
            </draw:circle>
            <draw:circle draw:style-name="gr8" draw:text-style-name="P1" draw:layer="layout" svg:width="6.05cm" svg:height="6.05cm" draw:transform="rotate (-0.785398163398487) translate (175.569cm 141.118cm)">
              <text:p/>
            </draw:circle>
            <draw:circle draw:style-name="gr8" draw:text-style-name="P1" draw:layer="layout" svg:width="5.32cm" svg:height="5.32cm" draw:transform="rotate (-0.785398163398487) translate (175.569cm 141.634cm)">
              <text:p/>
            </draw:circle>
            <draw:circle draw:style-name="gr5" draw:text-style-name="P1" draw:layer="layout" svg:width="4.69cm" svg:height="4.69cm" draw:transform="rotate (-0.785398163398487) translate (180.172cm 134.132cm)">
              <text:p/>
            </draw:circle>
            <draw:circle draw:style-name="gr6" draw:text-style-name="P1" draw:layer="layout" svg:width="0.6cm" svg:height="0.6cm" draw:transform="rotate (-0.785398163398487) translate (180.172cm 137.024cm)">
              <text:p/>
            </draw:circle>
            <draw:circle draw:style-name="gr6" draw:text-style-name="P1" draw:layer="layout" svg:width="3.61cm" svg:height="3.61cm" draw:transform="rotate (-0.785398163398487) translate (180.172cm 134.896cm)">
              <text:p/>
            </draw:circle>
            <draw:circle draw:style-name="gr7" draw:text-style-name="P1" draw:layer="layout" svg:width="3.76cm" svg:height="3.76cm" draw:transform="rotate (-0.785398163398487) translate (180.172cm 134.79cm)">
              <text:p/>
            </draw:circle>
            <draw:circle draw:style-name="gr8" draw:text-style-name="P1" draw:layer="layout" svg:width="6.05cm" svg:height="6.05cm" draw:transform="rotate (-0.785398163398487) translate (180.172cm 133.17cm)">
              <text:p/>
            </draw:circle>
            <draw:circle draw:style-name="gr8" draw:text-style-name="P1" draw:layer="layout" svg:width="5.32cm" svg:height="5.32cm" draw:transform="rotate (-0.785398163398487) translate (180.172cm 133.687cm)">
              <text:p/>
            </draw:circle>
            <draw:ellipse draw:style-name="gr8" draw:text-style-name="P1" draw:layer="layout" svg:width="3.13cm" svg:height="3.132cm" draw:transform="skewX (0.000698131700797636) rotate (-2.09439510239399) translate (200.199cm 164.914cm)">
              <text:p/>
            </draw:ellipse>
            <draw:circle draw:style-name="gr8" draw:text-style-name="P1" draw:layer="layout" svg:width="3.134cm" svg:height="3.134cm" draw:transform="rotate (-2.96723426131619) translate (195.388cm 166.76cm)">
              <text:p/>
            </draw:circle>
            <draw:line draw:style-name="gr9" draw:text-style-name="P1" draw:layer="layout" svg:x1="199.528cm" svg:y1="164.856cm" svg:x2="182.965cm" svg:y2="136.164cm">
              <text:p/>
            </draw:line>
            <draw:line draw:style-name="gr9" draw:text-style-name="P1" draw:layer="layout" svg:x1="172.742cm" svg:y1="144.234cm" svg:x2="177.593cm" svg:y2="135.848cm">
              <text:p/>
            </draw:line>
            <draw:line draw:style-name="gr9" draw:text-style-name="P1" draw:layer="layout" svg:x1="192.461cm" svg:y1="166.601cm" svg:x2="173.371cm" svg:y2="147.508cm">
              <text:p/>
            </draw:line>
            <draw:line draw:style-name="gr9" draw:text-style-name="P1" draw:layer="layout" svg:x1="198.046cm" svg:y1="167.068cm" svg:x2="193.607cm" svg:y2="167.062cm">
              <text:p/>
            </draw:line>
            <draw:circle draw:style-name="gr10" draw:text-style-name="P1" draw:layer="layout" svg:width="0.143cm" svg:height="0.143cm" draw:transform="skewX (0.006981317007976) rotate (-2.09422056946879) translate (198.158cm 165.46cm)">
              <text:p/>
            </draw:circle>
            <draw:circle draw:style-name="gr10" draw:text-style-name="P1" draw:layer="layout" svg:width="0.141cm" svg:height="0.141cm" draw:transform="rotate (-2.96985225519418) translate (193.655cm 165.546cm)">
              <text:p/>
            </draw:circle>
            <draw:line draw:style-name="gr11" draw:text-style-name="P1" draw:layer="layout" svg:x1="198.08cm" svg:y1="165.564cm" svg:x2="193.641cm" svg:y2="165.558cm">
              <text:p/>
            </draw:line>
            <draw:line draw:style-name="gr11" draw:text-style-name="P1" draw:layer="layout" svg:x1="193.533cm" svg:y1="165.558cm" svg:x2="174.443cm" svg:y2="146.465cm">
              <text:p/>
            </draw:line>
            <draw:line draw:style-name="gr11" draw:text-style-name="P1" draw:layer="layout" svg:x1="198.131cm" svg:y1="165.461cm" svg:x2="180.962cm" svg:y2="135.72cm">
              <text:p/>
            </draw:line>
            <draw:circle draw:style-name="gr10" draw:text-style-name="P1" draw:layer="layout" svg:width="3.09cm" svg:height="3.09cm" draw:transform="rotate (-0.785398163398487) translate (175.57cm 143.211cm)">
              <text:p/>
            </draw:circle>
            <draw:line draw:style-name="gr11" draw:text-style-name="P1" draw:layer="layout" svg:x1="174.117cm" svg:y1="144.811cm" svg:x2="180.124cm" svg:y2="134.426cm">
              <text:p/>
            </draw:line>
            <draw:circle draw:style-name="gr10" draw:text-style-name="P1" draw:layer="layout" svg:width="3.09cm" svg:height="3.09cm" draw:transform="rotate (-0.785398163398487) translate (180.172cm 135.263cm)">
              <text:p/>
            </draw:circle>
            <draw:g>
              <draw:circle draw:style-name="gr2" draw:text-style-name="P1" draw:layer="layout" svg:width="3.76cm" svg:height="3.76cm" svg:x="178.287cm" svg:y="135.57cm">
                <text:p/>
              </draw:circle>
              <draw:circle draw:style-name="gr2" draw:text-style-name="P1" draw:layer="layout" svg:width="3.1cm" svg:height="3.1cm" svg:x="178.617cm" svg:y="135.901cm">
                <text:p/>
              </draw:circle>
              <draw:circle draw:style-name="gr2" draw:text-style-name="P1" draw:layer="layout" svg:width="0.6cm" svg:height="0.6cm" svg:x="179.869cm" svg:y="137.151cm">
                <text:p/>
              </draw:circle>
              <draw:ellipse draw:style-name="gr2" draw:text-style-name="P1" draw:layer="layout" svg:width="1.201cm" svg:height="1.2cm" svg:x="179.568cm" svg:y="136.85cm">
                <text:p/>
              </draw:ellipse>
              <draw:rect draw:style-name="gr2" draw:text-style-name="P1" draw:layer="layout" svg:width="3.76cm" svg:height="3.93cm" svg:x="178.288cm" svg:y="136.28cm">
                <text:p/>
              </draw:rect>
              <draw:line draw:style-name="gr4" draw:text-style-name="P1" draw:layer="layout" svg:x1="182.047cm" svg:y1="137.449cm" svg:x2="178.287cm" svg:y2="137.449cm">
                <text:p/>
              </draw:line>
              <draw:line draw:style-name="gr4" draw:text-style-name="P1" draw:layer="layout" svg:x1="181.108cm" svg:y1="139.077cm" svg:x2="179.228cm" svg:y2="135.821cm">
                <text:p/>
              </draw:line>
              <draw:line draw:style-name="gr4" draw:text-style-name="P1" draw:layer="layout" svg:x1="181.108cm" svg:y1="135.821cm" svg:x2="179.228cm" svg:y2="139.077cm">
                <text:p/>
              </draw:line>
              <draw:circle draw:style-name="gr2" draw:text-style-name="P1" draw:layer="layout" svg:width="3.76cm" svg:height="3.76cm" svg:x="178.288cm" svg:y="136.28cm">
                <text:p/>
              </draw:circle>
            </draw:g>
            <draw:circle draw:style-name="gr12" draw:text-style-name="P1" draw:layer="layout" svg:width="0.4cm" svg:height="0.4cm" draw:transform="rotate (-0.785398163398487) translate (180.178cm 140.973cm)">
              <text:p/>
            </draw:circle>
            <draw:circle draw:style-name="gr4" draw:text-style-name="P1" draw:layer="layout" svg:width="0.4cm" svg:height="0.4cm" draw:transform="rotate (-0.785398163398487) translate (175.613cm 145.116cm)">
              <text:p/>
            </draw:circle>
            <draw:circle draw:style-name="gr4" draw:text-style-name="P1" draw:layer="layout" svg:width="0.4cm" svg:height="0.4cm" draw:transform="rotate (-0.785398163398487) translate (179.97cm 142.028cm)">
              <text:p/>
            </draw:circle>
            <draw:circle draw:style-name="gr12" draw:text-style-name="P1" draw:layer="layout" svg:width="0.4cm" svg:height="0.4cm" draw:transform="rotate (-0.785398163398487) translate (175.572cm 145.152cm)">
              <text:p/>
            </draw:circle>
            <draw:circle draw:style-name="gr4" draw:text-style-name="P1" draw:layer="layout" svg:width="0.2cm" svg:height="0.2cm" draw:transform="rotate (-0.785398163398487) translate (196.771cm 163.894cm)">
              <text:p/>
            </draw:circle>
            <draw:circle draw:style-name="gr4" draw:text-style-name="P1" draw:layer="layout" svg:width="0.2cm" svg:height="0.2cm" draw:transform="rotate (-0.785398163398487) translate (196.135cm 164.956cm)">
              <text:p/>
            </draw:circle>
            <draw:circle draw:style-name="gr4" draw:text-style-name="P1" draw:layer="layout" svg:width="0.2cm" svg:height="0.2cm" draw:transform="rotate (-0.785398163398487) translate (193.872cm 163.4cm)">
              <text:p/>
            </draw:circle>
            <draw:circle draw:style-name="gr4" draw:text-style-name="P1" draw:layer="layout" svg:width="0.2cm" svg:height="0.2cm" draw:transform="rotate (-0.785398163398487) translate (192.67cm 163.612cm)">
              <text:p/>
            </draw:circle>
            <draw:circle draw:style-name="gr4" draw:text-style-name="P1" draw:layer="layout" svg:width="0.2cm" svg:height="0.2cm" draw:transform="rotate (-0.785398163398487) translate (187.65cm 154.349cm)">
              <text:p/>
            </draw:circle>
            <draw:circle draw:style-name="gr4" draw:text-style-name="P1" draw:layer="layout" svg:width="0.2cm" svg:height="0.2cm" draw:transform="rotate (-0.785398163398487) translate (186.801cm 153.5cm)">
              <text:p/>
            </draw:circle>
            <draw:circle draw:style-name="gr4" draw:text-style-name="P1" draw:layer="layout" svg:width="0.2cm" svg:height="0.2cm" draw:transform="rotate (-0.785398163398487) translate (186.235cm 151.944cm)">
              <text:p/>
            </draw:circle>
            <draw:circle draw:style-name="gr4" draw:text-style-name="P1" draw:layer="layout" svg:width="0.2cm" svg:height="0.2cm" draw:transform="rotate (-0.785398163398487) translate (185.599cm 150.884cm)">
              <text:p/>
            </draw:circle>
            <draw:g>
              <draw:circle draw:style-name="gr4" draw:text-style-name="P1" draw:layer="layout" svg:width="0.2cm" svg:height="0.2cm" draw:transform="rotate (-2.48674511824224) translate (185.349cm 148.652cm)">
                <text:p/>
              </draw:circle>
              <draw:rect draw:style-name="gr2" draw:text-style-name="P1" draw:layer="layout" svg:width="5cm" svg:height="0.301cm" draw:transform="rotate (-2.48709418409264) translate (186.005cm 148.221cm)">
                <text:p/>
              </draw:rect>
              <draw:rect draw:style-name="gr2" draw:text-style-name="P1" draw:layer="layout" svg:width="1.2cm" svg:height="0.301cm" draw:transform="rotate (-2.48744324994304) translate (186.005cm 148.221cm)">
                <text:p/>
              </draw:rect>
              <draw:rect draw:style-name="gr2" draw:text-style-name="P1" draw:layer="layout" svg:width="1.2cm" svg:height="0.301cm" draw:transform="rotate (-2.48744324994304) translate (182.991cm 150.534cm)">
                <text:p/>
              </draw:rect>
              <draw:circle draw:style-name="gr12" draw:text-style-name="P1" draw:layer="layout" svg:width="0.2cm" svg:height="0.2cm" draw:transform="rotate (-2.48674511824224) translate (185.748cm 148.334cm)">
                <text:p/>
              </draw:circle>
              <draw:circle draw:style-name="gr12" draw:text-style-name="P1" draw:layer="layout" svg:width="0.2cm" svg:height="0.2cm" draw:transform="rotate (-2.48674511824224) translate (182.337cm 150.953cm)">
                <text:p/>
              </draw:circle>
              <draw:circle draw:style-name="gr4" draw:text-style-name="P1" draw:layer="layout" svg:width="0.2cm" svg:height="0.2cm" draw:transform="rotate (-2.48674511824224) translate (182.81cm 150.601cm)">
                <text:p/>
              </draw:circle>
            </draw:g>
            <draw:g>
              <draw:circle draw:style-name="gr12" draw:text-style-name="P1" draw:layer="layout" svg:width="0.2cm" svg:height="0.2cm" draw:transform="rotate (-1.04859381459918) translate (190.2cm 153.107cm)">
                <text:p/>
              </draw:circle>
              <draw:rect draw:style-name="gr2" draw:text-style-name="P1" draw:layer="layout" svg:width="11.5cm" svg:height="0.299cm" draw:transform="rotate (-1.04719755119759) translate (190.005cm 152.665cm)">
                <text:p/>
              </draw:rect>
              <draw:rect draw:style-name="gr2" draw:text-style-name="P1" draw:layer="layout" svg:width="2cm" svg:height="0.3cm" draw:transform="rotate (-1.04737208412279) translate (190.005cm 152.665cm)">
                <text:p/>
              </draw:rect>
              <draw:rect draw:style-name="gr2" draw:text-style-name="P1" draw:layer="layout" svg:width="2cm" svg:height="0.3cm" draw:transform="rotate (-1.04737208412279) translate (194.754cm 160.893cm)">
                <text:p/>
              </draw:rect>
              <draw:circle draw:style-name="gr4" draw:text-style-name="P1" draw:layer="layout" svg:width="0.2cm" svg:height="0.2cm" draw:transform="rotate (-1.04859381459918) translate (190.658cm 153.91cm)">
                <text:p/>
              </draw:circle>
              <draw:circle draw:style-name="gr12" draw:text-style-name="P1" draw:layer="layout" svg:width="0.2cm" svg:height="0.2cm" draw:transform="rotate (2.0929988389912) translate (195.384cm 162.498cm)">
                <text:p/>
              </draw:circle>
              <draw:circle draw:style-name="gr4" draw:text-style-name="P1" draw:layer="layout" svg:width="0.2cm" svg:height="0.2cm" draw:transform="rotate (2.0929988389912) translate (194.927cm 161.692cm)">
                <text:p/>
              </draw:circle>
            </draw:g>
            <draw:g>
              <draw:rect draw:style-name="gr2" draw:text-style-name="P1" draw:layer="layout" svg:width="6.6cm" svg:height="0.3cm" draw:transform="rotate (-0.785398163398487) translate (187.199cm 157.945cm)">
                <text:p/>
              </draw:rect>
              <draw:rect draw:style-name="gr2" draw:text-style-name="P1" draw:layer="layout" svg:width="2cm" svg:height="0.3cm" draw:transform="rotate (-0.785398163398487) translate (187.199cm 157.945cm)">
                <text:p/>
              </draw:rect>
              <draw:rect draw:style-name="gr2" draw:text-style-name="P1" draw:layer="layout" svg:width="2cm" svg:height="0.3cm" draw:transform="rotate (-0.785398163398487) translate (190.452cm 161.199cm)">
                <text:p/>
              </draw:rect>
              <draw:circle draw:style-name="gr12" draw:text-style-name="P1" draw:layer="layout" svg:width="0.2cm" svg:height="0.2cm" draw:transform="rotate (-0.785398163398487) translate (187.514cm 158.321cm)">
                <text:p/>
              </draw:circle>
              <draw:circle draw:style-name="gr4" draw:text-style-name="P1" draw:layer="layout" svg:width="0.2cm" svg:height="0.2cm" draw:transform="rotate (-0.785398163398487) translate (188.164cm 158.98cm)">
                <text:p/>
              </draw:circle>
              <draw:circle draw:style-name="gr12" draw:text-style-name="P1" draw:layer="layout" svg:width="0.2cm" svg:height="0.2cm" draw:transform="rotate (2.3561944901919) translate (191.346cm 162.445cm)">
                <text:p/>
              </draw:circle>
              <draw:circle draw:style-name="gr4" draw:text-style-name="P1" draw:layer="layout" svg:width="0.2cm" svg:height="0.2cm" draw:transform="rotate (2.3561944901919) translate (190.696cm 161.786cm)">
                <text:p/>
              </draw:circle>
            </draw:g>
            <draw:g>
              <draw:rect draw:style-name="gr2" draw:text-style-name="P1" draw:layer="layout" svg:width="8cm" svg:height="0.3cm" draw:transform="rotate (-0.785398163398487) translate (177.572cm 148.319cm)">
                <text:p/>
              </draw:rect>
              <draw:rect draw:style-name="gr2" draw:text-style-name="P1" draw:layer="layout" svg:width="2cm" svg:height="0.3cm" draw:transform="rotate (-0.785398163398487) translate (177.572cm 148.319cm)">
                <text:p/>
              </draw:rect>
              <draw:rect draw:style-name="gr2" draw:text-style-name="P1" draw:layer="layout" svg:width="2cm" svg:height="0.3cm" draw:transform="rotate (-0.785398163398487) translate (181.815cm 152.562cm)">
                <text:p/>
              </draw:rect>
              <draw:circle draw:style-name="gr12" draw:text-style-name="P1" draw:layer="layout" svg:width="0.2cm" svg:height="0.2cm" draw:transform="rotate (-0.785398163398487) translate (177.931cm 148.739cm)">
                <text:p/>
              </draw:circle>
              <draw:circle draw:style-name="gr4" draw:text-style-name="P1" draw:layer="layout" svg:width="0.2cm" svg:height="0.2cm" draw:transform="rotate (-0.785398163398487) translate (178.58cm 149.398cm)">
                <text:p/>
              </draw:circle>
              <draw:circle draw:style-name="gr12" draw:text-style-name="P1" draw:layer="layout" svg:width="0.2cm" svg:height="0.2cm" draw:transform="rotate (2.3561944901919) translate (182.776cm 153.877cm)">
                <text:p/>
              </draw:circle>
              <draw:circle draw:style-name="gr4" draw:text-style-name="P1" draw:layer="layout" svg:width="0.2cm" svg:height="0.2cm" draw:transform="rotate (2.3561944901919) translate (182.126cm 153.219cm)">
                <text:p/>
              </draw:circle>
            </draw:g>
            <draw:circle draw:style-name="gr12" draw:text-style-name="P1" draw:layer="layout" svg:width="0.2cm" svg:height="0.2cm" draw:transform="rotate (-1.04859381459918) translate (183.792cm 141.965cm)">
              <text:p/>
            </draw:circle>
            <draw:circle draw:style-name="gr4" draw:text-style-name="P1" draw:layer="layout" svg:width="0.2cm" svg:height="0.2cm" draw:transform="rotate (-1.04859381459918) translate (184.102cm 142.448cm)">
              <text:p/>
            </draw:circle>
            <draw:circle draw:style-name="gr12" draw:text-style-name="P1" draw:layer="layout" svg:width="0.2cm" svg:height="0.2cm" draw:transform="rotate (2.0929988389912) translate (186.68cm 147.342cm)">
              <text:p/>
            </draw:circle>
            <draw:circle draw:style-name="gr4" draw:text-style-name="P1" draw:layer="layout" svg:width="0.2cm" svg:height="0.2cm" draw:transform="rotate (2.0929988389912) translate (186.281cm 146.671cm)">
              <text:p/>
            </draw:circle>
            <draw:circle draw:style-name="gr2" draw:text-style-name="P1" draw:layer="layout" svg:width="0.3cm" svg:height="0.3cm" draw:transform="rotate (-0.785398163398487) translate (183.93cm 149.411cm)">
              <text:p/>
            </draw:circle>
            <draw:circle draw:style-name="gr2" draw:text-style-name="P1" draw:layer="layout" svg:width="0.3cm" svg:height="0.3cm" draw:transform="rotate (-0.785398163398487) translate (192.749cm 157.51cm)">
              <text:p/>
            </draw:circle>
            <draw:circle draw:style-name="gr2" draw:text-style-name="P1" draw:layer="layout" svg:width="0.3cm" svg:height="0.3cm" draw:transform="rotate (-0.785398163398487) translate (189.426cm 160.173cm)">
              <text:p/>
            </draw:circle>
            <draw:circle draw:style-name="gr2" draw:text-style-name="P1" draw:layer="layout" svg:width="0.3cm" svg:height="0.3cm" draw:transform="rotate (-0.785398163398487) translate (180.293cm 151.041cm)">
              <text:p/>
            </draw:circle>
            <draw:circle draw:style-name="gr10" draw:text-style-name="P1" draw:layer="layout" svg:width="0.9cm" svg:height="0.9cm" draw:transform="rotate (-2.96705972839099) translate (194.245cm 165.472cm)">
              <text:p/>
            </draw:circle>
            <draw:circle draw:style-name="gr10" draw:text-style-name="P1" draw:layer="layout" svg:width="0.9cm" svg:height="0.9cm" draw:transform="rotate (-2.96705972839099) translate (197.922cm 165.472cm)">
              <text:p/>
            </draw:circle>
            <draw:circle draw:style-name="gr2" draw:text-style-name="P1" draw:layer="layout" svg:width="0.3cm" svg:height="0.3cm" draw:transform="rotate (-0.785398163398487) translate (196.423cm 164.335cm)">
              <text:p/>
            </draw:circle>
            <draw:circle draw:style-name="gr2" draw:text-style-name="P1" draw:layer="layout" svg:width="0.3cm" svg:height="0.3cm" draw:transform="rotate (-0.785398163398487) translate (193.247cm 163.364cm)">
              <text:p/>
            </draw:circle>
            <draw:rect draw:style-name="gr2" draw:text-style-name="P1" draw:layer="layout" svg:width="1.624cm" svg:height="3.8cm" draw:transform="rotate (1.5707963267946) translate (178.27cm 140.109cm)">
              <text:p/>
            </draw:rect>
            <draw:rect draw:style-name="gr2" draw:text-style-name="P1" draw:layer="layout" svg:width="1cm" svg:height="4.8cm" draw:transform="rotate (1.5707963267946) translate (177.769cm 138.484cm)">
              <text:p/>
            </draw:rect>
            <draw:circle draw:style-name="gr4" draw:text-style-name="P1" draw:layer="layout" svg:width="0.4cm" svg:height="0.4cm" svg:x="182.13cm" svg:y="137.937cm">
              <text:p/>
            </draw:circle>
            <draw:circle draw:style-name="gr4" draw:text-style-name="P1" draw:layer="layout" svg:width="0.4cm" svg:height="0.4cm" svg:x="181.431cm" svg:y="139.037cm">
              <text:p/>
            </draw:circle>
            <draw:g>
              <draw:rect draw:style-name="gr2" draw:text-style-name="P1" draw:layer="layout" svg:width="3.76cm" svg:height="0.2cm" svg:x="178.287cm" svg:y="139.81cm">
                <text:p/>
              </draw:rect>
              <draw:circle draw:style-name="gr4" draw:text-style-name="P1" draw:layer="layout" svg:width="0.4cm" svg:height="0.4cm" svg:x="181.214cm" svg:y="140.067cm">
                <text:p/>
              </draw:circle>
              <draw:g>
                <draw:rect draw:style-name="gr2" draw:text-style-name="P1" draw:layer="layout" svg:width="5.001cm" svg:height="0.6cm" draw:transform="rotate (1.5707963267946) translate (177.669cm 145.511cm)">
                  <text:p/>
                </draw:rect>
                <draw:rect draw:style-name="gr2" draw:text-style-name="P1" draw:layer="layout" svg:width="1.5cm" svg:height="0.6cm" draw:transform="rotate (1.5707963267946) translate (177.669cm 142.009cm)">
                  <text:p/>
                </draw:rect>
                <draw:rect draw:style-name="gr2" draw:text-style-name="P1" draw:layer="layout" svg:width="3cm" svg:height="0.6cm" draw:transform="rotate (1.5707963267946) translate (177.669cm 143.51cm)">
                  <text:p/>
                </draw:rect>
                <draw:rect draw:style-name="gr2" draw:text-style-name="P1" draw:layer="layout" svg:width="1cm" svg:height="0.6cm" draw:transform="rotate (1.5707963267946) translate (177.67cm 141.509cm)">
                  <text:p/>
                </draw:rect>
                <draw:rect draw:style-name="gr2" draw:text-style-name="P1" draw:layer="layout" svg:width="1cm" svg:height="0.6cm" draw:transform="rotate (1.5707963267946) translate (177.669cm 143.51cm)">
                  <text:p/>
                </draw:rect>
                <draw:rect draw:style-name="gr2" draw:text-style-name="P1" draw:layer="layout" svg:width="0.6cm" svg:height="0.6cm" draw:transform="rotate (1.5707963267946) translate (177.669cm 140.509cm)">
                  <text:p/>
                </draw:rect>
                <draw:rect draw:style-name="gr14" draw:text-style-name="P1" draw:layer="layout" svg:width="0.199cm" svg:height="0.4cm" draw:transform="rotate (1.5707963267946) translate (177.773cm 140.484cm)">
                  <text:p/>
                </draw:rect>
                <draw:circle draw:style-name="gr2" draw:text-style-name="P1" draw:layer="layout" svg:width="0.3cm" svg:height="0.3cm" svg:x="177.819cm" svg:y="141.851cm">
                  <text:p/>
                </draw:circle>
                <draw:ellipse draw:style-name="gr4" draw:text-style-name="P1" draw:layer="layout" svg:width="0.4cm" svg:height="0.2cm" svg:x="177.77cm" svg:y="141.473cm">
                  <text:p/>
                </draw:ellipse>
                <draw:ellipse draw:style-name="gr12" draw:text-style-name="P1" draw:layer="layout" svg:width="0.4cm" svg:height="0.2cm" svg:x="177.763cm" svg:y="140.928cm">
                  <text:p/>
                </draw:ellipse>
                <draw:ellipse draw:style-name="gr12" draw:text-style-name="P1" draw:layer="layout" svg:width="0.4cm" svg:height="0.2cm" svg:x="177.762cm" svg:y="142.892cm">
                  <text:p/>
                </draw:ellipse>
              </draw:g>
              <draw:circle draw:style-name="gr2" draw:text-style-name="P1" draw:layer="layout" svg:width="0.3cm" svg:height="0.3cm" svg:x="180.02cm" svg:y="140.06cm">
                <text:p/>
              </draw:circle>
              <draw:rect draw:style-name="gr2" draw:text-style-name="P1" draw:layer="layout" svg:width="6.001cm" svg:height="0.6cm" svg:x="177.168cm" svg:y="139.911cm">
                <text:p/>
              </draw:rect>
              <draw:g>
                <draw:rect draw:style-name="gr2" draw:text-style-name="P1" draw:layer="layout" svg:width="5.001cm" svg:height="0.6cm" draw:transform="rotate (1.5707963267946) translate (182.069cm 145.512cm)">
                  <text:p/>
                </draw:rect>
                <draw:rect draw:style-name="gr2" draw:text-style-name="P1" draw:layer="layout" svg:width="1.5cm" svg:height="0.6cm" draw:transform="rotate (1.5707963267946) translate (182.069cm 142.012cm)">
                  <text:p/>
                </draw:rect>
                <draw:rect draw:style-name="gr2" draw:text-style-name="P1" draw:layer="layout" svg:width="3cm" svg:height="0.6cm" draw:transform="rotate (1.5707963267946) translate (182.069cm 143.51cm)">
                  <text:p/>
                </draw:rect>
                <draw:rect draw:style-name="gr2" draw:text-style-name="P1" draw:layer="layout" svg:width="1cm" svg:height="0.6cm" draw:transform="rotate (1.5707963267946) translate (182.069cm 141.511cm)">
                  <text:p/>
                </draw:rect>
                <draw:rect draw:style-name="gr2" draw:text-style-name="P1" draw:layer="layout" svg:width="1cm" svg:height="0.6cm" draw:transform="rotate (1.5707963267946) translate (182.069cm 143.51cm)">
                  <text:p/>
                </draw:rect>
                <draw:rect draw:style-name="gr2" draw:text-style-name="P1" draw:layer="layout" svg:width="0.6cm" svg:height="0.6cm" draw:transform="rotate (1.5707963267946) translate (182.069cm 140.508cm)">
                  <text:p/>
                </draw:rect>
                <draw:rect draw:style-name="gr14" draw:text-style-name="P1" draw:layer="layout" svg:width="0.199cm" svg:height="0.4cm" draw:transform="rotate (1.5707963267946) translate (182.173cm 140.485cm)">
                  <text:p/>
                </draw:rect>
                <draw:circle draw:style-name="gr2" draw:text-style-name="P1" draw:layer="layout" svg:width="0.3cm" svg:height="0.3cm" svg:x="182.22cm" svg:y="141.851cm">
                  <text:p/>
                </draw:circle>
                <draw:ellipse draw:style-name="gr4" draw:text-style-name="P1" draw:layer="layout" svg:width="0.4cm" svg:height="0.2cm" svg:x="182.17cm" svg:y="141.472cm">
                  <text:p/>
                </draw:ellipse>
                <draw:ellipse draw:style-name="gr12" draw:text-style-name="P1" draw:layer="layout" svg:width="0.4cm" svg:height="0.2cm" svg:x="182.163cm" svg:y="140.929cm">
                  <text:p/>
                </draw:ellipse>
                <draw:ellipse draw:style-name="gr12" draw:text-style-name="P1" draw:layer="layout" svg:width="0.4cm" svg:height="0.2cm" svg:x="182.16cm" svg:y="142.892cm">
                  <text:p/>
                </draw:ellipse>
              </draw:g>
              <draw:rect draw:style-name="gr2" draw:text-style-name="P1" draw:layer="layout" svg:width="1cm" svg:height="0.6cm" svg:x="181.57cm" svg:y="139.91cm">
                <text:p/>
              </draw:rect>
              <draw:circle draw:style-name="gr12" draw:text-style-name="P1" draw:layer="layout" svg:width="0.4cm" svg:height="0.4cm" svg:x="181.732cm" svg:y="140.045cm">
                <text:p/>
              </draw:circle>
              <draw:rect draw:style-name="gr2" draw:text-style-name="P1" draw:layer="layout" svg:width="1cm" svg:height="0.6cm" svg:x="177.77cm" svg:y="139.91cm">
                <text:p/>
              </draw:rect>
              <draw:circle draw:style-name="gr12" draw:text-style-name="P1" draw:layer="layout" svg:width="0.4cm" svg:height="0.4cm" svg:x="178.232cm" svg:y="140.045cm">
                <text:p/>
              </draw:circle>
            </draw:g>
            <draw:g>
              <draw:ellipse draw:style-name="gr2" draw:text-style-name="P1" draw:layer="layout" svg:width="3.181cm" svg:height="3.18cm" svg:x="178.579cm" svg:y="140.509cm">
                <text:p/>
              </draw:ellipse>
              <draw:circle draw:style-name="gr2" draw:text-style-name="P1" draw:layer="layout" svg:width="2.15cm" svg:height="2.15cm" svg:x="179.094cm" svg:y="141.026cm">
                <text:p/>
              </draw:circle>
              <draw:circle draw:style-name="gr2" draw:text-style-name="P1" draw:layer="layout" svg:width="0.199cm" svg:height="0.2cm" svg:x="178.736cm" svg:y="142cm">
                <text:p/>
              </draw:circle>
              <draw:line draw:style-name="gr2" draw:text-style-name="P1" draw:layer="layout" svg:x1="181.759cm" svg:y1="142.1cm" svg:x2="178.578cm" svg:y2="142.1cm">
                <text:p/>
              </draw:line>
              <draw:circle draw:style-name="gr2" draw:text-style-name="P1" draw:layer="layout" svg:width="0.2cm" svg:height="0.2cm" draw:transform="rotate (-1.04859381459918) translate (179.539cm 140.808cm)">
                <text:p/>
              </draw:circle>
              <draw:circle draw:style-name="gr2" draw:text-style-name="P1" draw:layer="layout" svg:width="0.2cm" svg:height="0.2cm" draw:transform="rotate (1.048593814598) translate (179.367cm 143.291cm)">
                <text:p/>
              </draw:circle>
              <draw:circle draw:style-name="gr2" draw:text-style-name="P1" draw:layer="layout" svg:width="0.2cm" svg:height="0.2cm" draw:transform="rotate (2.0929988389912) translate (180.799cm 143.392cm)">
                <text:p/>
              </draw:circle>
              <draw:circle draw:style-name="gr2" draw:text-style-name="P1" draw:layer="layout" svg:width="0.2cm" svg:height="0.2cm" draw:transform="rotate (-2.09299883899239) translate (180.97cm 140.908cm)">
                <text:p/>
              </draw:circle>
              <draw:line draw:style-name="gr2" draw:text-style-name="P1" draw:layer="layout" svg:x1="180.964cm" svg:y1="140.723cm" svg:x2="179.374cm" svg:y2="143.477cm">
                <text:p/>
              </draw:line>
              <draw:line draw:style-name="gr2" draw:text-style-name="P1" draw:layer="layout" svg:x1="180.964cm" svg:y1="143.476cm" svg:x2="179.374cm" svg:y2="140.722cm">
                <text:p/>
              </draw:line>
              <draw:circle draw:style-name="gr2" draw:text-style-name="P1" draw:layer="layout" svg:width="-0.199cm" svg:height="-0.2cm" svg:x="181.601cm" svg:y="142.201cm">
                <text:p/>
              </draw:circle>
            </draw:g>
            <draw:g>
              <draw:circle draw:style-name="gr2" draw:text-style-name="P1" draw:layer="layout" svg:width="6cm" svg:height="6cm" draw:transform="rotate (-0.785398163398487) translate (180.169cm 137.857cm)">
                <text:p/>
              </draw:circle>
              <draw:circle draw:style-name="gr2" draw:text-style-name="P1" draw:layer="layout" svg:width="4.8cm" svg:height="4.8cm" draw:transform="rotate (-0.785398163398487) translate (180.169cm 138.706cm)">
                <text:p/>
              </draw:circle>
            </draw:g>
            <draw:g>
              <draw:rect draw:style-name="gr2" draw:text-style-name="P1" draw:layer="layout" svg:width="7cm" svg:height="0.3cm" draw:transform="rotate (-1.04719755119759) translate (183.613cm 141.511cm)">
                <text:p/>
              </draw:rect>
              <draw:rect draw:style-name="gr2" draw:text-style-name="P1" draw:layer="layout" svg:width="1.6cm" svg:height="0.3cm" draw:transform="rotate (-1.04719755119759) translate (186.312cm 146.188cm)">
                <text:p/>
              </draw:rect>
              <draw:rect draw:style-name="gr2" draw:text-style-name="P1" draw:layer="layout" svg:width="1.6cm" svg:height="0.3cm" draw:transform="rotate (-1.04719755119759) translate (183.613cm 141.511cm)">
                <text:p/>
              </draw:rect>
              <draw:circle draw:style-name="gr2" draw:text-style-name="P1" draw:layer="layout" svg:width="0.3cm" svg:height="0.3cm" draw:transform="rotate (-1.04807021582358) translate (185.287cm 144.413cm)">
                <text:p/>
              </draw:circle>
            </draw:g>
          </draw:g>
          <draw:rect draw:style-name="gr29" draw:text-style-name="P2" draw:layer="layout" svg:width="30.749cm" svg:height="8.633cm" draw:transform="skewX (-5.61258522040775E-017) rotate (-0.785398163398487) translate (164.214cm 114.561cm)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3.01069295968965) translate (137.301cm 85.225cm)">
                <text:p/>
              </draw:circle>
              <draw:rect draw:style-name="gr2" draw:text-style-name="P1" draw:layer="layout" svg:width="3.353cm" svg:height="3.581cm" draw:transform="rotate (3.01069295968965) translate (137.518cm 83.562cm)">
                <text:p/>
              </draw:rect>
              <draw:g>
                <draw:circle draw:style-name="gr2" draw:text-style-name="P1" draw:layer="layout" svg:width="1.27cm" svg:height="1.27cm" draw:transform="rotate (3.01069295968965) translate (136.404cm 84.056cm)">
                  <text:p/>
                </draw:circle>
                <draw:circle draw:style-name="gr2" draw:text-style-name="P1" draw:layer="layout" svg:width="0.356cm" svg:height="0.356cm" draw:transform="rotate (3.01069295968965) translate (136.01cm 83.543cm)">
                  <text:p/>
                </draw:circle>
              </draw:g>
              <draw:g>
                <draw:circle draw:style-name="gr2" draw:text-style-name="P1" draw:layer="layout" svg:width="0.356cm" svg:height="0.356cm" draw:transform="rotate (3.01069295968965) translate (135.039cm 83.416cm)">
                  <text:p/>
                </draw:circle>
                <draw:circle draw:style-name="gr2" draw:text-style-name="P1" draw:layer="layout" svg:width="0.356cm" svg:height="0.356cm" draw:transform="rotate (-2.48709418409264) translate (135.329cm 83.972cm)">
                  <text:p/>
                </draw:circle>
                <draw:circle draw:style-name="gr2" draw:text-style-name="P1" draw:layer="layout" svg:width="0.356cm" svg:height="0.356cm" draw:transform="rotate (-1.70169602069534) translate (135.929cm 84.161cm)">
                  <text:p/>
                </draw:circle>
                <draw:circle draw:style-name="gr2" draw:text-style-name="P1" draw:layer="layout" svg:width="0.356cm" svg:height="0.356cm" draw:transform="rotate (-0.916297857298036) translate (136.486cm 83.871cm)">
                  <text:p/>
                </draw:circle>
                <draw:circle draw:style-name="gr2" draw:text-style-name="P1" draw:layer="layout" svg:width="0.356cm" svg:height="0.356cm" draw:transform="rotate (-0.130899693900737) translate (136.676cm 83.272cm)">
                  <text:p/>
                </draw:circle>
                <draw:circle draw:style-name="gr2" draw:text-style-name="P1" draw:layer="layout" svg:width="0.356cm" svg:height="0.356cm" draw:transform="rotate (0.65449846949775) translate (136.386cm 82.717cm)">
                  <text:p/>
                </draw:circle>
                <draw:circle draw:style-name="gr2" draw:text-style-name="P1" draw:layer="layout" svg:width="0.356cm" svg:height="0.356cm" draw:transform="rotate (1.43989663289505) translate (135.786cm 82.527cm)">
                  <text:p/>
                </draw:circle>
                <draw:circle draw:style-name="gr2" draw:text-style-name="P1" draw:layer="layout" svg:width="0.356cm" svg:height="0.356cm" draw:transform="rotate (2.22529479629235) translate (135.229cm 82.818cm)">
                  <text:p/>
                </draw:circle>
              </draw:g>
              <draw:rect draw:style-name="gr3" draw:text-style-name="P1" draw:layer="layout" svg:width="3.353cm" svg:height="3.581cm" draw:transform="rotate (3.01069295968965) translate (137.05cm 87.111cm)">
                <text:p/>
              </draw:rect>
            </draw:g>
            <draw:g>
              <draw:circle draw:style-name="gr2" draw:text-style-name="P1" draw:layer="layout" svg:width="0.356cm" svg:height="0.356cm" draw:transform="rotate (2.22529479629235) translate (134.92cm 80.142cm)">
                <text:p/>
              </draw:circle>
              <draw:circle draw:style-name="gr2" draw:text-style-name="P1" draw:layer="layout" svg:width="0.356cm" svg:height="0.356cm" draw:transform="rotate (-0.916297857298036) translate (137.657cm 79.995cm)">
                <text:p/>
              </draw:circle>
            </draw:g>
            <draw:line draw:style-name="gr4" draw:text-style-name="P1" draw:layer="layout" svg:x1="128.93cm" svg:y1="53.413cm" svg:x2="126.716cm" svg:y2="57.26cm">
              <text:p/>
            </draw:line>
            <draw:circle draw:style-name="gr2" draw:text-style-name="P1" draw:layer="layout" svg:width="2.4cm" svg:height="2.4cm" draw:transform="rotate (-1.04719755119759) translate (139.845cm 69.006cm)">
              <text:p/>
            </draw:circle>
            <draw:circle draw:style-name="gr5" draw:text-style-name="P1" draw:layer="layout" svg:width="1.74cm" svg:height="1.74cm" draw:transform="rotate (-1.04719755119759) translate (139.725cm 69.457cm)">
              <text:p/>
            </draw:circle>
            <draw:circle draw:style-name="gr2" draw:text-style-name="P1" draw:layer="layout" svg:width="0.9cm" svg:height="0.9cm" draw:transform="rotate (-1.04719755119759) translate (139.571cm 70.031cm)">
              <text:p/>
            </draw:circle>
            <draw:circle draw:style-name="gr2" draw:text-style-name="P1" draw:layer="layout" svg:width="2.4cm" svg:height="2.4cm" draw:transform="rotate (-1.04719755119759) translate (138.585cm 66.824cm)">
              <text:p/>
            </draw:circle>
            <draw:circle draw:style-name="gr5" draw:text-style-name="P1" draw:layer="layout" svg:width="1.74cm" svg:height="1.74cm" draw:transform="rotate (-1.04719755119759) translate (138.465cm 67.274cm)">
              <text:p/>
            </draw:circle>
            <draw:circle draw:style-name="gr2" draw:text-style-name="P1" draw:layer="layout" svg:width="0.9cm" svg:height="0.9cm" draw:transform="rotate (-1.04719755119759) translate (138.311cm 67.848cm)">
              <text:p/>
            </draw:circle>
            <draw:rect draw:style-name="gr2" draw:text-style-name="P1" draw:layer="layout" svg:width="2.52cm" svg:height="4.22cm" draw:transform="rotate (-1.04719755119759) translate (139.186cm 67.863cm)">
              <text:p/>
            </draw:rect>
            <draw:rect draw:style-name="gr2" draw:text-style-name="P1" draw:layer="layout" svg:width="2.52cm" svg:height="3.46cm" draw:transform="rotate (-1.04719755119759) translate (138.528cm 68.243cm)">
              <text:p/>
            </draw:rect>
            <draw:rect draw:style-name="gr2" draw:text-style-name="P1" draw:layer="layout" svg:width="2.52cm" svg:height="1.715cm" draw:transform="rotate (-1.04719755119759) translate (135.531cm 69.972cm)">
              <text:p/>
            </draw:rect>
            <draw:circle draw:style-name="gr2" draw:text-style-name="P1" draw:layer="layout" svg:width="0.42cm" svg:height="0.42cm" draw:transform="rotate (-1.04719755119759) translate (135.871cm 71.711cm)">
              <text:p/>
            </draw:circle>
            <draw:circle draw:style-name="gr2" draw:text-style-name="P1" draw:layer="layout" svg:width="0.42cm" svg:height="0.42cm" draw:transform="rotate (-1.04719755119759) translate (136.234cm 71.501cm)">
              <text:p/>
            </draw:circle>
            <draw:rect draw:style-name="gr2" draw:text-style-name="P1" draw:layer="layout" svg:width="0.42cm" svg:height="0.42cm" draw:transform="rotate (-1.04719755119759) translate (136.053cm 71.606cm)">
              <text:p/>
            </draw:rect>
            <draw:circle draw:style-name="gr2" draw:text-style-name="P1" draw:layer="layout" svg:width="0.42cm" svg:height="0.42cm" draw:transform="rotate (-1.04719755119759) translate (135.245cm 70.629cm)">
              <text:p/>
            </draw:circle>
            <draw:circle draw:style-name="gr2" draw:text-style-name="P1" draw:layer="layout" svg:width="0.42cm" svg:height="0.42cm" draw:transform="rotate (-1.04719755119759) translate (135.609cm 70.418cm)">
              <text:p/>
            </draw:circle>
            <draw:rect draw:style-name="gr2" draw:text-style-name="P1" draw:layer="layout" svg:width="0.42cm" svg:height="0.42cm" draw:transform="rotate (-1.04719755119759) translate (135.427cm 70.523cm)">
              <text:p/>
            </draw:rect>
            <draw:rect draw:style-name="gr2" draw:text-style-name="P1" draw:layer="layout" svg:width="0.13cm" svg:height="0.48cm" draw:transform="rotate (-1.04719755119759) translate (136.128cm 71.008cm)">
              <text:p/>
            </draw:rect>
            <draw:circle draw:style-name="gr2" draw:text-style-name="P1" draw:layer="layout" svg:width="0.7cm" svg:height="0.7cm" draw:transform="rotate (-1.04719755119759) translate (135.562cm 72.057cm)">
              <text:p/>
            </draw:circle>
            <draw:circle draw:style-name="gr2" draw:text-style-name="P1" draw:layer="layout" svg:width="0.7cm" svg:height="0.7cm" draw:transform="rotate (-1.04719755119759) translate (134.652cm 70.48cm)">
              <text:p/>
            </draw:circle>
            <draw:circle draw:style-name="gr2" draw:text-style-name="P1" draw:layer="layout" svg:width="2.4cm" svg:height="2.4cm" draw:transform="rotate (0.872664625997) translate (125.766cm 57.852cm)">
              <text:p/>
            </draw:circle>
            <draw:circle draw:style-name="gr5" draw:text-style-name="P1" draw:layer="layout" svg:width="1.74cm" svg:height="1.74cm" draw:transform="rotate (0.872664625997) translate (126.231cm 57.81cm)">
              <text:p/>
            </draw:circle>
            <draw:circle draw:style-name="gr2" draw:text-style-name="P1" draw:layer="layout" svg:width="0.9cm" svg:height="0.9cm" draw:transform="rotate (0.872664625997) translate (126.822cm 57.758cm)">
              <text:p/>
            </draw:circle>
            <draw:rect draw:style-name="gr2" draw:text-style-name="P1" draw:layer="layout" svg:width="2.46cm" svg:height="3.25cm" draw:transform="rotate (0.872664625997) translate (126.275cm 58.317cm)">
              <text:p/>
            </draw:rect>
            <draw:circle draw:style-name="gr2" draw:text-style-name="P1" draw:layer="layout" svg:width="0.42cm" svg:height="0.42cm" draw:transform="rotate (0.872664625997) translate (129.178cm 58.607cm)">
              <text:p/>
            </draw:circle>
            <draw:circle draw:style-name="gr2" draw:text-style-name="P1" draw:layer="layout" svg:width="0.42cm" svg:height="0.42cm" draw:transform="rotate (0.872664625997) translate (128.857cm 58.336cm)">
              <text:p/>
            </draw:circle>
            <draw:rect draw:style-name="gr2" draw:text-style-name="P1" draw:layer="layout" svg:width="0.42cm" svg:height="0.42cm" draw:transform="rotate (0.872664625997) translate (129.018cm 58.472cm)">
              <text:p/>
            </draw:rect>
            <draw:circle draw:style-name="gr2" draw:text-style-name="P1" draw:layer="layout" svg:width="0.42cm" svg:height="0.42cm" draw:transform="rotate (0.872664625997) translate (128.375cm 59.565cm)">
              <text:p/>
            </draw:circle>
            <draw:circle draw:style-name="gr2" draw:text-style-name="P1" draw:layer="layout" svg:width="0.42cm" svg:height="0.42cm" draw:transform="rotate (0.872664625997) translate (128.053cm 59.295cm)">
              <text:p/>
            </draw:circle>
            <draw:rect draw:style-name="gr2" draw:text-style-name="P1" draw:layer="layout" svg:width="0.42cm" svg:height="0.42cm" draw:transform="rotate (0.872664625997) translate (128.215cm 59.429cm)">
              <text:p/>
            </draw:rect>
            <draw:circle draw:style-name="gr2" draw:text-style-name="P1" draw:layer="layout" svg:width="0.7cm" svg:height="0.7cm" draw:transform="rotate (0.872664625997) translate (129.36cm 58.61cm)">
              <text:p/>
            </draw:circle>
            <draw:circle draw:style-name="gr2" draw:text-style-name="P1" draw:layer="layout" svg:width="0.7cm" svg:height="0.7cm" draw:transform="rotate (0.872664625997) translate (128.228cm 59.956cm)">
              <text:p/>
            </draw:circle>
            <draw:line draw:style-name="gr4" draw:text-style-name="P1" draw:layer="layout" svg:x1="126.613cm" svg:y1="57.929cm" svg:x2="133.603cm" svg:y2="84.008cm">
              <text:p/>
            </draw:line>
            <draw:circle draw:style-name="gr2" draw:text-style-name="P1" draw:layer="layout" svg:width="2.4cm" svg:height="2.4cm" svg:x="128.502cm" svg:y="52.619cm">
              <text:p/>
            </draw:circle>
            <draw:circle draw:style-name="gr5" draw:text-style-name="P1" draw:layer="layout" svg:width="1.74cm" svg:height="1.74cm" svg:x="128.832cm" svg:y="52.949cm">
              <text:p/>
            </draw:circle>
            <draw:circle draw:style-name="gr2" draw:text-style-name="P1" draw:layer="layout" svg:width="0.9cm" svg:height="0.9cm" svg:x="129.252cm" svg:y="53.369cm">
              <text:p/>
            </draw:circle>
            <draw:rect draw:style-name="gr2" draw:text-style-name="P1" draw:layer="layout" svg:width="2.46cm" svg:height="3.25cm" svg:x="128.472cm" svg:y="53.309cm">
              <text:p/>
            </draw:rect>
            <draw:circle draw:style-name="gr2" draw:text-style-name="P1" draw:layer="layout" svg:width="0.42cm" svg:height="0.42cm" svg:x="130.117cm" svg:y="55.719cm">
              <text:p/>
            </draw:circle>
            <draw:circle draw:style-name="gr2" draw:text-style-name="P1" draw:layer="layout" svg:width="0.42cm" svg:height="0.42cm" svg:x="130.117cm" svg:y="55.299cm">
              <text:p/>
            </draw:circle>
            <draw:rect draw:style-name="gr2" draw:text-style-name="P1" draw:layer="layout" svg:width="0.42cm" svg:height="0.42cm" svg:x="130.117cm" svg:y="55.509cm">
              <text:p/>
            </draw:rect>
            <draw:circle draw:style-name="gr2" draw:text-style-name="P1" draw:layer="layout" svg:width="0.42cm" svg:height="0.42cm" svg:x="128.867cm" svg:y="55.719cm">
              <text:p/>
            </draw:circle>
            <draw:circle draw:style-name="gr2" draw:text-style-name="P1" draw:layer="layout" svg:width="0.42cm" svg:height="0.42cm" svg:x="128.868cm" svg:y="55.299cm">
              <text:p/>
            </draw:circle>
            <draw:rect draw:style-name="gr2" draw:text-style-name="P1" draw:layer="layout" svg:width="0.42cm" svg:height="0.42cm" svg:x="128.867cm" svg:y="55.51cm">
              <text:p/>
            </draw:rect>
            <draw:circle draw:style-name="gr2" draw:text-style-name="P1" draw:layer="layout" svg:width="0.7cm" svg:height="0.7cm" svg:x="130.232cm" svg:y="55.859cm">
              <text:p/>
            </draw:circle>
            <draw:circle draw:style-name="gr2" draw:text-style-name="P1" draw:layer="layout" svg:width="0.7cm" svg:height="0.7cm" svg:x="128.472cm" svg:y="55.859cm">
              <text:p/>
            </draw:circle>
            <draw:line draw:style-name="gr4" draw:text-style-name="P1" draw:layer="layout" svg:x1="134.791cm" svg:y1="85.691cm" svg:x2="146.788cm" svg:y2="85.682cm">
              <text:p/>
            </draw:line>
            <draw:line draw:style-name="gr4" draw:text-style-name="P1" draw:layer="layout" svg:x1="130.445cm" svg:y1="53.358cm" svg:x2="147.617cm" svg:y2="83.097cm">
              <text:p/>
            </draw:line>
            <draw:circle draw:style-name="gr2" draw:text-style-name="P1" draw:layer="layout" svg:width="2.4cm" svg:height="2.4cm" draw:transform="rotate (1.8325957145937) translate (129.518cm 70.089cm)">
              <text:p/>
            </draw:circle>
            <draw:circle draw:style-name="gr5" draw:text-style-name="P1" draw:layer="layout" svg:width="1.74cm" svg:height="1.74cm" draw:transform="rotate (1.8325957145937) translate (129.751cm 69.685cm)">
              <text:p/>
            </draw:circle>
            <draw:circle draw:style-name="gr2" draw:text-style-name="P1" draw:layer="layout" svg:width="0.9cm" svg:height="0.9cm" draw:transform="rotate (1.8325957145937) translate (130.048cm 69.17cm)">
              <text:p/>
            </draw:circle>
            <draw:circle draw:style-name="gr2" draw:text-style-name="P1" draw:layer="layout" svg:width="2.4cm" svg:height="2.4cm" draw:transform="rotate (1.8325957145937) translate (130.17cm 72.523cm)">
              <text:p/>
            </draw:circle>
            <draw:circle draw:style-name="gr5" draw:text-style-name="P1" draw:layer="layout" svg:width="1.74cm" svg:height="1.74cm" draw:transform="rotate (1.8325957145937) translate (130.403cm 72.119cm)">
              <text:p/>
            </draw:circle>
            <draw:circle draw:style-name="gr2" draw:text-style-name="P1" draw:layer="layout" svg:width="0.9cm" svg:height="0.9cm" draw:transform="rotate (1.8325957145937) translate (130.7cm 71.604cm)">
              <text:p/>
            </draw:circle>
            <draw:rect draw:style-name="gr2" draw:text-style-name="P1" draw:layer="layout" svg:width="2.52cm" svg:height="4.22cm" draw:transform="rotate (1.8325957145937) translate (129.859cm 71.364cm)">
              <text:p/>
            </draw:rect>
            <draw:rect draw:style-name="gr2" draw:text-style-name="P1" draw:layer="layout" svg:width="2.52cm" svg:height="3.46cm" draw:transform="rotate (1.8325957145937) translate (130.593cm 71.167cm)">
              <text:p/>
            </draw:rect>
            <draw:rect draw:style-name="gr2" draw:text-style-name="P1" draw:layer="layout" svg:width="2.52cm" svg:height="1.715cm" draw:transform="rotate (1.8325957145937) translate (133.935cm 70.272cm)">
              <text:p/>
            </draw:rect>
            <draw:circle draw:style-name="gr2" draw:text-style-name="P1" draw:layer="layout" svg:width="0.42cm" svg:height="0.42cm" draw:transform="rotate (1.8325957145937) translate (134.057cm 68.505cm)">
              <text:p/>
            </draw:circle>
            <draw:circle draw:style-name="gr2" draw:text-style-name="P1" draw:layer="layout" svg:width="0.42cm" svg:height="0.42cm" draw:transform="rotate (1.8325957145937) translate (133.652cm 68.614cm)">
              <text:p/>
            </draw:circle>
            <draw:rect draw:style-name="gr2" draw:text-style-name="P1" draw:layer="layout" svg:width="0.42cm" svg:height="0.42cm" draw:transform="rotate (1.8325957145937) translate (133.854cm 68.559cm)">
              <text:p/>
            </draw:rect>
            <draw:circle draw:style-name="gr2" draw:text-style-name="P1" draw:layer="layout" svg:width="0.42cm" svg:height="0.42cm" draw:transform="rotate (1.8325957145937) translate (134.381cm 69.712cm)">
              <text:p/>
            </draw:circle>
            <draw:circle draw:style-name="gr2" draw:text-style-name="P1" draw:layer="layout" svg:width="0.42cm" svg:height="0.42cm" draw:transform="rotate (1.8325957145937) translate (133.975cm 69.821cm)">
              <text:p/>
            </draw:circle>
            <draw:rect draw:style-name="gr2" draw:text-style-name="P1" draw:layer="layout" svg:width="0.42cm" svg:height="0.42cm" draw:transform="rotate (1.8325957145937) translate (134.178cm 69.767cm)">
              <text:p/>
            </draw:rect>
            <draw:rect draw:style-name="gr2" draw:text-style-name="P1" draw:layer="layout" svg:width="0.13cm" svg:height="0.48cm" draw:transform="rotate (1.8325957145937) translate (133.627cm 69.117cm)">
              <text:p/>
            </draw:rect>
            <draw:circle draw:style-name="gr2" draw:text-style-name="P1" draw:layer="layout" svg:width="0.7cm" svg:height="0.7cm" draw:transform="rotate (1.8325957145937) translate (134.445cm 68.251cm)">
              <text:p/>
            </draw:circle>
            <draw:circle draw:style-name="gr2" draw:text-style-name="P1" draw:layer="layout" svg:width="0.7cm" svg:height="0.7cm" draw:transform="rotate (1.8325957145937) translate (134.916cm 70.009cm)">
              <text:p/>
            </draw:circle>
            <draw:circle draw:style-name="gr5" draw:text-style-name="P1" draw:layer="layout" svg:width="4.69cm" svg:height="4.69cm" draw:transform="rotate (-1.30899693899669) translate (137.513cm 80.471cm)">
              <text:p/>
            </draw:circle>
            <draw:circle draw:style-name="gr6" draw:text-style-name="P1" draw:layer="layout" svg:width="0.6cm" svg:height="0.6cm" draw:transform="rotate (-1.30899693899669) translate (136.067cm 82.976cm)">
              <text:p/>
            </draw:circle>
            <draw:circle draw:style-name="gr6" draw:text-style-name="P1" draw:layer="layout" svg:width="3.61cm" svg:height="3.61cm" draw:transform="rotate (-1.30899693899669) translate (137.131cm 81.133cm)">
              <text:p/>
            </draw:circle>
            <draw:circle draw:style-name="gr7" draw:text-style-name="P1" draw:layer="layout" svg:width="3.76cm" svg:height="3.76cm" draw:transform="rotate (-1.30899693899669) translate (137.184cm 81.041cm)">
              <text:p/>
            </draw:circle>
            <draw:circle draw:style-name="gr8" draw:text-style-name="P1" draw:layer="layout" svg:width="6.05cm" svg:height="6.05cm" draw:transform="rotate (-1.30899693899669) translate (137.994cm 79.638cm)">
              <text:p/>
            </draw:circle>
            <draw:circle draw:style-name="gr8" draw:text-style-name="P1" draw:layer="layout" svg:width="5.32cm" svg:height="5.32cm" draw:transform="rotate (-1.30899693899669) translate (137.736cm 80.085cm)">
              <text:p/>
            </draw:circle>
            <draw:circle draw:style-name="gr5" draw:text-style-name="P1" draw:layer="layout" svg:width="4.69cm" svg:height="4.69cm" draw:transform="rotate (-1.30899693899669) translate (146.697cm 80.459cm)">
              <text:p/>
            </draw:circle>
            <draw:circle draw:style-name="gr6" draw:text-style-name="P1" draw:layer="layout" svg:width="0.6cm" svg:height="0.6cm" draw:transform="rotate (-1.30899693899669) translate (145.251cm 82.964cm)">
              <text:p/>
            </draw:circle>
            <draw:circle draw:style-name="gr6" draw:text-style-name="P1" draw:layer="layout" svg:width="3.61cm" svg:height="3.61cm" draw:transform="rotate (-1.30899693899669) translate (146.315cm 81.12cm)">
              <text:p/>
            </draw:circle>
            <draw:circle draw:style-name="gr7" draw:text-style-name="P1" draw:layer="layout" svg:width="3.76cm" svg:height="3.76cm" draw:transform="rotate (-1.30899693899669) translate (146.368cm 81.028cm)">
              <text:p/>
            </draw:circle>
            <draw:circle draw:style-name="gr8" draw:text-style-name="P1" draw:layer="layout" svg:width="6.05cm" svg:height="6.05cm" draw:transform="rotate (-1.30899693899669) translate (147.178cm 79.626cm)">
              <text:p/>
            </draw:circle>
            <draw:circle draw:style-name="gr8" draw:text-style-name="P1" draw:layer="layout" svg:width="5.32cm" svg:height="5.32cm" draw:transform="rotate (-1.30899693899669) translate (146.92cm 80.073cm)">
              <text:p/>
            </draw:circle>
            <draw:ellipse draw:style-name="gr8" draw:text-style-name="P1" draw:layer="layout" svg:width="3.13cm" svg:height="3.132cm" draw:transform="skewX (-0.0003490658503988) translate (128.136cm 52.254cm)">
              <text:p/>
            </draw:ellipse>
            <draw:circle draw:style-name="gr8" draw:text-style-name="P1" draw:layer="layout" svg:width="3.134cm" svg:height="3.134cm" draw:transform="rotate (0.872839158922199) translate (125.248cm 57.899cm)">
              <text:p/>
            </draw:circle>
            <draw:line draw:style-name="gr9" draw:text-style-name="P1" draw:layer="layout" svg:x1="130.981cm" svg:y1="52.864cm" svg:x2="147.547cm" svg:y2="81.554cm">
              <text:p/>
            </draw:line>
            <draw:line draw:style-name="gr9" draw:text-style-name="P1" draw:layer="layout" svg:x1="135.447cm" svg:y1="86.372cm" svg:x2="145.135cm" svg:y2="86.364cm">
              <text:p/>
            </draw:line>
            <draw:line draw:style-name="gr9" draw:text-style-name="P1" draw:layer="layout" svg:x1="125.937cm" svg:y1="58.112cm" svg:x2="132.927cm" svg:y2="84.191cm">
              <text:p/>
            </draw:line>
            <draw:line draw:style-name="gr9" draw:text-style-name="P1" draw:layer="layout" svg:x1="128.324cm" svg:y1="53.042cm" svg:x2="126.11cm" svg:y2="56.889cm">
              <text:p/>
            </draw:line>
            <draw:circle draw:style-name="gr10" draw:text-style-name="P1" draw:layer="layout" svg:width="0.143cm" svg:height="0.143cm" draw:transform="skewX (-0.006981317007976) rotate (-0.000174532926386273) translate (129.63cm 53.749cm)">
              <text:p/>
            </draw:circle>
            <draw:circle draw:style-name="gr10" draw:text-style-name="P1" draw:layer="layout" svg:width="0.141cm" svg:height="0.141cm" draw:transform="rotate (0.87545715280019) translate (127.357cm 57.712cm)">
              <text:p/>
            </draw:circle>
            <draw:line draw:style-name="gr11" draw:text-style-name="P1" draw:layer="layout" svg:x1="129.644cm" svg:y1="53.764cm" svg:x2="127.43cm" svg:y2="57.611cm">
              <text:p/>
            </draw:line>
            <draw:line draw:style-name="gr11" draw:text-style-name="P1" draw:layer="layout" svg:x1="127.376cm" svg:y1="57.705cm" svg:x2="134.366cm" svg:y2="83.784cm">
              <text:p/>
            </draw:line>
            <draw:line draw:style-name="gr11" draw:text-style-name="P1" draw:layer="layout" svg:x1="129.759cm" svg:y1="53.773cm" svg:x2="146.931cm" svg:y2="83.512cm">
              <text:p/>
            </draw:line>
            <draw:circle draw:style-name="gr10" draw:text-style-name="P1" draw:layer="layout" svg:width="3.09cm" svg:height="3.09cm" draw:transform="rotate (-1.30899693899669) translate (136.947cm 81.451cm)">
              <text:p/>
            </draw:circle>
            <draw:line draw:style-name="gr11" draw:text-style-name="P1" draw:layer="layout" svg:x1="135.636cm" svg:y1="84.892cm" svg:x2="147.633cm" svg:y2="84.883cm">
              <text:p/>
            </draw:line>
            <draw:circle draw:style-name="gr10" draw:text-style-name="P1" draw:layer="layout" svg:width="3.09cm" svg:height="3.09cm" draw:transform="rotate (-1.30899693899669) translate (146.131cm 81.439cm)">
              <text:p/>
            </draw:circle>
            <draw:g>
              <draw:circle draw:style-name="gr2" draw:text-style-name="P1" draw:layer="layout" svg:width="3.76cm" svg:height="3.76cm" draw:transform="rotate (-2.09439510239399) translate (147.603cm 82.645cm)">
                <text:p/>
              </draw:circle>
              <draw:circle draw:style-name="gr2" draw:text-style-name="P1" draw:layer="layout" svg:width="3.1cm" svg:height="3.1cm" draw:transform="rotate (-2.09439510239399) translate (147.152cm 82.766cm)">
                <text:p/>
              </draw:circle>
              <draw:circle draw:style-name="gr2" draw:text-style-name="P1" draw:layer="layout" svg:width="0.6cm" svg:height="0.6cm" draw:transform="rotate (-2.09439510239399) translate (145.446cm 83.223cm)">
                <text:p/>
              </draw:circle>
              <draw:circle draw:style-name="gr2" draw:text-style-name="P1" draw:layer="layout" svg:width="1.2cm" svg:height="1.2cm" draw:transform="rotate (-2.09439510239399) translate (145.855cm 83.113cm)">
                <text:p/>
              </draw:circle>
              <draw:rect draw:style-name="gr2" draw:text-style-name="P1" draw:layer="layout" svg:width="3.76cm" svg:height="3.93cm" draw:transform="rotate (-2.09439510239399) translate (146.99cm 82.29cm)">
                <text:p/>
              </draw:rect>
              <draw:line draw:style-name="gr4" draw:text-style-name="P1" draw:layer="layout" svg:x1="145.976cm" svg:y1="81.706cm" svg:x2="144.096cm" svg:y2="84.963cm">
                <text:p/>
              </draw:line>
              <draw:line draw:style-name="gr4" draw:text-style-name="P1" draw:layer="layout" svg:x1="144.097cm" svg:y1="81.705cm" svg:x2="145.977cm" svg:y2="84.961cm">
                <text:p/>
              </draw:line>
              <draw:line draw:style-name="gr4" draw:text-style-name="P1" draw:layer="layout" svg:x1="146.916cm" svg:y1="83.334cm" svg:x2="143.156cm" svg:y2="83.334cm">
                <text:p/>
              </draw:line>
              <draw:circle draw:style-name="gr2" draw:text-style-name="P1" draw:layer="layout" svg:width="3.76cm" svg:height="3.76cm" draw:transform="rotate (-2.09439510239399) translate (146.99cm 82.29cm)">
                <text:p/>
              </draw:circle>
            </draw:g>
            <draw:circle draw:style-name="gr12" draw:text-style-name="P1" draw:layer="layout" svg:width="0.4cm" svg:height="0.4cm" draw:transform="rotate (-1.30899693899669) translate (141.886cm 81.177cm)">
              <text:p/>
            </draw:circle>
            <draw:circle draw:style-name="gr4" draw:text-style-name="P1" draw:layer="layout" svg:width="0.4cm" svg:height="0.4cm" draw:transform="rotate (-1.30899693899669) translate (136.017cm 83.059cm)">
              <text:p/>
            </draw:circle>
            <draw:circle draw:style-name="gr4" draw:text-style-name="P1" draw:layer="layout" svg:width="0.4cm" svg:height="0.4cm" draw:transform="rotate (-1.30899693899669) translate (140.869cm 80.83cm)">
              <text:p/>
            </draw:circle>
            <draw:circle draw:style-name="gr12" draw:text-style-name="P1" draw:layer="layout" svg:width="0.4cm" svg:height="0.4cm" draw:transform="rotate (-1.30899693899669) translate (135.965cm 83.077cm)">
              <text:p/>
            </draw:circle>
            <draw:circle draw:style-name="gr4" draw:text-style-name="P1" draw:layer="layout" svg:width="0.2cm" svg:height="0.2cm" draw:transform="rotate (-1.30899693899669) translate (130.383cm 55.539cm)">
              <text:p/>
            </draw:circle>
            <draw:circle draw:style-name="gr4" draw:text-style-name="P1" draw:layer="layout" svg:width="0.2cm" svg:height="0.2cm" draw:transform="rotate (-1.30899693899669) translate (129.146cm 55.56cm)">
              <text:p/>
            </draw:circle>
            <draw:circle draw:style-name="gr4" draw:text-style-name="P1" draw:layer="layout" svg:width="0.2cm" svg:height="0.2cm" draw:transform="rotate (-1.30899693899669) translate (129.362cm 58.297cm)">
              <text:p/>
            </draw:circle>
            <draw:circle draw:style-name="gr4" draw:text-style-name="P1" draw:layer="layout" svg:width="0.2cm" svg:height="0.2cm" draw:transform="rotate (-1.30899693899669) translate (128.578cm 59.232cm)">
              <text:p/>
            </draw:circle>
            <draw:circle draw:style-name="gr4" draw:text-style-name="P1" draw:layer="layout" svg:width="0.2cm" svg:height="0.2cm" draw:transform="rotate (-1.30899693899669) translate (134.089cm 68.212cm)">
              <text:p/>
            </draw:circle>
            <draw:circle draw:style-name="gr4" draw:text-style-name="P1" draw:layer="layout" svg:width="0.2cm" svg:height="0.2cm" draw:transform="rotate (-1.30899693899669) translate (134.4cm 69.371cm)">
              <text:p/>
            </draw:circle>
            <draw:circle draw:style-name="gr4" draw:text-style-name="P1" draw:layer="layout" svg:width="0.2cm" svg:height="0.2cm" draw:transform="rotate (-1.30899693899669) translate (135.464cm 70.638cm)">
              <text:p/>
            </draw:circle>
            <draw:circle draw:style-name="gr4" draw:text-style-name="P1" draw:layer="layout" svg:width="0.2cm" svg:height="0.2cm" draw:transform="rotate (-1.30899693899669) translate (136.065cm 71.72cm)">
              <text:p/>
            </draw:circle>
            <draw:frame draw:style-name="gr13" draw:layer="layout" svg:width="0.769cm" svg:height="0.963cm" draw:transform="rotate (-1.30899693899669) translate (136.843cm 73.866cm)">
              <draw:text-box>
                <text:p>h</text:p>
              </draw:text-box>
            </draw:frame>
            <draw:g>
              <draw:circle draw:style-name="gr4" draw:text-style-name="P1" draw:layer="layout" svg:width="0.2cm" svg:height="0.2cm" draw:transform="rotate (0.39269908169865) translate (137.739cm 73.322cm)">
                <text:p/>
              </draw:circle>
              <draw:rect draw:style-name="gr2" draw:text-style-name="P1" draw:layer="layout" svg:width="5cm" svg:height="0.3cm" draw:transform="rotate (0.39269908169865) translate (134.007cm 74.807cm)">
                <text:p/>
              </draw:rect>
              <draw:rect draw:style-name="gr2" draw:text-style-name="P1" draw:layer="layout" svg:width="1.2cm" svg:height="0.3cm" draw:transform="rotate (0.39269908169865) translate (137.517cm 73.353cm)">
                <text:p/>
              </draw:rect>
              <draw:rect draw:style-name="gr2" draw:text-style-name="P1" draw:layer="layout" svg:width="1.2cm" svg:height="0.3cm" draw:transform="rotate (0.39269908169865) translate (134.007cm 74.807cm)">
                <text:p/>
              </draw:rect>
              <draw:circle draw:style-name="gr12" draw:text-style-name="P1" draw:layer="layout" svg:width="0.2cm" svg:height="0.2cm" draw:transform="rotate (0.39269908169865) translate (138.215cm 73.135cm)">
                <text:p/>
              </draw:circle>
              <draw:circle draw:style-name="gr12" draw:text-style-name="P1" draw:layer="layout" svg:width="0.2cm" svg:height="0.2cm" draw:transform="rotate (0.39269908169865) translate (134.242cm 74.78cm)">
                <text:p/>
              </draw:circle>
              <draw:circle draw:style-name="gr4" draw:text-style-name="P1" draw:layer="layout" svg:width="0.2cm" svg:height="0.2cm" draw:transform="rotate (0.39269908169865) translate (134.783cm 74.546cm)">
                <text:p/>
              </draw:circle>
            </draw:g>
            <draw:frame draw:style-name="gr1" draw:layer="layout" svg:width="0.853cm" svg:height="0.963cm" draw:transform="rotate (-1.30899693899669) translate (134.27cm 75.731cm)">
              <draw:text-box>
                <text:p>d</text:p>
              </draw:text-box>
            </draw:frame>
            <draw:frame draw:style-name="gr1" draw:layer="layout" svg:width="0.853cm" svg:height="0.963cm" draw:transform="rotate (-1.30899693899669) translate (141.295cm 75.805cm)">
              <draw:text-box>
                <text:p>g</text:p>
              </draw:text-box>
            </draw:frame>
            <draw:frame draw:style-name="gr1" draw:layer="layout" svg:width="0.853cm" svg:height="0.963cm" draw:transform="rotate (-1.30899693899669) translate (130.725cm 63.377cm)">
              <draw:text-box>
                <text:p>e</text:p>
              </draw:text-box>
            </draw:frame>
            <draw:frame draw:style-name="gr1" draw:layer="layout" svg:width="0.68cm" svg:height="0.963cm" draw:transform="rotate (-1.30899693899669) translate (133.807cm 62.237cm)">
              <draw:text-box>
                <text:p>f</text:p>
              </draw:text-box>
            </draw:frame>
            <draw:g>
              <draw:circle draw:style-name="gr12" draw:text-style-name="P1" draw:layer="layout" svg:width="0.2cm" svg:height="0.2cm" draw:transform="rotate (-1.04719755119759) translate (136.393cm 66.644cm)">
                <text:p/>
              </draw:circle>
              <draw:rect draw:style-name="gr2" draw:text-style-name="P1" draw:layer="layout" svg:width="11.5cm" svg:height="0.3cm" draw:transform="rotate (-1.04719755119759) translate (131.026cm 57.248cm)">
                <text:p/>
              </draw:rect>
              <draw:rect draw:style-name="gr2" draw:text-style-name="P1" draw:layer="layout" svg:width="2cm" svg:height="0.3cm" draw:transform="rotate (-1.04719755119759) translate (135.776cm 65.475cm)">
                <text:p/>
              </draw:rect>
              <draw:rect draw:style-name="gr2" draw:text-style-name="P1" draw:layer="layout" svg:width="2cm" svg:height="0.3cm" draw:transform="rotate (-1.04719755119759) translate (131.026cm 57.248cm)">
                <text:p/>
              </draw:rect>
              <draw:circle draw:style-name="gr4" draw:text-style-name="P1" draw:layer="layout" svg:width="0.2cm" svg:height="0.2cm" draw:transform="rotate (-1.04719755119759) translate (135.926cm 65.846cm)">
                <text:p/>
              </draw:circle>
              <draw:circle draw:style-name="gr12" draw:text-style-name="P1" draw:layer="layout" svg:width="0.2cm" svg:height="0.2cm" draw:transform="rotate (2.0943951023928) translate (131.053cm 57.805cm)">
                <text:p/>
              </draw:circle>
              <draw:circle draw:style-name="gr4" draw:text-style-name="P1" draw:layer="layout" svg:width="0.2cm" svg:height="0.2cm" draw:transform="rotate (2.0943951023928) translate (131.52cm 58.603cm)">
                <text:p/>
              </draw:circle>
            </draw:g>
            <draw:g>
              <draw:rect draw:style-name="gr2" draw:text-style-name="P1" draw:layer="layout" svg:width="6.6cm" svg:height="0.3cm" draw:transform="rotate (-1.30899693899669) translate (129.093cm 60.621cm)">
                <text:p/>
              </draw:rect>
              <draw:rect draw:style-name="gr2" draw:text-style-name="P1" draw:layer="layout" svg:width="2cm" svg:height="0.3cm" draw:transform="rotate (-1.30899693899669) translate (130.283cm 65.065cm)">
                <text:p/>
              </draw:rect>
              <draw:rect draw:style-name="gr2" draw:text-style-name="P1" draw:layer="layout" svg:width="2cm" svg:height="0.3cm" draw:transform="rotate (-1.30899693899669) translate (129.093cm 60.621cm)">
                <text:p/>
              </draw:rect>
              <draw:circle draw:style-name="gr12" draw:text-style-name="P1" draw:layer="layout" svg:width="0.2cm" svg:height="0.2cm" draw:transform="rotate (-1.30899693899669) translate (130.581cm 66.343cm)">
                <text:p/>
              </draw:circle>
              <draw:circle draw:style-name="gr4" draw:text-style-name="P1" draw:layer="layout" svg:width="0.2cm" svg:height="0.2cm" draw:transform="rotate (-1.30899693899669) translate (130.336cm 65.451cm)">
                <text:p/>
              </draw:circle>
              <draw:circle draw:style-name="gr12" draw:text-style-name="P1" draw:layer="layout" svg:width="0.2cm" svg:height="0.2cm" draw:transform="rotate (1.8325957145937) translate (129.03cm 61.349cm)">
                <text:p/>
              </draw:circle>
              <draw:circle draw:style-name="gr4" draw:text-style-name="P1" draw:layer="layout" svg:width="0.2cm" svg:height="0.2cm" draw:transform="rotate (1.8325957145937) translate (129.275cm 62.241cm)">
                <text:p/>
              </draw:circle>
            </draw:g>
            <draw:g>
              <draw:rect draw:style-name="gr2" draw:text-style-name="P1" draw:layer="layout" svg:width="8cm" svg:height="0.3cm" draw:transform="rotate (-1.30899693899669) translate (132.254cm 72.42cm)">
                <text:p/>
              </draw:rect>
              <draw:rect draw:style-name="gr2" draw:text-style-name="P1" draw:layer="layout" svg:width="2cm" svg:height="0.3cm" draw:transform="rotate (-1.30899693899669) translate (133.807cm 78.216cm)">
                <text:p/>
              </draw:rect>
              <draw:rect draw:style-name="gr2" draw:text-style-name="P1" draw:layer="layout" svg:width="2cm" svg:height="0.3cm" draw:transform="rotate (-1.30899693899669) translate (132.254cm 72.42cm)">
                <text:p/>
              </draw:rect>
              <draw:circle draw:style-name="gr12" draw:text-style-name="P1" draw:layer="layout" svg:width="0.2cm" svg:height="0.2cm" draw:transform="rotate (-1.30899693899669) translate (134.088cm 79.433cm)">
                <text:p/>
              </draw:circle>
              <draw:circle draw:style-name="gr4" draw:text-style-name="P1" draw:layer="layout" svg:width="0.2cm" svg:height="0.2cm" draw:transform="rotate (-1.30899693899669) translate (133.843cm 78.542cm)">
                <text:p/>
              </draw:circle>
              <draw:circle draw:style-name="gr12" draw:text-style-name="P1" draw:layer="layout" svg:width="0.2cm" svg:height="0.2cm" draw:transform="rotate (1.8325957145937) translate (132.165cm 73.055cm)">
                <text:p/>
              </draw:circle>
              <draw:circle draw:style-name="gr4" draw:text-style-name="P1" draw:layer="layout" svg:width="0.2cm" svg:height="0.2cm" draw:transform="rotate (1.8325957145937) translate (132.411cm 73.947cm)">
                <text:p/>
              </draw:circle>
            </draw:g>
            <draw:circle draw:style-name="gr12" draw:text-style-name="P1" draw:layer="layout" svg:width="0.2cm" svg:height="0.2cm" draw:transform="rotate (-1.04719755119759) translate (142.837cm 77.765cm)">
              <text:p/>
            </draw:circle>
            <draw:circle draw:style-name="gr4" draw:text-style-name="P1" draw:layer="layout" svg:width="0.2cm" svg:height="0.2cm" draw:transform="rotate (-1.04719755119759) translate (142.574cm 77.255cm)">
              <text:p/>
            </draw:circle>
            <draw:circle draw:style-name="gr12" draw:text-style-name="P1" draw:layer="layout" svg:width="0.2cm" svg:height="0.2cm" draw:transform="rotate (2.0943951023928) translate (139.826cm 72.92cm)">
              <text:p/>
            </draw:circle>
            <draw:circle draw:style-name="gr4" draw:text-style-name="P1" draw:layer="layout" svg:width="0.2cm" svg:height="0.2cm" draw:transform="rotate (2.0943951023928) translate (140.206cm 73.602cm)">
              <text:p/>
            </draw:circle>
            <draw:frame draw:style-name="gr1" draw:layer="layout" svg:width="0.853cm" svg:height="0.963cm" draw:transform="rotate (-1.30899693899669) translate (140.912cm 79.036cm)">
              <draw:text-box>
                <text:p>a</text:p>
              </draw:text-box>
            </draw:frame>
            <draw:frame draw:style-name="gr1" draw:layer="layout" svg:width="0.853cm" svg:height="0.963cm" draw:transform="rotate (-1.30899693899669) translate (139.828cm 81.065cm)">
              <draw:text-box>
                <text:p>b</text:p>
              </draw:text-box>
            </draw:frame>
            <draw:frame draw:style-name="gr1" draw:layer="layout" svg:width="0.82cm" svg:height="0.963cm" draw:transform="rotate (-1.30899693899669) translate (142.728cm 80.288cm)">
              <draw:text-box draw:corner-radius="0.627cm">
                <text:p>c</text:p>
              </draw:text-box>
            </draw:frame>
            <draw:circle draw:style-name="gr2" draw:text-style-name="P1" draw:layer="layout" svg:width="0.3cm" svg:height="0.3cm" draw:transform="rotate (-1.30899693899669) translate (136.479cm 73.805cm)">
              <text:p/>
            </draw:circle>
            <draw:circle draw:style-name="gr2" draw:text-style-name="P1" draw:layer="layout" svg:width="0.3cm" svg:height="0.3cm" draw:transform="rotate (-1.30899693899669) translate (133.877cm 62.118cm)">
              <text:p/>
            </draw:circle>
            <draw:circle draw:style-name="gr2" draw:text-style-name="P1" draw:layer="layout" svg:width="0.3cm" svg:height="0.3cm" draw:transform="rotate (-1.30899693899669) translate (129.908cm 63.664cm)">
              <text:p/>
            </draw:circle>
            <draw:circle draw:style-name="gr2" draw:text-style-name="P1" draw:layer="layout" svg:width="0.3cm" svg:height="0.3cm" draw:transform="rotate (-1.30899693899669) translate (133.251cm 76.139cm)">
              <text:p/>
            </draw:circle>
            <draw:circle draw:style-name="gr10" draw:text-style-name="P1" draw:layer="layout" svg:width="0.9cm" svg:height="0.9cm" draw:transform="rotate (0.872664625997) translate (127.228cm 57.819cm)">
              <text:p/>
            </draw:circle>
            <draw:circle draw:style-name="gr10" draw:text-style-name="P1" draw:layer="layout" svg:width="0.9cm" svg:height="0.9cm" draw:transform="rotate (0.872664625997) translate (129.066cm 54.636cm)">
              <text:p/>
            </draw:circle>
            <draw:circle draw:style-name="gr2" draw:text-style-name="P1" draw:layer="layout" svg:width="0.3cm" svg:height="0.3cm" draw:transform="rotate (-1.30899693899669) translate (129.802cm 55.524cm)">
              <text:p/>
            </draw:circle>
            <draw:circle draw:style-name="gr2" draw:text-style-name="P1" draw:layer="layout" svg:width="0.3cm" svg:height="0.3cm" draw:transform="rotate (-1.30899693899669) translate (129.055cm 58.761cm)">
              <text:p/>
            </draw:circle>
            <draw:rect draw:style-name="gr2" draw:text-style-name="P1" draw:layer="layout" svg:width="1.624cm" svg:height="3.8cm" draw:transform="rotate (2.617993877991) translate (143.19cm 84.46cm)">
              <text:p/>
            </draw:rect>
            <draw:rect draw:style-name="gr2" draw:text-style-name="P1" draw:layer="layout" svg:width="1cm" svg:height="4.8cm" draw:transform="rotate (2.617993877991) translate (143.806cm 85.393cm)">
              <text:p/>
            </draw:rect>
            <draw:circle draw:style-name="gr4" draw:text-style-name="P1" draw:layer="layout" svg:width="0.4cm" svg:height="0.4cm" draw:transform="rotate (-2.09439510239399) translate (145.796cm 81.044cm)">
              <text:p/>
            </draw:circle>
            <draw:circle draw:style-name="gr4" draw:text-style-name="P1" draw:layer="layout" svg:width="0.4cm" svg:height="0.4cm" draw:transform="rotate (-2.09439510239399) translate (144.493cm 81.1cm)">
              <text:p/>
            </draw:circle>
            <draw:g>
              <draw:rect draw:style-name="gr2" draw:text-style-name="P1" draw:layer="layout" svg:width="3.76cm" svg:height="0.2cm" draw:transform="rotate (-2.09439510239399) translate (143.932cm 80.526cm)">
                <text:p/>
              </draw:rect>
              <draw:circle draw:style-name="gr4" draw:text-style-name="P1" draw:layer="layout" svg:width="0.4cm" svg:height="0.4cm" draw:transform="rotate (-2.09439510239399) translate (143.492cm 80.773cm)">
                <text:p/>
              </draw:circle>
              <draw:g>
                <draw:rect draw:style-name="gr2" draw:text-style-name="P1" draw:layer="layout" svg:width="5cm" svg:height="0.6cm" draw:transform="rotate (2.617993877991) translate (141.136cm 83.968cm)">
                  <text:p/>
                </draw:rect>
                <draw:rect draw:style-name="gr2" draw:text-style-name="P1" draw:layer="layout" svg:width="1.5cm" svg:height="0.6cm" draw:transform="rotate (2.617993877991) translate (141.136cm 83.968cm)">
                  <text:p/>
                </draw:rect>
                <draw:rect draw:style-name="gr2" draw:text-style-name="P1" draw:layer="layout" svg:width="3cm" svg:height="0.6cm" draw:transform="rotate (2.617993877991) translate (141.136cm 83.968cm)">
                  <text:p/>
                </draw:rect>
                <draw:rect draw:style-name="gr2" draw:text-style-name="P1" draw:layer="layout" svg:width="1cm" svg:height="0.6cm" draw:transform="rotate (2.617993877991) translate (141.136cm 83.968cm)">
                  <text:p/>
                </draw:rect>
                <draw:rect draw:style-name="gr2" draw:text-style-name="P1" draw:layer="layout" svg:width="1cm" svg:height="0.6cm" draw:transform="rotate (2.617993877991) translate (139.404cm 82.968cm)">
                  <text:p/>
                </draw:rect>
                <draw:rect draw:style-name="gr2" draw:text-style-name="P1" draw:layer="layout" svg:width="0.6cm" svg:height="0.6cm" draw:transform="rotate (2.617993877991) translate (141.656cm 84.267cm)">
                  <text:p/>
                </draw:rect>
                <draw:rect draw:style-name="gr14" draw:text-style-name="P1" draw:layer="layout" svg:width="0.2cm" svg:height="0.4cm" draw:transform="rotate (2.617993877991) translate (141.383cm 83.991cm)">
                  <text:p/>
                </draw:rect>
                <draw:circle draw:style-name="gr2" draw:text-style-name="P1" draw:layer="layout" svg:width="0.3cm" svg:height="0.3cm" draw:transform="rotate (-2.09439510239399) translate (140.199cm 82.908cm)">
                  <text:p/>
                </draw:circle>
                <draw:ellipse draw:style-name="gr4" draw:text-style-name="P1" draw:layer="layout" svg:width="0.4cm" svg:height="0.2cm" draw:transform="rotate (-2.09439510239399) translate (140.554cm 83.052cm)">
                  <text:p/>
                </draw:ellipse>
                <draw:ellipse draw:style-name="gr12" draw:text-style-name="P1" draw:layer="layout" svg:width="0.4cm" svg:height="0.2cm" draw:transform="rotate (-2.09439510239399) translate (141.02cm 83.33cm)">
                  <text:p/>
                </draw:ellipse>
                <draw:ellipse draw:style-name="gr12" draw:text-style-name="P1" draw:layer="layout" svg:width="0.4cm" svg:height="0.2cm" draw:transform="rotate (-2.09439510239399) translate (139.32cm 82.35cm)">
                  <text:p/>
                </draw:ellipse>
              </draw:g>
              <draw:circle draw:style-name="gr2" draw:text-style-name="P1" draw:layer="layout" svg:width="0.3cm" svg:height="0.3cm" draw:transform="rotate (-2.09439510239399) translate (142.851cm 81.897cm)">
                <text:p/>
              </draw:circle>
              <draw:rect draw:style-name="gr2" draw:text-style-name="P1" draw:layer="layout" svg:width="6cm" svg:height="0.6cm" draw:transform="rotate (-2.09439510239399) translate (144.406cm 79.504cm)">
                <text:p/>
              </draw:rect>
              <draw:g>
                <draw:rect draw:style-name="gr2" draw:text-style-name="P1" draw:layer="layout" svg:width="5cm" svg:height="0.6cm" draw:transform="rotate (2.617993877991) translate (143.335cm 80.157cm)">
                  <text:p/>
                </draw:rect>
                <draw:rect draw:style-name="gr2" draw:text-style-name="P1" draw:layer="layout" svg:width="1.5cm" svg:height="0.6cm" draw:transform="rotate (2.617993877991) translate (143.335cm 80.157cm)">
                  <text:p/>
                </draw:rect>
                <draw:rect draw:style-name="gr2" draw:text-style-name="P1" draw:layer="layout" svg:width="3cm" svg:height="0.6cm" draw:transform="rotate (2.617993877991) translate (143.335cm 80.157cm)">
                  <text:p/>
                </draw:rect>
                <draw:rect draw:style-name="gr2" draw:text-style-name="P1" draw:layer="layout" svg:width="1cm" svg:height="0.6cm" draw:transform="rotate (2.617993877991) translate (143.335cm 80.157cm)">
                  <text:p/>
                </draw:rect>
                <draw:rect draw:style-name="gr2" draw:text-style-name="P1" draw:layer="layout" svg:width="1cm" svg:height="0.6cm" draw:transform="rotate (2.617993877991) translate (141.605cm 79.158cm)">
                  <text:p/>
                </draw:rect>
                <draw:rect draw:style-name="gr2" draw:text-style-name="P1" draw:layer="layout" svg:width="0.6cm" svg:height="0.6cm" draw:transform="rotate (2.617993877991) translate (143.857cm 80.458cm)">
                  <text:p/>
                </draw:rect>
                <draw:rect draw:style-name="gr14" draw:text-style-name="P1" draw:layer="layout" svg:width="0.2cm" svg:height="0.4cm" draw:transform="rotate (2.617993877991) translate (143.582cm 80.179cm)">
                  <text:p/>
                </draw:rect>
                <draw:circle draw:style-name="gr2" draw:text-style-name="P1" draw:layer="layout" svg:width="0.3cm" svg:height="0.3cm" draw:transform="rotate (-2.09439510239399) translate (142.4cm 79.097cm)">
                  <text:p/>
                </draw:circle>
                <draw:ellipse draw:style-name="gr4" draw:text-style-name="P1" draw:layer="layout" svg:width="0.4cm" svg:height="0.2cm" draw:transform="rotate (-2.09439510239399) translate (142.754cm 79.242cm)">
                  <text:p/>
                </draw:ellipse>
                <draw:ellipse draw:style-name="gr12" draw:text-style-name="P1" draw:layer="layout" svg:width="0.4cm" svg:height="0.2cm" draw:transform="rotate (-2.09439510239399) translate (143.22cm 79.52cm)">
                  <text:p/>
                </draw:ellipse>
                <draw:ellipse draw:style-name="gr12" draw:text-style-name="P1" draw:layer="layout" svg:width="0.4cm" svg:height="0.2cm" draw:transform="rotate (-2.09439510239399) translate (141.519cm 78.541cm)">
                  <text:p/>
                </draw:ellipse>
              </draw:g>
              <draw:rect draw:style-name="gr2" draw:text-style-name="P1" draw:layer="layout" svg:width="1cm" svg:height="0.6cm" draw:transform="rotate (-2.09439510239399) translate (144.106cm 80.024cm)">
                <text:p/>
              </draw:rect>
              <draw:circle draw:style-name="gr12" draw:text-style-name="P1" draw:layer="layout" svg:width="0.4cm" svg:height="0.4cm" draw:transform="rotate (-2.09439510239399) translate (143.77cm 80.335cm)">
                <text:p/>
              </draw:circle>
              <draw:rect draw:style-name="gr2" draw:text-style-name="P1" draw:layer="layout" svg:width="1cm" svg:height="0.6cm" draw:transform="rotate (-2.09439510239399) translate (142.206cm 83.315cm)">
                <text:p/>
              </draw:rect>
              <draw:circle draw:style-name="gr12" draw:text-style-name="P1" draw:layer="layout" svg:width="0.4cm" svg:height="0.4cm" draw:transform="rotate (-2.09439510239399) translate (142.02cm 83.366cm)">
                <text:p/>
              </draw:circle>
            </draw:g>
            <draw:g>
              <draw:circle draw:style-name="gr2" draw:text-style-name="P1" draw:layer="layout" svg:width="3.18cm" svg:height="3.18cm" draw:transform="rotate (-2.09439510239399) translate (143.181cm 80.426cm)">
                <text:p/>
              </draw:circle>
              <draw:circle draw:style-name="gr2" draw:text-style-name="P1" draw:layer="layout" svg:width="2.15cm" svg:height="2.15cm" draw:transform="rotate (-2.09439510239399) translate (142.477cm 80.614cm)">
                <text:p/>
              </draw:circle>
              <draw:circle draw:style-name="gr2" draw:text-style-name="P1" draw:layer="layout" svg:width="0.2cm" svg:height="0.2cm" draw:transform="rotate (-2.09439510239399) translate (140.479cm 82.126cm)">
                <text:p/>
              </draw:circle>
              <draw:line draw:style-name="gr2" draw:text-style-name="P1" draw:layer="layout" svg:x1="141.804cm" svg:y1="79.631cm" svg:x2="140.214cm" svg:y2="82.385cm">
                <text:p/>
              </draw:line>
              <draw:circle draw:style-name="gr2" draw:text-style-name="P1" draw:layer="layout" svg:width="0.2cm" svg:height="0.2cm" draw:transform="rotate (-1.04719755119759) translate (141.712cm 82.025cm)">
                <text:p/>
              </draw:circle>
              <draw:circle draw:style-name="gr2" draw:text-style-name="P1" draw:layer="layout" svg:width="-0.2cm" svg:height="-0.2cm" svg:x="139.776cm" svg:y="81.107cm">
                <text:p/>
              </draw:circle>
              <draw:circle draw:style-name="gr2" draw:text-style-name="P1" draw:layer="layout" svg:width="0.2cm" svg:height="0.2cm" draw:transform="rotate (2.0943951023928) translate (140.306cm 79.99cm)">
                <text:p/>
              </draw:circle>
              <draw:circle draw:style-name="gr2" draw:text-style-name="P1" draw:layer="layout" svg:width="0.2cm" svg:height="0.2cm" svg:x="142.242cm" svg:y="80.908cm">
                <text:p/>
              </draw:circle>
              <draw:line draw:style-name="gr2" draw:text-style-name="P1" draw:layer="layout" svg:x1="142.599cm" svg:y1="81.007cm" svg:x2="139.419cm" svg:y2="81.007cm">
                <text:p/>
              </draw:line>
              <draw:line draw:style-name="gr2" draw:text-style-name="P1" draw:layer="layout" svg:x1="140.215cm" svg:y1="79.63cm" svg:x2="141.805cm" svg:y2="82.384cm">
                <text:p/>
              </draw:line>
              <draw:circle draw:style-name="gr2" draw:text-style-name="P1" draw:layer="layout" svg:width="0.2cm" svg:height="0.2cm" draw:transform="rotate (1.0471975511964) translate (141.539cm 79.89cm)">
                <text:p/>
              </draw:circle>
            </draw:g>
            <draw:g>
              <draw:circle draw:style-name="gr2" draw:text-style-name="P1" draw:layer="layout" svg:width="6cm" svg:height="6cm" draw:transform="rotate (-1.30899693899669) translate (143.13cm 77.333cm)">
                <text:p/>
              </draw:circle>
              <draw:circle draw:style-name="gr2" draw:text-style-name="P1" draw:layer="layout" svg:width="4.8cm" svg:height="4.8cm" draw:transform="rotate (-1.30899693899669) translate (142.706cm 78.068cm)">
                <text:p/>
              </draw:circle>
            </draw:g>
            <draw:g>
              <draw:rect draw:style-name="gr2" draw:text-style-name="P1" draw:layer="layout" svg:width="7cm" svg:height="0.3cm" draw:transform="rotate (-1.04719755119759) translate (139.74cm 72.258cm)">
                <text:p/>
              </draw:rect>
              <draw:rect draw:style-name="gr2" draw:text-style-name="P1" draw:layer="layout" svg:width="1.6cm" svg:height="0.3cm" draw:transform="rotate (-1.04719755119759) translate (139.74cm 72.258cm)">
                <text:p/>
              </draw:rect>
              <draw:rect draw:style-name="gr2" draw:text-style-name="P1" draw:layer="layout" svg:width="1.6cm" svg:height="0.3cm" draw:transform="rotate (-1.04719755119759) translate (142.441cm 76.934cm)">
                <text:p/>
              </draw:rect>
              <draw:circle draw:style-name="gr2" draw:text-style-name="P1" draw:layer="layout" svg:width="0.3cm" svg:height="0.3cm" draw:transform="rotate (-1.04719755119759) translate (141.415cm 75.159cm)">
                <text:p/>
              </draw:circle>
            </draw:g>
          </draw:g>
          <draw:rect draw:style-name="gr29" draw:text-style-name="P2" draw:layer="layout" svg:width="30.749cm" svg:height="8.633cm" draw:transform="rotate (-1.30899693899669) translate (149.346cm 78.766cm)">
            <text:p/>
          </draw:rect>
        </draw:g>
        <draw:g>
          <draw:g>
            <draw:g>
              <draw:circle draw:style-name="gr2" draw:text-style-name="P1" draw:layer="layout" svg:width="3.354cm" svg:height="3.354cm" draw:transform="rotate (-3.01051842676564) translate (186.833cm 84.501cm)">
                <text:p/>
              </draw:circle>
              <draw:rect draw:style-name="gr2" draw:text-style-name="P1" draw:layer="layout" svg:width="3.353cm" svg:height="3.582cm" draw:transform="rotate (-3.01069295969084) translate (186.615cm 82.84cm)">
                <text:p/>
              </draw:rect>
              <draw:g>
                <draw:circle draw:style-name="gr2" draw:text-style-name="P1" draw:layer="layout" svg:width="1.27cm" svg:height="1.27cm" draw:transform="rotate (-3.01051842676564) translate (185.664cm 83.606cm)">
                  <text:p/>
                </draw:circle>
                <draw:circle draw:style-name="gr2" draw:text-style-name="P1" draw:layer="layout" svg:width="0.356cm" svg:height="0.356cm" draw:transform="rotate (-3.01139109139163) translate (185.152cm 83.212cm)">
                  <text:p/>
                </draw:circle>
              </draw:g>
              <draw:g>
                <draw:circle draw:style-name="gr2" draw:text-style-name="P1" draw:layer="layout" svg:width="0.356cm" svg:height="0.356cm" draw:transform="rotate (-3.01139109139163) translate (186.123cm 83.085cm)">
                  <text:p/>
                </draw:circle>
                <draw:circle draw:style-name="gr2" draw:text-style-name="P1" draw:layer="layout" svg:width="0.356cm" svg:height="0.356cm" draw:transform="rotate (2.48779231579225) translate (185.763cm 83.905cm)">
                  <text:p/>
                </draw:circle>
                <draw:circle draw:style-name="gr2" draw:text-style-name="P1" draw:layer="layout" svg:width="0.356cm" svg:height="0.356cm" draw:transform="rotate (1.70099788899335) translate (184.926cm 84.229cm)">
                  <text:p/>
                </draw:circle>
                <draw:circle draw:style-name="gr2" draw:text-style-name="P1" draw:layer="layout" svg:width="0.356cm" svg:height="0.356cm" draw:transform="rotate (0.916995988997648) translate (184.106cm 83.87cm)">
                  <text:p/>
                </draw:circle>
                <draw:circle draw:style-name="gr2" draw:text-style-name="P1" draw:layer="layout" svg:width="0.356cm" svg:height="0.356cm" draw:transform="rotate (0.130201562198752) translate (183.78cm 83.034cm)">
                  <text:p/>
                </draw:circle>
                <draw:circle draw:style-name="gr2" draw:text-style-name="P1" draw:layer="layout" svg:width="0.356cm" svg:height="0.356cm" draw:transform="rotate (-0.653800337798138) translate (184.14cm 82.214cm)">
                  <text:p/>
                </draw:circle>
                <draw:circle draw:style-name="gr2" draw:text-style-name="P1" draw:layer="layout" svg:width="0.356cm" svg:height="0.356cm" draw:transform="rotate (-1.44059476459703) translate (184.977cm 81.891cm)">
                  <text:p/>
                </draw:circle>
                <draw:circle draw:style-name="gr2" draw:text-style-name="P1" draw:layer="layout" svg:width="0.356cm" svg:height="0.356cm" draw:transform="rotate (-2.22459666459274) translate (185.797cm 82.25cm)">
                  <text:p/>
                </draw:circle>
              </draw:g>
              <draw:rect draw:style-name="gr3" draw:text-style-name="P1" draw:layer="layout" svg:width="3.353cm" svg:height="3.582cm" draw:transform="rotate (-3.01069295969084) translate (187.083cm 86.389cm)">
                <text:p/>
              </draw:rect>
            </draw:g>
            <draw:g>
              <draw:circle draw:style-name="gr2" draw:text-style-name="P1" draw:layer="layout" svg:width="0.356cm" svg:height="0.356cm" draw:transform="rotate (-2.22459666459274) translate (186.105cm 79.576cm)">
                <text:p/>
              </draw:circle>
              <draw:circle draw:style-name="gr2" draw:text-style-name="P1" draw:layer="layout" svg:width="0.356cm" svg:height="0.356cm" draw:transform="rotate (0.916995988997648) translate (182.935cm 79.994cm)">
                <text:p/>
              </draw:circle>
            </draw:g>
            <draw:line draw:style-name="gr4" draw:text-style-name="P1" draw:layer="layout" svg:x1="191.879cm" svg:y1="53.128cm" svg:x2="194.093cm" svg:y2="56.975cm">
              <text:p/>
            </draw:line>
            <draw:circle draw:style-name="gr2" draw:text-style-name="P1" draw:layer="layout" svg:width="2.4cm" svg:height="2.4cm" draw:transform="rotate (1.0471975511964) translate (179.764cm 70.799cm)">
              <text:p/>
            </draw:circle>
            <draw:circle draw:style-name="gr5" draw:text-style-name="P1" draw:layer="layout" svg:width="1.74cm" svg:height="1.739cm" draw:transform="rotate (1.0473720841216) translate (180.214cm 70.679cm)">
              <text:p/>
            </draw:circle>
            <draw:circle draw:style-name="gr2" draw:text-style-name="P1" draw:layer="layout" svg:width="0.9cm" svg:height="0.9cm" draw:transform="rotate (1.0470230182712) translate (180.788cm 70.525cm)">
              <text:p/>
            </draw:circle>
            <draw:circle draw:style-name="gr2" draw:text-style-name="P1" draw:layer="layout" svg:width="2.4cm" svg:height="2.4cm" draw:transform="rotate (1.0471975511964) translate (181.023cm 68.617cm)">
              <text:p/>
            </draw:circle>
            <draw:circle draw:style-name="gr5" draw:text-style-name="P1" draw:layer="layout" svg:width="1.74cm" svg:height="1.739cm" draw:transform="rotate (1.0473720841216) translate (181.475cm 68.497cm)">
              <text:p/>
            </draw:circle>
            <draw:circle draw:style-name="gr2" draw:text-style-name="P1" draw:layer="layout" svg:width="0.9cm" svg:height="0.9cm" draw:transform="rotate (1.0470230182712) translate (182.048cm 68.342cm)">
              <text:p/>
            </draw:circle>
            <draw:rect draw:style-name="gr2" draw:text-style-name="P1" draw:layer="layout" svg:width="2.52cm" svg:height="4.22cm" draw:transform="rotate (1.0471975511964) translate (180.363cm 69.76cm)">
              <text:p/>
            </draw:rect>
            <draw:rect draw:style-name="gr2" draw:text-style-name="P1" draw:layer="layout" svg:width="2.52cm" svg:height="3.46cm" draw:transform="rotate (1.0471975511964) translate (181.021cm 70.14cm)">
              <text:p/>
            </draw:rect>
            <draw:rect draw:style-name="gr2" draw:text-style-name="P1" draw:layer="layout" svg:width="2.52cm" svg:height="1.714cm" draw:transform="rotate (1.0471975511964) translate (184.018cm 71.87cm)">
              <text:p/>
            </draw:rect>
            <draw:circle draw:style-name="gr2" draw:text-style-name="P1" draw:layer="layout" svg:width="0.42cm" svg:height="0.42cm" draw:transform="rotate (1.0466739524208) translate (184.727cm 71.791cm)">
              <text:p/>
            </draw:circle>
            <draw:circle draw:style-name="gr2" draw:text-style-name="P1" draw:layer="layout" svg:width="0.42cm" svg:height="0.42cm" draw:transform="rotate (1.0466739524208) translate (184.364cm 71.58cm)">
              <text:p/>
            </draw:circle>
            <draw:rect draw:style-name="gr2" draw:text-style-name="P1" draw:layer="layout" svg:width="0.42cm" svg:height="0.42cm" draw:transform="rotate (1.0466739524208) translate (184.545cm 71.685cm)">
              <text:p/>
            </draw:rect>
            <draw:circle draw:style-name="gr2" draw:text-style-name="P1" draw:layer="layout" svg:width="0.42cm" svg:height="0.42cm" draw:transform="rotate (1.0466739524208) translate (185.353cm 70.707cm)">
              <text:p/>
            </draw:circle>
            <draw:circle draw:style-name="gr2" draw:text-style-name="P1" draw:layer="layout" svg:width="0.42cm" svg:height="0.42cm" draw:transform="rotate (1.0466739524208) translate (184.989cm 70.498cm)">
              <text:p/>
            </draw:circle>
            <draw:rect draw:style-name="gr2" draw:text-style-name="P1" draw:layer="layout" svg:width="0.42cm" svg:height="0.42cm" draw:transform="rotate (1.0466739524208) translate (185.172cm 70.602cm)">
              <text:p/>
            </draw:rect>
            <draw:rect draw:style-name="gr2" draw:text-style-name="P1" draw:layer="layout" svg:width="0.131cm" svg:height="0.48cm" draw:transform="rotate (1.04545222194441) translate (184.615cm 70.836cm)">
              <text:p/>
            </draw:rect>
            <draw:circle draw:style-name="gr2" draw:text-style-name="P1" draw:layer="layout" svg:width="0.7cm" svg:height="0.7cm" draw:transform="rotate (1.0473720841216) translate (184.898cm 72.378cm)">
              <text:p/>
            </draw:circle>
            <draw:circle draw:style-name="gr2" draw:text-style-name="P1" draw:layer="layout" svg:width="0.7cm" svg:height="0.7cm" draw:transform="rotate (1.0473720841216) translate (185.808cm 70.802cm)">
              <text:p/>
            </draw:circle>
            <draw:circle draw:style-name="gr2" draw:text-style-name="P1" draw:layer="layout" svg:width="2.4cm" svg:height="2.4cm" draw:transform="rotate (-0.872839158923386) translate (193.5cm 55.728cm)">
              <text:p/>
            </draw:circle>
            <draw:circle draw:style-name="gr5" draw:text-style-name="P1" draw:layer="layout" svg:width="1.74cm" svg:height="1.74cm" draw:transform="rotate (-0.872839158923386) translate (193.461cm 56.194cm)">
              <text:p/>
            </draw:circle>
            <draw:circle draw:style-name="gr2" draw:text-style-name="P1" draw:layer="layout" svg:width="0.9cm" svg:height="0.9cm" draw:transform="rotate (-0.872664625998186) translate (193.408cm 56.783cm)">
              <text:p/>
            </draw:circle>
            <draw:rect draw:style-name="gr2" draw:text-style-name="P1" draw:layer="layout" svg:width="2.46cm" svg:height="3.25cm" draw:transform="rotate (-0.872664625998186) translate (192.952cm 56.149cm)">
              <text:p/>
            </draw:rect>
            <draw:circle draw:style-name="gr2" draw:text-style-name="P1" draw:layer="layout" svg:width="0.42cm" svg:height="0.42cm" draw:transform="rotate (-0.872839158923386) translate (191.36cm 58.001cm)">
              <text:p/>
            </draw:circle>
            <draw:circle draw:style-name="gr2" draw:text-style-name="P1" draw:layer="layout" svg:width="0.42cm" svg:height="0.42cm" draw:transform="rotate (-0.872839158923386) translate (191.682cm 57.73cm)">
              <text:p/>
            </draw:circle>
            <draw:rect draw:style-name="gr2" draw:text-style-name="P1" draw:layer="layout" svg:width="0.42cm" svg:height="0.42cm" draw:transform="rotate (-0.872839158923386) translate (191.522cm 57.866cm)">
              <text:p/>
            </draw:rect>
            <draw:circle draw:style-name="gr2" draw:text-style-name="P1" draw:layer="layout" svg:width="0.42cm" svg:height="0.42cm" draw:transform="rotate (-0.872839158923386) translate (192.164cm 58.958cm)">
              <text:p/>
            </draw:circle>
            <draw:circle draw:style-name="gr2" draw:text-style-name="P1" draw:layer="layout" svg:width="0.42cm" svg:height="0.42cm" draw:transform="rotate (-0.872839158923386) translate (192.484cm 58.689cm)">
              <text:p/>
            </draw:circle>
            <draw:rect draw:style-name="gr2" draw:text-style-name="P1" draw:layer="layout" svg:width="0.42cm" svg:height="0.42cm" draw:transform="rotate (-0.872839158923386) translate (192.324cm 58.822cm)">
              <text:p/>
            </draw:rect>
            <draw:ellipse draw:style-name="gr2" draw:text-style-name="P1" draw:layer="layout" svg:width="0.7cm" svg:height="0.701cm" draw:transform="rotate (-0.873537290624183) translate (190.999cm 57.787cm)">
              <text:p/>
            </draw:ellipse>
            <draw:ellipse draw:style-name="gr2" draw:text-style-name="P1" draw:layer="layout" svg:width="0.7cm" svg:height="0.701cm" draw:transform="rotate (-0.873537290624183) translate (192.132cm 59.135cm)">
              <text:p/>
            </draw:ellipse>
            <draw:line draw:style-name="gr4" draw:text-style-name="P1" draw:layer="layout" svg:x1="194.196cm" svg:y1="57.645cm" svg:x2="187.206cm" svg:y2="83.724cm">
              <text:p/>
            </draw:line>
            <draw:circle draw:style-name="gr2" draw:text-style-name="P1" draw:layer="layout" svg:width="2.4cm" svg:height="2.4cm" svg:x="189.906cm" svg:y="52.335cm">
              <text:p/>
            </draw:circle>
            <draw:circle draw:style-name="gr5" draw:text-style-name="P1" draw:layer="layout" svg:width="1.74cm" svg:height="1.74cm" draw:transform="rotate (-0.000174532926386273) translate (190.236cm 52.664cm)">
              <text:p/>
            </draw:circle>
            <draw:circle draw:style-name="gr2" draw:text-style-name="P1" draw:layer="layout" svg:width="0.9cm" svg:height="0.9cm" draw:transform="rotate (0.0001745329251994) translate (190.658cm 53.084cm)">
              <text:p/>
            </draw:circle>
            <draw:rect draw:style-name="gr2" draw:text-style-name="P1" draw:layer="layout" svg:width="2.46cm" svg:height="3.25cm" draw:transform="rotate (0.0001745329251994) translate (189.877cm 53.024cm)">
              <text:p/>
            </draw:rect>
            <draw:circle draw:style-name="gr2" draw:text-style-name="P1" draw:layer="layout" svg:width="0.42cm" svg:height="0.419cm" draw:transform="rotate (0.0005235987755982) translate (190.271cm 55.435cm)">
              <text:p/>
            </draw:circle>
            <draw:circle draw:style-name="gr2" draw:text-style-name="P1" draw:layer="layout" svg:width="0.42cm" svg:height="0.419cm" draw:transform="rotate (0.0005235987755982) translate (190.272cm 55.014cm)">
              <text:p/>
            </draw:circle>
            <draw:rect draw:style-name="gr2" draw:text-style-name="P1" draw:layer="layout" svg:width="0.42cm" svg:height="0.419cm" draw:transform="rotate (0.0005235987755982) translate (190.272cm 55.224cm)">
              <text:p/>
            </draw:rect>
            <draw:circle draw:style-name="gr2" draw:text-style-name="P1" draw:layer="layout" svg:width="0.42cm" svg:height="0.419cm" draw:transform="rotate (0.0005235987755982) translate (191.521cm 55.434cm)">
              <text:p/>
            </draw:circle>
            <draw:circle draw:style-name="gr2" draw:text-style-name="P1" draw:layer="layout" svg:width="0.42cm" svg:height="0.419cm" draw:transform="rotate (0.0005235987755982) translate (191.521cm 55.014cm)">
              <text:p/>
            </draw:circle>
            <draw:rect draw:style-name="gr2" draw:text-style-name="P1" draw:layer="layout" svg:width="0.42cm" svg:height="0.419cm" draw:transform="rotate (0.0005235987755982) translate (191.522cm 55.225cm)">
              <text:p/>
            </draw:rect>
            <draw:circle draw:style-name="gr2" draw:text-style-name="P1" draw:layer="layout" svg:width="0.7cm" svg:height="0.7cm" draw:transform="rotate (-0.000174532926386273) translate (189.877cm 55.574cm)">
              <text:p/>
            </draw:circle>
            <draw:circle draw:style-name="gr2" draw:text-style-name="P1" draw:layer="layout" svg:width="0.7cm" svg:height="0.7cm" draw:transform="rotate (-0.000174532926386273) translate (191.638cm 55.574cm)">
              <text:p/>
            </draw:circle>
            <draw:line draw:style-name="gr4" draw:text-style-name="P1" draw:layer="layout" svg:x1="186.018cm" svg:y1="85.407cm" svg:x2="174.021cm" svg:y2="85.398cm">
              <text:p/>
            </draw:line>
            <draw:line draw:style-name="gr4" draw:text-style-name="P1" draw:layer="layout" svg:x1="190.364cm" svg:y1="53.073cm" svg:x2="173.192cm" svg:y2="82.812cm">
              <text:p/>
            </draw:line>
            <draw:circle draw:style-name="gr2" draw:text-style-name="P1" draw:layer="layout" svg:width="2.4cm" svg:height="2.4cm" draw:transform="rotate (-1.83259571459489) translate (191.912cm 67.487cm)">
              <text:p/>
            </draw:circle>
            <draw:circle draw:style-name="gr5" draw:text-style-name="P1" draw:layer="layout" svg:width="1.74cm" svg:height="1.74cm" draw:transform="rotate (-1.83259571459489) translate (191.508cm 67.718cm)">
              <text:p/>
            </draw:circle>
            <draw:circle draw:style-name="gr2" draw:text-style-name="P1" draw:layer="layout" svg:width="0.9cm" svg:height="0.9cm" draw:transform="rotate (-1.83259571459489) translate (190.994cm 68.016cm)">
              <text:p/>
            </draw:circle>
            <draw:circle draw:style-name="gr2" draw:text-style-name="P1" draw:layer="layout" svg:width="2.4cm" svg:height="2.4cm" draw:transform="rotate (-1.83259571459489) translate (191.26cm 69.92cm)">
              <text:p/>
            </draw:circle>
            <draw:circle draw:style-name="gr5" draw:text-style-name="P1" draw:layer="layout" svg:width="1.74cm" svg:height="1.74cm" draw:transform="rotate (-1.83259571459489) translate (190.857cm 70.153cm)">
              <text:p/>
            </draw:circle>
            <draw:circle draw:style-name="gr2" draw:text-style-name="P1" draw:layer="layout" svg:width="0.9cm" svg:height="0.9cm" draw:transform="rotate (-1.83259571459489) translate (190.341cm 70.45cm)">
              <text:p/>
            </draw:circle>
            <draw:rect draw:style-name="gr2" draw:text-style-name="P1" draw:layer="layout" svg:width="2.52cm" svg:height="4.22cm" draw:transform="rotate (-1.83259571459489) translate (191.602cm 68.645cm)">
              <text:p/>
            </draw:rect>
            <draw:rect draw:style-name="gr2" draw:text-style-name="P1" draw:layer="layout" svg:width="2.52cm" svg:height="3.46cm" draw:transform="rotate (-1.83259571459489) translate (190.868cm 68.448cm)">
              <text:p/>
            </draw:rect>
            <draw:rect draw:style-name="gr2" draw:text-style-name="P1" draw:layer="layout" svg:width="2.52cm" svg:height="1.715cm" draw:transform="rotate (-1.83259571459489) translate (187.525cm 67.553cm)">
              <text:p/>
            </draw:rect>
            <draw:circle draw:style-name="gr2" draw:text-style-name="P1" draw:layer="layout" svg:width="0.42cm" svg:height="0.42cm" draw:transform="rotate (-1.83259571459489) translate (186.86cm 67.815cm)">
              <text:p/>
            </draw:circle>
            <draw:circle draw:style-name="gr2" draw:text-style-name="P1" draw:layer="layout" svg:width="0.42cm" svg:height="0.42cm" draw:transform="rotate (-1.83259571459489) translate (187.266cm 67.923cm)">
              <text:p/>
            </draw:circle>
            <draw:rect draw:style-name="gr2" draw:text-style-name="P1" draw:layer="layout" svg:width="0.42cm" svg:height="0.42cm" draw:transform="rotate (-1.83259571459489) translate (187.064cm 67.869cm)">
              <text:p/>
            </draw:rect>
            <draw:circle draw:style-name="gr2" draw:text-style-name="P1" draw:layer="layout" svg:width="0.42cm" svg:height="0.42cm" draw:transform="rotate (-1.83259571459489) translate (186.537cm 69.022cm)">
              <text:p/>
            </draw:circle>
            <draw:circle draw:style-name="gr2" draw:text-style-name="P1" draw:layer="layout" svg:width="0.42cm" svg:height="0.42cm" draw:transform="rotate (-1.83259571459489) translate (186.942cm 69.13cm)">
              <text:p/>
            </draw:circle>
            <draw:rect draw:style-name="gr2" draw:text-style-name="P1" draw:layer="layout" svg:width="0.42cm" svg:height="0.42cm" draw:transform="rotate (-1.83259571459489) translate (186.739cm 69.076cm)">
              <text:p/>
            </draw:rect>
            <draw:rect draw:style-name="gr2" draw:text-style-name="P1" draw:layer="layout" svg:width="0.13cm" svg:height="0.48cm" draw:transform="rotate (-1.83259571459489) translate (187.216cm 68.708cm)">
              <text:p/>
            </draw:rect>
            <draw:circle draw:style-name="gr2" draw:text-style-name="P1" draw:layer="layout" svg:width="0.7cm" svg:height="0.7cm" draw:transform="rotate (-1.83259571459489) translate (186.546cm 67.29cm)">
              <text:p/>
            </draw:circle>
            <draw:circle draw:style-name="gr2" draw:text-style-name="P1" draw:layer="layout" svg:width="0.7cm" svg:height="0.7cm" draw:transform="rotate (-1.83259571459489) translate (186.075cm 69.048cm)">
              <text:p/>
            </draw:circle>
            <draw:circle draw:style-name="gr5" draw:text-style-name="P1" draw:layer="layout" svg:width="4.69cm" svg:height="4.69cm" draw:transform="rotate (1.3089969389955) translate (182.081cm 84.718cm)">
              <text:p/>
            </draw:circle>
            <draw:circle draw:style-name="gr6" draw:text-style-name="P1" draw:layer="layout" svg:width="0.6cm" svg:height="0.6cm" draw:transform="rotate (1.3089969389955) translate (184.587cm 83.272cm)">
              <text:p/>
            </draw:circle>
            <draw:circle draw:style-name="gr6" draw:text-style-name="P1" draw:layer="layout" svg:width="3.61cm" svg:height="3.61cm" draw:transform="rotate (1.3089969389955) translate (182.744cm 84.335cm)">
              <text:p/>
            </draw:circle>
            <draw:circle draw:style-name="gr7" draw:text-style-name="P1" draw:layer="layout" svg:width="3.76cm" svg:height="3.76cm" draw:transform="rotate (1.3089969389955) translate (182.651cm 84.388cm)">
              <text:p/>
            </draw:circle>
            <draw:circle draw:style-name="gr8" draw:text-style-name="P1" draw:layer="layout" svg:width="6.05cm" svg:height="6.05cm" draw:transform="rotate (1.3089969389955) translate (181.25cm 85.198cm)">
              <text:p/>
            </draw:circle>
            <draw:circle draw:style-name="gr8" draw:text-style-name="P1" draw:layer="layout" svg:width="5.32cm" svg:height="5.32cm" draw:transform="rotate (1.3089969389955) translate (181.697cm 84.94cm)">
              <text:p/>
            </draw:circle>
            <draw:circle draw:style-name="gr5" draw:text-style-name="P1" draw:layer="layout" svg:width="4.69cm" svg:height="4.69cm" draw:transform="rotate (1.3089969389955) translate (172.898cm 84.704cm)">
              <text:p/>
            </draw:circle>
            <draw:circle draw:style-name="gr6" draw:text-style-name="P1" draw:layer="layout" svg:width="0.6cm" svg:height="0.6cm" draw:transform="rotate (1.3089969389955) translate (175.403cm 83.258cm)">
              <text:p/>
            </draw:circle>
            <draw:circle draw:style-name="gr6" draw:text-style-name="P1" draw:layer="layout" svg:width="3.61cm" svg:height="3.61cm" draw:transform="rotate (1.3089969389955) translate (173.559cm 84.322cm)">
              <text:p/>
            </draw:circle>
            <draw:circle draw:style-name="gr7" draw:text-style-name="P1" draw:layer="layout" svg:width="3.76cm" svg:height="3.76cm" draw:transform="rotate (1.3089969389955) translate (173.467cm 84.375cm)">
              <text:p/>
            </draw:circle>
            <draw:circle draw:style-name="gr8" draw:text-style-name="P1" draw:layer="layout" svg:width="6.05cm" svg:height="6.05cm" draw:transform="rotate (1.3089969389955) translate (172.065cm 85.185cm)">
              <text:p/>
            </draw:circle>
            <draw:circle draw:style-name="gr8" draw:text-style-name="P1" draw:layer="layout" svg:width="5.32cm" svg:height="5.32cm" draw:transform="rotate (1.3089969389955) translate (172.512cm 84.927cm)">
              <text:p/>
            </draw:circle>
            <draw:ellipse draw:style-name="gr8" draw:text-style-name="P1" draw:layer="layout" svg:width="3.13cm" svg:height="3.132cm" draw:transform="skewX (0.0006981317007976) translate (189.542cm 51.97cm)">
              <text:p/>
            </draw:ellipse>
            <draw:circle draw:style-name="gr8" draw:text-style-name="P1" draw:layer="layout" svg:width="3.134cm" svg:height="3.134cm" draw:transform="rotate (-0.872839158923386) translate (193.546cm 55.213cm)">
              <text:p/>
            </draw:circle>
            <draw:line draw:style-name="gr9" draw:text-style-name="P1" draw:layer="layout" svg:x1="189.828cm" svg:y1="52.579cm" svg:x2="173.262cm" svg:y2="81.269cm">
              <text:p/>
            </draw:line>
            <draw:line draw:style-name="gr9" draw:text-style-name="P1" draw:layer="layout" svg:x1="185.362cm" svg:y1="86.088cm" svg:x2="175.674cm" svg:y2="86.08cm">
              <text:p/>
            </draw:line>
            <draw:line draw:style-name="gr9" draw:text-style-name="P1" draw:layer="layout" svg:x1="194.873cm" svg:y1="57.827cm" svg:x2="187.883cm" svg:y2="83.906cm">
              <text:p/>
            </draw:line>
            <draw:line draw:style-name="gr9" draw:text-style-name="P1" draw:layer="layout" svg:x1="192.485cm" svg:y1="52.757cm" svg:x2="194.699cm" svg:y2="56.604cm">
              <text:p/>
            </draw:line>
            <draw:circle draw:style-name="gr10" draw:text-style-name="P1" draw:layer="layout" svg:width="0.143cm" svg:height="0.143cm" draw:transform="skewX (0.006981317007976) rotate (0.0001745329251994) translate (191.035cm 53.464cm)">
              <text:p/>
            </draw:circle>
            <draw:circle draw:style-name="gr10" draw:text-style-name="P1" draw:layer="layout" svg:width="0.141cm" svg:height="0.141cm" draw:transform="rotate (-0.875457152801377) translate (193.362cm 57.321cm)">
              <text:p/>
            </draw:circle>
            <draw:line draw:style-name="gr11" draw:text-style-name="P1" draw:layer="layout" svg:x1="191.165cm" svg:y1="53.479cm" svg:x2="193.379cm" svg:y2="57.326cm">
              <text:p/>
            </draw:line>
            <draw:line draw:style-name="gr11" draw:text-style-name="P1" draw:layer="layout" svg:x1="193.433cm" svg:y1="57.42cm" svg:x2="186.443cm" svg:y2="83.499cm">
              <text:p/>
            </draw:line>
            <draw:line draw:style-name="gr11" draw:text-style-name="P1" draw:layer="layout" svg:x1="191.05cm" svg:y1="53.488cm" svg:x2="173.878cm" svg:y2="83.227cm">
              <text:p/>
            </draw:line>
            <draw:circle draw:style-name="gr10" draw:text-style-name="P1" draw:layer="layout" svg:width="3.09cm" svg:height="3.09cm" draw:transform="rotate (1.3089969389955) translate (183.061cm 84.151cm)">
              <text:p/>
            </draw:circle>
            <draw:line draw:style-name="gr11" draw:text-style-name="P1" draw:layer="layout" svg:x1="185.173cm" svg:y1="84.608cm" svg:x2="173.176cm" svg:y2="84.599cm">
              <text:p/>
            </draw:line>
            <draw:circle draw:style-name="gr10" draw:text-style-name="P1" draw:layer="layout" svg:width="3.09cm" svg:height="3.09cm" draw:transform="rotate (1.3089969389955) translate (173.878cm 84.139cm)">
              <text:p/>
            </draw:circle>
            <draw:g>
              <draw:circle draw:style-name="gr2" draw:text-style-name="P1" draw:layer="layout" svg:width="3.76cm" svg:height="3.76cm" draw:transform="rotate (2.0943951023928) translate (175.086cm 85.618cm)">
                <text:p/>
              </draw:circle>
              <draw:circle draw:style-name="gr2" draw:text-style-name="P1" draw:layer="layout" svg:width="3.1cm" svg:height="3.1cm" draw:transform="rotate (2.0943951023928) translate (175.207cm 85.167cm)">
                <text:p/>
              </draw:circle>
              <draw:circle draw:style-name="gr2" draw:text-style-name="P1" draw:layer="layout" svg:width="0.6cm" svg:height="0.6cm" draw:transform="rotate (2.0943951023928) translate (175.664cm 83.458cm)">
                <text:p/>
              </draw:circle>
              <draw:ellipse draw:style-name="gr2" draw:text-style-name="P1" draw:layer="layout" svg:width="1.201cm" svg:height="1.2cm" draw:transform="rotate (2.0943951023928) translate (175.554cm 83.868cm)">
                <text:p/>
              </draw:ellipse>
              <draw:rect draw:style-name="gr2" draw:text-style-name="P1" draw:layer="layout" svg:width="3.76cm" svg:height="3.93cm" draw:transform="rotate (2.0943951023928) translate (175.7cm 85.262cm)">
                <text:p/>
              </draw:rect>
              <draw:line draw:style-name="gr4" draw:text-style-name="P1" draw:layer="layout" svg:x1="174.833cm" svg:y1="81.421cm" svg:x2="176.713cm" svg:y2="84.678cm">
                <text:p/>
              </draw:line>
              <draw:line draw:style-name="gr4" draw:text-style-name="P1" draw:layer="layout" svg:x1="176.712cm" svg:y1="81.421cm" svg:x2="174.832cm" svg:y2="84.677cm">
                <text:p/>
              </draw:line>
              <draw:line draw:style-name="gr4" draw:text-style-name="P1" draw:layer="layout" svg:x1="173.892cm" svg:y1="83.049cm" svg:x2="177.652cm" svg:y2="83.049cm">
                <text:p/>
              </draw:line>
              <draw:circle draw:style-name="gr2" draw:text-style-name="P1" draw:layer="layout" svg:width="3.76cm" svg:height="3.76cm" draw:transform="rotate (2.0943951023928) translate (175.7cm 85.262cm)">
                <text:p/>
              </draw:circle>
            </draw:g>
            <draw:circle draw:style-name="gr12" draw:text-style-name="P1" draw:layer="layout" svg:width="0.4cm" svg:height="0.4cm" draw:transform="rotate (1.3089969389955) translate (178.819cm 81.278cm)">
              <text:p/>
            </draw:circle>
            <draw:circle draw:style-name="gr4" draw:text-style-name="P1" draw:layer="layout" svg:width="0.4cm" svg:height="0.4cm" draw:transform="rotate (1.3089969389955) translate (184.689cm 83.16cm)">
              <text:p/>
            </draw:circle>
            <draw:circle draw:style-name="gr4" draw:text-style-name="P1" draw:layer="layout" svg:width="0.4cm" svg:height="0.4cm" draw:transform="rotate (1.3089969389955) translate (179.837cm 80.932cm)">
              <text:p/>
            </draw:circle>
            <draw:circle draw:style-name="gr12" draw:text-style-name="P1" draw:layer="layout" svg:width="0.4cm" svg:height="0.4cm" draw:transform="rotate (1.3089969389955) translate (184.741cm 83.179cm)">
              <text:p/>
            </draw:circle>
            <draw:circle draw:style-name="gr4" draw:text-style-name="P1" draw:layer="layout" svg:width="0.2cm" svg:height="0.2cm" draw:transform="rotate (1.3089969389955) translate (190.373cm 55.448cm)">
              <text:p/>
            </draw:circle>
            <draw:circle draw:style-name="gr4" draw:text-style-name="P1" draw:layer="layout" svg:width="0.2cm" svg:height="0.2cm" draw:transform="rotate (1.3089969389955) translate (191.61cm 55.468cm)">
              <text:p/>
            </draw:circle>
            <draw:circle draw:style-name="gr4" draw:text-style-name="P1" draw:layer="layout" svg:width="0.2cm" svg:height="0.2cm" draw:transform="rotate (1.3089969389955) translate (191.395cm 58.206cm)">
              <text:p/>
            </draw:circle>
            <draw:circle draw:style-name="gr4" draw:text-style-name="P1" draw:layer="layout" svg:width="0.2cm" svg:height="0.2cm" draw:transform="rotate (1.3089969389955) translate (192.179cm 59.141cm)">
              <text:p/>
            </draw:circle>
            <draw:circle draw:style-name="gr4" draw:text-style-name="P1" draw:layer="layout" svg:width="0.2cm" svg:height="0.2cm" draw:transform="rotate (1.3089969389955) translate (186.667cm 68.12cm)">
              <text:p/>
            </draw:circle>
            <draw:circle draw:style-name="gr4" draw:text-style-name="P1" draw:layer="layout" svg:width="0.2cm" svg:height="0.2cm" draw:transform="rotate (1.3089969389955) translate (186.357cm 69.279cm)">
              <text:p/>
            </draw:circle>
            <draw:circle draw:style-name="gr4" draw:text-style-name="P1" draw:layer="layout" svg:width="0.2cm" svg:height="0.2cm" draw:transform="rotate (1.3089969389955) translate (185.292cm 70.548cm)">
              <text:p/>
            </draw:circle>
            <draw:circle draw:style-name="gr4" draw:text-style-name="P1" draw:layer="layout" svg:width="0.2cm" svg:height="0.2cm" draw:transform="rotate (1.3089969389955) translate (184.692cm 71.628cm)">
              <text:p/>
            </draw:circle>
            <draw:g>
              <draw:circle draw:style-name="gr4" draw:text-style-name="P1" draw:layer="layout" svg:width="0.2cm" svg:height="0.2cm" draw:transform="rotate (-0.392350015849438) translate (182.885cm 72.961cm)">
                <text:p/>
              </draw:circle>
              <draw:rect draw:style-name="gr2" draw:text-style-name="P1" draw:layer="layout" svg:width="5cm" svg:height="0.301cm" draw:transform="rotate (-0.392699081699837) translate (182.183cm 72.608cm)">
                <text:p/>
              </draw:rect>
              <draw:rect draw:style-name="gr2" draw:text-style-name="P1" draw:layer="layout" svg:width="1.2cm" svg:height="0.301cm" draw:transform="rotate (-0.393048147550235) translate (182.183cm 72.608cm)">
                <text:p/>
              </draw:rect>
              <draw:rect draw:style-name="gr2" draw:text-style-name="P1" draw:layer="layout" svg:width="1.2cm" svg:height="0.301cm" draw:transform="rotate (-0.393048147550235) translate (185.693cm 74.062cm)">
                <text:p/>
              </draw:rect>
              <draw:circle draw:style-name="gr12" draw:text-style-name="P1" draw:layer="layout" svg:width="0.2cm" svg:height="0.2cm" draw:transform="rotate (-0.392350015849438) translate (182.41cm 72.775cm)">
                <text:p/>
              </draw:circle>
              <draw:circle draw:style-name="gr12" draw:text-style-name="P1" draw:layer="layout" svg:width="0.2cm" svg:height="0.2cm" draw:transform="rotate (-0.392350015849438) translate (186.382cm 74.419cm)">
                <text:p/>
              </draw:circle>
              <draw:circle draw:style-name="gr4" draw:text-style-name="P1" draw:layer="layout" svg:width="0.2cm" svg:height="0.2cm" draw:transform="rotate (-0.392350015849438) translate (185.841cm 74.186cm)">
                <text:p/>
              </draw:circle>
            </draw:g>
            <draw:g>
              <draw:circle draw:style-name="gr12" draw:text-style-name="P1" draw:layer="layout" svg:width="0.2cm" svg:height="0.2cm" draw:transform="rotate (1.0458012877948) translate (184.316cm 66.532cm)">
                <text:p/>
              </draw:circle>
              <draw:rect draw:style-name="gr2" draw:text-style-name="P1" draw:layer="layout" svg:width="11.5cm" svg:height="0.299cm" draw:transform="rotate (1.0471975511964) translate (184.032cm 66.922cm)">
                <text:p/>
              </draw:rect>
              <draw:rect draw:style-name="gr2" draw:text-style-name="P1" draw:layer="layout" svg:width="2cm" svg:height="0.3cm" draw:transform="rotate (1.0470230182712) translate (184.032cm 66.922cm)">
                <text:p/>
              </draw:rect>
              <draw:rect draw:style-name="gr2" draw:text-style-name="P1" draw:layer="layout" svg:width="2cm" svg:height="0.3cm" draw:transform="rotate (1.0470230182712) translate (188.783cm 58.695cm)">
                <text:p/>
              </draw:rect>
              <draw:circle draw:style-name="gr4" draw:text-style-name="P1" draw:layer="layout" svg:width="0.2cm" svg:height="0.2cm" draw:transform="rotate (1.0458012877948) translate (184.783cm 65.734cm)">
                <text:p/>
              </draw:circle>
              <draw:circle draw:style-name="gr12" draw:text-style-name="P1" draw:layer="layout" svg:width="0.2cm" svg:height="0.2cm" draw:transform="rotate (-2.09579136579558) translate (189.857cm 57.347cm)">
                <text:p/>
              </draw:circle>
              <draw:circle draw:style-name="gr4" draw:text-style-name="P1" draw:layer="layout" svg:width="0.2cm" svg:height="0.2cm" draw:transform="rotate (-2.09579136579558) translate (189.388cm 58.146cm)">
                <text:p/>
              </draw:circle>
            </draw:g>
            <draw:g>
              <draw:rect draw:style-name="gr2" draw:text-style-name="P1" draw:layer="layout" svg:width="6.6cm" svg:height="0.3cm" draw:transform="rotate (1.3089969389955) translate (190.008cm 66.712cm)">
                <text:p/>
              </draw:rect>
              <draw:rect draw:style-name="gr2" draw:text-style-name="P1" draw:layer="layout" svg:width="2cm" svg:height="0.3cm" draw:transform="rotate (1.3089969389955) translate (190.008cm 66.712cm)">
                <text:p/>
              </draw:rect>
              <draw:rect draw:style-name="gr2" draw:text-style-name="P1" draw:layer="layout" svg:width="2cm" svg:height="0.3cm" draw:transform="rotate (1.3089969389955) translate (191.198cm 62.268cm)">
                <text:p/>
              </draw:rect>
              <draw:circle draw:style-name="gr12" draw:text-style-name="P1" draw:layer="layout" svg:width="0.2cm" svg:height="0.2cm" draw:transform="rotate (1.3089969389955) translate (190.176cm 66.251cm)">
                <text:p/>
              </draw:circle>
              <draw:circle draw:style-name="gr4" draw:text-style-name="P1" draw:layer="layout" svg:width="0.2cm" svg:height="0.2cm" draw:transform="rotate (1.3089969389955) translate (190.421cm 65.359cm)">
                <text:p/>
              </draw:circle>
              <draw:circle draw:style-name="gr12" draw:text-style-name="P1" draw:layer="layout" svg:width="0.2cm" svg:height="0.2cm" draw:transform="rotate (-1.83259571459489) translate (191.83cm 60.871cm)">
                <text:p/>
              </draw:circle>
              <draw:circle draw:style-name="gr4" draw:text-style-name="P1" draw:layer="layout" svg:width="0.2cm" svg:height="0.2cm" draw:transform="rotate (-1.83259571459489) translate (191.585cm 61.763cm)">
                <text:p/>
              </draw:circle>
            </draw:g>
            <draw:g>
              <draw:rect draw:style-name="gr2" draw:text-style-name="P1" draw:layer="layout" svg:width="8cm" svg:height="0.3cm" draw:transform="rotate (1.3089969389955) translate (186.484cm 79.863cm)">
                <text:p/>
              </draw:rect>
              <draw:rect draw:style-name="gr2" draw:text-style-name="P1" draw:layer="layout" svg:width="2cm" svg:height="0.3cm" draw:transform="rotate (1.3089969389955) translate (186.484cm 79.863cm)">
                <text:p/>
              </draw:rect>
              <draw:rect draw:style-name="gr2" draw:text-style-name="P1" draw:layer="layout" svg:width="2cm" svg:height="0.3cm" draw:transform="rotate (1.3089969389955) translate (188.037cm 74.066cm)">
                <text:p/>
              </draw:rect>
              <draw:circle draw:style-name="gr12" draw:text-style-name="P1" draw:layer="layout" svg:width="0.2cm" svg:height="0.2cm" draw:transform="rotate (1.3089969389955) translate (186.669cm 79.342cm)">
                <text:p/>
              </draw:circle>
              <draw:circle draw:style-name="gr4" draw:text-style-name="P1" draw:layer="layout" svg:width="0.2cm" svg:height="0.2cm" draw:transform="rotate (1.3089969389955) translate (186.914cm 78.45cm)">
                <text:p/>
              </draw:circle>
              <draw:circle draw:style-name="gr12" draw:text-style-name="P1" draw:layer="layout" svg:width="0.2cm" svg:height="0.2cm" draw:transform="rotate (-1.83259571459489) translate (188.695cm 72.577cm)">
                <text:p/>
              </draw:circle>
              <draw:circle draw:style-name="gr4" draw:text-style-name="P1" draw:layer="layout" svg:width="0.2cm" svg:height="0.2cm" draw:transform="rotate (-1.83259571459489) translate (188.451cm 73.469cm)">
                <text:p/>
              </draw:circle>
            </draw:g>
            <draw:circle draw:style-name="gr12" draw:text-style-name="P1" draw:layer="layout" svg:width="0.2cm" svg:height="0.2cm" draw:transform="rotate (1.0458012877948) translate (177.871cm 77.653cm)">
              <text:p/>
            </draw:circle>
            <draw:circle draw:style-name="gr4" draw:text-style-name="P1" draw:layer="layout" svg:width="0.2cm" svg:height="0.2cm" draw:transform="rotate (1.0458012877948) translate (178.134cm 77.143cm)">
              <text:p/>
            </draw:circle>
            <draw:circle draw:style-name="gr12" draw:text-style-name="P1" draw:layer="layout" svg:width="0.2cm" svg:height="0.2cm" draw:transform="rotate (-2.09579136579558) translate (181.084cm 72.463cm)">
              <text:p/>
            </draw:circle>
            <draw:circle draw:style-name="gr4" draw:text-style-name="P1" draw:layer="layout" svg:width="0.2cm" svg:height="0.2cm" draw:transform="rotate (-2.09579136579558) translate (180.703cm 73.144cm)">
              <text:p/>
            </draw:circle>
            <draw:circle draw:style-name="gr2" draw:text-style-name="P1" draw:layer="layout" svg:width="0.3cm" svg:height="0.3cm" draw:transform="rotate (1.3089969389955) translate (184.251cm 73.81cm)">
              <text:p/>
            </draw:circle>
            <draw:circle draw:style-name="gr2" draw:text-style-name="P1" draw:layer="layout" svg:width="0.3cm" svg:height="0.3cm" draw:transform="rotate (1.3089969389955) translate (186.855cm 62.123cm)">
              <text:p/>
            </draw:circle>
            <draw:circle draw:style-name="gr2" draw:text-style-name="P1" draw:layer="layout" svg:width="0.3cm" svg:height="0.3cm" draw:transform="rotate (1.3089969389955) translate (190.823cm 63.67cm)">
              <text:p/>
            </draw:circle>
            <draw:circle draw:style-name="gr2" draw:text-style-name="P1" draw:layer="layout" svg:width="0.3cm" svg:height="0.3cm" draw:transform="rotate (1.3089969389955) translate (187.481cm 76.145cm)">
              <text:p/>
            </draw:circle>
            <draw:circle draw:style-name="gr10" draw:text-style-name="P1" draw:layer="layout" svg:width="0.9cm" svg:height="0.9cm" draw:transform="rotate (-0.872664625998186) translate (193.003cm 56.847cm)">
              <text:p/>
            </draw:circle>
            <draw:circle draw:style-name="gr10" draw:text-style-name="P1" draw:layer="layout" svg:width="0.9cm" svg:height="0.9cm" draw:transform="rotate (-0.872664625998186) translate (191.165cm 53.662cm)">
              <text:p/>
            </draw:circle>
            <draw:circle draw:style-name="gr2" draw:text-style-name="P1" draw:layer="layout" svg:width="0.3cm" svg:height="0.3cm" draw:transform="rotate (1.3089969389955) translate (190.929cm 55.529cm)">
              <text:p/>
            </draw:circle>
            <draw:circle draw:style-name="gr2" draw:text-style-name="P1" draw:layer="layout" svg:width="0.3cm" svg:height="0.3cm" draw:transform="rotate (1.3089969389955) translate (191.676cm 58.766cm)">
              <text:p/>
            </draw:circle>
            <draw:rect draw:style-name="gr2" draw:text-style-name="P1" draw:layer="layout" svg:width="1.624cm" svg:height="3.8cm" draw:transform="rotate (-2.61799387799219) translate (179.025cm 83.363cm)">
              <text:p/>
            </draw:rect>
            <draw:rect draw:style-name="gr2" draw:text-style-name="P1" draw:layer="layout" svg:width="1cm" svg:height="4.8cm" draw:transform="rotate (-2.61799387799219) translate (177.869cm 84.61cm)">
              <text:p/>
            </draw:rect>
            <draw:circle draw:style-name="gr4" draw:text-style-name="P1" draw:layer="layout" svg:width="0.4cm" svg:height="0.4cm" draw:transform="rotate (2.0943951023928) translate (175.214cm 81.106cm)">
              <text:p/>
            </draw:circle>
            <draw:circle draw:style-name="gr4" draw:text-style-name="P1" draw:layer="layout" svg:width="0.4cm" svg:height="0.4cm" draw:transform="rotate (2.0943951023928) translate (176.516cm 81.161cm)">
              <text:p/>
            </draw:circle>
            <draw:g>
              <draw:rect draw:style-name="gr2" draw:text-style-name="P1" draw:layer="layout" svg:width="3.76cm" svg:height="0.2cm" draw:transform="rotate (2.0943951023928) translate (178.758cm 83.498cm)">
                <text:p/>
              </draw:rect>
              <draw:circle draw:style-name="gr4" draw:text-style-name="P1" draw:layer="layout" svg:width="0.4cm" svg:height="0.4cm" draw:transform="rotate (2.0943951023928) translate (177.517cm 80.835cm)">
                <text:p/>
              </draw:circle>
              <draw:g>
                <draw:rect draw:style-name="gr2" draw:text-style-name="P1" draw:layer="layout" svg:width="5.001cm" svg:height="0.6cm" draw:transform="rotate (-2.61799387799219) translate (184.004cm 81.183cm)">
                  <text:p/>
                </draw:rect>
                <draw:rect draw:style-name="gr2" draw:text-style-name="P1" draw:layer="layout" svg:width="1.5cm" svg:height="0.6cm" draw:transform="rotate (-2.61799387799219) translate (180.971cm 82.933cm)">
                  <text:p/>
                </draw:rect>
                <draw:rect draw:style-name="gr2" draw:text-style-name="P1" draw:layer="layout" svg:width="3cm" svg:height="0.6cm" draw:transform="rotate (-2.61799387799219) translate (182.271cm 82.183cm)">
                  <text:p/>
                </draw:rect>
                <draw:rect draw:style-name="gr2" draw:text-style-name="P1" draw:layer="layout" svg:width="1cm" svg:height="0.6cm" draw:transform="rotate (-2.61799387799219) translate (180.538cm 83.183cm)">
                  <text:p/>
                </draw:rect>
                <draw:rect draw:style-name="gr2" draw:text-style-name="P1" draw:layer="layout" svg:width="1cm" svg:height="0.6cm" draw:transform="rotate (-2.61799387799219) translate (182.271cm 82.183cm)">
                  <text:p/>
                </draw:rect>
                <draw:rect draw:style-name="gr2" draw:text-style-name="P1" draw:layer="layout" svg:width="0.6cm" svg:height="0.6cm" draw:transform="rotate (-2.61799387799219) translate (179.672cm 83.684cm)">
                  <text:p/>
                </draw:rect>
                <draw:rect draw:style-name="gr14" draw:text-style-name="P1" draw:layer="layout" svg:width="0.199cm" svg:height="0.4cm" draw:transform="rotate (-2.61799387799219) translate (179.598cm 83.606cm)">
                  <text:p/>
                </draw:rect>
                <draw:circle draw:style-name="gr2" draw:text-style-name="P1" draw:layer="layout" svg:width="0.3cm" svg:height="0.3cm" draw:transform="rotate (2.0943951023928) translate (180.759cm 82.883cm)">
                  <text:p/>
                </draw:circle>
                <draw:ellipse draw:style-name="gr4" draw:text-style-name="P1" draw:layer="layout" svg:width="0.4cm" svg:height="0.2cm" draw:transform="rotate (2.0943951023928) translate (180.456cm 83.114cm)">
                  <text:p/>
                </draw:ellipse>
                <draw:ellipse draw:style-name="gr12" draw:text-style-name="P1" draw:layer="layout" svg:width="0.4cm" svg:height="0.2cm" draw:transform="rotate (2.0943951023928) translate (179.988cm 83.393cm)">
                  <text:p/>
                </draw:ellipse>
                <draw:ellipse draw:style-name="gr12" draw:text-style-name="P1" draw:layer="layout" svg:width="0.4cm" svg:height="0.2cm" draw:transform="rotate (2.0943951023928) translate (181.69cm 82.412cm)">
                  <text:p/>
                </draw:ellipse>
              </draw:g>
              <draw:circle draw:style-name="gr2" draw:text-style-name="P1" draw:layer="layout" svg:width="0.3cm" svg:height="0.3cm" draw:transform="rotate (2.0943951023928) translate (178.107cm 81.872cm)">
                <text:p/>
              </draw:circle>
              <draw:rect draw:style-name="gr2" draw:text-style-name="P1" draw:layer="layout" svg:width="6.001cm" svg:height="0.6cm" draw:transform="rotate (2.0943951023928) translate (179.404cm 84.416cm)">
                <text:p/>
              </draw:rect>
              <draw:g>
                <draw:rect draw:style-name="gr2" draw:text-style-name="P1" draw:layer="layout" svg:width="5.001cm" svg:height="0.6cm" draw:transform="rotate (-2.61799387799219) translate (181.805cm 77.372cm)">
                  <text:p/>
                </draw:rect>
                <draw:rect draw:style-name="gr2" draw:text-style-name="P1" draw:layer="layout" svg:width="1.5cm" svg:height="0.6cm" draw:transform="rotate (-2.61799387799219) translate (178.774cm 79.122cm)">
                  <text:p/>
                </draw:rect>
                <draw:rect draw:style-name="gr2" draw:text-style-name="P1" draw:layer="layout" svg:width="3cm" svg:height="0.6cm" draw:transform="rotate (-2.61799387799219) translate (180.071cm 78.372cm)">
                  <text:p/>
                </draw:rect>
                <draw:rect draw:style-name="gr2" draw:text-style-name="P1" draw:layer="layout" svg:width="1cm" svg:height="0.6cm" draw:transform="rotate (-2.61799387799219) translate (178.339cm 79.372cm)">
                  <text:p/>
                </draw:rect>
                <draw:rect draw:style-name="gr2" draw:text-style-name="P1" draw:layer="layout" svg:width="1cm" svg:height="0.6cm" draw:transform="rotate (-2.61799387799219) translate (180.071cm 78.373cm)">
                  <text:p/>
                </draw:rect>
                <draw:rect draw:style-name="gr2" draw:text-style-name="P1" draw:layer="layout" svg:width="0.6cm" svg:height="0.6cm" draw:transform="rotate (-2.61799387799219) translate (177.471cm 79.873cm)">
                  <text:p/>
                </draw:rect>
                <draw:rect draw:style-name="gr14" draw:text-style-name="P1" draw:layer="layout" svg:width="0.199cm" svg:height="0.4cm" draw:transform="rotate (-2.61799387799219) translate (177.4cm 79.795cm)">
                  <text:p/>
                </draw:rect>
                <draw:circle draw:style-name="gr2" draw:text-style-name="P1" draw:layer="layout" svg:width="0.3cm" svg:height="0.3cm" draw:transform="rotate (2.0943951023928) translate (178.559cm 79.071cm)">
                  <text:p/>
                </draw:circle>
                <draw:ellipse draw:style-name="gr4" draw:text-style-name="P1" draw:layer="layout" svg:width="0.4cm" svg:height="0.2cm" draw:transform="rotate (2.0943951023928) translate (178.255cm 79.304cm)">
                  <text:p/>
                </draw:ellipse>
                <draw:ellipse draw:style-name="gr12" draw:text-style-name="P1" draw:layer="layout" svg:width="0.4cm" svg:height="0.2cm" draw:transform="rotate (2.0943951023928) translate (177.788cm 79.581cm)">
                  <text:p/>
                </draw:ellipse>
                <draw:ellipse draw:style-name="gr12" draw:text-style-name="P1" draw:layer="layout" svg:width="0.4cm" svg:height="0.2cm" draw:transform="rotate (2.0943951023928) translate (179.491cm 78.603cm)">
                  <text:p/>
                </draw:ellipse>
              </draw:g>
              <draw:rect draw:style-name="gr2" draw:text-style-name="P1" draw:layer="layout" svg:width="1cm" svg:height="0.6cm" draw:transform="rotate (2.0943951023928) translate (177.203cm 80.605cm)">
                <text:p/>
              </draw:rect>
              <draw:circle draw:style-name="gr12" draw:text-style-name="P1" draw:layer="layout" svg:width="0.4cm" svg:height="0.4cm" draw:transform="rotate (2.0943951023928) translate (177.239cm 80.397cm)">
                <text:p/>
              </draw:circle>
              <draw:rect draw:style-name="gr2" draw:text-style-name="P1" draw:layer="layout" svg:width="1cm" svg:height="0.6cm" draw:transform="rotate (2.0943951023928) translate (179.103cm 83.896cm)">
                <text:p/>
              </draw:rect>
              <draw:circle draw:style-name="gr12" draw:text-style-name="P1" draw:layer="layout" svg:width="0.4cm" svg:height="0.4cm" draw:transform="rotate (2.0943951023928) translate (178.989cm 83.428cm)">
                <text:p/>
              </draw:circle>
            </draw:g>
            <draw:g>
              <draw:ellipse draw:style-name="gr2" draw:text-style-name="P1" draw:layer="layout" svg:width="3.181cm" svg:height="3.18cm" draw:transform="rotate (2.0943951023928) translate (179.217cm 82.895cm)">
                <text:p/>
              </draw:ellipse>
              <draw:circle draw:style-name="gr2" draw:text-style-name="P1" draw:layer="layout" svg:width="2.15cm" svg:height="2.15cm" draw:transform="rotate (2.0943951023928) translate (179.407cm 82.191cm)">
                <text:p/>
              </draw:circle>
              <draw:circle draw:style-name="gr2" draw:text-style-name="P1" draw:layer="layout" svg:width="0.199cm" svg:height="0.2cm" draw:transform="rotate (2.0943951023928) translate (180.43cm 82.014cm)">
                <text:p/>
              </draw:circle>
              <draw:line draw:style-name="gr2" draw:text-style-name="P1" draw:layer="layout" svg:x1="179.005cm" svg:y1="79.346cm" svg:x2="180.595cm" svg:y2="82.1cm">
                <text:p/>
              </draw:line>
              <draw:circle draw:style-name="gr2" draw:text-style-name="P1" draw:layer="layout" svg:width="0.2cm" svg:height="0.2cm" draw:transform="rotate (1.0458012877948) translate (178.996cm 81.914cm)">
                <text:p/>
              </draw:circle>
              <draw:circle draw:style-name="gr2" draw:text-style-name="P1" draw:layer="layout" svg:width="0.2cm" svg:height="0.2cm" draw:transform="rotate (-3.14019639018879) translate (181.233cm 80.822cm)">
                <text:p/>
              </draw:circle>
              <draw:circle draw:style-name="gr2" draw:text-style-name="P1" draw:layer="layout" svg:width="0.2cm" svg:height="0.2cm" draw:transform="rotate (-2.09579136579558) translate (180.604cm 79.531cm)">
                <text:p/>
              </draw:circle>
              <draw:circle draw:style-name="gr2" draw:text-style-name="P1" draw:layer="layout" svg:width="0.2cm" svg:height="0.2cm" draw:transform="rotate (0.0013962634015952) translate (178.367cm 80.625cm)">
                <text:p/>
              </draw:circle>
              <draw:line draw:style-name="gr2" draw:text-style-name="P1" draw:layer="layout" svg:x1="178.21cm" svg:y1="80.723cm" svg:x2="181.39cm" svg:y2="80.723cm">
                <text:p/>
              </draw:line>
              <draw:line draw:style-name="gr2" draw:text-style-name="P1" draw:layer="layout" svg:x1="180.594cm" svg:y1="79.346cm" svg:x2="179.004cm" svg:y2="82.1cm">
                <text:p/>
              </draw:line>
              <draw:circle draw:style-name="gr2" draw:text-style-name="P1" draw:layer="layout" svg:width="0.199cm" svg:height="0.2cm" draw:transform="rotate (-1.04719755119759) translate (179.171cm 79.432cm)">
                <text:p/>
              </draw:circle>
            </draw:g>
            <draw:g>
              <draw:circle draw:style-name="gr2" draw:text-style-name="P1" draw:layer="layout" svg:width="6cm" svg:height="6cm" draw:transform="rotate (1.3089969389955) translate (176.125cm 82.844cm)">
                <text:p/>
              </draw:circle>
              <draw:circle draw:style-name="gr2" draw:text-style-name="P1" draw:layer="layout" svg:width="4.8cm" svg:height="4.8cm" draw:transform="rotate (1.3089969389955) translate (176.86cm 82.42cm)">
                <text:p/>
              </draw:circle>
            </draw:g>
            <draw:g>
              <draw:rect draw:style-name="gr2" draw:text-style-name="P1" draw:layer="layout" svg:width="7cm" svg:height="0.3cm" draw:transform="rotate (1.0471975511964) translate (177.568cm 78.035cm)">
                <text:p/>
              </draw:rect>
              <draw:rect draw:style-name="gr2" draw:text-style-name="P1" draw:layer="layout" svg:width="1.6cm" svg:height="0.3cm" draw:transform="rotate (1.0471975511964) translate (180.268cm 73.359cm)">
                <text:p/>
              </draw:rect>
              <draw:rect draw:style-name="gr2" draw:text-style-name="P1" draw:layer="layout" svg:width="1.6cm" svg:height="0.3cm" draw:transform="rotate (1.0471975511964) translate (177.568cm 78.035cm)">
                <text:p/>
              </draw:rect>
              <draw:circle draw:style-name="gr2" draw:text-style-name="P1" draw:layer="layout" svg:width="0.3cm" svg:height="0.3cm" draw:transform="rotate (1.0463248865704) translate (179.244cm 75.135cm)">
                <text:p/>
              </draw:circle>
            </draw:g>
          </draw:g>
          <draw:rect draw:style-name="gr29" draw:text-style-name="P2" draw:layer="layout" svg:width="30.749cm" svg:height="8.633cm" draw:transform="rotate (1.3089969389955) translate (163.928cm 108.31cm)">
            <text:p/>
          </draw:rect>
        </draw:g>
        <draw:g>
          <draw:g>
            <draw:g>
              <draw:rect draw:style-name="gr2" draw:text-style-name="P1" draw:layer="layout" svg:width="45cm" svg:height="1.905cm" svg:x="138cm" svg:y="80.846cm">
                <text:p/>
              </draw:rect>
              <draw:rect draw:style-name="gr2" draw:text-style-name="P1" draw:layer="layout" svg:width="45cm" svg:height="0.159cm" svg:x="138cm" svg:y="82.592cm">
                <text:p/>
              </draw:rect>
            </draw:g>
            <draw:g>
              <draw:rect draw:style-name="gr2" draw:text-style-name="P1" draw:layer="layout" svg:width="3.85cm" svg:height="11.7cm" draw:transform="rotate (1.5707963267946) translate (145.6cm 73.166cm)">
                <text:p/>
              </draw:rect>
              <draw:g>
                <draw:line draw:style-name="gr2" draw:text-style-name="P1" draw:layer="layout" svg:x1="150.5cm" svg:y1="71.616cm" svg:x2="150.5cm" svg:y2="68.616cm">
                  <text:p/>
                </draw:line>
                <draw:line draw:style-name="gr2" draw:text-style-name="P1" draw:layer="layout" svg:x1="152cm" svg:y1="70.116cm" svg:x2="149cm" svg:y2="70.116cm">
                  <text:p/>
                </draw:line>
              </draw:g>
              <draw:rect draw:style-name="gr2" draw:text-style-name="P1" draw:layer="layout" svg:width="0.053cm" svg:height="1.2cm" draw:transform="rotate (-1.57079632679579) translate (152.05cm 73.113cm)">
                <text:p/>
              </draw:rect>
              <draw:rect draw:style-name="gr2" draw:text-style-name="P1" draw:layer="layout" svg:width="1.9cm" svg:height="0.2cm" draw:transform="rotate (3.1415926535892) translate (145.6cm 73.166cm)">
                <text:p/>
              </draw:rect>
              <draw:g>
                <draw:ellipse draw:style-name="gr2" draw:text-style-name="P1" draw:layer="layout" svg:width="0.098cm" svg:height="0.37cm" draw:transform="rotate (-1.57079632679579) translate (151.635cm 72.866cm)">
                  <text:p/>
                </draw:ellipse>
                <draw:ellipse draw:style-name="gr2" draw:text-style-name="P1" draw:layer="layout" svg:width="0.098cm" svg:height="0.37cm" draw:transform="rotate (-1.57079632679579) translate (151.635cm 73.068cm)">
                  <text:p/>
                </draw:ellipse>
                <draw:rect draw:style-name="gr2" draw:text-style-name="P1" draw:layer="layout" svg:width="0.202cm" svg:height="0.37cm" draw:transform="rotate (-1.57079632679579) translate (151.635cm 72.915cm)">
                  <text:p/>
                </draw:rect>
              </draw:g>
              <draw:g>
                <draw:ellipse draw:style-name="gr2" draw:text-style-name="P1" draw:layer="layout" svg:width="-0.37cm" svg:height="-0.3cm" svg:x="145.38cm" svg:y="73.166cm">
                  <text:p/>
                </draw:ellipse>
                <draw:ellipse draw:style-name="gr2" draw:text-style-name="P1" draw:layer="layout" svg:width="-0.37cm" svg:height="-0.3cm" svg:x="144.62cm" svg:y="73.166cm">
                  <text:p/>
                </draw:ellipse>
                <draw:rect draw:style-name="gr2" draw:text-style-name="P1" draw:layer="layout" svg:width="-0.76cm" svg:height="-0.3cm" svg:x="145.195cm" svg:y="73.166cm">
                  <text:p/>
                </draw:rect>
              </draw:g>
            </draw:g>
            <draw:rect draw:style-name="gr2" draw:text-style-name="P1" draw:layer="layout" svg:width="34cm" svg:height="9.4cm" svg:x="138cm" svg:y="73.166cm">
              <text:p/>
            </draw:rect>
            <draw:g>
              <draw:g>
                <draw:circle draw:style-name="gr2" draw:text-style-name="P1" draw:layer="layout" svg:width="3.18cm" svg:height="3.18cm" draw:transform="skewX (0.0012217304763958) rotate (-1.57079632679579) translate (142.71cm 79.41cm)">
                  <text:p/>
                </draw:circle>
                <draw:circle draw:style-name="gr2" draw:text-style-name="P1" draw:layer="layout" svg:width="2.148cm" svg:height="2.148cm" draw:transform="rotate (-1.57079632679579) translate (142.194cm 79.926cm)">
                  <text:p/>
                </draw:circle>
                <draw:ellipse draw:style-name="gr2" draw:text-style-name="P1" draw:layer="layout" svg:width="0.204cm" svg:height="0.2cm" draw:transform="skewX (-0.020071286397931) rotate (-1.57079632679579) translate (141.218cm 82.23cm)">
                  <text:p/>
                </draw:ellipse>
                <draw:line draw:style-name="gr2" draw:text-style-name="P1" draw:layer="layout" svg:x1="141.119cm" svg:y1="79.411cm" svg:x2="141.119cm" svg:y2="82.592cm">
                  <text:p/>
                </draw:line>
                <draw:circle draw:style-name="gr2" draw:text-style-name="P1" draw:layer="layout" svg:width="0.199cm" svg:height="0.199cm" draw:transform="rotate (-0.526565835327777) translate (142.238cm 81.53cm)">
                  <text:p/>
                </draw:circle>
                <draw:ellipse draw:style-name="gr2" draw:text-style-name="P1" draw:layer="layout" svg:width="0.204cm" svg:height="0.199cm" draw:transform="skewX (0.00506145483078262) rotate (-2.60787096833062) translate (140.102cm 81.702cm)">
                  <text:p/>
                </draw:ellipse>
                <draw:circle draw:style-name="gr2" draw:text-style-name="P1" draw:layer="layout" svg:width="0.199cm" svg:height="0.199cm" draw:transform="rotate (2.61502681826261) translate (140.002cm 80.47cm)">
                  <text:p/>
                </draw:circle>
                <draw:ellipse draw:style-name="gr2" draw:text-style-name="P1" draw:layer="layout" svg:width="0.199cm" svg:height="0.202cm" draw:transform="skewX (0.00994837673636576) rotate (0.52656583532659) translate (142.138cm 80.298cm)">
                  <text:p/>
                </draw:ellipse>
                <draw:line draw:style-name="gr2" draw:text-style-name="P1" draw:layer="layout" svg:x1="142.496cm" svg:y1="80.205cm" svg:x2="139.742cm" svg:y2="81.795cm">
                  <text:p/>
                </draw:line>
                <draw:line draw:style-name="gr2" draw:text-style-name="P1" draw:layer="layout" svg:x1="139.743cm" svg:y1="80.205cm" svg:x2="142.497cm" svg:y2="81.795cm">
                  <text:p/>
                </draw:line>
                <draw:circle draw:style-name="gr2" draw:text-style-name="P1" draw:layer="layout" svg:width="0.196cm" svg:height="0.196cm" draw:transform="rotate (1.5707963267946) translate (141.018cm 79.766cm)">
                  <text:p/>
                </draw:circle>
              </draw:g>
              <draw:circle draw:style-name="gr2" draw:text-style-name="P1" draw:layer="layout" svg:width="6cm" svg:height="6cm" svg:x="138.126cm" svg:y="78.006cm">
                <text:p/>
              </draw:circle>
              <draw:path draw:style-name="gr24" draw:text-style-name="P1" draw:layer="layout" svg:width="2cm" svg:height="0.527cm" draw:transform="skewX (0.00279252680319045) rotate (0.604058454115123) translate (143.096297341577cm 83.2675179792634cm)" svg:viewBox="0 0 2001 528" svg:d="m0 3c443-1 606-19 874 44 808 190 1122 482 1127 481">
                <text:p/>
              </draw:path>
            </draw:g>
            <draw:g>
              <draw:g>
                <draw:circle draw:style-name="gr2" draw:text-style-name="P1" draw:layer="layout" svg:width="3.18cm" svg:height="3.18cm" draw:transform="skewX (-0.0012217304763958) rotate (1.5707963267946) translate (178.29cm 82.598cm)">
                  <text:p/>
                </draw:circle>
                <draw:circle draw:style-name="gr2" draw:text-style-name="P1" draw:layer="layout" svg:width="2.148cm" svg:height="2.148cm" draw:transform="rotate (1.5707963267946) translate (178.806cm 82.082cm)">
                  <text:p/>
                </draw:circle>
                <draw:ellipse draw:style-name="gr2" draw:text-style-name="P1" draw:layer="layout" svg:width="0.204cm" svg:height="0.2cm" draw:transform="skewX (0.020071286397931) rotate (1.5707963267946) translate (179.782cm 82.442cm)">
                  <text:p/>
                </draw:ellipse>
                <draw:line draw:style-name="gr2" draw:text-style-name="P1" draw:layer="layout" svg:x1="179.881cm" svg:y1="79.419cm" svg:x2="179.881cm" svg:y2="82.6cm">
                  <text:p/>
                </draw:line>
                <draw:circle draw:style-name="gr2" draw:text-style-name="P1" draw:layer="layout" svg:width="0.199cm" svg:height="0.199cm" draw:transform="rotate (0.52656583532659) translate (178.59cm 81.638cm)">
                  <text:p/>
                </draw:circle>
                <draw:circle draw:style-name="gr2" draw:text-style-name="P1" draw:layer="layout" svg:width="0.204cm" svg:height="0.204cm" draw:transform="rotate (2.60787096832943) translate (181.074cm 81.814cm)">
                  <text:p/>
                </draw:circle>
                <draw:circle draw:style-name="gr2" draw:text-style-name="P1" draw:layer="layout" svg:width="0.199cm" svg:height="0.199cm" draw:transform="rotate (-2.6150268182638) translate (181.17cm 80.378cm)">
                  <text:p/>
                </draw:circle>
                <draw:ellipse draw:style-name="gr2" draw:text-style-name="P1" draw:layer="layout" svg:width="0.199cm" svg:height="0.204cm" draw:transform="skewX (0.00488692190558321) rotate (-0.526565835327777) translate (178.69cm 80.206cm)">
                  <text:p/>
                </draw:ellipse>
                <draw:line draw:style-name="gr2" draw:text-style-name="P1" draw:layer="layout" svg:x1="178.504cm" svg:y1="80.213cm" svg:x2="181.258cm" svg:y2="81.803cm">
                  <text:p/>
                </draw:line>
                <draw:line draw:style-name="gr2" draw:text-style-name="P1" draw:layer="layout" svg:x1="181.257cm" svg:y1="80.213cm" svg:x2="178.503cm" svg:y2="81.803cm">
                  <text:p/>
                </draw:line>
                <draw:circle draw:style-name="gr2" draw:text-style-name="P1" draw:layer="layout" svg:width="0.196cm" svg:height="0.196cm" draw:transform="rotate (-1.57079632679579) translate (179.982cm 79.578cm)">
                  <text:p/>
                </draw:circle>
              </draw:g>
              <draw:circle draw:style-name="gr2" draw:text-style-name="P1" draw:layer="layout" svg:width="6cm" svg:height="6cm" svg:x="176.874cm" svg:y="78.014cm">
                <text:p/>
              </draw:circle>
              <draw:path draw:style-name="gr24" draw:text-style-name="P1" draw:layer="layout" svg:width="2cm" svg:height="0.527cm" draw:transform="skewX (-0.0013962634015951) rotate (-0.604058454116309) translate (176.257154069225cm 82.1392160013171cm)" svg:viewBox="0 0 2001 528" svg:d="m2001 3c-443-1-607-19-874 44-808 190-1121 482-1127 481">
                <text:p/>
              </draw:path>
            </draw:g>
            <draw:g>
              <draw:rect draw:style-name="gr2" draw:text-style-name="P2" draw:layer="layout" svg:width="23.2cm" svg:height="3.3cm" svg:x="176.477cm" svg:y="56.941cm">
                <text:p/>
              </draw:rect>
              <draw:frame draw:style-name="gr1" draw:text-style-name="P3" draw:layer="layout" svg:width="5.832cm" svg:height="1.517cm" svg:x="184.571cm" svg:y="57.797cm">
                <draw:text-box>
                  <text:p><text:span text:style-name="T1">Meds Side</text:span></text:p>
                </draw:text-box>
              </draw:frame>
            </draw:g>
            <draw:rect draw:style-name="gr2" draw:text-style-name="P2" draw:layer="layout" svg:width="3.2cm" svg:height="5cm" svg:x="148.9cm" svg:y="64.316cm">
              <text:p/>
            </draw:rect>
            <draw:rect draw:style-name="gr2" draw:text-style-name="P2" draw:layer="layout" svg:width="3.2cm" svg:height="8cm" draw:transform="skewX (7.2727754908134E-017) rotate (0.7853981633973) translate (143.692cm 59.81cm)">
              <text:p/>
            </draw:rect>
            <draw:g>
              <draw:rect draw:style-name="gr2" draw:text-style-name="P2" draw:layer="layout" svg:width="3.2cm" svg:height="17.2cm" draw:transform="skewX (-6.76582485925214E-017) rotate (1.0471975511964) translate (129.133cm 51.469cm)">
                <text:p/>
              </draw:rect>
              <draw:g>
                <draw:rect draw:style-name="gr2" draw:text-style-name="P2" draw:layer="layout" svg:width="3.2cm" svg:height="20cm" draw:transform="rotate (1.5707963267946) translate (109.933cm 51.684cm)">
                  <text:p/>
                </draw:rect>
                <draw:rect draw:style-name="gr26" draw:text-style-name="P2" draw:layer="layout" svg:width="3.2cm" svg:height="4cm" draw:transform="rotate (1.5707963267946) translate (105.933cm 51.684cm)">
                  <text:p/>
                </draw:rect>
              </draw:g>
            </draw:g>
            <draw:rect draw:style-name="gr27" draw:text-style-name="P2" draw:layer="layout" svg:width="5.81cm" svg:height="0.6cm" draw:transform="rotate (0.7853981633973) translate (138.119cm 77.628cm)">
              <text:p/>
            </draw:rect>
            <draw:rect draw:style-name="gr27" draw:text-style-name="P2" draw:layer="layout" svg:width="40cm" svg:height="0.6cm" svg:x="138.183cm" svg:y="73.166cm">
              <text:p/>
            </draw:rect>
            <draw:g>
              <draw:rect draw:style-name="gr2" draw:text-style-name="P1" draw:layer="layout" svg:width="45cm" svg:height="1.905cm" draw:transform="rotate (3.1415926535892) translate (183cm 80.847cm)">
                <text:p/>
              </draw:rect>
              <draw:rect draw:style-name="gr2" draw:text-style-name="P1" draw:layer="layout" svg:width="45cm" svg:height="0.159cm" draw:transform="rotate (3.1415926535892) translate (183cm 79.101cm)">
                <text:p/>
              </draw:rect>
            </draw:g>
            <draw:g>
              <draw:rect draw:style-name="gr2" draw:text-style-name="P1" draw:layer="layout" svg:width="4.05cm" svg:height="1.95cm" svg:x="150.428cm" svg:y="79.813cm">
                <text:p/>
              </draw:rect>
              <draw:rect draw:style-name="gr2" draw:text-style-name="P1" draw:layer="layout" svg:width="0.675cm" svg:height="1.95cm" svg:x="154.478cm" svg:y="79.813cm">
                <text:p/>
              </draw:rect>
              <draw:circle draw:style-name="gr2" draw:text-style-name="P1" draw:layer="layout" svg:width="1.95cm" svg:height="1.95cm" svg:x="150.428cm" svg:y="79.813cm">
                <text:p/>
              </draw:circle>
              <draw:circle draw:style-name="gr2" draw:text-style-name="P1" draw:layer="layout" svg:width="0.59cm" svg:height="0.59cm" svg:x="151.108cm" svg:y="80.493cm">
                <text:p/>
              </draw:circle>
              <draw:rect draw:style-name="gr2" draw:text-style-name="P1" draw:layer="layout" svg:width="0.675cm" svg:height="1.95cm" svg:x="149.753cm" svg:y="79.813cm">
                <text:p/>
              </draw:rect>
              <draw:line draw:style-name="gr4" draw:text-style-name="P1" draw:layer="layout" svg:x1="154.478cm" svg:y1="81.287cm" svg:x2="155.278cm" svg:y2="81.287cm">
                <text:p/>
              </draw:line>
              <draw:line draw:style-name="gr4" draw:text-style-name="P1" draw:layer="layout" svg:x1="154.88cm" svg:y1="81.688cm" svg:x2="154.88cm" svg:y2="80.888cm">
                <text:p/>
              </draw:line>
              <draw:circle draw:style-name="gr2" draw:text-style-name="P1" draw:layer="layout" svg:width="0.4cm" svg:height="0.4cm" svg:x="154.679cm" svg:y="81.087cm">
                <text:p/>
              </draw:circle>
              <draw:line draw:style-name="gr4" draw:text-style-name="P1" draw:layer="layout" svg:x1="154.478cm" svg:y1="80.287cm" svg:x2="155.278cm" svg:y2="80.287cm">
                <text:p/>
              </draw:line>
              <draw:line draw:style-name="gr4" draw:text-style-name="P1" draw:layer="layout" svg:x1="154.88cm" svg:y1="80.688cm" svg:x2="154.88cm" svg:y2="79.888cm">
                <text:p/>
              </draw:line>
              <draw:circle draw:style-name="gr2" draw:text-style-name="P1" draw:layer="layout" svg:width="0.4cm" svg:height="0.4cm" svg:x="154.679cm" svg:y="80.087cm">
                <text:p/>
              </draw:circle>
              <draw:line draw:style-name="gr4" draw:text-style-name="P1" draw:layer="layout" svg:x1="149.628cm" svg:y1="81.287cm" svg:x2="150.428cm" svg:y2="81.287cm">
                <text:p/>
              </draw:line>
              <draw:line draw:style-name="gr4" draw:text-style-name="P1" draw:layer="layout" svg:x1="150.03cm" svg:y1="81.688cm" svg:x2="150.03cm" svg:y2="80.888cm">
                <text:p/>
              </draw:line>
              <draw:circle draw:style-name="gr2" draw:text-style-name="P1" draw:layer="layout" svg:width="0.4cm" svg:height="0.4cm" svg:x="149.829cm" svg:y="81.087cm">
                <text:p/>
              </draw:circle>
              <draw:line draw:style-name="gr4" draw:text-style-name="P1" draw:layer="layout" svg:x1="149.628cm" svg:y1="80.287cm" svg:x2="150.428cm" svg:y2="80.287cm">
                <text:p/>
              </draw:line>
              <draw:line draw:style-name="gr4" draw:text-style-name="P1" draw:layer="layout" svg:x1="150.03cm" svg:y1="80.688cm" svg:x2="150.03cm" svg:y2="79.888cm">
                <text:p/>
              </draw:line>
              <draw:circle draw:style-name="gr2" draw:text-style-name="P1" draw:layer="layout" svg:width="0.4cm" svg:height="0.4cm" svg:x="149.829cm" svg:y="80.087cm">
                <text:p/>
              </draw:circle>
              <draw:rect draw:style-name="gr2" draw:text-style-name="P1" draw:layer="layout" svg:width="0.675cm" svg:height="0.18cm" svg:x="149.753cm" svg:y="80.698cm">
                <text:p/>
              </draw:rect>
              <draw:rect draw:style-name="gr2" draw:text-style-name="P1" draw:layer="layout" svg:width="0.675cm" svg:height="0.18cm" svg:x="154.478cm" svg:y="80.698cm">
                <text:p/>
              </draw:rect>
              <draw:circle draw:style-name="gr2" draw:text-style-name="P1" draw:layer="layout" svg:width="1.29cm" svg:height="1.29cm" svg:x="150.758cm" svg:y="80.143cm">
                <text:p/>
              </draw:circle>
              <draw:circle draw:style-name="gr2" draw:text-style-name="P1" draw:layer="layout" svg:width="1.1cm" svg:height="1.1cm" draw:transform="rotate (-0.386590429317857) translate (151.125cm 80.065cm)">
                <text:p/>
              </draw:circle>
              <draw:circle draw:style-name="gr2" draw:text-style-name="P1" draw:layer="layout" svg:width="1.35cm" svg:height="1.35cm" draw:transform="rotate (-0.386590429317857) translate (151.056cm 79.902cm)">
                <text:p/>
              </draw:circle>
            </draw:g>
            <draw:rect draw:style-name="gr27" draw:text-style-name="P2" draw:layer="layout" svg:width="13.556cm" svg:height="0.6cm" draw:transform="rotate (0.7853981633973) translate (182.315cm 82.126cm)">
              <text:p/>
            </draw:rect>
            <draw:rect draw:style-name="gr27" draw:text-style-name="P2" draw:layer="layout" svg:width="53.312cm" svg:height="0.6cm" svg:x="138.183cm" svg:y="73.166cm">
              <text:p/>
            </draw:rect>
            <draw:g>
              <draw:rect draw:style-name="gr2" draw:text-style-name="P1" draw:layer="layout" svg:width="4.05cm" svg:height="1.95cm" draw:transform="rotate (3.1415926535892) translate (170.214cm 81.762cm)">
                <text:p/>
              </draw:rect>
              <draw:rect draw:style-name="gr2" draw:text-style-name="P1" draw:layer="layout" svg:width="0.675cm" svg:height="1.95cm" draw:transform="rotate (3.1415926535892) translate (166.164cm 81.762cm)">
                <text:p/>
              </draw:rect>
              <draw:circle draw:style-name="gr2" draw:text-style-name="P1" draw:layer="layout" svg:width="1.95cm" svg:height="1.95cm" draw:transform="rotate (3.1415926535892) translate (170.214cm 81.762cm)">
                <text:p/>
              </draw:circle>
              <draw:circle draw:style-name="gr2" draw:text-style-name="P1" draw:layer="layout" svg:width="-0.59cm" svg:height="-0.59cm" svg:x="169.534cm" svg:y="81.082cm">
                <text:p/>
              </draw:circle>
              <draw:rect draw:style-name="gr2" draw:text-style-name="P1" draw:layer="layout" svg:width="0.675cm" svg:height="1.95cm" draw:transform="rotate (3.1415926535892) translate (170.889cm 81.762cm)">
                <text:p/>
              </draw:rect>
              <draw:line draw:style-name="gr4" draw:text-style-name="P1" draw:layer="layout" svg:x1="166.164cm" svg:y1="80.288cm" svg:x2="165.364cm" svg:y2="80.288cm">
                <text:p/>
              </draw:line>
              <draw:line draw:style-name="gr4" draw:text-style-name="P1" draw:layer="layout" svg:x1="165.762cm" svg:y1="79.887cm" svg:x2="165.762cm" svg:y2="80.687cm">
                <text:p/>
              </draw:line>
              <draw:circle draw:style-name="gr2" draw:text-style-name="P1" draw:layer="layout" svg:width="-0.4cm" svg:height="-0.4cm" svg:x="165.963cm" svg:y="80.488cm">
                <text:p/>
              </draw:circle>
              <draw:line draw:style-name="gr4" draw:text-style-name="P1" draw:layer="layout" svg:x1="166.164cm" svg:y1="81.288cm" svg:x2="165.364cm" svg:y2="81.288cm">
                <text:p/>
              </draw:line>
              <draw:line draw:style-name="gr4" draw:text-style-name="P1" draw:layer="layout" svg:x1="165.762cm" svg:y1="80.887cm" svg:x2="165.762cm" svg:y2="81.687cm">
                <text:p/>
              </draw:line>
              <draw:circle draw:style-name="gr2" draw:text-style-name="P1" draw:layer="layout" svg:width="-0.4cm" svg:height="-0.4cm" svg:x="165.963cm" svg:y="81.488cm">
                <text:p/>
              </draw:circle>
              <draw:line draw:style-name="gr4" draw:text-style-name="P1" draw:layer="layout" svg:x1="171.014cm" svg:y1="80.288cm" svg:x2="170.214cm" svg:y2="80.288cm">
                <text:p/>
              </draw:line>
              <draw:line draw:style-name="gr4" draw:text-style-name="P1" draw:layer="layout" svg:x1="170.612cm" svg:y1="79.887cm" svg:x2="170.612cm" svg:y2="80.687cm">
                <text:p/>
              </draw:line>
              <draw:circle draw:style-name="gr2" draw:text-style-name="P1" draw:layer="layout" svg:width="-0.4cm" svg:height="-0.4cm" svg:x="170.813cm" svg:y="80.488cm">
                <text:p/>
              </draw:circle>
              <draw:line draw:style-name="gr4" draw:text-style-name="P1" draw:layer="layout" svg:x1="171.014cm" svg:y1="81.288cm" svg:x2="170.214cm" svg:y2="81.288cm">
                <text:p/>
              </draw:line>
              <draw:line draw:style-name="gr4" draw:text-style-name="P1" draw:layer="layout" svg:x1="170.612cm" svg:y1="80.887cm" svg:x2="170.612cm" svg:y2="81.687cm">
                <text:p/>
              </draw:line>
              <draw:circle draw:style-name="gr2" draw:text-style-name="P1" draw:layer="layout" svg:width="-0.4cm" svg:height="-0.4cm" svg:x="170.813cm" svg:y="81.488cm">
                <text:p/>
              </draw:circle>
              <draw:rect draw:style-name="gr2" draw:text-style-name="P1" draw:layer="layout" svg:width="-0.675cm" svg:height="-0.18cm" svg:x="170.889cm" svg:y="80.877cm">
                <text:p/>
              </draw:rect>
              <draw:rect draw:style-name="gr2" draw:text-style-name="P1" draw:layer="layout" svg:width="-0.675cm" svg:height="-0.18cm" svg:x="166.164cm" svg:y="80.877cm">
                <text:p/>
              </draw:rect>
              <draw:circle draw:style-name="gr2" draw:text-style-name="P1" draw:layer="layout" svg:width="-1.29cm" svg:height="-1.29cm" svg:x="169.884cm" svg:y="81.432cm">
                <text:p/>
              </draw:circle>
              <draw:circle draw:style-name="gr2" draw:text-style-name="P1" draw:layer="layout" svg:width="1.1cm" svg:height="1.1cm" draw:transform="rotate (2.75500222427253) translate (169.517cm 81.51cm)">
                <text:p/>
              </draw:circle>
              <draw:circle draw:style-name="gr2" draw:text-style-name="P1" draw:layer="layout" svg:width="1.35cm" svg:height="1.35cm" draw:transform="rotate (2.75500222427253) translate (169.586cm 81.673cm)">
                <text:p/>
              </draw:circle>
            </draw:g>
            <draw:rect draw:style-name="gr6" draw:text-style-name="P2" draw:layer="layout" svg:width="22.834cm" svg:height="27.901cm" svg:x="177.752cm" svg:y="45.046cm">
              <text:p/>
            </draw:rect>
          </draw:g>
          <draw:rect draw:style-name="gr29" draw:text-style-name="P2" draw:layer="layout" svg:width="54.567cm" svg:height="35.954cm" svg:x="160.5cm" svg:y="81cm">
            <text:p/>
          </draw:rect>
        </draw:g>
        <draw:g>
          <draw:g>
            <draw:g>
              <draw:rect draw:style-name="gr2" draw:text-style-name="P1" draw:layer="layout" svg:width="45cm" svg:height="1.905cm" svg:x="38cm" svg:y="160.846cm">
                <text:p/>
              </draw:rect>
              <draw:rect draw:style-name="gr2" draw:text-style-name="P1" draw:layer="layout" svg:width="45cm" svg:height="0.159cm" svg:x="38cm" svg:y="162.592cm">
                <text:p/>
              </draw:rect>
            </draw:g>
            <draw:g>
              <draw:rect draw:style-name="gr2" draw:text-style-name="P1" draw:layer="layout" svg:width="3.85cm" svg:height="11.7cm" draw:transform="rotate (1.5707963267946) translate (45.6cm 153.166cm)">
                <text:p/>
              </draw:rect>
              <draw:g>
                <draw:line draw:style-name="gr2" draw:text-style-name="P1" draw:layer="layout" svg:x1="50.5cm" svg:y1="151.616cm" svg:x2="50.5cm" svg:y2="148.616cm">
                  <text:p/>
                </draw:line>
                <draw:line draw:style-name="gr2" draw:text-style-name="P1" draw:layer="layout" svg:x1="52cm" svg:y1="150.116cm" svg:x2="49cm" svg:y2="150.116cm">
                  <text:p/>
                </draw:line>
              </draw:g>
              <draw:rect draw:style-name="gr2" draw:text-style-name="P1" draw:layer="layout" svg:width="0.053cm" svg:height="1.2cm" draw:transform="rotate (-1.57079632679579) translate (52.05cm 153.113cm)">
                <text:p/>
              </draw:rect>
              <draw:rect draw:style-name="gr2" draw:text-style-name="P1" draw:layer="layout" svg:width="1.9cm" svg:height="0.2cm" draw:transform="rotate (3.1415926535892) translate (45.6cm 153.166cm)">
                <text:p/>
              </draw:rect>
              <draw:g>
                <draw:ellipse draw:style-name="gr2" draw:text-style-name="P1" draw:layer="layout" svg:width="0.098cm" svg:height="0.37cm" draw:transform="rotate (-1.57079632679579) translate (51.635cm 152.866cm)">
                  <text:p/>
                </draw:ellipse>
                <draw:ellipse draw:style-name="gr2" draw:text-style-name="P1" draw:layer="layout" svg:width="0.098cm" svg:height="0.37cm" draw:transform="rotate (-1.57079632679579) translate (51.635cm 153.068cm)">
                  <text:p/>
                </draw:ellipse>
                <draw:rect draw:style-name="gr2" draw:text-style-name="P1" draw:layer="layout" svg:width="0.202cm" svg:height="0.37cm" draw:transform="rotate (-1.57079632679579) translate (51.635cm 152.915cm)">
                  <text:p/>
                </draw:rect>
              </draw:g>
              <draw:g>
                <draw:ellipse draw:style-name="gr2" draw:text-style-name="P1" draw:layer="layout" svg:width="-0.37cm" svg:height="-0.3cm" svg:x="45.38cm" svg:y="153.166cm">
                  <text:p/>
                </draw:ellipse>
                <draw:ellipse draw:style-name="gr2" draw:text-style-name="P1" draw:layer="layout" svg:width="-0.37cm" svg:height="-0.3cm" svg:x="44.62cm" svg:y="153.166cm">
                  <text:p/>
                </draw:ellipse>
                <draw:rect draw:style-name="gr2" draw:text-style-name="P1" draw:layer="layout" svg:width="-0.76cm" svg:height="-0.3cm" svg:x="45.195cm" svg:y="153.166cm">
                  <text:p/>
                </draw:rect>
              </draw:g>
            </draw:g>
            <draw:rect draw:style-name="gr2" draw:text-style-name="P1" draw:layer="layout" svg:width="34cm" svg:height="9.4cm" svg:x="38cm" svg:y="153.166cm">
              <text:p/>
            </draw:rect>
            <draw:g>
              <draw:g>
                <draw:circle draw:style-name="gr2" draw:text-style-name="P1" draw:layer="layout" svg:width="3.18cm" svg:height="3.18cm" draw:transform="skewX (0.0012217304763958) rotate (-1.57079632679579) translate (42.71cm 159.41cm)">
                  <text:p/>
                </draw:circle>
                <draw:circle draw:style-name="gr2" draw:text-style-name="P1" draw:layer="layout" svg:width="2.148cm" svg:height="2.148cm" draw:transform="rotate (-1.57079632679579) translate (42.194cm 159.926cm)">
                  <text:p/>
                </draw:circle>
                <draw:ellipse draw:style-name="gr2" draw:text-style-name="P1" draw:layer="layout" svg:width="0.204cm" svg:height="0.2cm" draw:transform="skewX (-0.020071286397931) rotate (-1.57079632679579) translate (41.218cm 162.23cm)">
                  <text:p/>
                </draw:ellipse>
                <draw:line draw:style-name="gr2" draw:text-style-name="P1" draw:layer="layout" svg:x1="41.119cm" svg:y1="159.411cm" svg:x2="41.119cm" svg:y2="162.592cm">
                  <text:p/>
                </draw:line>
                <draw:circle draw:style-name="gr2" draw:text-style-name="P1" draw:layer="layout" svg:width="0.199cm" svg:height="0.199cm" draw:transform="rotate (-0.526565835327777) translate (42.238cm 161.53cm)">
                  <text:p/>
                </draw:circle>
                <draw:ellipse draw:style-name="gr2" draw:text-style-name="P1" draw:layer="layout" svg:width="0.204cm" svg:height="0.199cm" draw:transform="skewX (0.00506145483078262) rotate (-2.60787096833062) translate (40.102cm 161.702cm)">
                  <text:p/>
                </draw:ellipse>
                <draw:circle draw:style-name="gr2" draw:text-style-name="P1" draw:layer="layout" svg:width="0.199cm" svg:height="0.199cm" draw:transform="rotate (2.61502681826261) translate (40.002cm 160.47cm)">
                  <text:p/>
                </draw:circle>
                <draw:ellipse draw:style-name="gr2" draw:text-style-name="P1" draw:layer="layout" svg:width="0.199cm" svg:height="0.202cm" draw:transform="skewX (0.00994837673636576) rotate (0.52656583532659) translate (42.138cm 160.298cm)">
                  <text:p/>
                </draw:ellipse>
                <draw:line draw:style-name="gr2" draw:text-style-name="P1" draw:layer="layout" svg:x1="42.496cm" svg:y1="160.205cm" svg:x2="39.742cm" svg:y2="161.795cm">
                  <text:p/>
                </draw:line>
                <draw:line draw:style-name="gr2" draw:text-style-name="P1" draw:layer="layout" svg:x1="39.743cm" svg:y1="160.205cm" svg:x2="42.497cm" svg:y2="161.795cm">
                  <text:p/>
                </draw:line>
                <draw:circle draw:style-name="gr2" draw:text-style-name="P1" draw:layer="layout" svg:width="0.196cm" svg:height="0.196cm" draw:transform="rotate (1.5707963267946) translate (41.018cm 159.766cm)">
                  <text:p/>
                </draw:circle>
              </draw:g>
              <draw:circle draw:style-name="gr2" draw:text-style-name="P1" draw:layer="layout" svg:width="6cm" svg:height="6cm" svg:x="38.126cm" svg:y="158.006cm">
                <text:p/>
              </draw:circle>
              <draw:path draw:style-name="gr24" draw:text-style-name="P1" draw:layer="layout" svg:width="2cm" svg:height="0.527cm" draw:transform="skewX (0.00279252680319052) rotate (0.604058454115123) translate (43.0962973415777cm 163.267517979263cm)" svg:viewBox="0 0 2001 528" svg:d="m0 3c443-1 606-19 874 44 808 190 1122 482 1127 481">
                <text:p/>
              </draw:path>
            </draw:g>
            <draw:g>
              <draw:g>
                <draw:circle draw:style-name="gr2" draw:text-style-name="P1" draw:layer="layout" svg:width="3.18cm" svg:height="3.18cm" draw:transform="skewX (-0.0012217304763958) rotate (1.5707963267946) translate (78.29cm 162.598cm)">
                  <text:p/>
                </draw:circle>
                <draw:circle draw:style-name="gr2" draw:text-style-name="P1" draw:layer="layout" svg:width="2.148cm" svg:height="2.148cm" draw:transform="rotate (1.5707963267946) translate (78.806cm 162.082cm)">
                  <text:p/>
                </draw:circle>
                <draw:ellipse draw:style-name="gr2" draw:text-style-name="P1" draw:layer="layout" svg:width="0.204cm" svg:height="0.2cm" draw:transform="skewX (0.020071286397931) rotate (1.5707963267946) translate (79.782cm 162.442cm)">
                  <text:p/>
                </draw:ellipse>
                <draw:line draw:style-name="gr2" draw:text-style-name="P1" draw:layer="layout" svg:x1="79.881cm" svg:y1="159.419cm" svg:x2="79.881cm" svg:y2="162.6cm">
                  <text:p/>
                </draw:line>
                <draw:circle draw:style-name="gr2" draw:text-style-name="P1" draw:layer="layout" svg:width="0.199cm" svg:height="0.199cm" draw:transform="rotate (0.52656583532659) translate (78.59cm 161.638cm)">
                  <text:p/>
                </draw:circle>
                <draw:circle draw:style-name="gr2" draw:text-style-name="P1" draw:layer="layout" svg:width="0.204cm" svg:height="0.204cm" draw:transform="rotate (2.60787096832943) translate (81.074cm 161.814cm)">
                  <text:p/>
                </draw:circle>
                <draw:circle draw:style-name="gr2" draw:text-style-name="P1" draw:layer="layout" svg:width="0.199cm" svg:height="0.199cm" draw:transform="rotate (-2.6150268182638) translate (81.17cm 160.378cm)">
                  <text:p/>
                </draw:circle>
                <draw:ellipse draw:style-name="gr2" draw:text-style-name="P1" draw:layer="layout" svg:width="0.199cm" svg:height="0.204cm" draw:transform="skewX (0.00488692190558321) rotate (-0.526565835327777) translate (78.69cm 160.206cm)">
                  <text:p/>
                </draw:ellipse>
                <draw:line draw:style-name="gr2" draw:text-style-name="P1" draw:layer="layout" svg:x1="78.504cm" svg:y1="160.213cm" svg:x2="81.258cm" svg:y2="161.803cm">
                  <text:p/>
                </draw:line>
                <draw:line draw:style-name="gr2" draw:text-style-name="P1" draw:layer="layout" svg:x1="81.257cm" svg:y1="160.213cm" svg:x2="78.503cm" svg:y2="161.803cm">
                  <text:p/>
                </draw:line>
                <draw:circle draw:style-name="gr2" draw:text-style-name="P1" draw:layer="layout" svg:width="0.196cm" svg:height="0.196cm" draw:transform="rotate (-1.57079632679579) translate (79.982cm 159.578cm)">
                  <text:p/>
                </draw:circle>
              </draw:g>
              <draw:circle draw:style-name="gr2" draw:text-style-name="P1" draw:layer="layout" svg:width="6cm" svg:height="6cm" svg:x="76.874cm" svg:y="158.014cm">
                <text:p/>
              </draw:circle>
              <draw:path draw:style-name="gr24" draw:text-style-name="P1" draw:layer="layout" svg:width="2cm" svg:height="0.527cm" draw:transform="skewX (-0.0013962634015951) rotate (-0.604058454116309) translate (76.2571540692244cm 162.139216001316cm)" svg:viewBox="0 0 2001 528" svg:d="m2001 3c-443-1-607-19-874 44-808 190-1121 482-1127 481">
                <text:p/>
              </draw:path>
            </draw:g>
            <draw:g>
              <draw:rect draw:style-name="gr2" draw:text-style-name="P2" draw:layer="layout" svg:width="23.2cm" svg:height="3.3cm" svg:x="76.477cm" svg:y="136.941cm">
                <text:p/>
              </draw:rect>
              <draw:frame draw:style-name="gr1" draw:text-style-name="P3" draw:layer="layout" svg:width="5.832cm" svg:height="1.517cm" svg:x="84.571cm" svg:y="137.797cm">
                <draw:text-box>
                  <text:p><text:span text:style-name="T1">Meds Side</text:span></text:p>
                </draw:text-box>
              </draw:frame>
            </draw:g>
            <draw:rect draw:style-name="gr2" draw:text-style-name="P2" draw:layer="layout" svg:width="3.2cm" svg:height="5cm" svg:x="48.9cm" svg:y="144.316cm">
              <text:p/>
            </draw:rect>
            <draw:rect draw:style-name="gr2" draw:text-style-name="P2" draw:layer="layout" svg:width="3.2cm" svg:height="8cm" draw:transform="skewX (7.2727754908134E-017) rotate (0.7853981633973) translate (43.692cm 139.81cm)">
              <text:p/>
            </draw:rect>
            <draw:g>
              <draw:rect draw:style-name="gr2" draw:text-style-name="P2" draw:layer="layout" svg:width="3.2cm" svg:height="17.2cm" draw:transform="skewX (-6.76582485925214E-017) rotate (1.0471975511964) translate (29.133cm 131.469cm)">
                <text:p/>
              </draw:rect>
              <draw:g>
                <draw:rect draw:style-name="gr2" draw:text-style-name="P2" draw:layer="layout" svg:width="3.2cm" svg:height="20cm" draw:transform="rotate (1.5707963267946) translate (9.933cm 131.684cm)">
                  <text:p/>
                </draw:rect>
                <draw:rect draw:style-name="gr26" draw:text-style-name="P2" draw:layer="layout" svg:width="3.2cm" svg:height="4cm" draw:transform="rotate (1.5707963267946) translate (5.933cm 131.684cm)">
                  <text:p/>
                </draw:rect>
              </draw:g>
            </draw:g>
            <draw:rect draw:style-name="gr27" draw:text-style-name="P2" draw:layer="layout" svg:width="5.81cm" svg:height="0.6cm" draw:transform="rotate (0.7853981633973) translate (38.119cm 157.628cm)">
              <text:p/>
            </draw:rect>
            <draw:rect draw:style-name="gr27" draw:text-style-name="P2" draw:layer="layout" svg:width="40cm" svg:height="0.6cm" svg:x="38.183cm" svg:y="153.166cm">
              <text:p/>
            </draw:rect>
            <draw:g>
              <draw:rect draw:style-name="gr2" draw:text-style-name="P1" draw:layer="layout" svg:width="45cm" svg:height="1.905cm" draw:transform="rotate (3.1415926535892) translate (83cm 160.847cm)">
                <text:p/>
              </draw:rect>
              <draw:rect draw:style-name="gr2" draw:text-style-name="P1" draw:layer="layout" svg:width="45cm" svg:height="0.159cm" draw:transform="rotate (3.1415926535892) translate (83cm 159.101cm)">
                <text:p/>
              </draw:rect>
            </draw:g>
            <draw:rect draw:style-name="gr27" draw:text-style-name="P2" draw:layer="layout" svg:width="13.556cm" svg:height="0.6cm" draw:transform="rotate (0.7853981633973) translate (82.315cm 162.126cm)">
              <text:p/>
            </draw:rect>
            <draw:rect draw:style-name="gr27" draw:text-style-name="P2" draw:layer="layout" svg:width="53.312cm" svg:height="0.6cm" svg:x="38.183cm" svg:y="153.166cm">
              <text:p/>
            </draw:rect>
            <draw:rect draw:style-name="gr6" draw:text-style-name="P2" draw:layer="layout" svg:width="22.834cm" svg:height="27.901cm" svg:x="77.752cm" svg:y="125.046cm">
              <text:p/>
            </draw:rect>
          </draw:g>
          <draw:rect draw:style-name="gr29" draw:text-style-name="P2" draw:layer="layout" svg:width="54.567cm" svg:height="35.954cm" svg:x="60.5cm" svg:y="161cm">
            <text:p/>
          </draw:rect>
        </draw:g>
        <draw:g>
          <draw:g>
            <draw:g>
              <draw:rect draw:style-name="gr2" draw:text-style-name="P1" draw:layer="layout" svg:width="45cm" svg:height="1.905cm" svg:x="38cm" svg:y="110.846cm">
                <text:p/>
              </draw:rect>
              <draw:rect draw:style-name="gr2" draw:text-style-name="P1" draw:layer="layout" svg:width="45cm" svg:height="0.159cm" svg:x="38cm" svg:y="112.592cm">
                <text:p/>
              </draw:rect>
            </draw:g>
            <draw:g>
              <draw:rect draw:style-name="gr2" draw:text-style-name="P1" draw:layer="layout" svg:width="3.85cm" svg:height="11.7cm" draw:transform="rotate (1.5707963267946) translate (45.6cm 103.166cm)">
                <text:p/>
              </draw:rect>
              <draw:g>
                <draw:line draw:style-name="gr2" draw:text-style-name="P1" draw:layer="layout" svg:x1="50.5cm" svg:y1="101.616cm" svg:x2="50.5cm" svg:y2="98.616cm">
                  <text:p/>
                </draw:line>
                <draw:line draw:style-name="gr2" draw:text-style-name="P1" draw:layer="layout" svg:x1="52cm" svg:y1="100.116cm" svg:x2="49cm" svg:y2="100.116cm">
                  <text:p/>
                </draw:line>
              </draw:g>
              <draw:rect draw:style-name="gr2" draw:text-style-name="P1" draw:layer="layout" svg:width="0.053cm" svg:height="1.2cm" draw:transform="rotate (-1.57079632679579) translate (52.05cm 103.113cm)">
                <text:p/>
              </draw:rect>
              <draw:rect draw:style-name="gr2" draw:text-style-name="P1" draw:layer="layout" svg:width="1.9cm" svg:height="0.2cm" draw:transform="rotate (3.1415926535892) translate (45.6cm 103.166cm)">
                <text:p/>
              </draw:rect>
              <draw:g>
                <draw:ellipse draw:style-name="gr2" draw:text-style-name="P1" draw:layer="layout" svg:width="0.098cm" svg:height="0.37cm" draw:transform="rotate (-1.57079632679579) translate (51.635cm 102.866cm)">
                  <text:p/>
                </draw:ellipse>
                <draw:ellipse draw:style-name="gr2" draw:text-style-name="P1" draw:layer="layout" svg:width="0.098cm" svg:height="0.37cm" draw:transform="rotate (-1.57079632679579) translate (51.635cm 103.068cm)">
                  <text:p/>
                </draw:ellipse>
                <draw:rect draw:style-name="gr2" draw:text-style-name="P1" draw:layer="layout" svg:width="0.202cm" svg:height="0.37cm" draw:transform="rotate (-1.57079632679579) translate (51.635cm 102.915cm)">
                  <text:p/>
                </draw:rect>
              </draw:g>
              <draw:g>
                <draw:ellipse draw:style-name="gr2" draw:text-style-name="P1" draw:layer="layout" svg:width="-0.37cm" svg:height="-0.3cm" svg:x="45.38cm" svg:y="103.166cm">
                  <text:p/>
                </draw:ellipse>
                <draw:ellipse draw:style-name="gr2" draw:text-style-name="P1" draw:layer="layout" svg:width="-0.37cm" svg:height="-0.3cm" svg:x="44.62cm" svg:y="103.166cm">
                  <text:p/>
                </draw:ellipse>
                <draw:rect draw:style-name="gr2" draw:text-style-name="P1" draw:layer="layout" svg:width="-0.76cm" svg:height="-0.3cm" svg:x="45.195cm" svg:y="103.166cm">
                  <text:p/>
                </draw:rect>
              </draw:g>
            </draw:g>
            <draw:rect draw:style-name="gr2" draw:text-style-name="P1" draw:layer="layout" svg:width="34cm" svg:height="9.4cm" svg:x="38cm" svg:y="103.166cm">
              <text:p/>
            </draw:rect>
            <draw:g>
              <draw:g>
                <draw:circle draw:style-name="gr2" draw:text-style-name="P1" draw:layer="layout" svg:width="3.18cm" svg:height="3.18cm" draw:transform="skewX (0.0012217304763958) rotate (-1.57079632679579) translate (42.71cm 109.41cm)">
                  <text:p/>
                </draw:circle>
                <draw:circle draw:style-name="gr2" draw:text-style-name="P1" draw:layer="layout" svg:width="2.148cm" svg:height="2.148cm" draw:transform="rotate (-1.57079632679579) translate (42.194cm 109.926cm)">
                  <text:p/>
                </draw:circle>
                <draw:ellipse draw:style-name="gr2" draw:text-style-name="P1" draw:layer="layout" svg:width="0.204cm" svg:height="0.2cm" draw:transform="skewX (-0.020071286397931) rotate (-1.57079632679579) translate (41.218cm 112.23cm)">
                  <text:p/>
                </draw:ellipse>
                <draw:line draw:style-name="gr2" draw:text-style-name="P1" draw:layer="layout" svg:x1="41.119cm" svg:y1="109.411cm" svg:x2="41.119cm" svg:y2="112.592cm">
                  <text:p/>
                </draw:line>
                <draw:circle draw:style-name="gr2" draw:text-style-name="P1" draw:layer="layout" svg:width="0.199cm" svg:height="0.199cm" draw:transform="rotate (-0.526565835327777) translate (42.238cm 111.53cm)">
                  <text:p/>
                </draw:circle>
                <draw:ellipse draw:style-name="gr2" draw:text-style-name="P1" draw:layer="layout" svg:width="0.204cm" svg:height="0.199cm" draw:transform="skewX (0.00506145483078262) rotate (-2.60787096833062) translate (40.102cm 111.702cm)">
                  <text:p/>
                </draw:ellipse>
                <draw:circle draw:style-name="gr2" draw:text-style-name="P1" draw:layer="layout" svg:width="0.199cm" svg:height="0.199cm" draw:transform="rotate (2.61502681826261) translate (40.002cm 110.47cm)">
                  <text:p/>
                </draw:circle>
                <draw:ellipse draw:style-name="gr2" draw:text-style-name="P1" draw:layer="layout" svg:width="0.199cm" svg:height="0.202cm" draw:transform="skewX (0.00994837673636576) rotate (0.52656583532659) translate (42.138cm 110.298cm)">
                  <text:p/>
                </draw:ellipse>
                <draw:line draw:style-name="gr2" draw:text-style-name="P1" draw:layer="layout" svg:x1="42.496cm" svg:y1="110.205cm" svg:x2="39.742cm" svg:y2="111.795cm">
                  <text:p/>
                </draw:line>
                <draw:line draw:style-name="gr2" draw:text-style-name="P1" draw:layer="layout" svg:x1="39.743cm" svg:y1="110.205cm" svg:x2="42.497cm" svg:y2="111.795cm">
                  <text:p/>
                </draw:line>
                <draw:circle draw:style-name="gr2" draw:text-style-name="P1" draw:layer="layout" svg:width="0.196cm" svg:height="0.196cm" draw:transform="rotate (1.5707963267946) translate (41.018cm 109.766cm)">
                  <text:p/>
                </draw:circle>
              </draw:g>
              <draw:circle draw:style-name="gr2" draw:text-style-name="P1" draw:layer="layout" svg:width="6cm" svg:height="6cm" svg:x="38.126cm" svg:y="108.006cm">
                <text:p/>
              </draw:circle>
              <draw:path draw:style-name="gr24" draw:text-style-name="P1" draw:layer="layout" svg:width="2cm" svg:height="0.527cm" draw:transform="skewX (0.00279252680319049) rotate (0.604058454115123) translate (43.0962973415777cm 113.267517979263cm)" svg:viewBox="0 0 2001 528" svg:d="m0 3c443-1 606-19 874 44 808 190 1122 482 1127 481">
                <text:p/>
              </draw:path>
            </draw:g>
            <draw:g>
              <draw:g>
                <draw:circle draw:style-name="gr2" draw:text-style-name="P1" draw:layer="layout" svg:width="3.18cm" svg:height="3.18cm" draw:transform="skewX (-0.0012217304763958) rotate (1.5707963267946) translate (78.29cm 112.598cm)">
                  <text:p/>
                </draw:circle>
                <draw:circle draw:style-name="gr2" draw:text-style-name="P1" draw:layer="layout" svg:width="2.148cm" svg:height="2.148cm" draw:transform="rotate (1.5707963267946) translate (78.806cm 112.082cm)">
                  <text:p/>
                </draw:circle>
                <draw:ellipse draw:style-name="gr2" draw:text-style-name="P1" draw:layer="layout" svg:width="0.204cm" svg:height="0.2cm" draw:transform="skewX (0.020071286397931) rotate (1.5707963267946) translate (79.782cm 112.442cm)">
                  <text:p/>
                </draw:ellipse>
                <draw:line draw:style-name="gr2" draw:text-style-name="P1" draw:layer="layout" svg:x1="79.881cm" svg:y1="109.419cm" svg:x2="79.881cm" svg:y2="112.6cm">
                  <text:p/>
                </draw:line>
                <draw:circle draw:style-name="gr2" draw:text-style-name="P1" draw:layer="layout" svg:width="0.199cm" svg:height="0.199cm" draw:transform="rotate (0.52656583532659) translate (78.59cm 111.638cm)">
                  <text:p/>
                </draw:circle>
                <draw:circle draw:style-name="gr2" draw:text-style-name="P1" draw:layer="layout" svg:width="0.204cm" svg:height="0.204cm" draw:transform="rotate (2.60787096832943) translate (81.074cm 111.814cm)">
                  <text:p/>
                </draw:circle>
                <draw:circle draw:style-name="gr2" draw:text-style-name="P1" draw:layer="layout" svg:width="0.199cm" svg:height="0.199cm" draw:transform="rotate (-2.6150268182638) translate (81.17cm 110.378cm)">
                  <text:p/>
                </draw:circle>
                <draw:ellipse draw:style-name="gr2" draw:text-style-name="P1" draw:layer="layout" svg:width="0.199cm" svg:height="0.204cm" draw:transform="skewX (0.00488692190558321) rotate (-0.526565835327777) translate (78.69cm 110.206cm)">
                  <text:p/>
                </draw:ellipse>
                <draw:line draw:style-name="gr2" draw:text-style-name="P1" draw:layer="layout" svg:x1="78.504cm" svg:y1="110.213cm" svg:x2="81.258cm" svg:y2="111.803cm">
                  <text:p/>
                </draw:line>
                <draw:line draw:style-name="gr2" draw:text-style-name="P1" draw:layer="layout" svg:x1="81.257cm" svg:y1="110.213cm" svg:x2="78.503cm" svg:y2="111.803cm">
                  <text:p/>
                </draw:line>
                <draw:circle draw:style-name="gr2" draw:text-style-name="P1" draw:layer="layout" svg:width="0.196cm" svg:height="0.196cm" draw:transform="rotate (-1.57079632679579) translate (79.982cm 109.578cm)">
                  <text:p/>
                </draw:circle>
              </draw:g>
              <draw:circle draw:style-name="gr2" draw:text-style-name="P1" draw:layer="layout" svg:width="6cm" svg:height="6cm" svg:x="76.874cm" svg:y="108.014cm">
                <text:p/>
              </draw:circle>
              <draw:path draw:style-name="gr24" draw:text-style-name="P1" draw:layer="layout" svg:width="2cm" svg:height="0.527cm" draw:transform="skewX (-0.0013962634015951) rotate (-0.604058454116309) translate (76.2571540692245cm 112.139216001317cm)" svg:viewBox="0 0 2001 528" svg:d="m2001 3c-443-1-607-19-874 44-808 190-1121 482-1127 481">
                <text:p/>
              </draw:path>
            </draw:g>
            <draw:g>
              <draw:rect draw:style-name="gr2" draw:text-style-name="P2" draw:layer="layout" svg:width="23.2cm" svg:height="3.3cm" svg:x="76.477cm" svg:y="86.941cm">
                <text:p/>
              </draw:rect>
              <draw:frame draw:style-name="gr1" draw:text-style-name="P3" draw:layer="layout" svg:width="5.832cm" svg:height="1.517cm" svg:x="84.571cm" svg:y="87.797cm">
                <draw:text-box>
                  <text:p><text:span text:style-name="T1">Meds Side</text:span></text:p>
                </draw:text-box>
              </draw:frame>
            </draw:g>
            <draw:rect draw:style-name="gr2" draw:text-style-name="P2" draw:layer="layout" svg:width="3.2cm" svg:height="5cm" svg:x="48.9cm" svg:y="94.316cm">
              <text:p/>
            </draw:rect>
            <draw:rect draw:style-name="gr2" draw:text-style-name="P2" draw:layer="layout" svg:width="3.2cm" svg:height="8cm" draw:transform="skewX (7.2727754908134E-017) rotate (0.7853981633973) translate (43.692cm 89.81cm)">
              <text:p/>
            </draw:rect>
            <draw:g>
              <draw:rect draw:style-name="gr2" draw:text-style-name="P2" draw:layer="layout" svg:width="3.2cm" svg:height="17.2cm" draw:transform="skewX (-6.76582485925214E-017) rotate (1.0471975511964) translate (29.133cm 81.469cm)">
                <text:p/>
              </draw:rect>
              <draw:g>
                <draw:rect draw:style-name="gr2" draw:text-style-name="P2" draw:layer="layout" svg:width="3.2cm" svg:height="20cm" draw:transform="rotate (1.5707963267946) translate (9.933cm 81.684cm)">
                  <text:p/>
                </draw:rect>
                <draw:rect draw:style-name="gr26" draw:text-style-name="P2" draw:layer="layout" svg:width="3.2cm" svg:height="4cm" draw:transform="rotate (1.5707963267946) translate (5.933cm 81.684cm)">
                  <text:p/>
                </draw:rect>
              </draw:g>
            </draw:g>
            <draw:rect draw:style-name="gr27" draw:text-style-name="P2" draw:layer="layout" svg:width="5.81cm" svg:height="0.6cm" draw:transform="rotate (0.7853981633973) translate (38.119cm 107.628cm)">
              <text:p/>
            </draw:rect>
            <draw:rect draw:style-name="gr27" draw:text-style-name="P2" draw:layer="layout" svg:width="40cm" svg:height="0.6cm" svg:x="38.183cm" svg:y="103.166cm">
              <text:p/>
            </draw:rect>
            <draw:g>
              <draw:rect draw:style-name="gr2" draw:text-style-name="P1" draw:layer="layout" svg:width="45cm" svg:height="1.905cm" draw:transform="rotate (3.1415926535892) translate (83cm 110.847cm)">
                <text:p/>
              </draw:rect>
              <draw:rect draw:style-name="gr2" draw:text-style-name="P1" draw:layer="layout" svg:width="45cm" svg:height="0.159cm" draw:transform="rotate (3.1415926535892) translate (83cm 109.101cm)">
                <text:p/>
              </draw:rect>
            </draw:g>
            <draw:g>
              <draw:rect draw:style-name="gr2" draw:text-style-name="P1" draw:layer="layout" svg:width="4.05cm" svg:height="1.95cm" svg:x="50.428cm" svg:y="109.813cm">
                <text:p/>
              </draw:rect>
              <draw:rect draw:style-name="gr2" draw:text-style-name="P1" draw:layer="layout" svg:width="0.675cm" svg:height="1.95cm" svg:x="54.478cm" svg:y="109.813cm">
                <text:p/>
              </draw:rect>
              <draw:circle draw:style-name="gr2" draw:text-style-name="P1" draw:layer="layout" svg:width="1.95cm" svg:height="1.95cm" svg:x="50.428cm" svg:y="109.813cm">
                <text:p/>
              </draw:circle>
              <draw:circle draw:style-name="gr2" draw:text-style-name="P1" draw:layer="layout" svg:width="0.59cm" svg:height="0.59cm" svg:x="51.108cm" svg:y="110.493cm">
                <text:p/>
              </draw:circle>
              <draw:rect draw:style-name="gr2" draw:text-style-name="P1" draw:layer="layout" svg:width="0.675cm" svg:height="1.95cm" svg:x="49.753cm" svg:y="109.813cm">
                <text:p/>
              </draw:rect>
              <draw:line draw:style-name="gr4" draw:text-style-name="P1" draw:layer="layout" svg:x1="54.478cm" svg:y1="111.287cm" svg:x2="55.278cm" svg:y2="111.287cm">
                <text:p/>
              </draw:line>
              <draw:line draw:style-name="gr4" draw:text-style-name="P1" draw:layer="layout" svg:x1="54.88cm" svg:y1="111.688cm" svg:x2="54.88cm" svg:y2="110.888cm">
                <text:p/>
              </draw:line>
              <draw:circle draw:style-name="gr2" draw:text-style-name="P1" draw:layer="layout" svg:width="0.4cm" svg:height="0.4cm" svg:x="54.679cm" svg:y="111.087cm">
                <text:p/>
              </draw:circle>
              <draw:line draw:style-name="gr4" draw:text-style-name="P1" draw:layer="layout" svg:x1="54.478cm" svg:y1="110.287cm" svg:x2="55.278cm" svg:y2="110.287cm">
                <text:p/>
              </draw:line>
              <draw:line draw:style-name="gr4" draw:text-style-name="P1" draw:layer="layout" svg:x1="54.88cm" svg:y1="110.688cm" svg:x2="54.88cm" svg:y2="109.888cm">
                <text:p/>
              </draw:line>
              <draw:circle draw:style-name="gr2" draw:text-style-name="P1" draw:layer="layout" svg:width="0.4cm" svg:height="0.4cm" svg:x="54.679cm" svg:y="110.087cm">
                <text:p/>
              </draw:circle>
              <draw:line draw:style-name="gr4" draw:text-style-name="P1" draw:layer="layout" svg:x1="49.628cm" svg:y1="111.287cm" svg:x2="50.428cm" svg:y2="111.287cm">
                <text:p/>
              </draw:line>
              <draw:line draw:style-name="gr4" draw:text-style-name="P1" draw:layer="layout" svg:x1="50.03cm" svg:y1="111.688cm" svg:x2="50.03cm" svg:y2="110.888cm">
                <text:p/>
              </draw:line>
              <draw:circle draw:style-name="gr2" draw:text-style-name="P1" draw:layer="layout" svg:width="0.4cm" svg:height="0.4cm" svg:x="49.829cm" svg:y="111.087cm">
                <text:p/>
              </draw:circle>
              <draw:line draw:style-name="gr4" draw:text-style-name="P1" draw:layer="layout" svg:x1="49.628cm" svg:y1="110.287cm" svg:x2="50.428cm" svg:y2="110.287cm">
                <text:p/>
              </draw:line>
              <draw:line draw:style-name="gr4" draw:text-style-name="P1" draw:layer="layout" svg:x1="50.03cm" svg:y1="110.688cm" svg:x2="50.03cm" svg:y2="109.888cm">
                <text:p/>
              </draw:line>
              <draw:circle draw:style-name="gr2" draw:text-style-name="P1" draw:layer="layout" svg:width="0.4cm" svg:height="0.4cm" svg:x="49.829cm" svg:y="110.087cm">
                <text:p/>
              </draw:circle>
              <draw:rect draw:style-name="gr2" draw:text-style-name="P1" draw:layer="layout" svg:width="0.675cm" svg:height="0.18cm" svg:x="49.753cm" svg:y="110.698cm">
                <text:p/>
              </draw:rect>
              <draw:rect draw:style-name="gr2" draw:text-style-name="P1" draw:layer="layout" svg:width="0.675cm" svg:height="0.18cm" svg:x="54.478cm" svg:y="110.698cm">
                <text:p/>
              </draw:rect>
              <draw:circle draw:style-name="gr2" draw:text-style-name="P1" draw:layer="layout" svg:width="1.29cm" svg:height="1.29cm" svg:x="50.758cm" svg:y="110.143cm">
                <text:p/>
              </draw:circle>
              <draw:circle draw:style-name="gr2" draw:text-style-name="P1" draw:layer="layout" svg:width="1.1cm" svg:height="1.1cm" draw:transform="rotate (-0.386590429317857) translate (51.125cm 110.065cm)">
                <text:p/>
              </draw:circle>
              <draw:circle draw:style-name="gr2" draw:text-style-name="P1" draw:layer="layout" svg:width="1.35cm" svg:height="1.35cm" draw:transform="rotate (-0.386590429317857) translate (51.056cm 109.902cm)">
                <text:p/>
              </draw:circle>
            </draw:g>
            <draw:rect draw:style-name="gr27" draw:text-style-name="P2" draw:layer="layout" svg:width="13.556cm" svg:height="0.6cm" draw:transform="rotate (0.7853981633973) translate (82.315cm 112.126cm)">
              <text:p/>
            </draw:rect>
            <draw:rect draw:style-name="gr27" draw:text-style-name="P2" draw:layer="layout" svg:width="53.312cm" svg:height="0.6cm" svg:x="38.183cm" svg:y="103.166cm">
              <text:p/>
            </draw:rect>
            <draw:g>
              <draw:rect draw:style-name="gr2" draw:text-style-name="P1" draw:layer="layout" svg:width="4.05cm" svg:height="1.95cm" draw:transform="rotate (3.1415926535892) translate (70.214cm 111.762cm)">
                <text:p/>
              </draw:rect>
              <draw:rect draw:style-name="gr2" draw:text-style-name="P1" draw:layer="layout" svg:width="0.675cm" svg:height="1.95cm" draw:transform="rotate (3.1415926535892) translate (66.164cm 111.762cm)">
                <text:p/>
              </draw:rect>
              <draw:circle draw:style-name="gr2" draw:text-style-name="P1" draw:layer="layout" svg:width="1.95cm" svg:height="1.95cm" draw:transform="rotate (3.1415926535892) translate (70.214cm 111.762cm)">
                <text:p/>
              </draw:circle>
              <draw:circle draw:style-name="gr2" draw:text-style-name="P1" draw:layer="layout" svg:width="-0.59cm" svg:height="-0.59cm" svg:x="69.534cm" svg:y="111.082cm">
                <text:p/>
              </draw:circle>
              <draw:rect draw:style-name="gr2" draw:text-style-name="P1" draw:layer="layout" svg:width="0.675cm" svg:height="1.95cm" draw:transform="rotate (3.1415926535892) translate (70.889cm 111.762cm)">
                <text:p/>
              </draw:rect>
              <draw:line draw:style-name="gr4" draw:text-style-name="P1" draw:layer="layout" svg:x1="66.164cm" svg:y1="110.288cm" svg:x2="65.364cm" svg:y2="110.288cm">
                <text:p/>
              </draw:line>
              <draw:line draw:style-name="gr4" draw:text-style-name="P1" draw:layer="layout" svg:x1="65.762cm" svg:y1="109.887cm" svg:x2="65.762cm" svg:y2="110.687cm">
                <text:p/>
              </draw:line>
              <draw:circle draw:style-name="gr2" draw:text-style-name="P1" draw:layer="layout" svg:width="-0.4cm" svg:height="-0.4cm" svg:x="65.963cm" svg:y="110.488cm">
                <text:p/>
              </draw:circle>
              <draw:line draw:style-name="gr4" draw:text-style-name="P1" draw:layer="layout" svg:x1="66.164cm" svg:y1="111.288cm" svg:x2="65.364cm" svg:y2="111.288cm">
                <text:p/>
              </draw:line>
              <draw:line draw:style-name="gr4" draw:text-style-name="P1" draw:layer="layout" svg:x1="65.762cm" svg:y1="110.887cm" svg:x2="65.762cm" svg:y2="111.687cm">
                <text:p/>
              </draw:line>
              <draw:circle draw:style-name="gr2" draw:text-style-name="P1" draw:layer="layout" svg:width="-0.4cm" svg:height="-0.4cm" svg:x="65.963cm" svg:y="111.488cm">
                <text:p/>
              </draw:circle>
              <draw:line draw:style-name="gr4" draw:text-style-name="P1" draw:layer="layout" svg:x1="71.014cm" svg:y1="110.288cm" svg:x2="70.214cm" svg:y2="110.288cm">
                <text:p/>
              </draw:line>
              <draw:line draw:style-name="gr4" draw:text-style-name="P1" draw:layer="layout" svg:x1="70.612cm" svg:y1="109.887cm" svg:x2="70.612cm" svg:y2="110.687cm">
                <text:p/>
              </draw:line>
              <draw:circle draw:style-name="gr2" draw:text-style-name="P1" draw:layer="layout" svg:width="-0.4cm" svg:height="-0.4cm" svg:x="70.813cm" svg:y="110.488cm">
                <text:p/>
              </draw:circle>
              <draw:line draw:style-name="gr4" draw:text-style-name="P1" draw:layer="layout" svg:x1="71.014cm" svg:y1="111.288cm" svg:x2="70.214cm" svg:y2="111.288cm">
                <text:p/>
              </draw:line>
              <draw:line draw:style-name="gr4" draw:text-style-name="P1" draw:layer="layout" svg:x1="70.612cm" svg:y1="110.887cm" svg:x2="70.612cm" svg:y2="111.687cm">
                <text:p/>
              </draw:line>
              <draw:circle draw:style-name="gr2" draw:text-style-name="P1" draw:layer="layout" svg:width="-0.4cm" svg:height="-0.4cm" svg:x="70.813cm" svg:y="111.488cm">
                <text:p/>
              </draw:circle>
              <draw:rect draw:style-name="gr2" draw:text-style-name="P1" draw:layer="layout" svg:width="-0.675cm" svg:height="-0.18cm" svg:x="70.889cm" svg:y="110.877cm">
                <text:p/>
              </draw:rect>
              <draw:rect draw:style-name="gr2" draw:text-style-name="P1" draw:layer="layout" svg:width="-0.675cm" svg:height="-0.18cm" svg:x="66.164cm" svg:y="110.877cm">
                <text:p/>
              </draw:rect>
              <draw:circle draw:style-name="gr2" draw:text-style-name="P1" draw:layer="layout" svg:width="-1.29cm" svg:height="-1.29cm" svg:x="69.884cm" svg:y="111.432cm">
                <text:p/>
              </draw:circle>
              <draw:circle draw:style-name="gr2" draw:text-style-name="P1" draw:layer="layout" svg:width="1.1cm" svg:height="1.1cm" draw:transform="rotate (2.75500222427253) translate (69.517cm 111.51cm)">
                <text:p/>
              </draw:circle>
              <draw:circle draw:style-name="gr2" draw:text-style-name="P1" draw:layer="layout" svg:width="1.35cm" svg:height="1.35cm" draw:transform="rotate (2.75500222427253) translate (69.586cm 111.673cm)">
                <text:p/>
              </draw:circle>
            </draw:g>
            <draw:rect draw:style-name="gr6" draw:text-style-name="P2" draw:layer="layout" svg:width="22.834cm" svg:height="27.901cm" svg:x="77.752cm" svg:y="75.046cm">
              <text:p/>
            </draw:rect>
          </draw:g>
          <draw:rect draw:style-name="gr29" draw:text-style-name="P2" draw:layer="layout" svg:width="54.567cm" svg:height="35.954cm" svg:x="60.5cm" svg:y="111cm">
            <text:p/>
          </draw:rect>
        </draw:g>
        <draw:g>
          <draw:g>
            <draw:g>
              <draw:rect draw:style-name="gr2" draw:text-style-name="P1" draw:layer="layout" svg:width="45cm" svg:height="1.905cm" svg:x="138cm" svg:y="140.846cm">
                <text:p/>
              </draw:rect>
              <draw:rect draw:style-name="gr2" draw:text-style-name="P1" draw:layer="layout" svg:width="45cm" svg:height="0.159cm" svg:x="138cm" svg:y="142.592cm">
                <text:p/>
              </draw:rect>
            </draw:g>
            <draw:g>
              <draw:rect draw:style-name="gr2" draw:text-style-name="P1" draw:layer="layout" svg:width="3.85cm" svg:height="11.7cm" draw:transform="rotate (1.5707963267946) translate (145.6cm 133.166cm)">
                <text:p/>
              </draw:rect>
              <draw:g>
                <draw:line draw:style-name="gr2" draw:text-style-name="P1" draw:layer="layout" svg:x1="150.5cm" svg:y1="131.616cm" svg:x2="150.5cm" svg:y2="128.616cm">
                  <text:p/>
                </draw:line>
                <draw:line draw:style-name="gr2" draw:text-style-name="P1" draw:layer="layout" svg:x1="152cm" svg:y1="130.116cm" svg:x2="149cm" svg:y2="130.116cm">
                  <text:p/>
                </draw:line>
              </draw:g>
              <draw:rect draw:style-name="gr2" draw:text-style-name="P1" draw:layer="layout" svg:width="0.053cm" svg:height="1.2cm" draw:transform="rotate (-1.57079632679579) translate (152.05cm 133.113cm)">
                <text:p/>
              </draw:rect>
              <draw:rect draw:style-name="gr2" draw:text-style-name="P1" draw:layer="layout" svg:width="1.9cm" svg:height="0.2cm" draw:transform="rotate (3.1415926535892) translate (145.6cm 133.166cm)">
                <text:p/>
              </draw:rect>
              <draw:g>
                <draw:ellipse draw:style-name="gr2" draw:text-style-name="P1" draw:layer="layout" svg:width="0.098cm" svg:height="0.37cm" draw:transform="rotate (-1.57079632679579) translate (151.635cm 132.866cm)">
                  <text:p/>
                </draw:ellipse>
                <draw:ellipse draw:style-name="gr2" draw:text-style-name="P1" draw:layer="layout" svg:width="0.098cm" svg:height="0.37cm" draw:transform="rotate (-1.57079632679579) translate (151.635cm 133.068cm)">
                  <text:p/>
                </draw:ellipse>
                <draw:rect draw:style-name="gr2" draw:text-style-name="P1" draw:layer="layout" svg:width="0.202cm" svg:height="0.37cm" draw:transform="rotate (-1.57079632679579) translate (151.635cm 132.915cm)">
                  <text:p/>
                </draw:rect>
              </draw:g>
              <draw:g>
                <draw:ellipse draw:style-name="gr2" draw:text-style-name="P1" draw:layer="layout" svg:width="-0.37cm" svg:height="-0.3cm" svg:x="145.38cm" svg:y="133.166cm">
                  <text:p/>
                </draw:ellipse>
                <draw:ellipse draw:style-name="gr2" draw:text-style-name="P1" draw:layer="layout" svg:width="-0.37cm" svg:height="-0.3cm" svg:x="144.62cm" svg:y="133.166cm">
                  <text:p/>
                </draw:ellipse>
                <draw:rect draw:style-name="gr2" draw:text-style-name="P1" draw:layer="layout" svg:width="-0.76cm" svg:height="-0.3cm" svg:x="145.195cm" svg:y="133.166cm">
                  <text:p/>
                </draw:rect>
              </draw:g>
            </draw:g>
            <draw:rect draw:style-name="gr2" draw:text-style-name="P1" draw:layer="layout" svg:width="34cm" svg:height="9.4cm" svg:x="138cm" svg:y="133.166cm">
              <text:p/>
            </draw:rect>
            <draw:g>
              <draw:g>
                <draw:circle draw:style-name="gr2" draw:text-style-name="P1" draw:layer="layout" svg:width="3.18cm" svg:height="3.18cm" draw:transform="skewX (0.0012217304763958) rotate (-1.57079632679579) translate (142.71cm 139.41cm)">
                  <text:p/>
                </draw:circle>
                <draw:circle draw:style-name="gr2" draw:text-style-name="P1" draw:layer="layout" svg:width="2.148cm" svg:height="2.148cm" draw:transform="rotate (-1.57079632679579) translate (142.194cm 139.926cm)">
                  <text:p/>
                </draw:circle>
                <draw:ellipse draw:style-name="gr2" draw:text-style-name="P1" draw:layer="layout" svg:width="0.204cm" svg:height="0.2cm" draw:transform="skewX (-0.020071286397931) rotate (-1.57079632679579) translate (141.218cm 142.23cm)">
                  <text:p/>
                </draw:ellipse>
                <draw:line draw:style-name="gr2" draw:text-style-name="P1" draw:layer="layout" svg:x1="141.119cm" svg:y1="139.411cm" svg:x2="141.119cm" svg:y2="142.592cm">
                  <text:p/>
                </draw:line>
                <draw:circle draw:style-name="gr2" draw:text-style-name="P1" draw:layer="layout" svg:width="0.199cm" svg:height="0.199cm" draw:transform="rotate (-0.526565835327777) translate (142.238cm 141.53cm)">
                  <text:p/>
                </draw:circle>
                <draw:ellipse draw:style-name="gr2" draw:text-style-name="P1" draw:layer="layout" svg:width="0.204cm" svg:height="0.199cm" draw:transform="skewX (0.00506145483078262) rotate (-2.60787096833062) translate (140.102cm 141.702cm)">
                  <text:p/>
                </draw:ellipse>
                <draw:circle draw:style-name="gr2" draw:text-style-name="P1" draw:layer="layout" svg:width="0.199cm" svg:height="0.199cm" draw:transform="rotate (2.61502681826261) translate (140.002cm 140.47cm)">
                  <text:p/>
                </draw:circle>
                <draw:ellipse draw:style-name="gr2" draw:text-style-name="P1" draw:layer="layout" svg:width="0.199cm" svg:height="0.202cm" draw:transform="skewX (0.00994837673636576) rotate (0.52656583532659) translate (142.138cm 140.298cm)">
                  <text:p/>
                </draw:ellipse>
                <draw:line draw:style-name="gr2" draw:text-style-name="P1" draw:layer="layout" svg:x1="142.496cm" svg:y1="140.205cm" svg:x2="139.742cm" svg:y2="141.795cm">
                  <text:p/>
                </draw:line>
                <draw:line draw:style-name="gr2" draw:text-style-name="P1" draw:layer="layout" svg:x1="139.743cm" svg:y1="140.205cm" svg:x2="142.497cm" svg:y2="141.795cm">
                  <text:p/>
                </draw:line>
                <draw:circle draw:style-name="gr2" draw:text-style-name="P1" draw:layer="layout" svg:width="0.196cm" svg:height="0.196cm" draw:transform="rotate (1.5707963267946) translate (141.018cm 139.766cm)">
                  <text:p/>
                </draw:circle>
              </draw:g>
              <draw:circle draw:style-name="gr2" draw:text-style-name="P1" draw:layer="layout" svg:width="6cm" svg:height="6cm" svg:x="138.126cm" svg:y="138.006cm">
                <text:p/>
              </draw:circle>
              <draw:path draw:style-name="gr24" draw:text-style-name="P1" draw:layer="layout" svg:width="2cm" svg:height="0.527cm" draw:transform="skewX (0.00279252680319049) rotate (0.604058454115123) translate (143.096297341577cm 143.267517979263cm)" svg:viewBox="0 0 2001 528" svg:d="m0 3c443-1 606-19 874 44 808 190 1122 482 1127 481">
                <text:p/>
              </draw:path>
            </draw:g>
            <draw:g>
              <draw:g>
                <draw:circle draw:style-name="gr2" draw:text-style-name="P1" draw:layer="layout" svg:width="3.18cm" svg:height="3.18cm" draw:transform="skewX (-0.0012217304763958) rotate (1.5707963267946) translate (178.29cm 142.598cm)">
                  <text:p/>
                </draw:circle>
                <draw:circle draw:style-name="gr2" draw:text-style-name="P1" draw:layer="layout" svg:width="2.148cm" svg:height="2.148cm" draw:transform="rotate (1.5707963267946) translate (178.806cm 142.082cm)">
                  <text:p/>
                </draw:circle>
                <draw:ellipse draw:style-name="gr2" draw:text-style-name="P1" draw:layer="layout" svg:width="0.204cm" svg:height="0.2cm" draw:transform="skewX (0.020071286397931) rotate (1.5707963267946) translate (179.782cm 142.442cm)">
                  <text:p/>
                </draw:ellipse>
                <draw:line draw:style-name="gr2" draw:text-style-name="P1" draw:layer="layout" svg:x1="179.881cm" svg:y1="139.419cm" svg:x2="179.881cm" svg:y2="142.6cm">
                  <text:p/>
                </draw:line>
                <draw:circle draw:style-name="gr2" draw:text-style-name="P1" draw:layer="layout" svg:width="0.199cm" svg:height="0.199cm" draw:transform="rotate (0.52656583532659) translate (178.59cm 141.638cm)">
                  <text:p/>
                </draw:circle>
                <draw:circle draw:style-name="gr2" draw:text-style-name="P1" draw:layer="layout" svg:width="0.204cm" svg:height="0.204cm" draw:transform="rotate (2.60787096832943) translate (181.074cm 141.814cm)">
                  <text:p/>
                </draw:circle>
                <draw:circle draw:style-name="gr2" draw:text-style-name="P1" draw:layer="layout" svg:width="0.199cm" svg:height="0.199cm" draw:transform="rotate (-2.6150268182638) translate (181.17cm 140.378cm)">
                  <text:p/>
                </draw:circle>
                <draw:ellipse draw:style-name="gr2" draw:text-style-name="P1" draw:layer="layout" svg:width="0.199cm" svg:height="0.204cm" draw:transform="skewX (0.00488692190558321) rotate (-0.526565835327777) translate (178.69cm 140.206cm)">
                  <text:p/>
                </draw:ellipse>
                <draw:line draw:style-name="gr2" draw:text-style-name="P1" draw:layer="layout" svg:x1="178.504cm" svg:y1="140.213cm" svg:x2="181.258cm" svg:y2="141.803cm">
                  <text:p/>
                </draw:line>
                <draw:line draw:style-name="gr2" draw:text-style-name="P1" draw:layer="layout" svg:x1="181.257cm" svg:y1="140.213cm" svg:x2="178.503cm" svg:y2="141.803cm">
                  <text:p/>
                </draw:line>
                <draw:circle draw:style-name="gr2" draw:text-style-name="P1" draw:layer="layout" svg:width="0.196cm" svg:height="0.196cm" draw:transform="rotate (-1.57079632679579) translate (179.982cm 139.578cm)">
                  <text:p/>
                </draw:circle>
              </draw:g>
              <draw:circle draw:style-name="gr2" draw:text-style-name="P1" draw:layer="layout" svg:width="6cm" svg:height="6cm" svg:x="176.874cm" svg:y="138.014cm">
                <text:p/>
              </draw:circle>
              <draw:path draw:style-name="gr24" draw:text-style-name="P1" draw:layer="layout" svg:width="2cm" svg:height="0.527cm" draw:transform="skewX (-0.00139626340159515) rotate (-0.604058454116309) translate (176.257154069225cm 142.139216001317cm)" svg:viewBox="0 0 2001 528" svg:d="m2001 3c-443-1-607-19-874 44-808 190-1121 482-1127 481">
                <text:p/>
              </draw:path>
            </draw:g>
            <draw:g>
              <draw:rect draw:style-name="gr2" draw:text-style-name="P2" draw:layer="layout" svg:width="23.2cm" svg:height="3.3cm" svg:x="176.477cm" svg:y="116.941cm">
                <text:p/>
              </draw:rect>
              <draw:frame draw:style-name="gr1" draw:text-style-name="P3" draw:layer="layout" svg:width="5.832cm" svg:height="1.517cm" svg:x="184.571cm" svg:y="117.797cm">
                <draw:text-box>
                  <text:p><text:span text:style-name="T1">Meds Side</text:span></text:p>
                </draw:text-box>
              </draw:frame>
            </draw:g>
            <draw:rect draw:style-name="gr2" draw:text-style-name="P2" draw:layer="layout" svg:width="3.2cm" svg:height="5cm" svg:x="148.9cm" svg:y="124.316cm">
              <text:p/>
            </draw:rect>
            <draw:rect draw:style-name="gr2" draw:text-style-name="P2" draw:layer="layout" svg:width="3.2cm" svg:height="8cm" draw:transform="skewX (7.2727754908134E-017) rotate (0.7853981633973) translate (143.692cm 119.81cm)">
              <text:p/>
            </draw:rect>
            <draw:g>
              <draw:rect draw:style-name="gr2" draw:text-style-name="P2" draw:layer="layout" svg:width="3.2cm" svg:height="17.2cm" draw:transform="skewX (-6.76582485925214E-017) rotate (1.0471975511964) translate (129.133cm 111.469cm)">
                <text:p/>
              </draw:rect>
              <draw:g>
                <draw:rect draw:style-name="gr2" draw:text-style-name="P2" draw:layer="layout" svg:width="3.2cm" svg:height="20cm" draw:transform="rotate (1.5707963267946) translate (109.933cm 111.684cm)">
                  <text:p/>
                </draw:rect>
                <draw:rect draw:style-name="gr26" draw:text-style-name="P2" draw:layer="layout" svg:width="3.2cm" svg:height="4cm" draw:transform="rotate (1.5707963267946) translate (105.933cm 111.684cm)">
                  <text:p/>
                </draw:rect>
              </draw:g>
            </draw:g>
            <draw:rect draw:style-name="gr27" draw:text-style-name="P2" draw:layer="layout" svg:width="5.81cm" svg:height="0.6cm" draw:transform="rotate (0.7853981633973) translate (138.119cm 137.628cm)">
              <text:p/>
            </draw:rect>
            <draw:rect draw:style-name="gr27" draw:text-style-name="P2" draw:layer="layout" svg:width="40cm" svg:height="0.6cm" svg:x="138.183cm" svg:y="133.166cm">
              <text:p/>
            </draw:rect>
            <draw:g>
              <draw:rect draw:style-name="gr2" draw:text-style-name="P1" draw:layer="layout" svg:width="45cm" svg:height="1.905cm" draw:transform="rotate (3.1415926535892) translate (183cm 140.847cm)">
                <text:p/>
              </draw:rect>
              <draw:rect draw:style-name="gr2" draw:text-style-name="P1" draw:layer="layout" svg:width="45cm" svg:height="0.159cm" draw:transform="rotate (3.1415926535892) translate (183cm 139.101cm)">
                <text:p/>
              </draw:rect>
            </draw:g>
            <draw:g>
              <draw:rect draw:style-name="gr2" draw:text-style-name="P1" draw:layer="layout" svg:width="4.05cm" svg:height="1.95cm" svg:x="150.428cm" svg:y="139.813cm">
                <text:p/>
              </draw:rect>
              <draw:rect draw:style-name="gr2" draw:text-style-name="P1" draw:layer="layout" svg:width="0.675cm" svg:height="1.95cm" svg:x="154.478cm" svg:y="139.813cm">
                <text:p/>
              </draw:rect>
              <draw:circle draw:style-name="gr2" draw:text-style-name="P1" draw:layer="layout" svg:width="1.95cm" svg:height="1.95cm" svg:x="150.428cm" svg:y="139.813cm">
                <text:p/>
              </draw:circle>
              <draw:circle draw:style-name="gr2" draw:text-style-name="P1" draw:layer="layout" svg:width="0.59cm" svg:height="0.59cm" svg:x="151.108cm" svg:y="140.493cm">
                <text:p/>
              </draw:circle>
              <draw:rect draw:style-name="gr2" draw:text-style-name="P1" draw:layer="layout" svg:width="0.675cm" svg:height="1.95cm" svg:x="149.753cm" svg:y="139.813cm">
                <text:p/>
              </draw:rect>
              <draw:line draw:style-name="gr4" draw:text-style-name="P1" draw:layer="layout" svg:x1="154.478cm" svg:y1="141.287cm" svg:x2="155.278cm" svg:y2="141.287cm">
                <text:p/>
              </draw:line>
              <draw:line draw:style-name="gr4" draw:text-style-name="P1" draw:layer="layout" svg:x1="154.88cm" svg:y1="141.688cm" svg:x2="154.88cm" svg:y2="140.888cm">
                <text:p/>
              </draw:line>
              <draw:circle draw:style-name="gr2" draw:text-style-name="P1" draw:layer="layout" svg:width="0.4cm" svg:height="0.4cm" svg:x="154.679cm" svg:y="141.087cm">
                <text:p/>
              </draw:circle>
              <draw:line draw:style-name="gr4" draw:text-style-name="P1" draw:layer="layout" svg:x1="154.478cm" svg:y1="140.287cm" svg:x2="155.278cm" svg:y2="140.287cm">
                <text:p/>
              </draw:line>
              <draw:line draw:style-name="gr4" draw:text-style-name="P1" draw:layer="layout" svg:x1="154.88cm" svg:y1="140.688cm" svg:x2="154.88cm" svg:y2="139.888cm">
                <text:p/>
              </draw:line>
              <draw:circle draw:style-name="gr2" draw:text-style-name="P1" draw:layer="layout" svg:width="0.4cm" svg:height="0.4cm" svg:x="154.679cm" svg:y="140.087cm">
                <text:p/>
              </draw:circle>
              <draw:line draw:style-name="gr4" draw:text-style-name="P1" draw:layer="layout" svg:x1="149.628cm" svg:y1="141.287cm" svg:x2="150.428cm" svg:y2="141.287cm">
                <text:p/>
              </draw:line>
              <draw:line draw:style-name="gr4" draw:text-style-name="P1" draw:layer="layout" svg:x1="150.03cm" svg:y1="141.688cm" svg:x2="150.03cm" svg:y2="140.888cm">
                <text:p/>
              </draw:line>
              <draw:circle draw:style-name="gr2" draw:text-style-name="P1" draw:layer="layout" svg:width="0.4cm" svg:height="0.4cm" svg:x="149.829cm" svg:y="141.087cm">
                <text:p/>
              </draw:circle>
              <draw:line draw:style-name="gr4" draw:text-style-name="P1" draw:layer="layout" svg:x1="149.628cm" svg:y1="140.287cm" svg:x2="150.428cm" svg:y2="140.287cm">
                <text:p/>
              </draw:line>
              <draw:line draw:style-name="gr4" draw:text-style-name="P1" draw:layer="layout" svg:x1="150.03cm" svg:y1="140.688cm" svg:x2="150.03cm" svg:y2="139.888cm">
                <text:p/>
              </draw:line>
              <draw:circle draw:style-name="gr2" draw:text-style-name="P1" draw:layer="layout" svg:width="0.4cm" svg:height="0.4cm" svg:x="149.829cm" svg:y="140.087cm">
                <text:p/>
              </draw:circle>
              <draw:rect draw:style-name="gr2" draw:text-style-name="P1" draw:layer="layout" svg:width="0.675cm" svg:height="0.18cm" svg:x="149.753cm" svg:y="140.698cm">
                <text:p/>
              </draw:rect>
              <draw:rect draw:style-name="gr2" draw:text-style-name="P1" draw:layer="layout" svg:width="0.675cm" svg:height="0.18cm" svg:x="154.478cm" svg:y="140.698cm">
                <text:p/>
              </draw:rect>
              <draw:circle draw:style-name="gr2" draw:text-style-name="P1" draw:layer="layout" svg:width="1.29cm" svg:height="1.29cm" svg:x="150.758cm" svg:y="140.143cm">
                <text:p/>
              </draw:circle>
              <draw:circle draw:style-name="gr2" draw:text-style-name="P1" draw:layer="layout" svg:width="1.1cm" svg:height="1.1cm" draw:transform="rotate (-0.386590429317857) translate (151.125cm 140.065cm)">
                <text:p/>
              </draw:circle>
              <draw:circle draw:style-name="gr2" draw:text-style-name="P1" draw:layer="layout" svg:width="1.35cm" svg:height="1.35cm" draw:transform="rotate (-0.386590429317857) translate (151.056cm 139.902cm)">
                <text:p/>
              </draw:circle>
            </draw:g>
            <draw:rect draw:style-name="gr27" draw:text-style-name="P2" draw:layer="layout" svg:width="13.556cm" svg:height="0.6cm" draw:transform="rotate (0.7853981633973) translate (182.315cm 142.126cm)">
              <text:p/>
            </draw:rect>
            <draw:rect draw:style-name="gr27" draw:text-style-name="P2" draw:layer="layout" svg:width="53.312cm" svg:height="0.6cm" svg:x="138.183cm" svg:y="133.166cm">
              <text:p/>
            </draw:rect>
            <draw:g>
              <draw:rect draw:style-name="gr2" draw:text-style-name="P1" draw:layer="layout" svg:width="4.05cm" svg:height="1.95cm" draw:transform="rotate (3.1415926535892) translate (170.214cm 141.762cm)">
                <text:p/>
              </draw:rect>
              <draw:rect draw:style-name="gr2" draw:text-style-name="P1" draw:layer="layout" svg:width="0.675cm" svg:height="1.95cm" draw:transform="rotate (3.1415926535892) translate (166.164cm 141.762cm)">
                <text:p/>
              </draw:rect>
              <draw:circle draw:style-name="gr2" draw:text-style-name="P1" draw:layer="layout" svg:width="1.95cm" svg:height="1.95cm" draw:transform="rotate (3.1415926535892) translate (170.214cm 141.762cm)">
                <text:p/>
              </draw:circle>
              <draw:circle draw:style-name="gr2" draw:text-style-name="P1" draw:layer="layout" svg:width="-0.59cm" svg:height="-0.59cm" svg:x="169.534cm" svg:y="141.082cm">
                <text:p/>
              </draw:circle>
              <draw:rect draw:style-name="gr2" draw:text-style-name="P1" draw:layer="layout" svg:width="0.675cm" svg:height="1.95cm" draw:transform="rotate (3.1415926535892) translate (170.889cm 141.762cm)">
                <text:p/>
              </draw:rect>
              <draw:line draw:style-name="gr4" draw:text-style-name="P1" draw:layer="layout" svg:x1="166.164cm" svg:y1="140.288cm" svg:x2="165.364cm" svg:y2="140.288cm">
                <text:p/>
              </draw:line>
              <draw:line draw:style-name="gr4" draw:text-style-name="P1" draw:layer="layout" svg:x1="165.762cm" svg:y1="139.887cm" svg:x2="165.762cm" svg:y2="140.687cm">
                <text:p/>
              </draw:line>
              <draw:circle draw:style-name="gr2" draw:text-style-name="P1" draw:layer="layout" svg:width="-0.4cm" svg:height="-0.4cm" svg:x="165.963cm" svg:y="140.488cm">
                <text:p/>
              </draw:circle>
              <draw:line draw:style-name="gr4" draw:text-style-name="P1" draw:layer="layout" svg:x1="166.164cm" svg:y1="141.288cm" svg:x2="165.364cm" svg:y2="141.288cm">
                <text:p/>
              </draw:line>
              <draw:line draw:style-name="gr4" draw:text-style-name="P1" draw:layer="layout" svg:x1="165.762cm" svg:y1="140.887cm" svg:x2="165.762cm" svg:y2="141.687cm">
                <text:p/>
              </draw:line>
              <draw:circle draw:style-name="gr2" draw:text-style-name="P1" draw:layer="layout" svg:width="-0.4cm" svg:height="-0.4cm" svg:x="165.963cm" svg:y="141.488cm">
                <text:p/>
              </draw:circle>
              <draw:line draw:style-name="gr4" draw:text-style-name="P1" draw:layer="layout" svg:x1="171.014cm" svg:y1="140.288cm" svg:x2="170.214cm" svg:y2="140.288cm">
                <text:p/>
              </draw:line>
              <draw:line draw:style-name="gr4" draw:text-style-name="P1" draw:layer="layout" svg:x1="170.612cm" svg:y1="139.887cm" svg:x2="170.612cm" svg:y2="140.687cm">
                <text:p/>
              </draw:line>
              <draw:circle draw:style-name="gr2" draw:text-style-name="P1" draw:layer="layout" svg:width="-0.4cm" svg:height="-0.4cm" svg:x="170.813cm" svg:y="140.488cm">
                <text:p/>
              </draw:circle>
              <draw:line draw:style-name="gr4" draw:text-style-name="P1" draw:layer="layout" svg:x1="171.014cm" svg:y1="141.288cm" svg:x2="170.214cm" svg:y2="141.288cm">
                <text:p/>
              </draw:line>
              <draw:line draw:style-name="gr4" draw:text-style-name="P1" draw:layer="layout" svg:x1="170.612cm" svg:y1="140.887cm" svg:x2="170.612cm" svg:y2="141.687cm">
                <text:p/>
              </draw:line>
              <draw:circle draw:style-name="gr2" draw:text-style-name="P1" draw:layer="layout" svg:width="-0.4cm" svg:height="-0.4cm" svg:x="170.813cm" svg:y="141.488cm">
                <text:p/>
              </draw:circle>
              <draw:rect draw:style-name="gr2" draw:text-style-name="P1" draw:layer="layout" svg:width="-0.675cm" svg:height="-0.18cm" svg:x="170.889cm" svg:y="140.877cm">
                <text:p/>
              </draw:rect>
              <draw:rect draw:style-name="gr2" draw:text-style-name="P1" draw:layer="layout" svg:width="-0.675cm" svg:height="-0.18cm" svg:x="166.164cm" svg:y="140.877cm">
                <text:p/>
              </draw:rect>
              <draw:circle draw:style-name="gr2" draw:text-style-name="P1" draw:layer="layout" svg:width="-1.29cm" svg:height="-1.29cm" svg:x="169.884cm" svg:y="141.432cm">
                <text:p/>
              </draw:circle>
              <draw:circle draw:style-name="gr2" draw:text-style-name="P1" draw:layer="layout" svg:width="1.1cm" svg:height="1.1cm" draw:transform="rotate (2.75500222427253) translate (169.517cm 141.51cm)">
                <text:p/>
              </draw:circle>
              <draw:circle draw:style-name="gr2" draw:text-style-name="P1" draw:layer="layout" svg:width="1.35cm" svg:height="1.35cm" draw:transform="rotate (2.75500222427253) translate (169.586cm 141.673cm)">
                <text:p/>
              </draw:circle>
            </draw:g>
            <draw:rect draw:style-name="gr6" draw:text-style-name="P2" draw:layer="layout" svg:width="22.834cm" svg:height="27.901cm" svg:x="177.752cm" svg:y="105.046cm">
              <text:p/>
            </draw:rect>
          </draw:g>
          <draw:rect draw:style-name="gr29" draw:text-style-name="P2" draw:layer="layout" svg:width="54.567cm" svg:height="35.954cm" svg:x="160.5cm" svg:y="141cm">
            <text:p/>
          </draw:rect>
        </draw:g>
        <draw:g>
          <draw:rect draw:style-name="gr2" draw:text-style-name="P1" draw:layer="layout" svg:width="5.94cm" svg:height="2.82cm" svg:x="51.218cm" svg:y="159.421cm">
            <text:p/>
          </draw:rect>
          <draw:rect draw:style-name="gr2" draw:text-style-name="P1" draw:layer="layout" svg:width="0.73cm" svg:height="2.82cm" svg:x="50.488cm" svg:y="159.421cm">
            <text:p/>
          </draw:rect>
          <draw:rect draw:style-name="gr28" draw:text-style-name="P1" draw:layer="layout" svg:width="6.48cm" svg:height="2.82cm" svg:x="50.948cm" svg:y="159.421cm">
            <text:p/>
          </draw:rect>
          <draw:rect draw:style-name="gr28" draw:text-style-name="P1" draw:layer="layout" svg:width="7.4cm" svg:height="1.25cm" svg:x="50.488cm" svg:y="160.206cm">
            <text:p/>
          </draw:rect>
          <draw:circle draw:style-name="gr2" draw:text-style-name="P1" draw:layer="layout" svg:width="2.6cm" svg:height="2.6cm" svg:x="51.218cm" svg:y="159.531cm">
            <text:p/>
          </draw:circle>
          <draw:circle draw:style-name="gr2" draw:text-style-name="P1" draw:layer="layout" svg:width="0.76cm" svg:height="0.76cm" svg:x="52.138cm" svg:y="160.451cm">
            <text:p/>
          </draw:circle>
          <draw:g>
            <draw:line draw:style-name="gr4" draw:text-style-name="P1" draw:layer="layout" svg:x1="50.498cm" svg:y1="161.681cm" svg:x2="50.948cm" svg:y2="161.681cm">
              <text:p/>
            </draw:line>
            <draw:line draw:style-name="gr4" draw:text-style-name="P1" draw:layer="layout" svg:x1="50.724cm" svg:y1="161.907cm" svg:x2="50.724cm" svg:y2="161.457cm">
              <text:p/>
            </draw:line>
            <draw:circle draw:style-name="gr2" draw:text-style-name="P1" draw:layer="layout" svg:width="0.45cm" svg:height="0.45cm" svg:x="50.499cm" svg:y="161.456cm">
              <text:p/>
            </draw:circle>
          </draw:g>
          <draw:g>
            <draw:line draw:style-name="gr4" draw:text-style-name="P1" draw:layer="layout" svg:x1="50.949cm" svg:y1="159.98cm" svg:x2="50.499cm" svg:y2="159.98cm">
              <text:p/>
            </draw:line>
            <draw:line draw:style-name="gr4" draw:text-style-name="P1" draw:layer="layout" svg:x1="50.723cm" svg:y1="159.754cm" svg:x2="50.723cm" svg:y2="160.204cm">
              <text:p/>
            </draw:line>
            <draw:circle draw:style-name="gr2" draw:text-style-name="P1" draw:layer="layout" svg:width="-0.45cm" svg:height="-0.45cm" svg:x="50.948cm" svg:y="160.205cm">
              <text:p/>
            </draw:circle>
          </draw:g>
          <draw:g>
            <draw:line draw:style-name="gr4" draw:text-style-name="P1" draw:layer="layout" svg:x1="57.877cm" svg:y1="159.98cm" svg:x2="57.427cm" svg:y2="159.98cm">
              <text:p/>
            </draw:line>
            <draw:line draw:style-name="gr4" draw:text-style-name="P1" draw:layer="layout" svg:x1="57.651cm" svg:y1="159.754cm" svg:x2="57.651cm" svg:y2="160.204cm">
              <text:p/>
            </draw:line>
            <draw:circle draw:style-name="gr2" draw:text-style-name="P1" draw:layer="layout" svg:width="-0.45cm" svg:height="-0.45cm" svg:x="57.876cm" svg:y="160.205cm">
              <text:p/>
            </draw:circle>
          </draw:g>
          <draw:g>
            <draw:line draw:style-name="gr4" draw:text-style-name="P1" draw:layer="layout" svg:x1="57.426cm" svg:y1="161.681cm" svg:x2="57.876cm" svg:y2="161.681cm">
              <text:p/>
            </draw:line>
            <draw:line draw:style-name="gr4" draw:text-style-name="P1" draw:layer="layout" svg:x1="57.652cm" svg:y1="161.907cm" svg:x2="57.652cm" svg:y2="161.457cm">
              <text:p/>
            </draw:line>
            <draw:circle draw:style-name="gr2" draw:text-style-name="P1" draw:layer="layout" svg:width="0.45cm" svg:height="0.45cm" svg:x="57.427cm" svg:y="161.456cm">
              <text:p/>
            </draw:circle>
          </draw:g>
          <draw:rect draw:style-name="gr2" draw:text-style-name="P1" draw:layer="layout" svg:width="0.73cm" svg:height="2.82cm" svg:x="57.158cm" svg:y="159.421cm">
            <text:p/>
          </draw:rect>
          <draw:circle draw:style-name="gr2" draw:text-style-name="P1" draw:layer="layout" svg:width="3cm" svg:height="3cm" svg:x="51.018cm" svg:y="159.331cm">
            <text:p/>
          </draw:circle>
        </draw:g>
        <draw:g>
          <draw:rect draw:style-name="gr2" draw:text-style-name="P1" draw:layer="layout" svg:width="5.94cm" svg:height="2.82cm" draw:transform="rotate (3.1415926535892) translate (68.958cm 162.241cm)">
            <text:p/>
          </draw:rect>
          <draw:rect draw:style-name="gr2" draw:text-style-name="P1" draw:layer="layout" svg:width="0.73cm" svg:height="2.82cm" draw:transform="rotate (3.1415926535892) translate (69.688cm 162.241cm)">
            <text:p/>
          </draw:rect>
          <draw:rect draw:style-name="gr28" draw:text-style-name="P1" draw:layer="layout" svg:width="6.48cm" svg:height="2.82cm" draw:transform="rotate (3.1415926535892) translate (69.228cm 162.241cm)">
            <text:p/>
          </draw:rect>
          <draw:rect draw:style-name="gr28" draw:text-style-name="P1" draw:layer="layout" svg:width="7.4cm" svg:height="1.25cm" draw:transform="rotate (3.1415926535892) translate (69.688cm 161.456cm)">
            <text:p/>
          </draw:rect>
          <draw:circle draw:style-name="gr2" draw:text-style-name="P1" draw:layer="layout" svg:width="2.6cm" svg:height="2.6cm" draw:transform="rotate (3.1415926535892) translate (68.958cm 162.131cm)">
            <text:p/>
          </draw:circle>
          <draw:circle draw:style-name="gr2" draw:text-style-name="P1" draw:layer="layout" svg:width="-0.76cm" svg:height="-0.76cm" svg:x="68.038cm" svg:y="161.211cm">
            <text:p/>
          </draw:circle>
          <draw:g>
            <draw:line draw:style-name="gr4" draw:text-style-name="P1" draw:layer="layout" svg:x1="69.678cm" svg:y1="159.981cm" svg:x2="69.228cm" svg:y2="159.981cm">
              <text:p/>
            </draw:line>
            <draw:line draw:style-name="gr4" draw:text-style-name="P1" draw:layer="layout" svg:x1="69.452cm" svg:y1="159.755cm" svg:x2="69.452cm" svg:y2="160.205cm">
              <text:p/>
            </draw:line>
            <draw:circle draw:style-name="gr2" draw:text-style-name="P1" draw:layer="layout" svg:width="-0.45cm" svg:height="-0.45cm" svg:x="69.677cm" svg:y="160.206cm">
              <text:p/>
            </draw:circle>
          </draw:g>
          <draw:g>
            <draw:line draw:style-name="gr4" draw:text-style-name="P1" draw:layer="layout" svg:x1="69.227cm" svg:y1="161.682cm" svg:x2="69.677cm" svg:y2="161.682cm">
              <text:p/>
            </draw:line>
            <draw:line draw:style-name="gr4" draw:text-style-name="P1" draw:layer="layout" svg:x1="69.453cm" svg:y1="161.908cm" svg:x2="69.453cm" svg:y2="161.458cm">
              <text:p/>
            </draw:line>
            <draw:circle draw:style-name="gr2" draw:text-style-name="P1" draw:layer="layout" svg:width="0.45cm" svg:height="0.45cm" svg:x="69.228cm" svg:y="161.457cm">
              <text:p/>
            </draw:circle>
          </draw:g>
          <draw:g>
            <draw:line draw:style-name="gr4" draw:text-style-name="P1" draw:layer="layout" svg:x1="62.299cm" svg:y1="161.682cm" svg:x2="62.749cm" svg:y2="161.682cm">
              <text:p/>
            </draw:line>
            <draw:line draw:style-name="gr4" draw:text-style-name="P1" draw:layer="layout" svg:x1="62.525cm" svg:y1="161.908cm" svg:x2="62.525cm" svg:y2="161.458cm">
              <text:p/>
            </draw:line>
            <draw:circle draw:style-name="gr2" draw:text-style-name="P1" draw:layer="layout" svg:width="0.45cm" svg:height="0.45cm" svg:x="62.3cm" svg:y="161.457cm">
              <text:p/>
            </draw:circle>
          </draw:g>
          <draw:g>
            <draw:line draw:style-name="gr4" draw:text-style-name="P1" draw:layer="layout" svg:x1="62.75cm" svg:y1="159.981cm" svg:x2="62.3cm" svg:y2="159.981cm">
              <text:p/>
            </draw:line>
            <draw:line draw:style-name="gr4" draw:text-style-name="P1" draw:layer="layout" svg:x1="62.524cm" svg:y1="159.755cm" svg:x2="62.524cm" svg:y2="160.205cm">
              <text:p/>
            </draw:line>
            <draw:circle draw:style-name="gr2" draw:text-style-name="P1" draw:layer="layout" svg:width="-0.45cm" svg:height="-0.45cm" svg:x="62.749cm" svg:y="160.206cm">
              <text:p/>
            </draw:circle>
          </draw:g>
          <draw:rect draw:style-name="gr2" draw:text-style-name="P1" draw:layer="layout" svg:width="0.73cm" svg:height="2.82cm" draw:transform="rotate (3.1415926535892) translate (63.018cm 162.241cm)">
            <text:p/>
          </draw:rect>
          <draw:circle draw:style-name="gr2" draw:text-style-name="P1" draw:layer="layout" svg:width="3cm" svg:height="3cm" draw:transform="rotate (3.1415926535892) translate (69.158cm 162.331cm)">
            <text:p/>
          </draw:circle>
        </draw:g>
        <draw:line draw:style-name="gr30" draw:text-style-name="P1" draw:layer="layout" svg:x1="52.568cm" svg:y1="159.934cm" svg:x2="41.219cm" svg:y2="158.541cm">
          <text:p/>
        </draw:line>
        <draw:line draw:style-name="gr30" draw:text-style-name="P1" draw:layer="layout" svg:x1="52.638cm" svg:y1="161.674cm" svg:x2="41.219cm" svg:y2="163.345cm">
          <text:p/>
        </draw:line>
        <draw:path draw:style-name="gr31" draw:text-style-name="P1" draw:layer="layout" svg:width="2.671cm" svg:height="4.806cm" draw:transform="rotate (3.12902628297484) translate (41.1489577776625cm 163.348359770002cm)" svg:viewBox="0 0 2672 4807" svg:d="m0 3c2418-103 2957 2206 2547 3241-527 1329-2475 1459-2487 1563">
          <text:p/>
        </draw:path>
        <draw:path draw:style-name="gr31" draw:text-style-name="P1" draw:layer="layout" svg:width="1.063cm" svg:height="1.639cm" draw:transform="rotate (0.0329867228626866) translate (52.585226558838cm 159.935741454563cm)" svg:viewBox="0 0 1064 1640" svg:d="m0 1600c613 152 701-165 846-320 186-199 333-275 91-624-248-401-764-592-884-656">
          <text:p/>
        </draw:path>
        <draw:ellipse draw:style-name="gr32" draw:text-style-name="P1" draw:layer="layout" svg:width="1.392cm" svg:height="1.393cm" svg:x="34.814cm" svg:y="161.883cm">
          <text:p/>
        </draw:ellipse>
        <draw:frame draw:style-name="gr33" draw:text-style-name="P4" draw:layer="layout" svg:width="8.982cm" svg:height="1.717cm" svg:x="26.667cm" svg:y="152.136cm">
          <draw:text-box>
            <text:p text:style-name="P4"><text:span text:style-name="T1">Center of gravity</text:span></text:p>
          </draw:text-box>
        </draw:frame>
        <draw:line draw:style-name="gr34" draw:text-style-name="P5" draw:layer="layout" svg:x1="33.421cm" svg:y1="154.364cm" svg:x2="35.162cm" svg:y2="161.257cm">
          <text:p/>
        </draw:line>
        <draw:frame draw:style-name="gr33" draw:text-style-name="P4" draw:layer="layout" svg:width="33.599cm" svg:height="1.717cm" svg:x="9.678cm" svg:y="147.888cm">
          <draw:text-box>
            <text:p text:style-name="P4">Torque at pivot = 0.75kg * 30cm + 0.777kg * 24cm = 41.148kg*cm</text:p>
          </draw:text-box>
        </draw:frame>
        <draw:g>
          <draw:circle draw:style-name="gr35" draw:text-style-name="P6" draw:layer="layout" svg:width="6cm" svg:height="6cm" svg:x="47.431cm" svg:y="123.015cm">
            <text:p/>
          </draw:circle>
          <draw:circle draw:style-name="gr35" draw:text-style-name="P6" draw:layer="layout" svg:width="2cm" svg:height="2cm" svg:x="65.431cm" svg:y="125.015cm">
            <text:p/>
          </draw:circle>
          <draw:line draw:style-name="gr30" draw:text-style-name="P6" draw:layer="layout" svg:x1="47.973cm" svg:y1="125.818cm" svg:x2="47.068cm" svg:y2="125.887cm">
            <text:p/>
          </draw:line>
          <draw:path draw:style-name="gr31" draw:text-style-name="P6" draw:layer="layout" svg:width="7.699cm" svg:height="23.166cm" draw:transform="rotate (-1.5707963267946) translate (69.459005571019cm 122.294753293655cm)" svg:viewBox="0 0 7700 23167" svg:d="m3592 22461c743-11 1356-511 2089-696 1013-256 903-1071 1253-1672 372-638-46-1424 279-2088 456-931-612-1542-1184-1950-611-436-1348-708-2089-835-684-117-1572-389-2089 139-558 570-687 1440-1044 2158-348 701-347 1431-418 2159-69 708-355 1559 488 2089 673 423 1259 1218 2088 1183 737-31 1425 455 2089 70 809-469 1371-1304 1741-2159 295-682 104-1438 139-2158 34-695 29-1387 70-2089 42-719-51-1419-139-2158-90-760-363-1416-418-2159-53-720-456-1366-488-2089-33-741-22-1486 0-2228 24-785-147-1525-278-2297-129-763-147-1472-209-2228-62-763-325-1645-1114-1880-605-180-1577-404-1810 626-162 717-815 1707-209 2159 570 425 1351 865 2089-140 519-706 467-1378 557-2088 104-821-869-1620-1602-1114-680 470-1212 1221-1253 2088-37 786 69 1831 905 2089 775 239 1581-458 1880-1183 274-663 398-1370 557-2089 219-990-780-1462-1462-1602-1033-212-1260 1016-1602 1671-328 629-374 1341-487 2089-140 929 684 1374 1393 1323 645-46 1366-16 1740-905 341-811 505-1465 557-2228 50-730 244-1765-696-2089-681-235-1483-268-2158 70-889 445-583 1344-766 2089-166 677-49 1387-70 2088-23 790-410 1456-418 2228-7 696 10 1394 0 2089-10 743 51 1490-69 2228-112 690-30 1391 0 2089 30 697 198 1452-140 2089-357 673-576 1373-765 2089-185 701-91 1440-70 2158 22 743 187 1484 557 2159 467 851 1333 791 2089 905 693 104 1388 177 2089 209 897 41 1721-703 2088-1463 308-638 424-1328 418-2088-6-800-274-1596-975-2020-749-453-1229-1262-2088-1601-668-264-1336-634-2089-557-749 77-1490 198-2089 627-583 418-456 1369-418 2089 37 696-109 1401 0 2088 125 785 320 1723 1184 2089h696l487-696 279-557">
            <text:p/>
          </draw:path>
        </draw:g>
      </draw:page>
      <draw:page draw:name="page5" draw:style-name="dp1" draw:master-page-name="Default">
        <draw:g>
          <draw:g>
            <draw:circle draw:style-name="gr2" draw:text-style-name="P1" draw:layer="layout" svg:width="3.354cm" svg:height="3.354cm" draw:transform="rotate (-1.96349540849444) translate (44.116cm 25.674cm)">
              <text:p/>
            </draw:circle>
            <draw:rect draw:style-name="gr2" draw:text-style-name="P1" draw:layer="layout" svg:width="3.353cm" svg:height="3.581cm" draw:transform="rotate (-1.96349540849444) translate (42.566cm 25.034cm)">
              <text:p/>
            </draw:rect>
            <draw:g>
              <draw:circle draw:style-name="gr2" draw:text-style-name="P1" draw:layer="layout" svg:width="1.27cm" svg:height="1.27cm" draw:transform="rotate (-1.96349540849444) translate (42.755cm 26.238cm)">
                <text:p/>
              </draw:circle>
              <draw:circle draw:style-name="gr2" draw:text-style-name="P1" draw:layer="layout" svg:width="0.356cm" svg:height="0.356cm" draw:transform="rotate (-1.96349540849444) translate (42.157cm 26.486cm)">
                <text:p/>
              </draw:circle>
            </draw:g>
            <draw:g>
              <draw:circle draw:style-name="gr2" draw:text-style-name="P1" draw:layer="layout" svg:width="0.356cm" svg:height="0.356cm" draw:transform="rotate (-1.96349540849444) translate (41.783cm 27.391cm)">
                <text:p/>
              </draw:circle>
              <draw:circle draw:style-name="gr2" draw:text-style-name="P1" draw:layer="layout" svg:width="0.356cm" svg:height="0.356cm" draw:transform="rotate (-1.17809724509714) translate (42.395cm 27.255cm)">
                <text:p/>
              </draw:circle>
              <draw:circle draw:style-name="gr2" draw:text-style-name="P1" draw:layer="layout" svg:width="0.356cm" svg:height="0.356cm" draw:transform="rotate (-0.392699081699837) translate (42.733cm 26.724cm)">
                <text:p/>
              </draw:circle>
              <draw:circle draw:style-name="gr2" draw:text-style-name="P1" draw:layer="layout" svg:width="0.356cm" svg:height="0.356cm" draw:transform="rotate (0.39269908169865) translate (42.597cm 26.111cm)">
                <text:p/>
              </draw:circle>
              <draw:circle draw:style-name="gr2" draw:text-style-name="P1" draw:layer="layout" svg:width="0.356cm" svg:height="0.356cm" draw:transform="rotate (1.17809724509595) translate (42.068cm 25.773cm)">
                <text:p/>
              </draw:circle>
              <draw:circle draw:style-name="gr2" draw:text-style-name="P1" draw:layer="layout" svg:width="0.356cm" svg:height="0.356cm" draw:transform="rotate (1.96349540849325) translate (41.456cm 25.909cm)">
                <text:p/>
              </draw:circle>
              <draw:circle draw:style-name="gr2" draw:text-style-name="P1" draw:layer="layout" svg:width="0.356cm" svg:height="0.356cm" draw:transform="rotate (2.74889357189055) translate (41.118cm 26.439cm)">
                <text:p/>
              </draw:circle>
              <draw:circle draw:style-name="gr2" draw:text-style-name="P1" draw:layer="layout" svg:width="0.356cm" svg:height="0.356cm" draw:transform="rotate (-2.74889357189174) translate (41.254cm 27.053cm)">
                <text:p/>
              </draw:circle>
            </draw:g>
            <draw:rect draw:style-name="gr3" draw:text-style-name="P1" draw:layer="layout" svg:width="3.353cm" svg:height="3.581cm" draw:transform="rotate (-1.96349540849444) translate (45.873cm 26.405cm)">
              <text:p/>
            </draw:rect>
          </draw:g>
          <draw:g>
            <draw:circle draw:style-name="gr2" draw:text-style-name="P1" draw:layer="layout" svg:width="0.356cm" svg:height="0.356cm" draw:transform="rotate (-2.74889357189174) translate (38.59cm 26.659cm)">
              <text:p/>
            </draw:circle>
            <draw:circle draw:style-name="gr2" draw:text-style-name="P1" draw:layer="layout" svg:width="0.356cm" svg:height="0.356cm" draw:transform="rotate (0.39269908169865) translate (39.156cm 23.977cm)">
              <text:p/>
            </draw:circle>
          </draw:g>
          <draw:line draw:style-name="gr4" draw:text-style-name="P1" draw:layer="layout" svg:x1="11.221cm" svg:y1="25.527cm" svg:x2="14.364cm" svg:y2="28.661cm">
            <text:p/>
          </draw:line>
          <draw:circle draw:style-name="gr2" draw:text-style-name="P1" draw:layer="layout" svg:width="2.4cm" svg:height="2.4cm" draw:transform="rotate (0.2617993877991) translate (29.108cm 19.019cm)">
            <text:p/>
          </draw:circle>
          <draw:circle draw:style-name="gr5" draw:text-style-name="P1" draw:layer="layout" svg:width="1.74cm" svg:height="1.74cm" draw:transform="rotate (0.2617993877991) translate (29.512cm 19.252cm)">
            <text:p/>
          </draw:circle>
          <draw:circle draw:style-name="gr2" draw:text-style-name="P1" draw:layer="layout" svg:width="0.9cm" svg:height="0.9cm" draw:transform="rotate (0.2617993877991) translate (30.027cm 19.549cm)">
            <text:p/>
          </draw:circle>
          <draw:circle draw:style-name="gr2" draw:text-style-name="P1" draw:layer="layout" svg:width="2.4cm" svg:height="2.4cm" draw:transform="rotate (0.2617993877991) translate (26.674cm 19.671cm)">
            <text:p/>
          </draw:circle>
          <draw:circle draw:style-name="gr5" draw:text-style-name="P1" draw:layer="layout" svg:width="1.74cm" svg:height="1.74cm" draw:transform="rotate (0.2617993877991) translate (27.078cm 19.904cm)">
            <text:p/>
          </draw:circle>
          <draw:circle draw:style-name="gr2" draw:text-style-name="P1" draw:layer="layout" svg:width="0.9cm" svg:height="0.9cm" draw:transform="rotate (0.2617993877991) translate (27.592cm 20.201cm)">
            <text:p/>
          </draw:circle>
          <draw:rect draw:style-name="gr2" draw:text-style-name="P1" draw:layer="layout" svg:width="2.52cm" svg:height="4.22cm" draw:transform="rotate (0.2617993877991) translate (27.833cm 19.36cm)">
            <text:p/>
          </draw:rect>
          <draw:rect draw:style-name="gr2" draw:text-style-name="P1" draw:layer="layout" svg:width="2.52cm" svg:height="3.46cm" draw:transform="rotate (0.2617993877991) translate (28.03cm 20.094cm)">
            <text:p/>
          </draw:rect>
          <draw:rect draw:style-name="gr2" draw:text-style-name="P1" draw:layer="layout" svg:width="2.52cm" svg:height="1.715cm" draw:transform="rotate (0.2617993877991) translate (28.925cm 23.436cm)">
            <text:p/>
          </draw:rect>
          <draw:circle draw:style-name="gr2" draw:text-style-name="P1" draw:layer="layout" svg:width="0.42cm" svg:height="0.42cm" draw:transform="rotate (0.2617993877991) translate (30.692cm 23.558cm)">
            <text:p/>
          </draw:circle>
          <draw:circle draw:style-name="gr2" draw:text-style-name="P1" draw:layer="layout" svg:width="0.42cm" svg:height="0.42cm" draw:transform="rotate (0.2617993877991) translate (30.583cm 23.153cm)">
            <text:p/>
          </draw:circle>
          <draw:rect draw:style-name="gr2" draw:text-style-name="P1" draw:layer="layout" svg:width="0.42cm" svg:height="0.42cm" draw:transform="rotate (0.2617993877991) translate (30.638cm 23.355cm)">
            <text:p/>
          </draw:rect>
          <draw:circle draw:style-name="gr2" draw:text-style-name="P1" draw:layer="layout" svg:width="0.42cm" svg:height="0.42cm" draw:transform="rotate (0.2617993877991) translate (29.485cm 23.882cm)">
            <text:p/>
          </draw:circle>
          <draw:circle draw:style-name="gr2" draw:text-style-name="P1" draw:layer="layout" svg:width="0.42cm" svg:height="0.42cm" draw:transform="rotate (0.2617993877991) translate (29.376cm 23.476cm)">
            <text:p/>
          </draw:circle>
          <draw:rect draw:style-name="gr2" draw:text-style-name="P1" draw:layer="layout" svg:width="0.42cm" svg:height="0.42cm" draw:transform="rotate (0.2617993877991) translate (29.43cm 23.679cm)">
            <text:p/>
          </draw:rect>
          <draw:rect draw:style-name="gr2" draw:text-style-name="P1" draw:layer="layout" svg:width="0.13cm" svg:height="0.48cm" draw:transform="rotate (0.2617993877991) translate (30.08cm 23.128cm)">
            <text:p/>
          </draw:rect>
          <draw:circle draw:style-name="gr2" draw:text-style-name="P1" draw:layer="layout" svg:width="0.7cm" svg:height="0.7cm" draw:transform="rotate (0.2617993877991) translate (30.946cm 23.946cm)">
            <text:p/>
          </draw:circle>
          <draw:circle draw:style-name="gr2" draw:text-style-name="P1" draw:layer="layout" svg:width="0.7cm" svg:height="0.7cm" draw:transform="rotate (0.2617993877991) translate (29.188cm 24.417cm)">
            <text:p/>
          </draw:circle>
          <draw:circle draw:style-name="gr2" draw:text-style-name="P1" draw:layer="layout" svg:width="2.4cm" svg:height="2.4cm" draw:transform="rotate (2.1816615649925) translate (14.69cm 29.732cm)">
            <text:p/>
          </draw:circle>
          <draw:circle draw:style-name="gr5" draw:text-style-name="P1" draw:layer="layout" svg:width="1.74cm" svg:height="1.74cm" draw:transform="rotate (2.1816615649925) translate (14.77cm 29.272cm)">
            <text:p/>
          </draw:circle>
          <draw:circle draw:style-name="gr2" draw:text-style-name="P1" draw:layer="layout" svg:width="0.9cm" svg:height="0.9cm" draw:transform="rotate (2.1816615649925) translate (14.873cm 28.687cm)">
            <text:p/>
          </draw:circle>
          <draw:rect draw:style-name="gr2" draw:text-style-name="P1" draw:layer="layout" svg:width="2.46cm" svg:height="3.25cm" draw:transform="rotate (2.1816615649925) translate (15.271cm 29.36cm)">
            <text:p/>
          </draw:rect>
          <draw:circle draw:style-name="gr2" draw:text-style-name="P1" draw:layer="layout" svg:width="0.42cm" svg:height="0.42cm" draw:transform="rotate (2.1816615649925) translate (16.303cm 26.631cm)">
            <text:p/>
          </draw:circle>
          <draw:circle draw:style-name="gr2" draw:text-style-name="P1" draw:layer="layout" svg:width="0.42cm" svg:height="0.42cm" draw:transform="rotate (2.1816615649925) translate (15.958cm 26.871cm)">
            <text:p/>
          </draw:circle>
          <draw:rect draw:style-name="gr2" draw:text-style-name="P1" draw:layer="layout" svg:width="0.42cm" svg:height="0.42cm" draw:transform="rotate (2.1816615649925) translate (16.131cm 26.751cm)">
            <text:p/>
          </draw:rect>
          <draw:circle draw:style-name="gr2" draw:text-style-name="P1" draw:layer="layout" svg:width="0.42cm" svg:height="0.42cm" draw:transform="rotate (2.1816615649925) translate (17.02cm 27.655cm)">
            <text:p/>
          </draw:circle>
          <draw:circle draw:style-name="gr2" draw:text-style-name="P1" draw:layer="layout" svg:width="0.42cm" svg:height="0.42cm" draw:transform="rotate (2.1816615649925) translate (16.676cm 27.896cm)">
            <text:p/>
          </draw:circle>
          <draw:rect draw:style-name="gr2" draw:text-style-name="P1" draw:layer="layout" svg:width="0.42cm" svg:height="0.42cm" draw:transform="rotate (2.1816615649925) translate (16.847cm 27.774cm)">
            <text:p/>
          </draw:rect>
          <draw:circle draw:style-name="gr2" draw:text-style-name="P1" draw:layer="layout" svg:width="0.7cm" svg:height="0.7cm" draw:transform="rotate (2.1816615649925) translate (16.352cm 26.456cm)">
            <text:p/>
          </draw:circle>
          <draw:circle draw:style-name="gr2" draw:text-style-name="P1" draw:layer="layout" svg:width="0.7cm" svg:height="0.7cm" draw:transform="rotate (2.1816615649925) translate (17.36cm 27.898cm)">
            <text:p/>
          </draw:circle>
          <draw:line draw:style-name="gr4" draw:text-style-name="P1" draw:layer="layout" svg:x1="14.984cm" svg:y1="28.933cm" svg:x2="41.983cm" svg:y2="28.931cm">
            <text:p/>
          </draw:line>
          <draw:circle draw:style-name="gr2" draw:text-style-name="P1" draw:layer="layout" svg:width="2.4cm" svg:height="2.4cm" draw:transform="rotate (1.3089969389955) translate (10.344cm 25.734cm)">
            <text:p/>
          </draw:circle>
          <draw:circle draw:style-name="gr5" draw:text-style-name="P1" draw:layer="layout" svg:width="1.74cm" svg:height="1.74cm" draw:transform="rotate (1.3089969389955) translate (10.748cm 25.501cm)">
            <text:p/>
          </draw:circle>
          <draw:circle draw:style-name="gr2" draw:text-style-name="P1" draw:layer="layout" svg:width="0.9cm" svg:height="0.9cm" draw:transform="rotate (1.3089969389955) translate (11.262cm 25.204cm)">
            <text:p/>
          </draw:circle>
          <draw:rect draw:style-name="gr2" draw:text-style-name="P1" draw:layer="layout" svg:width="2.46cm" svg:height="3.25cm" draw:transform="rotate (1.3089969389955) translate (11.002cm 25.942cm)">
            <text:p/>
          </draw:rect>
          <draw:circle draw:style-name="gr2" draw:text-style-name="P1" draw:layer="layout" svg:width="0.42cm" svg:height="0.42cm" draw:transform="rotate (1.3089969389955) translate (13.756cm 24.977cm)">
            <text:p/>
          </draw:circle>
          <draw:circle draw:style-name="gr2" draw:text-style-name="P1" draw:layer="layout" svg:width="0.42cm" svg:height="0.42cm" draw:transform="rotate (1.3089969389955) translate (13.35cm 24.868cm)">
            <text:p/>
          </draw:circle>
          <draw:rect draw:style-name="gr2" draw:text-style-name="P1" draw:layer="layout" svg:width="0.42cm" svg:height="0.42cm" draw:transform="rotate (1.3089969389955) translate (13.553cm 24.922cm)">
            <text:p/>
          </draw:rect>
          <draw:circle draw:style-name="gr2" draw:text-style-name="P1" draw:layer="layout" svg:width="0.42cm" svg:height="0.42cm" draw:transform="rotate (1.3089969389955) translate (13.432cm 26.184cm)">
            <text:p/>
          </draw:circle>
          <draw:circle draw:style-name="gr2" draw:text-style-name="P1" draw:layer="layout" svg:width="0.42cm" svg:height="0.42cm" draw:transform="rotate (1.3089969389955) translate (13.027cm 26.075cm)">
            <text:p/>
          </draw:circle>
          <draw:rect draw:style-name="gr2" draw:text-style-name="P1" draw:layer="layout" svg:width="0.42cm" svg:height="0.42cm" draw:transform="rotate (1.3089969389955) translate (13.23cm 26.13cm)">
            <text:p/>
          </draw:rect>
          <draw:circle draw:style-name="gr2" draw:text-style-name="P1" draw:layer="layout" svg:width="0.7cm" svg:height="0.7cm" draw:transform="rotate (1.3089969389955) translate (13.921cm 24.902cm)">
            <text:p/>
          </draw:circle>
          <draw:circle draw:style-name="gr2" draw:text-style-name="P1" draw:layer="layout" svg:width="0.7cm" svg:height="0.7cm" draw:transform="rotate (1.3089969389955) translate (13.465cm 26.602cm)">
            <text:p/>
          </draw:circle>
          <draw:line draw:style-name="gr4" draw:text-style-name="P1" draw:layer="layout" svg:x1="43.917cm" svg:y1="28.22cm" svg:x2="47.013cm" svg:y2="16.629cm">
            <text:p/>
          </draw:line>
          <draw:line draw:style-name="gr4" draw:text-style-name="P1" draw:layer="layout" svg:x1="11.56cm" svg:y1="24.049cm" svg:x2="44.73cm" svg:y2="15.159cm">
            <text:p/>
          </draw:line>
          <draw:circle draw:style-name="gr2" draw:text-style-name="P1" draw:layer="layout" svg:width="2.4cm" svg:height="2.4cm" draw:transform="rotate (3.1415926535892) translate (27.481cm 29.275cm)">
            <text:p/>
          </draw:circle>
          <draw:circle draw:style-name="gr5" draw:text-style-name="P1" draw:layer="layout" svg:width="1.74cm" svg:height="1.74cm" draw:transform="rotate (3.1415926535892) translate (27.151cm 28.945cm)">
            <text:p/>
          </draw:circle>
          <draw:circle draw:style-name="gr2" draw:text-style-name="P1" draw:layer="layout" svg:width="-0.9cm" svg:height="-0.9cm" svg:x="26.731cm" svg:y="28.525cm">
            <text:p/>
          </draw:circle>
          <draw:circle draw:style-name="gr2" draw:text-style-name="P1" draw:layer="layout" svg:width="2.4cm" svg:height="2.4cm" draw:transform="rotate (3.1415926535892) translate (30.001cm 29.275cm)">
            <text:p/>
          </draw:circle>
          <draw:circle draw:style-name="gr5" draw:text-style-name="P1" draw:layer="layout" svg:width="1.74cm" svg:height="1.74cm" draw:transform="rotate (3.1415926535892) translate (29.671cm 28.945cm)">
            <text:p/>
          </draw:circle>
          <draw:circle draw:style-name="gr2" draw:text-style-name="P1" draw:layer="layout" svg:width="-0.9cm" svg:height="-0.9cm" svg:x="29.251cm" svg:y="28.525cm">
            <text:p/>
          </draw:circle>
          <draw:rect draw:style-name="gr2" draw:text-style-name="P1" draw:layer="layout" svg:width="2.52cm" svg:height="4.22cm" draw:transform="rotate (3.1415926535892) translate (28.801cm 29.275cm)">
            <text:p/>
          </draw:rect>
          <draw:rect draw:style-name="gr2" draw:text-style-name="P1" draw:layer="layout" svg:width="2.52cm" svg:height="3.46cm" draw:transform="rotate (3.1415926535892) translate (28.801cm 28.515cm)">
            <text:p/>
          </draw:rect>
          <draw:rect draw:style-name="gr2" draw:text-style-name="P1" draw:layer="layout" svg:width="2.52cm" svg:height="1.715cm" draw:transform="rotate (3.1415926535892) translate (28.801cm 25.055cm)">
            <text:p/>
          </draw:rect>
          <draw:circle draw:style-name="gr2" draw:text-style-name="P1" draw:layer="layout" svg:width="-0.42cm" svg:height="-0.42cm" svg:x="27.126cm" svg:y="24.48cm">
            <text:p/>
          </draw:circle>
          <draw:circle draw:style-name="gr2" draw:text-style-name="P1" draw:layer="layout" svg:width="-0.42cm" svg:height="-0.42cm" svg:x="27.126cm" svg:y="24.9cm">
            <text:p/>
          </draw:circle>
          <draw:rect draw:style-name="gr2" draw:text-style-name="P1" draw:layer="layout" svg:width="-0.42cm" svg:height="-0.42cm" svg:x="27.126cm" svg:y="24.69cm">
            <text:p/>
          </draw:rect>
          <draw:circle draw:style-name="gr2" draw:text-style-name="P1" draw:layer="layout" svg:width="-0.42cm" svg:height="-0.42cm" svg:x="28.376cm" svg:y="24.48cm">
            <text:p/>
          </draw:circle>
          <draw:circle draw:style-name="gr2" draw:text-style-name="P1" draw:layer="layout" svg:width="-0.42cm" svg:height="-0.42cm" svg:x="28.376cm" svg:y="24.9cm">
            <text:p/>
          </draw:circle>
          <draw:rect draw:style-name="gr2" draw:text-style-name="P1" draw:layer="layout" svg:width="-0.42cm" svg:height="-0.42cm" svg:x="28.376cm" svg:y="24.69cm">
            <text:p/>
          </draw:rect>
          <draw:rect draw:style-name="gr2" draw:text-style-name="P1" draw:layer="layout" svg:width="-0.13cm" svg:height="-0.48cm" svg:x="27.606cm" svg:y="25.054cm">
            <text:p/>
          </draw:rect>
          <draw:circle draw:style-name="gr2" draw:text-style-name="P1" draw:layer="layout" svg:width="-0.7cm" svg:height="-0.7cm" svg:x="26.981cm" svg:y="24.04cm">
            <text:p/>
          </draw:circle>
          <draw:circle draw:style-name="gr2" draw:text-style-name="P1" draw:layer="layout" svg:width="-0.7cm" svg:height="-0.7cm" svg:x="28.801cm" svg:y="24.04cm">
            <text:p/>
          </draw:circle>
          <draw:circle draw:style-name="gr5" draw:text-style-name="P1" draw:layer="layout" svg:width="4.69cm" svg:height="4.69cm" svg:x="39.579cm" svg:y="24.239cm">
            <text:p/>
          </draw:circle>
          <draw:circle draw:style-name="gr6" draw:text-style-name="P1" draw:layer="layout" svg:width="0.6cm" svg:height="0.6cm" svg:x="41.624cm" svg:y="26.284cm">
            <text:p/>
          </draw:circle>
          <draw:circle draw:style-name="gr6" draw:text-style-name="P1" draw:layer="layout" svg:width="3.61cm" svg:height="3.61cm" svg:x="40.119cm" svg:y="24.779cm">
            <text:p/>
          </draw:circle>
          <draw:circle draw:style-name="gr7" draw:text-style-name="P1" draw:layer="layout" svg:width="3.76cm" svg:height="3.76cm" svg:x="40.044cm" svg:y="24.704cm">
            <text:p/>
          </draw:circle>
          <draw:circle draw:style-name="gr8" draw:text-style-name="P1" draw:layer="layout" svg:width="6.05cm" svg:height="6.05cm" svg:x="38.899cm" svg:y="23.559cm">
            <text:p/>
          </draw:circle>
          <draw:circle draw:style-name="gr8" draw:text-style-name="P1" draw:layer="layout" svg:width="5.32cm" svg:height="5.32cm" svg:x="39.264cm" svg:y="23.924cm">
            <text:p/>
          </draw:circle>
          <draw:circle draw:style-name="gr5" draw:text-style-name="P1" draw:layer="layout" svg:width="4.69cm" svg:height="4.69cm" svg:x="41.944cm" svg:y="15.365cm">
            <text:p/>
          </draw:circle>
          <draw:circle draw:style-name="gr6" draw:text-style-name="P1" draw:layer="layout" svg:width="0.6cm" svg:height="0.6cm" svg:x="43.989cm" svg:y="17.41cm">
            <text:p/>
          </draw:circle>
          <draw:circle draw:style-name="gr6" draw:text-style-name="P1" draw:layer="layout" svg:width="3.61cm" svg:height="3.61cm" svg:x="42.484cm" svg:y="15.905cm">
            <text:p/>
          </draw:circle>
          <draw:circle draw:style-name="gr7" draw:text-style-name="P1" draw:layer="layout" svg:width="3.76cm" svg:height="3.76cm" svg:x="42.409cm" svg:y="15.83cm">
            <text:p/>
          </draw:circle>
          <draw:circle draw:style-name="gr8" draw:text-style-name="P1" draw:layer="layout" svg:width="6.05cm" svg:height="6.05cm" svg:x="41.264cm" svg:y="14.685cm">
            <text:p/>
          </draw:circle>
          <draw:circle draw:style-name="gr8" draw:text-style-name="P1" draw:layer="layout" svg:width="5.32cm" svg:height="5.32cm" svg:x="41.629cm" svg:y="15.05cm">
            <text:p/>
          </draw:circle>
          <draw:ellipse draw:style-name="gr8" draw:text-style-name="P1" draw:layer="layout" svg:width="3.13cm" svg:height="3.132cm" draw:transform="skewX (-0.000349065850398829) rotate (1.3089969389955) translate (9.896cm 25.993cm)">
            <text:p/>
          </draw:ellipse>
          <draw:circle draw:style-name="gr8" draw:text-style-name="P1" draw:layer="layout" svg:width="3.134cm" svg:height="3.134cm" draw:transform="rotate (2.1818360979177) translate (14.601cm 30.244cm)">
            <text:p/>
          </draw:circle>
          <draw:line draw:style-name="gr9" draw:text-style-name="P1" draw:layer="layout" svg:x1="11.222cm" svg:y1="23.403cm" svg:x2="43.222cm" svg:y2="14.827cm">
            <text:p/>
          </draw:line>
          <draw:line draw:style-name="gr9" draw:text-style-name="P1" draw:layer="layout" svg:x1="44.744cm" svg:y1="27.762cm" svg:x2="47.244cm" svg:y2="18.402cm">
            <text:p/>
          </draw:line>
          <draw:line draw:style-name="gr9" draw:text-style-name="P1" draw:layer="layout" svg:x1="14.985cm" svg:y1="29.634cm" svg:x2="41.984cm" svg:y2="29.632cm">
            <text:p/>
          </draw:line>
          <draw:line draw:style-name="gr9" draw:text-style-name="P1" draw:layer="layout" svg:x1="10.706cm" svg:y1="26.016cm" svg:x2="13.849cm" svg:y2="29.15cm">
            <text:p/>
          </draw:line>
          <draw:circle draw:style-name="gr10" draw:text-style-name="P1" draw:layer="layout" svg:width="0.143cm" svg:height="0.143cm" draw:transform="skewX (-0.006981317007976) rotate (1.3088224060703) translate (11.727cm 24.937cm)">
            <text:p/>
          </draw:circle>
          <draw:circle draw:style-name="gr10" draw:text-style-name="P1" draw:layer="layout" svg:width="0.141cm" svg:height="0.141cm" draw:transform="rotate (2.18445409179569) translate (14.967cm 28.159cm)">
            <text:p/>
          </draw:circle>
          <draw:line draw:style-name="gr11" draw:text-style-name="P1" draw:layer="layout" svg:x1="11.745cm" svg:y1="24.928cm" svg:x2="14.888cm" svg:y2="28.062cm">
            <text:p/>
          </draw:line>
          <draw:line draw:style-name="gr11" draw:text-style-name="P1" draw:layer="layout" svg:x1="14.965cm" svg:y1="28.138cm" svg:x2="41.964cm" svg:y2="28.136cm">
            <text:p/>
          </draw:line>
          <draw:line draw:style-name="gr11" draw:text-style-name="P1" draw:layer="layout" svg:x1="11.783cm" svg:y1="24.819cm" svg:x2="44.953cm" svg:y2="15.929cm">
            <text:p/>
          </draw:line>
          <draw:circle draw:style-name="gr10" draw:text-style-name="P1" draw:layer="layout" svg:width="3.09cm" svg:height="3.09cm" svg:x="40.379cm" svg:y="25.039cm">
            <text:p/>
          </draw:circle>
          <draw:line draw:style-name="gr11" draw:text-style-name="P1" draw:layer="layout" svg:x1="43.364cm" svg:y1="27.197cm" svg:x2="46.46cm" svg:y2="15.606cm">
            <text:p/>
          </draw:line>
          <draw:circle draw:style-name="gr10" draw:text-style-name="P1" draw:layer="layout" svg:width="3.09cm" svg:height="3.09cm" svg:x="42.744cm" svg:y="16.165cm">
            <text:p/>
          </draw:circle>
          <draw:g>
            <draw:circle draw:style-name="gr2" draw:text-style-name="P1" draw:layer="layout" svg:width="3.76cm" svg:height="3.76cm" draw:transform="rotate (-0.785398163398487) translate (44.29cm 15.055cm)">
              <text:p/>
            </draw:circle>
            <draw:circle draw:style-name="gr2" draw:text-style-name="P1" draw:layer="layout" svg:width="3.1cm" svg:height="3.1cm" draw:transform="rotate (-0.785398163398487) translate (44.29cm 15.522cm)">
              <text:p/>
            </draw:circle>
            <draw:circle draw:style-name="gr2" draw:text-style-name="P1" draw:layer="layout" svg:width="0.6cm" svg:height="0.6cm" draw:transform="rotate (-0.785398163398487) translate (44.29cm 17.289cm)">
              <text:p/>
            </draw:circle>
            <draw:circle draw:style-name="gr2" draw:text-style-name="P1" draw:layer="layout" svg:width="1.2cm" svg:height="1.2cm" draw:transform="rotate (-0.785398163398487) translate (44.29cm 16.865cm)">
              <text:p/>
            </draw:circle>
            <draw:rect draw:style-name="gr2" draw:text-style-name="P1" draw:layer="layout" svg:width="3.76cm" svg:height="3.93cm" draw:transform="rotate (-0.785398163398487) translate (43.789cm 15.556cm)">
              <text:p/>
            </draw:rect>
            <draw:line draw:style-name="gr4" draw:text-style-name="P1" draw:layer="layout" svg:x1="42.962cm" svg:y1="16.384cm" svg:x2="45.621cm" svg:y2="19.043cm">
              <text:p/>
            </draw:line>
            <draw:line draw:style-name="gr4" draw:text-style-name="P1" draw:layer="layout" svg:x1="42.475cm" svg:y1="18.199cm" svg:x2="46.107cm" svg:y2="17.226cm">
              <text:p/>
            </draw:line>
            <draw:line draw:style-name="gr4" draw:text-style-name="P1" draw:layer="layout" svg:x1="44.778cm" svg:y1="15.897cm" svg:x2="43.805cm" svg:y2="19.529cm">
              <text:p/>
            </draw:line>
            <draw:circle draw:style-name="gr2" draw:text-style-name="P1" draw:layer="layout" svg:width="3.76cm" svg:height="3.76cm" draw:transform="rotate (-0.785398163398487) translate (43.789cm 15.556cm)">
              <text:p/>
            </draw:circle>
          </draw:g>
          <draw:circle draw:style-name="gr12" draw:text-style-name="P1" draw:layer="layout" svg:width="0.4cm" svg:height="0.4cm" svg:x="41.392cm" svg:y="20.198cm">
            <text:p/>
          </draw:circle>
          <draw:circle draw:style-name="gr4" draw:text-style-name="P1" draw:layer="layout" svg:width="0.4cm" svg:height="0.4cm" svg:x="41.691cm" svg:y="26.354cm">
            <text:p/>
          </draw:circle>
          <draw:circle draw:style-name="gr4" draw:text-style-name="P1" draw:layer="layout" svg:width="0.4cm" svg:height="0.4cm" svg:x="40.794cm" svg:y="21.09cm">
            <text:p/>
          </draw:circle>
          <draw:circle draw:style-name="gr12" draw:text-style-name="P1" draw:layer="layout" svg:width="0.4cm" svg:height="0.4cm" svg:x="41.695cm" svg:y="26.409cm">
            <text:p/>
          </draw:circle>
          <draw:circle draw:style-name="gr4" draw:text-style-name="P1" draw:layer="layout" svg:width="0.2cm" svg:height="0.2cm" svg:x="13.651cm" svg:y="24.673cm">
            <text:p/>
          </draw:circle>
          <draw:circle draw:style-name="gr4" draw:text-style-name="P1" draw:layer="layout" svg:width="0.2cm" svg:height="0.2cm" svg:x="13.351cm" svg:y="25.873cm">
            <text:p/>
          </draw:circle>
          <draw:circle draw:style-name="gr4" draw:text-style-name="P1" draw:layer="layout" svg:width="0.2cm" svg:height="0.2cm" svg:x="16.051cm" svg:y="26.373cm">
            <text:p/>
          </draw:circle>
          <draw:circle draw:style-name="gr4" draw:text-style-name="P1" draw:layer="layout" svg:width="0.2cm" svg:height="0.2cm" svg:x="16.751cm" svg:y="27.373cm">
            <text:p/>
          </draw:circle>
          <draw:circle draw:style-name="gr4" draw:text-style-name="P1" draw:layer="layout" svg:width="0.2cm" svg:height="0.2cm" svg:x="26.851cm" svg:y="24.373cm">
            <text:p/>
          </draw:circle>
          <draw:circle draw:style-name="gr4" draw:text-style-name="P1" draw:layer="layout" svg:width="0.2cm" svg:height="0.2cm" svg:x="28.051cm" svg:y="24.373cm">
            <text:p/>
          </draw:circle>
          <draw:circle draw:style-name="gr4" draw:text-style-name="P1" draw:layer="layout" svg:width="0.2cm" svg:height="0.2cm" svg:x="29.551cm" svg:y="23.673cm">
            <text:p/>
          </draw:circle>
          <draw:circle draw:style-name="gr4" draw:text-style-name="P1" draw:layer="layout" svg:width="0.2cm" svg:height="0.2cm" svg:x="30.751cm" svg:y="23.373cm">
            <text:p/>
          </draw:circle>
          <draw:frame draw:style-name="gr13" draw:layer="layout" svg:width="0.769cm" svg:height="0.963cm" svg:x="33.025cm" svg:y="23.177cm">
            <draw:text-box>
              <text:p>h</text:p>
            </draw:text-box>
          </draw:frame>
          <draw:g>
            <draw:circle draw:style-name="gr4" draw:text-style-name="P1" draw:layer="layout" svg:width="0.2cm" svg:height="0.2cm" draw:transform="rotate (1.70169602069415) translate (32.732cm 22.17cm)">
              <text:p/>
            </draw:circle>
            <draw:rect draw:style-name="gr2" draw:text-style-name="P1" draw:layer="layout" svg:width="5cm" svg:height="0.3cm" draw:transform="rotate (1.70169602069415) translate (33.2cm 26.16cm)">
              <text:p/>
            </draw:rect>
            <draw:rect draw:style-name="gr2" draw:text-style-name="P1" draw:layer="layout" svg:width="1.2cm" svg:height="0.3cm" draw:transform="rotate (1.70169602069415) translate (32.704cm 22.393cm)">
              <text:p/>
            </draw:rect>
            <draw:rect draw:style-name="gr2" draw:text-style-name="P1" draw:layer="layout" svg:width="1.2cm" svg:height="0.3cm" draw:transform="rotate (1.70169602069415) translate (33.2cm 26.16cm)">
              <text:p/>
            </draw:rect>
            <draw:circle draw:style-name="gr12" draw:text-style-name="P1" draw:layer="layout" svg:width="0.2cm" svg:height="0.2cm" draw:transform="rotate (1.70169602069415) translate (32.674cm 21.662cm)">
              <text:p/>
            </draw:circle>
            <draw:circle draw:style-name="gr12" draw:text-style-name="P1" draw:layer="layout" svg:width="0.2cm" svg:height="0.2cm" draw:transform="rotate (1.70169602069415) translate (33.235cm 25.926cm)">
              <text:p/>
            </draw:circle>
            <draw:circle draw:style-name="gr4" draw:text-style-name="P1" draw:layer="layout" svg:width="0.2cm" svg:height="0.2cm" draw:transform="rotate (1.70169602069415) translate (33.149cm 25.343cm)">
              <text:p/>
            </draw:circle>
          </draw:g>
          <draw:frame draw:style-name="gr1" draw:layer="layout" svg:width="0.853cm" svg:height="0.963cm" svg:x="34.161cm" svg:y="26.145cm">
            <draw:text-box>
              <text:p>d</text:p>
            </draw:text-box>
          </draw:frame>
          <draw:frame draw:style-name="gr1" draw:layer="layout" svg:width="0.853cm" svg:height="0.963cm" svg:x="36.051cm" svg:y="19.378cm">
            <draw:text-box>
              <text:p>g</text:p>
            </draw:text-box>
          </draw:frame>
          <draw:frame draw:style-name="gr1" draw:layer="layout" svg:width="0.853cm" svg:height="0.963cm" svg:x="21.31cm" svg:y="26.371cm">
            <draw:text-box>
              <text:p>e</text:p>
            </draw:text-box>
          </draw:frame>
          <draw:frame draw:style-name="gr1" draw:layer="layout" svg:width="0.68cm" svg:height="0.963cm" svg:x="21.007cm" svg:y="23.099cm">
            <draw:text-box>
              <text:p>f</text:p>
            </draw:text-box>
          </draw:frame>
          <draw:g>
            <draw:circle draw:style-name="gr12" draw:text-style-name="P1" draw:layer="layout" svg:width="0.2cm" svg:height="0.2cm" draw:transform="rotate (0.2617993877991) translate (25.933cm 21.742cm)">
              <text:p/>
            </draw:circle>
            <draw:rect draw:style-name="gr2" draw:text-style-name="P1" draw:layer="layout" svg:width="11.5cm" svg:height="0.3cm" draw:transform="rotate (0.2617993877991) translate (15.468cm 24.494cm)">
              <text:p/>
            </draw:rect>
            <draw:rect draw:style-name="gr2" draw:text-style-name="P1" draw:layer="layout" svg:width="2cm" svg:height="0.3cm" draw:transform="rotate (0.2617993877991) translate (24.644cm 22.036cm)">
              <text:p/>
            </draw:rect>
            <draw:rect draw:style-name="gr2" draw:text-style-name="P1" draw:layer="layout" svg:width="2cm" svg:height="0.3cm" draw:transform="rotate (0.2617993877991) translate (15.468cm 24.494cm)">
              <text:p/>
            </draw:rect>
            <draw:circle draw:style-name="gr4" draw:text-style-name="P1" draw:layer="layout" svg:width="0.2cm" svg:height="0.2cm" draw:transform="rotate (0.2617993877991) translate (25.041cm 21.987cm)">
              <text:p/>
            </draw:circle>
            <draw:circle draw:style-name="gr12" draw:text-style-name="P1" draw:layer="layout" svg:width="0.2cm" svg:height="0.2cm" draw:transform="rotate (-2.87979326579129) translate (16.013cm 24.613cm)">
              <text:p/>
            </draw:circle>
            <draw:circle draw:style-name="gr4" draw:text-style-name="P1" draw:layer="layout" svg:width="0.2cm" svg:height="0.2cm" draw:transform="rotate (-2.87979326579129) translate (16.905cm 24.368cm)">
              <text:p/>
            </draw:circle>
          </draw:g>
          <draw:g>
            <draw:rect draw:style-name="gr2" draw:text-style-name="P1" draw:layer="layout" svg:width="6.6cm" svg:height="0.3cm" svg:x="18.226cm" svg:y="27.235cm">
              <text:p/>
            </draw:rect>
            <draw:rect draw:style-name="gr2" draw:text-style-name="P1" draw:layer="layout" svg:width="2cm" svg:height="0.3cm" svg:x="22.826cm" svg:y="27.235cm">
              <text:p/>
            </draw:rect>
            <draw:rect draw:style-name="gr2" draw:text-style-name="P1" draw:layer="layout" svg:width="2cm" svg:height="0.3cm" svg:x="18.226cm" svg:y="27.235cm">
              <text:p/>
            </draw:rect>
            <draw:circle draw:style-name="gr12" draw:text-style-name="P1" draw:layer="layout" svg:width="0.2cm" svg:height="0.2cm" svg:x="24.138cm" svg:y="27.278cm">
              <text:p/>
            </draw:circle>
            <draw:circle draw:style-name="gr4" draw:text-style-name="P1" draw:layer="layout" svg:width="0.2cm" svg:height="0.2cm" svg:x="23.213cm" svg:y="27.284cm">
              <text:p/>
            </draw:circle>
            <draw:circle draw:style-name="gr12" draw:text-style-name="P1" draw:layer="layout" svg:width="-0.2cm" svg:height="-0.2cm" svg:x="18.913cm" svg:y="27.484cm">
              <text:p/>
            </draw:circle>
            <draw:circle draw:style-name="gr4" draw:text-style-name="P1" draw:layer="layout" svg:width="-0.2cm" svg:height="-0.2cm" svg:x="19.838cm" svg:y="27.478cm">
              <text:p/>
            </draw:circle>
          </draw:g>
          <draw:g>
            <draw:rect draw:style-name="gr2" draw:text-style-name="P1" draw:layer="layout" svg:width="8cm" svg:height="0.3cm" svg:x="30.441cm" svg:y="27.235cm">
              <text:p/>
            </draw:rect>
            <draw:rect draw:style-name="gr2" draw:text-style-name="P1" draw:layer="layout" svg:width="2cm" svg:height="0.3cm" svg:x="36.441cm" svg:y="27.235cm">
              <text:p/>
            </draw:rect>
            <draw:rect draw:style-name="gr2" draw:text-style-name="P1" draw:layer="layout" svg:width="2cm" svg:height="0.3cm" svg:x="30.441cm" svg:y="27.235cm">
              <text:p/>
            </draw:rect>
            <draw:circle draw:style-name="gr12" draw:text-style-name="P1" draw:layer="layout" svg:width="0.2cm" svg:height="0.2cm" svg:x="37.69cm" svg:y="27.279cm">
              <text:p/>
            </draw:circle>
            <draw:circle draw:style-name="gr4" draw:text-style-name="P1" draw:layer="layout" svg:width="0.2cm" svg:height="0.2cm" svg:x="36.765cm" svg:y="27.285cm">
              <text:p/>
            </draw:circle>
            <draw:circle draw:style-name="gr12" draw:text-style-name="P1" draw:layer="layout" svg:width="-0.2cm" svg:height="-0.2cm" svg:x="31.031cm" svg:y="27.485cm">
              <text:p/>
            </draw:circle>
            <draw:circle draw:style-name="gr4" draw:text-style-name="P1" draw:layer="layout" svg:width="-0.2cm" svg:height="-0.2cm" svg:x="31.956cm" svg:y="27.479cm">
              <text:p/>
            </draw:circle>
          </draw:g>
          <draw:circle draw:style-name="gr12" draw:text-style-name="P1" draw:layer="layout" svg:width="0.2cm" svg:height="0.2cm" draw:transform="rotate (0.2617993877991) translate (38.343cm 18.396cm)">
            <text:p/>
          </draw:circle>
          <draw:circle draw:style-name="gr4" draw:text-style-name="P1" draw:layer="layout" svg:width="0.2cm" svg:height="0.2cm" draw:transform="rotate (0.2617993877991) translate (37.782cm 18.518cm)">
            <text:p/>
          </draw:circle>
          <draw:circle draw:style-name="gr12" draw:text-style-name="P1" draw:layer="layout" svg:width="0.2cm" svg:height="0.2cm" draw:transform="rotate (-2.87979326579129) translate (32.884cm 20.051cm)">
            <text:p/>
          </draw:circle>
          <draw:circle draw:style-name="gr4" draw:text-style-name="P1" draw:layer="layout" svg:width="0.2cm" svg:height="0.2cm" draw:transform="rotate (-2.87979326579129) translate (33.641cm 19.86cm)">
            <text:p/>
          </draw:circle>
          <draw:frame draw:style-name="gr1" draw:layer="layout" svg:width="0.853cm" svg:height="0.963cm" svg:x="39.072cm" svg:y="20.584cm">
            <draw:text-box>
              <text:p>a</text:p>
            </draw:text-box>
          </draw:frame>
          <draw:frame draw:style-name="gr1" draw:layer="layout" svg:width="0.853cm" svg:height="0.963cm" svg:x="40.752cm" svg:y="22.157cm">
            <draw:text-box>
              <text:p>b</text:p>
            </draw:text-box>
          </draw:frame>
          <draw:frame draw:style-name="gr1" draw:layer="layout" svg:width="0.82cm" svg:height="0.963cm" svg:x="40.752cm" svg:y="19.154cm">
            <draw:text-box draw:corner-radius="0.627cm">
              <text:p>c</text:p>
            </draw:text-box>
          </draw:frame>
          <draw:circle draw:style-name="gr2" draw:text-style-name="P1" draw:layer="layout" svg:width="0.3cm" svg:height="0.3cm" svg:x="32.872cm" svg:y="23.512cm">
            <text:p/>
          </draw:circle>
          <draw:circle draw:style-name="gr2" draw:text-style-name="P1" draw:layer="layout" svg:width="0.3cm" svg:height="0.3cm" svg:x="20.91cm" svg:y="23.001cm">
            <text:p/>
          </draw:circle>
          <draw:circle draw:style-name="gr2" draw:text-style-name="P1" draw:layer="layout" svg:width="0.3cm" svg:height="0.3cm" svg:x="21.376cm" svg:y="27.235cm">
            <text:p/>
          </draw:circle>
          <draw:circle draw:style-name="gr2" draw:text-style-name="P1" draw:layer="layout" svg:width="0.3cm" svg:height="0.3cm" svg:x="34.291cm" svg:y="27.235cm">
            <text:p/>
          </draw:circle>
          <draw:circle draw:style-name="gr10" draw:text-style-name="P1" draw:layer="layout" svg:width="0.9cm" svg:height="0.9cm" draw:transform="rotate (2.1816615649925) translate (15.037cm 28.311cm)">
            <text:p/>
          </draw:circle>
          <draw:circle draw:style-name="gr10" draw:text-style-name="P1" draw:layer="layout" svg:width="0.9cm" svg:height="0.9cm" draw:transform="rotate (2.1816615649925) translate (12.438cm 25.712cm)">
            <text:p/>
          </draw:circle>
          <draw:circle draw:style-name="gr2" draw:text-style-name="P1" draw:layer="layout" svg:width="0.3cm" svg:height="0.3cm" svg:x="13.486cm" svg:y="25.231cm">
            <text:p/>
          </draw:circle>
          <draw:circle draw:style-name="gr2" draw:text-style-name="P1" draw:layer="layout" svg:width="0.3cm" svg:height="0.3cm" svg:x="16.419cm" svg:y="26.79cm">
            <text:p/>
          </draw:circle>
          <draw:rect draw:style-name="gr2" draw:text-style-name="P1" draw:layer="layout" svg:width="1.624cm" svg:height="3.8cm" draw:transform="rotate (-2.35619449019309) translate (44.901cm 19.788cm)">
            <text:p/>
          </draw:rect>
          <draw:rect draw:style-name="gr2" draw:text-style-name="P1" draw:layer="layout" svg:width="1cm" svg:height="4.8cm" draw:transform="rotate (-2.35619449019309) translate (45.962cm 19.434cm)">
            <text:p/>
          </draw:rect>
          <draw:circle draw:style-name="gr4" draw:text-style-name="P1" draw:layer="layout" svg:width="0.4cm" svg:height="0.4cm" draw:transform="rotate (-0.785398163398487) translate (42.276cm 16.387cm)">
            <text:p/>
          </draw:circle>
          <draw:circle draw:style-name="gr4" draw:text-style-name="P1" draw:layer="layout" svg:width="0.4cm" svg:height="0.4cm" draw:transform="rotate (-0.785398163398487) translate (41.993cm 17.66cm)">
            <text:p/>
          </draw:circle>
          <draw:g>
            <draw:rect draw:style-name="gr2" draw:text-style-name="P1" draw:layer="layout" svg:width="3.76cm" svg:height="0.2cm" draw:transform="rotate (-0.785398163398487) translate (41.293cm 18.053cm)">
              <text:p/>
            </draw:rect>
            <draw:circle draw:style-name="gr4" draw:text-style-name="P1" draw:layer="layout" svg:width="0.4cm" svg:height="0.4cm" draw:transform="rotate (-0.785398163398487) translate (41.418cm 18.542cm)">
              <text:p/>
            </draw:circle>
            <draw:g>
              <draw:rect draw:style-name="gr2" draw:text-style-name="P1" draw:layer="layout" svg:width="5cm" svg:height="0.6cm" draw:transform="rotate (-2.35619449019309) translate (43.894cm 21.644cm)">
                <text:p/>
              </draw:rect>
              <draw:rect draw:style-name="gr2" draw:text-style-name="P1" draw:layer="layout" svg:width="1.5cm" svg:height="0.6cm" draw:transform="rotate (-2.35619449019309) translate (43.894cm 21.644cm)">
                <text:p/>
              </draw:rect>
              <draw:rect draw:style-name="gr2" draw:text-style-name="P1" draw:layer="layout" svg:width="3cm" svg:height="0.6cm" draw:transform="rotate (-2.35619449019309) translate (43.894cm 21.644cm)">
                <text:p/>
              </draw:rect>
              <draw:rect draw:style-name="gr2" draw:text-style-name="P1" draw:layer="layout" svg:width="1cm" svg:height="0.6cm" draw:transform="rotate (-2.35619449019309) translate (43.894cm 21.644cm)">
                <text:p/>
              </draw:rect>
              <draw:rect draw:style-name="gr2" draw:text-style-name="P1" draw:layer="layout" svg:width="1cm" svg:height="0.6cm" draw:transform="rotate (-2.35619449019309) translate (42.48cm 23.059cm)">
                <text:p/>
              </draw:rect>
              <draw:rect draw:style-name="gr2" draw:text-style-name="P1" draw:layer="layout" svg:width="0.6cm" svg:height="0.6cm" draw:transform="rotate (-2.35619449019309) translate (44.318cm 21.22cm)">
                <text:p/>
              </draw:rect>
              <draw:rect draw:style-name="gr14" draw:text-style-name="P1" draw:layer="layout" svg:width="0.2cm" svg:height="0.4cm" draw:transform="rotate (-2.35619449019309) translate (43.98cm 21.412cm)">
                <text:p/>
              </draw:rect>
              <draw:circle draw:style-name="gr2" draw:text-style-name="P1" draw:layer="layout" svg:width="0.3cm" svg:height="0.3cm" draw:transform="rotate (-0.785398163398487) translate (42.628cm 22.275cm)">
                <text:p/>
              </draw:circle>
              <draw:ellipse draw:style-name="gr4" draw:text-style-name="P1" draw:layer="layout" svg:width="0.4cm" svg:height="0.2cm" draw:transform="rotate (-0.785398163398487) translate (42.859cm 21.97cm)">
                <text:p/>
              </draw:ellipse>
              <draw:ellipse draw:style-name="gr12" draw:text-style-name="P1" draw:layer="layout" svg:width="0.4cm" svg:height="0.2cm" draw:transform="rotate (-0.785398163398487) translate (43.248cm 21.591cm)">
                <text:p/>
              </draw:ellipse>
              <draw:ellipse draw:style-name="gr12" draw:text-style-name="P1" draw:layer="layout" svg:width="0.4cm" svg:height="0.2cm" draw:transform="rotate (-0.785398163398487) translate (41.861cm 22.98cm)">
                <text:p/>
              </draw:ellipse>
            </draw:g>
            <draw:circle draw:style-name="gr2" draw:text-style-name="P1" draw:layer="layout" svg:width="0.3cm" svg:height="0.3cm" draw:transform="rotate (-0.785398163398487) translate (42.338cm 19.452cm)">
              <text:p/>
            </draw:circle>
            <draw:rect draw:style-name="gr2" draw:text-style-name="P1" draw:layer="layout" svg:width="6cm" svg:height="0.6cm" draw:transform="rotate (-0.785398163398487) translate (40.429cm 17.331cm)">
              <text:p/>
            </draw:rect>
            <draw:g>
              <draw:rect draw:style-name="gr2" draw:text-style-name="P1" draw:layer="layout" svg:width="5cm" svg:height="0.6cm" draw:transform="rotate (-2.35619449019309) translate (40.782cm 18.534cm)">
                <text:p/>
              </draw:rect>
              <draw:rect draw:style-name="gr2" draw:text-style-name="P1" draw:layer="layout" svg:width="1.5cm" svg:height="0.6cm" draw:transform="rotate (-2.35619449019309) translate (40.782cm 18.534cm)">
                <text:p/>
              </draw:rect>
              <draw:rect draw:style-name="gr2" draw:text-style-name="P1" draw:layer="layout" svg:width="3cm" svg:height="0.6cm" draw:transform="rotate (-2.35619449019309) translate (40.782cm 18.534cm)">
                <text:p/>
              </draw:rect>
              <draw:rect draw:style-name="gr2" draw:text-style-name="P1" draw:layer="layout" svg:width="1cm" svg:height="0.6cm" draw:transform="rotate (-2.35619449019309) translate (40.782cm 18.534cm)">
                <text:p/>
              </draw:rect>
              <draw:rect draw:style-name="gr2" draw:text-style-name="P1" draw:layer="layout" svg:width="1cm" svg:height="0.6cm" draw:transform="rotate (-2.35619449019309) translate (39.369cm 19.947cm)">
                <text:p/>
              </draw:rect>
              <draw:rect draw:style-name="gr2" draw:text-style-name="P1" draw:layer="layout" svg:width="0.6cm" svg:height="0.6cm" draw:transform="rotate (-2.35619449019309) translate (41.208cm 18.108cm)">
                <text:p/>
              </draw:rect>
              <draw:rect draw:style-name="gr14" draw:text-style-name="P1" draw:layer="layout" svg:width="0.2cm" svg:height="0.4cm" draw:transform="rotate (-2.35619449019309) translate (40.868cm 18.301cm)">
                <text:p/>
              </draw:rect>
              <draw:circle draw:style-name="gr2" draw:text-style-name="P1" draw:layer="layout" svg:width="0.3cm" svg:height="0.3cm" draw:transform="rotate (-0.785398163398487) translate (39.516cm 19.163cm)">
                <text:p/>
              </draw:circle>
              <draw:ellipse draw:style-name="gr4" draw:text-style-name="P1" draw:layer="layout" svg:width="0.4cm" svg:height="0.2cm" draw:transform="rotate (-0.785398163398487) translate (39.748cm 18.858cm)">
                <text:p/>
              </draw:ellipse>
              <draw:ellipse draw:style-name="gr12" draw:text-style-name="P1" draw:layer="layout" svg:width="0.4cm" svg:height="0.2cm" draw:transform="rotate (-0.785398163398487) translate (40.137cm 18.48cm)">
                <text:p/>
              </draw:ellipse>
              <draw:ellipse draw:style-name="gr12" draw:text-style-name="P1" draw:layer="layout" svg:width="0.4cm" svg:height="0.2cm" draw:transform="rotate (-0.785398163398487) translate (38.751cm 19.87cm)">
                <text:p/>
              </draw:ellipse>
            </draw:g>
            <draw:rect draw:style-name="gr2" draw:text-style-name="P1" draw:layer="layout" svg:width="1cm" svg:height="0.6cm" draw:transform="rotate (-0.785398163398487) translate (40.853cm 17.755cm)">
              <text:p/>
            </draw:rect>
            <draw:circle draw:style-name="gr12" draw:text-style-name="P1" draw:layer="layout" svg:width="0.4cm" svg:height="0.4cm" draw:transform="rotate (-0.785398163398487) translate (41.067cm 18.16cm)">
              <text:p/>
            </draw:circle>
            <draw:rect draw:style-name="gr2" draw:text-style-name="P1" draw:layer="layout" svg:width="1cm" svg:height="0.6cm" draw:transform="rotate (-0.785398163398487) translate (43.54cm 20.442cm)">
              <text:p/>
            </draw:rect>
            <draw:circle draw:style-name="gr12" draw:text-style-name="P1" draw:layer="layout" svg:width="0.4cm" svg:height="0.4cm" draw:transform="rotate (-0.785398163398487) translate (43.542cm 20.635cm)">
              <text:p/>
            </draw:circle>
          </draw:g>
          <draw:g>
            <draw:circle draw:style-name="gr2" draw:text-style-name="P1" draw:layer="layout" svg:width="3.18cm" svg:height="3.18cm" draw:transform="rotate (-0.785398163398487) translate (41.002cm 18.752cm)">
              <text:p/>
            </draw:circle>
            <draw:circle draw:style-name="gr2" draw:text-style-name="P1" draw:layer="layout" svg:width="2.15cm" svg:height="2.15cm" draw:transform="rotate (-0.785398163398487) translate (41.002cm 19.481cm)">
              <text:p/>
            </draw:circle>
            <draw:circle draw:style-name="gr2" draw:text-style-name="P1" draw:layer="layout" svg:width="0.2cm" svg:height="0.2cm" draw:transform="rotate (-0.785398163398487) translate (41.945cm 21.802cm)">
              <text:p/>
            </draw:circle>
            <draw:line draw:style-name="gr2" draw:text-style-name="P1" draw:layer="layout" svg:x1="39.878cm" svg:y1="19.877cm" svg:x2="42.127cm" svg:y2="22.126cm">
              <text:p/>
            </draw:line>
            <draw:circle draw:style-name="gr2" draw:text-style-name="P1" draw:layer="layout" svg:width="0.2cm" svg:height="0.2cm" draw:transform="rotate (0.2617993877991) translate (42.167cm 20.585cm)">
              <text:p/>
            </draw:circle>
            <draw:circle draw:style-name="gr2" draw:text-style-name="P1" draw:layer="layout" svg:width="0.2cm" svg:height="0.2cm" draw:transform="rotate (-1.83259571459489) translate (40.779cm 22.218cm)">
              <text:p/>
            </draw:circle>
            <draw:circle draw:style-name="gr2" draw:text-style-name="P1" draw:layer="layout" svg:width="0.2cm" svg:height="0.2cm" draw:transform="rotate (-2.87979326579129) translate (39.837cm 21.417cm)">
              <text:p/>
            </draw:circle>
            <draw:circle draw:style-name="gr2" draw:text-style-name="P1" draw:layer="layout" svg:width="0.2cm" svg:height="0.2cm" draw:transform="rotate (1.3089969389955) translate (41.225cm 19.784cm)">
              <text:p/>
            </draw:circle>
            <draw:line draw:style-name="gr2" draw:text-style-name="P1" draw:layer="layout" svg:x1="41.413cm" svg:y1="19.465cm" svg:x2="40.59cm" svg:y2="22.537cm">
              <text:p/>
            </draw:line>
            <draw:line draw:style-name="gr2" draw:text-style-name="P1" draw:layer="layout" svg:x1="39.466cm" svg:y1="21.412cm" svg:x2="42.538cm" svg:y2="20.589cm">
              <text:p/>
            </draw:line>
            <draw:circle draw:style-name="gr2" draw:text-style-name="P1" draw:layer="layout" svg:width="0.2cm" svg:height="0.2cm" draw:transform="rotate (2.3561944901919) translate (40.059cm 20.2cm)">
              <text:p/>
            </draw:circle>
          </draw:g>
          <draw:g>
            <draw:circle draw:style-name="gr2" draw:text-style-name="P1" draw:layer="layout" svg:width="6cm" svg:height="6cm" svg:x="38.002cm" svg:y="18.001cm">
              <text:p/>
            </draw:circle>
            <draw:circle draw:style-name="gr2" draw:text-style-name="P1" draw:layer="layout" svg:width="4.8cm" svg:height="4.8cm" svg:x="38.602cm" svg:y="18.601cm">
              <text:p/>
            </draw:circle>
          </draw:g>
          <draw:g>
            <draw:rect draw:style-name="gr2" draw:text-style-name="P1" draw:layer="layout" svg:width="7cm" svg:height="0.3cm" draw:transform="rotate (0.2617993877991) translate (32.222cm 19.962cm)">
              <text:p/>
            </draw:rect>
            <draw:rect draw:style-name="gr2" draw:text-style-name="P1" draw:layer="layout" svg:width="1.6cm" svg:height="0.3cm" draw:transform="rotate (0.2617993877991) translate (32.222cm 19.962cm)">
              <text:p/>
            </draw:rect>
            <draw:rect draw:style-name="gr2" draw:text-style-name="P1" draw:layer="layout" svg:width="1.6cm" svg:height="0.3cm" draw:transform="rotate (0.2617993877991) translate (37.438cm 18.564cm)">
              <text:p/>
            </draw:rect>
            <draw:circle draw:style-name="gr2" draw:text-style-name="P1" draw:layer="layout" svg:width="0.3cm" svg:height="0.3cm" draw:transform="rotate (0.2617993877991) translate (35.458cm 19.095cm)">
              <text:p/>
            </draw:circle>
          </draw:g>
        </draw:g>
        <draw:g>
          <draw:g>
            <draw:circle draw:style-name="gr2" draw:text-style-name="P1" draw:layer="layout" svg:width="3.354cm" svg:height="3.354cm" draw:transform="rotate (1.96366994141845) translate (78.171cm 28.33cm)">
              <text:p/>
            </draw:circle>
            <draw:rect draw:style-name="gr2" draw:text-style-name="P1" draw:layer="layout" svg:width="3.353cm" svg:height="3.582cm" draw:transform="rotate (1.96349540849325) translate (79.719cm 27.689cm)">
              <text:p/>
            </draw:rect>
            <draw:g>
              <draw:circle draw:style-name="gr2" draw:text-style-name="P1" draw:layer="layout" svg:width="1.27cm" svg:height="1.27cm" draw:transform="rotate (1.96366994141845) translate (78.733cm 26.969cm)">
                <text:p/>
              </draw:circle>
              <draw:circle draw:style-name="gr2" draw:text-style-name="P1" draw:layer="layout" svg:width="0.356cm" svg:height="0.356cm" draw:transform="rotate (1.96279727679245) translate (78.981cm 26.372cm)">
                <text:p/>
              </draw:circle>
            </draw:g>
            <draw:g>
              <draw:circle draw:style-name="gr2" draw:text-style-name="P1" draw:layer="layout" svg:width="0.356cm" svg:height="0.356cm" draw:transform="rotate (1.96279727679245) translate (79.355cm 27.277cm)">
                <text:p/>
              </draw:circle>
              <draw:circle draw:style-name="gr2" draw:text-style-name="P1" draw:layer="layout" svg:width="0.356cm" svg:height="0.356cm" draw:transform="rotate (1.17879537679675) translate (78.47cm 27.142cm)">
                <text:p/>
              </draw:circle>
              <draw:circle draw:style-name="gr2" draw:text-style-name="P1" draw:layer="layout" svg:width="0.356cm" svg:height="0.356cm" draw:transform="rotate (0.392000949997852) translate (77.94cm 26.417cm)">
                <text:p/>
              </draw:circle>
              <draw:circle draw:style-name="gr2" draw:text-style-name="P1" draw:layer="layout" svg:width="0.356cm" svg:height="0.356cm" draw:transform="rotate (-0.392000949999038) translate (78.075cm 25.532cm)">
                <text:p/>
              </draw:circle>
              <draw:circle draw:style-name="gr2" draw:text-style-name="P1" draw:layer="layout" svg:width="0.356cm" svg:height="0.356cm" draw:transform="rotate (-1.17879537679793) translate (78.798cm 25.001cm)">
                <text:p/>
              </draw:circle>
              <draw:circle draw:style-name="gr2" draw:text-style-name="P1" draw:layer="layout" svg:width="0.356cm" svg:height="0.356cm" draw:transform="rotate (-1.96279727679364) translate (79.683cm 25.137cm)">
                <text:p/>
              </draw:circle>
              <draw:circle draw:style-name="gr2" draw:text-style-name="P1" draw:layer="layout" svg:width="0.356cm" svg:height="0.356cm" draw:transform="rotate (-2.74959170359253) translate (80.212cm 25.861cm)">
                <text:p/>
              </draw:circle>
              <draw:circle draw:style-name="gr2" draw:text-style-name="P1" draw:layer="layout" svg:width="0.356cm" svg:height="0.356cm" draw:transform="rotate (2.74959170359135) translate (80.077cm 26.746cm)">
                <text:p/>
              </draw:circle>
            </draw:g>
            <draw:rect draw:style-name="gr3" draw:text-style-name="P1" draw:layer="layout" svg:width="3.353cm" svg:height="3.582cm" draw:transform="rotate (1.96349540849325) translate (76.412cm 29.06cm)">
              <text:p/>
            </draw:rect>
          </draw:g>
          <draw:g>
            <draw:circle draw:style-name="gr2" draw:text-style-name="P1" draw:layer="layout" svg:width="0.356cm" svg:height="0.356cm" draw:transform="rotate (2.74959170359135) translate (82.74cm 26.352cm)">
              <text:p/>
            </draw:circle>
            <draw:circle draw:style-name="gr2" draw:text-style-name="P1" draw:layer="layout" svg:width="0.356cm" svg:height="0.356cm" draw:transform="rotate (-0.392000949999038) translate (81.516cm 23.398cm)">
              <text:p/>
            </draw:circle>
          </draw:g>
          <draw:line draw:style-name="gr4" draw:text-style-name="P1" draw:layer="layout" svg:x1="109.781cm" svg:y1="25.084cm" svg:x2="106.638cm" svg:y2="28.218cm">
            <text:p/>
          </draw:line>
          <draw:circle draw:style-name="gr2" draw:text-style-name="P1" draw:layer="layout" svg:width="2.4cm" svg:height="2.4cm" draw:transform="rotate (-0.261799387800286) translate (89.576cm 17.955cm)">
            <text:p/>
          </draw:circle>
          <draw:circle draw:style-name="gr5" draw:text-style-name="P1" draw:layer="layout" svg:width="1.74cm" svg:height="1.739cm" draw:transform="rotate (-0.261624854875088) translate (89.809cm 18.359cm)">
            <text:p/>
          </draw:circle>
          <draw:circle draw:style-name="gr2" draw:text-style-name="P1" draw:layer="layout" svg:width="0.9cm" svg:height="0.9cm" draw:transform="rotate (-0.261973920725486) translate (90.106cm 18.873cm)">
            <text:p/>
          </draw:circle>
          <draw:circle draw:style-name="gr2" draw:text-style-name="P1" draw:layer="layout" svg:width="2.4cm" svg:height="2.4cm" draw:transform="rotate (-0.261799387800286) translate (92.01cm 18.607cm)">
            <text:p/>
          </draw:circle>
          <draw:circle draw:style-name="gr5" draw:text-style-name="P1" draw:layer="layout" svg:width="1.74cm" svg:height="1.739cm" draw:transform="rotate (-0.261624854875088) translate (92.243cm 19.012cm)">
            <text:p/>
          </draw:circle>
          <draw:circle draw:style-name="gr2" draw:text-style-name="P1" draw:layer="layout" svg:width="0.9cm" svg:height="0.9cm" draw:transform="rotate (-0.261973920725486) translate (92.541cm 19.525cm)">
            <text:p/>
          </draw:circle>
          <draw:rect draw:style-name="gr2" draw:text-style-name="P1" draw:layer="layout" svg:width="2.52cm" svg:height="4.22cm" draw:transform="rotate (-0.261799387800286) translate (90.735cm 18.265cm)">
            <text:p/>
          </draw:rect>
          <draw:rect draw:style-name="gr2" draw:text-style-name="P1" draw:layer="layout" svg:width="2.52cm" svg:height="3.46cm" draw:transform="rotate (-0.261799387800286) translate (90.538cm 18.999cm)">
            <text:p/>
          </draw:rect>
          <draw:rect draw:style-name="gr2" draw:text-style-name="P1" draw:layer="layout" svg:width="2.52cm" svg:height="1.714cm" draw:transform="rotate (-0.261799387800286) translate (89.643cm 22.341cm)">
            <text:p/>
          </draw:rect>
          <draw:circle draw:style-name="gr2" draw:text-style-name="P1" draw:layer="layout" svg:width="0.42cm" svg:height="0.42cm" draw:transform="rotate (-0.262322986575885) translate (89.903cm 23.006cm)">
            <text:p/>
          </draw:circle>
          <draw:circle draw:style-name="gr2" draw:text-style-name="P1" draw:layer="layout" svg:width="0.42cm" svg:height="0.42cm" draw:transform="rotate (-0.262322986575885) translate (90.013cm 22.601cm)">
            <text:p/>
          </draw:circle>
          <draw:rect draw:style-name="gr2" draw:text-style-name="P1" draw:layer="layout" svg:width="0.42cm" svg:height="0.42cm" draw:transform="rotate (-0.262322986575885) translate (89.958cm 22.803cm)">
            <text:p/>
          </draw:rect>
          <draw:circle draw:style-name="gr2" draw:text-style-name="P1" draw:layer="layout" svg:width="0.42cm" svg:height="0.42cm" draw:transform="rotate (-0.262322986575885) translate (91.112cm 23.33cm)">
            <text:p/>
          </draw:circle>
          <draw:circle draw:style-name="gr2" draw:text-style-name="P1" draw:layer="layout" svg:width="0.42cm" svg:height="0.42cm" draw:transform="rotate (-0.262322986575885) translate (91.219cm 22.924cm)">
            <text:p/>
          </draw:circle>
          <draw:rect draw:style-name="gr2" draw:text-style-name="P1" draw:layer="layout" svg:width="0.42cm" svg:height="0.42cm" draw:transform="rotate (-0.262322986575885) translate (91.166cm 23.128cm)">
            <text:p/>
          </draw:rect>
          <draw:rect draw:style-name="gr2" draw:text-style-name="P1" draw:layer="layout" svg:width="0.131cm" svg:height="0.48cm" draw:transform="rotate (-0.263544717052281) translate (90.796cm 22.651cm)">
            <text:p/>
          </draw:rect>
          <draw:circle draw:style-name="gr2" draw:text-style-name="P1" draw:layer="layout" svg:width="0.7cm" svg:height="0.7cm" draw:transform="rotate (-0.261624854875088) translate (89.38cm 23.323cm)">
            <text:p/>
          </draw:circle>
          <draw:circle draw:style-name="gr2" draw:text-style-name="P1" draw:layer="layout" svg:width="0.7cm" svg:height="0.7cm" draw:transform="rotate (-0.261624854875088) translate (91.138cm 23.794cm)">
            <text:p/>
          </draw:circle>
          <draw:circle draw:style-name="gr2" draw:text-style-name="P1" draw:layer="layout" svg:width="2.4cm" svg:height="2.4cm" draw:transform="rotate (-2.18183609791889) translate (107.689cm 27.323cm)">
            <text:p/>
          </draw:circle>
          <draw:circle draw:style-name="gr5" draw:text-style-name="P1" draw:layer="layout" svg:width="1.74cm" svg:height="1.74cm" draw:transform="rotate (-2.18183609791889) translate (107.229cm 27.405cm)">
            <text:p/>
          </draw:circle>
          <draw:circle draw:style-name="gr2" draw:text-style-name="P1" draw:layer="layout" svg:width="0.9cm" svg:height="0.9cm" draw:transform="rotate (-2.18166156499369) translate (106.646cm 27.507cm)">
            <text:p/>
          </draw:circle>
          <draw:rect draw:style-name="gr2" draw:text-style-name="P1" draw:layer="layout" svg:width="2.46cm" svg:height="3.25cm" draw:transform="rotate (-2.18166156499369) translate (107.141cm 26.902cm)">
            <text:p/>
          </draw:rect>
          <draw:circle draw:style-name="gr2" draw:text-style-name="P1" draw:layer="layout" svg:width="0.42cm" svg:height="0.42cm" draw:transform="rotate (-2.18183609791889) translate (104.94cm 25.844cm)">
            <text:p/>
          </draw:circle>
          <draw:circle draw:style-name="gr2" draw:text-style-name="P1" draw:layer="layout" svg:width="0.42cm" svg:height="0.42cm" draw:transform="rotate (-2.18183609791889) translate (105.285cm 26.085cm)">
            <text:p/>
          </draw:circle>
          <draw:rect draw:style-name="gr2" draw:text-style-name="P1" draw:layer="layout" svg:width="0.42cm" svg:height="0.42cm" draw:transform="rotate (-2.18183609791889) translate (105.112cm 25.965cm)">
            <text:p/>
          </draw:rect>
          <draw:circle draw:style-name="gr2" draw:text-style-name="P1" draw:layer="layout" svg:width="0.42cm" svg:height="0.42cm" draw:transform="rotate (-2.18183609791889) translate (104.223cm 26.868cm)">
            <text:p/>
          </draw:circle>
          <draw:circle draw:style-name="gr2" draw:text-style-name="P1" draw:layer="layout" svg:width="0.42cm" svg:height="0.42cm" draw:transform="rotate (-2.18183609791889) translate (104.566cm 27.108cm)">
            <text:p/>
          </draw:circle>
          <draw:rect draw:style-name="gr2" draw:text-style-name="P1" draw:layer="layout" svg:width="0.42cm" svg:height="0.42cm" draw:transform="rotate (-2.18183609791889) translate (104.396cm 26.987cm)">
            <text:p/>
          </draw:rect>
          <draw:ellipse draw:style-name="gr2" draw:text-style-name="P1" draw:layer="layout" svg:width="0.7cm" svg:height="0.701cm" draw:transform="rotate (-2.18253422961968) translate (105.053cm 25.44cm)">
            <text:p/>
          </draw:ellipse>
          <draw:ellipse draw:style-name="gr2" draw:text-style-name="P1" draw:layer="layout" svg:width="0.7cm" svg:height="0.701cm" draw:transform="rotate (-2.18253422961968) translate (104.044cm 26.883cm)">
            <text:p/>
          </draw:ellipse>
          <draw:line draw:style-name="gr4" draw:text-style-name="P1" draw:layer="layout" svg:x1="106.018cm" svg:y1="28.49cm" svg:x2="79.019cm" svg:y2="28.488cm">
            <text:p/>
          </draw:line>
          <draw:circle draw:style-name="gr2" draw:text-style-name="P1" draw:layer="layout" svg:width="2.4cm" svg:height="2.4cm" draw:transform="rotate (-1.30899693899669) translate (110.036cm 22.973cm)">
            <text:p/>
          </draw:circle>
          <draw:circle draw:style-name="gr5" draw:text-style-name="P1" draw:layer="layout" svg:width="1.74cm" svg:height="1.74cm" draw:transform="rotate (-1.30917147192189) translate (109.804cm 23.377cm)">
            <text:p/>
          </draw:circle>
          <draw:circle draw:style-name="gr2" draw:text-style-name="P1" draw:layer="layout" svg:width="0.9cm" svg:height="0.9cm" draw:transform="rotate (-1.30882240607149) translate (109.507cm 23.893cm)">
            <text:p/>
          </draw:circle>
          <draw:rect draw:style-name="gr2" draw:text-style-name="P1" draw:layer="layout" svg:width="2.46cm" svg:height="3.25cm" draw:transform="rotate (-1.30882240607149) translate (109.363cm 23.123cm)">
            <text:p/>
          </draw:rect>
          <draw:circle draw:style-name="gr2" draw:text-style-name="P1" draw:layer="layout" svg:width="0.42cm" svg:height="0.419cm" draw:transform="rotate (-1.30847334022109) translate (107.136cm 24.128cm)">
            <text:p/>
          </draw:circle>
          <draw:circle draw:style-name="gr2" draw:text-style-name="P1" draw:layer="layout" svg:width="0.42cm" svg:height="0.419cm" draw:transform="rotate (-1.30847334022109) translate (107.543cm 24.02cm)">
            <text:p/>
          </draw:circle>
          <draw:rect draw:style-name="gr2" draw:text-style-name="P1" draw:layer="layout" svg:width="0.42cm" svg:height="0.419cm" draw:transform="rotate (-1.30847334022109) translate (107.34cm 24.074cm)">
            <text:p/>
          </draw:rect>
          <draw:circle draw:style-name="gr2" draw:text-style-name="P1" draw:layer="layout" svg:width="0.42cm" svg:height="0.419cm" draw:transform="rotate (-1.30847334022109) translate (107.461cm 25.335cm)">
            <text:p/>
          </draw:circle>
          <draw:circle draw:style-name="gr2" draw:text-style-name="P1" draw:layer="layout" svg:width="0.42cm" svg:height="0.419cm" draw:transform="rotate (-1.30847334022109) translate (107.866cm 25.226cm)">
            <text:p/>
          </draw:circle>
          <draw:rect draw:style-name="gr2" draw:text-style-name="P1" draw:layer="layout" svg:width="0.42cm" svg:height="0.419cm" draw:transform="rotate (-1.30847334022109) translate (107.663cm 25.282cm)">
            <text:p/>
          </draw:rect>
          <draw:circle draw:style-name="gr2" draw:text-style-name="P1" draw:layer="layout" svg:width="0.7cm" svg:height="0.7cm" draw:transform="rotate (-1.30917147192189) translate (106.9cm 23.783cm)">
            <text:p/>
          </draw:circle>
          <draw:circle draw:style-name="gr2" draw:text-style-name="P1" draw:layer="layout" svg:width="0.7cm" svg:height="0.7cm" draw:transform="rotate (-1.30917147192189) translate (107.356cm 25.484cm)">
            <text:p/>
          </draw:circle>
          <draw:line draw:style-name="gr4" draw:text-style-name="P1" draw:layer="layout" svg:x1="77.085cm" svg:y1="27.777cm" svg:x2="73.989cm" svg:y2="16.186cm">
            <text:p/>
          </draw:line>
          <draw:line draw:style-name="gr4" draw:text-style-name="P1" draw:layer="layout" svg:x1="109.442cm" svg:y1="23.606cm" svg:x2="76.272cm" svg:y2="14.716cm">
            <text:p/>
          </draw:line>
          <draw:circle draw:style-name="gr2" draw:text-style-name="P1" draw:layer="layout" svg:width="2.4cm" svg:height="2.4cm" draw:transform="rotate (3.1415926535892) translate (95.92cm 28.832cm)">
            <text:p/>
          </draw:circle>
          <draw:circle draw:style-name="gr5" draw:text-style-name="P1" draw:layer="layout" svg:width="1.74cm" svg:height="1.74cm" draw:transform="rotate (3.1415926535892) translate (95.592cm 28.502cm)">
            <text:p/>
          </draw:circle>
          <draw:circle draw:style-name="gr2" draw:text-style-name="P1" draw:layer="layout" svg:width="-0.9cm" svg:height="-0.9cm" svg:x="95.171cm" svg:y="28.082cm">
            <text:p/>
          </draw:circle>
          <draw:circle draw:style-name="gr2" draw:text-style-name="P1" draw:layer="layout" svg:width="2.4cm" svg:height="2.4cm" draw:transform="rotate (3.1415926535892) translate (93.401cm 28.832cm)">
            <text:p/>
          </draw:circle>
          <draw:circle draw:style-name="gr5" draw:text-style-name="P1" draw:layer="layout" svg:width="1.74cm" svg:height="1.74cm" draw:transform="rotate (3.1415926535892) translate (93.072cm 28.503cm)">
            <text:p/>
          </draw:circle>
          <draw:circle draw:style-name="gr2" draw:text-style-name="P1" draw:layer="layout" svg:width="-0.9cm" svg:height="-0.9cm" svg:x="92.651cm" svg:y="28.082cm">
            <text:p/>
          </draw:circle>
          <draw:rect draw:style-name="gr2" draw:text-style-name="P1" draw:layer="layout" svg:width="2.52cm" svg:height="4.22cm" draw:transform="rotate (3.1415926535892) translate (94.721cm 28.832cm)">
            <text:p/>
          </draw:rect>
          <draw:rect draw:style-name="gr2" draw:text-style-name="P1" draw:layer="layout" svg:width="2.52cm" svg:height="3.46cm" draw:transform="rotate (3.1415926535892) translate (94.721cm 28.072cm)">
            <text:p/>
          </draw:rect>
          <draw:rect draw:style-name="gr2" draw:text-style-name="P1" draw:layer="layout" svg:width="2.52cm" svg:height="1.715cm" draw:transform="rotate (3.1415926535892) translate (94.721cm 24.612cm)">
            <text:p/>
          </draw:rect>
          <draw:circle draw:style-name="gr2" draw:text-style-name="P1" draw:layer="layout" svg:width="-0.42cm" svg:height="-0.42cm" svg:x="94.295cm" svg:y="24.037cm">
            <text:p/>
          </draw:circle>
          <draw:circle draw:style-name="gr2" draw:text-style-name="P1" draw:layer="layout" svg:width="-0.42cm" svg:height="-0.42cm" svg:x="94.296cm" svg:y="24.457cm">
            <text:p/>
          </draw:circle>
          <draw:rect draw:style-name="gr2" draw:text-style-name="P1" draw:layer="layout" svg:width="-0.42cm" svg:height="-0.42cm" svg:x="94.296cm" svg:y="24.248cm">
            <text:p/>
          </draw:rect>
          <draw:circle draw:style-name="gr2" draw:text-style-name="P1" draw:layer="layout" svg:width="-0.42cm" svg:height="-0.42cm" svg:x="93.046cm" svg:y="24.037cm">
            <text:p/>
          </draw:circle>
          <draw:circle draw:style-name="gr2" draw:text-style-name="P1" draw:layer="layout" svg:width="-0.42cm" svg:height="-0.42cm" svg:x="93.046cm" svg:y="24.457cm">
            <text:p/>
          </draw:circle>
          <draw:rect draw:style-name="gr2" draw:text-style-name="P1" draw:layer="layout" svg:width="-0.42cm" svg:height="-0.42cm" svg:x="93.046cm" svg:y="24.247cm">
            <text:p/>
          </draw:rect>
          <draw:rect draw:style-name="gr2" draw:text-style-name="P1" draw:layer="layout" svg:width="-0.13cm" svg:height="-0.48cm" svg:x="93.525cm" svg:y="24.612cm">
            <text:p/>
          </draw:rect>
          <draw:circle draw:style-name="gr2" draw:text-style-name="P1" draw:layer="layout" svg:width="-0.7cm" svg:height="-0.7cm" svg:x="94.721cm" svg:y="23.598cm">
            <text:p/>
          </draw:circle>
          <draw:circle draw:style-name="gr2" draw:text-style-name="P1" draw:layer="layout" svg:width="-0.7cm" svg:height="-0.7cm" svg:x="92.901cm" svg:y="23.598cm">
            <text:p/>
          </draw:circle>
          <draw:circle draw:style-name="gr5" draw:text-style-name="P1" draw:layer="layout" svg:width="4.69cm" svg:height="4.69cm" svg:x="76.732cm" svg:y="23.796cm">
            <text:p/>
          </draw:circle>
          <draw:circle draw:style-name="gr6" draw:text-style-name="P1" draw:layer="layout" svg:width="0.6cm" svg:height="0.6cm" svg:x="78.777cm" svg:y="25.842cm">
            <text:p/>
          </draw:circle>
          <draw:circle draw:style-name="gr6" draw:text-style-name="P1" draw:layer="layout" svg:width="3.61cm" svg:height="3.61cm" svg:x="77.273cm" svg:y="24.337cm">
            <text:p/>
          </draw:circle>
          <draw:circle draw:style-name="gr7" draw:text-style-name="P1" draw:layer="layout" svg:width="3.76cm" svg:height="3.76cm" svg:x="77.198cm" svg:y="24.261cm">
            <text:p/>
          </draw:circle>
          <draw:circle draw:style-name="gr8" draw:text-style-name="P1" draw:layer="layout" svg:width="6.05cm" svg:height="6.05cm" svg:x="76.053cm" svg:y="23.117cm">
            <text:p/>
          </draw:circle>
          <draw:circle draw:style-name="gr8" draw:text-style-name="P1" draw:layer="layout" svg:width="5.32cm" svg:height="5.32cm" svg:x="76.418cm" svg:y="23.482cm">
            <text:p/>
          </draw:circle>
          <draw:circle draw:style-name="gr5" draw:text-style-name="P1" draw:layer="layout" svg:width="4.69cm" svg:height="4.69cm" svg:x="74.368cm" svg:y="14.922cm">
            <text:p/>
          </draw:circle>
          <draw:circle draw:style-name="gr6" draw:text-style-name="P1" draw:layer="layout" svg:width="0.6cm" svg:height="0.6cm" svg:x="76.413cm" svg:y="16.967cm">
            <text:p/>
          </draw:circle>
          <draw:circle draw:style-name="gr6" draw:text-style-name="P1" draw:layer="layout" svg:width="3.61cm" svg:height="3.61cm" svg:x="74.908cm" svg:y="15.462cm">
            <text:p/>
          </draw:circle>
          <draw:circle draw:style-name="gr7" draw:text-style-name="P1" draw:layer="layout" svg:width="3.76cm" svg:height="3.76cm" svg:x="74.833cm" svg:y="15.387cm">
            <text:p/>
          </draw:circle>
          <draw:circle draw:style-name="gr8" draw:text-style-name="P1" draw:layer="layout" svg:width="6.05cm" svg:height="6.05cm" svg:x="73.688cm" svg:y="14.242cm">
            <text:p/>
          </draw:circle>
          <draw:circle draw:style-name="gr8" draw:text-style-name="P1" draw:layer="layout" svg:width="5.32cm" svg:height="5.32cm" svg:x="74.053cm" svg:y="14.607cm">
            <text:p/>
          </draw:circle>
          <draw:ellipse draw:style-name="gr8" draw:text-style-name="P1" draw:layer="layout" svg:width="3.13cm" svg:height="3.132cm" draw:transform="skewX (0.000698131700797541) rotate (-1.30899693899669) translate (110.295cm 22.527cm)">
            <text:p/>
          </draw:ellipse>
          <draw:circle draw:style-name="gr8" draw:text-style-name="P1" draw:layer="layout" svg:width="3.134cm" svg:height="3.134cm" draw:transform="rotate (-2.18183609791889) translate (108.199cm 27.234cm)">
            <text:p/>
          </draw:circle>
          <draw:line draw:style-name="gr9" draw:text-style-name="P1" draw:layer="layout" svg:x1="109.78cm" svg:y1="22.96cm" svg:x2="77.78cm" svg:y2="14.384cm">
            <text:p/>
          </draw:line>
          <draw:line draw:style-name="gr9" draw:text-style-name="P1" draw:layer="layout" svg:x1="76.258cm" svg:y1="27.319cm" svg:x2="73.758cm" svg:y2="17.959cm">
            <text:p/>
          </draw:line>
          <draw:line draw:style-name="gr9" draw:text-style-name="P1" draw:layer="layout" svg:x1="106.017cm" svg:y1="29.191cm" svg:x2="79.018cm" svg:y2="29.189cm">
            <text:p/>
          </draw:line>
          <draw:line draw:style-name="gr9" draw:text-style-name="P1" draw:layer="layout" svg:x1="110.296cm" svg:y1="25.573cm" svg:x2="107.153cm" svg:y2="28.707cm">
            <text:p/>
          </draw:line>
          <draw:circle draw:style-name="gr10" draw:text-style-name="P1" draw:layer="layout" svg:width="0.143cm" svg:height="0.143cm" draw:transform="skewX (0.006981317007976) rotate (-1.30882240607149) translate (109.238cm 24.356cm)">
            <text:p/>
          </draw:circle>
          <draw:circle draw:style-name="gr10" draw:text-style-name="P1" draw:layer="layout" svg:width="0.141cm" svg:height="0.141cm" draw:transform="rotate (-2.18445409179688) translate (106.115cm 27.601cm)">
            <text:p/>
          </draw:circle>
          <draw:line draw:style-name="gr11" draw:text-style-name="P1" draw:layer="layout" svg:x1="109.257cm" svg:y1="24.485cm" svg:x2="106.114cm" svg:y2="27.619cm">
            <text:p/>
          </draw:line>
          <draw:line draw:style-name="gr11" draw:text-style-name="P1" draw:layer="layout" svg:x1="106.037cm" svg:y1="27.695cm" svg:x2="79.038cm" svg:y2="27.693cm">
            <text:p/>
          </draw:line>
          <draw:line draw:style-name="gr11" draw:text-style-name="P1" draw:layer="layout" svg:x1="109.219cm" svg:y1="24.376cm" svg:x2="76.049cm" svg:y2="15.486cm">
            <text:p/>
          </draw:line>
          <draw:circle draw:style-name="gr10" draw:text-style-name="P1" draw:layer="layout" svg:width="3.09cm" svg:height="3.09cm" svg:x="77.533cm" svg:y="24.596cm">
            <text:p/>
          </draw:circle>
          <draw:line draw:style-name="gr11" draw:text-style-name="P1" draw:layer="layout" svg:x1="77.638cm" svg:y1="26.754cm" svg:x2="74.542cm" svg:y2="15.163cm">
            <text:p/>
          </draw:line>
          <draw:circle draw:style-name="gr10" draw:text-style-name="P1" draw:layer="layout" svg:width="3.09cm" svg:height="3.09cm" svg:x="75.168cm" svg:y="15.722cm">
            <text:p/>
          </draw:circle>
          <draw:g>
            <draw:circle draw:style-name="gr2" draw:text-style-name="P1" draw:layer="layout" svg:width="3.76cm" svg:height="3.76cm" draw:transform="rotate (0.7853981633973) translate (74.052cm 17.272cm)">
              <text:p/>
            </draw:circle>
            <draw:circle draw:style-name="gr2" draw:text-style-name="P1" draw:layer="layout" svg:width="3.1cm" svg:height="3.1cm" draw:transform="rotate (0.7853981633973) translate (74.519cm 17.272cm)">
              <text:p/>
            </draw:circle>
            <draw:circle draw:style-name="gr2" draw:text-style-name="P1" draw:layer="layout" svg:width="0.6cm" svg:height="0.6cm" draw:transform="rotate (0.7853981633973) translate (76.288cm 17.271cm)">
              <text:p/>
            </draw:circle>
            <draw:ellipse draw:style-name="gr2" draw:text-style-name="P1" draw:layer="layout" svg:width="1.201cm" svg:height="1.2cm" draw:transform="rotate (0.7853981633973) translate (75.863cm 17.271cm)">
              <text:p/>
            </draw:ellipse>
            <draw:rect draw:style-name="gr2" draw:text-style-name="P1" draw:layer="layout" svg:width="3.76cm" svg:height="3.93cm" draw:transform="rotate (0.7853981633973) translate (74.554cm 17.773cm)">
              <text:p/>
            </draw:rect>
            <draw:line draw:style-name="gr4" draw:text-style-name="P1" draw:layer="layout" svg:x1="78.04cm" svg:y1="15.941cm" svg:x2="75.381cm" svg:y2="18.6cm">
              <text:p/>
            </draw:line>
            <draw:line draw:style-name="gr4" draw:text-style-name="P1" draw:layer="layout" svg:x1="78.527cm" svg:y1="17.756cm" svg:x2="74.895cm" svg:y2="16.783cm">
              <text:p/>
            </draw:line>
            <draw:line draw:style-name="gr4" draw:text-style-name="P1" draw:layer="layout" svg:x1="76.224cm" svg:y1="15.454cm" svg:x2="77.197cm" svg:y2="19.086cm">
              <text:p/>
            </draw:line>
            <draw:circle draw:style-name="gr2" draw:text-style-name="P1" draw:layer="layout" svg:width="3.76cm" svg:height="3.76cm" draw:transform="rotate (0.7853981633973) translate (74.554cm 17.773cm)">
              <text:p/>
            </draw:circle>
          </draw:g>
          <draw:circle draw:style-name="gr12" draw:text-style-name="P1" draw:layer="layout" svg:width="0.4cm" svg:height="0.4cm" svg:x="79.21cm" svg:y="19.755cm">
            <text:p/>
          </draw:circle>
          <draw:circle draw:style-name="gr4" draw:text-style-name="P1" draw:layer="layout" svg:width="0.4cm" svg:height="0.4cm" svg:x="78.911cm" svg:y="25.912cm">
            <text:p/>
          </draw:circle>
          <draw:circle draw:style-name="gr4" draw:text-style-name="P1" draw:layer="layout" svg:width="0.4cm" svg:height="0.4cm" svg:x="79.808cm" svg:y="20.648cm">
            <text:p/>
          </draw:circle>
          <draw:circle draw:style-name="gr12" draw:text-style-name="P1" draw:layer="layout" svg:width="0.4cm" svg:height="0.4cm" svg:x="78.907cm" svg:y="25.967cm">
            <text:p/>
          </draw:circle>
          <draw:circle draw:style-name="gr4" draw:text-style-name="P1" draw:layer="layout" svg:width="0.2cm" svg:height="0.2cm" svg:x="107.15cm" svg:y="24.23cm">
            <text:p/>
          </draw:circle>
          <draw:circle draw:style-name="gr4" draw:text-style-name="P1" draw:layer="layout" svg:width="0.2cm" svg:height="0.2cm" svg:x="107.451cm" svg:y="25.43cm">
            <text:p/>
          </draw:circle>
          <draw:circle draw:style-name="gr4" draw:text-style-name="P1" draw:layer="layout" svg:width="0.2cm" svg:height="0.2cm" svg:x="104.751cm" svg:y="25.93cm">
            <text:p/>
          </draw:circle>
          <draw:circle draw:style-name="gr4" draw:text-style-name="P1" draw:layer="layout" svg:width="0.2cm" svg:height="0.2cm" svg:x="104.051cm" svg:y="26.93cm">
            <text:p/>
          </draw:circle>
          <draw:circle draw:style-name="gr4" draw:text-style-name="P1" draw:layer="layout" svg:width="0.2cm" svg:height="0.2cm" svg:x="93.951cm" svg:y="23.93cm">
            <text:p/>
          </draw:circle>
          <draw:circle draw:style-name="gr4" draw:text-style-name="P1" draw:layer="layout" svg:width="0.2cm" svg:height="0.2cm" svg:x="92.751cm" svg:y="23.93cm">
            <text:p/>
          </draw:circle>
          <draw:circle draw:style-name="gr4" draw:text-style-name="P1" draw:layer="layout" svg:width="0.2cm" svg:height="0.2cm" svg:x="91.25cm" svg:y="23.23cm">
            <text:p/>
          </draw:circle>
          <draw:circle draw:style-name="gr4" draw:text-style-name="P1" draw:layer="layout" svg:width="0.2cm" svg:height="0.2cm" svg:x="90.051cm" svg:y="22.93cm">
            <text:p/>
          </draw:circle>
          <draw:g>
            <draw:circle draw:style-name="gr4" draw:text-style-name="P1" draw:layer="layout" svg:width="0.2cm" svg:height="0.2cm" draw:transform="rotate (-1.70134695484494) translate (88.296cm 21.529cm)">
              <text:p/>
            </draw:circle>
            <draw:rect draw:style-name="gr2" draw:text-style-name="P1" draw:layer="layout" svg:width="5cm" svg:height="0.301cm" draw:transform="rotate (-1.70169602069534) translate (88.455cm 20.76cm)">
              <text:p/>
            </draw:rect>
            <draw:rect draw:style-name="gr2" draw:text-style-name="P1" draw:layer="layout" svg:width="1.2cm" svg:height="0.301cm" draw:transform="rotate (-1.70204508654574) translate (88.455cm 20.76cm)">
              <text:p/>
            </draw:rect>
            <draw:rect draw:style-name="gr2" draw:text-style-name="P1" draw:layer="layout" svg:width="1.2cm" svg:height="0.301cm" draw:transform="rotate (-1.70204508654574) translate (87.959cm 24.527cm)">
              <text:p/>
            </draw:rect>
            <draw:circle draw:style-name="gr12" draw:text-style-name="P1" draw:layer="layout" svg:width="0.2cm" svg:height="0.2cm" draw:transform="rotate (-1.70134695484494) translate (88.353cm 21.022cm)">
              <text:p/>
            </draw:circle>
            <draw:circle draw:style-name="gr12" draw:text-style-name="P1" draw:layer="layout" svg:width="0.2cm" svg:height="0.2cm" draw:transform="rotate (-1.70134695484494) translate (87.793cm 25.285cm)">
              <text:p/>
            </draw:circle>
            <draw:circle draw:style-name="gr4" draw:text-style-name="P1" draw:layer="layout" svg:width="0.2cm" svg:height="0.2cm" draw:transform="rotate (-1.70134695484494) translate (87.878cm 24.702cm)">
              <text:p/>
            </draw:circle>
          </draw:g>
          <draw:g>
            <draw:circle draw:style-name="gr12" draw:text-style-name="P1" draw:layer="layout" svg:width="0.2cm" svg:height="0.2cm" draw:transform="rotate (-0.263195651201882) translate (94.876cm 21.248cm)">
              <text:p/>
            </draw:circle>
            <draw:rect draw:style-name="gr2" draw:text-style-name="P1" draw:layer="layout" svg:width="11.5cm" svg:height="0.299cm" draw:transform="rotate (-0.261799387800286) translate (94.426cm 21.074cm)">
              <text:p/>
            </draw:rect>
            <draw:rect draw:style-name="gr2" draw:text-style-name="P1" draw:layer="layout" svg:width="2cm" svg:height="0.3cm" draw:transform="rotate (-0.261973920725486) translate (94.426cm 21.074cm)">
              <text:p/>
            </draw:rect>
            <draw:rect draw:style-name="gr2" draw:text-style-name="P1" draw:layer="layout" svg:width="2cm" svg:height="0.3cm" draw:transform="rotate (-0.261973920725486) translate (103.602cm 23.534cm)">
              <text:p/>
            </draw:rect>
            <draw:circle draw:style-name="gr4" draw:text-style-name="P1" draw:layer="layout" svg:width="0.2cm" svg:height="0.2cm" draw:transform="rotate (-0.263195651201882) translate (95.768cm 21.492cm)">
              <text:p/>
            </draw:circle>
            <draw:circle draw:style-name="gr12" draw:text-style-name="P1" draw:layer="layout" svg:width="0.2cm" svg:height="0.2cm" draw:transform="rotate (2.8783970023885) translate (105.182cm 24.223cm)">
              <text:p/>
            </draw:circle>
            <draw:circle draw:style-name="gr4" draw:text-style-name="P1" draw:layer="layout" svg:width="0.2cm" svg:height="0.2cm" draw:transform="rotate (2.8783970023885) translate (104.289cm 23.977cm)">
              <text:p/>
            </draw:circle>
          </draw:g>
          <draw:g>
            <draw:rect draw:style-name="gr2" draw:text-style-name="P1" draw:layer="layout" svg:width="6.6cm" svg:height="0.3cm" svg:x="96.175cm" svg:y="26.792cm">
              <text:p/>
            </draw:rect>
            <draw:rect draw:style-name="gr2" draw:text-style-name="P1" draw:layer="layout" svg:width="2cm" svg:height="0.3cm" svg:x="96.175cm" svg:y="26.792cm">
              <text:p/>
            </draw:rect>
            <draw:rect draw:style-name="gr2" draw:text-style-name="P1" draw:layer="layout" svg:width="2cm" svg:height="0.3cm" svg:x="100.776cm" svg:y="26.792cm">
              <text:p/>
            </draw:rect>
            <draw:circle draw:style-name="gr12" draw:text-style-name="P1" draw:layer="layout" svg:width="0.2cm" svg:height="0.2cm" svg:x="96.664cm" svg:y="26.835cm">
              <text:p/>
            </draw:circle>
            <draw:circle draw:style-name="gr4" draw:text-style-name="P1" draw:layer="layout" svg:width="0.2cm" svg:height="0.2cm" svg:x="97.589cm" svg:y="26.841cm">
              <text:p/>
            </draw:circle>
            <draw:circle draw:style-name="gr12" draw:text-style-name="P1" draw:layer="layout" svg:width="-0.2cm" svg:height="-0.2cm" svg:x="102.289cm" svg:y="27.041cm">
              <text:p/>
            </draw:circle>
            <draw:circle draw:style-name="gr4" draw:text-style-name="P1" draw:layer="layout" svg:width="-0.2cm" svg:height="-0.2cm" svg:x="101.364cm" svg:y="27.035cm">
              <text:p/>
            </draw:circle>
          </draw:g>
          <draw:g>
            <draw:rect draw:style-name="gr2" draw:text-style-name="P1" draw:layer="layout" svg:width="8cm" svg:height="0.3cm" svg:x="82.561cm" svg:y="26.792cm">
              <text:p/>
            </draw:rect>
            <draw:rect draw:style-name="gr2" draw:text-style-name="P1" draw:layer="layout" svg:width="2cm" svg:height="0.3cm" svg:x="82.561cm" svg:y="26.792cm">
              <text:p/>
            </draw:rect>
            <draw:rect draw:style-name="gr2" draw:text-style-name="P1" draw:layer="layout" svg:width="2cm" svg:height="0.3cm" svg:x="88.562cm" svg:y="26.792cm">
              <text:p/>
            </draw:rect>
            <draw:circle draw:style-name="gr12" draw:text-style-name="P1" draw:layer="layout" svg:width="0.2cm" svg:height="0.2cm" svg:x="83.112cm" svg:y="26.836cm">
              <text:p/>
            </draw:circle>
            <draw:circle draw:style-name="gr4" draw:text-style-name="P1" draw:layer="layout" svg:width="0.2cm" svg:height="0.2cm" svg:x="84.037cm" svg:y="26.842cm">
              <text:p/>
            </draw:circle>
            <draw:circle draw:style-name="gr12" draw:text-style-name="P1" draw:layer="layout" svg:width="-0.2cm" svg:height="-0.2cm" svg:x="90.171cm" svg:y="27.042cm">
              <text:p/>
            </draw:circle>
            <draw:circle draw:style-name="gr4" draw:text-style-name="P1" draw:layer="layout" svg:width="-0.2cm" svg:height="-0.2cm" svg:x="89.246cm" svg:y="27.037cm">
              <text:p/>
            </draw:circle>
          </draw:g>
          <draw:circle draw:style-name="gr12" draw:text-style-name="P1" draw:layer="layout" svg:width="0.2cm" svg:height="0.2cm" draw:transform="rotate (-0.263195651201882) translate (82.466cm 17.901cm)">
            <text:p/>
          </draw:circle>
          <draw:circle draw:style-name="gr4" draw:text-style-name="P1" draw:layer="layout" svg:width="0.2cm" svg:height="0.2cm" draw:transform="rotate (-0.263195651201882) translate (83.027cm 18.023cm)">
            <text:p/>
          </draw:circle>
          <draw:circle draw:style-name="gr12" draw:text-style-name="P1" draw:layer="layout" svg:width="0.2cm" svg:height="0.2cm" draw:transform="rotate (2.8783970023885) translate (88.311cm 19.661cm)">
            <text:p/>
          </draw:circle>
          <draw:circle draw:style-name="gr4" draw:text-style-name="P1" draw:layer="layout" svg:width="0.2cm" svg:height="0.2cm" draw:transform="rotate (2.8783970023885) translate (87.554cm 19.469cm)">
            <text:p/>
          </draw:circle>
          <draw:circle draw:style-name="gr2" draw:text-style-name="P1" draw:layer="layout" svg:width="0.3cm" svg:height="0.3cm" svg:x="87.829cm" svg:y="23.069cm">
            <text:p/>
          </draw:circle>
          <draw:circle draw:style-name="gr2" draw:text-style-name="P1" draw:layer="layout" svg:width="0.3cm" svg:height="0.3cm" svg:x="99.792cm" svg:y="22.559cm">
            <text:p/>
          </draw:circle>
          <draw:circle draw:style-name="gr2" draw:text-style-name="P1" draw:layer="layout" svg:width="0.3cm" svg:height="0.3cm" svg:x="99.325cm" svg:y="26.792cm">
            <text:p/>
          </draw:circle>
          <draw:circle draw:style-name="gr2" draw:text-style-name="P1" draw:layer="layout" svg:width="0.3cm" svg:height="0.3cm" svg:x="86.41cm" svg:y="26.793cm">
            <text:p/>
          </draw:circle>
          <draw:circle draw:style-name="gr10" draw:text-style-name="P1" draw:layer="layout" svg:width="0.9cm" svg:height="0.9cm" draw:transform="rotate (-2.18166156499369) translate (106.48cm 27.132cm)">
            <text:p/>
          </draw:circle>
          <draw:circle draw:style-name="gr10" draw:text-style-name="P1" draw:layer="layout" svg:width="0.9cm" svg:height="0.9cm" draw:transform="rotate (-2.18166156499369) translate (109.08cm 24.532cm)">
            <text:p/>
          </draw:circle>
          <draw:circle draw:style-name="gr2" draw:text-style-name="P1" draw:layer="layout" svg:width="0.3cm" svg:height="0.3cm" svg:x="107.216cm" svg:y="24.788cm">
            <text:p/>
          </draw:circle>
          <draw:circle draw:style-name="gr2" draw:text-style-name="P1" draw:layer="layout" svg:width="0.3cm" svg:height="0.3cm" svg:x="104.283cm" svg:y="26.347cm">
            <text:p/>
          </draw:circle>
          <draw:rect draw:style-name="gr2" draw:text-style-name="P1" draw:layer="layout" svg:width="1.624cm" svg:height="3.8cm" draw:transform="rotate (2.3561944901919) translate (77.249cm 20.493cm)">
            <text:p/>
          </draw:rect>
          <draw:rect draw:style-name="gr2" draw:text-style-name="P1" draw:layer="layout" svg:width="1cm" svg:height="4.8cm" draw:transform="rotate (2.3561944901919) translate (75.746cm 19.699cm)">
            <text:p/>
          </draw:rect>
          <draw:circle draw:style-name="gr4" draw:text-style-name="P1" draw:layer="layout" svg:width="0.4cm" svg:height="0.4cm" draw:transform="rotate (0.7853981633973) translate (78.443cm 16.228cm)">
            <text:p/>
          </draw:circle>
          <draw:circle draw:style-name="gr4" draw:text-style-name="P1" draw:layer="layout" svg:width="0.4cm" svg:height="0.4cm" draw:transform="rotate (0.7853981633973) translate (78.727cm 17.5cm)">
            <text:p/>
          </draw:circle>
          <draw:g>
            <draw:rect draw:style-name="gr2" draw:text-style-name="P1" draw:layer="layout" svg:width="3.76cm" svg:height="0.2cm" draw:transform="rotate (0.7853981633973) translate (77.05cm 20.27cm)">
              <text:p/>
            </draw:rect>
            <draw:circle draw:style-name="gr4" draw:text-style-name="P1" draw:layer="layout" svg:width="0.4cm" svg:height="0.4cm" draw:transform="rotate (0.7853981633973) translate (79.301cm 18.382cm)">
              <text:p/>
            </draw:circle>
            <draw:g>
              <draw:rect draw:style-name="gr2" draw:text-style-name="P1" draw:layer="layout" svg:width="5.001cm" svg:height="0.6cm" draw:transform="rotate (2.3561944901919) translate (80.644cm 24.738cm)">
                <text:p/>
              </draw:rect>
              <draw:rect draw:style-name="gr2" draw:text-style-name="P1" draw:layer="layout" svg:width="1.5cm" svg:height="0.6cm" draw:transform="rotate (2.3561944901919) translate (78.168cm 22.262cm)">
                <text:p/>
              </draw:rect>
              <draw:rect draw:style-name="gr2" draw:text-style-name="P1" draw:layer="layout" svg:width="3cm" svg:height="0.6cm" draw:transform="rotate (2.3561944901919) translate (79.229cm 23.323cm)">
                <text:p/>
              </draw:rect>
              <draw:rect draw:style-name="gr2" draw:text-style-name="P1" draw:layer="layout" svg:width="1cm" svg:height="0.6cm" draw:transform="rotate (2.3561944901919) translate (77.815cm 21.908cm)">
                <text:p/>
              </draw:rect>
              <draw:rect draw:style-name="gr2" draw:text-style-name="P1" draw:layer="layout" svg:width="1cm" svg:height="0.6cm" draw:transform="rotate (2.3561944901919) translate (79.229cm 23.323cm)">
                <text:p/>
              </draw:rect>
              <draw:rect draw:style-name="gr2" draw:text-style-name="P1" draw:layer="layout" svg:width="0.6cm" svg:height="0.6cm" draw:transform="rotate (2.3561944901919) translate (77.107cm 21.201cm)">
                <text:p/>
              </draw:rect>
              <draw:rect draw:style-name="gr14" draw:text-style-name="P1" draw:layer="layout" svg:width="0.199cm" svg:height="0.4cm" draw:transform="rotate (2.3561944901919) translate (77.163cm 21.11cm)">
                <text:p/>
              </draw:rect>
              <draw:circle draw:style-name="gr2" draw:text-style-name="P1" draw:layer="layout" svg:width="0.3cm" svg:height="0.3cm" draw:transform="rotate (0.7853981633973) translate (78.162cm 22.044cm)">
                <text:p/>
              </draw:circle>
              <draw:ellipse draw:style-name="gr4" draw:text-style-name="P1" draw:layer="layout" svg:width="0.4cm" svg:height="0.2cm" draw:transform="rotate (0.7853981633973) translate (77.86cm 21.811cm)">
                <text:p/>
              </draw:ellipse>
              <draw:ellipse draw:style-name="gr12" draw:text-style-name="P1" draw:layer="layout" svg:width="0.4cm" svg:height="0.2cm" draw:transform="rotate (0.7853981633973) translate (77.47cm 21.431cm)">
                <text:p/>
              </draw:ellipse>
              <draw:ellipse draw:style-name="gr12" draw:text-style-name="P1" draw:layer="layout" svg:width="0.4cm" svg:height="0.2cm" draw:transform="rotate (0.7853981633973) translate (78.858cm 22.821cm)">
                <text:p/>
              </draw:ellipse>
            </draw:g>
            <draw:circle draw:style-name="gr2" draw:text-style-name="P1" draw:layer="layout" svg:width="0.3cm" svg:height="0.3cm" draw:transform="rotate (0.7853981633973) translate (78.452cm 19.221cm)">
              <text:p/>
            </draw:circle>
            <draw:rect draw:style-name="gr2" draw:text-style-name="P1" draw:layer="layout" svg:width="6.001cm" svg:height="0.6cm" draw:transform="rotate (0.7853981633973) translate (76.33cm 21.132cm)">
              <text:p/>
            </draw:rect>
            <draw:g>
              <draw:rect draw:style-name="gr2" draw:text-style-name="P1" draw:layer="layout" svg:width="5.001cm" svg:height="0.6cm" draw:transform="rotate (2.3561944901919) translate (83.756cm 21.628cm)">
                <text:p/>
              </draw:rect>
              <draw:rect draw:style-name="gr2" draw:text-style-name="P1" draw:layer="layout" svg:width="1.5cm" svg:height="0.6cm" draw:transform="rotate (2.3561944901919) translate (81.281cm 19.153cm)">
                <text:p/>
              </draw:rect>
              <draw:rect draw:style-name="gr2" draw:text-style-name="P1" draw:layer="layout" svg:width="3cm" svg:height="0.6cm" draw:transform="rotate (2.3561944901919) translate (82.341cm 20.212cm)">
                <text:p/>
              </draw:rect>
              <draw:rect draw:style-name="gr2" draw:text-style-name="P1" draw:layer="layout" svg:width="1cm" svg:height="0.6cm" draw:transform="rotate (2.3561944901919) translate (80.927cm 18.798cm)">
                <text:p/>
              </draw:rect>
              <draw:rect draw:style-name="gr2" draw:text-style-name="P1" draw:layer="layout" svg:width="1cm" svg:height="0.6cm" draw:transform="rotate (2.3561944901919) translate (82.34cm 20.212cm)">
                <text:p/>
              </draw:rect>
              <draw:rect draw:style-name="gr2" draw:text-style-name="P1" draw:layer="layout" svg:width="0.6cm" svg:height="0.6cm" draw:transform="rotate (2.3561944901919) translate (80.218cm 18.089cm)">
                <text:p/>
              </draw:rect>
              <draw:rect draw:style-name="gr14" draw:text-style-name="P1" draw:layer="layout" svg:width="0.199cm" svg:height="0.4cm" draw:transform="rotate (2.3561944901919) translate (80.275cm 18cm)">
                <text:p/>
              </draw:rect>
              <draw:circle draw:style-name="gr2" draw:text-style-name="P1" draw:layer="layout" svg:width="0.3cm" svg:height="0.3cm" draw:transform="rotate (0.7853981633973) translate (81.274cm 18.932cm)">
                <text:p/>
              </draw:circle>
              <draw:ellipse draw:style-name="gr4" draw:text-style-name="P1" draw:layer="layout" svg:width="0.4cm" svg:height="0.2cm" draw:transform="rotate (0.7853981633973) translate (80.971cm 18.699cm)">
                <text:p/>
              </draw:ellipse>
              <draw:ellipse draw:style-name="gr12" draw:text-style-name="P1" draw:layer="layout" svg:width="0.4cm" svg:height="0.2cm" draw:transform="rotate (0.7853981633973) translate (80.582cm 18.32cm)">
                <text:p/>
              </draw:ellipse>
              <draw:ellipse draw:style-name="gr12" draw:text-style-name="P1" draw:layer="layout" svg:width="0.4cm" svg:height="0.2cm" draw:transform="rotate (0.7853981633973) translate (81.968cm 19.711cm)">
                <text:p/>
              </draw:ellipse>
            </draw:g>
            <draw:rect draw:style-name="gr2" draw:text-style-name="P1" draw:layer="layout" svg:width="1cm" svg:height="0.6cm" draw:transform="rotate (0.7853981633973) translate (79.442cm 18.019cm)">
              <text:p/>
            </draw:rect>
            <draw:circle draw:style-name="gr12" draw:text-style-name="P1" draw:layer="layout" svg:width="0.4cm" svg:height="0.4cm" draw:transform="rotate (0.7853981633973) translate (79.652cm 18cm)">
              <text:p/>
            </draw:circle>
            <draw:rect draw:style-name="gr2" draw:text-style-name="P1" draw:layer="layout" svg:width="1cm" svg:height="0.6cm" draw:transform="rotate (0.7853981633973) translate (76.755cm 20.706cm)">
              <text:p/>
            </draw:rect>
            <draw:circle draw:style-name="gr12" draw:text-style-name="P1" draw:layer="layout" svg:width="0.4cm" svg:height="0.4cm" draw:transform="rotate (0.7853981633973) translate (77.177cm 20.475cm)">
              <text:p/>
            </draw:circle>
          </draw:g>
          <draw:g>
            <draw:ellipse draw:style-name="gr2" draw:text-style-name="P1" draw:layer="layout" svg:width="3.181cm" svg:height="3.18cm" draw:transform="rotate (0.7853981633973) translate (77.751cm 20.558cm)">
              <text:p/>
            </draw:ellipse>
            <draw:circle draw:style-name="gr2" draw:text-style-name="P1" draw:layer="layout" svg:width="2.15cm" svg:height="2.15cm" draw:transform="rotate (0.7853981633973) translate (78.48cm 20.559cm)">
              <text:p/>
            </draw:circle>
            <draw:circle draw:style-name="gr2" draw:text-style-name="P1" draw:layer="layout" svg:width="0.199cm" svg:height="0.2cm" draw:transform="rotate (0.7853981633973) translate (78.916cm 21.501cm)">
              <text:p/>
            </draw:circle>
            <draw:line draw:style-name="gr2" draw:text-style-name="P1" draw:layer="layout" svg:x1="81.124cm" svg:y1="19.434cm" svg:x2="78.875cm" svg:y2="21.683cm">
              <text:p/>
            </draw:line>
            <draw:circle draw:style-name="gr2" draw:text-style-name="P1" draw:layer="layout" svg:width="0.2cm" svg:height="0.2cm" draw:transform="rotate (-0.263195651201882) translate (78.641cm 20.09cm)">
              <text:p/>
            </draw:circle>
            <draw:circle draw:style-name="gr2" draw:text-style-name="P1" draw:layer="layout" svg:width="0.2cm" svg:height="0.2cm" draw:transform="rotate (1.8339919779953) translate (80.275cm 21.968cm)">
              <text:p/>
            </draw:circle>
            <draw:circle draw:style-name="gr2" draw:text-style-name="P1" draw:layer="layout" svg:width="0.2cm" svg:height="0.2cm" draw:transform="rotate (2.8783970023885) translate (81.359cm 21.027cm)">
              <text:p/>
            </draw:circle>
            <draw:circle draw:style-name="gr2" draw:text-style-name="P1" draw:layer="layout" svg:width="0.2cm" svg:height="0.2cm" draw:transform="rotate (-1.30760067559509) translate (79.724cm 19.149cm)">
              <text:p/>
            </draw:circle>
            <draw:line draw:style-name="gr2" draw:text-style-name="P1" draw:layer="layout" svg:x1="79.589cm" svg:y1="19.022cm" svg:x2="80.412cm" svg:y2="22.094cm">
              <text:p/>
            </draw:line>
            <draw:line draw:style-name="gr2" draw:text-style-name="P1" draw:layer="layout" svg:x1="81.536cm" svg:y1="20.969cm" svg:x2="78.464cm" svg:y2="20.146cm">
              <text:p/>
            </draw:line>
            <draw:circle draw:style-name="gr2" draw:text-style-name="P1" draw:layer="layout" svg:width="0.199cm" svg:height="0.2cm" draw:transform="rotate (-2.35619449019309) translate (81.084cm 19.617cm)">
              <text:p/>
            </draw:circle>
          </draw:g>
          <draw:g>
            <draw:circle draw:style-name="gr2" draw:text-style-name="P1" draw:layer="layout" svg:width="6cm" svg:height="6cm" svg:x="77cm" svg:y="17.558cm">
              <text:p/>
            </draw:circle>
            <draw:circle draw:style-name="gr2" draw:text-style-name="P1" draw:layer="layout" svg:width="4.8cm" svg:height="4.8cm" svg:x="77.6cm" svg:y="18.158cm">
              <text:p/>
            </draw:circle>
          </draw:g>
          <draw:g>
            <draw:rect draw:style-name="gr2" draw:text-style-name="P1" draw:layer="layout" svg:width="7cm" svg:height="0.3cm" draw:transform="rotate (-0.261799387800286) translate (82.019cm 17.707cm)">
              <text:p/>
            </draw:rect>
            <draw:rect draw:style-name="gr2" draw:text-style-name="P1" draw:layer="layout" svg:width="1.6cm" svg:height="0.3cm" draw:transform="rotate (-0.261799387800286) translate (87.234cm 19.105cm)">
              <text:p/>
            </draw:rect>
            <draw:rect draw:style-name="gr2" draw:text-style-name="P1" draw:layer="layout" svg:width="1.6cm" svg:height="0.3cm" draw:transform="rotate (-0.261799387800286) translate (82.019cm 17.707cm)">
              <text:p/>
            </draw:rect>
            <draw:circle draw:style-name="gr2" draw:text-style-name="P1" draw:layer="layout" svg:width="0.3cm" svg:height="0.3cm" draw:transform="rotate (-0.262672052426284) translate (85.254cm 18.575cm)">
              <text:p/>
            </draw:circle>
          </draw:g>
        </draw:g>
        <draw:g>
          <draw:g>
            <draw:circle draw:style-name="gr2" draw:text-style-name="P1" draw:layer="layout" svg:width="3.354cm" svg:height="3.354cm" draw:transform="rotate (0.91629785729685) translate (38.9cm 55.358cm)">
              <text:p/>
            </draw:circle>
            <draw:rect draw:style-name="gr2" draw:text-style-name="P1" draw:layer="layout" svg:width="3.353cm" svg:height="3.581cm" draw:transform="rotate (0.91629785729685) translate (40.231cm 56.378cm)">
              <text:p/>
            </draw:rect>
            <draw:g>
              <draw:circle draw:style-name="gr2" draw:text-style-name="P1" draw:layer="layout" svg:width="1.27cm" svg:height="1.27cm" draw:transform="rotate (0.91629785729685) translate (40.361cm 55.166cm)">
                <text:p/>
              </draw:circle>
              <draw:circle draw:style-name="gr2" draw:text-style-name="P1" draw:layer="layout" svg:width="0.356cm" svg:height="0.356cm" draw:transform="rotate (0.91629785729685) translate (41.002cm 55.081cm)">
                <text:p/>
              </draw:circle>
            </draw:g>
            <draw:g>
              <draw:circle draw:style-name="gr2" draw:text-style-name="P1" draw:layer="layout" svg:width="0.356cm" svg:height="0.356cm" draw:transform="rotate (0.91629785729685) translate (41.598cm 54.304cm)">
                <text:p/>
              </draw:circle>
              <draw:circle draw:style-name="gr2" draw:text-style-name="P1" draw:layer="layout" svg:width="0.356cm" svg:height="0.356cm" draw:transform="rotate (1.70169602069415) translate (40.971cm 54.277cm)">
                <text:p/>
              </draw:circle>
              <draw:circle draw:style-name="gr2" draw:text-style-name="P1" draw:layer="layout" svg:width="0.356cm" svg:height="0.356cm" draw:transform="rotate (2.48709418409145) translate (40.508cm 54.702cm)">
                <text:p/>
              </draw:circle>
              <draw:circle draw:style-name="gr2" draw:text-style-name="P1" draw:layer="layout" svg:width="0.356cm" svg:height="0.356cm" draw:transform="rotate (-3.01069295969084) translate (40.48cm 55.329cm)">
                <text:p/>
              </draw:circle>
              <draw:circle draw:style-name="gr2" draw:text-style-name="P1" draw:layer="layout" svg:width="0.356cm" svg:height="0.356cm" draw:transform="rotate (-2.22529479629354) translate (40.904cm 55.793cm)">
                <text:p/>
              </draw:circle>
              <draw:circle draw:style-name="gr2" draw:text-style-name="P1" draw:layer="layout" svg:width="0.356cm" svg:height="0.356cm" draw:transform="rotate (-1.43989663289624) translate (41.53cm 55.82cm)">
                <text:p/>
              </draw:circle>
              <draw:circle draw:style-name="gr2" draw:text-style-name="P1" draw:layer="layout" svg:width="0.356cm" svg:height="0.356cm" draw:transform="rotate (-0.654498469498936) translate (41.994cm 55.395cm)">
                <text:p/>
              </draw:circle>
              <draw:circle draw:style-name="gr2" draw:text-style-name="P1" draw:layer="layout" svg:width="0.356cm" svg:height="0.356cm" draw:transform="rotate (0.13089969389955) translate (42.021cm 54.767cm)">
                <text:p/>
              </draw:circle>
            </draw:g>
            <draw:rect draw:style-name="gr3" draw:text-style-name="P1" draw:layer="layout" svg:width="3.353cm" svg:height="3.581cm" draw:transform="rotate (0.91629785729685) translate (37.392cm 54.197cm)">
              <text:p/>
            </draw:rect>
          </draw:g>
          <draw:g>
            <draw:circle draw:style-name="gr2" draw:text-style-name="P1" draw:layer="layout" svg:width="0.356cm" svg:height="0.356cm" draw:transform="rotate (0.13089969389955) translate (44.493cm 55.837cm)">
              <text:p/>
            </draw:circle>
            <draw:circle draw:style-name="gr2" draw:text-style-name="P1" draw:layer="layout" svg:width="0.356cm" svg:height="0.356cm" draw:transform="rotate (-3.01069295969084) translate (43.252cm 58.281cm)">
              <text:p/>
            </draw:circle>
          </draw:g>
          <draw:line draw:style-name="gr4" draw:text-style-name="P1" draw:layer="layout" svg:x1="70.636cm" svg:y1="64.014cm" svg:x2="68.411cm" svg:y2="60.173cm">
            <text:p/>
          </draw:line>
          <draw:circle draw:style-name="gr2" draw:text-style-name="P1" draw:layer="layout" svg:width="2.4cm" svg:height="2.4cm" draw:transform="rotate (3.1415926535892) translate (51.674cm 65.671cm)">
            <text:p/>
          </draw:circle>
          <draw:circle draw:style-name="gr5" draw:text-style-name="P1" draw:layer="layout" svg:width="1.74cm" svg:height="1.74cm" draw:transform="rotate (3.1415926535892) translate (51.344cm 65.341cm)">
            <text:p/>
          </draw:circle>
          <draw:circle draw:style-name="gr2" draw:text-style-name="P1" draw:layer="layout" svg:width="-0.9cm" svg:height="-0.9cm" svg:x="50.924cm" svg:y="64.921cm">
            <text:p/>
          </draw:circle>
          <draw:circle draw:style-name="gr2" draw:text-style-name="P1" draw:layer="layout" svg:width="2.4cm" svg:height="2.4cm" draw:transform="rotate (3.1415926535892) translate (54.194cm 65.671cm)">
            <text:p/>
          </draw:circle>
          <draw:circle draw:style-name="gr5" draw:text-style-name="P1" draw:layer="layout" svg:width="1.74cm" svg:height="1.74cm" draw:transform="rotate (3.1415926535892) translate (53.864cm 65.341cm)">
            <text:p/>
          </draw:circle>
          <draw:circle draw:style-name="gr2" draw:text-style-name="P1" draw:layer="layout" svg:width="-0.9cm" svg:height="-0.9cm" svg:x="53.444cm" svg:y="64.922cm">
            <text:p/>
          </draw:circle>
          <draw:rect draw:style-name="gr2" draw:text-style-name="P1" draw:layer="layout" svg:width="2.52cm" svg:height="4.22cm" draw:transform="rotate (3.1415926535892) translate (52.994cm 65.671cm)">
            <text:p/>
          </draw:rect>
          <draw:rect draw:style-name="gr2" draw:text-style-name="P1" draw:layer="layout" svg:width="2.52cm" svg:height="3.46cm" draw:transform="rotate (3.1415926535892) translate (52.994cm 64.912cm)">
            <text:p/>
          </draw:rect>
          <draw:rect draw:style-name="gr2" draw:text-style-name="P1" draw:layer="layout" svg:width="2.52cm" svg:height="1.715cm" draw:transform="rotate (3.1415926535892) translate (52.994cm 61.452cm)">
            <text:p/>
          </draw:rect>
          <draw:circle draw:style-name="gr2" draw:text-style-name="P1" draw:layer="layout" svg:width="-0.42cm" svg:height="-0.42cm" svg:x="51.319cm" svg:y="60.877cm">
            <text:p/>
          </draw:circle>
          <draw:circle draw:style-name="gr2" draw:text-style-name="P1" draw:layer="layout" svg:width="-0.42cm" svg:height="-0.42cm" svg:x="51.319cm" svg:y="61.296cm">
            <text:p/>
          </draw:circle>
          <draw:rect draw:style-name="gr2" draw:text-style-name="P1" draw:layer="layout" svg:width="-0.42cm" svg:height="-0.42cm" svg:x="51.318cm" svg:y="61.087cm">
            <text:p/>
          </draw:rect>
          <draw:circle draw:style-name="gr2" draw:text-style-name="P1" draw:layer="layout" svg:width="-0.42cm" svg:height="-0.42cm" svg:x="52.569cm" svg:y="60.876cm">
            <text:p/>
          </draw:circle>
          <draw:circle draw:style-name="gr2" draw:text-style-name="P1" draw:layer="layout" svg:width="-0.42cm" svg:height="-0.42cm" svg:x="52.569cm" svg:y="61.296cm">
            <text:p/>
          </draw:circle>
          <draw:rect draw:style-name="gr2" draw:text-style-name="P1" draw:layer="layout" svg:width="-0.42cm" svg:height="-0.42cm" svg:x="52.569cm" svg:y="61.086cm">
            <text:p/>
          </draw:rect>
          <draw:rect draw:style-name="gr2" draw:text-style-name="P1" draw:layer="layout" svg:width="-0.13cm" svg:height="-0.48cm" svg:x="51.799cm" svg:y="61.45cm">
            <text:p/>
          </draw:rect>
          <draw:circle draw:style-name="gr2" draw:text-style-name="P1" draw:layer="layout" svg:width="-0.7cm" svg:height="-0.7cm" svg:x="51.174cm" svg:y="60.436cm">
            <text:p/>
          </draw:circle>
          <draw:circle draw:style-name="gr2" draw:text-style-name="P1" draw:layer="layout" svg:width="-0.7cm" svg:height="-0.7cm" svg:x="52.994cm" svg:y="60.436cm">
            <text:p/>
          </draw:circle>
          <draw:circle draw:style-name="gr2" draw:text-style-name="P1" draw:layer="layout" svg:width="2.4cm" svg:height="2.4cm" draw:transform="rotate (-1.22173047639699) translate (68.374cm 59.055cm)">
            <text:p/>
          </draw:circle>
          <draw:circle draw:style-name="gr5" draw:text-style-name="P1" draw:layer="layout" svg:width="1.74cm" svg:height="1.74cm" draw:transform="rotate (-1.22173047639699) translate (68.177cm 59.478cm)">
            <text:p/>
          </draw:circle>
          <draw:circle draw:style-name="gr2" draw:text-style-name="P1" draw:layer="layout" svg:width="0.9cm" svg:height="0.9cm" draw:transform="rotate (-1.22173047639699) translate (67.926cm 60.017cm)">
            <text:p/>
          </draw:circle>
          <draw:rect draw:style-name="gr2" draw:text-style-name="P1" draw:layer="layout" svg:width="2.46cm" svg:height="3.25cm" draw:transform="rotate (-1.22173047639699) translate (67.716cm 59.264cm)">
            <text:p/>
          </draw:rect>
          <draw:circle draw:style-name="gr2" draw:text-style-name="P1" draw:layer="layout" svg:width="0.42cm" svg:height="0.42cm" draw:transform="rotate (-1.22173047639699) translate (66.013cm 61.632cm)">
            <text:p/>
          </draw:circle>
          <draw:circle draw:style-name="gr2" draw:text-style-name="P1" draw:layer="layout" svg:width="0.42cm" svg:height="0.42cm" draw:transform="rotate (-1.22173047639699) translate (66.408cm 61.49cm)">
            <text:p/>
          </draw:circle>
          <draw:rect draw:style-name="gr2" draw:text-style-name="P1" draw:layer="layout" svg:width="0.42cm" svg:height="0.42cm" draw:transform="rotate (-1.22173047639699) translate (66.21cm 61.561cm)">
            <text:p/>
          </draw:rect>
          <draw:circle draw:style-name="gr2" draw:text-style-name="P1" draw:layer="layout" svg:width="0.42cm" svg:height="0.42cm" draw:transform="rotate (-1.22173047639699) translate (65.585cm 60.458cm)">
            <text:p/>
          </draw:circle>
          <draw:circle draw:style-name="gr2" draw:text-style-name="P1" draw:layer="layout" svg:width="0.42cm" svg:height="0.42cm" draw:transform="rotate (-1.22173047639699) translate (65.98cm 60.314cm)">
            <text:p/>
          </draw:circle>
          <draw:rect draw:style-name="gr2" draw:text-style-name="P1" draw:layer="layout" svg:width="0.42cm" svg:height="0.42cm" draw:transform="rotate (-1.22173047639699) translate (65.783cm 60.388cm)">
            <text:p/>
          </draw:rect>
          <draw:circle draw:style-name="gr2" draw:text-style-name="P1" draw:layer="layout" svg:width="0.7cm" svg:height="0.7cm" draw:transform="rotate (-1.22173047639699) translate (65.92cm 61.789cm)">
            <text:p/>
          </draw:circle>
          <draw:circle draw:style-name="gr2" draw:text-style-name="P1" draw:layer="layout" svg:width="0.7cm" svg:height="0.7cm" draw:transform="rotate (-1.22173047639699) translate (65.32cm 60.135cm)">
            <text:p/>
          </draw:circle>
          <draw:line draw:style-name="gr4" draw:text-style-name="P1" draw:layer="layout" svg:x1="67.883cm" svg:y1="59.75cm" svg:x2="41.803cm" svg:y2="52.764cm">
            <text:p/>
          </draw:line>
          <draw:circle draw:style-name="gr2" draw:text-style-name="P1" draw:layer="layout" svg:width="2.4cm" svg:height="2.4cm" draw:transform="rotate (-2.09439510239399) translate (71.537cm 64.041cm)">
            <text:p/>
          </draw:circle>
          <draw:circle draw:style-name="gr5" draw:text-style-name="P1" draw:layer="layout" svg:width="1.74cm" svg:height="1.74cm" draw:transform="rotate (-2.09439510239399) translate (71.086cm 64.162cm)">
            <text:p/>
          </draw:circle>
          <draw:circle draw:style-name="gr2" draw:text-style-name="P1" draw:layer="layout" svg:width="0.9cm" svg:height="0.9cm" draw:transform="rotate (-2.09439510239399) translate (70.513cm 64.316cm)">
            <text:p/>
          </draw:circle>
          <draw:rect draw:style-name="gr2" draw:text-style-name="P1" draw:layer="layout" svg:width="2.46cm" svg:height="3.25cm" draw:transform="rotate (-2.09439510239399) translate (70.955cm 63.67cm)">
            <text:p/>
          </draw:rect>
          <draw:circle draw:style-name="gr2" draw:text-style-name="P1" draw:layer="layout" svg:width="0.42cm" svg:height="0.42cm" draw:transform="rotate (-2.09439510239399) translate (68.045cm 63.889cm)">
            <text:p/>
          </draw:circle>
          <draw:circle draw:style-name="gr2" draw:text-style-name="P1" draw:layer="layout" svg:width="0.42cm" svg:height="0.42cm" draw:transform="rotate (-2.09439510239399) translate (68.409cm 64.1cm)">
            <text:p/>
          </draw:circle>
          <draw:rect draw:style-name="gr2" draw:text-style-name="P1" draw:layer="layout" svg:width="0.42cm" svg:height="0.42cm" draw:transform="rotate (-2.09439510239399) translate (68.227cm 63.995cm)">
            <text:p/>
          </draw:rect>
          <draw:circle draw:style-name="gr2" draw:text-style-name="P1" draw:layer="layout" svg:width="0.42cm" svg:height="0.42cm" draw:transform="rotate (-2.09439510239399) translate (68.67cm 62.807cm)">
            <text:p/>
          </draw:circle>
          <draw:circle draw:style-name="gr2" draw:text-style-name="P1" draw:layer="layout" svg:width="0.42cm" svg:height="0.42cm" draw:transform="rotate (-2.09439510239399) translate (69.033cm 63.017cm)">
            <text:p/>
          </draw:circle>
          <draw:rect draw:style-name="gr2" draw:text-style-name="P1" draw:layer="layout" svg:width="0.42cm" svg:height="0.42cm" draw:transform="rotate (-2.09439510239399) translate (68.852cm 62.912cm)">
            <text:p/>
          </draw:rect>
          <draw:circle draw:style-name="gr2" draw:text-style-name="P1" draw:layer="layout" svg:width="0.7cm" svg:height="0.7cm" draw:transform="rotate (-2.09439510239399) translate (67.866cm 63.919cm)">
            <text:p/>
          </draw:circle>
          <draw:circle draw:style-name="gr2" draw:text-style-name="P1" draw:layer="layout" svg:width="0.7cm" svg:height="0.7cm" draw:transform="rotate (-2.09439510239399) translate (68.747cm 62.395cm)">
            <text:p/>
          </draw:circle>
          <draw:line draw:style-name="gr4" draw:text-style-name="P1" draw:layer="layout" svg:x1="39.751cm" svg:y1="52.951cm" svg:x2="33.761cm" svg:y2="63.346cm">
            <text:p/>
          </draw:line>
          <draw:line draw:style-name="gr4" draw:text-style-name="P1" draw:layer="layout" svg:x1="69.926cm" svg:y1="65.354cm" svg:x2="35.585cm" svg:y2="65.356cm">
            <text:p/>
          </draw:line>
          <draw:circle draw:style-name="gr2" draw:text-style-name="P1" draw:layer="layout" svg:width="2.4cm" svg:height="2.4cm" draw:transform="rotate (-0.261799387800286) translate (55.9cm 56.185cm)">
            <text:p/>
          </draw:circle>
          <draw:circle draw:style-name="gr5" draw:text-style-name="P1" draw:layer="layout" svg:width="1.74cm" svg:height="1.74cm" draw:transform="rotate (-0.261799387800286) translate (56.133cm 56.59cm)">
            <text:p/>
          </draw:circle>
          <draw:circle draw:style-name="gr2" draw:text-style-name="P1" draw:layer="layout" svg:width="0.9cm" svg:height="0.9cm" draw:transform="rotate (-0.261799387800286) translate (56.43cm 57.104cm)">
            <text:p/>
          </draw:circle>
          <draw:circle draw:style-name="gr2" draw:text-style-name="P1" draw:layer="layout" svg:width="2.4cm" svg:height="2.4cm" draw:transform="rotate (-0.261799387800286) translate (53.466cm 55.533cm)">
            <text:p/>
          </draw:circle>
          <draw:circle draw:style-name="gr5" draw:text-style-name="P1" draw:layer="layout" svg:width="1.74cm" svg:height="1.74cm" draw:transform="rotate (-0.261799387800286) translate (53.699cm 55.937cm)">
            <text:p/>
          </draw:circle>
          <draw:circle draw:style-name="gr2" draw:text-style-name="P1" draw:layer="layout" svg:width="0.9cm" svg:height="0.9cm" draw:transform="rotate (-0.261799387800286) translate (53.996cm 56.452cm)">
            <text:p/>
          </draw:circle>
          <draw:rect draw:style-name="gr2" draw:text-style-name="P1" draw:layer="layout" svg:width="2.52cm" svg:height="4.22cm" draw:transform="rotate (-0.261799387800286) translate (54.625cm 55.844cm)">
            <text:p/>
          </draw:rect>
          <draw:rect draw:style-name="gr2" draw:text-style-name="P1" draw:layer="layout" svg:width="2.52cm" svg:height="3.46cm" draw:transform="rotate (-0.261799387800286) translate (54.428cm 56.578cm)">
            <text:p/>
          </draw:rect>
          <draw:rect draw:style-name="gr2" draw:text-style-name="P1" draw:layer="layout" svg:width="2.52cm" svg:height="1.715cm" draw:transform="rotate (-0.261799387800286) translate (53.533cm 59.92cm)">
            <text:p/>
          </draw:rect>
          <draw:circle draw:style-name="gr2" draw:text-style-name="P1" draw:layer="layout" svg:width="0.42cm" svg:height="0.42cm" draw:transform="rotate (-0.261799387800286) translate (55.002cm 60.909cm)">
            <text:p/>
          </draw:circle>
          <draw:circle draw:style-name="gr2" draw:text-style-name="P1" draw:layer="layout" svg:width="0.42cm" svg:height="0.42cm" draw:transform="rotate (-0.261799387800286) translate (55.111cm 60.503cm)">
            <text:p/>
          </draw:circle>
          <draw:rect draw:style-name="gr2" draw:text-style-name="P1" draw:layer="layout" svg:width="0.42cm" svg:height="0.42cm" draw:transform="rotate (-0.261799387800286) translate (55.056cm 60.706cm)">
            <text:p/>
          </draw:rect>
          <draw:circle draw:style-name="gr2" draw:text-style-name="P1" draw:layer="layout" svg:width="0.42cm" svg:height="0.42cm" draw:transform="rotate (-0.261799387800286) translate (53.795cm 60.585cm)">
            <text:p/>
          </draw:circle>
          <draw:circle draw:style-name="gr2" draw:text-style-name="P1" draw:layer="layout" svg:width="0.42cm" svg:height="0.42cm" draw:transform="rotate (-0.261799387800286) translate (53.903cm 60.18cm)">
            <text:p/>
          </draw:circle>
          <draw:rect draw:style-name="gr2" draw:text-style-name="P1" draw:layer="layout" svg:width="0.42cm" svg:height="0.42cm" draw:transform="rotate (-0.261799387800286) translate (53.849cm 60.383cm)">
            <text:p/>
          </draw:rect>
          <draw:rect draw:style-name="gr2" draw:text-style-name="P1" draw:layer="layout" svg:width="0.13cm" svg:height="0.48cm" draw:transform="rotate (-0.261799387800286) translate (54.687cm 60.23cm)">
            <text:p/>
          </draw:rect>
          <draw:circle draw:style-name="gr2" draw:text-style-name="P1" draw:layer="layout" svg:width="0.7cm" svg:height="0.7cm" draw:transform="rotate (-0.261799387800286) translate (55.028cm 61.371cm)">
            <text:p/>
          </draw:circle>
          <draw:circle draw:style-name="gr2" draw:text-style-name="P1" draw:layer="layout" svg:width="0.7cm" svg:height="0.7cm" draw:transform="rotate (-0.261799387800286) translate (53.27cm 60.9cm)">
            <text:p/>
          </draw:circle>
          <draw:circle draw:style-name="gr5" draw:text-style-name="P1" draw:layer="layout" svg:width="4.69cm" svg:height="4.69cm" draw:transform="rotate (2.8797932657901) translate (42.911cm 57.919cm)">
            <text:p/>
          </draw:circle>
          <draw:circle draw:style-name="gr6" draw:text-style-name="P1" draw:layer="layout" svg:width="0.6cm" svg:height="0.6cm" draw:transform="rotate (2.8797932657901) translate (41.465cm 55.414cm)">
            <text:p/>
          </draw:circle>
          <draw:circle draw:style-name="gr6" draw:text-style-name="P1" draw:layer="layout" svg:width="3.61cm" svg:height="3.61cm" draw:transform="rotate (2.8797932657901) translate (42.529cm 57.257cm)">
            <text:p/>
          </draw:circle>
          <draw:circle draw:style-name="gr7" draw:text-style-name="P1" draw:layer="layout" svg:width="3.76cm" svg:height="3.76cm" draw:transform="rotate (2.8797932657901) translate (42.582cm 57.349cm)">
            <text:p/>
          </draw:circle>
          <draw:circle draw:style-name="gr8" draw:text-style-name="P1" draw:layer="layout" svg:width="6.05cm" svg:height="6.05cm" draw:transform="rotate (2.8797932657901) translate (43.392cm 58.751cm)">
            <text:p/>
          </draw:circle>
          <draw:circle draw:style-name="gr8" draw:text-style-name="P1" draw:layer="layout" svg:width="5.32cm" svg:height="5.32cm" draw:transform="rotate (2.8797932657901) translate (43.134cm 58.304cm)">
            <text:p/>
          </draw:circle>
          <draw:circle draw:style-name="gr5" draw:text-style-name="P1" draw:layer="layout" svg:width="4.69cm" svg:height="4.69cm" draw:transform="rotate (2.8797932657901) translate (38.33cm 65.878cm)">
            <text:p/>
          </draw:circle>
          <draw:circle draw:style-name="gr6" draw:text-style-name="P1" draw:layer="layout" svg:width="0.6cm" svg:height="0.6cm" draw:transform="rotate (2.8797932657901) translate (36.884cm 63.374cm)">
            <text:p/>
          </draw:circle>
          <draw:circle draw:style-name="gr6" draw:text-style-name="P1" draw:layer="layout" svg:width="3.61cm" svg:height="3.61cm" draw:transform="rotate (2.8797932657901) translate (37.948cm 65.217cm)">
            <text:p/>
          </draw:circle>
          <draw:circle draw:style-name="gr7" draw:text-style-name="P1" draw:layer="layout" svg:width="3.76cm" svg:height="3.76cm" draw:transform="rotate (2.8797932657901) translate (38.001cm 65.309cm)">
            <text:p/>
          </draw:circle>
          <draw:circle draw:style-name="gr8" draw:text-style-name="P1" draw:layer="layout" svg:width="6.05cm" svg:height="6.05cm" draw:transform="rotate (2.8797932657901) translate (38.811cm 66.711cm)">
            <text:p/>
          </draw:circle>
          <draw:circle draw:style-name="gr8" draw:text-style-name="P1" draw:layer="layout" svg:width="5.32cm" svg:height="5.32cm" draw:transform="rotate (2.8797932657901) translate (38.552cm 66.264cm)">
            <text:p/>
          </draw:circle>
          <draw:ellipse draw:style-name="gr8" draw:text-style-name="P1" draw:layer="layout" svg:width="3.13cm" svg:height="3.132cm" draw:transform="skewX (-0.000349065850398639) rotate (-2.09439510239399) translate (72.036cm 63.907cm)">
            <text:p/>
          </draw:ellipse>
          <draw:circle draw:style-name="gr8" draw:text-style-name="P1" draw:layer="layout" svg:width="3.134cm" svg:height="3.134cm" draw:transform="rotate (-1.22155594347179) translate (68.592cm 58.583cm)">
            <text:p/>
          </draw:circle>
          <draw:line draw:style-name="gr9" draw:text-style-name="P1" draw:layer="layout" svg:x1="70.085cm" svg:y1="66.066cm" svg:x2="36.956cm" svg:y2="66.068cm">
            <text:p/>
          </draw:line>
          <draw:line draw:style-name="gr9" draw:text-style-name="P1" draw:layer="layout" svg:x1="38.833cm" svg:y1="53.179cm" svg:x2="33.996cm" svg:y2="61.573cm">
            <text:p/>
          </draw:line>
          <draw:line draw:style-name="gr9" draw:text-style-name="P1" draw:layer="layout" svg:x1="68.064cm" svg:y1="59.073cm" svg:x2="41.984cm" svg:y2="52.087cm">
            <text:p/>
          </draw:line>
          <draw:line draw:style-name="gr9" draw:text-style-name="P1" draw:layer="layout" svg:x1="71.26cm" svg:y1="63.675cm" svg:x2="69.035cm" svg:y2="59.834cm">
            <text:p/>
          </draw:line>
          <draw:circle draw:style-name="gr10" draw:text-style-name="P1" draw:layer="layout" svg:width="0.143cm" svg:height="0.143cm" draw:transform="skewX (-0.006981317007976) rotate (-2.09456963531919) translate (69.995cm 64.453cm)">
            <text:p/>
          </draw:circle>
          <draw:circle draw:style-name="gr10" draw:text-style-name="P1" draw:layer="layout" svg:width="0.141cm" svg:height="0.141cm" draw:transform="rotate (-1.2189379495938) translate (67.699cm 60.502cm)">
            <text:p/>
          </draw:circle>
          <draw:line draw:style-name="gr11" draw:text-style-name="P1" draw:layer="layout" svg:x1="69.975cm" svg:y1="64.457cm" svg:x2="67.75cm" svg:y2="60.616cm">
            <text:p/>
          </draw:line>
          <draw:line draw:style-name="gr11" draw:text-style-name="P1" draw:layer="layout" svg:x1="67.696cm" svg:y1="60.523cm" svg:x2="41.616cm" svg:y2="53.537cm">
            <text:p/>
          </draw:line>
          <draw:line draw:style-name="gr11" draw:text-style-name="P1" draw:layer="layout" svg:x1="69.91cm" svg:y1="64.553cm" svg:x2="35.569cm" svg:y2="64.555cm">
            <text:p/>
          </draw:line>
          <draw:circle draw:style-name="gr10" draw:text-style-name="P1" draw:layer="layout" svg:width="3.09cm" svg:height="3.09cm" draw:transform="rotate (2.8797932657901) translate (42.345cm 56.939cm)">
            <text:p/>
          </draw:circle>
          <draw:line draw:style-name="gr11" draw:text-style-name="P1" draw:layer="layout" svg:x1="40.02cm" svg:y1="54.082cm" svg:x2="34.03cm" svg:y2="64.477cm">
            <text:p/>
          </draw:line>
          <draw:circle draw:style-name="gr10" draw:text-style-name="P1" draw:layer="layout" svg:width="3.09cm" svg:height="3.09cm" draw:transform="rotate (2.8797932657901) translate (37.764cm 64.898cm)">
            <text:p/>
          </draw:circle>
          <draw:g>
            <draw:circle draw:style-name="gr2" draw:text-style-name="P1" draw:layer="layout" svg:width="3.76cm" svg:height="3.76cm" draw:transform="rotate (2.0943951023928) translate (35.983cm 65.57cm)">
              <text:p/>
            </draw:circle>
            <draw:circle draw:style-name="gr2" draw:text-style-name="P1" draw:layer="layout" svg:width="3.1cm" svg:height="3.1cm" draw:transform="rotate (2.0943951023928) translate (36.104cm 65.119cm)">
              <text:p/>
            </draw:circle>
            <draw:circle draw:style-name="gr2" draw:text-style-name="P1" draw:layer="layout" svg:width="0.6cm" svg:height="0.6cm" draw:transform="rotate (2.0943951023928) translate (36.562cm 63.413cm)">
              <text:p/>
            </draw:circle>
            <draw:circle draw:style-name="gr2" draw:text-style-name="P1" draw:layer="layout" svg:width="1.2cm" svg:height="1.2cm" draw:transform="rotate (2.0943951023928) translate (36.452cm 63.822cm)">
              <text:p/>
            </draw:circle>
            <draw:rect draw:style-name="gr2" draw:text-style-name="P1" draw:layer="layout" svg:width="3.76cm" svg:height="3.93cm" draw:transform="rotate (2.0943951023928) translate (36.597cm 65.216cm)">
              <text:p/>
            </draw:rect>
            <draw:line draw:style-name="gr4" draw:text-style-name="P1" draw:layer="layout" svg:x1="37.61cm" svg:y1="64.631cm" svg:x2="35.73cm" svg:y2="61.374cm">
              <text:p/>
            </draw:line>
            <draw:line draw:style-name="gr4" draw:text-style-name="P1" draw:layer="layout" svg:x1="38.55cm" svg:y1="63.003cm" svg:x2="34.79cm" svg:y2="63.003cm">
              <text:p/>
            </draw:line>
            <draw:line draw:style-name="gr4" draw:text-style-name="P1" draw:layer="layout" svg:x1="35.73cm" svg:y1="64.63cm" svg:x2="37.61cm" svg:y2="61.374cm">
              <text:p/>
            </draw:line>
            <draw:circle draw:style-name="gr2" draw:text-style-name="P1" draw:layer="layout" svg:width="3.76cm" svg:height="3.76cm" draw:transform="rotate (2.0943951023928) translate (36.597cm 65.216cm)">
              <text:p/>
            </draw:circle>
          </draw:g>
          <draw:circle draw:style-name="gr12" draw:text-style-name="P1" draw:layer="layout" svg:width="0.4cm" svg:height="0.4cm" draw:transform="rotate (2.8797932657901) translate (40.114cm 61.353cm)">
            <text:p/>
          </draw:circle>
          <draw:circle draw:style-name="gr4" draw:text-style-name="P1" draw:layer="layout" svg:width="0.4cm" svg:height="0.4cm" draw:transform="rotate (2.8797932657901) translate (41.418cm 55.329cm)">
            <text:p/>
          </draw:circle>
          <draw:circle draw:style-name="gr4" draw:text-style-name="P1" draw:layer="layout" svg:width="0.4cm" svg:height="0.4cm" draw:transform="rotate (2.8797932657901) translate (40.922cm 60.646cm)">
            <text:p/>
          </draw:circle>
          <draw:circle draw:style-name="gr12" draw:text-style-name="P1" draw:layer="layout" svg:width="0.4cm" svg:height="0.4cm" draw:transform="rotate (2.8797932657901) translate (41.429cm 55.275cm)">
            <text:p/>
          </draw:circle>
          <draw:circle draw:style-name="gr4" draw:text-style-name="P1" draw:layer="layout" svg:width="0.2cm" svg:height="0.2cm" draw:transform="rotate (2.8797932657901) translate (68.068cm 64.21cm)">
            <text:p/>
          </draw:circle>
          <draw:circle draw:style-name="gr4" draw:text-style-name="P1" draw:layer="layout" svg:width="0.2cm" svg:height="0.2cm" draw:transform="rotate (2.8797932657901) translate (68.668cm 63.129cm)">
            <text:p/>
          </draw:circle>
          <draw:circle draw:style-name="gr4" draw:text-style-name="P1" draw:layer="layout" svg:width="0.2cm" svg:height="0.2cm" draw:transform="rotate (2.8797932657901) translate (66.19cm 61.947cm)">
            <text:p/>
          </draw:circle>
          <draw:circle draw:style-name="gr4" draw:text-style-name="P1" draw:layer="layout" svg:width="0.2cm" svg:height="0.2cm" draw:transform="rotate (2.8797932657901) translate (65.772cm 60.8cm)">
            <text:p/>
          </draw:circle>
          <draw:circle draw:style-name="gr4" draw:text-style-name="P1" draw:layer="layout" svg:width="0.2cm" svg:height="0.2cm" draw:transform="rotate (2.8797932657901) translate (55.24cm 61.083cm)">
            <text:p/>
          </draw:circle>
          <draw:circle draw:style-name="gr4" draw:text-style-name="P1" draw:layer="layout" svg:width="0.2cm" svg:height="0.2cm" draw:transform="rotate (2.8797932657901) translate (54.081cm 60.773cm)">
            <text:p/>
          </draw:circle>
          <draw:circle draw:style-name="gr4" draw:text-style-name="P1" draw:layer="layout" svg:width="0.2cm" svg:height="0.2cm" draw:transform="rotate (2.8797932657901) translate (52.451cm 61.061cm)">
            <text:p/>
          </draw:circle>
          <draw:circle draw:style-name="gr4" draw:text-style-name="P1" draw:layer="layout" svg:width="0.2cm" svg:height="0.2cm" draw:transform="rotate (2.8797932657901) translate (51.214cm 61.04cm)">
            <text:p/>
          </draw:circle>
          <draw:frame draw:style-name="gr13" draw:layer="layout" svg:width="0.769cm" svg:height="0.963cm" draw:transform="rotate (2.8797932657901) translate (48.967cm 60.641cm)">
            <draw:text-box>
              <text:p>h</text:p>
            </draw:text-box>
          </draw:frame>
          <draw:g>
            <draw:circle draw:style-name="gr4" draw:text-style-name="P1" draw:layer="layout" svg:width="0.2cm" svg:height="0.2cm" draw:transform="rotate (-1.70169602069534) translate (48.989cm 61.689cm)">
              <text:p/>
            </draw:circle>
            <draw:rect draw:style-name="gr2" draw:text-style-name="P1" draw:layer="layout" svg:width="5cm" svg:height="0.3cm" draw:transform="rotate (-1.70169602069534) translate (49.57cm 57.714cm)">
              <text:p/>
            </draw:rect>
            <draw:rect draw:style-name="gr2" draw:text-style-name="P1" draw:layer="layout" svg:width="1.2cm" svg:height="0.3cm" draw:transform="rotate (-1.70169602069534) translate (49.074cm 61.481cm)">
              <text:p/>
            </draw:rect>
            <draw:rect draw:style-name="gr2" draw:text-style-name="P1" draw:layer="layout" svg:width="1.2cm" svg:height="0.3cm" draw:transform="rotate (-1.70169602069534) translate (49.57cm 57.714cm)">
              <text:p/>
            </draw:rect>
            <draw:circle draw:style-name="gr12" draw:text-style-name="P1" draw:layer="layout" svg:width="0.2cm" svg:height="0.2cm" draw:transform="rotate (-1.70169602069534) translate (48.914cm 62.195cm)">
              <text:p/>
            </draw:circle>
            <draw:circle draw:style-name="gr12" draw:text-style-name="P1" draw:layer="layout" svg:width="0.2cm" svg:height="0.2cm" draw:transform="rotate (-1.70169602069534) translate (49.475cm 57.931cm)">
              <text:p/>
            </draw:circle>
            <draw:circle draw:style-name="gr4" draw:text-style-name="P1" draw:layer="layout" svg:width="0.2cm" svg:height="0.2cm" draw:transform="rotate (-1.70169602069534) translate (49.408cm 58.516cm)">
              <text:p/>
            </draw:circle>
          </draw:g>
          <draw:frame draw:style-name="gr1" draw:layer="layout" svg:width="0.853cm" svg:height="0.963cm" draw:transform="rotate (2.8797932657901) translate (48.638cm 57.48cm)">
            <draw:text-box>
              <text:p>d</text:p>
            </draw:text-box>
          </draw:frame>
          <draw:frame draw:style-name="gr1" draw:layer="layout" svg:width="0.853cm" svg:height="0.963cm" draw:transform="rotate (2.8797932657901) translate (45.061cm 63.527cm)">
            <draw:text-box>
              <text:p>g</text:p>
            </draw:text-box>
          </draw:frame>
          <draw:frame draw:style-name="gr1" draw:layer="layout" svg:width="0.853cm" svg:height="0.963cm" draw:transform="rotate (2.8797932657901) translate (61.109cm 60.588cm)">
            <draw:text-box>
              <text:p>e</text:p>
            </draw:text-box>
          </draw:frame>
          <draw:frame draw:style-name="gr1" draw:layer="layout" svg:width="0.68cm" svg:height="0.963cm" draw:transform="rotate (2.8797932657901) translate (60.555cm 63.827cm)">
            <draw:text-box>
              <text:p>f</text:p>
            </draw:text-box>
          </draw:frame>
          <draw:g>
            <draw:circle draw:style-name="gr12" draw:text-style-name="P1" draw:layer="layout" svg:width="-0.2cm" svg:height="-0.2cm" svg:x="55.446cm" svg:y="63.862cm">
              <text:p/>
            </draw:circle>
            <draw:rect draw:style-name="gr2" draw:text-style-name="P1" draw:layer="layout" svg:width="11.5cm" svg:height="0.3cm" draw:transform="rotate (3.1415926535892) translate (66.266cm 63.913cm)">
              <text:p/>
            </draw:rect>
            <draw:rect draw:style-name="gr2" draw:text-style-name="P1" draw:layer="layout" svg:width="2cm" svg:height="0.3cm" draw:transform="rotate (3.1415926535892) translate (56.767cm 63.912cm)">
              <text:p/>
            </draw:rect>
            <draw:rect draw:style-name="gr2" draw:text-style-name="P1" draw:layer="layout" svg:width="2cm" svg:height="0.3cm" draw:transform="rotate (3.1415926535892) translate (66.266cm 63.913cm)">
              <text:p/>
            </draw:rect>
            <draw:circle draw:style-name="gr4" draw:text-style-name="P1" draw:layer="layout" svg:width="-0.2cm" svg:height="-0.2cm" svg:x="56.371cm" svg:y="63.857cm">
              <text:p/>
            </draw:circle>
            <draw:circle draw:style-name="gr12" draw:text-style-name="P1" draw:layer="layout" svg:width="0.2cm" svg:height="0.2cm" svg:x="65.771cm" svg:y="63.657cm">
              <text:p/>
            </draw:circle>
            <draw:circle draw:style-name="gr4" draw:text-style-name="P1" draw:layer="layout" svg:width="0.2cm" svg:height="0.2cm" svg:x="64.846cm" svg:y="63.663cm">
              <text:p/>
            </draw:circle>
          </draw:g>
          <draw:g>
            <draw:rect draw:style-name="gr2" draw:text-style-name="P1" draw:layer="layout" svg:width="6.6cm" svg:height="0.3cm" draw:transform="rotate (2.8797932657901) translate (64.312cm 60.551cm)">
              <text:p/>
            </draw:rect>
            <draw:rect draw:style-name="gr2" draw:text-style-name="P1" draw:layer="layout" svg:width="2cm" svg:height="0.3cm" draw:transform="rotate (2.8797932657901) translate (59.869cm 59.361cm)">
              <text:p/>
            </draw:rect>
            <draw:rect draw:style-name="gr2" draw:text-style-name="P1" draw:layer="layout" svg:width="2cm" svg:height="0.3cm" draw:transform="rotate (2.8797932657901) translate (64.312cm 60.551cm)">
              <text:p/>
            </draw:rect>
            <draw:circle draw:style-name="gr12" draw:text-style-name="P1" draw:layer="layout" svg:width="0.2cm" svg:height="0.2cm" draw:transform="rotate (2.8797932657901) translate (58.612cm 58.98cm)">
              <text:p/>
            </draw:circle>
            <draw:circle draw:style-name="gr4" draw:text-style-name="P1" draw:layer="layout" svg:width="0.2cm" svg:height="0.2cm" draw:transform="rotate (2.8797932657901) translate (59.507cm 59.213cm)">
              <text:p/>
            </draw:circle>
            <draw:circle draw:style-name="gr12" draw:text-style-name="P1" draw:layer="layout" svg:width="0.2cm" svg:height="0.2cm" draw:transform="rotate (-0.261799387800286) translate (63.713cm 60.133cm)">
              <text:p/>
            </draw:circle>
            <draw:circle draw:style-name="gr4" draw:text-style-name="P1" draw:layer="layout" svg:width="0.2cm" svg:height="0.2cm" draw:transform="rotate (-0.261799387800286) translate (62.818cm 59.899cm)">
              <text:p/>
            </draw:circle>
          </draw:g>
          <draw:g>
            <draw:rect draw:style-name="gr2" draw:text-style-name="P1" draw:layer="layout" svg:width="8cm" svg:height="0.3cm" draw:transform="rotate (2.8797932657901) translate (52.513cm 57.39cm)">
              <text:p/>
            </draw:rect>
            <draw:rect draw:style-name="gr2" draw:text-style-name="P1" draw:layer="layout" svg:width="2cm" svg:height="0.3cm" draw:transform="rotate (2.8797932657901) translate (46.717cm 55.837cm)">
              <text:p/>
            </draw:rect>
            <draw:rect draw:style-name="gr2" draw:text-style-name="P1" draw:layer="layout" svg:width="2cm" svg:height="0.3cm" draw:transform="rotate (2.8797932657901) translate (52.513cm 57.39cm)">
              <text:p/>
            </draw:rect>
            <draw:circle draw:style-name="gr12" draw:text-style-name="P1" draw:layer="layout" svg:width="0.2cm" svg:height="0.2cm" draw:transform="rotate (2.8797932657901) translate (45.522cm 55.471cm)">
              <text:p/>
            </draw:circle>
            <draw:circle draw:style-name="gr4" draw:text-style-name="P1" draw:layer="layout" svg:width="0.2cm" svg:height="0.2cm" draw:transform="rotate (2.8797932657901) translate (46.417cm 55.705cm)">
              <text:p/>
            </draw:circle>
            <draw:circle draw:style-name="gr12" draw:text-style-name="P1" draw:layer="layout" svg:width="0.2cm" svg:height="0.2cm" draw:transform="rotate (-0.261799387800286) translate (52.008cm 56.996cm)">
              <text:p/>
            </draw:circle>
            <draw:circle draw:style-name="gr4" draw:text-style-name="P1" draw:layer="layout" svg:width="0.2cm" svg:height="0.2cm" draw:transform="rotate (-0.261799387800286) translate (51.113cm 56.762cm)">
              <text:p/>
            </draw:circle>
          </draw:g>
          <draw:circle draw:style-name="gr12" draw:text-style-name="P1" draw:layer="layout" svg:width="-0.2cm" svg:height="-0.2cm" svg:x="42.593cm" svg:y="63.882cm">
            <text:p/>
          </draw:circle>
          <draw:circle draw:style-name="gr4" draw:text-style-name="P1" draw:layer="layout" svg:width="-0.2cm" svg:height="-0.2cm" svg:x="43.166cm" svg:y="63.91cm">
            <text:p/>
          </draw:circle>
          <draw:circle draw:style-name="gr12" draw:text-style-name="P1" draw:layer="layout" svg:width="0.2cm" svg:height="0.2cm" svg:x="48.294cm" svg:y="63.697cm">
            <text:p/>
          </draw:circle>
          <draw:circle draw:style-name="gr4" draw:text-style-name="P1" draw:layer="layout" svg:width="0.2cm" svg:height="0.2cm" svg:x="47.513cm" svg:y="63.685cm">
            <text:p/>
          </draw:circle>
          <draw:frame draw:style-name="gr1" draw:layer="layout" svg:width="0.853cm" svg:height="0.963cm" draw:transform="rotate (2.8797932657901) translate (42.455cm 61.58cm)">
            <draw:text-box>
              <text:p>a</text:p>
            </draw:text-box>
          </draw:frame>
          <draw:frame draw:style-name="gr1" draw:layer="layout" svg:width="0.853cm" svg:height="0.963cm" draw:transform="rotate (2.8797932657901) translate (41.239cm 59.626cm)">
            <draw:text-box>
              <text:p>b</text:p>
            </draw:text-box>
          </draw:frame>
          <draw:frame draw:style-name="gr1" draw:layer="layout" svg:width="0.82cm" svg:height="0.963cm" draw:transform="rotate (2.8797932657901) translate (40.462cm 62.527cm)">
            <draw:text-box draw:corner-radius="0.627cm">
              <text:p>c</text:p>
            </draw:text-box>
          </draw:frame>
          <draw:circle draw:style-name="gr2" draw:text-style-name="P1" draw:layer="layout" svg:width="0.3cm" svg:height="0.3cm" draw:transform="rotate (2.8797932657901) translate (49.201cm 60.357cm)">
            <text:p/>
          </draw:circle>
          <draw:circle draw:style-name="gr2" draw:text-style-name="P1" draw:layer="layout" svg:width="0.3cm" svg:height="0.3cm" draw:transform="rotate (2.8797932657901) translate (60.623cm 63.946cm)">
            <text:p/>
          </draw:circle>
          <draw:circle draw:style-name="gr2" draw:text-style-name="P1" draw:layer="layout" svg:width="0.3cm" svg:height="0.3cm" draw:transform="rotate (2.8797932657901) translate (61.269cm 59.736cm)">
            <text:p/>
          </draw:circle>
          <draw:circle draw:style-name="gr2" draw:text-style-name="P1" draw:layer="layout" svg:width="0.3cm" svg:height="0.3cm" draw:transform="rotate (2.8797932657901) translate (48.794cm 56.393cm)">
            <text:p/>
          </draw:circle>
          <draw:circle draw:style-name="gr10" draw:text-style-name="P1" draw:layer="layout" svg:width="0.9cm" svg:height="0.9cm" draw:transform="rotate (-1.22173047639699) translate (67.671cm 60.337cm)">
            <text:p/>
          </draw:circle>
          <draw:circle draw:style-name="gr10" draw:text-style-name="P1" draw:layer="layout" svg:width="0.9cm" svg:height="0.9cm" draw:transform="rotate (-1.22173047639699) translate (69.508cm 63.52cm)">
            <text:p/>
          </draw:circle>
          <draw:circle draw:style-name="gr2" draw:text-style-name="P1" draw:layer="layout" svg:width="0.3cm" svg:height="0.3cm" draw:transform="rotate (2.8797932657901) translate (68.372cm 63.714cm)">
            <text:p/>
          </draw:circle>
          <draw:circle draw:style-name="gr2" draw:text-style-name="P1" draw:layer="layout" svg:width="0.3cm" svg:height="0.3cm" draw:transform="rotate (2.8797932657901) translate (65.942cm 61.449cm)">
            <text:p/>
          </draw:circle>
          <draw:rect draw:style-name="gr2" draw:text-style-name="P1" draw:layer="layout" svg:width="1.624cm" svg:height="3.8cm" draw:transform="rotate (0.5235987755982) translate (36.618cm 60.841cm)">
            <text:p/>
          </draw:rect>
          <draw:rect draw:style-name="gr2" draw:text-style-name="P1" draw:layer="layout" svg:width="1cm" svg:height="4.8cm" draw:transform="rotate (0.5235987755982) translate (35.502cm 60.908cm)">
            <text:p/>
          </draw:rect>
          <draw:circle draw:style-name="gr4" draw:text-style-name="P1" draw:layer="layout" svg:width="0.4cm" svg:height="0.4cm" draw:transform="rotate (2.0943951023928) translate (38.274cm 64.805cm)">
            <text:p/>
          </draw:circle>
          <draw:circle draw:style-name="gr4" draw:text-style-name="P1" draw:layer="layout" svg:width="0.4cm" svg:height="0.4cm" draw:transform="rotate (2.0943951023928) translate (38.876cm 63.649cm)">
            <text:p/>
          </draw:circle>
          <draw:g>
            <draw:rect draw:style-name="gr2" draw:text-style-name="P1" draw:layer="layout" svg:width="3.76cm" svg:height="0.2cm" draw:transform="rotate (2.0943951023928) translate (39.654cm 63.45cm)">
              <text:p/>
            </draw:rect>
            <draw:circle draw:style-name="gr4" draw:text-style-name="P1" draw:layer="layout" svg:width="0.4cm" svg:height="0.4cm" draw:transform="rotate (2.0943951023928) translate (39.66cm 62.946cm)">
              <text:p/>
            </draw:circle>
            <draw:g>
              <draw:rect draw:style-name="gr2" draw:text-style-name="P1" draw:layer="layout" svg:width="5cm" svg:height="0.6cm" draw:transform="rotate (0.5235987755982) translate (38.071cm 59.308cm)">
                <text:p/>
              </draw:rect>
              <draw:rect draw:style-name="gr2" draw:text-style-name="P1" draw:layer="layout" svg:width="1.5cm" svg:height="0.6cm" draw:transform="rotate (0.5235987755982) translate (38.071cm 59.308cm)">
                <text:p/>
              </draw:rect>
              <draw:rect draw:style-name="gr2" draw:text-style-name="P1" draw:layer="layout" svg:width="3cm" svg:height="0.6cm" draw:transform="rotate (0.5235987755982) translate (38.071cm 59.308cm)">
                <text:p/>
              </draw:rect>
              <draw:rect draw:style-name="gr2" draw:text-style-name="P1" draw:layer="layout" svg:width="1cm" svg:height="0.6cm" draw:transform="rotate (0.5235987755982) translate (38.071cm 59.308cm)">
                <text:p/>
              </draw:rect>
              <draw:rect draw:style-name="gr2" draw:text-style-name="P1" draw:layer="layout" svg:width="1cm" svg:height="0.6cm" draw:transform="rotate (0.5235987755982) translate (39.803cm 58.308cm)">
                <text:p/>
              </draw:rect>
              <draw:rect draw:style-name="gr2" draw:text-style-name="P1" draw:layer="layout" svg:width="0.6cm" svg:height="0.6cm" draw:transform="rotate (0.5235987755982) translate (37.552cm 59.608cm)">
                <text:p/>
              </draw:rect>
              <draw:rect draw:style-name="gr14" draw:text-style-name="P1" draw:layer="layout" svg:width="0.2cm" svg:height="0.4cm" draw:transform="rotate (0.5235987755982) translate (37.928cm 59.51cm)">
                <text:p/>
              </draw:rect>
              <draw:circle draw:style-name="gr2" draw:text-style-name="P1" draw:layer="layout" svg:width="0.3cm" svg:height="0.3cm" draw:transform="rotate (2.0943951023928) translate (39.457cm 59.027cm)">
                <text:p/>
              </draw:circle>
              <draw:ellipse draw:style-name="gr4" draw:text-style-name="P1" draw:layer="layout" svg:width="0.4cm" svg:height="0.2cm" draw:transform="rotate (2.0943951023928) translate (39.155cm 59.261cm)">
                <text:p/>
              </draw:ellipse>
              <draw:ellipse draw:style-name="gr12" draw:text-style-name="P1" draw:layer="layout" svg:width="0.4cm" svg:height="0.2cm" draw:transform="rotate (2.0943951023928) translate (38.682cm 59.527cm)">
                <text:p/>
              </draw:ellipse>
              <draw:ellipse draw:style-name="gr12" draw:text-style-name="P1" draw:layer="layout" svg:width="0.4cm" svg:height="0.2cm" draw:transform="rotate (2.0943951023928) translate (40.381cm 58.544cm)">
                <text:p/>
              </draw:ellipse>
            </draw:g>
            <draw:circle draw:style-name="gr2" draw:text-style-name="P1" draw:layer="layout" svg:width="0.3cm" svg:height="0.3cm" draw:transform="rotate (2.0943951023928) translate (39.007cm 61.828cm)">
              <text:p/>
            </draw:circle>
            <draw:rect draw:style-name="gr2" draw:text-style-name="P1" draw:layer="layout" svg:width="6cm" svg:height="0.6cm" draw:transform="rotate (2.0943951023928) translate (40.302cm 64.371cm)">
              <text:p/>
            </draw:rect>
            <draw:g>
              <draw:rect draw:style-name="gr2" draw:text-style-name="P1" draw:layer="layout" svg:width="5cm" svg:height="0.6cm" draw:transform="rotate (0.5235987755982) translate (40.272cm 63.118cm)">
                <text:p/>
              </draw:rect>
              <draw:rect draw:style-name="gr2" draw:text-style-name="P1" draw:layer="layout" svg:width="1.5cm" svg:height="0.6cm" draw:transform="rotate (0.5235987755982) translate (40.272cm 63.118cm)">
                <text:p/>
              </draw:rect>
              <draw:rect draw:style-name="gr2" draw:text-style-name="P1" draw:layer="layout" svg:width="3cm" svg:height="0.6cm" draw:transform="rotate (0.5235987755982) translate (40.272cm 63.118cm)">
                <text:p/>
              </draw:rect>
              <draw:rect draw:style-name="gr2" draw:text-style-name="P1" draw:layer="layout" svg:width="1cm" svg:height="0.6cm" draw:transform="rotate (0.5235987755982) translate (40.272cm 63.118cm)">
                <text:p/>
              </draw:rect>
              <draw:rect draw:style-name="gr2" draw:text-style-name="P1" draw:layer="layout" svg:width="1cm" svg:height="0.6cm" draw:transform="rotate (0.5235987755982) translate (42.003cm 62.119cm)">
                <text:p/>
              </draw:rect>
              <draw:rect draw:style-name="gr2" draw:text-style-name="P1" draw:layer="layout" svg:width="0.6cm" svg:height="0.6cm" draw:transform="rotate (0.5235987755982) translate (39.751cm 63.419cm)">
                <text:p/>
              </draw:rect>
              <draw:rect draw:style-name="gr14" draw:text-style-name="P1" draw:layer="layout" svg:width="0.2cm" svg:height="0.4cm" draw:transform="rotate (0.5235987755982) translate (40.129cm 63.321cm)">
                <text:p/>
              </draw:rect>
              <draw:circle draw:style-name="gr2" draw:text-style-name="P1" draw:layer="layout" svg:width="0.3cm" svg:height="0.3cm" draw:transform="rotate (2.0943951023928) translate (41.658cm 62.838cm)">
                <text:p/>
              </draw:circle>
              <draw:ellipse draw:style-name="gr4" draw:text-style-name="P1" draw:layer="layout" svg:width="0.4cm" svg:height="0.2cm" draw:transform="rotate (2.0943951023928) translate (41.355cm 63.073cm)">
                <text:p/>
              </draw:ellipse>
              <draw:ellipse draw:style-name="gr12" draw:text-style-name="P1" draw:layer="layout" svg:width="0.4cm" svg:height="0.2cm" draw:transform="rotate (2.0943951023928) translate (40.881cm 63.337cm)">
                <text:p/>
              </draw:ellipse>
              <draw:ellipse draw:style-name="gr12" draw:text-style-name="P1" draw:layer="layout" svg:width="0.4cm" svg:height="0.2cm" draw:transform="rotate (2.0943951023928) translate (42.58cm 62.353cm)">
                <text:p/>
              </draw:ellipse>
            </draw:g>
            <draw:rect draw:style-name="gr2" draw:text-style-name="P1" draw:layer="layout" svg:width="1cm" svg:height="0.6cm" draw:transform="rotate (2.0943951023928) translate (40.002cm 63.852cm)">
              <text:p/>
            </draw:rect>
            <draw:circle draw:style-name="gr12" draw:text-style-name="P1" draw:layer="layout" svg:width="0.4cm" svg:height="0.4cm" draw:transform="rotate (2.0943951023928) translate (39.9cm 63.405cm)">
              <text:p/>
            </draw:circle>
            <draw:rect draw:style-name="gr2" draw:text-style-name="P1" draw:layer="layout" svg:width="1cm" svg:height="0.6cm" draw:transform="rotate (2.0943951023928) translate (38.102cm 60.561cm)">
              <text:p/>
            </draw:rect>
            <draw:circle draw:style-name="gr12" draw:text-style-name="P1" draw:layer="layout" svg:width="0.4cm" svg:height="0.4cm" draw:transform="rotate (2.0943951023928) translate (38.15cm 60.374cm)">
              <text:p/>
            </draw:circle>
          </draw:g>
          <draw:g>
            <draw:circle draw:style-name="gr2" draw:text-style-name="P1" draw:layer="layout" svg:width="3.18cm" svg:height="3.18cm" draw:transform="rotate (2.0943951023928) translate (40.116cm 62.85cm)">
              <text:p/>
            </draw:circle>
            <draw:circle draw:style-name="gr2" draw:text-style-name="P1" draw:layer="layout" svg:width="2.15cm" svg:height="2.15cm" draw:transform="rotate (2.0943951023928) translate (40.305cm 62.146cm)">
              <text:p/>
            </draw:circle>
            <draw:circle draw:style-name="gr2" draw:text-style-name="P1" draw:layer="layout" svg:width="0.2cm" svg:height="0.2cm" draw:transform="rotate (2.0943951023928) translate (39.995cm 59.66cm)">
              <text:p/>
            </draw:circle>
            <draw:line draw:style-name="gr2" draw:text-style-name="P1" draw:layer="layout" svg:x1="41.493cm" svg:y1="62.054cm" svg:x2="39.903cm" svg:y2="59.3cm">
              <text:p/>
            </draw:line>
            <draw:circle draw:style-name="gr2" draw:text-style-name="P1" draw:layer="layout" svg:width="-0.2cm" svg:height="-0.2cm" svg:x="39.465cm" svg:y="60.778cm">
              <text:p/>
            </draw:circle>
            <draw:circle draw:style-name="gr2" draw:text-style-name="P1" draw:layer="layout" svg:width="0.2cm" svg:height="0.2cm" draw:transform="rotate (1.0471975511964) translate (41.229cm 59.56cm)">
              <text:p/>
            </draw:circle>
            <draw:circle draw:style-name="gr2" draw:text-style-name="P1" draw:layer="layout" svg:width="0.2cm" svg:height="0.2cm" svg:x="41.931cm" svg:y="60.578cm">
              <text:p/>
            </draw:circle>
            <draw:circle draw:style-name="gr2" draw:text-style-name="P1" draw:layer="layout" svg:width="0.2cm" svg:height="0.2cm" draw:transform="rotate (-2.09439510239399) translate (40.168cm 61.796cm)">
              <text:p/>
            </draw:circle>
            <draw:line draw:style-name="gr2" draw:text-style-name="P1" draw:layer="layout" svg:x1="39.904cm" svg:y1="62.055cm" svg:x2="41.494cm" svg:y2="59.301cm">
              <text:p/>
            </draw:line>
            <draw:line draw:style-name="gr2" draw:text-style-name="P1" draw:layer="layout" svg:x1="42.288cm" svg:y1="60.678cm" svg:x2="39.108cm" svg:y2="60.678cm">
              <text:p/>
            </draw:line>
            <draw:circle draw:style-name="gr2" draw:text-style-name="P1" draw:layer="layout" svg:width="0.2cm" svg:height="0.2cm" draw:transform="rotate (-1.04719755119759) translate (41.402cm 61.696cm)">
              <text:p/>
            </draw:circle>
          </draw:g>
          <draw:g>
            <draw:circle draw:style-name="gr2" draw:text-style-name="P1" draw:layer="layout" svg:width="6cm" svg:height="6cm" draw:transform="rotate (2.8797932657901) translate (42.82cm 64.352cm)">
              <text:p/>
            </draw:circle>
            <draw:circle draw:style-name="gr2" draw:text-style-name="P1" draw:layer="layout" svg:width="4.8cm" svg:height="4.8cm" draw:transform="rotate (2.8797932657901) translate (42.395cm 63.617cm)">
              <text:p/>
            </draw:circle>
          </draw:g>
          <draw:g>
            <draw:rect draw:style-name="gr2" draw:text-style-name="P1" draw:layer="layout" svg:width="7cm" svg:height="0.3cm" draw:transform="rotate (3.1415926535892) translate (48.91cm 63.954cm)">
              <text:p/>
            </draw:rect>
            <draw:rect draw:style-name="gr2" draw:text-style-name="P1" draw:layer="layout" svg:width="-1.6cm" svg:height="-0.3cm" svg:x="48.91cm" svg:y="63.954cm">
              <text:p/>
            </draw:rect>
            <draw:rect draw:style-name="gr2" draw:text-style-name="P1" draw:layer="layout" svg:width="-1.6cm" svg:height="-0.3cm" svg:x="43.51cm" svg:y="63.954cm">
              <text:p/>
            </draw:rect>
            <draw:circle draw:style-name="gr2" draw:text-style-name="P1" draw:layer="layout" svg:width="-0.3cm" svg:height="-0.3cm" svg:x="45.56cm" svg:y="63.954cm">
              <text:p/>
            </draw:circle>
          </draw:g>
        </draw:g>
        <draw:g>
          <draw:g>
            <draw:circle draw:style-name="gr2" draw:text-style-name="P1" draw:layer="layout" svg:width="3.354cm" svg:height="3.354cm" draw:transform="rotate (-0.916123324372837) translate (79.584cm 52.38cm)">
              <text:p/>
            </draw:circle>
            <draw:rect draw:style-name="gr2" draw:text-style-name="P1" draw:layer="layout" svg:width="3.353cm" svg:height="3.582cm" draw:transform="rotate (-0.916297857298036) translate (78.255cm 53.4cm)">
              <text:p/>
            </draw:rect>
            <draw:g>
              <draw:circle draw:style-name="gr2" draw:text-style-name="P1" draw:layer="layout" svg:width="1.27cm" svg:height="1.27cm" draw:transform="rotate (-0.916123324372837) translate (79.394cm 53.84cm)">
                <text:p/>
              </draw:circle>
              <draw:circle draw:style-name="gr2" draw:text-style-name="P1" draw:layer="layout" svg:width="0.356cm" svg:height="0.356cm" draw:transform="rotate (-0.916995988998834) translate (79.309cm 54.481cm)">
                <text:p/>
              </draw:circle>
            </draw:g>
            <draw:g>
              <draw:circle draw:style-name="gr2" draw:text-style-name="P1" draw:layer="layout" svg:width="0.356cm" svg:height="0.356cm" draw:transform="rotate (-0.916995988998834) translate (78.713cm 53.704cm)">
                <text:p/>
              </draw:circle>
              <draw:circle draw:style-name="gr2" draw:text-style-name="P1" draw:layer="layout" svg:width="0.356cm" svg:height="0.356cm" draw:transform="rotate (-1.70099788899454) translate (79.603cm 53.605cm)">
                <text:p/>
              </draw:circle>
              <draw:circle draw:style-name="gr2" draw:text-style-name="P1" draw:layer="layout" svg:width="0.356cm" svg:height="0.356cm" draw:transform="rotate (-2.48779231579343) translate (80.303cm 54.168cm)">
                <text:p/>
              </draw:circle>
              <draw:circle draw:style-name="gr2" draw:text-style-name="P1" draw:layer="layout" svg:width="0.356cm" svg:height="0.356cm" draw:transform="rotate (3.01139109139045) translate (80.401cm 55.058cm)">
                <text:p/>
              </draw:circle>
              <draw:circle draw:style-name="gr2" draw:text-style-name="P1" draw:layer="layout" svg:width="0.356cm" svg:height="0.356cm" draw:transform="rotate (2.22459666459155) translate (79.84cm 55.758cm)">
                <text:p/>
              </draw:circle>
              <draw:circle draw:style-name="gr2" draw:text-style-name="P1" draw:layer="layout" svg:width="0.356cm" svg:height="0.356cm" draw:transform="rotate (1.44059476459585) translate (78.95cm 55.856cm)">
                <text:p/>
              </draw:circle>
              <draw:circle draw:style-name="gr2" draw:text-style-name="P1" draw:layer="layout" svg:width="0.356cm" svg:height="0.356cm" draw:transform="rotate (0.653800337796952) translate (78.252cm 55.293cm)">
                <text:p/>
              </draw:circle>
              <draw:circle draw:style-name="gr2" draw:text-style-name="P1" draw:layer="layout" svg:width="0.356cm" svg:height="0.356cm" draw:transform="rotate (-0.130201562199939) translate (78.153cm 54.403cm)">
                <text:p/>
              </draw:circle>
            </draw:g>
            <draw:rect draw:style-name="gr3" draw:text-style-name="P1" draw:layer="layout" svg:width="3.353cm" svg:height="3.582cm" draw:transform="rotate (-0.916297857298036) translate (81.095cm 51.22cm)">
              <text:p/>
            </draw:rect>
          </draw:g>
          <draw:g>
            <draw:circle draw:style-name="gr2" draw:text-style-name="P1" draw:layer="layout" svg:width="0.356cm" svg:height="0.356cm" draw:transform="rotate (-0.130201562199939) translate (75.683cm 55.473cm)">
              <text:p/>
            </draw:circle>
            <draw:circle draw:style-name="gr2" draw:text-style-name="P1" draw:layer="layout" svg:width="0.356cm" svg:height="0.356cm" draw:transform="rotate (3.01139109139045) translate (77.63cm 58.01cm)">
              <text:p/>
            </draw:circle>
          </draw:g>
          <draw:line draw:style-name="gr4" draw:text-style-name="P1" draw:layer="layout" svg:x1="49.892cm" svg:y1="63.697cm" svg:x2="52.117cm" svg:y2="59.856cm">
            <text:p/>
          </draw:line>
          <draw:circle draw:style-name="gr2" draw:text-style-name="P1" draw:layer="layout" svg:width="2.4cm" svg:height="2.4cm" draw:transform="rotate (3.1415926535892) translate (71.253cm 65.353cm)">
            <text:p/>
          </draw:circle>
          <draw:circle draw:style-name="gr5" draw:text-style-name="P1" draw:layer="layout" svg:width="1.74cm" svg:height="1.739cm" draw:transform="rotate (-3.14141812066519) translate (70.924cm 65.023cm)">
            <text:p/>
          </draw:circle>
          <draw:circle draw:style-name="gr2" draw:text-style-name="P1" draw:layer="layout" svg:width="0.9cm" svg:height="0.9cm" draw:transform="rotate (3.141418120664) translate (70.504cm 64.604cm)">
            <text:p/>
          </draw:circle>
          <draw:circle draw:style-name="gr2" draw:text-style-name="P1" draw:layer="layout" svg:width="2.4cm" svg:height="2.4cm" draw:transform="rotate (3.1415926535892) translate (68.733cm 65.354cm)">
            <text:p/>
          </draw:circle>
          <draw:circle draw:style-name="gr5" draw:text-style-name="P1" draw:layer="layout" svg:width="1.74cm" svg:height="1.739cm" draw:transform="rotate (-3.14141812066519) translate (68.404cm 65.023cm)">
            <text:p/>
          </draw:circle>
          <draw:circle draw:style-name="gr2" draw:text-style-name="P1" draw:layer="layout" svg:width="0.9cm" svg:height="0.9cm" draw:transform="rotate (3.141418120664) translate (67.983cm 64.604cm)">
            <text:p/>
          </draw:circle>
          <draw:rect draw:style-name="gr2" draw:text-style-name="P1" draw:layer="layout" svg:width="2.52cm" svg:height="4.22cm" draw:transform="rotate (3.1415926535892) translate (70.054cm 65.354cm)">
            <text:p/>
          </draw:rect>
          <draw:rect draw:style-name="gr2" draw:text-style-name="P1" draw:layer="layout" svg:width="2.52cm" svg:height="3.46cm" draw:transform="rotate (3.1415926535892) translate (70.054cm 64.594cm)">
            <text:p/>
          </draw:rect>
          <draw:rect draw:style-name="gr2" draw:text-style-name="P1" draw:layer="layout" svg:width="2.52cm" svg:height="1.714cm" draw:transform="rotate (3.1415926535892) translate (70.053cm 61.134cm)">
            <text:p/>
          </draw:rect>
          <draw:circle draw:style-name="gr2" draw:text-style-name="P1" draw:layer="layout" svg:width="0.42cm" svg:height="0.42cm" draw:transform="rotate (3.1410690548136) translate (69.63cm 60.559cm)">
            <text:p/>
          </draw:circle>
          <draw:circle draw:style-name="gr2" draw:text-style-name="P1" draw:layer="layout" svg:width="0.42cm" svg:height="0.42cm" draw:transform="rotate (3.1410690548136) translate (69.629cm 60.979cm)">
            <text:p/>
          </draw:circle>
          <draw:rect draw:style-name="gr2" draw:text-style-name="P1" draw:layer="layout" svg:width="0.42cm" svg:height="0.42cm" draw:transform="rotate (3.1410690548136) translate (69.63cm 60.769cm)">
            <text:p/>
          </draw:rect>
          <draw:circle draw:style-name="gr2" draw:text-style-name="P1" draw:layer="layout" svg:width="0.42cm" svg:height="0.42cm" draw:transform="rotate (3.1410690548136) translate (68.378cm 60.559cm)">
            <text:p/>
          </draw:circle>
          <draw:circle draw:style-name="gr2" draw:text-style-name="P1" draw:layer="layout" svg:width="0.42cm" svg:height="0.42cm" draw:transform="rotate (3.1410690548136) translate (68.38cm 60.979cm)">
            <text:p/>
          </draw:circle>
          <draw:rect draw:style-name="gr2" draw:text-style-name="P1" draw:layer="layout" svg:width="0.42cm" svg:height="0.42cm" draw:transform="rotate (3.1410690548136) translate (68.379cm 60.768cm)">
            <text:p/>
          </draw:rect>
          <draw:rect draw:style-name="gr2" draw:text-style-name="P1" draw:layer="layout" svg:width="0.131cm" svg:height="0.48cm" draw:transform="rotate (3.13984732433721) translate (68.859cm 61.133cm)">
            <text:p/>
          </draw:rect>
          <draw:circle draw:style-name="gr2" draw:text-style-name="P1" draw:layer="layout" svg:width="0.7cm" svg:height="0.7cm" draw:transform="rotate (-3.14141812066519) translate (70.053cm 60.118cm)">
            <text:p/>
          </draw:circle>
          <draw:circle draw:style-name="gr2" draw:text-style-name="P1" draw:layer="layout" svg:width="0.7cm" svg:height="0.7cm" draw:transform="rotate (-3.14141812066519) translate (68.233cm 60.118cm)">
            <text:p/>
          </draw:circle>
          <draw:circle draw:style-name="gr2" draw:text-style-name="P1" draw:layer="layout" svg:width="2.4cm" svg:height="2.4cm" draw:transform="rotate (1.2215559434706) translate (51.333cm 60.993cm)">
            <text:p/>
          </draw:circle>
          <draw:circle draw:style-name="gr5" draw:text-style-name="P1" draw:layer="layout" svg:width="1.74cm" svg:height="1.74cm" draw:transform="rotate (1.2215559434706) translate (51.756cm 60.794cm)">
            <text:p/>
          </draw:circle>
          <draw:circle draw:style-name="gr2" draw:text-style-name="P1" draw:layer="layout" svg:width="0.9cm" svg:height="0.9cm" draw:transform="rotate (1.2217304763958) translate (52.293cm 60.545cm)">
            <text:p/>
          </draw:circle>
          <draw:rect draw:style-name="gr2" draw:text-style-name="P1" draw:layer="layout" svg:width="2.46cm" svg:height="3.25cm" draw:transform="rotate (1.2217304763958) translate (51.971cm 61.257cm)">
            <text:p/>
          </draw:rect>
          <draw:circle draw:style-name="gr2" draw:text-style-name="P1" draw:layer="layout" svg:width="0.42cm" svg:height="0.42cm" draw:transform="rotate (1.2215559434706) translate (54.371cm 61.71cm)">
            <text:p/>
          </draw:circle>
          <draw:circle draw:style-name="gr2" draw:text-style-name="P1" draw:layer="layout" svg:width="0.42cm" svg:height="0.42cm" draw:transform="rotate (1.2215559434706) translate (53.975cm 61.566cm)">
            <text:p/>
          </draw:circle>
          <draw:rect draw:style-name="gr2" draw:text-style-name="P1" draw:layer="layout" svg:width="0.42cm" svg:height="0.42cm" draw:transform="rotate (1.2215559434706) translate (54.174cm 61.637cm)">
            <text:p/>
          </draw:rect>
          <draw:circle draw:style-name="gr2" draw:text-style-name="P1" draw:layer="layout" svg:width="0.42cm" svg:height="0.42cm" draw:transform="rotate (1.2215559434706) translate (54.799cm 60.535cm)">
            <text:p/>
          </draw:circle>
          <draw:circle draw:style-name="gr2" draw:text-style-name="P1" draw:layer="layout" svg:width="0.42cm" svg:height="0.42cm" draw:transform="rotate (1.2215559434706) translate (54.405cm 60.392cm)">
            <text:p/>
          </draw:circle>
          <draw:rect draw:style-name="gr2" draw:text-style-name="P1" draw:layer="layout" svg:width="0.42cm" svg:height="0.42cm" draw:transform="rotate (1.2215559434706) translate (54.601cm 60.465cm)">
            <text:p/>
          </draw:rect>
          <draw:ellipse draw:style-name="gr2" draw:text-style-name="P1" draw:layer="layout" svg:width="0.7cm" svg:height="0.701cm" draw:transform="rotate (1.2208578117698) translate (54.366cm 62.129cm)">
            <text:p/>
          </draw:ellipse>
          <draw:ellipse draw:style-name="gr2" draw:text-style-name="P1" draw:layer="layout" svg:width="0.7cm" svg:height="0.701cm" draw:transform="rotate (1.2208578117698) translate (54.968cm 60.474cm)">
            <text:p/>
          </draw:ellipse>
          <draw:line draw:style-name="gr4" draw:text-style-name="P1" draw:layer="layout" svg:x1="52.645cm" svg:y1="59.433cm" svg:x2="78.725cm" svg:y2="52.447cm">
            <text:p/>
          </draw:line>
          <draw:circle draw:style-name="gr2" draw:text-style-name="P1" draw:layer="layout" svg:width="2.4cm" svg:height="2.4cm" draw:transform="rotate (2.0943951023928) translate (50.192cm 65.802cm)">
            <text:p/>
          </draw:circle>
          <draw:circle draw:style-name="gr5" draw:text-style-name="P1" draw:layer="layout" svg:width="1.74cm" svg:height="1.74cm" draw:transform="rotate (2.0942205694676) translate (50.311cm 65.351cm)">
            <text:p/>
          </draw:circle>
          <draw:circle draw:style-name="gr2" draw:text-style-name="P1" draw:layer="layout" svg:width="0.9cm" svg:height="0.9cm" draw:transform="rotate (2.094569635318) translate (50.465cm 64.776cm)">
            <text:p/>
          </draw:circle>
          <draw:rect draw:style-name="gr2" draw:text-style-name="P1" draw:layer="layout" svg:width="2.46cm" svg:height="3.25cm" draw:transform="rotate (2.094569635318) translate (50.803cm 65.483cm)">
            <text:p/>
          </draw:rect>
          <draw:circle draw:style-name="gr2" draw:text-style-name="P1" draw:layer="layout" svg:width="0.42cm" svg:height="0.419cm" draw:transform="rotate (2.0949187011684) translate (52.694cm 63.936cm)">
            <text:p/>
          </draw:circle>
          <draw:circle draw:style-name="gr2" draw:text-style-name="P1" draw:layer="layout" svg:width="0.42cm" svg:height="0.419cm" draw:transform="rotate (2.0949187011684) translate (52.329cm 64.145cm)">
            <text:p/>
          </draw:circle>
          <draw:rect draw:style-name="gr2" draw:text-style-name="P1" draw:layer="layout" svg:width="0.42cm" svg:height="0.419cm" draw:transform="rotate (2.0949187011684) translate (52.511cm 64.041cm)">
            <text:p/>
          </draw:rect>
          <draw:circle draw:style-name="gr2" draw:text-style-name="P1" draw:layer="layout" svg:width="0.42cm" svg:height="0.419cm" draw:transform="rotate (2.0949187011684) translate (52.068cm 62.854cm)">
            <text:p/>
          </draw:circle>
          <draw:circle draw:style-name="gr2" draw:text-style-name="P1" draw:layer="layout" svg:width="0.42cm" svg:height="0.419cm" draw:transform="rotate (2.0949187011684) translate (51.705cm 63.064cm)">
            <text:p/>
          </draw:circle>
          <draw:rect draw:style-name="gr2" draw:text-style-name="P1" draw:layer="layout" svg:width="0.42cm" svg:height="0.419cm" draw:transform="rotate (2.0949187011684) translate (51.886cm 62.957cm)">
            <text:p/>
          </draw:rect>
          <draw:circle draw:style-name="gr2" draw:text-style-name="P1" draw:layer="layout" svg:width="0.7cm" svg:height="0.7cm" draw:transform="rotate (2.0942205694676) translate (53.011cm 64.208cm)">
            <text:p/>
          </draw:circle>
          <draw:circle draw:style-name="gr2" draw:text-style-name="P1" draw:layer="layout" svg:width="0.7cm" svg:height="0.7cm" draw:transform="rotate (2.0942205694676) translate (52.13cm 62.683cm)">
            <text:p/>
          </draw:circle>
          <draw:line draw:style-name="gr4" draw:text-style-name="P1" draw:layer="layout" svg:x1="80.777cm" svg:y1="52.633cm" svg:x2="86.767cm" svg:y2="63.028cm">
            <text:p/>
          </draw:line>
          <draw:line draw:style-name="gr4" draw:text-style-name="P1" draw:layer="layout" svg:x1="50.602cm" svg:y1="65.036cm" svg:x2="84.943cm" svg:y2="65.038cm">
            <text:p/>
          </draw:line>
          <draw:circle draw:style-name="gr2" draw:text-style-name="P1" draw:layer="layout" svg:width="2.4cm" svg:height="2.4cm" draw:transform="rotate (0.2617993877991) translate (62.31cm 56.489cm)">
            <text:p/>
          </draw:circle>
          <draw:circle draw:style-name="gr5" draw:text-style-name="P1" draw:layer="layout" svg:width="1.74cm" svg:height="1.74cm" draw:transform="rotate (0.2617993877991) translate (62.713cm 56.723cm)">
            <text:p/>
          </draw:circle>
          <draw:circle draw:style-name="gr2" draw:text-style-name="P1" draw:layer="layout" svg:width="0.9cm" svg:height="0.9cm" draw:transform="rotate (0.2617993877991) translate (63.228cm 57.02cm)">
            <text:p/>
          </draw:circle>
          <draw:circle draw:style-name="gr2" draw:text-style-name="P1" draw:layer="layout" svg:width="2.4cm" svg:height="2.4cm" draw:transform="rotate (0.2617993877991) translate (64.743cm 55.837cm)">
            <text:p/>
          </draw:circle>
          <draw:circle draw:style-name="gr5" draw:text-style-name="P1" draw:layer="layout" svg:width="1.74cm" svg:height="1.74cm" draw:transform="rotate (0.2617993877991) translate (65.146cm 56.07cm)">
            <text:p/>
          </draw:circle>
          <draw:circle draw:style-name="gr2" draw:text-style-name="P1" draw:layer="layout" svg:width="0.9cm" svg:height="0.9cm" draw:transform="rotate (0.2617993877991) translate (65.662cm 56.367cm)">
            <text:p/>
          </draw:circle>
          <draw:rect draw:style-name="gr2" draw:text-style-name="P1" draw:layer="layout" svg:width="2.52cm" svg:height="4.22cm" draw:transform="rotate (0.2617993877991) translate (63.468cm 56.179cm)">
            <text:p/>
          </draw:rect>
          <draw:rect draw:style-name="gr2" draw:text-style-name="P1" draw:layer="layout" svg:width="2.52cm" svg:height="3.46cm" draw:transform="rotate (0.2617993877991) translate (63.665cm 56.913cm)">
            <text:p/>
          </draw:rect>
          <draw:rect draw:style-name="gr2" draw:text-style-name="P1" draw:layer="layout" svg:width="2.52cm" svg:height="1.715cm" draw:transform="rotate (0.2617993877991) translate (64.561cm 60.255cm)">
            <text:p/>
          </draw:rect>
          <draw:circle draw:style-name="gr2" draw:text-style-name="P1" draw:layer="layout" svg:width="0.42cm" svg:height="0.42cm" draw:transform="rotate (0.2617993877991) translate (65.121cm 60.7cm)">
            <text:p/>
          </draw:circle>
          <draw:circle draw:style-name="gr2" draw:text-style-name="P1" draw:layer="layout" svg:width="0.42cm" svg:height="0.42cm" draw:transform="rotate (0.2617993877991) translate (65.011cm 60.295cm)">
            <text:p/>
          </draw:circle>
          <draw:rect draw:style-name="gr2" draw:text-style-name="P1" draw:layer="layout" svg:width="0.42cm" svg:height="0.42cm" draw:transform="rotate (0.2617993877991) translate (65.065cm 60.496cm)">
            <text:p/>
          </draw:rect>
          <draw:circle draw:style-name="gr2" draw:text-style-name="P1" draw:layer="layout" svg:width="0.42cm" svg:height="0.42cm" draw:transform="rotate (0.2617993877991) translate (66.327cm 60.377cm)">
            <text:p/>
          </draw:circle>
          <draw:circle draw:style-name="gr2" draw:text-style-name="P1" draw:layer="layout" svg:width="0.42cm" svg:height="0.42cm" draw:transform="rotate (0.2617993877991) translate (66.219cm 59.971cm)">
            <text:p/>
          </draw:circle>
          <draw:rect draw:style-name="gr2" draw:text-style-name="P1" draw:layer="layout" svg:width="0.42cm" svg:height="0.42cm" draw:transform="rotate (0.2617993877991) translate (66.273cm 60.174cm)">
            <text:p/>
          </draw:rect>
          <draw:rect draw:style-name="gr2" draw:text-style-name="P1" draw:layer="layout" svg:width="0.13cm" svg:height="0.48cm" draw:transform="rotate (0.2617993877991) translate (65.716cm 59.945cm)">
            <text:p/>
          </draw:rect>
          <draw:circle draw:style-name="gr2" draw:text-style-name="P1" draw:layer="layout" svg:width="0.7cm" svg:height="0.7cm" draw:transform="rotate (0.2617993877991) translate (64.823cm 61.234cm)">
            <text:p/>
          </draw:circle>
          <draw:circle draw:style-name="gr2" draw:text-style-name="P1" draw:layer="layout" svg:width="0.7cm" svg:height="0.7cm" draw:transform="rotate (0.2617993877991) translate (66.581cm 60.763cm)">
            <text:p/>
          </draw:circle>
          <draw:circle draw:style-name="gr5" draw:text-style-name="P1" draw:layer="layout" svg:width="4.69cm" svg:height="4.69cm" draw:transform="rotate (-2.87979326579129) translate (82.148cm 56.387cm)">
            <text:p/>
          </draw:circle>
          <draw:circle draw:style-name="gr6" draw:text-style-name="P1" draw:layer="layout" svg:width="0.6cm" svg:height="0.6cm" draw:transform="rotate (-2.87979326579129) translate (79.643cm 54.94cm)">
            <text:p/>
          </draw:circle>
          <draw:circle draw:style-name="gr6" draw:text-style-name="P1" draw:layer="layout" svg:width="3.61cm" svg:height="3.61cm" draw:transform="rotate (-2.87979326579129) translate (81.485cm 56.005cm)">
            <text:p/>
          </draw:circle>
          <draw:circle draw:style-name="gr7" draw:text-style-name="P1" draw:layer="layout" svg:width="3.76cm" svg:height="3.76cm" draw:transform="rotate (-2.87979326579129) translate (81.577cm 56.059cm)">
            <text:p/>
          </draw:circle>
          <draw:circle draw:style-name="gr8" draw:text-style-name="P1" draw:layer="layout" svg:width="6.05cm" svg:height="6.05cm" draw:transform="rotate (-2.87979326579129) translate (82.979cm 56.867cm)">
            <text:p/>
          </draw:circle>
          <draw:circle draw:style-name="gr8" draw:text-style-name="P1" draw:layer="layout" svg:width="5.32cm" svg:height="5.32cm" draw:transform="rotate (-2.87979326579129) translate (82.532cm 56.609cm)">
            <text:p/>
          </draw:circle>
          <draw:circle draw:style-name="gr5" draw:text-style-name="P1" draw:layer="layout" svg:width="4.69cm" svg:height="4.69cm" draw:transform="rotate (-2.87979326579129) translate (86.728cm 64.347cm)">
            <text:p/>
          </draw:circle>
          <draw:circle draw:style-name="gr6" draw:text-style-name="P1" draw:layer="layout" svg:width="0.6cm" svg:height="0.6cm" draw:transform="rotate (-2.87979326579129) translate (84.224cm 62.901cm)">
            <text:p/>
          </draw:circle>
          <draw:circle draw:style-name="gr6" draw:text-style-name="P1" draw:layer="layout" svg:width="3.61cm" svg:height="3.61cm" draw:transform="rotate (-2.87979326579129) translate (86.067cm 63.965cm)">
            <text:p/>
          </draw:circle>
          <draw:circle draw:style-name="gr7" draw:text-style-name="P1" draw:layer="layout" svg:width="3.76cm" svg:height="3.76cm" draw:transform="rotate (-2.87979326579129) translate (86.159cm 64.018cm)">
            <text:p/>
          </draw:circle>
          <draw:circle draw:style-name="gr8" draw:text-style-name="P1" draw:layer="layout" svg:width="6.05cm" svg:height="6.05cm" draw:transform="rotate (-2.87979326579129) translate (87.561cm 64.828cm)">
            <text:p/>
          </draw:circle>
          <draw:circle draw:style-name="gr8" draw:text-style-name="P1" draw:layer="layout" svg:width="5.32cm" svg:height="5.32cm" draw:transform="rotate (-2.87979326579129) translate (87.114cm 64.57cm)">
            <text:p/>
          </draw:circle>
          <draw:ellipse draw:style-name="gr8" draw:text-style-name="P1" draw:layer="layout" svg:width="3.13cm" svg:height="3.132cm" draw:transform="skewX (0.000698131700797541) rotate (2.0943951023928) translate (50.057cm 66.3cm)">
            <text:p/>
          </draw:ellipse>
          <draw:circle draw:style-name="gr8" draw:text-style-name="P1" draw:layer="layout" svg:width="3.134cm" svg:height="3.134cm" draw:transform="rotate (1.2215559434706) translate (50.863cm 61.211cm)">
            <text:p/>
          </draw:circle>
          <draw:line draw:style-name="gr9" draw:text-style-name="P1" draw:layer="layout" svg:x1="50.442cm" svg:y1="65.748cm" svg:x2="83.571cm" svg:y2="65.75cm">
            <text:p/>
          </draw:line>
          <draw:line draw:style-name="gr9" draw:text-style-name="P1" draw:layer="layout" svg:x1="81.694cm" svg:y1="52.861cm" svg:x2="86.531cm" svg:y2="61.255cm">
            <text:p/>
          </draw:line>
          <draw:line draw:style-name="gr9" draw:text-style-name="P1" draw:layer="layout" svg:x1="52.465cm" svg:y1="58.755cm" svg:x2="78.545cm" svg:y2="51.769cm">
            <text:p/>
          </draw:line>
          <draw:line draw:style-name="gr9" draw:text-style-name="P1" draw:layer="layout" svg:x1="49.268cm" svg:y1="63.358cm" svg:x2="51.493cm" svg:y2="59.517cm">
            <text:p/>
          </draw:line>
          <draw:circle draw:style-name="gr10" draw:text-style-name="P1" draw:layer="layout" svg:width="0.143cm" svg:height="0.143cm" draw:transform="skewX (0.006981317007976) rotate (2.094569635318) translate (50.605cm 64.259cm)">
            <text:p/>
          </draw:circle>
          <draw:circle draw:style-name="gr10" draw:text-style-name="P1" draw:layer="layout" svg:width="0.141cm" svg:height="0.141cm" draw:transform="rotate (1.21893794959261) translate (52.781cm 60.317cm)">
            <text:p/>
          </draw:circle>
          <draw:line draw:style-name="gr11" draw:text-style-name="P1" draw:layer="layout" svg:x1="50.553cm" svg:y1="64.14cm" svg:x2="52.778cm" svg:y2="60.299cm">
            <text:p/>
          </draw:line>
          <draw:line draw:style-name="gr11" draw:text-style-name="P1" draw:layer="layout" svg:x1="52.832cm" svg:y1="60.205cm" svg:x2="78.912cm" svg:y2="53.219cm">
            <text:p/>
          </draw:line>
          <draw:line draw:style-name="gr11" draw:text-style-name="P1" draw:layer="layout" svg:x1="50.618cm" svg:y1="64.235cm" svg:x2="84.959cm" svg:y2="64.237cm">
            <text:p/>
          </draw:line>
          <draw:circle draw:style-name="gr10" draw:text-style-name="P1" draw:layer="layout" svg:width="3.09cm" svg:height="3.09cm" draw:transform="rotate (-2.87979326579129) translate (81.167cm 55.822cm)">
            <text:p/>
          </draw:circle>
          <draw:line draw:style-name="gr11" draw:text-style-name="P1" draw:layer="layout" svg:x1="80.507cm" svg:y1="53.764cm" svg:x2="86.497cm" svg:y2="64.159cm">
            <text:p/>
          </draw:line>
          <draw:circle draw:style-name="gr10" draw:text-style-name="P1" draw:layer="layout" svg:width="3.09cm" svg:height="3.09cm" draw:transform="rotate (-2.87979326579129) translate (85.748cm 63.781cm)">
            <text:p/>
          </draw:circle>
          <draw:g>
            <draw:circle draw:style-name="gr2" draw:text-style-name="P1" draw:layer="layout" svg:width="3.76cm" svg:height="3.76cm" draw:transform="rotate (-2.09439510239399) translate (86.425cm 61.995cm)">
              <text:p/>
            </draw:circle>
            <draw:circle draw:style-name="gr2" draw:text-style-name="P1" draw:layer="layout" svg:width="3.1cm" svg:height="3.1cm" draw:transform="rotate (-2.09439510239399) translate (85.974cm 62.116cm)">
              <text:p/>
            </draw:circle>
            <draw:circle draw:style-name="gr2" draw:text-style-name="P1" draw:layer="layout" svg:width="0.6cm" svg:height="0.6cm" draw:transform="rotate (-2.09439510239399) translate (84.266cm 62.575cm)">
              <text:p/>
            </draw:circle>
            <draw:ellipse draw:style-name="gr2" draw:text-style-name="P1" draw:layer="layout" svg:width="1.201cm" svg:height="1.2cm" draw:transform="rotate (-2.09439510239399) translate (84.676cm 62.465cm)">
              <text:p/>
            </draw:ellipse>
            <draw:rect draw:style-name="gr2" draw:text-style-name="P1" draw:layer="layout" svg:width="3.76cm" svg:height="3.93cm" draw:transform="rotate (-2.09439510239399) translate (85.811cm 61.641cm)">
              <text:p/>
            </draw:rect>
            <draw:line draw:style-name="gr4" draw:text-style-name="P1" draw:layer="layout" svg:x1="82.918cm" svg:y1="64.313cm" svg:x2="84.798cm" svg:y2="61.056cm">
              <text:p/>
            </draw:line>
            <draw:line draw:style-name="gr4" draw:text-style-name="P1" draw:layer="layout" svg:x1="81.977cm" svg:y1="62.685cm" svg:x2="85.737cm" svg:y2="62.685cm">
              <text:p/>
            </draw:line>
            <draw:line draw:style-name="gr4" draw:text-style-name="P1" draw:layer="layout" svg:x1="84.798cm" svg:y1="64.313cm" svg:x2="82.918cm" svg:y2="61.057cm">
              <text:p/>
            </draw:line>
            <draw:circle draw:style-name="gr2" draw:text-style-name="P1" draw:layer="layout" svg:width="3.76cm" svg:height="3.76cm" draw:transform="rotate (-2.09439510239399) translate (85.811cm 61.641cm)">
              <text:p/>
            </draw:circle>
          </draw:g>
          <draw:circle draw:style-name="gr12" draw:text-style-name="P1" draw:layer="layout" svg:width="0.4cm" svg:height="0.4cm" draw:transform="rotate (-2.87979326579129) translate (80.8cm 60.932cm)">
            <text:p/>
          </draw:circle>
          <draw:circle draw:style-name="gr4" draw:text-style-name="P1" draw:layer="layout" svg:width="0.4cm" svg:height="0.4cm" draw:transform="rotate (-2.87979326579129) translate (79.495cm 54.907cm)">
            <text:p/>
          </draw:circle>
          <draw:circle draw:style-name="gr4" draw:text-style-name="P1" draw:layer="layout" svg:width="0.4cm" svg:height="0.4cm" draw:transform="rotate (-2.87979326579129) translate (79.991cm 60.224cm)">
            <text:p/>
          </draw:circle>
          <draw:circle draw:style-name="gr12" draw:text-style-name="P1" draw:layer="layout" svg:width="0.4cm" svg:height="0.4cm" draw:transform="rotate (-2.87979326579129) translate (79.485cm 54.853cm)">
            <text:p/>
          </draw:circle>
          <draw:circle draw:style-name="gr4" draw:text-style-name="P1" draw:layer="layout" svg:width="0.2cm" svg:height="0.2cm" draw:transform="rotate (-2.87979326579129) translate (52.654cm 63.841cm)">
            <text:p/>
          </draw:circle>
          <draw:circle draw:style-name="gr4" draw:text-style-name="P1" draw:layer="layout" svg:width="0.2cm" svg:height="0.2cm" draw:transform="rotate (-2.87979326579129) translate (52.053cm 62.759cm)">
            <text:p/>
          </draw:circle>
          <draw:circle draw:style-name="gr4" draw:text-style-name="P1" draw:layer="layout" svg:width="0.2cm" svg:height="0.2cm" draw:transform="rotate (-2.87979326579129) translate (54.531cm 61.578cm)">
            <text:p/>
          </draw:circle>
          <draw:circle draw:style-name="gr4" draw:text-style-name="P1" draw:layer="layout" svg:width="0.2cm" svg:height="0.2cm" draw:transform="rotate (-2.87979326579129) translate (54.949cm 60.431cm)">
            <text:p/>
          </draw:circle>
          <draw:circle draw:style-name="gr4" draw:text-style-name="P1" draw:layer="layout" svg:width="0.2cm" svg:height="0.2cm" draw:transform="rotate (-2.87979326579129) translate (65.481cm 60.714cm)">
            <text:p/>
          </draw:circle>
          <draw:circle draw:style-name="gr4" draw:text-style-name="P1" draw:layer="layout" svg:width="0.2cm" svg:height="0.2cm" draw:transform="rotate (-2.87979326579129) translate (66.64cm 60.404cm)">
            <text:p/>
          </draw:circle>
          <draw:circle draw:style-name="gr4" draw:text-style-name="P1" draw:layer="layout" svg:width="0.2cm" svg:height="0.2cm" draw:transform="rotate (-2.87979326579129) translate (68.271cm 60.691cm)">
            <text:p/>
          </draw:circle>
          <draw:circle draw:style-name="gr4" draw:text-style-name="P1" draw:layer="layout" svg:width="0.2cm" svg:height="0.2cm" draw:transform="rotate (-2.87979326579129) translate (69.507cm 60.671cm)">
            <text:p/>
          </draw:circle>
          <draw:g>
            <draw:circle draw:style-name="gr4" draw:text-style-name="P1" draw:layer="layout" svg:width="0.2cm" svg:height="0.2cm" draw:transform="rotate (1.70204508654455) translate (71.565cm 61.57cm)">
              <text:p/>
            </draw:circle>
            <draw:rect draw:style-name="gr2" draw:text-style-name="P1" draw:layer="layout" svg:width="5cm" svg:height="0.301cm" draw:transform="rotate (1.70169602069415) translate (71.61cm 62.354cm)">
              <text:p/>
            </draw:rect>
            <draw:rect draw:style-name="gr2" draw:text-style-name="P1" draw:layer="layout" svg:width="1.2cm" svg:height="0.301cm" draw:transform="rotate (1.70134695484375) translate (71.61cm 62.354cm)">
              <text:p/>
            </draw:rect>
            <draw:rect draw:style-name="gr2" draw:text-style-name="P1" draw:layer="layout" svg:width="1.2cm" svg:height="0.301cm" draw:transform="rotate (1.70134695484375) translate (71.114cm 58.587cm)">
              <text:p/>
            </draw:rect>
            <draw:circle draw:style-name="gr12" draw:text-style-name="P1" draw:layer="layout" svg:width="0.2cm" svg:height="0.2cm" draw:transform="rotate (1.70204508654455) translate (71.641cm 62.074cm)">
              <text:p/>
            </draw:circle>
            <draw:circle draw:style-name="gr12" draw:text-style-name="P1" draw:layer="layout" svg:width="0.2cm" svg:height="0.2cm" draw:transform="rotate (1.70204508654455) translate (71.078cm 57.812cm)">
              <text:p/>
            </draw:circle>
            <draw:circle draw:style-name="gr4" draw:text-style-name="P1" draw:layer="layout" svg:width="0.2cm" svg:height="0.2cm" draw:transform="rotate (1.70204508654455) translate (71.147cm 58.397cm)">
              <text:p/>
            </draw:circle>
          </draw:g>
          <draw:g>
            <draw:circle draw:style-name="gr12" draw:text-style-name="P1" draw:layer="layout" svg:width="0.2cm" svg:height="0.2cm" draw:transform="rotate (3.1401963901876) translate (65.282cm 63.544cm)">
              <text:p/>
            </draw:circle>
            <draw:rect draw:style-name="gr2" draw:text-style-name="P1" draw:layer="layout" svg:width="11.5cm" svg:height="0.299cm" draw:transform="rotate (3.1415926535892) translate (65.761cm 63.596cm)">
              <text:p/>
            </draw:rect>
            <draw:rect draw:style-name="gr2" draw:text-style-name="P1" draw:layer="layout" svg:width="2cm" svg:height="0.3cm" draw:transform="rotate (3.141418120664) translate (65.761cm 63.596cm)">
              <text:p/>
            </draw:rect>
            <draw:rect draw:style-name="gr2" draw:text-style-name="P1" draw:layer="layout" svg:width="2cm" svg:height="0.3cm" draw:transform="rotate (3.141418120664) translate (56.261cm 63.595cm)">
              <text:p/>
            </draw:rect>
            <draw:circle draw:style-name="gr4" draw:text-style-name="P1" draw:layer="layout" svg:width="0.2cm" svg:height="0.2cm" draw:transform="rotate (3.1401963901876) translate (64.357cm 63.539cm)">
              <text:p/>
            </draw:circle>
            <draw:circle draw:style-name="gr12" draw:text-style-name="P1" draw:layer="layout" svg:width="0.2cm" svg:height="0.2cm" draw:transform="rotate (-0.00139626340278134) translate (54.557cm 63.338cm)">
              <text:p/>
            </draw:circle>
            <draw:circle draw:style-name="gr4" draw:text-style-name="P1" draw:layer="layout" svg:width="0.2cm" svg:height="0.2cm" draw:transform="rotate (-0.00139626340278134) translate (55.483cm 63.345cm)">
              <text:p/>
            </draw:circle>
          </draw:g>
          <draw:g>
            <draw:rect draw:style-name="gr2" draw:text-style-name="P1" draw:layer="layout" svg:width="6.6cm" svg:height="0.3cm" draw:transform="rotate (-2.87979326579129) translate (62.592cm 58.525cm)">
              <text:p/>
            </draw:rect>
            <draw:rect draw:style-name="gr2" draw:text-style-name="P1" draw:layer="layout" svg:width="2cm" svg:height="0.3cm" draw:transform="rotate (-2.87979326579129) translate (62.592cm 58.525cm)">
              <text:p/>
            </draw:rect>
            <draw:rect draw:style-name="gr2" draw:text-style-name="P1" draw:layer="layout" svg:width="2cm" svg:height="0.3cm" draw:transform="rotate (-2.87979326579129) translate (58.148cm 59.716cm)">
              <text:p/>
            </draw:rect>
            <draw:circle draw:style-name="gr12" draw:text-style-name="P1" draw:layer="layout" svg:width="0.2cm" svg:height="0.2cm" draw:transform="rotate (-2.87979326579129) translate (62.109cm 58.61cm)">
              <text:p/>
            </draw:circle>
            <draw:circle draw:style-name="gr4" draw:text-style-name="P1" draw:layer="layout" svg:width="0.2cm" svg:height="0.2cm" draw:transform="rotate (-2.87979326579129) translate (61.213cm 58.844cm)">
              <text:p/>
            </draw:circle>
            <draw:circle draw:style-name="gr12" draw:text-style-name="P1" draw:layer="layout" svg:width="0.2cm" svg:height="0.2cm" draw:transform="rotate (0.2617993877991) translate (56.622cm 59.867cm)">
              <text:p/>
            </draw:circle>
            <draw:circle draw:style-name="gr4" draw:text-style-name="P1" draw:layer="layout" svg:width="0.2cm" svg:height="0.2cm" draw:transform="rotate (0.2617993877991) translate (57.517cm 59.634cm)">
              <text:p/>
            </draw:circle>
          </draw:g>
          <draw:g>
            <draw:rect draw:style-name="gr2" draw:text-style-name="P1" draw:layer="layout" svg:width="8cm" svg:height="0.3cm" draw:transform="rotate (-2.87979326579129) translate (75.742cm 55.002cm)">
              <text:p/>
            </draw:rect>
            <draw:rect draw:style-name="gr2" draw:text-style-name="P1" draw:layer="layout" svg:width="2cm" svg:height="0.3cm" draw:transform="rotate (-2.87979326579129) translate (75.742cm 55.002cm)">
              <text:p/>
            </draw:rect>
            <draw:rect draw:style-name="gr2" draw:text-style-name="P1" draw:layer="layout" svg:width="2cm" svg:height="0.3cm" draw:transform="rotate (-2.87979326579129) translate (69.946cm 56.555cm)">
              <text:p/>
            </draw:rect>
            <draw:circle draw:style-name="gr12" draw:text-style-name="P1" draw:layer="layout" svg:width="0.2cm" svg:height="0.2cm" draw:transform="rotate (-2.87979326579129) translate (75.198cm 55.102cm)">
              <text:p/>
            </draw:circle>
            <draw:circle draw:style-name="gr4" draw:text-style-name="P1" draw:layer="layout" svg:width="0.2cm" svg:height="0.2cm" draw:transform="rotate (-2.87979326579129) translate (74.303cm 55.336cm)">
              <text:p/>
            </draw:circle>
            <draw:circle draw:style-name="gr12" draw:text-style-name="P1" draw:layer="layout" svg:width="0.2cm" svg:height="0.2cm" draw:transform="rotate (0.2617993877991) translate (68.327cm 56.73cm)">
              <text:p/>
            </draw:circle>
            <draw:circle draw:style-name="gr4" draw:text-style-name="P1" draw:layer="layout" svg:width="0.2cm" svg:height="0.2cm" draw:transform="rotate (0.2617993877991) translate (69.221cm 56.495cm)">
              <text:p/>
            </draw:circle>
          </draw:g>
          <draw:circle draw:style-name="gr12" draw:text-style-name="P1" draw:layer="layout" svg:width="0.2cm" svg:height="0.2cm" draw:transform="rotate (3.1401963901876) translate (78.135cm 63.565cm)">
            <text:p/>
          </draw:circle>
          <draw:circle draw:style-name="gr4" draw:text-style-name="P1" draw:layer="layout" svg:width="0.2cm" svg:height="0.2cm" draw:transform="rotate (3.1401963901876) translate (77.562cm 63.593cm)">
            <text:p/>
          </draw:circle>
          <draw:circle draw:style-name="gr12" draw:text-style-name="P1" draw:layer="layout" svg:width="0.2cm" svg:height="0.2cm" draw:transform="rotate (-0.00139626340278134) translate (72.034cm 63.378cm)">
            <text:p/>
          </draw:circle>
          <draw:circle draw:style-name="gr4" draw:text-style-name="P1" draw:layer="layout" svg:width="0.2cm" svg:height="0.2cm" draw:transform="rotate (-0.00139626340278134) translate (72.815cm 63.368cm)">
            <text:p/>
          </draw:circle>
          <draw:circle draw:style-name="gr2" draw:text-style-name="P1" draw:layer="layout" svg:width="0.3cm" svg:height="0.3cm" draw:transform="rotate (-2.87979326579129) translate (71.617cm 59.961cm)">
            <text:p/>
          </draw:circle>
          <draw:circle draw:style-name="gr2" draw:text-style-name="P1" draw:layer="layout" svg:width="0.3cm" svg:height="0.3cm" draw:transform="rotate (-2.87979326579129) translate (60.194cm 63.55cm)">
            <text:p/>
          </draw:circle>
          <draw:circle draw:style-name="gr2" draw:text-style-name="P1" draw:layer="layout" svg:width="0.3cm" svg:height="0.3cm" draw:transform="rotate (-2.87979326579129) translate (59.549cm 59.341cm)">
            <text:p/>
          </draw:circle>
          <draw:circle draw:style-name="gr2" draw:text-style-name="P1" draw:layer="layout" svg:width="0.3cm" svg:height="0.3cm" draw:transform="rotate (-2.87979326579129) translate (72.024cm 55.997cm)">
            <text:p/>
          </draw:circle>
          <draw:circle draw:style-name="gr10" draw:text-style-name="P1" draw:layer="layout" svg:width="0.9cm" svg:height="0.9cm" draw:transform="rotate (1.2217304763958) translate (52.55cm 60.864cm)">
            <text:p/>
          </draw:circle>
          <draw:circle draw:style-name="gr10" draw:text-style-name="P1" draw:layer="layout" svg:width="0.9cm" svg:height="0.9cm" draw:transform="rotate (1.2217304763958) translate (50.712cm 64.048cm)">
            <text:p/>
          </draw:circle>
          <draw:circle draw:style-name="gr2" draw:text-style-name="P1" draw:layer="layout" svg:width="0.3cm" svg:height="0.3cm" draw:transform="rotate (-2.87979326579129) translate (52.446cm 63.319cm)">
            <text:p/>
          </draw:circle>
          <draw:circle draw:style-name="gr2" draw:text-style-name="P1" draw:layer="layout" svg:width="0.3cm" svg:height="0.3cm" draw:transform="rotate (-2.87979326579129) translate (54.875cm 61.054cm)">
            <text:p/>
          </draw:circle>
          <draw:rect draw:style-name="gr2" draw:text-style-name="P1" draw:layer="layout" svg:width="1.624cm" svg:height="3.8cm" draw:transform="rotate (-0.523598775599386) translate (82.503cm 59.711cm)">
            <text:p/>
          </draw:rect>
          <draw:rect draw:style-name="gr2" draw:text-style-name="P1" draw:layer="layout" svg:width="1cm" svg:height="4.8cm" draw:transform="rotate (-0.523598775599386) translate (84.161cm 60.089cm)">
            <text:p/>
          </draw:rect>
          <draw:circle draw:style-name="gr4" draw:text-style-name="P1" draw:layer="layout" svg:width="0.4cm" svg:height="0.4cm" draw:transform="rotate (-2.09439510239399) translate (82.454cm 64.14cm)">
            <text:p/>
          </draw:circle>
          <draw:circle draw:style-name="gr4" draw:text-style-name="P1" draw:layer="layout" svg:width="0.4cm" svg:height="0.4cm" draw:transform="rotate (-2.09439510239399) translate (81.85cm 62.985cm)">
            <text:p/>
          </draw:circle>
          <draw:g>
            <draw:rect draw:style-name="gr2" draw:text-style-name="P1" draw:layer="layout" svg:width="3.76cm" svg:height="0.2cm" draw:transform="rotate (-2.09439510239399) translate (82.753cm 59.875cm)">
              <text:p/>
            </draw:rect>
            <draw:circle draw:style-name="gr4" draw:text-style-name="P1" draw:layer="layout" svg:width="0.4cm" svg:height="0.4cm" draw:transform="rotate (-2.09439510239399) translate (81.068cm 62.282cm)">
              <text:p/>
            </draw:circle>
            <draw:g>
              <draw:rect draw:style-name="gr2" draw:text-style-name="P1" draw:layer="layout" svg:width="5.001cm" svg:height="0.6cm" draw:transform="rotate (-0.523598775599386) translate (78.125cm 56.49cm)">
                <text:p/>
              </draw:rect>
              <draw:rect draw:style-name="gr2" draw:text-style-name="P1" draw:layer="layout" svg:width="1.5cm" svg:height="0.6cm" draw:transform="rotate (-0.523598775599386) translate (81.158cm 58.24cm)">
                <text:p/>
              </draw:rect>
              <draw:rect draw:style-name="gr2" draw:text-style-name="P1" draw:layer="layout" svg:width="3cm" svg:height="0.6cm" draw:transform="rotate (-0.523598775599386) translate (79.858cm 57.49cm)">
                <text:p/>
              </draw:rect>
              <draw:rect draw:style-name="gr2" draw:text-style-name="P1" draw:layer="layout" svg:width="1cm" svg:height="0.6cm" draw:transform="rotate (-0.523598775599386) translate (81.59cm 58.491cm)">
                <text:p/>
              </draw:rect>
              <draw:rect draw:style-name="gr2" draw:text-style-name="P1" draw:layer="layout" svg:width="1cm" svg:height="0.6cm" draw:transform="rotate (-0.523598775599386) translate (79.858cm 57.49cm)">
                <text:p/>
              </draw:rect>
              <draw:rect draw:style-name="gr2" draw:text-style-name="P1" draw:layer="layout" svg:width="0.6cm" svg:height="0.6cm" draw:transform="rotate (-0.523598775599386) translate (82.457cm 58.991cm)">
                <text:p/>
              </draw:rect>
              <draw:rect draw:style-name="gr14" draw:text-style-name="P1" draw:layer="layout" svg:width="0.199cm" svg:height="0.4cm" draw:transform="rotate (-0.523598775599386) translate (82.427cm 59.093cm)">
                <text:p/>
              </draw:rect>
              <draw:circle draw:style-name="gr2" draw:text-style-name="P1" draw:layer="layout" svg:width="0.3cm" svg:height="0.3cm" draw:transform="rotate (-2.09439510239399) translate (81.22cm 58.45cm)">
                <text:p/>
              </draw:circle>
              <draw:ellipse draw:style-name="gr4" draw:text-style-name="P1" draw:layer="layout" svg:width="0.4cm" svg:height="0.2cm" draw:transform="rotate (-2.09439510239399) translate (81.572cm 58.596cm)">
                <text:p/>
              </draw:ellipse>
              <draw:ellipse draw:style-name="gr12" draw:text-style-name="P1" draw:layer="layout" svg:width="0.4cm" svg:height="0.2cm" draw:transform="rotate (-2.09439510239399) translate (82.047cm 58.863cm)">
                <text:p/>
              </draw:ellipse>
              <draw:ellipse draw:style-name="gr12" draw:text-style-name="P1" draw:layer="layout" svg:width="0.4cm" svg:height="0.2cm" draw:transform="rotate (-2.09439510239399) translate (80.347cm 57.879cm)">
                <text:p/>
              </draw:ellipse>
            </draw:g>
            <draw:circle draw:style-name="gr2" draw:text-style-name="P1" draw:layer="layout" svg:width="0.3cm" svg:height="0.3cm" draw:transform="rotate (-2.09439510239399) translate (81.671cm 61.251cm)">
              <text:p/>
            </draw:circle>
            <draw:rect draw:style-name="gr2" draw:text-style-name="P1" draw:layer="layout" svg:width="6.001cm" svg:height="0.6cm" draw:transform="rotate (-2.09439510239399) translate (83.226cm 58.856cm)">
              <text:p/>
            </draw:rect>
            <draw:g>
              <draw:rect draw:style-name="gr2" draw:text-style-name="P1" draw:layer="layout" svg:width="5.001cm" svg:height="0.6cm" draw:transform="rotate (-0.523598775599386) translate (75.924cm 60.299cm)">
                <text:p/>
              </draw:rect>
              <draw:rect draw:style-name="gr2" draw:text-style-name="P1" draw:layer="layout" svg:width="1.5cm" svg:height="0.6cm" draw:transform="rotate (-0.523598775599386) translate (78.956cm 62.049cm)">
                <text:p/>
              </draw:rect>
              <draw:rect draw:style-name="gr2" draw:text-style-name="P1" draw:layer="layout" svg:width="3cm" svg:height="0.6cm" draw:transform="rotate (-0.523598775599386) translate (77.658cm 61.301cm)">
                <text:p/>
              </draw:rect>
              <draw:rect draw:style-name="gr2" draw:text-style-name="P1" draw:layer="layout" svg:width="1cm" svg:height="0.6cm" draw:transform="rotate (-0.523598775599386) translate (79.389cm 62.301cm)">
                <text:p/>
              </draw:rect>
              <draw:rect draw:style-name="gr2" draw:text-style-name="P1" draw:layer="layout" svg:width="1cm" svg:height="0.6cm" draw:transform="rotate (-0.523598775599386) translate (77.659cm 61.3cm)">
                <text:p/>
              </draw:rect>
              <draw:rect draw:style-name="gr2" draw:text-style-name="P1" draw:layer="layout" svg:width="0.6cm" svg:height="0.6cm" draw:transform="rotate (-0.523598775599386) translate (80.258cm 62.802cm)">
                <text:p/>
              </draw:rect>
              <draw:rect draw:style-name="gr14" draw:text-style-name="P1" draw:layer="layout" svg:width="0.199cm" svg:height="0.4cm" draw:transform="rotate (-0.523598775599386) translate (80.226cm 62.903cm)">
                <text:p/>
              </draw:rect>
              <draw:circle draw:style-name="gr2" draw:text-style-name="P1" draw:layer="layout" svg:width="0.3cm" svg:height="0.3cm" draw:transform="rotate (-2.09439510239399) translate (79.02cm 62.261cm)">
                <text:p/>
              </draw:circle>
              <draw:ellipse draw:style-name="gr4" draw:text-style-name="P1" draw:layer="layout" svg:width="0.4cm" svg:height="0.2cm" draw:transform="rotate (-2.09439510239399) translate (79.373cm 62.408cm)">
                <text:p/>
              </draw:ellipse>
              <draw:ellipse draw:style-name="gr12" draw:text-style-name="P1" draw:layer="layout" svg:width="0.4cm" svg:height="0.2cm" draw:transform="rotate (-2.09439510239399) translate (79.846cm 62.673cm)">
                <text:p/>
              </draw:ellipse>
              <draw:ellipse draw:style-name="gr12" draw:text-style-name="P1" draw:layer="layout" svg:width="0.4cm" svg:height="0.2cm" draw:transform="rotate (-2.09439510239399) translate (78.148cm 61.688cm)">
                <text:p/>
              </draw:ellipse>
            </draw:g>
            <draw:rect draw:style-name="gr2" draw:text-style-name="P1" draw:layer="layout" svg:width="1cm" svg:height="0.6cm" draw:transform="rotate (-2.09439510239399) translate (81.025cm 62.669cm)">
              <text:p/>
            </draw:rect>
            <draw:circle draw:style-name="gr12" draw:text-style-name="P1" draw:layer="layout" svg:width="0.4cm" svg:height="0.4cm" draw:transform="rotate (-2.09439510239399) translate (80.828cm 62.741cm)">
              <text:p/>
            </draw:circle>
            <draw:rect draw:style-name="gr2" draw:text-style-name="P1" draw:layer="layout" svg:width="1cm" svg:height="0.6cm" draw:transform="rotate (-2.09439510239399) translate (82.925cm 59.378cm)">
              <text:p/>
            </draw:rect>
            <draw:circle draw:style-name="gr12" draw:text-style-name="P1" draw:layer="layout" svg:width="0.4cm" svg:height="0.4cm" draw:transform="rotate (-2.09439510239399) translate (82.578cm 59.71cm)">
              <text:p/>
            </draw:circle>
          </draw:g>
          <draw:g>
            <draw:ellipse draw:style-name="gr2" draw:text-style-name="P1" draw:layer="layout" svg:width="3.181cm" svg:height="3.18cm" draw:transform="rotate (-2.09439510239399) translate (82.002cm 59.779cm)">
              <text:p/>
            </draw:ellipse>
            <draw:circle draw:style-name="gr2" draw:text-style-name="P1" draw:layer="layout" svg:width="2.15cm" svg:height="2.15cm" draw:transform="rotate (-2.09439510239399) translate (81.297cm 59.966cm)">
              <text:p/>
            </draw:circle>
            <draw:circle draw:style-name="gr2" draw:text-style-name="P1" draw:layer="layout" svg:width="0.199cm" svg:height="0.2cm" draw:transform="rotate (-2.09439510239399) translate (80.632cm 59.169cm)">
              <text:p/>
            </draw:circle>
            <draw:line draw:style-name="gr2" draw:text-style-name="P1" draw:layer="layout" svg:x1="79.035cm" svg:y1="61.736cm" svg:x2="80.625cm" svg:y2="58.982cm">
              <text:p/>
            </draw:line>
            <draw:circle draw:style-name="gr2" draw:text-style-name="P1" draw:layer="layout" svg:width="0.2cm" svg:height="0.2cm" draw:transform="rotate (3.1401963901876) translate (81.263cm 60.461cm)">
              <text:p/>
            </draw:circle>
            <draw:circle draw:style-name="gr2" draw:text-style-name="P1" draw:layer="layout" svg:width="0.2cm" svg:height="0.2cm" draw:transform="rotate (-1.04580128779599) translate (79.199cm 59.07cm)">
              <text:p/>
            </draw:circle>
            <draw:circle draw:style-name="gr2" draw:text-style-name="P1" draw:layer="layout" svg:width="0.2cm" svg:height="0.2cm" draw:transform="rotate (-0.00139626340278134) translate (78.395cm 60.259cm)">
              <text:p/>
            </draw:circle>
            <draw:circle draw:style-name="gr2" draw:text-style-name="P1" draw:layer="layout" svg:width="0.2cm" svg:height="0.2cm" draw:transform="rotate (2.09579136579439) translate (80.461cm 61.65cm)">
              <text:p/>
            </draw:circle>
            <draw:line draw:style-name="gr2" draw:text-style-name="P1" draw:layer="layout" svg:x1="80.624cm" svg:y1="61.737cm" svg:x2="79.034cm" svg:y2="58.983cm">
              <text:p/>
            </draw:line>
            <draw:line draw:style-name="gr2" draw:text-style-name="P1" draw:layer="layout" svg:x1="78.239cm" svg:y1="60.361cm" svg:x2="81.419cm" svg:y2="60.361cm">
              <text:p/>
            </draw:line>
            <draw:circle draw:style-name="gr2" draw:text-style-name="P1" draw:layer="layout" svg:width="0.199cm" svg:height="0.2cm" draw:transform="rotate (1.0471975511964) translate (79.026cm 61.55cm)">
              <text:p/>
            </draw:circle>
          </draw:g>
          <draw:g>
            <draw:circle draw:style-name="gr2" draw:text-style-name="P1" draw:layer="layout" svg:width="6cm" svg:height="6cm" draw:transform="rotate (-2.87979326579129) translate (83.504cm 62.482cm)">
              <text:p/>
            </draw:circle>
            <draw:circle draw:style-name="gr2" draw:text-style-name="P1" draw:layer="layout" svg:width="4.8cm" svg:height="4.8cm" draw:transform="rotate (-2.87979326579129) translate (82.769cm 62.058cm)">
              <text:p/>
            </draw:circle>
          </draw:g>
          <draw:g>
            <draw:rect draw:style-name="gr2" draw:text-style-name="P1" draw:layer="layout" svg:width="7cm" svg:height="0.3cm" draw:transform="rotate (3.1415926535892) translate (78.617cm 63.637cm)">
              <text:p/>
            </draw:rect>
            <draw:rect draw:style-name="gr2" draw:text-style-name="P1" draw:layer="layout" svg:width="-1.6cm" svg:height="-0.3cm" svg:x="73.218cm" svg:y="63.636cm">
              <text:p/>
            </draw:rect>
            <draw:rect draw:style-name="gr2" draw:text-style-name="P1" draw:layer="layout" svg:width="-1.6cm" svg:height="-0.3cm" svg:x="78.617cm" svg:y="63.637cm">
              <text:p/>
            </draw:rect>
            <draw:circle draw:style-name="gr2" draw:text-style-name="P1" draw:layer="layout" svg:width="0.3cm" svg:height="0.3cm" draw:transform="rotate (3.1407199889632) translate (75.268cm 63.636cm)">
              <text:p/>
            </draw:circle>
          </draw:g>
        </draw:g>
        <draw:g>
          <draw:rect draw:style-name="gr2" draw:text-style-name="P1" draw:layer="layout" svg:width="8cm" svg:height="4.1cm" svg:x="1.016cm" svg:y="9cm">
            <text:p/>
          </draw:rect>
          <draw:rect draw:style-name="gr17" draw:text-style-name="P1" draw:layer="layout" svg:width="0.2cm" svg:height="0.2cm" svg:x="2.01cm" svg:y="8.73cm">
            <text:p/>
          </draw:rect>
          <draw:rect draw:style-name="gr2" draw:text-style-name="P1" draw:layer="layout" svg:width="2cm" svg:height="0.3cm" svg:x="1.016cm" svg:y="8.7cm">
            <text:p/>
          </draw:rect>
          <draw:rect draw:style-name="gr17" draw:text-style-name="P1" draw:layer="layout" svg:width="0.2cm" svg:height="0.2cm" svg:x="8.01cm" svg:y="8.73cm">
            <text:p/>
          </draw:rect>
          <draw:rect draw:style-name="gr2" draw:text-style-name="P1" draw:layer="layout" svg:width="2cm" svg:height="0.3cm" svg:x="7.016cm" svg:y="8.7cm">
            <text:p/>
          </draw:rect>
          <draw:rect draw:style-name="gr12" draw:text-style-name="P1" draw:layer="layout" svg:width="0.2cm" svg:height="0.2cm" svg:x="1.982cm" svg:y="13.138cm">
            <text:p/>
          </draw:rect>
          <draw:rect draw:style-name="gr2" draw:text-style-name="P1" draw:layer="layout" svg:width="2cm" svg:height="0.3cm" draw:transform="rotate (3.1415926535892) translate (3.016cm 13.4cm)">
            <text:p/>
          </draw:rect>
          <draw:rect draw:style-name="gr12" draw:text-style-name="P1" draw:layer="layout" svg:width="0.2cm" svg:height="0.2cm" svg:x="7.982cm" svg:y="13.138cm">
            <text:p/>
          </draw:rect>
          <draw:rect draw:style-name="gr2" draw:text-style-name="P1" draw:layer="layout" svg:width="2cm" svg:height="0.3cm" draw:transform="rotate (3.1415926535892) translate (9.016cm 13.4cm)">
            <text:p/>
          </draw:rect>
          <draw:frame draw:style-name="gr1" draw:layer="layout" svg:width="0.853cm" svg:height="0.963cm" svg:x="3.182cm" svg:y="11.95cm">
            <draw:text-box>
              <text:p>d</text:p>
            </draw:text-box>
          </draw:frame>
          <draw:g>
            <draw:rect draw:style-name="gr2" draw:text-style-name="P1" draw:layer="layout" svg:width="0.3cm" svg:height="1cm" svg:x="4.866cm" svg:y="9cm">
              <text:p/>
            </draw:rect>
            <draw:rect draw:style-name="gr2" draw:text-style-name="P1" draw:layer="layout" svg:width="0.6cm" svg:height="0.25cm" svg:x="4.716cm" svg:y="9.5cm">
              <text:p/>
            </draw:rect>
          </draw:g>
          <draw:g>
            <draw:rect draw:style-name="gr2" draw:text-style-name="P1" draw:layer="layout" svg:width="-0.3cm" svg:height="-1cm" svg:x="5.166cm" svg:y="13.1cm">
              <text:p/>
            </draw:rect>
            <draw:rect draw:style-name="gr2" draw:text-style-name="P1" draw:layer="layout" svg:width="-0.6cm" svg:height="-0.25cm" svg:x="5.316cm" svg:y="12.6cm">
              <text:p/>
            </draw:rect>
          </draw:g>
        </draw:g>
        <draw:g>
          <draw:rect draw:style-name="gr2" draw:text-style-name="P1" draw:layer="layout" svg:width="11.7cm" svg:height="11.7cm" draw:transform="rotate (3.1415926535892) translate (66.35cm 12.834cm)">
            <text:p/>
          </draw:rect>
          <draw:g>
            <draw:line draw:style-name="gr2" draw:text-style-name="P1" draw:layer="layout" svg:x1="62cm" svg:y1="7.934cm" svg:x2="59cm" svg:y2="7.934cm">
              <text:p/>
            </draw:line>
            <draw:line draw:style-name="gr2" draw:text-style-name="P1" draw:layer="layout" svg:x1="60.5cm" svg:y1="6.434cm" svg:x2="60.5cm" svg:y2="9.434cm">
              <text:p/>
            </draw:line>
          </draw:g>
          <draw:rect draw:style-name="gr2" draw:text-style-name="P1" draw:layer="layout" svg:width="1.9cm" svg:height="1.2cm" draw:transform="rotate (3.1415926535892) translate (54.65cm 7.584cm)">
            <text:p/>
          </draw:rect>
          <draw:rect draw:style-name="gr2" draw:text-style-name="P1" draw:layer="layout" svg:width="1.9cm" svg:height="1.2cm" svg:x="66.35cm" svg:y="6.384cm">
            <text:p/>
          </draw:rect>
          <draw:rect draw:style-name="gr2" draw:text-style-name="P1" draw:layer="layout" svg:width="1.9cm" svg:height="1.2cm" draw:transform="rotate (-1.57079632679579) translate (61.1cm 12.834cm)">
            <text:p/>
          </draw:rect>
          <draw:g>
            <draw:circle draw:style-name="gr2" draw:text-style-name="P1" draw:layer="layout" svg:width="-0.37cm" svg:height="-0.37cm" svg:x="54.43cm" svg:y="7.169cm">
              <text:p/>
            </draw:circle>
            <draw:circle draw:style-name="gr2" draw:text-style-name="P1" draw:layer="layout" svg:width="-0.37cm" svg:height="-0.37cm" svg:x="53.67cm" svg:y="7.169cm">
              <text:p/>
            </draw:circle>
            <draw:rect draw:style-name="gr2" draw:text-style-name="P1" draw:layer="layout" svg:width="-0.76cm" svg:height="-0.37cm" svg:x="54.245cm" svg:y="7.169cm">
              <text:p/>
            </draw:rect>
          </draw:g>
          <draw:g>
            <draw:circle draw:style-name="gr2" draw:text-style-name="P1" draw:layer="layout" svg:width="0.37cm" svg:height="0.37cm" svg:x="66.57cm" svg:y="6.799cm">
              <text:p/>
            </draw:circle>
            <draw:circle draw:style-name="gr2" draw:text-style-name="P1" draw:layer="layout" svg:width="0.37cm" svg:height="0.37cm" svg:x="67.33cm" svg:y="6.799cm">
              <text:p/>
            </draw:circle>
            <draw:rect draw:style-name="gr2" draw:text-style-name="P1" draw:layer="layout" svg:width="0.76cm" svg:height="0.37cm" svg:x="66.755cm" svg:y="6.799cm">
              <text:p/>
            </draw:rect>
          </draw:g>
          <draw:g>
            <draw:circle draw:style-name="gr2" draw:text-style-name="P1" draw:layer="layout" svg:width="0.37cm" svg:height="0.37cm" draw:transform="rotate (-1.57079632679579) translate (60.685cm 13.054cm)">
              <text:p/>
            </draw:circle>
            <draw:circle draw:style-name="gr2" draw:text-style-name="P1" draw:layer="layout" svg:width="0.37cm" svg:height="0.37cm" draw:transform="rotate (-1.57079632679579) translate (60.685cm 13.814cm)">
              <text:p/>
            </draw:circle>
            <draw:rect draw:style-name="gr2" draw:text-style-name="P1" draw:layer="layout" svg:width="0.76cm" svg:height="0.37cm" draw:transform="rotate (-1.57079632679579) translate (60.685cm 13.239cm)">
              <text:p/>
            </draw:rect>
          </draw:g>
          <draw:rect draw:style-name="gr2" draw:text-style-name="P1" draw:layer="layout" svg:width="11.32cm" svg:height="11.32cm" draw:transform="rotate (3.1415926535892) translate (66.16cm 12.644cm)">
            <text:p/>
          </draw:rect>
        </draw:g>
      </draw:page>
      <draw:page draw:name="page6" draw:style-name="dp1" draw:master-page-name="Default">
        <draw:g>
          <draw:rect draw:style-name="gr14" draw:text-style-name="P1" draw:layer="layout" svg:width="0.2cm" svg:height="0.2cm" draw:transform="rotate (-1.57079632679579) translate (20.828cm 11.151cm)">
            <text:p/>
          </draw:rect>
          <draw:rect draw:style-name="gr2" draw:text-style-name="P1" draw:layer="layout" svg:width="3.8cm" svg:height="4.095cm" svg:x="20.98cm" svg:y="10.71cm">
            <text:p/>
          </draw:rect>
          <draw:rect draw:style-name="gr2" draw:text-style-name="P1" draw:layer="layout" svg:width="0.6cm" svg:height="1.2cm" svg:x="20.38cm" svg:y="10.71cm">
            <text:p/>
          </draw:rect>
          <draw:rect draw:style-name="gr2" draw:text-style-name="P1" draw:layer="layout" svg:width="0.6cm" svg:height="1.2cm" svg:x="24.78cm" svg:y="10.71cm">
            <text:p/>
          </draw:rect>
          <draw:rect draw:style-name="gr2" draw:text-style-name="P1" draw:layer="layout" svg:width="0.3cm" svg:height="1cm" svg:x="21.33cm" svg:y="10.71cm">
            <text:p/>
          </draw:rect>
          <draw:rect draw:style-name="gr2" draw:text-style-name="P1" draw:layer="layout" svg:width="0.6cm" svg:height="0.25cm" svg:x="21.18cm" svg:y="11.21cm">
            <text:p/>
          </draw:rect>
          <draw:rect draw:style-name="gr2" draw:text-style-name="P1" draw:layer="layout" svg:width="0.3cm" svg:height="1cm" svg:x="24.03cm" svg:y="10.71cm">
            <text:p/>
          </draw:rect>
          <draw:rect draw:style-name="gr2" draw:text-style-name="P1" draw:layer="layout" svg:width="0.6cm" svg:height="0.25cm" svg:x="23.88cm" svg:y="11.21cm">
            <text:p/>
          </draw:rect>
          <draw:rect draw:style-name="gr2" draw:text-style-name="P1" draw:layer="layout" svg:width="0.3cm" svg:height="1cm" draw:transform="rotate (-1.57079632679579) translate (24.78cm 13.86cm)">
            <text:p/>
          </draw:rect>
          <draw:rect draw:style-name="gr2" draw:text-style-name="P1" draw:layer="layout" svg:width="0.6cm" svg:height="0.25cm" draw:transform="rotate (-1.57079632679579) translate (24.28cm 13.71cm)">
            <text:p/>
          </draw:rect>
          <draw:rect draw:style-name="gr14" draw:text-style-name="P1" draw:layer="layout" svg:width="0.2cm" svg:height="0.2cm" svg:x="24.983cm" svg:y="11.165cm">
            <text:p/>
          </draw:rect>
          <draw:frame draw:style-name="gr1" draw:layer="layout" svg:width="0.642cm" svg:height="0.963cm" svg:x="22.427cm" svg:y="11.981cm">
            <draw:text-box>
              <text:p>j</text:p>
            </draw:text-box>
          </draw:frame>
          <draw:circle draw:style-name="gr2" draw:text-style-name="P1" draw:layer="layout" svg:width="2.15cm" svg:height="2.15cm" svg:x="21.805cm" svg:y="11.475cm">
            <text:p/>
          </draw:circle>
          <draw:rect draw:style-name="gr2" draw:text-style-name="P1" draw:layer="layout" svg:width="0.3cm" svg:height="1cm" draw:transform="rotate (1.5707963267946) translate (20.98cm 14.16cm)">
            <text:p/>
          </draw:rect>
          <draw:rect draw:style-name="gr2" draw:text-style-name="P1" draw:layer="layout" svg:width="0.6cm" svg:height="0.25cm" draw:transform="rotate (1.5707963267946) translate (21.48cm 14.31cm)">
            <text:p/>
          </draw:rect>
        </draw:g>
        <draw:g>
          <draw:rect draw:style-name="gr14" draw:text-style-name="P1" draw:layer="layout" svg:width="0.2cm" svg:height="0.2cm" draw:transform="rotate (-1.57079632679579) translate (21.071cm 16.713cm)">
            <text:p/>
          </draw:rect>
          <draw:rect draw:style-name="gr2" draw:text-style-name="P1" draw:layer="layout" svg:width="3.8cm" svg:height="4.095cm" svg:x="21.223cm" svg:y="16.272cm">
            <text:p/>
          </draw:rect>
          <draw:rect draw:style-name="gr2" draw:text-style-name="P1" draw:layer="layout" svg:width="0.6cm" svg:height="1.2cm" svg:x="20.623cm" svg:y="16.272cm">
            <text:p/>
          </draw:rect>
          <draw:rect draw:style-name="gr2" draw:text-style-name="P1" draw:layer="layout" svg:width="0.6cm" svg:height="1.2cm" svg:x="25.023cm" svg:y="16.272cm">
            <text:p/>
          </draw:rect>
          <draw:rect draw:style-name="gr2" draw:text-style-name="P1" draw:layer="layout" svg:width="0.3cm" svg:height="1cm" svg:x="21.573cm" svg:y="16.272cm">
            <text:p/>
          </draw:rect>
          <draw:rect draw:style-name="gr2" draw:text-style-name="P1" draw:layer="layout" svg:width="0.6cm" svg:height="0.25cm" svg:x="21.423cm" svg:y="16.772cm">
            <text:p/>
          </draw:rect>
          <draw:rect draw:style-name="gr2" draw:text-style-name="P1" draw:layer="layout" svg:width="0.3cm" svg:height="1cm" svg:x="24.273cm" svg:y="16.272cm">
            <text:p/>
          </draw:rect>
          <draw:rect draw:style-name="gr2" draw:text-style-name="P1" draw:layer="layout" svg:width="0.6cm" svg:height="0.25cm" svg:x="24.123cm" svg:y="16.772cm">
            <text:p/>
          </draw:rect>
          <draw:rect draw:style-name="gr2" draw:text-style-name="P1" draw:layer="layout" svg:width="0.3cm" svg:height="1cm" draw:transform="rotate (-1.57079632679579) translate (25.023cm 19.422cm)">
            <text:p/>
          </draw:rect>
          <draw:rect draw:style-name="gr2" draw:text-style-name="P1" draw:layer="layout" svg:width="0.6cm" svg:height="0.25cm" draw:transform="rotate (-1.57079632679579) translate (24.523cm 19.272cm)">
            <text:p/>
          </draw:rect>
          <draw:rect draw:style-name="gr14" draw:text-style-name="P1" draw:layer="layout" svg:width="0.2cm" svg:height="0.2cm" svg:x="25.226cm" svg:y="16.727cm">
            <text:p/>
          </draw:rect>
          <draw:frame draw:style-name="gr1" draw:layer="layout" svg:width="0.642cm" svg:height="0.963cm" svg:x="22.67cm" svg:y="17.543cm">
            <draw:text-box>
              <text:p>j</text:p>
            </draw:text-box>
          </draw:frame>
          <draw:circle draw:style-name="gr2" draw:text-style-name="P1" draw:layer="layout" svg:width="2.15cm" svg:height="2.15cm" svg:x="22.048cm" svg:y="17.037cm">
            <text:p/>
          </draw:circle>
          <draw:rect draw:style-name="gr2" draw:text-style-name="P1" draw:layer="layout" svg:width="0.3cm" svg:height="1cm" draw:transform="rotate (1.5707963267946) translate (21.223cm 19.722cm)">
            <text:p/>
          </draw:rect>
          <draw:rect draw:style-name="gr2" draw:text-style-name="P1" draw:layer="layout" svg:width="0.6cm" svg:height="0.25cm" draw:transform="rotate (1.5707963267946) translate (21.723cm 19.872cm)">
            <text:p/>
          </draw:rect>
        </draw:g>
        <draw:g>
          <draw:rect draw:style-name="gr2" draw:text-style-name="P1" draw:layer="layout" svg:width="11.5cm" svg:height="4.1cm" svg:x="10cm" svg:y="1.8cm">
            <text:p/>
          </draw:rect>
          <draw:rect draw:style-name="gr17" draw:text-style-name="P1" draw:layer="layout" svg:width="0.2cm" svg:height="0.2cm" svg:x="10.994cm" svg:y="1.53cm">
            <text:p/>
          </draw:rect>
          <draw:rect draw:style-name="gr2" draw:text-style-name="P1" draw:layer="layout" svg:width="2cm" svg:height="0.3cm" svg:x="10cm" svg:y="1.5cm">
            <text:p/>
          </draw:rect>
          <draw:rect draw:style-name="gr17" draw:text-style-name="P1" draw:layer="layout" svg:width="0.2cm" svg:height="0.2cm" svg:x="20.494cm" svg:y="1.53cm">
            <text:p/>
          </draw:rect>
          <draw:rect draw:style-name="gr2" draw:text-style-name="P1" draw:layer="layout" svg:width="2cm" svg:height="0.3cm" svg:x="19.5cm" svg:y="1.5cm">
            <text:p/>
          </draw:rect>
          <draw:rect draw:style-name="gr12" draw:text-style-name="P1" draw:layer="layout" svg:width="0.2cm" svg:height="0.2cm" svg:x="10.966cm" svg:y="5.938cm">
            <text:p/>
          </draw:rect>
          <draw:rect draw:style-name="gr2" draw:text-style-name="P1" draw:layer="layout" svg:width="2cm" svg:height="0.3cm" draw:transform="rotate (3.1415926535892) translate (12cm 6.2cm)">
            <text:p/>
          </draw:rect>
          <draw:rect draw:style-name="gr12" draw:text-style-name="P1" draw:layer="layout" svg:width="0.2cm" svg:height="0.2cm" svg:x="20.466cm" svg:y="5.938cm">
            <text:p/>
          </draw:rect>
          <draw:rect draw:style-name="gr2" draw:text-style-name="P1" draw:layer="layout" svg:width="2cm" svg:height="0.3cm" draw:transform="rotate (3.1415926535892) translate (21.5cm 6.2cm)">
            <text:p/>
          </draw:rect>
          <draw:frame draw:style-name="gr1" draw:layer="layout" svg:width="0.68cm" svg:height="0.963cm" svg:x="15.535cm" svg:y="3.578cm">
            <draw:text-box>
              <text:p>f</text:p>
            </draw:text-box>
          </draw:frame>
          <draw:g>
            <draw:rect draw:style-name="gr2" draw:text-style-name="P1" draw:layer="layout" svg:width="0.3cm" svg:height="1cm" svg:x="15.6cm" svg:y="1.8cm">
              <text:p/>
            </draw:rect>
            <draw:rect draw:style-name="gr2" draw:text-style-name="P1" draw:layer="layout" svg:width="0.6cm" svg:height="0.25cm" svg:x="15.45cm" svg:y="2.3cm">
              <text:p/>
            </draw:rect>
          </draw:g>
          <draw:g>
            <draw:rect draw:style-name="gr2" draw:text-style-name="P1" draw:layer="layout" svg:width="-0.3cm" svg:height="-1cm" svg:x="15.9cm" svg:y="5.9cm">
              <text:p/>
            </draw:rect>
            <draw:rect draw:style-name="gr2" draw:text-style-name="P1" draw:layer="layout" svg:width="-0.6cm" svg:height="-0.25cm" svg:x="16.05cm" svg:y="5.4cm">
              <text:p/>
            </draw:rect>
          </draw:g>
        </draw:g>
        <draw:g>
          <draw:rect draw:style-name="gr2" draw:text-style-name="P1" draw:layer="layout" svg:width="5cm" svg:height="4.1cm" svg:x="2.8cm" svg:y="1.8cm">
            <text:p/>
          </draw:rect>
          <draw:rect draw:style-name="gr17" draw:text-style-name="P1" draw:layer="layout" svg:width="0.2cm" svg:height="0.2cm" svg:x="3.294cm" svg:y="1.53cm">
            <text:p/>
          </draw:rect>
          <draw:rect draw:style-name="gr2" draw:text-style-name="P1" draw:layer="layout" svg:width="1.2cm" svg:height="0.3cm" svg:x="2.8cm" svg:y="1.5cm">
            <text:p/>
          </draw:rect>
          <draw:rect draw:style-name="gr2" draw:text-style-name="P1" draw:layer="layout" svg:width="-1.2cm" svg:height="-0.3cm" svg:x="4cm" svg:y="6.2cm">
            <text:p/>
          </draw:rect>
          <draw:rect draw:style-name="gr12" draw:text-style-name="P1" draw:layer="layout" svg:width="0.2cm" svg:height="0.2cm" svg:x="3.366cm" svg:y="5.938cm">
            <text:p/>
          </draw:rect>
          <draw:rect draw:style-name="gr17" draw:text-style-name="P1" draw:layer="layout" svg:width="0.2cm" svg:height="0.2cm" svg:x="7.094cm" svg:y="1.53cm">
            <text:p/>
          </draw:rect>
          <draw:rect draw:style-name="gr2" draw:text-style-name="P1" draw:layer="layout" svg:width="1.2cm" svg:height="0.3cm" svg:x="6.6cm" svg:y="1.5cm">
            <text:p/>
          </draw:rect>
          <draw:rect draw:style-name="gr2" draw:text-style-name="P1" draw:layer="layout" svg:width="-1.2cm" svg:height="-0.3cm" svg:x="7.8cm" svg:y="6.2cm">
            <text:p/>
          </draw:rect>
          <draw:rect draw:style-name="gr12" draw:text-style-name="P1" draw:layer="layout" svg:width="0.2cm" svg:height="0.2cm" svg:x="7.166cm" svg:y="5.938cm">
            <text:p/>
          </draw:rect>
          <draw:frame draw:style-name="gr1" draw:layer="layout" svg:width="0.853cm" svg:height="0.963cm" svg:x="4.478cm" svg:y="3.319cm">
            <draw:text-box>
              <text:p>h</text:p>
            </draw:text-box>
          </draw:frame>
          <draw:g>
            <draw:rect draw:style-name="gr2" draw:text-style-name="P1" draw:layer="layout" svg:width="0.3cm" svg:height="1cm" svg:x="5.15cm" svg:y="1.8cm">
              <text:p/>
            </draw:rect>
            <draw:rect draw:style-name="gr2" draw:text-style-name="P1" draw:layer="layout" svg:width="0.6cm" svg:height="0.25cm" svg:x="5cm" svg:y="2.3cm">
              <text:p/>
            </draw:rect>
          </draw:g>
          <draw:g>
            <draw:rect draw:style-name="gr2" draw:text-style-name="P1" draw:layer="layout" svg:width="-0.3cm" svg:height="-1cm" svg:x="5.45cm" svg:y="5.9cm">
              <text:p/>
            </draw:rect>
            <draw:rect draw:style-name="gr2" draw:text-style-name="P1" draw:layer="layout" svg:width="-0.6cm" svg:height="-0.25cm" svg:x="5.6cm" svg:y="5.4cm">
              <text:p/>
            </draw:rect>
          </draw:g>
        </draw:g>
        <draw:g>
          <draw:rect draw:style-name="gr2" draw:text-style-name="P1" draw:layer="layout" svg:width="8cm" svg:height="4.1cm" svg:x="1.015cm" svg:y="9cm">
            <text:p/>
          </draw:rect>
          <draw:rect draw:style-name="gr17" draw:text-style-name="P1" draw:layer="layout" svg:width="0.2cm" svg:height="0.2cm" svg:x="2.009cm" svg:y="8.73cm">
            <text:p/>
          </draw:rect>
          <draw:rect draw:style-name="gr2" draw:text-style-name="P1" draw:layer="layout" svg:width="2cm" svg:height="0.3cm" svg:x="1.015cm" svg:y="8.7cm">
            <text:p/>
          </draw:rect>
          <draw:rect draw:style-name="gr17" draw:text-style-name="P1" draw:layer="layout" svg:width="0.2cm" svg:height="0.2cm" svg:x="8.009cm" svg:y="8.73cm">
            <text:p/>
          </draw:rect>
          <draw:rect draw:style-name="gr2" draw:text-style-name="P1" draw:layer="layout" svg:width="2cm" svg:height="0.3cm" svg:x="7.015cm" svg:y="8.7cm">
            <text:p/>
          </draw:rect>
          <draw:rect draw:style-name="gr12" draw:text-style-name="P1" draw:layer="layout" svg:width="0.2cm" svg:height="0.2cm" svg:x="1.981cm" svg:y="13.138cm">
            <text:p/>
          </draw:rect>
          <draw:rect draw:style-name="gr2" draw:text-style-name="P1" draw:layer="layout" svg:width="2cm" svg:height="0.3cm" draw:transform="rotate (3.1415926535892) translate (3.015cm 13.4cm)">
            <text:p/>
          </draw:rect>
          <draw:rect draw:style-name="gr12" draw:text-style-name="P1" draw:layer="layout" svg:width="0.2cm" svg:height="0.2cm" svg:x="7.981cm" svg:y="13.138cm">
            <text:p/>
          </draw:rect>
          <draw:rect draw:style-name="gr2" draw:text-style-name="P1" draw:layer="layout" svg:width="2cm" svg:height="0.3cm" draw:transform="rotate (3.1415926535892) translate (9.015cm 13.4cm)">
            <text:p/>
          </draw:rect>
          <draw:frame draw:style-name="gr1" draw:layer="layout" svg:width="0.853cm" svg:height="0.963cm" svg:x="3.181cm" svg:y="11.95cm">
            <draw:text-box>
              <text:p>d</text:p>
            </draw:text-box>
          </draw:frame>
          <draw:g>
            <draw:rect draw:style-name="gr2" draw:text-style-name="P1" draw:layer="layout" svg:width="0.3cm" svg:height="1cm" svg:x="4.865cm" svg:y="9cm">
              <text:p/>
            </draw:rect>
            <draw:rect draw:style-name="gr2" draw:text-style-name="P1" draw:layer="layout" svg:width="0.6cm" svg:height="0.25cm" svg:x="4.715cm" svg:y="9.5cm">
              <text:p/>
            </draw:rect>
          </draw:g>
          <draw:g>
            <draw:rect draw:style-name="gr2" draw:text-style-name="P1" draw:layer="layout" svg:width="-0.3cm" svg:height="-1cm" svg:x="5.165cm" svg:y="13.1cm">
              <text:p/>
            </draw:rect>
            <draw:rect draw:style-name="gr2" draw:text-style-name="P1" draw:layer="layout" svg:width="-0.6cm" svg:height="-0.25cm" svg:x="5.315cm" svg:y="12.6cm">
              <text:p/>
            </draw:rect>
          </draw:g>
        </draw:g>
        <draw:g>
          <draw:rect draw:style-name="gr2" draw:text-style-name="P1" draw:layer="layout" svg:width="7cm" svg:height="4.1cm" svg:x="9.398cm" svg:y="7.078cm">
            <text:p/>
          </draw:rect>
          <draw:rect draw:style-name="gr17" draw:text-style-name="P1" draw:layer="layout" svg:width="0.2cm" svg:height="0.2cm" svg:x="10.192cm" svg:y="6.808cm">
            <text:p/>
          </draw:rect>
          <draw:rect draw:style-name="gr2" draw:text-style-name="P1" draw:layer="layout" svg:width="1.6cm" svg:height="0.3cm" svg:x="9.398cm" svg:y="6.778cm">
            <text:p/>
          </draw:rect>
          <draw:rect draw:style-name="gr17" draw:text-style-name="P1" draw:layer="layout" svg:width="0.2cm" svg:height="0.2cm" svg:x="15.592cm" svg:y="6.808cm">
            <text:p/>
          </draw:rect>
          <draw:rect draw:style-name="gr2" draw:text-style-name="P1" draw:layer="layout" svg:width="1.6cm" svg:height="0.3cm" svg:x="14.798cm" svg:y="6.778cm">
            <text:p/>
          </draw:rect>
          <draw:rect draw:style-name="gr12" draw:text-style-name="P1" draw:layer="layout" svg:width="0.2cm" svg:height="0.2cm" svg:x="10.164cm" svg:y="11.216cm">
            <text:p/>
          </draw:rect>
          <draw:rect draw:style-name="gr2" draw:text-style-name="P1" draw:layer="layout" svg:width="-1.6cm" svg:height="-0.3cm" svg:x="10.998cm" svg:y="11.478cm">
            <text:p/>
          </draw:rect>
          <draw:rect draw:style-name="gr12" draw:text-style-name="P1" draw:layer="layout" svg:width="0.2cm" svg:height="0.2cm" svg:x="15.564cm" svg:y="11.216cm">
            <text:p/>
          </draw:rect>
          <draw:rect draw:style-name="gr2" draw:text-style-name="P1" draw:layer="layout" svg:width="-1.6cm" svg:height="-0.3cm" svg:x="16.398cm" svg:y="11.478cm">
            <text:p/>
          </draw:rect>
          <draw:frame draw:style-name="gr1" draw:layer="layout" svg:width="0.853cm" svg:height="0.963cm" svg:x="14.256cm" svg:y="9.234cm">
            <draw:text-box>
              <text:p>g</text:p>
            </draw:text-box>
          </draw:frame>
          <draw:g>
            <draw:rect draw:style-name="gr2" draw:text-style-name="P1" draw:layer="layout" svg:width="0.3cm" svg:height="1cm" svg:x="12.748cm" svg:y="7.078cm">
              <text:p/>
            </draw:rect>
            <draw:rect draw:style-name="gr2" draw:text-style-name="P1" draw:layer="layout" svg:width="0.6cm" svg:height="0.25cm" svg:x="12.598cm" svg:y="7.578cm">
              <text:p/>
            </draw:rect>
          </draw:g>
          <draw:g>
            <draw:rect draw:style-name="gr2" draw:text-style-name="P1" draw:layer="layout" svg:width="-0.3cm" svg:height="-1cm" svg:x="13.048cm" svg:y="11.178cm">
              <text:p/>
            </draw:rect>
            <draw:rect draw:style-name="gr2" draw:text-style-name="P1" draw:layer="layout" svg:width="-0.6cm" svg:height="-0.25cm" svg:x="13.198cm" svg:y="10.678cm">
              <text:p/>
            </draw:rect>
          </draw:g>
        </draw:g>
        <draw:g>
          <draw:rect draw:style-name="gr2" draw:text-style-name="P1" draw:layer="layout" svg:width="7cm" svg:height="0.3cm" svg:x="9.398cm" svg:y="13.078cm">
            <text:p/>
          </draw:rect>
          <draw:rect draw:style-name="gr2" draw:text-style-name="P1" draw:layer="layout" svg:width="1.6cm" svg:height="0.3cm" svg:x="9.398cm" svg:y="13.078cm">
            <text:p/>
          </draw:rect>
          <draw:rect draw:style-name="gr2" draw:text-style-name="P1" draw:layer="layout" svg:width="1.6cm" svg:height="0.3cm" svg:x="14.798cm" svg:y="13.078cm">
            <text:p/>
          </draw:rect>
          <draw:circle draw:style-name="gr2" draw:text-style-name="P1" draw:layer="layout" svg:width="0.3cm" svg:height="0.3cm" svg:x="12.748cm" svg:y="13.078cm">
            <text:p/>
          </draw:circle>
        </draw:g>
        <draw:g>
          <draw:rect draw:style-name="gr36" draw:text-style-name="P1" draw:layer="layout" svg:width="8cm" svg:height="4.1cm" svg:x="22.316cm" svg:y="2.278cm">
            <text:p text:style-name="P1">X2</text:p>
          </draw:rect>
          <draw:rect draw:style-name="gr17" draw:text-style-name="P1" draw:layer="layout" svg:width="0.2cm" svg:height="0.2cm" svg:x="23.31cm" svg:y="2.008cm">
            <text:p/>
          </draw:rect>
          <draw:rect draw:style-name="gr2" draw:text-style-name="P1" draw:layer="layout" svg:width="2cm" svg:height="0.3cm" svg:x="22.316cm" svg:y="1.978cm">
            <text:p/>
          </draw:rect>
          <draw:rect draw:style-name="gr17" draw:text-style-name="P1" draw:layer="layout" svg:width="0.2cm" svg:height="0.2cm" svg:x="29.31cm" svg:y="2.008cm">
            <text:p/>
          </draw:rect>
          <draw:rect draw:style-name="gr2" draw:text-style-name="P1" draw:layer="layout" svg:width="2cm" svg:height="0.3cm" svg:x="28.316cm" svg:y="1.978cm">
            <text:p/>
          </draw:rect>
          <draw:rect draw:style-name="gr12" draw:text-style-name="P1" draw:layer="layout" svg:width="0.2cm" svg:height="0.2cm" svg:x="23.282cm" svg:y="6.416cm">
            <text:p/>
          </draw:rect>
          <draw:rect draw:style-name="gr2" draw:text-style-name="P1" draw:layer="layout" svg:width="2cm" svg:height="0.3cm" draw:transform="rotate (3.1415926535892) translate (24.316cm 6.678cm)">
            <text:p/>
          </draw:rect>
          <draw:rect draw:style-name="gr12" draw:text-style-name="P1" draw:layer="layout" svg:width="0.2cm" svg:height="0.2cm" svg:x="29.282cm" svg:y="6.416cm">
            <text:p/>
          </draw:rect>
          <draw:rect draw:style-name="gr2" draw:text-style-name="P1" draw:layer="layout" svg:width="2cm" svg:height="0.3cm" draw:transform="rotate (3.1415926535892) translate (30.316cm 6.678cm)">
            <text:p/>
          </draw:rect>
          <draw:frame draw:style-name="gr1" draw:layer="layout" svg:width="0.853cm" svg:height="0.963cm" svg:x="24.482cm" svg:y="5.228cm">
            <draw:text-box>
              <text:p>d</text:p>
            </draw:text-box>
          </draw:frame>
          <draw:frame draw:style-name="gr1" draw:layer="layout" svg:width="0.853cm" svg:height="0.963cm" svg:x="28.174cm" svg:y="4.434cm">
            <draw:text-box>
              <text:p>g</text:p>
            </draw:text-box>
          </draw:frame>
          <draw:g>
            <draw:rect draw:style-name="gr2" draw:text-style-name="P1" draw:layer="layout" svg:width="0.3cm" svg:height="1cm" svg:x="26.166cm" svg:y="2.278cm">
              <text:p/>
            </draw:rect>
            <draw:rect draw:style-name="gr2" draw:text-style-name="P1" draw:layer="layout" svg:width="0.6cm" svg:height="0.25cm" svg:x="26.016cm" svg:y="2.778cm">
              <text:p/>
            </draw:rect>
          </draw:g>
          <draw:g>
            <draw:rect draw:style-name="gr2" draw:text-style-name="P1" draw:layer="layout" svg:width="-0.3cm" svg:height="-1cm" svg:x="26.466cm" svg:y="6.378cm">
              <text:p/>
            </draw:rect>
            <draw:rect draw:style-name="gr2" draw:text-style-name="P1" draw:layer="layout" svg:width="-0.6cm" svg:height="-0.25cm" svg:x="26.616cm" svg:y="5.878cm">
              <text:p/>
            </draw:rect>
          </draw:g>
        </draw:g>
        <draw:g>
          <draw:rect draw:style-name="gr2" draw:text-style-name="P1" draw:layer="layout" svg:width="6.6cm" svg:height="4.1cm" svg:x="31.716cm" svg:y="-0.322cm">
            <text:p/>
          </draw:rect>
          <draw:rect draw:style-name="gr17" draw:text-style-name="P1" draw:layer="layout" svg:width="0.2cm" svg:height="0.2cm" svg:x="37.31cm" svg:y="-0.592cm">
            <text:p/>
          </draw:rect>
          <draw:rect draw:style-name="gr2" draw:text-style-name="P1" draw:layer="layout" svg:width="2cm" svg:height="0.3cm" svg:x="36.316cm" svg:y="-0.622cm">
            <text:p/>
          </draw:rect>
          <draw:rect draw:style-name="gr17" draw:text-style-name="P1" draw:layer="layout" svg:width="0.2cm" svg:height="0.2cm" svg:x="32.71cm" svg:y="-0.592cm">
            <text:p/>
          </draw:rect>
          <draw:rect draw:style-name="gr2" draw:text-style-name="P1" draw:layer="layout" svg:width="2cm" svg:height="0.3cm" svg:x="31.716cm" svg:y="-0.622cm">
            <text:p/>
          </draw:rect>
          <draw:rect draw:style-name="gr12" draw:text-style-name="P1" draw:layer="layout" svg:width="0.2cm" svg:height="0.2cm" svg:x="32.682cm" svg:y="3.816cm">
            <text:p/>
          </draw:rect>
          <draw:rect draw:style-name="gr2" draw:text-style-name="P1" draw:layer="layout" svg:width="2cm" svg:height="0.3cm" draw:transform="rotate (3.1415926535892) translate (33.716cm 4.078cm)">
            <text:p/>
          </draw:rect>
          <draw:rect draw:style-name="gr12" draw:text-style-name="P1" draw:layer="layout" svg:width="0.2cm" svg:height="0.2cm" svg:x="37.282cm" svg:y="3.816cm">
            <text:p/>
          </draw:rect>
          <draw:rect draw:style-name="gr2" draw:text-style-name="P1" draw:layer="layout" svg:width="2cm" svg:height="0.3cm" draw:transform="rotate (3.1415926535892) translate (38.316cm 4.078cm)">
            <text:p/>
          </draw:rect>
          <draw:frame draw:style-name="gr1" draw:layer="layout" svg:width="0.853cm" svg:height="0.963cm" svg:x="34.689cm" svg:y="1.487cm">
            <draw:text-box>
              <text:p>e</text:p>
            </draw:text-box>
          </draw:frame>
          <draw:g>
            <draw:rect draw:style-name="gr2" draw:text-style-name="P1" draw:layer="layout" svg:width="0.3cm" svg:height="1cm" svg:x="34.866cm" svg:y="-0.322cm">
              <text:p/>
            </draw:rect>
            <draw:rect draw:style-name="gr2" draw:text-style-name="P1" draw:layer="layout" svg:width="0.6cm" svg:height="0.25cm" svg:x="34.716cm" svg:y="0.178cm">
              <text:p/>
            </draw:rect>
          </draw:g>
          <draw:g>
            <draw:rect draw:style-name="gr2" draw:text-style-name="P1" draw:layer="layout" svg:width="-0.3cm" svg:height="-1cm" svg:x="35.166cm" svg:y="3.778cm">
              <text:p/>
            </draw:rect>
            <draw:rect draw:style-name="gr2" draw:text-style-name="P1" draw:layer="layout" svg:width="-0.6cm" svg:height="-0.25cm" svg:x="35.316cm" svg:y="3.278cm">
              <text:p/>
            </draw:rect>
          </draw:g>
        </draw:g>
      </draw:page>
      <draw:page draw:name="page7" draw:style-name="dp1" draw:master-page-name="Default">
        <draw:circle draw:style-name="gr2" draw:text-style-name="P1" draw:layer="layout" svg:width="2.15cm" svg:height="2.15cm" svg:x="8.607cm" svg:y="18.16cm">
          <text:p/>
        </draw:circle>
        <draw:circle draw:style-name="gr2" draw:text-style-name="P1" draw:layer="layout" svg:width="2.54cm" svg:height="2.54cm" svg:x="8.412cm" svg:y="17.965cm">
          <text:p/>
        </draw:circle>
        <draw:circle draw:style-name="gr2" draw:text-style-name="P1" draw:layer="layout" svg:width="3.68cm" svg:height="3.68cm" svg:x="12.633cm" svg:y="16.928cm">
          <text:p/>
        </draw:circle>
        <draw:g>
          <draw:g>
            <draw:circle draw:style-name="gr2" draw:text-style-name="P1" draw:layer="layout" svg:width="3.354cm" svg:height="3.354cm" svg:x="3.215cm" svg:y="15.799cm">
              <text:p/>
            </draw:circle>
            <draw:rect draw:style-name="gr2" draw:text-style-name="P1" draw:layer="layout" svg:width="3.353cm" svg:height="3.581cm" svg:x="3.216cm" svg:y="17.476cm">
              <text:p/>
            </draw:rect>
            <draw:g>
              <draw:circle draw:style-name="gr2" draw:text-style-name="P1" draw:layer="layout" svg:width="1.27cm" svg:height="1.27cm" svg:x="4.257cm" svg:y="16.841cm">
                <text:p/>
              </draw:circle>
              <draw:circle draw:style-name="gr2" draw:text-style-name="P1" draw:layer="layout" svg:width="0.356cm" svg:height="0.356cm" svg:x="4.714cm" svg:y="17.298cm">
                <text:p/>
              </draw:circle>
            </draw:g>
            <draw:g>
              <draw:circle draw:style-name="gr2" draw:text-style-name="P1" draw:layer="layout" svg:width="0.356cm" svg:height="0.356cm" svg:x="5.693cm" svg:y="17.298cm">
                <text:p/>
              </draw:circle>
              <draw:circle draw:style-name="gr2" draw:text-style-name="P1" draw:layer="layout" svg:width="0.356cm" svg:height="0.356cm" draw:transform="rotate (0.7853981633973) translate (5.333cm 16.784cm)">
                <text:p/>
              </draw:circle>
              <draw:circle draw:style-name="gr2" draw:text-style-name="P1" draw:layer="layout" svg:width="0.356cm" svg:height="0.356cm" draw:transform="rotate (1.5707963267946) translate (4.714cm 16.675cm)">
                <text:p/>
              </draw:circle>
              <draw:circle draw:style-name="gr2" draw:text-style-name="P1" draw:layer="layout" svg:width="0.356cm" svg:height="0.356cm" draw:transform="rotate (2.3561944901919) translate (4.2cm 17.035cm)">
                <text:p/>
              </draw:circle>
              <draw:circle draw:style-name="gr2" draw:text-style-name="P1" draw:layer="layout" svg:width="-0.356cm" svg:height="-0.356cm" svg:x="4.09cm" svg:y="17.653cm">
                <text:p/>
              </draw:circle>
              <draw:circle draw:style-name="gr2" draw:text-style-name="P1" draw:layer="layout" svg:width="0.356cm" svg:height="0.356cm" draw:transform="rotate (-2.35619449019309) translate (4.45cm 18.167cm)">
                <text:p/>
              </draw:circle>
              <draw:circle draw:style-name="gr2" draw:text-style-name="P1" draw:layer="layout" svg:width="0.356cm" svg:height="0.356cm" draw:transform="rotate (-1.57079632679579) translate (5.069cm 18.276cm)">
                <text:p/>
              </draw:circle>
              <draw:circle draw:style-name="gr2" draw:text-style-name="P1" draw:layer="layout" svg:width="0.356cm" svg:height="0.356cm" draw:transform="rotate (-0.785398163398487) translate (5.583cm 17.916cm)">
                <text:p/>
              </draw:circle>
            </draw:g>
          </draw:g>
          <draw:g>
            <draw:circle draw:style-name="gr2" draw:text-style-name="P1" draw:layer="layout" svg:width="0.356cm" svg:height="0.356cm" draw:transform="rotate (-0.785398163398487) translate (6.239cm 20.527cm)">
              <text:p/>
            </draw:circle>
            <draw:circle draw:style-name="gr2" draw:text-style-name="P1" draw:layer="layout" svg:width="0.356cm" svg:height="0.356cm" draw:transform="rotate (2.3561944901919) translate (3.545cm 21.031cm)">
              <text:p/>
            </draw:circle>
          </draw:g>
        </draw:g>
        <draw:g>
          <draw:g>
            <draw:circle draw:style-name="gr2" draw:text-style-name="P1" draw:layer="layout" svg:width="3.354cm" svg:height="3.354cm" svg:x="16.623cm" svg:y="17.271cm">
              <text:p/>
            </draw:circle>
            <draw:rect draw:style-name="gr2" draw:text-style-name="P1" draw:layer="layout" svg:width="3.353cm" svg:height="3.581cm" svg:x="16.624cm" svg:y="18.948cm">
              <text:p/>
            </draw:rect>
            <draw:g>
              <draw:circle draw:style-name="gr2" draw:text-style-name="P1" draw:layer="layout" svg:width="1.27cm" svg:height="1.27cm" svg:x="17.665cm" svg:y="18.313cm">
                <text:p/>
              </draw:circle>
              <draw:circle draw:style-name="gr2" draw:text-style-name="P1" draw:layer="layout" svg:width="0.356cm" svg:height="0.356cm" svg:x="18.122cm" svg:y="18.77cm">
                <text:p/>
              </draw:circle>
            </draw:g>
            <draw:g>
              <draw:circle draw:style-name="gr2" draw:text-style-name="P1" draw:layer="layout" svg:width="0.356cm" svg:height="0.356cm" svg:x="19.101cm" svg:y="18.77cm">
                <text:p/>
              </draw:circle>
              <draw:circle draw:style-name="gr2" draw:text-style-name="P1" draw:layer="layout" svg:width="0.356cm" svg:height="0.356cm" draw:transform="rotate (0.7853981633973) translate (18.741cm 18.256cm)">
                <text:p/>
              </draw:circle>
              <draw:circle draw:style-name="gr2" draw:text-style-name="P1" draw:layer="layout" svg:width="0.356cm" svg:height="0.356cm" draw:transform="rotate (1.5707963267946) translate (18.122cm 18.147cm)">
                <text:p/>
              </draw:circle>
              <draw:circle draw:style-name="gr2" draw:text-style-name="P1" draw:layer="layout" svg:width="0.356cm" svg:height="0.356cm" draw:transform="rotate (2.3561944901919) translate (17.608cm 18.507cm)">
                <text:p/>
              </draw:circle>
              <draw:circle draw:style-name="gr2" draw:text-style-name="P1" draw:layer="layout" svg:width="-0.356cm" svg:height="-0.356cm" svg:x="17.498cm" svg:y="19.125cm">
                <text:p/>
              </draw:circle>
              <draw:circle draw:style-name="gr2" draw:text-style-name="P1" draw:layer="layout" svg:width="0.356cm" svg:height="0.356cm" draw:transform="rotate (-2.35619449019309) translate (17.858cm 19.639cm)">
                <text:p/>
              </draw:circle>
              <draw:circle draw:style-name="gr2" draw:text-style-name="P1" draw:layer="layout" svg:width="0.356cm" svg:height="0.356cm" draw:transform="rotate (-1.57079632679579) translate (18.477cm 19.748cm)">
                <text:p/>
              </draw:circle>
              <draw:circle draw:style-name="gr2" draw:text-style-name="P1" draw:layer="layout" svg:width="0.356cm" svg:height="0.356cm" draw:transform="rotate (-0.785398163398487) translate (18.991cm 19.388cm)">
                <text:p/>
              </draw:circle>
            </draw:g>
            <draw:rect draw:style-name="gr3" draw:text-style-name="P1" draw:layer="layout" svg:width="3.353cm" svg:height="3.581cm" svg:x="16.626cm" svg:y="15.368cm">
              <text:p/>
            </draw:rect>
          </draw:g>
          <draw:g>
            <draw:circle draw:style-name="gr2" draw:text-style-name="P1" draw:layer="layout" svg:width="0.356cm" svg:height="0.356cm" draw:transform="rotate (-0.785398163398487) translate (19.647cm 21.999cm)">
              <text:p/>
            </draw:circle>
            <draw:circle draw:style-name="gr2" draw:text-style-name="P1" draw:layer="layout" svg:width="0.356cm" svg:height="0.356cm" draw:transform="rotate (2.3561944901919) translate (16.953cm 22.503cm)">
              <text:p/>
            </draw:circle>
          </draw:g>
        </draw:g>
        <draw:g>
          <draw:g>
            <draw:circle draw:style-name="gr2" draw:text-style-name="P1" draw:layer="layout" svg:width="3.68cm" svg:height="3.68cm" svg:x="9.606cm" svg:y="14.105cm">
              <text:p/>
            </draw:circle>
            <draw:circle draw:style-name="gr2" draw:text-style-name="P1" draw:layer="layout" svg:width="2.15cm" svg:height="2.15cm" svg:x="10.371cm" svg:y="14.87cm">
              <text:p/>
            </draw:circle>
          </draw:g>
          <draw:circle draw:style-name="gr2" draw:text-style-name="P1" draw:layer="layout" svg:width="0.3cm" svg:height="0.3cm" svg:x="11.296cm" svg:y="15.795cm">
            <text:p/>
          </draw:circle>
          <draw:circle draw:style-name="gr2" draw:text-style-name="P1" draw:layer="layout" svg:width="0.3cm" svg:height="0.3cm" svg:x="12.754cm" svg:y="15.795cm">
            <text:p/>
          </draw:circle>
          <draw:circle draw:style-name="gr2" draw:text-style-name="P1" draw:layer="layout" svg:width="0.3cm" svg:height="0.3cm" draw:transform="rotate (0.7853981633973) translate (12.265cm 14.914cm)">
            <text:p/>
          </draw:circle>
          <draw:circle draw:style-name="gr2" draw:text-style-name="P1" draw:layer="layout" svg:width="0.3cm" svg:height="0.3cm" draw:transform="rotate (1.5707963267946) translate (11.297cm 14.636cm)">
            <text:p/>
          </draw:circle>
          <draw:circle draw:style-name="gr2" draw:text-style-name="P1" draw:layer="layout" svg:width="0.3cm" svg:height="0.3cm" draw:transform="rotate (2.3561944901919) translate (10.416cm 15.125cm)">
            <text:p/>
          </draw:circle>
          <draw:circle draw:style-name="gr2" draw:text-style-name="P1" draw:layer="layout" svg:width="-0.3cm" svg:height="-0.3cm" svg:x="10.138cm" svg:y="16.094cm">
            <text:p/>
          </draw:circle>
          <draw:circle draw:style-name="gr2" draw:text-style-name="P1" draw:layer="layout" svg:width="0.3cm" svg:height="0.3cm" draw:transform="rotate (-2.35619449019309) translate (10.627cm 16.975cm)">
            <text:p/>
          </draw:circle>
          <draw:circle draw:style-name="gr2" draw:text-style-name="P1" draw:layer="layout" svg:width="0.3cm" svg:height="0.3cm" draw:transform="rotate (-1.57079632679579) translate (11.595cm 17.253cm)">
            <text:p/>
          </draw:circle>
          <draw:circle draw:style-name="gr2" draw:text-style-name="P1" draw:layer="layout" svg:width="0.3cm" svg:height="0.3cm" draw:transform="rotate (-0.785398163398487) translate (12.476cm 16.764cm)">
            <text:p/>
          </draw:circle>
          <draw:line draw:style-name="gr2" draw:text-style-name="P1" draw:layer="layout" svg:x1="9.446cm" svg:y1="15.945cm" svg:x2="13.446cm" svg:y2="15.945cm">
            <text:p/>
          </draw:line>
          <draw:line draw:style-name="gr2" draw:text-style-name="P1" draw:layer="layout" svg:x1="10.032cm" svg:y1="17.358cm" svg:x2="12.86cm" svg:y2="14.53cm">
            <text:p/>
          </draw:line>
          <draw:line draw:style-name="gr2" draw:text-style-name="P1" draw:layer="layout" svg:x1="11.447cm" svg:y1="17.945cm" svg:x2="11.447cm" svg:y2="13.945cm">
            <text:p/>
          </draw:line>
          <draw:line draw:style-name="gr2" draw:text-style-name="P1" draw:layer="layout" svg:x1="12.86cm" svg:y1="17.358cm" svg:x2="10.032cm" svg:y2="14.53cm">
            <text:p/>
          </draw:line>
        </draw:g>
        <draw:g>
          <draw:circle draw:style-name="gr2" draw:text-style-name="P1" draw:layer="layout" svg:width="3.18cm" svg:height="3.18cm" svg:x="13.71cm" svg:y="14.6cm">
            <text:p/>
          </draw:circle>
          <draw:circle draw:style-name="gr2" draw:text-style-name="P1" draw:layer="layout" svg:width="2.15cm" svg:height="2.15cm" svg:x="14.225cm" svg:y="15.115cm">
            <text:p/>
          </draw:circle>
          <draw:circle draw:style-name="gr2" draw:text-style-name="P1" draw:layer="layout" svg:width="0.2cm" svg:height="0.2cm" svg:x="16.533cm" svg:y="16.09cm">
            <text:p/>
          </draw:circle>
          <draw:line draw:style-name="gr2" draw:text-style-name="P1" draw:layer="layout" svg:x1="13.71cm" svg:y1="16.19cm" svg:x2="16.89cm" svg:y2="16.19cm">
            <text:p/>
          </draw:line>
          <draw:circle draw:style-name="gr2" draw:text-style-name="P1" draw:layer="layout" svg:width="0.2cm" svg:height="0.2cm" draw:transform="rotate (1.0471975511964) translate (15.83cm 15.072cm)">
            <text:p/>
          </draw:circle>
          <draw:circle draw:style-name="gr2" draw:text-style-name="P1" draw:layer="layout" svg:width="0.2cm" svg:height="0.2cm" draw:transform="rotate (-1.04719755119759) translate (16.003cm 17.208cm)">
            <text:p/>
          </draw:circle>
          <draw:circle draw:style-name="gr2" draw:text-style-name="P1" draw:layer="layout" svg:width="0.2cm" svg:height="0.2cm" draw:transform="rotate (-2.09439510239399) translate (14.77cm 17.308cm)">
            <text:p/>
          </draw:circle>
          <draw:circle draw:style-name="gr2" draw:text-style-name="P1" draw:layer="layout" svg:width="0.2cm" svg:height="0.2cm" draw:transform="rotate (2.0943951023928) translate (14.597cm 15.172cm)">
            <text:p/>
          </draw:circle>
          <draw:line draw:style-name="gr2" draw:text-style-name="P1" draw:layer="layout" svg:x1="14.505cm" svg:y1="14.813cm" svg:x2="16.095cm" svg:y2="17.567cm">
            <text:p/>
          </draw:line>
          <draw:line draw:style-name="gr2" draw:text-style-name="P1" draw:layer="layout" svg:x1="14.505cm" svg:y1="17.567cm" svg:x2="16.095cm" svg:y2="14.813cm">
            <text:p/>
          </draw:line>
          <draw:circle draw:style-name="gr2" draw:text-style-name="P1" draw:layer="layout" svg:width="-0.2cm" svg:height="-0.2cm" svg:x="14.067cm" svg:y="16.29cm">
            <text:p/>
          </draw:circle>
        </draw:g>
        <draw:g>
          <draw:circle draw:style-name="gr2" draw:text-style-name="P1" draw:layer="layout" svg:width="2.4cm" svg:height="2.4cm" svg:x="6.95cm" svg:y="3.211cm">
            <text:p/>
          </draw:circle>
          <draw:circle draw:style-name="gr5" draw:text-style-name="P1" draw:layer="layout" svg:width="1.74cm" svg:height="1.74cm" svg:x="7.28cm" svg:y="3.541cm">
            <text:p/>
          </draw:circle>
          <draw:circle draw:style-name="gr2" draw:text-style-name="P1" draw:layer="layout" svg:width="0.9cm" svg:height="0.9cm" svg:x="7.7cm" svg:y="3.961cm">
            <text:p/>
          </draw:circle>
          <draw:rect draw:style-name="gr2" draw:text-style-name="P1" draw:layer="layout" svg:width="2.46cm" svg:height="3.94cm" svg:x="6.92cm" svg:y="3.211cm">
            <text:p/>
          </draw:rect>
          <draw:rect draw:style-name="gr2" draw:text-style-name="P1" draw:layer="layout" svg:width="2.46cm" svg:height="3.25cm" svg:x="6.92cm" svg:y="3.901cm">
            <text:p/>
          </draw:rect>
          <draw:circle draw:style-name="gr2" draw:text-style-name="P1" draw:layer="layout" svg:width="0.42cm" svg:height="0.42cm" svg:x="8.565cm" svg:y="6.311cm">
            <text:p/>
          </draw:circle>
          <draw:circle draw:style-name="gr2" draw:text-style-name="P1" draw:layer="layout" svg:width="0.42cm" svg:height="0.42cm" svg:x="8.565cm" svg:y="5.891cm">
            <text:p/>
          </draw:circle>
          <draw:rect draw:style-name="gr2" draw:text-style-name="P1" draw:layer="layout" svg:width="0.42cm" svg:height="0.42cm" svg:x="8.565cm" svg:y="6.101cm">
            <text:p/>
          </draw:rect>
          <draw:circle draw:style-name="gr2" draw:text-style-name="P1" draw:layer="layout" svg:width="0.42cm" svg:height="0.42cm" svg:x="7.315cm" svg:y="6.311cm">
            <text:p/>
          </draw:circle>
          <draw:circle draw:style-name="gr2" draw:text-style-name="P1" draw:layer="layout" svg:width="0.42cm" svg:height="0.42cm" svg:x="7.315cm" svg:y="5.891cm">
            <text:p/>
          </draw:circle>
          <draw:rect draw:style-name="gr2" draw:text-style-name="P1" draw:layer="layout" svg:width="0.42cm" svg:height="0.42cm" svg:x="7.315cm" svg:y="6.102cm">
            <text:p/>
          </draw:rect>
          <draw:circle draw:style-name="gr2" draw:text-style-name="P1" draw:layer="layout" svg:width="0.7cm" svg:height="0.7cm" svg:x="8.68cm" svg:y="6.451cm">
            <text:p/>
          </draw:circle>
          <draw:circle draw:style-name="gr2" draw:text-style-name="P1" draw:layer="layout" svg:width="0.7cm" svg:height="0.7cm" svg:x="6.92cm" svg:y="6.451cm">
            <text:p/>
          </draw:circle>
        </draw:g>
        <draw:g>
          <draw:circle draw:style-name="gr2" draw:text-style-name="P1" draw:layer="layout" svg:width="2.4cm" svg:height="2.4cm" draw:transform="rotate (3.1415926535892) translate (2.684cm 7.816cm)">
            <text:p/>
          </draw:circle>
          <draw:circle draw:style-name="gr5" draw:text-style-name="P1" draw:layer="layout" svg:width="1.74cm" svg:height="1.74cm" draw:transform="rotate (3.1415926535892) translate (2.354cm 7.486cm)">
            <text:p/>
          </draw:circle>
          <draw:circle draw:style-name="gr2" draw:text-style-name="P1" draw:layer="layout" svg:width="-0.9cm" svg:height="-0.9cm" svg:x="1.934cm" svg:y="7.066cm">
            <text:p/>
          </draw:circle>
          <draw:circle draw:style-name="gr2" draw:text-style-name="P1" draw:layer="layout" svg:width="2.4cm" svg:height="2.4cm" draw:transform="rotate (3.1415926535892) translate (5.204cm 7.816cm)">
            <text:p/>
          </draw:circle>
          <draw:circle draw:style-name="gr5" draw:text-style-name="P1" draw:layer="layout" svg:width="1.74cm" svg:height="1.74cm" draw:transform="rotate (3.1415926535892) translate (4.874cm 7.486cm)">
            <text:p/>
          </draw:circle>
          <draw:circle draw:style-name="gr2" draw:text-style-name="P1" draw:layer="layout" svg:width="-0.9cm" svg:height="-0.9cm" svg:x="4.454cm" svg:y="7.066cm">
            <text:p/>
          </draw:circle>
          <draw:rect draw:style-name="gr2" draw:text-style-name="P1" draw:layer="layout" svg:width="2.52cm" svg:height="4.22cm" draw:transform="rotate (3.1415926535892) translate (4.004cm 7.816cm)">
            <text:p/>
          </draw:rect>
          <draw:rect draw:style-name="gr2" draw:text-style-name="P1" draw:layer="layout" svg:width="2.52cm" svg:height="3.46cm" draw:transform="rotate (3.1415926535892) translate (4.004cm 7.056cm)">
            <text:p/>
          </draw:rect>
          <draw:rect draw:style-name="gr2" draw:text-style-name="P1" draw:layer="layout" svg:width="2.52cm" svg:height="1.715cm" draw:transform="rotate (3.1415926535892) translate (4.004cm 3.596cm)">
            <text:p/>
          </draw:rect>
          <draw:circle draw:style-name="gr2" draw:text-style-name="P1" draw:layer="layout" svg:width="-0.42cm" svg:height="-0.42cm" svg:x="2.329cm" svg:y="3.021cm">
            <text:p/>
          </draw:circle>
          <draw:circle draw:style-name="gr2" draw:text-style-name="P1" draw:layer="layout" svg:width="-0.42cm" svg:height="-0.42cm" svg:x="2.329cm" svg:y="3.441cm">
            <text:p/>
          </draw:circle>
          <draw:rect draw:style-name="gr2" draw:text-style-name="P1" draw:layer="layout" svg:width="-0.42cm" svg:height="-0.42cm" svg:x="2.329cm" svg:y="3.231cm">
            <text:p/>
          </draw:rect>
          <draw:circle draw:style-name="gr2" draw:text-style-name="P1" draw:layer="layout" svg:width="-0.42cm" svg:height="-0.42cm" svg:x="3.579cm" svg:y="3.021cm">
            <text:p/>
          </draw:circle>
          <draw:circle draw:style-name="gr2" draw:text-style-name="P1" draw:layer="layout" svg:width="-0.42cm" svg:height="-0.42cm" svg:x="3.579cm" svg:y="3.441cm">
            <text:p/>
          </draw:circle>
          <draw:rect draw:style-name="gr2" draw:text-style-name="P1" draw:layer="layout" svg:width="-0.42cm" svg:height="-0.42cm" svg:x="3.579cm" svg:y="3.231cm">
            <text:p/>
          </draw:rect>
          <draw:rect draw:style-name="gr2" draw:text-style-name="P1" draw:layer="layout" svg:width="-0.13cm" svg:height="-0.48cm" svg:x="2.809cm" svg:y="3.595cm">
            <text:p/>
          </draw:rect>
          <draw:circle draw:style-name="gr2" draw:text-style-name="P1" draw:layer="layout" svg:width="-0.7cm" svg:height="-0.7cm" svg:x="2.184cm" svg:y="2.581cm">
            <text:p/>
          </draw:circle>
          <draw:circle draw:style-name="gr2" draw:text-style-name="P1" draw:layer="layout" svg:width="-0.7cm" svg:height="-0.7cm" svg:x="4.004cm" svg:y="2.581cm">
            <text:p/>
          </draw:circle>
        </draw:g>
        <draw:g>
          <draw:g>
            <draw:circle draw:style-name="gr2" draw:text-style-name="P1" draw:layer="layout" svg:width="3.354cm" svg:height="3.354cm" draw:transform="rotate (-1.96349540849444) translate (17.48cm 3.635cm)">
              <text:p/>
            </draw:circle>
            <draw:rect draw:style-name="gr2" draw:text-style-name="P1" draw:layer="layout" svg:width="3.353cm" svg:height="3.581cm" draw:transform="rotate (-1.96349540849444) translate (15.931cm 2.994cm)">
              <text:p/>
            </draw:rect>
            <draw:g>
              <draw:circle draw:style-name="gr2" draw:text-style-name="P1" draw:layer="layout" svg:width="1.27cm" svg:height="1.27cm" draw:transform="rotate (-1.96349540849444) translate (16.119cm 4.199cm)">
                <text:p/>
              </draw:circle>
              <draw:circle draw:style-name="gr2" draw:text-style-name="P1" draw:layer="layout" svg:width="0.356cm" svg:height="0.356cm" draw:transform="rotate (-1.96349540849444) translate (15.521cm 4.446cm)">
                <text:p/>
              </draw:circle>
            </draw:g>
            <draw:g>
              <draw:circle draw:style-name="gr2" draw:text-style-name="P1" draw:layer="layout" svg:width="0.356cm" svg:height="0.356cm" draw:transform="rotate (-1.96349540849444) translate (15.147cm 5.351cm)">
                <text:p/>
              </draw:circle>
              <draw:circle draw:style-name="gr2" draw:text-style-name="P1" draw:layer="layout" svg:width="0.356cm" svg:height="0.356cm" draw:transform="rotate (-1.17809724509714) translate (15.759cm 5.214cm)">
                <text:p/>
              </draw:circle>
              <draw:circle draw:style-name="gr2" draw:text-style-name="P1" draw:layer="layout" svg:width="0.356cm" svg:height="0.356cm" draw:transform="rotate (-0.392699081699837) translate (16.097cm 4.684cm)">
                <text:p/>
              </draw:circle>
              <draw:circle draw:style-name="gr2" draw:text-style-name="P1" draw:layer="layout" svg:width="0.356cm" svg:height="0.356cm" draw:transform="rotate (0.39269908169865) translate (15.961cm 4.072cm)">
                <text:p/>
              </draw:circle>
              <draw:circle draw:style-name="gr2" draw:text-style-name="P1" draw:layer="layout" svg:width="0.356cm" svg:height="0.356cm" draw:transform="rotate (1.17809724509595) translate (15.432cm 3.733cm)">
                <text:p/>
              </draw:circle>
              <draw:circle draw:style-name="gr2" draw:text-style-name="P1" draw:layer="layout" svg:width="0.356cm" svg:height="0.356cm" draw:transform="rotate (1.96349540849325) translate (14.82cm 3.87cm)">
                <text:p/>
              </draw:circle>
              <draw:circle draw:style-name="gr2" draw:text-style-name="P1" draw:layer="layout" svg:width="0.356cm" svg:height="0.356cm" draw:transform="rotate (2.74889357189055) translate (14.482cm 4.4cm)">
                <text:p/>
              </draw:circle>
              <draw:circle draw:style-name="gr2" draw:text-style-name="P1" draw:layer="layout" svg:width="0.356cm" svg:height="0.356cm" draw:transform="rotate (-2.74889357189174) translate (14.618cm 5.012cm)">
                <text:p/>
              </draw:circle>
            </draw:g>
          </draw:g>
          <draw:g>
            <draw:circle draw:style-name="gr2" draw:text-style-name="P1" draw:layer="layout" svg:width="0.356cm" svg:height="0.356cm" draw:transform="rotate (-2.74889357189174) translate (11.954cm 4.62cm)">
              <text:p/>
            </draw:circle>
            <draw:circle draw:style-name="gr2" draw:text-style-name="P1" draw:layer="layout" svg:width="0.356cm" svg:height="0.356cm" draw:transform="rotate (0.39269908169865) translate (12.52cm 1.937cm)">
              <text:p/>
            </draw:circle>
          </draw:g>
        </draw:g>
        <draw:g>
          <draw:circle draw:style-name="gr2" draw:text-style-name="P1" draw:layer="layout" svg:width="3.76cm" svg:height="3.76cm" svg:x="22.242cm" svg:y="1.344cm">
            <text:p/>
          </draw:circle>
          <draw:circle draw:style-name="gr2" draw:text-style-name="P1" draw:layer="layout" svg:width="3.1cm" svg:height="3.1cm" svg:x="22.572cm" svg:y="1.674cm">
            <text:p/>
          </draw:circle>
          <draw:circle draw:style-name="gr2" draw:text-style-name="P1" draw:layer="layout" svg:width="0.6cm" svg:height="0.6cm" svg:x="23.822cm" svg:y="2.924cm">
            <text:p/>
          </draw:circle>
          <draw:circle draw:style-name="gr2" draw:text-style-name="P1" draw:layer="layout" svg:width="1.2cm" svg:height="1.2cm" svg:x="23.522cm" svg:y="2.624cm">
            <text:p/>
          </draw:circle>
          <draw:rect draw:style-name="gr2" draw:text-style-name="P1" draw:layer="layout" svg:width="3.76cm" svg:height="3.93cm" svg:x="22.242cm" svg:y="2.053cm">
            <text:p/>
          </draw:rect>
          <draw:line draw:style-name="gr4" draw:text-style-name="P1" draw:layer="layout" svg:x1="22.242cm" svg:y1="3.223cm" svg:x2="26.002cm" svg:y2="3.223cm">
            <text:p/>
          </draw:line>
          <draw:line draw:style-name="gr4" draw:text-style-name="P1" draw:layer="layout" svg:x1="23.182cm" svg:y1="4.851cm" svg:x2="25.062cm" svg:y2="1.595cm">
            <text:p/>
          </draw:line>
          <draw:line draw:style-name="gr4" draw:text-style-name="P1" draw:layer="layout" svg:x1="23.182cm" svg:y1="1.595cm" svg:x2="25.062cm" svg:y2="4.851cm">
            <text:p/>
          </draw:line>
          <draw:circle draw:style-name="gr2" draw:text-style-name="P1" draw:layer="layout" svg:width="3.76cm" svg:height="3.76cm" svg:x="22.242cm" svg:y="2.053cm">
            <text:p/>
          </draw:circle>
        </draw:g>
      </draw:page>
      <draw:page draw:name="page8" draw:style-name="dp1" draw:master-page-name="Default">
        <draw:g>
          <draw:circle draw:style-name="gr2" draw:text-style-name="P1" draw:layer="layout" svg:width="6cm" svg:height="6cm" svg:x="1.033cm" svg:y="13.613cm">
            <text:p/>
          </draw:circle>
          <draw:circle draw:style-name="gr2" draw:text-style-name="P1" draw:layer="layout" svg:width="4.8cm" svg:height="4.8cm" svg:x="1.633cm" svg:y="14.213cm">
            <text:p/>
          </draw:circle>
          <draw:g>
            <draw:rect draw:style-name="gr2" draw:text-style-name="P1" draw:layer="layout" svg:width="3.76cm" svg:height="0.2cm" svg:x="2.154cm" svg:y="14.323cm">
              <text:p/>
            </draw:rect>
            <draw:circle draw:style-name="gr4" draw:text-style-name="P1" draw:layer="layout" svg:width="0.4cm" svg:height="0.4cm" svg:x="2.589cm" svg:y="14.58cm">
              <text:p/>
            </draw:circle>
            <draw:g>
              <draw:rect draw:style-name="gr2" draw:text-style-name="P1" draw:layer="layout" svg:width="5cm" svg:height="0.6cm" draw:transform="rotate (-1.57079632679579) translate (6.533cm 15.023cm)">
                <text:p/>
              </draw:rect>
              <draw:rect draw:style-name="gr2" draw:text-style-name="P1" draw:layer="layout" svg:width="1.5cm" svg:height="0.6cm" draw:transform="rotate (-1.57079632679579) translate (6.533cm 15.023cm)">
                <text:p/>
              </draw:rect>
              <draw:rect draw:style-name="gr2" draw:text-style-name="P1" draw:layer="layout" svg:width="3cm" svg:height="0.6cm" draw:transform="rotate (-1.57079632679579) translate (6.533cm 15.023cm)">
                <text:p/>
              </draw:rect>
              <draw:rect draw:style-name="gr2" draw:text-style-name="P1" draw:layer="layout" svg:width="1cm" svg:height="0.6cm" draw:transform="rotate (-1.57079632679579) translate (6.533cm 15.023cm)">
                <text:p/>
              </draw:rect>
              <draw:rect draw:style-name="gr2" draw:text-style-name="P1" draw:layer="layout" svg:width="1cm" svg:height="0.6cm" draw:transform="rotate (-1.57079632679579) translate (6.533cm 17.023cm)">
                <text:p/>
              </draw:rect>
              <draw:rect draw:style-name="gr2" draw:text-style-name="P1" draw:layer="layout" svg:width="0.6cm" svg:height="0.6cm" draw:transform="rotate (-1.57079632679579) translate (6.533cm 14.423cm)">
                <text:p/>
              </draw:rect>
              <draw:rect draw:style-name="gr14" draw:text-style-name="P1" draw:layer="layout" svg:width="0.2cm" svg:height="0.4cm" draw:transform="rotate (-1.57079632679579) translate (6.429cm 14.798cm)">
                <text:p/>
              </draw:rect>
              <draw:circle draw:style-name="gr2" draw:text-style-name="P1" draw:layer="layout" svg:width="0.3cm" svg:height="0.3cm" svg:x="6.083cm" svg:y="16.364cm">
                <text:p/>
              </draw:circle>
              <draw:ellipse draw:style-name="gr4" draw:text-style-name="P1" draw:layer="layout" svg:width="0.4cm" svg:height="0.2cm" svg:x="6.031cm" svg:y="15.985cm">
                <text:p/>
              </draw:ellipse>
              <draw:ellipse draw:style-name="gr12" draw:text-style-name="P1" draw:layer="layout" svg:width="0.4cm" svg:height="0.2cm" svg:x="6.039cm" svg:y="15.442cm">
                <text:p/>
              </draw:ellipse>
              <draw:ellipse draw:style-name="gr12" draw:text-style-name="P1" draw:layer="layout" svg:width="0.4cm" svg:height="0.2cm" svg:x="6.04cm" svg:y="17.405cm">
                <text:p/>
              </draw:ellipse>
            </draw:g>
            <draw:circle draw:style-name="gr2" draw:text-style-name="P1" draw:layer="layout" svg:width="0.3cm" svg:height="0.3cm" svg:x="3.883cm" svg:y="14.573cm">
              <text:p/>
            </draw:circle>
            <draw:rect draw:style-name="gr2" draw:text-style-name="P1" draw:layer="layout" svg:width="6cm" svg:height="0.6cm" svg:x="1.033cm" svg:y="14.423cm">
              <text:p/>
            </draw:rect>
            <draw:g>
              <draw:rect draw:style-name="gr2" draw:text-style-name="P1" draw:layer="layout" svg:width="5cm" svg:height="0.6cm" draw:transform="rotate (-1.57079632679579) translate (2.133cm 15.024cm)">
                <text:p/>
              </draw:rect>
              <draw:rect draw:style-name="gr2" draw:text-style-name="P1" draw:layer="layout" svg:width="1.5cm" svg:height="0.6cm" draw:transform="rotate (-1.57079632679579) translate (2.133cm 15.024cm)">
                <text:p/>
              </draw:rect>
              <draw:rect draw:style-name="gr2" draw:text-style-name="P1" draw:layer="layout" svg:width="3cm" svg:height="0.6cm" draw:transform="rotate (-1.57079632679579) translate (2.133cm 15.024cm)">
                <text:p/>
              </draw:rect>
              <draw:rect draw:style-name="gr2" draw:text-style-name="P1" draw:layer="layout" svg:width="1cm" svg:height="0.6cm" draw:transform="rotate (-1.57079632679579) translate (2.133cm 15.024cm)">
                <text:p/>
              </draw:rect>
              <draw:rect draw:style-name="gr2" draw:text-style-name="P1" draw:layer="layout" svg:width="1cm" svg:height="0.6cm" draw:transform="rotate (-1.57079632679579) translate (2.133cm 17.023cm)">
                <text:p/>
              </draw:rect>
              <draw:rect draw:style-name="gr2" draw:text-style-name="P1" draw:layer="layout" svg:width="0.6cm" svg:height="0.6cm" draw:transform="rotate (-1.57079632679579) translate (2.133cm 14.422cm)">
                <text:p/>
              </draw:rect>
              <draw:rect draw:style-name="gr14" draw:text-style-name="P1" draw:layer="layout" svg:width="0.2cm" svg:height="0.4cm" draw:transform="rotate (-1.57079632679579) translate (2.029cm 14.798cm)">
                <text:p/>
              </draw:rect>
              <draw:circle draw:style-name="gr2" draw:text-style-name="P1" draw:layer="layout" svg:width="0.3cm" svg:height="0.3cm" svg:x="1.683cm" svg:y="16.364cm">
                <text:p/>
              </draw:circle>
              <draw:ellipse draw:style-name="gr4" draw:text-style-name="P1" draw:layer="layout" svg:width="0.4cm" svg:height="0.2cm" svg:x="1.631cm" svg:y="15.985cm">
                <text:p/>
              </draw:ellipse>
              <draw:ellipse draw:style-name="gr12" draw:text-style-name="P1" draw:layer="layout" svg:width="0.4cm" svg:height="0.2cm" svg:x="1.639cm" svg:y="15.442cm">
                <text:p/>
              </draw:ellipse>
              <draw:ellipse draw:style-name="gr12" draw:text-style-name="P1" draw:layer="layout" svg:width="0.4cm" svg:height="0.2cm" svg:x="1.641cm" svg:y="17.405cm">
                <text:p/>
              </draw:ellipse>
            </draw:g>
            <draw:rect draw:style-name="gr2" draw:text-style-name="P1" draw:layer="layout" svg:width="1cm" svg:height="0.6cm" svg:x="1.633cm" svg:y="14.423cm">
              <text:p/>
            </draw:rect>
            <draw:circle draw:style-name="gr12" draw:text-style-name="P1" draw:layer="layout" svg:width="0.4cm" svg:height="0.4cm" svg:x="2.07cm" svg:y="14.558cm">
              <text:p/>
            </draw:circle>
            <draw:rect draw:style-name="gr2" draw:text-style-name="P1" draw:layer="layout" svg:width="1cm" svg:height="0.6cm" svg:x="5.433cm" svg:y="14.423cm">
              <text:p/>
            </draw:rect>
            <draw:circle draw:style-name="gr12" draw:text-style-name="P1" draw:layer="layout" svg:width="0.4cm" svg:height="0.4cm" svg:x="5.57cm" svg:y="14.558cm">
              <text:p/>
            </draw:circle>
          </draw:g>
          <draw:g>
            <draw:circle draw:style-name="gr2" draw:text-style-name="P1" draw:layer="layout" svg:width="3.18cm" svg:height="3.18cm" svg:x="2.443cm" svg:y="15.023cm">
              <text:p/>
            </draw:circle>
            <draw:circle draw:style-name="gr2" draw:text-style-name="P1" draw:layer="layout" svg:width="2.15cm" svg:height="2.15cm" svg:x="2.958cm" svg:y="15.538cm">
              <text:p/>
            </draw:circle>
            <draw:circle draw:style-name="gr2" draw:text-style-name="P1" draw:layer="layout" svg:width="0.2cm" svg:height="0.2cm" svg:x="5.266cm" svg:y="16.513cm">
              <text:p/>
            </draw:circle>
            <draw:line draw:style-name="gr2" draw:text-style-name="P1" draw:layer="layout" svg:x1="2.443cm" svg:y1="16.613cm" svg:x2="5.623cm" svg:y2="16.613cm">
              <text:p/>
            </draw:line>
            <draw:circle draw:style-name="gr2" draw:text-style-name="P1" draw:layer="layout" svg:width="0.2cm" svg:height="0.2cm" draw:transform="rotate (1.0471975511964) translate (4.563cm 15.495cm)">
              <text:p/>
            </draw:circle>
            <draw:circle draw:style-name="gr2" draw:text-style-name="P1" draw:layer="layout" svg:width="0.2cm" svg:height="0.2cm" draw:transform="rotate (-1.04719755119759) translate (4.736cm 17.631cm)">
              <text:p/>
            </draw:circle>
            <draw:circle draw:style-name="gr2" draw:text-style-name="P1" draw:layer="layout" svg:width="0.2cm" svg:height="0.2cm" draw:transform="rotate (-2.09439510239399) translate (3.503cm 17.731cm)">
              <text:p/>
            </draw:circle>
            <draw:circle draw:style-name="gr2" draw:text-style-name="P1" draw:layer="layout" svg:width="0.2cm" svg:height="0.2cm" draw:transform="rotate (2.0943951023928) translate (3.33cm 15.595cm)">
              <text:p/>
            </draw:circle>
            <draw:line draw:style-name="gr2" draw:text-style-name="P1" draw:layer="layout" svg:x1="3.238cm" svg:y1="15.236cm" svg:x2="4.828cm" svg:y2="17.99cm">
              <text:p/>
            </draw:line>
            <draw:line draw:style-name="gr2" draw:text-style-name="P1" draw:layer="layout" svg:x1="3.238cm" svg:y1="17.99cm" svg:x2="4.828cm" svg:y2="15.236cm">
              <text:p/>
            </draw:line>
            <draw:circle draw:style-name="gr2" draw:text-style-name="P1" draw:layer="layout" svg:width="-0.2cm" svg:height="-0.2cm" svg:x="2.8cm" svg:y="16.713cm">
              <text:p/>
            </draw:circle>
          </draw:g>
        </draw:g>
        <draw:g>
          <draw:g>
            <draw:rect draw:style-name="gr2" draw:text-style-name="P1" draw:layer="layout" svg:width="-0.6cm" svg:height="-1.6cm" svg:x="14.898cm" svg:y="9.756cm">
              <text:p/>
            </draw:rect>
            <draw:rect draw:style-name="gr2" draw:text-style-name="P1" draw:layer="layout" svg:width="5cm" svg:height="6.4cm" draw:transform="rotate (3.1415926535892) translate (14.298cm 10.256cm)">
              <text:p/>
            </draw:rect>
            <draw:rect draw:style-name="gr2" draw:text-style-name="P1" draw:layer="layout" svg:width="-1.5cm" svg:height="-0.3cm" svg:x="14.298cm" svg:y="10.556cm">
              <text:p/>
            </draw:rect>
            <draw:line draw:style-name="gr4" draw:text-style-name="P1" draw:layer="layout" svg:x1="10.62cm" svg:y1="3.856cm" svg:x2="9.299cm" svg:y2="10.256cm">
              <text:p/>
            </draw:line>
            <draw:rect draw:style-name="gr2" draw:text-style-name="P1" draw:layer="layout" svg:width="3cm" svg:height="4.1cm" draw:transform="rotate (3.1415926535892) translate (14.298cm 14.656cm)">
              <text:p/>
            </draw:rect>
            <draw:rect draw:style-name="gr14" draw:text-style-name="P1" draw:layer="layout" svg:width="-0.2cm" svg:height="-0.2cm" svg:x="14.552cm" svg:y="9.077cm">
              <text:p/>
            </draw:rect>
            <draw:frame draw:style-name="gr1" draw:layer="layout" svg:width="0.853cm" svg:height="0.963cm" svg:x="12.204cm" svg:y="6.971cm">
              <draw:text-box>
                <text:p>b</text:p>
              </draw:text-box>
            </draw:frame>
            <draw:rect draw:style-name="gr2" draw:text-style-name="P1" draw:layer="layout" svg:width="-1cm" svg:height="-0.3cm" svg:x="14.298cm" svg:y="14.956cm">
              <text:p/>
            </draw:rect>
            <draw:rect draw:style-name="gr12" draw:text-style-name="P1" draw:layer="layout" svg:width="-0.2cm" svg:height="-0.2cm" svg:x="13.785cm" svg:y="14.901cm">
              <text:p/>
            </draw:rect>
            <draw:rect draw:style-name="gr17" draw:text-style-name="P1" draw:layer="layout" svg:width="-0.2cm" svg:height="-0.2cm" svg:x="13.853cm" svg:y="10.489cm">
              <text:p/>
            </draw:rect>
            <draw:rect draw:style-name="gr2" draw:text-style-name="P1" draw:layer="layout" svg:width="-1cm" svg:height="-0.3cm" svg:x="12.298cm" svg:y="14.956cm">
              <text:p/>
            </draw:rect>
            <draw:rect draw:style-name="gr12" draw:text-style-name="P1" draw:layer="layout" svg:width="-0.2cm" svg:height="-0.2cm" svg:x="11.885cm" svg:y="14.901cm">
              <text:p/>
            </draw:rect>
            <draw:g>
              <draw:rect draw:style-name="gr2" draw:text-style-name="P1" draw:layer="layout" svg:width="-0.3cm" svg:height="-1cm" svg:x="12.948cm" svg:y="14.656cm">
                <text:p/>
              </draw:rect>
              <draw:rect draw:style-name="gr2" draw:text-style-name="P1" draw:layer="layout" svg:width="-0.6cm" svg:height="-0.25cm" svg:x="13.098cm" svg:y="14.156cm">
                <text:p/>
              </draw:rect>
            </draw:g>
            <draw:rect draw:style-name="gr2" draw:text-style-name="P1" draw:layer="layout" svg:width="-0.6cm" svg:height="-1.6cm" svg:x="14.898cm" svg:y="5.956cm">
              <text:p/>
            </draw:rect>
            <draw:g>
              <draw:rect draw:style-name="gr2" draw:text-style-name="P1" draw:layer="layout" svg:width="0.3cm" svg:height="1cm" draw:transform="rotate (-1.57079632679579) translate (14.298cm 6.906cm)">
                <text:p/>
              </draw:rect>
              <draw:rect draw:style-name="gr2" draw:text-style-name="P1" draw:layer="layout" svg:width="0.6cm" svg:height="0.25cm" draw:transform="rotate (-1.57079632679579) translate (13.798cm 6.756cm)">
                <text:p/>
              </draw:rect>
            </draw:g>
            <draw:rect draw:style-name="gr2" draw:text-style-name="P1" draw:layer="layout" svg:width="0.6cm" svg:height="2.7cm" draw:transform="rotate (-1.57079632679579) translate (14.298cm 8.656cm)">
              <text:p/>
            </draw:rect>
            <draw:rect draw:style-name="gr2" draw:text-style-name="P1" draw:layer="layout" svg:width="0.6cm" svg:height="0.6cm" draw:transform="rotate (-1.57079632679579) translate (14.898cm 8.656cm)">
              <text:p/>
            </draw:rect>
            <draw:rect draw:style-name="gr14" draw:text-style-name="P1" draw:layer="layout" svg:width="0.2cm" svg:height="0.2cm" draw:transform="rotate (-1.57079632679579) translate (14.543cm 8.859cm)">
              <text:p/>
            </draw:rect>
            <draw:rect draw:style-name="gr2" draw:text-style-name="P1" draw:layer="layout" svg:width="0.6cm" svg:height="1.2cm" draw:transform="rotate (-1.57079632679579) translate (12.798cm 8.656cm)">
              <text:p/>
            </draw:rect>
            <draw:circle draw:style-name="gr2" draw:text-style-name="P1" draw:layer="layout" svg:width="-0.3cm" svg:height="-0.3cm" svg:x="13.648cm" svg:y="9.106cm">
              <text:p/>
            </draw:circle>
            <draw:rect draw:style-name="gr2" draw:text-style-name="P1" draw:layer="layout" svg:width="0.6cm" svg:height="2.7cm" draw:transform="rotate (-1.57079632679579) translate (14.298cm 4.856cm)">
              <text:p/>
            </draw:rect>
            <draw:rect draw:style-name="gr14" draw:text-style-name="P1" draw:layer="layout" svg:width="0.2cm" svg:height="0.2cm" draw:transform="rotate (-1.57079632679579) translate (14.543cm 5.059cm)">
              <text:p/>
            </draw:rect>
            <draw:rect draw:style-name="gr2" draw:text-style-name="P1" draw:layer="layout" svg:width="0.6cm" svg:height="1.2cm" draw:transform="rotate (-1.57079632679579) translate (14.298cm 4.856cm)">
              <text:p/>
            </draw:rect>
            <draw:circle draw:style-name="gr2" draw:text-style-name="P1" draw:layer="layout" svg:width="-0.3cm" svg:height="-0.3cm" svg:x="12.648cm" svg:y="5.306cm">
              <text:p/>
            </draw:circle>
            <draw:frame draw:style-name="gr1" draw:layer="layout" svg:width="0.642cm" svg:height="0.963cm" svg:x="10.496cm" svg:y="8.681cm">
              <draw:text-box>
                <text:p>i</text:p>
              </draw:text-box>
            </draw:frame>
            <draw:circle draw:style-name="gr14" draw:text-style-name="P1" draw:layer="layout" svg:width="0.2cm" svg:height="0.2cm" svg:x="12.13cm" svg:y="8.806cm">
              <text:p/>
            </draw:circle>
            <draw:frame draw:style-name="gr1" draw:layer="layout" svg:width="0.642cm" svg:height="0.963cm" svg:x="10.863cm" svg:y="4.586cm">
              <draw:text-box>
                <text:p>j</text:p>
              </draw:text-box>
            </draw:frame>
            <draw:circle draw:style-name="gr14" draw:text-style-name="P1" draw:layer="layout" svg:width="0.2cm" svg:height="0.2cm" svg:x="13.73cm" svg:y="5.006cm">
              <text:p/>
            </draw:circle>
          </draw:g>
          <draw:g>
            <draw:rect draw:style-name="gr2" draw:text-style-name="P1" draw:layer="layout" svg:width="3.68cm" svg:height="0.6cm" svg:x="10.618cm" svg:y="10.556cm">
              <text:p/>
            </draw:rect>
            <draw:rect draw:style-name="gr2" draw:text-style-name="P1" draw:layer="layout" svg:width="2.15cm" svg:height="0.6cm" svg:x="11.383cm" svg:y="10.556cm">
              <text:p/>
            </draw:rect>
            <draw:rect draw:style-name="gr2" draw:text-style-name="P1" draw:layer="layout" svg:width="0.3cm" svg:height="0.6cm" svg:x="12.308cm" svg:y="10.556cm">
              <text:p/>
            </draw:rect>
            <draw:rect draw:style-name="gr2" draw:text-style-name="P1" draw:layer="layout" svg:width="0.3cm" svg:height="0.6cm" svg:x="13.766cm" svg:y="10.556cm">
              <text:p/>
            </draw:rect>
            <draw:rect draw:style-name="gr2" draw:text-style-name="P1" draw:layer="layout" svg:width="-0.3cm" svg:height="-0.6cm" svg:x="11.15cm" svg:y="11.156cm">
              <text:p/>
            </draw:rect>
          </draw:g>
          <draw:g>
            <draw:rect draw:style-name="gr2" draw:text-style-name="P1" draw:layer="layout" svg:width="3.68cm" svg:height="0.6cm" svg:x="10.618cm" svg:y="13.475cm">
              <text:p/>
            </draw:rect>
            <draw:rect draw:style-name="gr2" draw:text-style-name="P1" draw:layer="layout" svg:width="2.15cm" svg:height="0.6cm" svg:x="11.383cm" svg:y="13.475cm">
              <text:p/>
            </draw:rect>
            <draw:rect draw:style-name="gr2" draw:text-style-name="P1" draw:layer="layout" svg:width="0.3cm" svg:height="0.6cm" svg:x="12.308cm" svg:y="13.475cm">
              <text:p/>
            </draw:rect>
            <draw:rect draw:style-name="gr2" draw:text-style-name="P1" draw:layer="layout" svg:width="0.3cm" svg:height="0.6cm" svg:x="13.766cm" svg:y="13.475cm">
              <text:p/>
            </draw:rect>
            <draw:rect draw:style-name="gr2" draw:text-style-name="P1" draw:layer="layout" svg:width="-0.3cm" svg:height="-0.6cm" svg:x="11.15cm" svg:y="14.075cm">
              <text:p/>
            </draw:rect>
          </draw:g>
          <draw:g>
            <draw:rect draw:style-name="gr2" draw:text-style-name="P1" draw:layer="layout" svg:width="2.15cm" svg:height="14cm" svg:x="11.383cm" svg:y="0.648cm">
              <text:p/>
            </draw:rect>
            <draw:rect draw:style-name="gr2" draw:text-style-name="P1" draw:layer="layout" svg:width="2.75cm" svg:height="0.6cm" svg:x="11.083cm" svg:y="14.048cm">
              <text:p/>
            </draw:rect>
          </draw:g>
          <draw:g>
            <draw:rect draw:style-name="gr2" draw:text-style-name="P1" draw:layer="layout" svg:width="7.7cm" svg:height="0.6cm" svg:x="8.608cm" svg:y="3.256cm">
              <text:p/>
            </draw:rect>
            <draw:g>
              <draw:rect draw:style-name="gr2" draw:text-style-name="P1" draw:layer="layout" svg:width="3.68cm" svg:height="0.6cm" svg:x="10.618cm" svg:y="2.656cm">
                <text:p/>
              </draw:rect>
              <draw:rect draw:style-name="gr2" draw:text-style-name="P1" draw:layer="layout" svg:width="2.15cm" svg:height="0.6cm" svg:x="11.383cm" svg:y="2.656cm">
                <text:p/>
              </draw:rect>
              <draw:rect draw:style-name="gr2" draw:text-style-name="P1" draw:layer="layout" svg:width="0.3cm" svg:height="0.6cm" svg:x="12.308cm" svg:y="2.656cm">
                <text:p/>
              </draw:rect>
              <draw:rect draw:style-name="gr2" draw:text-style-name="P1" draw:layer="layout" svg:width="0.3cm" svg:height="0.6cm" svg:x="13.766cm" svg:y="2.656cm">
                <text:p/>
              </draw:rect>
              <draw:rect draw:style-name="gr2" draw:text-style-name="P1" draw:layer="layout" svg:width="-0.3cm" svg:height="-0.6cm" svg:x="11.15cm" svg:y="3.256cm">
                <text:p/>
              </draw:rect>
            </draw:g>
            <draw:rect draw:style-name="gr2" draw:text-style-name="P1" draw:layer="layout" svg:width="6.5cm" svg:height="0.6cm" svg:x="9.208cm" svg:y="2.656cm">
              <text:p/>
            </draw:rect>
            <draw:rect draw:style-name="gr2" draw:text-style-name="P1" draw:layer="layout" svg:width="7.7cm" svg:height="0.6cm" svg:x="8.608cm" svg:y="2.056cm">
              <text:p/>
            </draw:rect>
          </draw:g>
          <draw:g>
            <draw:rect draw:style-name="gr2" draw:text-style-name="P1" draw:layer="layout" svg:width="3.676cm" svg:height="14cm" svg:x="10.62cm" svg:y="0.648cm">
              <text:p/>
            </draw:rect>
            <draw:rect draw:style-name="gr2" draw:text-style-name="P1" draw:layer="layout" svg:width="4.7cm" svg:height="0.6cm" svg:x="10.108cm" svg:y="14.048cm">
              <text:p/>
            </draw:rect>
          </draw:g>
        </draw:g>
        <draw:g>
          <draw:rect draw:style-name="gr14" draw:text-style-name="P1" draw:layer="layout" svg:width="0.2cm" svg:height="0.2cm" svg:x="18.751cm" svg:y="4.422cm">
            <text:p/>
          </draw:rect>
          <draw:g>
            <draw:rect draw:style-name="gr2" draw:text-style-name="P1" draw:layer="layout" svg:width="3.76cm" svg:height="5.07cm" svg:x="19.832cm" svg:y="6.947cm">
              <text:p/>
            </draw:rect>
            <draw:rect draw:style-name="gr2" draw:text-style-name="P1" draw:layer="layout" svg:width="6cm" svg:height="6.4cm" svg:x="18.712cm" svg:y="5.017cm">
              <text:p/>
            </draw:rect>
            <draw:rect draw:style-name="gr2" draw:text-style-name="P1" draw:layer="layout" svg:width="4.8cm" svg:height="3.8cm" svg:x="19.312cm" svg:y="12.017cm">
              <text:p/>
            </draw:rect>
            <draw:rect draw:style-name="gr22" draw:text-style-name="P1" draw:layer="layout" svg:width="3.62cm" svg:height="2.54cm" svg:x="19.902cm" svg:y="12.497cm">
              <text:p/>
            </draw:rect>
            <draw:rect draw:style-name="gr22" draw:text-style-name="P1" draw:layer="layout" svg:width="5cm" svg:height="0.73cm" svg:x="19.212cm" svg:y="13.402cm">
              <text:p/>
            </draw:rect>
            <draw:rect draw:style-name="gr2" draw:text-style-name="P1" draw:layer="layout" svg:width="4.8cm" svg:height="0.3cm" svg:x="19.312cm" svg:y="11.417cm">
              <text:p/>
            </draw:rect>
            <draw:rect draw:style-name="gr2" draw:text-style-name="P1" draw:layer="layout" svg:width="3.124cm" svg:height="5.07cm" svg:x="20.15cm" svg:y="6.947cm">
              <text:p/>
            </draw:rect>
            <draw:rect draw:style-name="gr2" draw:text-style-name="P1" draw:layer="layout" svg:width="2.806cm" svg:height="5.07cm" svg:x="20.309cm" svg:y="6.947cm">
              <text:p/>
            </draw:rect>
            <draw:rect draw:style-name="gr2" draw:text-style-name="P1" draw:layer="layout" svg:width="3.442cm" svg:height="5.07cm" svg:x="19.991cm" svg:y="6.947cm">
              <text:p/>
            </draw:rect>
            <draw:rect draw:style-name="gr2" draw:text-style-name="P1" draw:layer="layout" svg:width="3.8cm" svg:height="5.07cm" svg:x="19.812cm" svg:y="6.947cm">
              <text:p/>
            </draw:rect>
            <draw:rect draw:style-name="gr2" draw:text-style-name="P1" draw:layer="layout" svg:width="4.8cm" svg:height="5.07cm" svg:x="19.312cm" svg:y="6.947cm">
              <text:p/>
            </draw:rect>
            <draw:rect draw:style-name="gr2" draw:text-style-name="P1" draw:layer="layout" svg:width="1cm" svg:height="0.3cm" svg:x="19.312cm" svg:y="15.817cm">
              <text:p/>
            </draw:rect>
            <draw:rect draw:style-name="gr2" draw:text-style-name="P1" draw:layer="layout" svg:width="1cm" svg:height="0.3cm" svg:x="23.112cm" svg:y="15.817cm">
              <text:p/>
            </draw:rect>
            <draw:frame draw:style-name="gr1" draw:layer="layout" svg:width="0.82cm" svg:height="0.963cm" svg:x="21.242cm" svg:y="8.137cm">
              <draw:text-box>
                <text:p>c</text:p>
              </draw:text-box>
            </draw:frame>
            <draw:circle draw:style-name="gr14" draw:text-style-name="P1" draw:layer="layout" svg:width="0.2cm" svg:height="0.2cm" svg:x="22.644cm" svg:y="8.367cm">
              <text:p/>
            </draw:circle>
            <draw:circle draw:style-name="gr14" draw:text-style-name="P1" draw:layer="layout" svg:width="0.2cm" svg:height="0.2cm" svg:x="20.644cm" svg:y="8.367cm">
              <text:p/>
            </draw:circle>
            <draw:g>
              <draw:rect draw:style-name="gr2" draw:text-style-name="P1" draw:layer="layout" svg:width="-0.3cm" svg:height="-1cm" svg:x="21.862cm" svg:y="15.817cm">
                <text:p/>
              </draw:rect>
              <draw:rect draw:style-name="gr2" draw:text-style-name="P1" draw:layer="layout" svg:width="-0.6cm" svg:height="-0.25cm" svg:x="22.012cm" svg:y="15.317cm">
                <text:p/>
              </draw:rect>
            </draw:g>
            <draw:rect draw:style-name="gr12" draw:text-style-name="P1" draw:layer="layout" svg:width="0.2cm" svg:height="0.2cm" svg:x="19.725cm" svg:y="15.872cm">
              <text:p/>
            </draw:rect>
            <draw:rect draw:style-name="gr12" draw:text-style-name="P1" draw:layer="layout" svg:width="0.2cm" svg:height="0.2cm" svg:x="23.525cm" svg:y="15.872cm">
              <text:p/>
            </draw:rect>
            <draw:rect draw:style-name="gr23" draw:text-style-name="P1" draw:layer="layout" svg:width="4.8cm" svg:height="4.1cm" svg:x="19.312cm" svg:y="11.717cm">
              <text:p/>
            </draw:rect>
            <draw:circle draw:style-name="gr14" draw:text-style-name="P1" draw:layer="layout" svg:width="0.2cm" svg:height="0.2cm" svg:x="19.444cm" svg:y="11.467cm">
              <text:p/>
            </draw:circle>
            <draw:circle draw:style-name="gr14" draw:text-style-name="P1" draw:layer="layout" svg:width="0.2cm" svg:height="0.2cm" svg:x="23.744cm" svg:y="11.467cm">
              <text:p/>
            </draw:circle>
            <draw:frame draw:style-name="gr1" draw:layer="layout" svg:width="0.642cm" svg:height="0.963cm" svg:x="21.479cm" svg:y="10.118cm">
              <draw:text-box>
                <text:p>i</text:p>
              </draw:text-box>
            </draw:frame>
            <draw:g>
              <draw:rect draw:style-name="gr2" draw:text-style-name="P1" draw:layer="layout" svg:width="0.6cm" svg:height="0.6cm" svg:x="20.312cm" svg:y="9.817cm">
                <text:p/>
              </draw:rect>
              <draw:rect draw:style-name="gr2" draw:text-style-name="P1" draw:layer="layout" svg:width="0.6cm" svg:height="0.6cm" svg:x="22.512cm" svg:y="9.817cm">
                <text:p/>
              </draw:rect>
              <draw:circle draw:style-name="gr14" draw:text-style-name="P1" draw:layer="layout" svg:width="0.2cm" svg:height="0.2cm" svg:x="22.744cm" svg:y="9.967cm">
                <text:p/>
              </draw:circle>
              <draw:circle draw:style-name="gr14" draw:text-style-name="P1" draw:layer="layout" svg:width="0.2cm" svg:height="0.2cm" svg:x="20.444cm" svg:y="9.967cm">
                <text:p/>
              </draw:circle>
              <draw:rect draw:style-name="gr2" draw:text-style-name="P1" draw:layer="layout" svg:width="5cm" svg:height="0.6cm" svg:x="19.212cm" svg:y="9.817cm">
                <text:p/>
              </draw:rect>
            </draw:g>
            <draw:rect draw:style-name="gr2" draw:text-style-name="P1" draw:layer="layout" svg:width="5cm" svg:height="0.6cm" svg:x="19.212cm" svg:y="6.017cm">
              <text:p/>
            </draw:rect>
            <draw:frame draw:style-name="gr1" draw:layer="layout" svg:width="0.642cm" svg:height="0.963cm" svg:x="21.459cm" svg:y="5.39cm">
              <draw:text-box>
                <text:p>j</text:p>
              </draw:text-box>
            </draw:frame>
            <draw:circle draw:style-name="gr2" draw:text-style-name="P1" draw:layer="layout" svg:width="-0.3cm" svg:height="-0.3cm" svg:x="23.262cm" svg:y="6.467cm">
              <text:p/>
            </draw:circle>
            <draw:circle draw:style-name="gr2" draw:text-style-name="P1" draw:layer="layout" svg:width="-0.3cm" svg:height="-0.3cm" svg:x="20.462cm" svg:y="6.467cm">
              <text:p/>
            </draw:circle>
            <draw:g>
              <draw:circle draw:style-name="gr14" draw:text-style-name="P1" draw:layer="layout" svg:width="0.2cm" svg:height="0.2cm" svg:x="23.844cm" svg:y="6.121cm">
                <text:p/>
              </draw:circle>
              <draw:rect draw:style-name="gr2" draw:text-style-name="P1" draw:layer="layout" svg:width="0.3cm" svg:height="6.4cm" draw:transform="rotate (3.1415926535892) translate (23.912cm 11.417cm)">
                <text:p/>
              </draw:rect>
              <draw:rect draw:style-name="gr2" draw:text-style-name="P1" draw:layer="layout" svg:width="-0.6cm" svg:height="-1.6cm" svg:x="24.212cm" svg:y="7.117cm">
                <text:p/>
              </draw:rect>
              <draw:rect draw:style-name="gr2" draw:text-style-name="P1" draw:layer="layout" svg:width="-0.6cm" svg:height="-1.6cm" svg:x="24.212cm" svg:y="10.917cm">
                <text:p/>
              </draw:rect>
              <draw:rect draw:style-name="gr2" draw:text-style-name="P1" draw:layer="layout" svg:width="0.3cm" svg:height="6.4cm" draw:transform="rotate (3.1415926535892) translate (24.212cm 11.417cm)">
                <text:p/>
              </draw:rect>
              <draw:circle draw:style-name="gr2" draw:text-style-name="P1" draw:layer="layout" svg:width="-0.3cm" svg:height="-0.3cm" svg:x="24.062cm" svg:y="8.367cm">
                <text:p/>
              </draw:circle>
              <draw:circle draw:style-name="gr14" draw:text-style-name="P1" draw:layer="layout" svg:width="0.2cm" svg:height="0.2cm" svg:x="23.844cm" svg:y="10.021cm">
                <text:p/>
              </draw:circle>
            </draw:g>
            <draw:g>
              <draw:circle draw:style-name="gr14" draw:text-style-name="P1" draw:layer="layout" svg:width="0.2cm" svg:height="0.2cm" svg:x="19.444cm" svg:y="6.121cm">
                <text:p/>
              </draw:circle>
              <draw:rect draw:style-name="gr2" draw:text-style-name="P1" draw:layer="layout" svg:width="0.3cm" svg:height="6.4cm" draw:transform="rotate (3.1415926535892) translate (19.512cm 11.417cm)">
                <text:p/>
              </draw:rect>
              <draw:rect draw:style-name="gr2" draw:text-style-name="P1" draw:layer="layout" svg:width="-0.6cm" svg:height="-1.6cm" svg:x="19.812cm" svg:y="7.117cm">
                <text:p/>
              </draw:rect>
              <draw:rect draw:style-name="gr2" draw:text-style-name="P1" draw:layer="layout" svg:width="-0.6cm" svg:height="-1.6cm" svg:x="19.812cm" svg:y="10.917cm">
                <text:p/>
              </draw:rect>
              <draw:rect draw:style-name="gr2" draw:text-style-name="P1" draw:layer="layout" svg:width="0.3cm" svg:height="6.4cm" draw:transform="rotate (3.1415926535892) translate (19.812cm 11.417cm)">
                <text:p/>
              </draw:rect>
              <draw:circle draw:style-name="gr2" draw:text-style-name="P1" draw:layer="layout" svg:width="-0.3cm" svg:height="-0.3cm" svg:x="19.662cm" svg:y="8.367cm">
                <text:p/>
              </draw:circle>
              <draw:circle draw:style-name="gr14" draw:text-style-name="P1" draw:layer="layout" svg:width="0.2cm" svg:height="0.2cm" svg:x="19.444cm" svg:y="10.021cm">
                <text:p/>
              </draw:circle>
            </draw:g>
          </draw:g>
          <draw:g>
            <draw:rect draw:style-name="gr2" draw:text-style-name="P1" draw:layer="layout" svg:width="3.68cm" svg:height="0.6cm" svg:x="19.872cm" svg:y="11.717cm">
              <text:p/>
            </draw:rect>
            <draw:rect draw:style-name="gr2" draw:text-style-name="P1" draw:layer="layout" svg:width="2.15cm" svg:height="0.6cm" svg:x="20.637cm" svg:y="11.717cm">
              <text:p/>
            </draw:rect>
            <draw:rect draw:style-name="gr2" draw:text-style-name="P1" draw:layer="layout" svg:width="0.3cm" svg:height="0.6cm" svg:x="21.562cm" svg:y="11.717cm">
              <text:p/>
            </draw:rect>
            <draw:rect draw:style-name="gr2" draw:text-style-name="P1" draw:layer="layout" svg:width="0.3cm" svg:height="0.6cm" svg:x="23.02cm" svg:y="11.717cm">
              <text:p/>
            </draw:rect>
            <draw:rect draw:style-name="gr2" draw:text-style-name="P1" draw:layer="layout" svg:width="-0.3cm" svg:height="-0.6cm" svg:x="20.404cm" svg:y="12.317cm">
              <text:p/>
            </draw:rect>
          </draw:g>
          <draw:g>
            <draw:rect draw:style-name="gr2" draw:text-style-name="P1" draw:layer="layout" svg:width="2.15cm" svg:height="14cm" svg:x="20.638cm" svg:y="1.809cm">
              <text:p/>
            </draw:rect>
            <draw:rect draw:style-name="gr2" draw:text-style-name="P1" draw:layer="layout" svg:width="2.75cm" svg:height="0.6cm" svg:x="20.338cm" svg:y="15.209cm">
              <text:p/>
            </draw:rect>
          </draw:g>
          <draw:g>
            <draw:rect draw:style-name="gr2" draw:text-style-name="P1" draw:layer="layout" svg:width="7.7cm" svg:height="0.6cm" svg:x="17.863cm" svg:y="4.417cm">
              <text:p/>
            </draw:rect>
            <draw:g>
              <draw:rect draw:style-name="gr2" draw:text-style-name="P1" draw:layer="layout" svg:width="3.68cm" svg:height="0.6cm" svg:x="19.873cm" svg:y="3.817cm">
                <text:p/>
              </draw:rect>
              <draw:rect draw:style-name="gr2" draw:text-style-name="P1" draw:layer="layout" svg:width="2.15cm" svg:height="0.6cm" svg:x="20.638cm" svg:y="3.817cm">
                <text:p/>
              </draw:rect>
              <draw:rect draw:style-name="gr2" draw:text-style-name="P1" draw:layer="layout" svg:width="0.3cm" svg:height="0.6cm" svg:x="21.563cm" svg:y="3.817cm">
                <text:p/>
              </draw:rect>
              <draw:rect draw:style-name="gr2" draw:text-style-name="P1" draw:layer="layout" svg:width="0.3cm" svg:height="0.6cm" svg:x="23.021cm" svg:y="3.817cm">
                <text:p/>
              </draw:rect>
              <draw:rect draw:style-name="gr2" draw:text-style-name="P1" draw:layer="layout" svg:width="-0.3cm" svg:height="-0.6cm" svg:x="20.405cm" svg:y="4.417cm">
                <text:p/>
              </draw:rect>
            </draw:g>
            <draw:rect draw:style-name="gr2" draw:text-style-name="P1" draw:layer="layout" svg:width="6.5cm" svg:height="0.6cm" svg:x="18.463cm" svg:y="3.817cm">
              <text:p/>
            </draw:rect>
            <draw:rect draw:style-name="gr2" draw:text-style-name="P1" draw:layer="layout" svg:width="7.7cm" svg:height="0.6cm" svg:x="17.863cm" svg:y="3.217cm">
              <text:p/>
            </draw:rect>
          </draw:g>
        </draw:g>
        <draw:g>
          <draw:ellipse draw:style-name="gr2" draw:text-style-name="P1" draw:layer="layout" svg:width="0.798cm" svg:height="0.799cm" draw:transform="skewX (0.00122173047639581) rotate (0.262322986574698) translate (33.814cm 16.688cm)">
            <text:p/>
          </draw:ellipse>
          <draw:rect draw:style-name="gr2" draw:text-style-name="P1" draw:layer="layout" svg:width="1cm" svg:height="1cm" svg:x="33.801cm" svg:y="16.47cm">
            <text:p/>
          </draw:rect>
        </draw:g>
        <draw:ellipse draw:style-name="gr2" draw:text-style-name="P1" draw:layer="layout" svg:width="0.798cm" svg:height="0.799cm" draw:transform="skewX (0.00122173047639581) rotate (0.262322986574698) translate (43.908cm 9.154cm)">
          <text:p/>
        </draw:ellipse>
        <draw:rect draw:style-name="gr2" draw:text-style-name="P1" draw:layer="layout" svg:width="1cm" svg:height="1cm" svg:x="43.895cm" svg:y="8.936cm">
          <text:p/>
        </draw:rect>
        <draw:rect draw:style-name="gr2" draw:text-style-name="P1" draw:layer="layout" svg:width="3.8cm" svg:height="2.7cm" svg:x="42.495cm" svg:y="8.936cm">
          <text:p/>
        </draw:rect>
        <draw:rect draw:style-name="gr2" draw:text-style-name="P1" draw:layer="layout" svg:width="0.6cm" svg:height="0.6cm" svg:x="43.295cm" svg:y="8.336cm">
          <text:p/>
        </draw:rect>
        <draw:rect draw:style-name="gr2" draw:text-style-name="P1" draw:layer="layout" svg:width="0.6cm" svg:height="0.6cm" svg:x="44.895cm" svg:y="8.336cm">
          <text:p/>
        </draw:rect>
        <draw:rect draw:style-name="gr14" draw:text-style-name="P1" draw:layer="layout" svg:width="0.2cm" svg:height="0.2cm" svg:x="45.098cm" svg:y="8.691cm">
          <text:p/>
        </draw:rect>
        <draw:rect draw:style-name="gr14" draw:text-style-name="P1" draw:layer="layout" svg:width="0.2cm" svg:height="0.2cm" svg:x="43.498cm" svg:y="8.691cm">
          <text:p/>
        </draw:rect>
        <draw:rect draw:style-name="gr2" draw:text-style-name="P1" draw:layer="layout" svg:width="0.6cm" svg:height="1.2cm" svg:x="41.895cm" svg:y="8.936cm">
          <text:p/>
        </draw:rect>
        <draw:rect draw:style-name="gr2" draw:text-style-name="P1" draw:layer="layout" svg:width="0.6cm" svg:height="1.2cm" svg:x="46.295cm" svg:y="8.936cm">
          <text:p/>
        </draw:rect>
        <draw:g>
          <draw:rect draw:style-name="gr2" draw:text-style-name="P1" draw:layer="layout" svg:width="0.3cm" svg:height="1cm" svg:x="42.845cm" svg:y="8.936cm">
            <text:p/>
          </draw:rect>
          <draw:rect draw:style-name="gr2" draw:text-style-name="P1" draw:layer="layout" svg:width="0.6cm" svg:height="0.25cm" svg:x="42.695cm" svg:y="9.436cm">
            <text:p/>
          </draw:rect>
        </draw:g>
        <draw:g>
          <draw:rect draw:style-name="gr2" draw:text-style-name="P1" draw:layer="layout" svg:width="0.3cm" svg:height="1cm" svg:x="45.645cm" svg:y="8.936cm">
            <text:p/>
          </draw:rect>
          <draw:rect draw:style-name="gr2" draw:text-style-name="P1" draw:layer="layout" svg:width="0.6cm" svg:height="0.25cm" svg:x="45.495cm" svg:y="9.436cm">
            <text:p/>
          </draw:rect>
        </draw:g>
        <draw:g>
          <draw:rect draw:style-name="gr2" draw:text-style-name="P1" draw:layer="layout" svg:width="0.3cm" svg:height="1cm" draw:transform="rotate (1.5707963267946) translate (42.495cm 10.886cm)">
            <text:p/>
          </draw:rect>
          <draw:rect draw:style-name="gr2" draw:text-style-name="P1" draw:layer="layout" svg:width="0.6cm" svg:height="0.25cm" draw:transform="rotate (1.5707963267946) translate (42.995cm 11.036cm)">
            <text:p/>
          </draw:rect>
        </draw:g>
        <draw:g>
          <draw:rect draw:style-name="gr2" draw:text-style-name="P1" draw:layer="layout" svg:width="0.3cm" svg:height="1cm" draw:transform="rotate (-1.57079632679579) translate (46.295cm 10.586cm)">
            <text:p/>
          </draw:rect>
          <draw:rect draw:style-name="gr2" draw:text-style-name="P1" draw:layer="layout" svg:width="0.6cm" svg:height="0.25cm" draw:transform="rotate (-1.57079632679579) translate (45.795cm 10.436cm)">
            <text:p/>
          </draw:rect>
        </draw:g>
        <draw:rect draw:style-name="gr14" draw:text-style-name="P1" draw:layer="layout" svg:width="0.2cm" svg:height="0.2cm" svg:x="42.098cm" svg:y="9.491cm">
          <text:p/>
        </draw:rect>
        <draw:rect draw:style-name="gr14" draw:text-style-name="P1" draw:layer="layout" svg:width="0.2cm" svg:height="0.2cm" svg:x="46.498cm" svg:y="9.491cm">
          <text:p/>
        </draw:rect>
        <draw:g>
          <draw:ellipse draw:style-name="gr2" draw:text-style-name="P1" draw:layer="layout" svg:width="0.798cm" svg:height="0.799cm" draw:transform="skewX (0.00122173047639581) rotate (0.262322986574698) translate (43.908cm 15.554cm)">
            <text:p/>
          </draw:ellipse>
          <draw:rect draw:style-name="gr2" draw:text-style-name="P1" draw:layer="layout" svg:width="1cm" svg:height="1cm" svg:x="43.895cm" svg:y="15.336cm">
            <text:p/>
          </draw:rect>
          <draw:rect draw:style-name="gr2" draw:text-style-name="P1" draw:layer="layout" svg:width="3.8cm" svg:height="2.7cm" svg:x="42.495cm" svg:y="15.336cm">
            <text:p/>
          </draw:rect>
          <draw:rect draw:style-name="gr2" draw:text-style-name="P1" draw:layer="layout" svg:width="0.6cm" svg:height="0.6cm" svg:x="42.995cm" svg:y="14.736cm">
            <text:p/>
          </draw:rect>
          <draw:rect draw:style-name="gr2" draw:text-style-name="P1" draw:layer="layout" svg:width="0.6cm" svg:height="0.6cm" svg:x="45.195cm" svg:y="14.736cm">
            <text:p/>
          </draw:rect>
          <draw:rect draw:style-name="gr14" draw:text-style-name="P1" draw:layer="layout" svg:width="0.2cm" svg:height="0.2cm" svg:x="45.398cm" svg:y="15.091cm">
            <text:p/>
          </draw:rect>
          <draw:rect draw:style-name="gr14" draw:text-style-name="P1" draw:layer="layout" svg:width="0.2cm" svg:height="0.2cm" svg:x="43.198cm" svg:y="15.091cm">
            <text:p/>
          </draw:rect>
          <draw:rect draw:style-name="gr2" draw:text-style-name="P1" draw:layer="layout" svg:width="0.6cm" svg:height="1.2cm" svg:x="41.895cm" svg:y="16.836cm">
            <text:p/>
          </draw:rect>
          <draw:rect draw:style-name="gr2" draw:text-style-name="P1" draw:layer="layout" svg:width="0.6cm" svg:height="1.2cm" svg:x="46.295cm" svg:y="16.836cm">
            <text:p/>
          </draw:rect>
          <draw:g>
            <draw:rect draw:style-name="gr2" draw:text-style-name="P1" draw:layer="layout" svg:width="0.3cm" svg:height="1cm" draw:transform="rotate (1.5707963267946) translate (42.495cm 16.286cm)">
              <text:p/>
            </draw:rect>
            <draw:rect draw:style-name="gr2" draw:text-style-name="P1" draw:layer="layout" svg:width="0.6cm" svg:height="0.25cm" draw:transform="rotate (1.5707963267946) translate (42.995cm 16.436cm)">
              <text:p/>
            </draw:rect>
          </draw:g>
          <draw:g>
            <draw:rect draw:style-name="gr2" draw:text-style-name="P1" draw:layer="layout" svg:width="0.3cm" svg:height="1cm" draw:transform="rotate (-1.57079632679579) translate (46.295cm 15.986cm)">
              <text:p/>
            </draw:rect>
            <draw:rect draw:style-name="gr2" draw:text-style-name="P1" draw:layer="layout" svg:width="0.6cm" svg:height="0.25cm" draw:transform="rotate (-1.57079632679579) translate (45.795cm 15.836cm)">
              <text:p/>
            </draw:rect>
          </draw:g>
          <draw:rect draw:style-name="gr14" draw:text-style-name="P1" draw:layer="layout" svg:width="0.2cm" svg:height="0.2cm" svg:x="46.498cm" svg:y="17.391cm">
            <text:p/>
          </draw:rect>
          <draw:rect draw:style-name="gr14" draw:text-style-name="P1" draw:layer="layout" svg:width="0.2cm" svg:height="0.2cm" svg:x="42.098cm" svg:y="17.391cm">
            <text:p/>
          </draw:rect>
          <draw:frame draw:style-name="gr1" draw:layer="layout" svg:width="0.642cm" svg:height="0.963cm" svg:x="44.11cm" svg:y="16.889cm">
            <draw:text-box>
              <text:p>i</text:p>
            </draw:text-box>
          </draw:frame>
        </draw:g>
        <draw:g>
          <draw:rect draw:style-name="gr2" draw:text-style-name="P1" draw:layer="layout" svg:width="1cm" svg:height="1.3cm" svg:x="37.195cm" svg:y="12.636cm">
            <text:p/>
          </draw:rect>
          <draw:rect draw:style-name="gr2" draw:text-style-name="P1" draw:layer="layout" svg:width="3.76cm" svg:height="0.2cm" svg:x="35.815cm" svg:y="12.236cm">
            <text:p/>
          </draw:rect>
          <draw:circle draw:style-name="gr4" draw:text-style-name="P1" draw:layer="layout" svg:width="0.4cm" svg:height="0.4cm" svg:x="36.251cm" svg:y="12.493cm">
            <text:p/>
          </draw:circle>
          <draw:g>
            <draw:rect draw:style-name="gr2" draw:text-style-name="P1" draw:layer="layout" svg:width="5cm" svg:height="0.6cm" draw:transform="rotate (-1.57079632679579) translate (40.195cm 12.936cm)">
              <text:p/>
            </draw:rect>
            <draw:rect draw:style-name="gr2" draw:text-style-name="P1" draw:layer="layout" svg:width="1.5cm" svg:height="0.6cm" draw:transform="rotate (-1.57079632679579) translate (40.195cm 12.936cm)">
              <text:p/>
            </draw:rect>
            <draw:rect draw:style-name="gr2" draw:text-style-name="P1" draw:layer="layout" svg:width="3cm" svg:height="0.6cm" draw:transform="rotate (-1.57079632679579) translate (40.195cm 12.936cm)">
              <text:p/>
            </draw:rect>
            <draw:rect draw:style-name="gr2" draw:text-style-name="P1" draw:layer="layout" svg:width="1cm" svg:height="0.6cm" draw:transform="rotate (-1.57079632679579) translate (40.195cm 12.936cm)">
              <text:p/>
            </draw:rect>
            <draw:rect draw:style-name="gr2" draw:text-style-name="P1" draw:layer="layout" svg:width="1cm" svg:height="0.6cm" draw:transform="rotate (-1.57079632679579) translate (40.195cm 14.936cm)">
              <text:p/>
            </draw:rect>
            <draw:rect draw:style-name="gr2" draw:text-style-name="P1" draw:layer="layout" svg:width="0.6cm" svg:height="0.6cm" draw:transform="rotate (-1.57079632679579) translate (40.195cm 12.336cm)">
              <text:p/>
            </draw:rect>
            <draw:rect draw:style-name="gr14" draw:text-style-name="P1" draw:layer="layout" svg:width="0.2cm" svg:height="0.4cm" draw:transform="rotate (-1.57079632679579) translate (40.091cm 12.711cm)">
              <text:p/>
            </draw:rect>
            <draw:circle draw:style-name="gr2" draw:text-style-name="P1" draw:layer="layout" svg:width="0.3cm" svg:height="0.3cm" svg:x="39.745cm" svg:y="14.277cm">
              <text:p/>
            </draw:circle>
            <draw:ellipse draw:style-name="gr4" draw:text-style-name="P1" draw:layer="layout" svg:width="0.4cm" svg:height="0.2cm" svg:x="39.693cm" svg:y="13.898cm">
              <text:p/>
            </draw:ellipse>
            <draw:ellipse draw:style-name="gr12" draw:text-style-name="P1" draw:layer="layout" svg:width="0.4cm" svg:height="0.2cm" svg:x="39.701cm" svg:y="13.355cm">
              <text:p/>
            </draw:ellipse>
            <draw:ellipse draw:style-name="gr12" draw:text-style-name="P1" draw:layer="layout" svg:width="0.4cm" svg:height="0.2cm" svg:x="39.703cm" svg:y="15.318cm">
              <text:p/>
            </draw:ellipse>
          </draw:g>
          <draw:circle draw:style-name="gr2" draw:text-style-name="P1" draw:layer="layout" svg:width="0.3cm" svg:height="0.3cm" svg:x="37.545cm" svg:y="12.486cm">
            <text:p/>
          </draw:circle>
          <draw:rect draw:style-name="gr2" draw:text-style-name="P1" draw:layer="layout" svg:width="6cm" svg:height="0.6cm" svg:x="34.695cm" svg:y="12.336cm">
            <text:p/>
          </draw:rect>
          <draw:g>
            <draw:rect draw:style-name="gr2" draw:text-style-name="P1" draw:layer="layout" svg:width="5cm" svg:height="0.6cm" draw:transform="rotate (-1.57079632679579) translate (35.795cm 12.936cm)">
              <text:p/>
            </draw:rect>
            <draw:rect draw:style-name="gr2" draw:text-style-name="P1" draw:layer="layout" svg:width="1.5cm" svg:height="0.6cm" draw:transform="rotate (-1.57079632679579) translate (35.795cm 12.936cm)">
              <text:p/>
            </draw:rect>
            <draw:rect draw:style-name="gr2" draw:text-style-name="P1" draw:layer="layout" svg:width="3cm" svg:height="0.6cm" draw:transform="rotate (-1.57079632679579) translate (35.795cm 12.936cm)">
              <text:p/>
            </draw:rect>
            <draw:rect draw:style-name="gr2" draw:text-style-name="P1" draw:layer="layout" svg:width="1cm" svg:height="0.6cm" draw:transform="rotate (-1.57079632679579) translate (35.795cm 12.936cm)">
              <text:p/>
            </draw:rect>
            <draw:rect draw:style-name="gr2" draw:text-style-name="P1" draw:layer="layout" svg:width="1cm" svg:height="0.6cm" draw:transform="rotate (-1.57079632679579) translate (35.795cm 14.936cm)">
              <text:p/>
            </draw:rect>
            <draw:rect draw:style-name="gr2" draw:text-style-name="P1" draw:layer="layout" svg:width="0.6cm" svg:height="0.6cm" draw:transform="rotate (-1.57079632679579) translate (35.795cm 12.336cm)">
              <text:p/>
            </draw:rect>
            <draw:rect draw:style-name="gr14" draw:text-style-name="P1" draw:layer="layout" svg:width="0.2cm" svg:height="0.4cm" draw:transform="rotate (-1.57079632679579) translate (35.691cm 12.711cm)">
              <text:p/>
            </draw:rect>
            <draw:circle draw:style-name="gr2" draw:text-style-name="P1" draw:layer="layout" svg:width="0.3cm" svg:height="0.3cm" svg:x="35.345cm" svg:y="14.277cm">
              <text:p/>
            </draw:circle>
            <draw:ellipse draw:style-name="gr4" draw:text-style-name="P1" draw:layer="layout" svg:width="0.4cm" svg:height="0.2cm" svg:x="35.293cm" svg:y="13.898cm">
              <text:p/>
            </draw:ellipse>
            <draw:ellipse draw:style-name="gr12" draw:text-style-name="P1" draw:layer="layout" svg:width="0.4cm" svg:height="0.2cm" svg:x="35.301cm" svg:y="13.355cm">
              <text:p/>
            </draw:ellipse>
            <draw:ellipse draw:style-name="gr12" draw:text-style-name="P1" draw:layer="layout" svg:width="0.4cm" svg:height="0.2cm" svg:x="35.303cm" svg:y="15.318cm">
              <text:p/>
            </draw:ellipse>
          </draw:g>
          <draw:rect draw:style-name="gr2" draw:text-style-name="P1" draw:layer="layout" svg:width="1cm" svg:height="0.6cm" svg:x="35.295cm" svg:y="12.336cm">
            <text:p/>
          </draw:rect>
          <draw:circle draw:style-name="gr12" draw:text-style-name="P1" draw:layer="layout" svg:width="0.4cm" svg:height="0.4cm" svg:x="35.732cm" svg:y="12.471cm">
            <text:p/>
          </draw:circle>
          <draw:rect draw:style-name="gr2" draw:text-style-name="P1" draw:layer="layout" svg:width="1cm" svg:height="0.6cm" svg:x="39.095cm" svg:y="12.336cm">
            <text:p/>
          </draw:rect>
          <draw:circle draw:style-name="gr12" draw:text-style-name="P1" draw:layer="layout" svg:width="0.4cm" svg:height="0.4cm" svg:x="39.232cm" svg:y="12.471cm">
            <text:p/>
          </draw:circle>
        </draw:g>
        <draw:rect draw:style-name="gr2" draw:text-style-name="P1" draw:layer="layout" svg:width="1.624cm" svg:height="3.8cm" draw:transform="rotate (-1.57079632679579) translate (39.595cm 10.712cm)">
          <text:p/>
        </draw:rect>
        <draw:rect draw:style-name="gr2" draw:text-style-name="P1" draw:layer="layout" svg:width="1cm" svg:height="4.8cm" draw:transform="rotate (-1.57079632679579) translate (40.095cm 9.712cm)">
          <text:p/>
        </draw:rect>
        <draw:circle draw:style-name="gr4" draw:text-style-name="P1" draw:layer="layout" svg:width="0.4cm" svg:height="0.4cm" svg:x="35.334cm" svg:y="10.163cm">
          <text:p/>
        </draw:circle>
        <draw:circle draw:style-name="gr4" draw:text-style-name="P1" draw:layer="layout" svg:width="0.4cm" svg:height="0.4cm" svg:x="36.034cm" svg:y="11.263cm">
          <text:p/>
        </draw:circle>
        <draw:g>
          <draw:g>
            <draw:circle draw:style-name="gr2" draw:text-style-name="P1" draw:layer="layout" svg:width="3.68cm" svg:height="3.68cm" svg:x="42.555cm" svg:y="8.936cm">
              <text:p/>
            </draw:circle>
            <draw:circle draw:style-name="gr2" draw:text-style-name="P1" draw:layer="layout" svg:width="2.15cm" svg:height="2.15cm" svg:x="43.32cm" svg:y="9.701cm">
              <text:p/>
            </draw:circle>
          </draw:g>
          <draw:circle draw:style-name="gr2" draw:text-style-name="P1" draw:layer="layout" svg:width="0.3cm" svg:height="0.3cm" svg:x="44.245cm" svg:y="10.626cm">
            <text:p/>
          </draw:circle>
          <draw:circle draw:style-name="gr2" draw:text-style-name="P1" draw:layer="layout" svg:width="0.3cm" svg:height="0.3cm" svg:x="45.703cm" svg:y="10.626cm">
            <text:p/>
          </draw:circle>
          <draw:circle draw:style-name="gr2" draw:text-style-name="P1" draw:layer="layout" svg:width="0.3cm" svg:height="0.3cm" draw:transform="rotate (0.7853981633973) translate (45.214cm 9.745cm)">
            <text:p/>
          </draw:circle>
          <draw:circle draw:style-name="gr2" draw:text-style-name="P1" draw:layer="layout" svg:width="0.3cm" svg:height="0.3cm" draw:transform="rotate (1.5707963267946) translate (44.246cm 9.467cm)">
            <text:p/>
          </draw:circle>
          <draw:circle draw:style-name="gr2" draw:text-style-name="P1" draw:layer="layout" svg:width="0.3cm" svg:height="0.3cm" draw:transform="rotate (2.3561944901919) translate (43.365cm 9.956cm)">
            <text:p/>
          </draw:circle>
          <draw:circle draw:style-name="gr2" draw:text-style-name="P1" draw:layer="layout" svg:width="-0.3cm" svg:height="-0.3cm" svg:x="43.087cm" svg:y="10.925cm">
            <text:p/>
          </draw:circle>
          <draw:circle draw:style-name="gr2" draw:text-style-name="P1" draw:layer="layout" svg:width="0.3cm" svg:height="0.3cm" draw:transform="rotate (-2.35619449019309) translate (43.576cm 11.806cm)">
            <text:p/>
          </draw:circle>
          <draw:circle draw:style-name="gr2" draw:text-style-name="P1" draw:layer="layout" svg:width="0.3cm" svg:height="0.3cm" draw:transform="rotate (-1.57079632679579) translate (44.544cm 12.084cm)">
            <text:p/>
          </draw:circle>
          <draw:circle draw:style-name="gr2" draw:text-style-name="P1" draw:layer="layout" svg:width="0.3cm" svg:height="0.3cm" draw:transform="rotate (-0.785398163398487) translate (45.425cm 11.595cm)">
            <text:p/>
          </draw:circle>
          <draw:line draw:style-name="gr2" draw:text-style-name="P1" draw:layer="layout" svg:x1="42.395cm" svg:y1="10.776cm" svg:x2="46.395cm" svg:y2="10.776cm">
            <text:p/>
          </draw:line>
          <draw:line draw:style-name="gr2" draw:text-style-name="P1" draw:layer="layout" svg:x1="42.981cm" svg:y1="12.189cm" svg:x2="45.809cm" svg:y2="9.361cm">
            <text:p/>
          </draw:line>
          <draw:line draw:style-name="gr2" draw:text-style-name="P1" draw:layer="layout" svg:x1="44.396cm" svg:y1="12.776cm" svg:x2="44.396cm" svg:y2="8.776cm">
            <text:p/>
          </draw:line>
          <draw:line draw:style-name="gr2" draw:text-style-name="P1" draw:layer="layout" svg:x1="45.809cm" svg:y1="12.189cm" svg:x2="42.981cm" svg:y2="9.361cm">
            <text:p/>
          </draw:line>
        </draw:g>
        <draw:g>
          <draw:circle draw:style-name="gr2" draw:text-style-name="P1" draw:layer="layout" svg:width="3.18cm" svg:height="3.18cm" draw:transform="rotate (0.5235987755982) translate (29.067cm 17.16cm)">
            <text:p/>
          </draw:circle>
          <draw:circle draw:style-name="gr2" draw:text-style-name="P1" draw:layer="layout" svg:width="2.15cm" svg:height="2.15cm" draw:transform="rotate (0.5235987755982) translate (29.771cm 17.349cm)">
            <text:p/>
          </draw:circle>
          <draw:circle draw:style-name="gr2" draw:text-style-name="P1" draw:layer="layout" svg:width="0.2cm" svg:height="0.2cm" draw:transform="rotate (0.5235987755982) translate (32.257cm 17.039cm)">
            <text:p/>
          </draw:circle>
          <draw:line draw:style-name="gr2" draw:text-style-name="P1" draw:layer="layout" svg:x1="29.862cm" svg:y1="18.537cm" svg:x2="32.616cm" svg:y2="16.947cm">
            <text:p/>
          </draw:line>
          <draw:circle draw:style-name="gr2" draw:text-style-name="P1" draw:layer="layout" svg:width="0.2cm" svg:height="0.2cm" draw:transform="rotate (1.5707963267946) translate (31.139cm 16.509cm)">
            <text:p/>
          </draw:circle>
          <draw:circle draw:style-name="gr2" draw:text-style-name="P1" draw:layer="layout" svg:width="0.2cm" svg:height="0.2cm" draw:transform="rotate (-0.523598775599386) translate (32.357cm 18.272cm)">
            <text:p/>
          </draw:circle>
          <draw:circle draw:style-name="gr2" draw:text-style-name="P1" draw:layer="layout" svg:width="0.2cm" svg:height="0.2cm" draw:transform="rotate (-1.57079632679579) translate (31.339cm 18.975cm)">
            <text:p/>
          </draw:circle>
          <draw:circle draw:style-name="gr2" draw:text-style-name="P1" draw:layer="layout" svg:width="0.2cm" svg:height="0.2cm" draw:transform="rotate (2.617993877991) translate (30.121cm 17.212cm)">
            <text:p/>
          </draw:circle>
          <draw:line draw:style-name="gr2" draw:text-style-name="P1" draw:layer="layout" svg:x1="29.862cm" svg:y1="16.947cm" svg:x2="32.616cm" svg:y2="18.537cm">
            <text:p/>
          </draw:line>
          <draw:line draw:style-name="gr2" draw:text-style-name="P1" draw:layer="layout" svg:x1="31.239cm" svg:y1="19.332cm" svg:x2="31.239cm" svg:y2="16.152cm">
            <text:p/>
          </draw:line>
          <draw:circle draw:style-name="gr2" draw:text-style-name="P1" draw:layer="layout" svg:width="0.2cm" svg:height="0.2cm" draw:transform="rotate (-2.61799387799219) translate (30.221cm 18.445cm)">
            <text:p/>
          </draw:circle>
        </draw:g>
        <draw:g>
          <draw:rect draw:style-name="gr14" draw:text-style-name="P1" draw:layer="layout" svg:width="0.2cm" svg:height="0.2cm" draw:transform="rotate (-1.57079632679579) translate (29.143cm 10.478cm)">
            <text:p/>
          </draw:rect>
          <draw:rect draw:style-name="gr2" draw:text-style-name="P1" draw:layer="layout" svg:width="3.8cm" svg:height="4.095cm" svg:x="29.295cm" svg:y="10.037cm">
            <text:p/>
          </draw:rect>
          <draw:rect draw:style-name="gr2" draw:text-style-name="P1" draw:layer="layout" svg:width="0.6cm" svg:height="1.2cm" svg:x="28.695cm" svg:y="10.037cm">
            <text:p/>
          </draw:rect>
          <draw:rect draw:style-name="gr2" draw:text-style-name="P1" draw:layer="layout" svg:width="0.6cm" svg:height="1.2cm" svg:x="33.095cm" svg:y="10.037cm">
            <text:p/>
          </draw:rect>
          <draw:rect draw:style-name="gr2" draw:text-style-name="P1" draw:layer="layout" svg:width="0.3cm" svg:height="1cm" svg:x="29.645cm" svg:y="10.037cm">
            <text:p/>
          </draw:rect>
          <draw:rect draw:style-name="gr2" draw:text-style-name="P1" draw:layer="layout" svg:width="0.6cm" svg:height="0.25cm" svg:x="29.495cm" svg:y="10.537cm">
            <text:p/>
          </draw:rect>
          <draw:rect draw:style-name="gr2" draw:text-style-name="P1" draw:layer="layout" svg:width="0.3cm" svg:height="1cm" svg:x="32.345cm" svg:y="10.037cm">
            <text:p/>
          </draw:rect>
          <draw:rect draw:style-name="gr2" draw:text-style-name="P1" draw:layer="layout" svg:width="0.6cm" svg:height="0.25cm" svg:x="32.195cm" svg:y="10.537cm">
            <text:p/>
          </draw:rect>
          <draw:rect draw:style-name="gr2" draw:text-style-name="P1" draw:layer="layout" svg:width="0.3cm" svg:height="1cm" draw:transform="rotate (-1.57079632679579) translate (33.095cm 13.187cm)">
            <text:p/>
          </draw:rect>
          <draw:rect draw:style-name="gr2" draw:text-style-name="P1" draw:layer="layout" svg:width="0.6cm" svg:height="0.25cm" draw:transform="rotate (-1.57079632679579) translate (32.595cm 13.037cm)">
            <text:p/>
          </draw:rect>
          <draw:rect draw:style-name="gr14" draw:text-style-name="P1" draw:layer="layout" svg:width="0.2cm" svg:height="0.2cm" svg:x="33.298cm" svg:y="10.492cm">
            <text:p/>
          </draw:rect>
          <draw:frame draw:style-name="gr1" draw:layer="layout" svg:width="0.642cm" svg:height="0.963cm" svg:x="30.742cm" svg:y="11.308cm">
            <draw:text-box>
              <text:p>j</text:p>
            </draw:text-box>
          </draw:frame>
          <draw:circle draw:style-name="gr2" draw:text-style-name="P1" draw:layer="layout" svg:width="2.15cm" svg:height="2.15cm" svg:x="30.12cm" svg:y="10.802cm">
            <text:p/>
          </draw:circle>
          <draw:rect draw:style-name="gr2" draw:text-style-name="P1" draw:layer="layout" svg:width="0.3cm" svg:height="1cm" draw:transform="rotate (1.5707963267946) translate (29.295cm 13.487cm)">
            <text:p/>
          </draw:rect>
          <draw:rect draw:style-name="gr2" draw:text-style-name="P1" draw:layer="layout" svg:width="0.6cm" svg:height="0.25cm" draw:transform="rotate (1.5707963267946) translate (29.795cm 13.637cm)">
            <text:p/>
          </draw:rect>
        </draw:g>
        <draw:g>
          <draw:circle draw:style-name="gr14" draw:text-style-name="P1" draw:layer="layout" svg:width="0.2cm" svg:height="0.2cm" svg:x="16.822cm" svg:y="5.068cm">
            <text:p/>
          </draw:circle>
          <draw:rect draw:style-name="gr2" draw:text-style-name="P1" draw:layer="layout" svg:width="0.3cm" svg:height="6.4cm" draw:transform="rotate (3.1415926535892) translate (16.89cm 10.364cm)">
            <text:p/>
          </draw:rect>
          <draw:rect draw:style-name="gr2" draw:text-style-name="P1" draw:layer="layout" svg:width="-0.6cm" svg:height="-1.6cm" svg:x="17.19cm" svg:y="6.064cm">
            <text:p/>
          </draw:rect>
          <draw:rect draw:style-name="gr2" draw:text-style-name="P1" draw:layer="layout" svg:width="-0.6cm" svg:height="-1.6cm" svg:x="17.19cm" svg:y="9.864cm">
            <text:p/>
          </draw:rect>
          <draw:rect draw:style-name="gr2" draw:text-style-name="P1" draw:layer="layout" svg:width="0.3cm" svg:height="6.4cm" draw:transform="rotate (3.1415926535892) translate (17.19cm 10.364cm)">
            <text:p/>
          </draw:rect>
          <draw:circle draw:style-name="gr2" draw:text-style-name="P1" draw:layer="layout" svg:width="-0.3cm" svg:height="-0.3cm" svg:x="17.04cm" svg:y="7.314cm">
            <text:p/>
          </draw:circle>
          <draw:circle draw:style-name="gr14" draw:text-style-name="P1" draw:layer="layout" svg:width="0.2cm" svg:height="0.2cm" svg:x="16.822cm" svg:y="8.968cm">
            <text:p/>
          </draw:circle>
        </draw:g>
        <draw:g>
          <draw:rect draw:style-name="gr14" draw:text-style-name="P1" draw:layer="layout" svg:width="0.2cm" svg:height="0.2cm" draw:transform="rotate (-1.57079632679579) translate (29.171cm 5.703cm)">
            <text:p/>
          </draw:rect>
          <draw:rect draw:style-name="gr2" draw:text-style-name="P1" draw:layer="layout" svg:width="3.8cm" svg:height="3.9cm" svg:x="29.323cm" svg:y="5.262cm">
            <text:p/>
          </draw:rect>
          <draw:rect draw:style-name="gr2" draw:text-style-name="P1" draw:layer="layout" svg:width="0.6cm" svg:height="1.2cm" svg:x="28.723cm" svg:y="5.262cm">
            <text:p/>
          </draw:rect>
          <draw:rect draw:style-name="gr2" draw:text-style-name="P1" draw:layer="layout" svg:width="0.6cm" svg:height="1.2cm" svg:x="33.123cm" svg:y="5.262cm">
            <text:p/>
          </draw:rect>
          <draw:rect draw:style-name="gr2" draw:text-style-name="P1" draw:layer="layout" svg:width="0.3cm" svg:height="1cm" svg:x="29.673cm" svg:y="5.262cm">
            <text:p/>
          </draw:rect>
          <draw:rect draw:style-name="gr2" draw:text-style-name="P1" draw:layer="layout" svg:width="0.6cm" svg:height="0.25cm" svg:x="29.523cm" svg:y="5.762cm">
            <text:p/>
          </draw:rect>
          <draw:rect draw:style-name="gr2" draw:text-style-name="P1" draw:layer="layout" svg:width="0.3cm" svg:height="1cm" svg:x="32.473cm" svg:y="5.262cm">
            <text:p/>
          </draw:rect>
          <draw:rect draw:style-name="gr2" draw:text-style-name="P1" draw:layer="layout" svg:width="0.6cm" svg:height="0.25cm" svg:x="32.323cm" svg:y="5.762cm">
            <text:p/>
          </draw:rect>
          <draw:rect draw:style-name="gr2" draw:text-style-name="P1" draw:layer="layout" svg:width="0.3cm" svg:height="1cm" draw:transform="rotate (-1.57079632679579) translate (33.123cm 8.212cm)">
            <text:p/>
          </draw:rect>
          <draw:rect draw:style-name="gr2" draw:text-style-name="P1" draw:layer="layout" svg:width="0.6cm" svg:height="0.25cm" draw:transform="rotate (-1.57079632679579) translate (32.623cm 8.062cm)">
            <text:p/>
          </draw:rect>
          <draw:rect draw:style-name="gr14" draw:text-style-name="P1" draw:layer="layout" svg:width="0.2cm" svg:height="0.2cm" svg:x="33.326cm" svg:y="5.717cm">
            <text:p/>
          </draw:rect>
          <draw:frame draw:style-name="gr1" draw:layer="layout" svg:width="0.642cm" svg:height="0.963cm" svg:x="30.77cm" svg:y="6.533cm">
            <draw:text-box>
              <text:p>j</text:p>
            </draw:text-box>
          </draw:frame>
          <draw:circle draw:style-name="gr2" draw:text-style-name="P1" draw:layer="layout" svg:width="2.15cm" svg:height="2.15cm" svg:x="30.148cm" svg:y="5.777cm">
            <text:p/>
          </draw:circle>
          <draw:rect draw:style-name="gr2" draw:text-style-name="P1" draw:layer="layout" svg:width="0.3cm" svg:height="1cm" draw:transform="rotate (1.5707963267946) translate (29.323cm 8.512cm)">
            <text:p/>
          </draw:rect>
          <draw:rect draw:style-name="gr2" draw:text-style-name="P1" draw:layer="layout" svg:width="0.6cm" svg:height="0.25cm" draw:transform="rotate (1.5707963267946) translate (29.823cm 8.662cm)">
            <text:p/>
          </draw:rect>
          <draw:g>
            <draw:circle draw:style-name="gr3" draw:text-style-name="P1" draw:layer="layout" svg:width="3.18cm" svg:height="3.18cm" svg:x="29.649cm" svg:y="5.254cm">
              <text:p/>
            </draw:circle>
            <draw:circle draw:style-name="gr3" draw:text-style-name="P1" draw:layer="layout" svg:width="2.15cm" svg:height="2.15cm" svg:x="30.164cm" svg:y="5.769cm">
              <text:p/>
            </draw:circle>
            <draw:circle draw:style-name="gr3" draw:text-style-name="P1" draw:layer="layout" svg:width="0.2cm" svg:height="0.2cm" svg:x="32.472cm" svg:y="6.744cm">
              <text:p/>
            </draw:circle>
            <draw:line draw:style-name="gr3" draw:text-style-name="P1" draw:layer="layout" svg:x1="29.649cm" svg:y1="6.844cm" svg:x2="32.829cm" svg:y2="6.844cm">
              <text:p/>
            </draw:line>
            <draw:circle draw:style-name="gr3" draw:text-style-name="P1" draw:layer="layout" svg:width="0.2cm" svg:height="0.2cm" draw:transform="rotate (1.0471975511964) translate (31.769cm 5.726cm)">
              <text:p/>
            </draw:circle>
            <draw:circle draw:style-name="gr3" draw:text-style-name="P1" draw:layer="layout" svg:width="0.2cm" svg:height="0.2cm" draw:transform="rotate (-1.04719755119759) translate (31.942cm 7.862cm)">
              <text:p/>
            </draw:circle>
            <draw:circle draw:style-name="gr3" draw:text-style-name="P1" draw:layer="layout" svg:width="0.2cm" svg:height="0.2cm" draw:transform="rotate (-2.09439510239399) translate (30.709cm 7.962cm)">
              <text:p/>
            </draw:circle>
            <draw:circle draw:style-name="gr3" draw:text-style-name="P1" draw:layer="layout" svg:width="0.2cm" svg:height="0.2cm" draw:transform="rotate (2.0943951023928) translate (30.536cm 5.826cm)">
              <text:p/>
            </draw:circle>
            <draw:line draw:style-name="gr3" draw:text-style-name="P1" draw:layer="layout" svg:x1="30.444cm" svg:y1="5.467cm" svg:x2="32.034cm" svg:y2="8.221cm">
              <text:p/>
            </draw:line>
            <draw:line draw:style-name="gr3" draw:text-style-name="P1" draw:layer="layout" svg:x1="30.444cm" svg:y1="8.221cm" svg:x2="32.034cm" svg:y2="5.467cm">
              <text:p/>
            </draw:line>
            <draw:circle draw:style-name="gr3" draw:text-style-name="P1" draw:layer="layout" svg:width="-0.2cm" svg:height="-0.2cm" svg:x="30.006cm" svg:y="6.944cm">
              <text:p/>
            </draw:circle>
          </draw:g>
        </draw:g>
        <draw:g>
          <draw:g>
            <draw:rect draw:style-name="gr2" draw:text-style-name="P1" draw:layer="layout" svg:width="3.76cm" svg:height="0.2cm" svg:x="32.213cm" svg:y="-1.769cm">
              <text:p/>
            </draw:rect>
            <draw:circle draw:style-name="gr4" draw:text-style-name="P1" draw:layer="layout" svg:width="0.4cm" svg:height="0.4cm" svg:x="32.648cm" svg:y="-1.512cm">
              <text:p/>
            </draw:circle>
            <draw:g>
              <draw:rect draw:style-name="gr2" draw:text-style-name="P1" draw:layer="layout" svg:width="5cm" svg:height="0.6cm" draw:transform="rotate (-1.57079632679579) translate (36.592cm -1.069cm)">
                <text:p/>
              </draw:rect>
              <draw:rect draw:style-name="gr2" draw:text-style-name="P1" draw:layer="layout" svg:width="1.5cm" svg:height="0.6cm" draw:transform="rotate (-1.57079632679579) translate (36.592cm -1.069cm)">
                <text:p/>
              </draw:rect>
              <draw:rect draw:style-name="gr2" draw:text-style-name="P1" draw:layer="layout" svg:width="3cm" svg:height="0.6cm" draw:transform="rotate (-1.57079632679579) translate (36.592cm -1.069cm)">
                <text:p/>
              </draw:rect>
              <draw:rect draw:style-name="gr2" draw:text-style-name="P1" draw:layer="layout" svg:width="1cm" svg:height="0.6cm" draw:transform="rotate (-1.57079632679579) translate (36.592cm -1.069cm)">
                <text:p/>
              </draw:rect>
              <draw:rect draw:style-name="gr2" draw:text-style-name="P1" draw:layer="layout" svg:width="1cm" svg:height="0.6cm" draw:transform="rotate (-1.57079632679579) translate (36.592cm 0.931cm)">
                <text:p/>
              </draw:rect>
              <draw:rect draw:style-name="gr2" draw:text-style-name="P1" draw:layer="layout" svg:width="0.6cm" svg:height="0.6cm" draw:transform="rotate (-1.57079632679579) translate (36.592cm -1.669cm)">
                <text:p/>
              </draw:rect>
              <draw:rect draw:style-name="gr14" draw:text-style-name="P1" draw:layer="layout" svg:width="0.2cm" svg:height="0.4cm" draw:transform="rotate (-1.57079632679579) translate (36.488cm -1.294cm)">
                <text:p/>
              </draw:rect>
              <draw:circle draw:style-name="gr2" draw:text-style-name="P1" draw:layer="layout" svg:width="0.3cm" svg:height="0.3cm" svg:x="36.142cm" svg:y="0.272cm">
                <text:p/>
              </draw:circle>
              <draw:ellipse draw:style-name="gr4" draw:text-style-name="P1" draw:layer="layout" svg:width="0.4cm" svg:height="0.2cm" svg:x="36.09cm" svg:y="-0.107cm">
                <text:p/>
              </draw:ellipse>
              <draw:ellipse draw:style-name="gr12" draw:text-style-name="P1" draw:layer="layout" svg:width="0.4cm" svg:height="0.2cm" svg:x="36.098cm" svg:y="-0.65cm">
                <text:p/>
              </draw:ellipse>
              <draw:ellipse draw:style-name="gr12" draw:text-style-name="P1" draw:layer="layout" svg:width="0.4cm" svg:height="0.2cm" svg:x="36.099cm" svg:y="1.313cm">
                <text:p/>
              </draw:ellipse>
            </draw:g>
            <draw:circle draw:style-name="gr2" draw:text-style-name="P1" draw:layer="layout" svg:width="0.3cm" svg:height="0.3cm" svg:x="33.942cm" svg:y="-1.519cm">
              <text:p/>
            </draw:circle>
            <draw:rect draw:style-name="gr2" draw:text-style-name="P1" draw:layer="layout" svg:width="6cm" svg:height="0.6cm" svg:x="31.092cm" svg:y="-1.669cm">
              <text:p/>
            </draw:rect>
            <draw:g>
              <draw:rect draw:style-name="gr2" draw:text-style-name="P1" draw:layer="layout" svg:width="5cm" svg:height="0.6cm" draw:transform="rotate (-1.57079632679579) translate (32.192cm -1.068cm)">
                <text:p/>
              </draw:rect>
              <draw:rect draw:style-name="gr2" draw:text-style-name="P1" draw:layer="layout" svg:width="1.5cm" svg:height="0.6cm" draw:transform="rotate (-1.57079632679579) translate (32.192cm -1.068cm)">
                <text:p/>
              </draw:rect>
              <draw:rect draw:style-name="gr2" draw:text-style-name="P1" draw:layer="layout" svg:width="3cm" svg:height="0.6cm" draw:transform="rotate (-1.57079632679579) translate (32.192cm -1.068cm)">
                <text:p/>
              </draw:rect>
              <draw:rect draw:style-name="gr2" draw:text-style-name="P1" draw:layer="layout" svg:width="1cm" svg:height="0.6cm" draw:transform="rotate (-1.57079632679579) translate (32.192cm -1.068cm)">
                <text:p/>
              </draw:rect>
              <draw:rect draw:style-name="gr2" draw:text-style-name="P1" draw:layer="layout" svg:width="1cm" svg:height="0.6cm" draw:transform="rotate (-1.57079632679579) translate (32.192cm 0.931cm)">
                <text:p/>
              </draw:rect>
              <draw:rect draw:style-name="gr2" draw:text-style-name="P1" draw:layer="layout" svg:width="0.6cm" svg:height="0.6cm" draw:transform="rotate (-1.57079632679579) translate (32.192cm -1.67cm)">
                <text:p/>
              </draw:rect>
              <draw:rect draw:style-name="gr14" draw:text-style-name="P1" draw:layer="layout" svg:width="0.2cm" svg:height="0.4cm" draw:transform="rotate (-1.57079632679579) translate (32.088cm -1.294cm)">
                <text:p/>
              </draw:rect>
              <draw:circle draw:style-name="gr2" draw:text-style-name="P1" draw:layer="layout" svg:width="0.3cm" svg:height="0.3cm" svg:x="31.742cm" svg:y="0.272cm">
                <text:p/>
              </draw:circle>
              <draw:ellipse draw:style-name="gr4" draw:text-style-name="P1" draw:layer="layout" svg:width="0.4cm" svg:height="0.2cm" svg:x="31.69cm" svg:y="-0.107cm">
                <text:p/>
              </draw:ellipse>
              <draw:ellipse draw:style-name="gr12" draw:text-style-name="P1" draw:layer="layout" svg:width="0.4cm" svg:height="0.2cm" svg:x="31.698cm" svg:y="-0.65cm">
                <text:p/>
              </draw:ellipse>
              <draw:ellipse draw:style-name="gr12" draw:text-style-name="P1" draw:layer="layout" svg:width="0.4cm" svg:height="0.2cm" svg:x="31.7cm" svg:y="1.313cm">
                <text:p/>
              </draw:ellipse>
            </draw:g>
            <draw:rect draw:style-name="gr2" draw:text-style-name="P1" draw:layer="layout" svg:width="1cm" svg:height="0.6cm" svg:x="31.692cm" svg:y="-1.669cm">
              <text:p/>
            </draw:rect>
            <draw:circle draw:style-name="gr12" draw:text-style-name="P1" draw:layer="layout" svg:width="0.4cm" svg:height="0.4cm" svg:x="32.129cm" svg:y="-1.534cm">
              <text:p/>
            </draw:circle>
            <draw:rect draw:style-name="gr2" draw:text-style-name="P1" draw:layer="layout" svg:width="1cm" svg:height="0.6cm" svg:x="35.492cm" svg:y="-1.669cm">
              <text:p/>
            </draw:rect>
            <draw:circle draw:style-name="gr12" draw:text-style-name="P1" draw:layer="layout" svg:width="0.4cm" svg:height="0.4cm" svg:x="35.629cm" svg:y="-1.534cm">
              <text:p/>
            </draw:circle>
          </draw:g>
          <draw:g>
            <draw:circle draw:style-name="gr2" draw:text-style-name="P1" draw:layer="layout" svg:width="3.18cm" svg:height="3.18cm" svg:x="32.502cm" svg:y="-1.069cm">
              <text:p/>
            </draw:circle>
            <draw:circle draw:style-name="gr2" draw:text-style-name="P1" draw:layer="layout" svg:width="2.15cm" svg:height="2.15cm" svg:x="33.017cm" svg:y="-0.554cm">
              <text:p/>
            </draw:circle>
            <draw:circle draw:style-name="gr2" draw:text-style-name="P1" draw:layer="layout" svg:width="0.2cm" svg:height="0.2cm" svg:x="35.325cm" svg:y="0.421cm">
              <text:p/>
            </draw:circle>
            <draw:line draw:style-name="gr2" draw:text-style-name="P1" draw:layer="layout" svg:x1="32.502cm" svg:y1="0.521cm" svg:x2="35.682cm" svg:y2="0.521cm">
              <text:p/>
            </draw:line>
            <draw:circle draw:style-name="gr2" draw:text-style-name="P1" draw:layer="layout" svg:width="0.2cm" svg:height="0.2cm" draw:transform="rotate (1.0471975511964) translate (34.622cm -0.597cm)">
              <text:p/>
            </draw:circle>
            <draw:circle draw:style-name="gr2" draw:text-style-name="P1" draw:layer="layout" svg:width="0.2cm" svg:height="0.2cm" draw:transform="rotate (-1.04719755119759) translate (34.795cm 1.539cm)">
              <text:p/>
            </draw:circle>
            <draw:circle draw:style-name="gr2" draw:text-style-name="P1" draw:layer="layout" svg:width="0.2cm" svg:height="0.2cm" draw:transform="rotate (-2.09439510239399) translate (33.562cm 1.639cm)">
              <text:p/>
            </draw:circle>
            <draw:circle draw:style-name="gr2" draw:text-style-name="P1" draw:layer="layout" svg:width="0.2cm" svg:height="0.2cm" draw:transform="rotate (2.0943951023928) translate (33.389cm -0.497cm)">
              <text:p/>
            </draw:circle>
            <draw:line draw:style-name="gr2" draw:text-style-name="P1" draw:layer="layout" svg:x1="33.297cm" svg:y1="-0.856cm" svg:x2="34.887cm" svg:y2="1.898cm">
              <text:p/>
            </draw:line>
            <draw:line draw:style-name="gr2" draw:text-style-name="P1" draw:layer="layout" svg:x1="33.297cm" svg:y1="1.898cm" svg:x2="34.887cm" svg:y2="-0.856cm">
              <text:p/>
            </draw:line>
            <draw:circle draw:style-name="gr2" draw:text-style-name="P1" draw:layer="layout" svg:width="-0.2cm" svg:height="-0.2cm" svg:x="32.859cm" svg:y="0.621cm">
              <text:p/>
            </draw:circle>
          </draw:g>
        </draw:g>
        <draw:g>
          <draw:circle draw:style-name="gr2" draw:text-style-name="P1" draw:layer="layout" svg:width="6cm" svg:height="6cm" svg:x="31.092cm" svg:y="-2.479cm">
            <text:p/>
          </draw:circle>
          <draw:circle draw:style-name="gr2" draw:text-style-name="P1" draw:layer="layout" svg:width="4.8cm" svg:height="4.8cm" svg:x="31.692cm" svg:y="-1.879cm">
            <text:p/>
          </draw:circle>
        </draw:g>
      </draw:page>
      <draw:page draw:name="page9" draw:style-name="dp1" draw:master-page-name="Default">
        <draw:rect draw:style-name="gr26" draw:text-style-name="P1" draw:layer="layout" svg:width="3.81cm" svg:height="0.636cm" svg:x="9.095cm" svg:y="10.682cm">
          <text:p/>
        </draw:rect>
        <draw:rect draw:style-name="gr37" draw:text-style-name="P1" draw:layer="layout" svg:width="0.3cm" svg:height="6cm" svg:x="13.05cm" svg:y="6.545cm">
          <text:p/>
        </draw:rect>
        <draw:rect draw:style-name="gr2" draw:text-style-name="P1" draw:layer="layout" svg:width="0.3cm" svg:height="4.1cm" svg:x="8.65cm" svg:y="8.95cm">
          <text:p/>
        </draw:rect>
        <draw:circle draw:style-name="gr2" draw:text-style-name="P1" draw:layer="layout" svg:width="3.354cm" svg:height="3.354cm" draw:transform="rotate (3.1415926535892) translate (18.678cm 12.677cm)">
          <text:p/>
        </draw:circle>
        <draw:rect draw:style-name="gr2" draw:text-style-name="P1" draw:layer="layout" svg:width="3.353cm" svg:height="3.581cm" draw:transform="rotate (3.1415926535892) translate (18.677cm 11cm)">
          <text:p/>
        </draw:rect>
        <draw:g>
          <draw:circle draw:style-name="gr2" draw:text-style-name="P1" draw:layer="layout" svg:width="-1.27cm" svg:height="-1.27cm" svg:x="17.636cm" svg:y="11.635cm">
            <text:p/>
          </draw:circle>
          <draw:circle draw:style-name="gr2" draw:text-style-name="P1" draw:layer="layout" svg:width="-0.356cm" svg:height="-0.356cm" svg:x="17.179cm" svg:y="11.178cm">
            <text:p/>
          </draw:circle>
        </draw:g>
        <draw:g>
          <draw:circle draw:style-name="gr2" draw:text-style-name="P1" draw:layer="layout" svg:width="-0.356cm" svg:height="-0.356cm" svg:x="16.2cm" svg:y="11.178cm">
            <text:p/>
          </draw:circle>
          <draw:circle draw:style-name="gr2" draw:text-style-name="P1" draw:layer="layout" svg:width="0.356cm" svg:height="0.356cm" draw:transform="rotate (-2.35619449019309) translate (16.56cm 11.692cm)">
            <text:p/>
          </draw:circle>
          <draw:circle draw:style-name="gr2" draw:text-style-name="P1" draw:layer="layout" svg:width="0.356cm" svg:height="0.356cm" draw:transform="rotate (-1.57079632679579) translate (17.179cm 11.801cm)">
            <text:p/>
          </draw:circle>
          <draw:circle draw:style-name="gr2" draw:text-style-name="P1" draw:layer="layout" svg:width="0.356cm" svg:height="0.356cm" draw:transform="rotate (-0.785398163398487) translate (17.693cm 11.441cm)">
            <text:p/>
          </draw:circle>
          <draw:circle draw:style-name="gr2" draw:text-style-name="P1" draw:layer="layout" svg:width="0.356cm" svg:height="0.356cm" svg:x="17.803cm" svg:y="10.823cm">
            <text:p/>
          </draw:circle>
          <draw:circle draw:style-name="gr2" draw:text-style-name="P1" draw:layer="layout" svg:width="0.356cm" svg:height="0.356cm" draw:transform="rotate (0.7853981633973) translate (17.443cm 10.309cm)">
            <text:p/>
          </draw:circle>
          <draw:circle draw:style-name="gr2" draw:text-style-name="P1" draw:layer="layout" svg:width="0.356cm" svg:height="0.356cm" draw:transform="rotate (1.5707963267946) translate (16.824cm 10.2cm)">
            <text:p/>
          </draw:circle>
          <draw:circle draw:style-name="gr2" draw:text-style-name="P1" draw:layer="layout" svg:width="0.356cm" svg:height="0.356cm" draw:transform="rotate (2.3561944901919) translate (16.31cm 10.56cm)">
            <text:p/>
          </draw:circle>
        </draw:g>
        <draw:g>
          <draw:circle draw:style-name="gr2" draw:text-style-name="P1" draw:layer="layout" svg:width="0.356cm" svg:height="0.356cm" draw:transform="rotate (2.3561944901919) translate (15.654cm 7.949cm)">
            <text:p/>
          </draw:circle>
          <draw:circle draw:style-name="gr2" draw:text-style-name="P1" draw:layer="layout" svg:width="0.356cm" svg:height="0.356cm" draw:transform="rotate (-0.785398163398487) translate (18.348cm 7.445cm)">
            <text:p/>
          </draw:circle>
        </draw:g>
        <draw:g>
          <draw:rect draw:style-name="gr38" draw:text-style-name="P1" draw:layer="layout" svg:width="3.62cm" svg:height="2.54cm" draw:transform="rotate (1.5707963267946) translate (9.73cm 12.81cm)">
            <text:p/>
          </draw:rect>
          <draw:rect draw:style-name="gr38" draw:text-style-name="P1" draw:layer="layout" svg:width="5cm" svg:height="0.73cm" draw:transform="rotate (1.5707963267946) translate (10.635cm 13.5cm)">
            <text:p/>
          </draw:rect>
        </draw:g>
        <draw:g>
          <draw:rect draw:style-name="gr2" draw:text-style-name="P1" draw:layer="layout" svg:width="0.23cm" svg:height="5.258cm" svg:x="20.97cm" svg:y="7.419cm">
            <text:p/>
          </draw:rect>
          <draw:g>
            <draw:rect draw:style-name="gr2" draw:text-style-name="P1" draw:layer="layout" svg:width="0.05cm" svg:height="1.39cm" svg:x="21.2cm" svg:y="10.305cm">
              <text:p/>
            </draw:rect>
            <draw:rect draw:style-name="gr2" draw:text-style-name="P1" draw:layer="layout" svg:width="0.48cm" svg:height="1.27cm" svg:x="20.77cm" svg:y="10.365cm">
              <text:p/>
            </draw:rect>
          </draw:g>
        </draw:g>
        <draw:rect draw:style-name="gr39" draw:text-style-name="P1" draw:layer="layout" svg:width="0.23cm" svg:height="5.258cm" svg:x="12.625cm" svg:y="7.419cm">
          <text:p/>
        </draw:rect>
        <draw:g>
          <draw:rect draw:style-name="gr40" draw:text-style-name="P1" draw:layer="layout" svg:width="0.05cm" svg:height="1.39cm" svg:x="12.855cm" svg:y="10.305cm">
            <text:p/>
          </draw:rect>
          <draw:rect draw:style-name="gr40" draw:text-style-name="P1" draw:layer="layout" svg:width="0.48cm" svg:height="1.27cm" svg:x="12.425cm" svg:y="10.365cm">
            <text:p/>
          </draw:rect>
        </draw:g>
        <draw:line draw:style-name="gr41" draw:text-style-name="P1" draw:layer="layout" svg:x1="13.022cm" svg:y1="14.118cm" svg:x2="13.002cm" svg:y2="13.023cm">
          <text:p/>
        </draw:line>
        <draw:frame draw:style-name="gr1" draw:text-style-name="P7" draw:layer="layout" svg:width="3.266cm" svg:height="0.569cm" svg:x="11.72cm" svg:y="14.512cm">
          <draw:text-box>
            <text:p><text:span text:style-name="T2">1/16” Plywood Spacer</text:span></text:p>
          </draw:text-box>
        </draw:frame>
        <draw:line draw:style-name="gr41" draw:text-style-name="P1" draw:layer="layout" svg:x1="11.658cm" svg:y1="5.664cm" svg:x2="12.423cm" svg:y2="6.966cm">
          <text:p/>
        </draw:line>
        <draw:line draw:style-name="gr41" draw:text-style-name="P1" draw:layer="layout" svg:x1="14.676cm" svg:y1="5.437cm" svg:x2="13.518cm" svg:y2="6.821cm">
          <text:p/>
        </draw:line>
        <draw:g>
          <draw:rect draw:style-name="gr2" draw:text-style-name="P1" draw:layer="layout" svg:width="-0.2cm" svg:height="-1.27cm" svg:x="22.3cm" svg:y="11.635cm">
            <text:p/>
          </draw:rect>
          <draw:rect draw:style-name="gr2" draw:text-style-name="P1" draw:layer="layout" svg:width="-0.1cm" svg:height="-1.37cm" svg:x="22.2cm" svg:y="11.685cm">
            <text:p/>
          </draw:rect>
        </draw:g>
        <draw:g>
          <draw:rect draw:style-name="gr2" draw:text-style-name="P1" draw:layer="layout" svg:width="-0.2cm" svg:height="-1.27cm" svg:x="13.55cm" svg:y="11.635cm">
            <text:p/>
          </draw:rect>
          <draw:rect draw:style-name="gr2" draw:text-style-name="P1" draw:layer="layout" svg:width="-0.1cm" svg:height="-1.37cm" svg:x="13.45cm" svg:y="11.685cm">
            <text:p/>
          </draw:rect>
        </draw:g>
        <draw:g>
          <draw:rect draw:style-name="gr2" draw:text-style-name="P1" draw:layer="layout" svg:width="0.34cm" svg:height="0.57cm" svg:x="13.6cm" svg:y="10.715cm">
            <text:p/>
          </draw:rect>
          <draw:rect draw:style-name="gr2" draw:text-style-name="P1" draw:layer="layout" svg:width="0.74cm" svg:height="0.34cm" svg:x="12.86cm" svg:y="10.83cm">
            <text:p/>
          </draw:rect>
        </draw:g>
      </draw:page>
      <draw:page draw:name="page10" draw:style-name="dp1" draw:master-page-name="Default">
        <draw:rect draw:style-name="gr26" draw:text-style-name="P1" draw:layer="layout" svg:width="3.81cm" svg:height="0.636cm" svg:x="9.095cm" svg:y="10.682cm">
          <text:p/>
        </draw:rect>
        <draw:rect draw:style-name="gr37" draw:text-style-name="P1" draw:layer="layout" svg:width="0.3cm" svg:height="6cm" svg:x="13.05cm" svg:y="6.545cm">
          <text:p/>
        </draw:rect>
        <draw:rect draw:style-name="gr2" draw:text-style-name="P1" draw:layer="layout" svg:width="0.3cm" svg:height="4.1cm" svg:x="8.65cm" svg:y="8.95cm">
          <text:p/>
        </draw:rect>
        <draw:circle draw:style-name="gr2" draw:text-style-name="P1" draw:layer="layout" svg:width="3.354cm" svg:height="3.354cm" draw:transform="rotate (3.1415926535892) translate (18.678cm 12.677cm)">
          <text:p/>
        </draw:circle>
        <draw:rect draw:style-name="gr2" draw:text-style-name="P1" draw:layer="layout" svg:width="3.353cm" svg:height="3.581cm" draw:transform="rotate (3.1415926535892) translate (18.677cm 11cm)">
          <text:p/>
        </draw:rect>
        <draw:g>
          <draw:circle draw:style-name="gr2" draw:text-style-name="P1" draw:layer="layout" svg:width="-1.27cm" svg:height="-1.27cm" svg:x="17.636cm" svg:y="11.635cm">
            <text:p/>
          </draw:circle>
          <draw:circle draw:style-name="gr2" draw:text-style-name="P1" draw:layer="layout" svg:width="-0.356cm" svg:height="-0.356cm" svg:x="17.179cm" svg:y="11.178cm">
            <text:p/>
          </draw:circle>
        </draw:g>
        <draw:g>
          <draw:circle draw:style-name="gr2" draw:text-style-name="P1" draw:layer="layout" svg:width="-0.356cm" svg:height="-0.356cm" svg:x="16.2cm" svg:y="11.178cm">
            <text:p/>
          </draw:circle>
          <draw:circle draw:style-name="gr2" draw:text-style-name="P1" draw:layer="layout" svg:width="0.356cm" svg:height="0.356cm" draw:transform="rotate (-2.35619449019309) translate (16.56cm 11.692cm)">
            <text:p/>
          </draw:circle>
          <draw:circle draw:style-name="gr2" draw:text-style-name="P1" draw:layer="layout" svg:width="0.356cm" svg:height="0.356cm" draw:transform="rotate (-1.57079632679579) translate (17.179cm 11.801cm)">
            <text:p/>
          </draw:circle>
          <draw:circle draw:style-name="gr2" draw:text-style-name="P1" draw:layer="layout" svg:width="0.356cm" svg:height="0.356cm" draw:transform="rotate (-0.785398163398487) translate (17.693cm 11.441cm)">
            <text:p/>
          </draw:circle>
          <draw:circle draw:style-name="gr2" draw:text-style-name="P1" draw:layer="layout" svg:width="0.356cm" svg:height="0.356cm" svg:x="17.803cm" svg:y="10.823cm">
            <text:p/>
          </draw:circle>
          <draw:circle draw:style-name="gr2" draw:text-style-name="P1" draw:layer="layout" svg:width="0.356cm" svg:height="0.356cm" draw:transform="rotate (0.7853981633973) translate (17.443cm 10.309cm)">
            <text:p/>
          </draw:circle>
          <draw:circle draw:style-name="gr2" draw:text-style-name="P1" draw:layer="layout" svg:width="0.356cm" svg:height="0.356cm" draw:transform="rotate (1.5707963267946) translate (16.824cm 10.2cm)">
            <text:p/>
          </draw:circle>
          <draw:circle draw:style-name="gr2" draw:text-style-name="P1" draw:layer="layout" svg:width="0.356cm" svg:height="0.356cm" draw:transform="rotate (2.3561944901919) translate (16.31cm 10.56cm)">
            <text:p/>
          </draw:circle>
        </draw:g>
        <draw:g>
          <draw:circle draw:style-name="gr2" draw:text-style-name="P1" draw:layer="layout" svg:width="0.356cm" svg:height="0.356cm" draw:transform="rotate (2.3561944901919) translate (15.654cm 7.949cm)">
            <text:p/>
          </draw:circle>
          <draw:circle draw:style-name="gr2" draw:text-style-name="P1" draw:layer="layout" svg:width="0.356cm" svg:height="0.356cm" draw:transform="rotate (-0.785398163398487) translate (18.348cm 7.445cm)">
            <text:p/>
          </draw:circle>
        </draw:g>
        <draw:g>
          <draw:rect draw:style-name="gr38" draw:text-style-name="P1" draw:layer="layout" svg:width="3.62cm" svg:height="2.54cm" draw:transform="rotate (1.5707963267946) translate (9.73cm 12.81cm)">
            <text:p/>
          </draw:rect>
          <draw:rect draw:style-name="gr38" draw:text-style-name="P1" draw:layer="layout" svg:width="5cm" svg:height="0.73cm" draw:transform="rotate (1.5707963267946) translate (10.635cm 13.5cm)">
            <text:p/>
          </draw:rect>
        </draw:g>
        <draw:g>
          <draw:rect draw:style-name="gr2" draw:text-style-name="P1" draw:layer="layout" svg:width="0.23cm" svg:height="5.258cm" svg:x="20.97cm" svg:y="7.419cm">
            <text:p/>
          </draw:rect>
          <draw:g>
            <draw:rect draw:style-name="gr2" draw:text-style-name="P1" draw:layer="layout" svg:width="0.05cm" svg:height="1.39cm" svg:x="21.2cm" svg:y="10.305cm">
              <text:p/>
            </draw:rect>
            <draw:rect draw:style-name="gr2" draw:text-style-name="P1" draw:layer="layout" svg:width="0.48cm" svg:height="1.27cm" svg:x="20.77cm" svg:y="10.365cm">
              <text:p/>
            </draw:rect>
          </draw:g>
        </draw:g>
        <draw:rect draw:style-name="gr39" draw:text-style-name="P1" draw:layer="layout" svg:width="0.23cm" svg:height="5.258cm" svg:x="12.82cm" svg:y="7.419cm">
          <text:p/>
        </draw:rect>
        <draw:g>
          <draw:rect draw:style-name="gr40" draw:text-style-name="P1" draw:layer="layout" svg:width="-0.05cm" svg:height="-1.39cm" svg:x="12.32cm" svg:y="11.695cm">
            <text:p/>
          </draw:rect>
          <draw:rect draw:style-name="gr40" draw:text-style-name="P1" draw:layer="layout" svg:width="-0.48cm" svg:height="-1.27cm" svg:x="12.75cm" svg:y="11.635cm">
            <text:p/>
          </draw:rect>
        </draw:g>
        <draw:line draw:style-name="gr41" draw:text-style-name="P1" draw:layer="layout" svg:x1="12.799cm" svg:y1="14.351cm" svg:x2="12.829cm" svg:y2="13.195cm">
          <text:p/>
        </draw:line>
        <draw:frame draw:style-name="gr1" draw:text-style-name="P7" draw:layer="layout" svg:width="2.318cm" svg:height="0.569cm" svg:x="11.72cm" svg:y="14.512cm">
          <draw:text-box>
            <text:p><text:span text:style-name="T2">Teflon Washer</text:span></text:p>
          </draw:text-box>
        </draw:frame>
        <draw:line draw:style-name="gr41" draw:text-style-name="P1" draw:layer="layout" svg:x1="11.658cm" svg:y1="5.664cm" svg:x2="12.423cm" svg:y2="6.966cm">
          <text:p/>
        </draw:line>
        <draw:line draw:style-name="gr41" draw:text-style-name="P1" draw:layer="layout" svg:x1="14.676cm" svg:y1="5.437cm" svg:x2="13.518cm" svg:y2="6.821cm">
          <text:p/>
        </draw:line>
        <draw:g>
          <draw:rect draw:style-name="gr2" draw:text-style-name="P1" draw:layer="layout" svg:width="-0.2cm" svg:height="-1.27cm" svg:x="22.3cm" svg:y="11.635cm">
            <text:p/>
          </draw:rect>
          <draw:rect draw:style-name="gr2" draw:text-style-name="P1" draw:layer="layout" svg:width="-0.1cm" svg:height="-1.37cm" svg:x="22.2cm" svg:y="11.685cm">
            <text:p/>
          </draw:rect>
        </draw:g>
        <draw:g>
          <draw:rect draw:style-name="gr2" draw:text-style-name="P1" draw:layer="layout" svg:width="0.2cm" svg:height="1.27cm" svg:x="12.95cm" svg:y="10.365cm">
            <text:p/>
          </draw:rect>
          <draw:rect draw:style-name="gr2" draw:text-style-name="P1" draw:layer="layout" svg:width="0.1cm" svg:height="1.37cm" svg:x="13.05cm" svg:y="10.315cm">
            <text:p/>
          </draw:rect>
        </draw:g>
        <draw:g>
          <draw:rect draw:style-name="gr2" draw:text-style-name="P1" draw:layer="layout" svg:width="0.34cm" svg:height="0.57cm" svg:x="13.35cm" svg:y="10.715cm">
            <text:p/>
          </draw:rect>
          <draw:rect draw:style-name="gr2" draw:text-style-name="P1" draw:layer="layout" svg:width="0.74cm" svg:height="0.34cm" svg:x="12.61cm" svg:y="10.83cm">
            <text:p/>
          </draw:rect>
        </draw:g>
      </draw:page>
      <draw:page draw:name="page11" draw:style-name="dp1" draw:master-page-name="Default">
        <draw:g>
          <draw:rect draw:style-name="gr2" draw:text-style-name="P1" draw:layer="layout" svg:width="5.8cm" svg:height="1.76cm" svg:x="14.584cm" svg:y="18.542cm">
            <text:p/>
          </draw:rect>
          <draw:rect draw:style-name="gr2" draw:text-style-name="P1" draw:layer="layout" svg:width="2.14cm" svg:height="1.76cm" svg:x="18.244cm" svg:y="18.542cm">
            <text:p/>
          </draw:rect>
          <draw:rect draw:style-name="gr2" draw:text-style-name="P1" draw:layer="layout" svg:width="2.14cm" svg:height="1.76cm" svg:x="14.584cm" svg:y="18.542cm">
            <text:p/>
          </draw:rect>
          <draw:rect draw:style-name="gr2" draw:text-style-name="P1" draw:layer="layout" svg:width="0.5cm" svg:height="1.76cm" svg:x="14.584cm" svg:y="18.542cm">
            <text:p/>
          </draw:rect>
          <draw:circle draw:style-name="gr2" draw:text-style-name="P1" draw:layer="layout" svg:width="1.5cm" svg:height="1.5cm" svg:x="14.784cm" svg:y="18.672cm">
            <text:p/>
          </draw:circle>
          <draw:rect draw:style-name="gr2" draw:text-style-name="P1" draw:layer="layout" svg:width="5.8cm" svg:height="1cm" svg:x="14.584cm" svg:y="18.542cm">
            <text:p/>
          </draw:rect>
          <draw:circle draw:style-name="gr2" draw:text-style-name="P1" draw:layer="layout" svg:width="1.9cm" svg:height="1.9cm" svg:x="14.584cm" svg:y="18.472cm">
            <text:p/>
          </draw:circle>
          <draw:circle draw:style-name="gr2" draw:text-style-name="P1" draw:layer="layout" svg:width="1.5cm" svg:height="1.5cm" svg:x="18.684cm" svg:y="18.672cm">
            <text:p/>
          </draw:circle>
          <draw:circle draw:style-name="gr2" draw:text-style-name="P1" draw:layer="layout" svg:width="1.9cm" svg:height="1.9cm" svg:x="18.484cm" svg:y="18.472cm">
            <text:p/>
          </draw:circle>
          <draw:circle draw:style-name="gr2" draw:text-style-name="P1" draw:layer="layout" svg:width="1.7cm" svg:height="1.7cm" svg:x="18.584cm" svg:y="18.572cm">
            <text:p/>
          </draw:circle>
          <draw:circle draw:style-name="gr2" draw:text-style-name="P1" draw:layer="layout" svg:width="1.7cm" svg:height="1.7cm" svg:x="14.684cm" svg:y="18.572cm">
            <text:p/>
          </draw:circle>
          <draw:rect draw:style-name="gr2" draw:text-style-name="P1" draw:layer="layout" svg:width="5.8cm" svg:height="1.56cm" svg:x="14.584cm" svg:y="18.642cm">
            <text:p/>
          </draw:rect>
          <draw:rect draw:style-name="gr2" draw:text-style-name="P1" draw:layer="layout" svg:width="5.8cm" svg:height="1.15cm" svg:x="14.584cm" svg:y="18.542cm">
            <text:p/>
          </draw:rect>
          <draw:rect draw:style-name="gr2" draw:text-style-name="P1" draw:layer="layout" svg:width="0.43cm" svg:height="0.15cm" svg:x="17.269cm" svg:y="19.542cm">
            <text:p/>
          </draw:rect>
          <draw:rect draw:style-name="gr2" draw:text-style-name="P1" draw:layer="layout" svg:width="0.9cm" svg:height="0.35cm" svg:x="16.184cm" svg:y="19.702cm">
            <text:p/>
          </draw:rect>
        </draw:g>
        <draw:g>
          <draw:rect draw:style-name="gr2" draw:text-style-name="P1" draw:layer="layout" svg:width="2.14cm" svg:height="1cm" svg:x="18.244cm" svg:y="15.842cm">
            <text:p/>
          </draw:rect>
          <draw:rect draw:style-name="gr2" draw:text-style-name="P1" draw:layer="layout" svg:width="2.14cm" svg:height="1cm" svg:x="14.584cm" svg:y="15.842cm">
            <text:p/>
          </draw:rect>
          <draw:rect draw:style-name="gr2" draw:text-style-name="P1" draw:layer="layout" svg:width="0.5cm" svg:height="1cm" svg:x="14.584cm" svg:y="15.842cm">
            <text:p/>
          </draw:rect>
          <draw:circle draw:style-name="gr2" draw:text-style-name="P1" draw:layer="layout" svg:width="0.43cm" svg:height="0.43cm" svg:x="17.269cm" svg:y="16.142cm">
            <text:p/>
          </draw:circle>
          <draw:rect draw:style-name="gr2" draw:text-style-name="P1" draw:layer="layout" svg:width="5.8cm" svg:height="1cm" svg:x="14.584cm" svg:y="15.842cm">
            <text:p/>
          </draw:rect>
          <draw:rect draw:style-name="gr2" draw:text-style-name="P1" draw:layer="layout" svg:width="0.95cm" svg:height="1cm" svg:x="19.434cm" svg:y="15.842cm">
            <text:p/>
          </draw:rect>
          <draw:rect draw:style-name="gr2" draw:text-style-name="P1" draw:layer="layout" svg:width="5.8cm" svg:height="2.25cm" svg:x="14.584cm" svg:y="15.842cm">
            <text:p/>
          </draw:rect>
          <draw:rect draw:style-name="gr2" draw:text-style-name="P1" draw:layer="layout" svg:width="0.9cm" svg:height="0.3cm" svg:x="16.184cm" svg:y="18.092cm">
            <text:p/>
          </draw:rect>
          <draw:rect draw:style-name="gr2" draw:text-style-name="P1" draw:layer="layout" svg:width="0.95cm" svg:height="1cm" svg:x="14.584cm" svg:y="15.842cm">
            <text:p/>
          </draw:rect>
        </draw:g>
        <draw:g>
          <draw:g>
            <draw:rect draw:style-name="gr2" draw:text-style-name="P1" draw:layer="layout" svg:width="4.54cm" svg:height="2.12cm" svg:x="1.268cm" svg:y="15.391cm">
              <text:p/>
            </draw:rect>
            <draw:circle draw:style-name="gr2" draw:text-style-name="P1" draw:layer="layout" svg:width="1.6cm" svg:height="1.6cm" svg:x="1.478cm" svg:y="15.641cm">
              <text:p/>
            </draw:circle>
            <draw:circle draw:style-name="gr2" draw:text-style-name="P1" draw:layer="layout" svg:width="1.6cm" svg:height="1.6cm" svg:x="4.058cm" svg:y="15.641cm">
              <text:p/>
            </draw:circle>
            <draw:rect draw:style-name="gr2" draw:text-style-name="P1" draw:layer="layout" svg:width="0.2cm" svg:height="0.1cm" svg:x="3.438cm" svg:y="15.791cm">
              <text:p/>
            </draw:rect>
            <draw:rect draw:style-name="gr2" draw:text-style-name="P1" draw:layer="layout" svg:width="0.762cm" svg:height="0.77cm" svg:x="3.157cm" svg:y="17.511cm">
              <text:p/>
            </draw:rect>
            <draw:rect draw:style-name="gr2" draw:text-style-name="P1" draw:layer="layout" svg:width="0.762cm" svg:height="0.254cm" svg:x="3.157cm" svg:y="17.257cm">
              <text:p/>
            </draw:rect>
            <draw:g>
              <draw:circle draw:style-name="gr2" draw:text-style-name="P1" draw:layer="layout" svg:width="0.31cm" svg:height="0.31cm" svg:x="5.403cm" svg:y="15.486cm">
                <text:p/>
              </draw:circle>
              <draw:g>
                <draw:line draw:style-name="gr2" draw:text-style-name="P1" draw:layer="layout" svg:x1="5.258cm" svg:y1="15.641cm" svg:x2="5.858cm" svg:y2="15.641cm">
                  <text:p/>
                </draw:line>
                <draw:line draw:style-name="gr2" draw:text-style-name="P1" draw:layer="layout" svg:x1="5.558cm" svg:y1="15.941cm" svg:x2="5.558cm" svg:y2="15.341cm">
                  <text:p/>
                </draw:line>
              </draw:g>
            </draw:g>
            <draw:g>
              <draw:circle draw:style-name="gr2" draw:text-style-name="P1" draw:layer="layout" svg:width="-0.31cm" svg:height="-0.31cm" svg:x="1.673cm" svg:y="17.416cm">
                <text:p/>
              </draw:circle>
              <draw:g>
                <draw:line draw:style-name="gr2" draw:text-style-name="P1" draw:layer="layout" svg:x1="1.818cm" svg:y1="17.261cm" svg:x2="1.218cm" svg:y2="17.261cm">
                  <text:p/>
                </draw:line>
                <draw:line draw:style-name="gr2" draw:text-style-name="P1" draw:layer="layout" svg:x1="1.518cm" svg:y1="16.961cm" svg:x2="1.518cm" svg:y2="17.561cm">
                  <text:p/>
                </draw:line>
              </draw:g>
            </draw:g>
            <draw:g>
              <draw:line draw:style-name="gr2" draw:text-style-name="P1" draw:layer="layout" svg:x1="3.958cm" svg:y1="16.441cm" svg:x2="5.758cm" svg:y2="16.441cm">
                <text:p/>
              </draw:line>
              <draw:line draw:style-name="gr2" draw:text-style-name="P1" draw:layer="layout" svg:x1="4.858cm" svg:y1="17.341cm" svg:x2="4.858cm" svg:y2="15.541cm">
                <text:p/>
              </draw:line>
            </draw:g>
            <draw:g>
              <draw:line draw:style-name="gr2" draw:text-style-name="P1" draw:layer="layout" svg:x1="1.378cm" svg:y1="16.441cm" svg:x2="3.178cm" svg:y2="16.441cm">
                <text:p/>
              </draw:line>
              <draw:line draw:style-name="gr2" draw:text-style-name="P1" draw:layer="layout" svg:x1="2.278cm" svg:y1="17.341cm" svg:x2="2.278cm" svg:y2="15.541cm">
                <text:p/>
              </draw:line>
            </draw:g>
          </draw:g>
          <draw:frame draw:style-name="gr1" draw:text-style-name="P8" draw:layer="layout" svg:width="1.717cm" svg:height="0.64cm" svg:x="2.83cm" svg:y="16.67cm">
            <draw:text-box>
              <text:p><text:span text:style-name="T3">PING)))</text:span></text:p>
            </draw:text-box>
          </draw:frame>
        </draw:g>
        <draw:g>
          <draw:rect draw:style-name="gr2" draw:text-style-name="P1" draw:layer="layout" svg:width="2.96cm" svg:height="1.31cm" svg:x="2.032cm" svg:y="12.569cm">
            <text:p/>
          </draw:rect>
          <draw:rect draw:style-name="gr2" draw:text-style-name="P1" draw:layer="layout" svg:width="1cm" svg:height="0.75cm" svg:x="3.012cm" svg:y="13.879cm">
            <text:p/>
          </draw:rect>
          <draw:rect draw:style-name="gr2" draw:text-style-name="P1" draw:layer="layout" svg:width="2.96cm" svg:height="0.84cm" svg:x="2.032cm" svg:y="12.804cm">
            <text:p/>
          </draw:rect>
          <draw:rect draw:style-name="gr2" draw:text-style-name="P1" draw:layer="layout" svg:width="2.8cm" svg:height="0.73cm" svg:x="2.112cm" svg:y="12.859cm">
            <text:p/>
          </draw:rect>
          <draw:circle draw:style-name="gr2" draw:text-style-name="P1" draw:layer="layout" svg:width="0.5cm" svg:height="0.5cm" svg:x="2.227cm" svg:y="12.974cm">
            <text:p/>
          </draw:circle>
          <draw:rect draw:style-name="gr2" draw:text-style-name="P1" draw:layer="layout" svg:width="0.73cm" svg:height="0.73cm" svg:x="2.112cm" svg:y="12.859cm">
            <text:p/>
          </draw:rect>
          <draw:circle draw:style-name="gr2" draw:text-style-name="P1" draw:layer="layout" svg:width="-0.5cm" svg:height="-0.5cm" svg:x="4.797cm" svg:y="13.474cm">
            <text:p/>
          </draw:circle>
          <draw:rect draw:style-name="gr2" draw:text-style-name="P1" draw:layer="layout" svg:width="1.63cm" svg:height="0.73cm" svg:x="3.282cm" svg:y="12.859cm">
            <text:p/>
          </draw:rect>
          <draw:rect draw:style-name="gr2" draw:text-style-name="P1" draw:layer="layout" svg:width="4.46cm" svg:height="0.76cm" svg:x="1.282cm" svg:y="12.844cm">
            <text:p/>
          </draw:rect>
          <draw:g>
            <draw:g>
              <draw:circle draw:style-name="gr2" draw:text-style-name="P1" draw:layer="layout" svg:width="-0.76cm" svg:height="-0.76cm" svg:x="5.742cm" svg:y="13.604cm">
                <text:p/>
              </draw:circle>
              <draw:circle draw:style-name="gr2" draw:text-style-name="P1" draw:layer="layout" svg:width="-0.32cm" svg:height="-0.32cm" svg:x="5.522cm" svg:y="13.384cm">
                <text:p/>
              </draw:circle>
            </draw:g>
            <draw:g>
              <draw:line draw:style-name="gr2" draw:text-style-name="P1" draw:layer="layout" svg:x1="4.912cm" svg:y1="13.224cm" svg:x2="5.812cm" svg:y2="13.224cm">
                <text:p/>
              </draw:line>
              <draw:line draw:style-name="gr2" draw:text-style-name="P1" draw:layer="layout" svg:x1="5.362cm" svg:y1="13.674cm" svg:x2="5.362cm" svg:y2="12.774cm">
                <text:p/>
              </draw:line>
            </draw:g>
          </draw:g>
          <draw:g>
            <draw:g>
              <draw:circle draw:style-name="gr2" draw:text-style-name="P1" draw:layer="layout" svg:width="0.76cm" svg:height="0.76cm" svg:x="1.282cm" svg:y="12.844cm">
                <text:p/>
              </draw:circle>
              <draw:circle draw:style-name="gr2" draw:text-style-name="P1" draw:layer="layout" svg:width="0.32cm" svg:height="0.32cm" svg:x="1.502cm" svg:y="13.064cm">
                <text:p/>
              </draw:circle>
            </draw:g>
            <draw:g>
              <draw:line draw:style-name="gr2" draw:text-style-name="P1" draw:layer="layout" svg:x1="2.112cm" svg:y1="13.224cm" svg:x2="1.212cm" svg:y2="13.224cm">
                <text:p/>
              </draw:line>
              <draw:line draw:style-name="gr2" draw:text-style-name="P1" draw:layer="layout" svg:x1="1.662cm" svg:y1="12.774cm" svg:x2="1.662cm" svg:y2="13.674cm">
                <text:p/>
              </draw:line>
            </draw:g>
          </draw:g>
          <draw:frame draw:style-name="gr1" draw:text-style-name="P8" draw:layer="layout" svg:width="1.438cm" svg:height="0.64cm" svg:x="3.069cm" svg:y="12.833cm">
            <draw:text-box>
              <text:p><text:span text:style-name="T3">Sharp</text:span></text:p>
            </draw:text-box>
          </draw:frame>
        </draw:g>
        <draw:g>
          <draw:rect draw:style-name="gr2" draw:text-style-name="P1" draw:layer="layout" svg:width="11.7cm" svg:height="11.7cm" draw:transform="rotate (3.1415926535892) translate (16.423cm 34.343cm)">
            <text:p/>
          </draw:rect>
          <draw:g>
            <draw:line draw:style-name="gr2" draw:text-style-name="P1" draw:layer="layout" svg:x1="12.073cm" svg:y1="29.443cm" svg:x2="9.073cm" svg:y2="29.443cm">
              <text:p/>
            </draw:line>
            <draw:line draw:style-name="gr2" draw:text-style-name="P1" draw:layer="layout" svg:x1="10.573cm" svg:y1="27.943cm" svg:x2="10.573cm" svg:y2="30.943cm">
              <text:p/>
            </draw:line>
          </draw:g>
          <draw:rect draw:style-name="gr2" draw:text-style-name="P1" draw:layer="layout" svg:width="1.9cm" svg:height="1.2cm" draw:transform="rotate (3.1415926535892) translate (4.723cm 29.093cm)">
            <text:p/>
          </draw:rect>
          <draw:rect draw:style-name="gr2" draw:text-style-name="P1" draw:layer="layout" svg:width="1.9cm" svg:height="1.2cm" svg:x="16.423cm" svg:y="27.893cm">
            <text:p/>
          </draw:rect>
          <draw:rect draw:style-name="gr2" draw:text-style-name="P1" draw:layer="layout" svg:width="1.9cm" svg:height="1.2cm" draw:transform="rotate (-1.57079632679579) translate (11.173cm 34.343cm)">
            <text:p/>
          </draw:rect>
          <draw:g>
            <draw:circle draw:style-name="gr2" draw:text-style-name="P1" draw:layer="layout" svg:width="-0.37cm" svg:height="-0.37cm" svg:x="4.503cm" svg:y="28.678cm">
              <text:p/>
            </draw:circle>
            <draw:circle draw:style-name="gr2" draw:text-style-name="P1" draw:layer="layout" svg:width="-0.37cm" svg:height="-0.37cm" svg:x="3.743cm" svg:y="28.678cm">
              <text:p/>
            </draw:circle>
            <draw:rect draw:style-name="gr2" draw:text-style-name="P1" draw:layer="layout" svg:width="-0.76cm" svg:height="-0.37cm" svg:x="4.318cm" svg:y="28.678cm">
              <text:p/>
            </draw:rect>
          </draw:g>
          <draw:g>
            <draw:circle draw:style-name="gr2" draw:text-style-name="P1" draw:layer="layout" svg:width="0.37cm" svg:height="0.37cm" svg:x="16.643cm" svg:y="28.308cm">
              <text:p/>
            </draw:circle>
            <draw:circle draw:style-name="gr2" draw:text-style-name="P1" draw:layer="layout" svg:width="0.37cm" svg:height="0.37cm" svg:x="17.403cm" svg:y="28.308cm">
              <text:p/>
            </draw:circle>
            <draw:rect draw:style-name="gr2" draw:text-style-name="P1" draw:layer="layout" svg:width="0.76cm" svg:height="0.37cm" svg:x="16.828cm" svg:y="28.308cm">
              <text:p/>
            </draw:rect>
          </draw:g>
          <draw:g>
            <draw:circle draw:style-name="gr2" draw:text-style-name="P1" draw:layer="layout" svg:width="0.37cm" svg:height="0.37cm" draw:transform="rotate (-1.57079632679579) translate (10.758cm 34.563cm)">
              <text:p/>
            </draw:circle>
            <draw:circle draw:style-name="gr2" draw:text-style-name="P1" draw:layer="layout" svg:width="0.37cm" svg:height="0.37cm" draw:transform="rotate (-1.57079632679579) translate (10.758cm 35.323cm)">
              <text:p/>
            </draw:circle>
            <draw:rect draw:style-name="gr2" draw:text-style-name="P1" draw:layer="layout" svg:width="0.76cm" svg:height="0.37cm" draw:transform="rotate (-1.57079632679579) translate (10.758cm 34.748cm)">
              <text:p/>
            </draw:rect>
          </draw:g>
          <draw:rect draw:style-name="gr2" draw:text-style-name="P1" draw:layer="layout" svg:width="11.32cm" svg:height="11.32cm" draw:transform="rotate (3.1415926535892) translate (16.233cm 34.153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3.52cm" fo:page-height="172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upport">
        <svg:title>Support Structure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ane Degn</meta:initial-creator>
    <meta:creation-date>2011-02-20T13:02:02.49</meta:creation-date>
    <dc:date>2015-09-12T19:03:44.34</dc:date>
    <dc:creator>Duane Degn</dc:creator>
    <meta:editing-duration>P15DT21H51M45S</meta:editing-duration>
    <meta:editing-cycles>50</meta:editing-cycles>
    <meta:generator>OpenOffice.org/3.3$Win32 OpenOffice.org_project/330m20$Build-9567</meta:generator>
    <meta:document-statistic meta:object-count="6385"/>
  </office:meta>
</office:document-meta>
</file>